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64pt"/>
    </style:style>
    <style:style style:name="co2" style:family="table-column">
      <style:table-column-properties fo:break-before="auto" style:column-width="61.26pt"/>
    </style:style>
    <style:style style:name="co3" style:family="table-column">
      <style:table-column-properties fo:break-before="auto" style:column-width="55.81pt"/>
    </style:style>
    <style:style style:name="co4" style:family="table-column">
      <style:table-column-properties fo:break-before="auto" style:column-width="63.61pt"/>
    </style:style>
    <style:style style:name="co5" style:family="table-column">
      <style:table-column-properties fo:break-before="auto" style:column-width="97.3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access" table:style-name="ta1">
        <table:shapes>
          <draw:frame draw:z-index="0" draw:style-name="gr1" draw:text-style-name="P1" svg:width="936pt" svg:height="504pt" svg:x="446.46pt" svg:y="12.81pt">
            <draw:object draw:notify-on-update-of-ranges="access.A2:access.A1001 access.B1:access.B1 access.B2:access.B1001 access.A2:access.A1001 access.C1:access.C1 access.C2:access.C1001 access.A2:access.A1001 access.D1:access.D1 access.D2:access.D1001 access.A2:access.A1001 access.E1:access.E1 access.E2:access.E1001 access.A2:access.A1001 access.F1:access.F1 access.F2:access.F10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bst</text:p>
          </table:table-cell>
          <table:table-cell office:value-type="string" calcext:value-type="string">
            <text:p>tiered vector</text:p>
          </table:table-cell>
          <table:table-cell office:value-type="string" calcext:value-type="string">
            <text:p>bittrick tiered vect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838545" calcext:value-type="float">
            <text:p>0.00838545</text:p>
          </table:table-cell>
          <table:table-cell office:value-type="float" office:value="0.00723237" calcext:value-type="float">
            <text:p>0.00723237</text:p>
          </table:table-cell>
          <table:table-cell office:value-type="float" office:value="0.0383618" calcext:value-type="float">
            <text:p>0.0383618</text:p>
          </table:table-cell>
          <table:table-cell office:value-type="float" office:value="0.00915958" calcext:value-type="float">
            <text:p>0.00915958</text:p>
          </table:table-cell>
          <table:table-cell office:value-type="float" office:value="0.00804517" calcext:value-type="float">
            <text:p>0.0080451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88714" calcext:value-type="float">
            <text:p>0.0088714</text:p>
          </table:table-cell>
          <table:table-cell office:value-type="float" office:value="0.00722289" calcext:value-type="float">
            <text:p>0.00722289</text:p>
          </table:table-cell>
          <table:table-cell office:value-type="float" office:value="0.0398828" calcext:value-type="float">
            <text:p>0.0398828</text:p>
          </table:table-cell>
          <table:table-cell office:value-type="float" office:value="0.00925748" calcext:value-type="float">
            <text:p>0.00925748</text:p>
          </table:table-cell>
          <table:table-cell office:value-type="float" office:value="0.00774753" calcext:value-type="float">
            <text:p>0.0077475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941301" calcext:value-type="float">
            <text:p>0.00941301</text:p>
          </table:table-cell>
          <table:table-cell office:value-type="float" office:value="0.0070946" calcext:value-type="float">
            <text:p>0.0070946</text:p>
          </table:table-cell>
          <table:table-cell office:value-type="float" office:value="0.0402128" calcext:value-type="float">
            <text:p>0.0402128</text:p>
          </table:table-cell>
          <table:table-cell office:value-type="float" office:value="0.00940867" calcext:value-type="float">
            <text:p>0.00940867</text:p>
          </table:table-cell>
          <table:table-cell office:value-type="float" office:value="0.00777595" calcext:value-type="float">
            <text:p>0.0077759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694932" calcext:value-type="float">
            <text:p>0.00694932</text:p>
          </table:table-cell>
          <table:table-cell office:value-type="float" office:value="0.00718855" calcext:value-type="float">
            <text:p>0.00718855</text:p>
          </table:table-cell>
          <table:table-cell office:value-type="float" office:value="0.0405472" calcext:value-type="float">
            <text:p>0.0405472</text:p>
          </table:table-cell>
          <table:table-cell office:value-type="float" office:value="0.0165048" calcext:value-type="float">
            <text:p>0.0165048</text:p>
          </table:table-cell>
          <table:table-cell office:value-type="float" office:value="0.00784108" calcext:value-type="float">
            <text:p>0.0078410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716131" calcext:value-type="float">
            <text:p>0.00716131</text:p>
          </table:table-cell>
          <table:table-cell office:value-type="float" office:value="0.00697775" calcext:value-type="float">
            <text:p>0.00697775</text:p>
          </table:table-cell>
          <table:table-cell office:value-type="float" office:value="0.0415795" calcext:value-type="float">
            <text:p>0.0415795</text:p>
          </table:table-cell>
          <table:table-cell office:value-type="float" office:value="0.0196925" calcext:value-type="float">
            <text:p>0.0196925</text:p>
          </table:table-cell>
          <table:table-cell office:value-type="float" office:value="0.00789911" calcext:value-type="float">
            <text:p>0.0078991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645903" calcext:value-type="float">
            <text:p>0.00645903</text:p>
          </table:table-cell>
          <table:table-cell office:value-type="float" office:value="0.0072296" calcext:value-type="float">
            <text:p>0.0072296</text:p>
          </table:table-cell>
          <table:table-cell office:value-type="float" office:value="0.0424385" calcext:value-type="float">
            <text:p>0.0424385</text:p>
          </table:table-cell>
          <table:table-cell office:value-type="float" office:value="0.00932419" calcext:value-type="float">
            <text:p>0.00932419</text:p>
          </table:table-cell>
          <table:table-cell office:value-type="float" office:value="0.00787937" calcext:value-type="float">
            <text:p>0.00787937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0636745" calcext:value-type="float">
            <text:p>0.00636745</text:p>
          </table:table-cell>
          <table:table-cell office:value-type="float" office:value="0.00737014" calcext:value-type="float">
            <text:p>0.00737014</text:p>
          </table:table-cell>
          <table:table-cell office:value-type="float" office:value="0.0425419" calcext:value-type="float">
            <text:p>0.0425419</text:p>
          </table:table-cell>
          <table:table-cell office:value-type="float" office:value="0.00936209" calcext:value-type="float">
            <text:p>0.00936209</text:p>
          </table:table-cell>
          <table:table-cell office:value-type="float" office:value="0.00793385" calcext:value-type="float">
            <text:p>0.00793385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00637219" calcext:value-type="float">
            <text:p>0.00637219</text:p>
          </table:table-cell>
          <table:table-cell office:value-type="float" office:value="0.00698604" calcext:value-type="float">
            <text:p>0.00698604</text:p>
          </table:table-cell>
          <table:table-cell office:value-type="float" office:value="0.0429742" calcext:value-type="float">
            <text:p>0.0429742</text:p>
          </table:table-cell>
          <table:table-cell office:value-type="float" office:value="0.00928787" calcext:value-type="float">
            <text:p>0.00928787</text:p>
          </table:table-cell>
          <table:table-cell office:value-type="float" office:value="0.00810399" calcext:value-type="float">
            <text:p>0.00810399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0639864" calcext:value-type="float">
            <text:p>0.00639864</text:p>
          </table:table-cell>
          <table:table-cell office:value-type="float" office:value="0.0070563" calcext:value-type="float">
            <text:p>0.0070563</text:p>
          </table:table-cell>
          <table:table-cell office:value-type="float" office:value="0.0440341" calcext:value-type="float">
            <text:p>0.0440341</text:p>
          </table:table-cell>
          <table:table-cell office:value-type="float" office:value="0.00928235" calcext:value-type="float">
            <text:p>0.00928235</text:p>
          </table:table-cell>
          <table:table-cell office:value-type="float" office:value="0.00786516" calcext:value-type="float">
            <text:p>0.00786516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00658457" calcext:value-type="float">
            <text:p>0.00658457</text:p>
          </table:table-cell>
          <table:table-cell office:value-type="float" office:value="0.00703262" calcext:value-type="float">
            <text:p>0.00703262</text:p>
          </table:table-cell>
          <table:table-cell office:value-type="float" office:value="0.044301" calcext:value-type="float">
            <text:p>0.044301</text:p>
          </table:table-cell>
          <table:table-cell office:value-type="float" office:value="0.00929537" calcext:value-type="float">
            <text:p>0.00929537</text:p>
          </table:table-cell>
          <table:table-cell office:value-type="float" office:value="0.00842927" calcext:value-type="float">
            <text:p>0.0084292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641403" calcext:value-type="float">
            <text:p>0.00641403</text:p>
          </table:table-cell>
          <table:table-cell office:value-type="float" office:value="0.00727934" calcext:value-type="float">
            <text:p>0.00727934</text:p>
          </table:table-cell>
          <table:table-cell office:value-type="float" office:value="0.0449132" calcext:value-type="float">
            <text:p>0.0449132</text:p>
          </table:table-cell>
          <table:table-cell office:value-type="float" office:value="0.00936288" calcext:value-type="float">
            <text:p>0.00936288</text:p>
          </table:table-cell>
          <table:table-cell office:value-type="float" office:value="0.0079378" calcext:value-type="float">
            <text:p>0.0079378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.00659365" calcext:value-type="float">
            <text:p>0.00659365</text:p>
          </table:table-cell>
          <table:table-cell office:value-type="float" office:value="0.00707328" calcext:value-type="float">
            <text:p>0.00707328</text:p>
          </table:table-cell>
          <table:table-cell office:value-type="float" office:value="0.045064" calcext:value-type="float">
            <text:p>0.045064</text:p>
          </table:table-cell>
          <table:table-cell office:value-type="float" office:value="0.00974105" calcext:value-type="float">
            <text:p>0.00974105</text:p>
          </table:table-cell>
          <table:table-cell office:value-type="float" office:value="0.00824887" calcext:value-type="float">
            <text:p>0.00824887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00634179" calcext:value-type="float">
            <text:p>0.00634179</text:p>
          </table:table-cell>
          <table:table-cell office:value-type="float" office:value="0.00701209" calcext:value-type="float">
            <text:p>0.00701209</text:p>
          </table:table-cell>
          <table:table-cell office:value-type="float" office:value="0.0446582" calcext:value-type="float">
            <text:p>0.0446582</text:p>
          </table:table-cell>
          <table:table-cell office:value-type="float" office:value="0.00945999" calcext:value-type="float">
            <text:p>0.00945999</text:p>
          </table:table-cell>
          <table:table-cell office:value-type="float" office:value="0.0080432" calcext:value-type="float">
            <text:p>0.0080432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0.00633903" calcext:value-type="float">
            <text:p>0.00633903</text:p>
          </table:table-cell>
          <table:table-cell office:value-type="float" office:value="0.00704762" calcext:value-type="float">
            <text:p>0.00704762</text:p>
          </table:table-cell>
          <table:table-cell office:value-type="float" office:value="0.044376" calcext:value-type="float">
            <text:p>0.044376</text:p>
          </table:table-cell>
          <table:table-cell office:value-type="float" office:value="0.00937669" calcext:value-type="float">
            <text:p>0.00937669</text:p>
          </table:table-cell>
          <table:table-cell office:value-type="float" office:value="0.00793148" calcext:value-type="float">
            <text:p>0.00793148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0.00673102" calcext:value-type="float">
            <text:p>0.00673102</text:p>
          </table:table-cell>
          <table:table-cell office:value-type="float" office:value="0.00699512" calcext:value-type="float">
            <text:p>0.00699512</text:p>
          </table:table-cell>
          <table:table-cell office:value-type="float" office:value="0.0462783" calcext:value-type="float">
            <text:p>0.0462783</text:p>
          </table:table-cell>
          <table:table-cell office:value-type="float" office:value="0.00921287" calcext:value-type="float">
            <text:p>0.00921287</text:p>
          </table:table-cell>
          <table:table-cell office:value-type="float" office:value="0.00796701" calcext:value-type="float">
            <text:p>0.00796701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0734329" calcext:value-type="float">
            <text:p>0.00734329</text:p>
          </table:table-cell>
          <table:table-cell office:value-type="float" office:value="0.00700617" calcext:value-type="float">
            <text:p>0.00700617</text:p>
          </table:table-cell>
          <table:table-cell office:value-type="float" office:value="0.0480358" calcext:value-type="float">
            <text:p>0.0480358</text:p>
          </table:table-cell>
          <table:table-cell office:value-type="float" office:value="0.0092555" calcext:value-type="float">
            <text:p>0.0092555</text:p>
          </table:table-cell>
          <table:table-cell office:value-type="float" office:value="0.00788964" calcext:value-type="float">
            <text:p>0.00788964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00754738" calcext:value-type="float">
            <text:p>0.00754738</text:p>
          </table:table-cell>
          <table:table-cell office:value-type="float" office:value="0.00696788" calcext:value-type="float">
            <text:p>0.00696788</text:p>
          </table:table-cell>
          <table:table-cell office:value-type="float" office:value="0.0462187" calcext:value-type="float">
            <text:p>0.0462187</text:p>
          </table:table-cell>
          <table:table-cell office:value-type="float" office:value="0.00923221" calcext:value-type="float">
            <text:p>0.00923221</text:p>
          </table:table-cell>
          <table:table-cell office:value-type="float" office:value="0.00786437" calcext:value-type="float">
            <text:p>0.00786437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0.00862389" calcext:value-type="float">
            <text:p>0.00862389</text:p>
          </table:table-cell>
          <table:table-cell office:value-type="float" office:value="0.00696314" calcext:value-type="float">
            <text:p>0.00696314</text:p>
          </table:table-cell>
          <table:table-cell office:value-type="float" office:value="0.0455713" calcext:value-type="float">
            <text:p>0.0455713</text:p>
          </table:table-cell>
          <table:table-cell office:value-type="float" office:value="0.00928985" calcext:value-type="float">
            <text:p>0.00928985</text:p>
          </table:table-cell>
          <table:table-cell office:value-type="float" office:value="0.00795793" calcext:value-type="float">
            <text:p>0.00795793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0.00801004" calcext:value-type="float">
            <text:p>0.00801004</text:p>
          </table:table-cell>
          <table:table-cell office:value-type="float" office:value="0.00697972" calcext:value-type="float">
            <text:p>0.00697972</text:p>
          </table:table-cell>
          <table:table-cell office:value-type="float" office:value="0.0462874" calcext:value-type="float">
            <text:p>0.0462874</text:p>
          </table:table-cell>
          <table:table-cell office:value-type="float" office:value="0.00925313" calcext:value-type="float">
            <text:p>0.00925313</text:p>
          </table:table-cell>
          <table:table-cell office:value-type="float" office:value="0.00846046" calcext:value-type="float">
            <text:p>0.00846046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0.0072904" calcext:value-type="float">
            <text:p>0.0072904</text:p>
          </table:table-cell>
          <table:table-cell office:value-type="float" office:value="0.00701722" calcext:value-type="float">
            <text:p>0.00701722</text:p>
          </table:table-cell>
          <table:table-cell office:value-type="float" office:value="0.0489934" calcext:value-type="float">
            <text:p>0.0489934</text:p>
          </table:table-cell>
          <table:table-cell office:value-type="float" office:value="0.00975132" calcext:value-type="float">
            <text:p>0.00975132</text:p>
          </table:table-cell>
          <table:table-cell office:value-type="float" office:value="0.00788806" calcext:value-type="float">
            <text:p>0.0078880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707683" calcext:value-type="float">
            <text:p>0.00707683</text:p>
          </table:table-cell>
          <table:table-cell office:value-type="float" office:value="0.00700735" calcext:value-type="float">
            <text:p>0.00700735</text:p>
          </table:table-cell>
          <table:table-cell office:value-type="float" office:value="0.0466427" calcext:value-type="float">
            <text:p>0.0466427</text:p>
          </table:table-cell>
          <table:table-cell office:value-type="float" office:value="0.00931314" calcext:value-type="float">
            <text:p>0.00931314</text:p>
          </table:table-cell>
          <table:table-cell office:value-type="float" office:value="0.00830256" calcext:value-type="float">
            <text:p>0.00830256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00631574" calcext:value-type="float">
            <text:p>0.00631574</text:p>
          </table:table-cell>
          <table:table-cell office:value-type="float" office:value="0.00693985" calcext:value-type="float">
            <text:p>0.00693985</text:p>
          </table:table-cell>
          <table:table-cell office:value-type="float" office:value="0.0474665" calcext:value-type="float">
            <text:p>0.0474665</text:p>
          </table:table-cell>
          <table:table-cell office:value-type="float" office:value="0.00999844" calcext:value-type="float">
            <text:p>0.00999844</text:p>
          </table:table-cell>
          <table:table-cell office:value-type="float" office:value="0.0079982" calcext:value-type="float">
            <text:p>0.0079982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0.00714473" calcext:value-type="float">
            <text:p>0.00714473</text:p>
          </table:table-cell>
          <table:table-cell office:value-type="float" office:value="0.00690906" calcext:value-type="float">
            <text:p>0.00690906</text:p>
          </table:table-cell>
          <table:table-cell office:value-type="float" office:value="0.0469561" calcext:value-type="float">
            <text:p>0.0469561</text:p>
          </table:table-cell>
          <table:table-cell office:value-type="float" office:value="0.00939564" calcext:value-type="float">
            <text:p>0.00939564</text:p>
          </table:table-cell>
          <table:table-cell office:value-type="float" office:value="0.00821452" calcext:value-type="float">
            <text:p>0.00821452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0.00795122" calcext:value-type="float">
            <text:p>0.00795122</text:p>
          </table:table-cell>
          <table:table-cell office:value-type="float" office:value="0.00718657" calcext:value-type="float">
            <text:p>0.00718657</text:p>
          </table:table-cell>
          <table:table-cell office:value-type="float" office:value="0.0491332" calcext:value-type="float">
            <text:p>0.0491332</text:p>
          </table:table-cell>
          <table:table-cell office:value-type="float" office:value="0.00932814" calcext:value-type="float">
            <text:p>0.00932814</text:p>
          </table:table-cell>
          <table:table-cell office:value-type="float" office:value="0.0080811" calcext:value-type="float">
            <text:p>0.0080811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0.00697854" calcext:value-type="float">
            <text:p>0.00697854</text:p>
          </table:table-cell>
          <table:table-cell office:value-type="float" office:value="0.0075837" calcext:value-type="float">
            <text:p>0.0075837</text:p>
          </table:table-cell>
          <table:table-cell office:value-type="float" office:value="0.0467394" calcext:value-type="float">
            <text:p>0.0467394</text:p>
          </table:table-cell>
          <table:table-cell office:value-type="float" office:value="0.00945367" calcext:value-type="float">
            <text:p>0.00945367</text:p>
          </table:table-cell>
          <table:table-cell office:value-type="float" office:value="0.00851217" calcext:value-type="float">
            <text:p>0.00851217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00813913" calcext:value-type="float">
            <text:p>0.00813913</text:p>
          </table:table-cell>
          <table:table-cell office:value-type="float" office:value="0.00694301" calcext:value-type="float">
            <text:p>0.00694301</text:p>
          </table:table-cell>
          <table:table-cell office:value-type="float" office:value="0.0475956" calcext:value-type="float">
            <text:p>0.0475956</text:p>
          </table:table-cell>
          <table:table-cell office:value-type="float" office:value="0.00923418" calcext:value-type="float">
            <text:p>0.00923418</text:p>
          </table:table-cell>
          <table:table-cell office:value-type="float" office:value="0.00793504" calcext:value-type="float">
            <text:p>0.00793504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0.00686406" calcext:value-type="float">
            <text:p>0.00686406</text:p>
          </table:table-cell>
          <table:table-cell office:value-type="float" office:value="0.00762515" calcext:value-type="float">
            <text:p>0.00762515</text:p>
          </table:table-cell>
          <table:table-cell office:value-type="float" office:value="0.0480954" calcext:value-type="float">
            <text:p>0.0480954</text:p>
          </table:table-cell>
          <table:table-cell office:value-type="float" office:value="0.00934393" calcext:value-type="float">
            <text:p>0.00934393</text:p>
          </table:table-cell>
          <table:table-cell office:value-type="float" office:value="0.00803767" calcext:value-type="float">
            <text:p>0.00803767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0.00634534" calcext:value-type="float">
            <text:p>0.00634534</text:p>
          </table:table-cell>
          <table:table-cell office:value-type="float" office:value="0.00716841" calcext:value-type="float">
            <text:p>0.00716841</text:p>
          </table:table-cell>
          <table:table-cell office:value-type="float" office:value="0.0485371" calcext:value-type="float">
            <text:p>0.0485371</text:p>
          </table:table-cell>
          <table:table-cell office:value-type="float" office:value="0.00937906" calcext:value-type="float">
            <text:p>0.00937906</text:p>
          </table:table-cell>
          <table:table-cell office:value-type="float" office:value="0.00787622" calcext:value-type="float">
            <text:p>0.00787622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0.00643101" calcext:value-type="float">
            <text:p>0.00643101</text:p>
          </table:table-cell>
          <table:table-cell office:value-type="float" office:value="0.00724302" calcext:value-type="float">
            <text:p>0.00724302</text:p>
          </table:table-cell>
          <table:table-cell office:value-type="float" office:value="0.0493369" calcext:value-type="float">
            <text:p>0.0493369</text:p>
          </table:table-cell>
          <table:table-cell office:value-type="float" office:value="0.00935103" calcext:value-type="float">
            <text:p>0.00935103</text:p>
          </table:table-cell>
          <table:table-cell office:value-type="float" office:value="0.00802307" calcext:value-type="float">
            <text:p>0.00802307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0.00634811" calcext:value-type="float">
            <text:p>0.00634811</text:p>
          </table:table-cell>
          <table:table-cell office:value-type="float" office:value="0.00697775" calcext:value-type="float">
            <text:p>0.00697775</text:p>
          </table:table-cell>
          <table:table-cell office:value-type="float" office:value="0.0494379" calcext:value-type="float">
            <text:p>0.0494379</text:p>
          </table:table-cell>
          <table:table-cell office:value-type="float" office:value="0.00943788" calcext:value-type="float">
            <text:p>0.00943788</text:p>
          </table:table-cell>
          <table:table-cell office:value-type="float" office:value="0.00792438" calcext:value-type="float">
            <text:p>0.00792438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0692366" calcext:value-type="float">
            <text:p>0.00692366</text:p>
          </table:table-cell>
          <table:table-cell office:value-type="float" office:value="0.00691616" calcext:value-type="float">
            <text:p>0.00691616</text:p>
          </table:table-cell>
          <table:table-cell office:value-type="float" office:value="0.0481889" calcext:value-type="float">
            <text:p>0.0481889</text:p>
          </table:table-cell>
          <table:table-cell office:value-type="float" office:value="0.00946236" calcext:value-type="float">
            <text:p>0.00946236</text:p>
          </table:table-cell>
          <table:table-cell office:value-type="float" office:value="0.00848375" calcext:value-type="float">
            <text:p>0.00848375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0.00656365" calcext:value-type="float">
            <text:p>0.00656365</text:p>
          </table:table-cell>
          <table:table-cell office:value-type="float" office:value="0.0069967" calcext:value-type="float">
            <text:p>0.0069967</text:p>
          </table:table-cell>
          <table:table-cell office:value-type="float" office:value="0.0507387" calcext:value-type="float">
            <text:p>0.0507387</text:p>
          </table:table-cell>
          <table:table-cell office:value-type="float" office:value="0.00926458" calcext:value-type="float">
            <text:p>0.00926458</text:p>
          </table:table-cell>
          <table:table-cell office:value-type="float" office:value="0.00800135" calcext:value-type="float">
            <text:p>0.00800135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0.00648548" calcext:value-type="float">
            <text:p>0.00648548</text:p>
          </table:table-cell>
          <table:table-cell office:value-type="float" office:value="0.00705472" calcext:value-type="float">
            <text:p>0.00705472</text:p>
          </table:table-cell>
          <table:table-cell office:value-type="float" office:value="0.0525996" calcext:value-type="float">
            <text:p>0.0525996</text:p>
          </table:table-cell>
          <table:table-cell office:value-type="float" office:value="0.00956618" calcext:value-type="float">
            <text:p>0.00956618</text:p>
          </table:table-cell>
          <table:table-cell office:value-type="float" office:value="0.00789556" calcext:value-type="float">
            <text:p>0.00789556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0.00873758" calcext:value-type="float">
            <text:p>0.00873758</text:p>
          </table:table-cell>
          <table:table-cell office:value-type="float" office:value="0.00696946" calcext:value-type="float">
            <text:p>0.00696946</text:p>
          </table:table-cell>
          <table:table-cell office:value-type="float" office:value="0.0477823" calcext:value-type="float">
            <text:p>0.0477823</text:p>
          </table:table-cell>
          <table:table-cell office:value-type="float" office:value="0.00930603" calcext:value-type="float">
            <text:p>0.00930603</text:p>
          </table:table-cell>
          <table:table-cell office:value-type="float" office:value="0.0078778" calcext:value-type="float">
            <text:p>0.0078778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0.00643456" calcext:value-type="float">
            <text:p>0.00643456</text:p>
          </table:table-cell>
          <table:table-cell office:value-type="float" office:value="0.00697419" calcext:value-type="float">
            <text:p>0.00697419</text:p>
          </table:table-cell>
          <table:table-cell office:value-type="float" office:value="0.048123" calcext:value-type="float">
            <text:p>0.048123</text:p>
          </table:table-cell>
          <table:table-cell office:value-type="float" office:value="0.00926142" calcext:value-type="float">
            <text:p>0.00926142</text:p>
          </table:table-cell>
          <table:table-cell office:value-type="float" office:value="0.00782095" calcext:value-type="float">
            <text:p>0.00782095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.00639271" calcext:value-type="float">
            <text:p>0.00639271</text:p>
          </table:table-cell>
          <table:table-cell office:value-type="float" office:value="0.00714473" calcext:value-type="float">
            <text:p>0.00714473</text:p>
          </table:table-cell>
          <table:table-cell office:value-type="float" office:value="0.0485099" calcext:value-type="float">
            <text:p>0.0485099</text:p>
          </table:table-cell>
          <table:table-cell office:value-type="float" office:value="0.0092409" calcext:value-type="float">
            <text:p>0.0092409</text:p>
          </table:table-cell>
          <table:table-cell office:value-type="float" office:value="0.00792319" calcext:value-type="float">
            <text:p>0.00792319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0.00696354" calcext:value-type="float">
            <text:p>0.00696354</text:p>
          </table:table-cell>
          <table:table-cell office:value-type="float" office:value="0.00698367" calcext:value-type="float">
            <text:p>0.00698367</text:p>
          </table:table-cell>
          <table:table-cell office:value-type="float" office:value="0.0508583" calcext:value-type="float">
            <text:p>0.0508583</text:p>
          </table:table-cell>
          <table:table-cell office:value-type="float" office:value="0.00971934" calcext:value-type="float">
            <text:p>0.00971934</text:p>
          </table:table-cell>
          <table:table-cell office:value-type="float" office:value="0.00855994" calcext:value-type="float">
            <text:p>0.00855994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0.00638521" calcext:value-type="float">
            <text:p>0.00638521</text:p>
          </table:table-cell>
          <table:table-cell office:value-type="float" office:value="0.00700972" calcext:value-type="float">
            <text:p>0.00700972</text:p>
          </table:table-cell>
          <table:table-cell office:value-type="float" office:value="0.0488983" calcext:value-type="float">
            <text:p>0.0488983</text:p>
          </table:table-cell>
          <table:table-cell office:value-type="float" office:value="0.00918168" calcext:value-type="float">
            <text:p>0.00918168</text:p>
          </table:table-cell>
          <table:table-cell office:value-type="float" office:value="0.00793859" calcext:value-type="float">
            <text:p>0.00793859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0.00838585" calcext:value-type="float">
            <text:p>0.00838585</text:p>
          </table:table-cell>
          <table:table-cell office:value-type="float" office:value="0.00685142" calcext:value-type="float">
            <text:p>0.00685142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0941419" calcext:value-type="float">
            <text:p>0.00941419</text:p>
          </table:table-cell>
          <table:table-cell office:value-type="float" office:value="0.00829348" calcext:value-type="float">
            <text:p>0.00829348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0.00631258" calcext:value-type="float">
            <text:p>0.00631258</text:p>
          </table:table-cell>
          <table:table-cell office:value-type="float" office:value="0.00723237" calcext:value-type="float">
            <text:p>0.00723237</text:p>
          </table:table-cell>
          <table:table-cell office:value-type="float" office:value="0.0480725" calcext:value-type="float">
            <text:p>0.0480725</text:p>
          </table:table-cell>
          <table:table-cell office:value-type="float" office:value="0.00943077" calcext:value-type="float">
            <text:p>0.00943077</text:p>
          </table:table-cell>
          <table:table-cell office:value-type="float" office:value="0.00800846" calcext:value-type="float">
            <text:p>0.00800846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0668523" calcext:value-type="float">
            <text:p>0.00668523</text:p>
          </table:table-cell>
          <table:table-cell office:value-type="float" office:value="0.00705394" calcext:value-type="float">
            <text:p>0.00705394</text:p>
          </table:table-cell>
          <table:table-cell office:value-type="float" office:value="0.0508074" calcext:value-type="float">
            <text:p>0.0508074</text:p>
          </table:table-cell>
          <table:table-cell office:value-type="float" office:value="0.00927208" calcext:value-type="float">
            <text:p>0.00927208</text:p>
          </table:table-cell>
          <table:table-cell office:value-type="float" office:value="0.00797491" calcext:value-type="float">
            <text:p>0.00797491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0.00686603" calcext:value-type="float">
            <text:p>0.00686603</text:p>
          </table:table-cell>
          <table:table-cell office:value-type="float" office:value="0.00753712" calcext:value-type="float">
            <text:p>0.00753712</text:p>
          </table:table-cell>
          <table:table-cell office:value-type="float" office:value="0.0484475" calcext:value-type="float">
            <text:p>0.0484475</text:p>
          </table:table-cell>
          <table:table-cell office:value-type="float" office:value="0.0100691" calcext:value-type="float">
            <text:p>0.0100691</text:p>
          </table:table-cell>
          <table:table-cell office:value-type="float" office:value="0.00798675" calcext:value-type="float">
            <text:p>0.00798675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0.00634613" calcext:value-type="float">
            <text:p>0.00634613</text:p>
          </table:table-cell>
          <table:table-cell office:value-type="float" office:value="0.00696117" calcext:value-type="float">
            <text:p>0.00696117</text:p>
          </table:table-cell>
          <table:table-cell office:value-type="float" office:value="0.0485134" calcext:value-type="float">
            <text:p>0.0485134</text:p>
          </table:table-cell>
          <table:table-cell office:value-type="float" office:value="0.0093613" calcext:value-type="float">
            <text:p>0.0093613</text:p>
          </table:table-cell>
          <table:table-cell office:value-type="float" office:value="0.00792438" calcext:value-type="float">
            <text:p>0.00792438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0.00664615" calcext:value-type="float">
            <text:p>0.00664615</text:p>
          </table:table-cell>
          <table:table-cell office:value-type="float" office:value="0.00697459" calcext:value-type="float">
            <text:p>0.00697459</text:p>
          </table:table-cell>
          <table:table-cell office:value-type="float" office:value="0.047639" calcext:value-type="float">
            <text:p>0.047639</text:p>
          </table:table-cell>
          <table:table-cell office:value-type="float" office:value="0.00964118" calcext:value-type="float">
            <text:p>0.00964118</text:p>
          </table:table-cell>
          <table:table-cell office:value-type="float" office:value="0.00777161" calcext:value-type="float">
            <text:p>0.00777161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0.00635324" calcext:value-type="float">
            <text:p>0.00635324</text:p>
          </table:table-cell>
          <table:table-cell office:value-type="float" office:value="0.00701683" calcext:value-type="float">
            <text:p>0.00701683</text:p>
          </table:table-cell>
          <table:table-cell office:value-type="float" office:value="0.0517666" calcext:value-type="float">
            <text:p>0.0517666</text:p>
          </table:table-cell>
          <table:table-cell office:value-type="float" office:value="0.00931353" calcext:value-type="float">
            <text:p>0.00931353</text:p>
          </table:table-cell>
          <table:table-cell office:value-type="float" office:value="0.00791806" calcext:value-type="float">
            <text:p>0.00791806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.00633153" calcext:value-type="float">
            <text:p>0.00633153</text:p>
          </table:table-cell>
          <table:table-cell office:value-type="float" office:value="0.00705275" calcext:value-type="float">
            <text:p>0.00705275</text:p>
          </table:table-cell>
          <table:table-cell office:value-type="float" office:value="0.0488174" calcext:value-type="float">
            <text:p>0.0488174</text:p>
          </table:table-cell>
          <table:table-cell office:value-type="float" office:value="0.00929103" calcext:value-type="float">
            <text:p>0.00929103</text:p>
          </table:table-cell>
          <table:table-cell office:value-type="float" office:value="0.00798201" calcext:value-type="float">
            <text:p>0.00798201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0.00638995" calcext:value-type="float">
            <text:p>0.00638995</text:p>
          </table:table-cell>
          <table:table-cell office:value-type="float" office:value="0.00699788" calcext:value-type="float">
            <text:p>0.00699788</text:p>
          </table:table-cell>
          <table:table-cell office:value-type="float" office:value="0.0480358" calcext:value-type="float">
            <text:p>0.0480358</text:p>
          </table:table-cell>
          <table:table-cell office:value-type="float" office:value="0.00929893" calcext:value-type="float">
            <text:p>0.00929893</text:p>
          </table:table-cell>
          <table:table-cell office:value-type="float" office:value="0.00798635" calcext:value-type="float">
            <text:p>0.00798635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0.00634929" calcext:value-type="float">
            <text:p>0.00634929</text:p>
          </table:table-cell>
          <table:table-cell office:value-type="float" office:value="0.00703143" calcext:value-type="float">
            <text:p>0.00703143</text:p>
          </table:table-cell>
          <table:table-cell office:value-type="float" office:value="0.0491889" calcext:value-type="float">
            <text:p>0.0491889</text:p>
          </table:table-cell>
          <table:table-cell office:value-type="float" office:value="0.00925629" calcext:value-type="float">
            <text:p>0.00925629</text:p>
          </table:table-cell>
          <table:table-cell office:value-type="float" office:value="0.00789438" calcext:value-type="float">
            <text:p>0.00789438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0.00745738" calcext:value-type="float">
            <text:p>0.00745738</text:p>
          </table:table-cell>
          <table:table-cell office:value-type="float" office:value="0.0071846" calcext:value-type="float">
            <text:p>0.0071846</text:p>
          </table:table-cell>
          <table:table-cell office:value-type="float" office:value="0.0496093" calcext:value-type="float">
            <text:p>0.0496093</text:p>
          </table:table-cell>
          <table:table-cell office:value-type="float" office:value="0.00934709" calcext:value-type="float">
            <text:p>0.00934709</text:p>
          </table:table-cell>
          <table:table-cell office:value-type="float" office:value="0.00807715" calcext:value-type="float">
            <text:p>0.00807715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0.00758804" calcext:value-type="float">
            <text:p>0.00758804</text:p>
          </table:table-cell>
          <table:table-cell office:value-type="float" office:value="0.0071392" calcext:value-type="float">
            <text:p>0.0071392</text:p>
          </table:table-cell>
          <table:table-cell office:value-type="float" office:value="0.0514832" calcext:value-type="float">
            <text:p>0.0514832</text:p>
          </table:table-cell>
          <table:table-cell office:value-type="float" office:value="0.00938222" calcext:value-type="float">
            <text:p>0.00938222</text:p>
          </table:table-cell>
          <table:table-cell office:value-type="float" office:value="0.00841861" calcext:value-type="float">
            <text:p>0.0084186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062881" calcext:value-type="float">
            <text:p>0.0062881</text:p>
          </table:table-cell>
          <table:table-cell office:value-type="float" office:value="0.00693432" calcext:value-type="float">
            <text:p>0.00693432</text:p>
          </table:table-cell>
          <table:table-cell office:value-type="float" office:value="0.0484167" calcext:value-type="float">
            <text:p>0.0484167</text:p>
          </table:table-cell>
          <table:table-cell office:value-type="float" office:value="0.00954802" calcext:value-type="float">
            <text:p>0.00954802</text:p>
          </table:table-cell>
          <table:table-cell office:value-type="float" office:value="0.00802149" calcext:value-type="float">
            <text:p>0.00802149</text:p>
          </table:table-cell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0.00662444" calcext:value-type="float">
            <text:p>0.00662444</text:p>
          </table:table-cell>
          <table:table-cell office:value-type="float" office:value="0.00696196" calcext:value-type="float">
            <text:p>0.00696196</text:p>
          </table:table-cell>
          <table:table-cell office:value-type="float" office:value="0.0488087" calcext:value-type="float">
            <text:p>0.0488087</text:p>
          </table:table-cell>
          <table:table-cell office:value-type="float" office:value="0.00944025" calcext:value-type="float">
            <text:p>0.00944025</text:p>
          </table:table-cell>
          <table:table-cell office:value-type="float" office:value="0.00791688" calcext:value-type="float">
            <text:p>0.00791688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0.0115396" calcext:value-type="float">
            <text:p>0.0115396</text:p>
          </table:table-cell>
          <table:table-cell office:value-type="float" office:value="0.00697459" calcext:value-type="float">
            <text:p>0.00697459</text:p>
          </table:table-cell>
          <table:table-cell office:value-type="float" office:value="0.0494818" calcext:value-type="float">
            <text:p>0.0494818</text:p>
          </table:table-cell>
          <table:table-cell office:value-type="float" office:value="0.00948683" calcext:value-type="float">
            <text:p>0.00948683</text:p>
          </table:table-cell>
          <table:table-cell office:value-type="float" office:value="0.00817663" calcext:value-type="float">
            <text:p>0.00817663</text:p>
          </table:table-cell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0.00902457" calcext:value-type="float">
            <text:p>0.00902457</text:p>
          </table:table-cell>
          <table:table-cell office:value-type="float" office:value="0.00703301" calcext:value-type="float">
            <text:p>0.00703301</text:p>
          </table:table-cell>
          <table:table-cell office:value-type="float" office:value="0.049691" calcext:value-type="float">
            <text:p>0.049691</text:p>
          </table:table-cell>
          <table:table-cell office:value-type="float" office:value="0.0094363" calcext:value-type="float">
            <text:p>0.0094363</text:p>
          </table:table-cell>
          <table:table-cell office:value-type="float" office:value="0.00796898" calcext:value-type="float">
            <text:p>0.00796898</text:p>
          </table:table-cell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0.00630074" calcext:value-type="float">
            <text:p>0.00630074</text:p>
          </table:table-cell>
          <table:table-cell office:value-type="float" office:value="0.00753949" calcext:value-type="float">
            <text:p>0.00753949</text:p>
          </table:table-cell>
          <table:table-cell office:value-type="float" office:value="0.0472691" calcext:value-type="float">
            <text:p>0.0472691</text:p>
          </table:table-cell>
          <table:table-cell office:value-type="float" office:value="0.00987448" calcext:value-type="float">
            <text:p>0.00987448</text:p>
          </table:table-cell>
          <table:table-cell office:value-type="float" office:value="0.00788056" calcext:value-type="float">
            <text:p>0.00788056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0.00634495" calcext:value-type="float">
            <text:p>0.00634495</text:p>
          </table:table-cell>
          <table:table-cell office:value-type="float" office:value="0.00715855" calcext:value-type="float">
            <text:p>0.00715855</text:p>
          </table:table-cell>
          <table:table-cell office:value-type="float" office:value="0.0492307" calcext:value-type="float">
            <text:p>0.0492307</text:p>
          </table:table-cell>
          <table:table-cell office:value-type="float" office:value="0.00953223" calcext:value-type="float">
            <text:p>0.00953223</text:p>
          </table:table-cell>
          <table:table-cell office:value-type="float" office:value="0.00843717" calcext:value-type="float">
            <text:p>0.00843717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0.00630034" calcext:value-type="float">
            <text:p>0.00630034</text:p>
          </table:table-cell>
          <table:table-cell office:value-type="float" office:value="0.0069434" calcext:value-type="float">
            <text:p>0.0069434</text:p>
          </table:table-cell>
          <table:table-cell office:value-type="float" office:value="0.0490341" calcext:value-type="float">
            <text:p>0.0490341</text:p>
          </table:table-cell>
          <table:table-cell office:value-type="float" office:value="0.00945999" calcext:value-type="float">
            <text:p>0.00945999</text:p>
          </table:table-cell>
          <table:table-cell office:value-type="float" office:value="0.00788253" calcext:value-type="float">
            <text:p>0.00788253</text:p>
          </table:table-cell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0.00637061" calcext:value-type="float">
            <text:p>0.00637061</text:p>
          </table:table-cell>
          <table:table-cell office:value-type="float" office:value="0.00801991" calcext:value-type="float">
            <text:p>0.00801991</text:p>
          </table:table-cell>
          <table:table-cell office:value-type="float" office:value="0.0519245" calcext:value-type="float">
            <text:p>0.0519245</text:p>
          </table:table-cell>
          <table:table-cell office:value-type="float" office:value="0.00932577" calcext:value-type="float">
            <text:p>0.00932577</text:p>
          </table:table-cell>
          <table:table-cell office:value-type="float" office:value="0.00810478" calcext:value-type="float">
            <text:p>0.00810478</text:p>
          </table:table-cell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0.00628258" calcext:value-type="float">
            <text:p>0.00628258</text:p>
          </table:table-cell>
          <table:table-cell office:value-type="float" office:value="0.00709341" calcext:value-type="float">
            <text:p>0.00709341</text:p>
          </table:table-cell>
          <table:table-cell office:value-type="float" office:value="0.0483693" calcext:value-type="float">
            <text:p>0.0483693</text:p>
          </table:table-cell>
          <table:table-cell office:value-type="float" office:value="0.00942959" calcext:value-type="float">
            <text:p>0.00942959</text:p>
          </table:table-cell>
          <table:table-cell office:value-type="float" office:value="0.00803451" calcext:value-type="float">
            <text:p>0.00803451</text:p>
          </table:table-cell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0.00634298" calcext:value-type="float">
            <text:p>0.00634298</text:p>
          </table:table-cell>
          <table:table-cell office:value-type="float" office:value="0.00692248" calcext:value-type="float">
            <text:p>0.00692248</text:p>
          </table:table-cell>
          <table:table-cell office:value-type="float" office:value="0.0490515" calcext:value-type="float">
            <text:p>0.0490515</text:p>
          </table:table-cell>
          <table:table-cell office:value-type="float" office:value="0.00930958" calcext:value-type="float">
            <text:p>0.00930958</text:p>
          </table:table-cell>
          <table:table-cell office:value-type="float" office:value="0.00822953" calcext:value-type="float">
            <text:p>0.00822953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0709381" calcext:value-type="float">
            <text:p>0.00709381</text:p>
          </table:table-cell>
          <table:table-cell office:value-type="float" office:value="0.00692959" calcext:value-type="float">
            <text:p>0.00692959</text:p>
          </table:table-cell>
          <table:table-cell office:value-type="float" office:value="0.0483326" calcext:value-type="float">
            <text:p>0.0483326</text:p>
          </table:table-cell>
          <table:table-cell office:value-type="float" office:value="0.00970197" calcext:value-type="float">
            <text:p>0.00970197</text:p>
          </table:table-cell>
          <table:table-cell office:value-type="float" office:value="0.00792122" calcext:value-type="float">
            <text:p>0.00792122</text:p>
          </table:table-cell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0.0119312" calcext:value-type="float">
            <text:p>0.0119312</text:p>
          </table:table-cell>
          <table:table-cell office:value-type="float" office:value="0.00713565" calcext:value-type="float">
            <text:p>0.00713565</text:p>
          </table:table-cell>
          <table:table-cell office:value-type="float" office:value="0.0526833" calcext:value-type="float">
            <text:p>0.0526833</text:p>
          </table:table-cell>
          <table:table-cell office:value-type="float" office:value="0.00937353" calcext:value-type="float">
            <text:p>0.00937353</text:p>
          </table:table-cell>
          <table:table-cell office:value-type="float" office:value="0.00858836" calcext:value-type="float">
            <text:p>0.00858836</text:p>
          </table:table-cell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0.00722723" calcext:value-type="float">
            <text:p>0.00722723</text:p>
          </table:table-cell>
          <table:table-cell office:value-type="float" office:value="0.00707446" calcext:value-type="float">
            <text:p>0.00707446</text:p>
          </table:table-cell>
          <table:table-cell office:value-type="float" office:value="0.0485537" calcext:value-type="float">
            <text:p>0.0485537</text:p>
          </table:table-cell>
          <table:table-cell office:value-type="float" office:value="0.00975092" calcext:value-type="float">
            <text:p>0.00975092</text:p>
          </table:table-cell>
          <table:table-cell office:value-type="float" office:value="0.00803412" calcext:value-type="float">
            <text:p>0.00803412</text:p>
          </table:table-cell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0.0089622" calcext:value-type="float">
            <text:p>0.0089622</text:p>
          </table:table-cell>
          <table:table-cell office:value-type="float" office:value="0.00750199" calcext:value-type="float">
            <text:p>0.00750199</text:p>
          </table:table-cell>
          <table:table-cell office:value-type="float" office:value="0.0488174" calcext:value-type="float">
            <text:p>0.0488174</text:p>
          </table:table-cell>
          <table:table-cell office:value-type="float" office:value="0.00956381" calcext:value-type="float">
            <text:p>0.00956381</text:p>
          </table:table-cell>
          <table:table-cell office:value-type="float" office:value="0.00821058" calcext:value-type="float">
            <text:p>0.00821058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0.00645864" calcext:value-type="float">
            <text:p>0.00645864</text:p>
          </table:table-cell>
          <table:table-cell office:value-type="float" office:value="0.00698722" calcext:value-type="float">
            <text:p>0.00698722</text:p>
          </table:table-cell>
          <table:table-cell office:value-type="float" office:value="0.0476623" calcext:value-type="float">
            <text:p>0.0476623</text:p>
          </table:table-cell>
          <table:table-cell office:value-type="float" office:value="0.00963171" calcext:value-type="float">
            <text:p>0.00963171</text:p>
          </table:table-cell>
          <table:table-cell office:value-type="float" office:value="0.00824966" calcext:value-type="float">
            <text:p>0.00824966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0.00635679" calcext:value-type="float">
            <text:p>0.00635679</text:p>
          </table:table-cell>
          <table:table-cell office:value-type="float" office:value="0.00696077" calcext:value-type="float">
            <text:p>0.00696077</text:p>
          </table:table-cell>
          <table:table-cell office:value-type="float" office:value="0.0533235" calcext:value-type="float">
            <text:p>0.0533235</text:p>
          </table:table-cell>
          <table:table-cell office:value-type="float" office:value="0.00932537" calcext:value-type="float">
            <text:p>0.00932537</text:p>
          </table:table-cell>
          <table:table-cell office:value-type="float" office:value="0.00790227" calcext:value-type="float">
            <text:p>0.00790227</text:p>
          </table:table-cell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0.00629442" calcext:value-type="float">
            <text:p>0.00629442</text:p>
          </table:table-cell>
          <table:table-cell office:value-type="float" office:value="0.00693077" calcext:value-type="float">
            <text:p>0.00693077</text:p>
          </table:table-cell>
          <table:table-cell office:value-type="float" office:value="0.0488111" calcext:value-type="float">
            <text:p>0.0488111</text:p>
          </table:table-cell>
          <table:table-cell office:value-type="float" office:value="0.0093155" calcext:value-type="float">
            <text:p>0.0093155</text:p>
          </table:table-cell>
          <table:table-cell office:value-type="float" office:value="0.00798951" calcext:value-type="float">
            <text:p>0.00798951</text:p>
          </table:table-cell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0.00628337" calcext:value-type="float">
            <text:p>0.00628337</text:p>
          </table:table-cell>
          <table:table-cell office:value-type="float" office:value="0.00708354" calcext:value-type="float">
            <text:p>0.00708354</text:p>
          </table:table-cell>
          <table:table-cell office:value-type="float" office:value="0.0480962" calcext:value-type="float">
            <text:p>0.0480962</text:p>
          </table:table-cell>
          <table:table-cell office:value-type="float" office:value="0.00937985" calcext:value-type="float">
            <text:p>0.00937985</text:p>
          </table:table-cell>
          <table:table-cell office:value-type="float" office:value="0.00793977" calcext:value-type="float">
            <text:p>0.00793977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0.00671405" calcext:value-type="float">
            <text:p>0.00671405</text:p>
          </table:table-cell>
          <table:table-cell office:value-type="float" office:value="0.00703222" calcext:value-type="float">
            <text:p>0.00703222</text:p>
          </table:table-cell>
          <table:table-cell office:value-type="float" office:value="0.0482852" calcext:value-type="float">
            <text:p>0.0482852</text:p>
          </table:table-cell>
          <table:table-cell office:value-type="float" office:value="0.00928708" calcext:value-type="float">
            <text:p>0.00928708</text:p>
          </table:table-cell>
          <table:table-cell office:value-type="float" office:value="0.00789556" calcext:value-type="float">
            <text:p>0.00789556</text:p>
          </table:table-cell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0.00631613" calcext:value-type="float">
            <text:p>0.00631613</text:p>
          </table:table-cell>
          <table:table-cell office:value-type="float" office:value="0.00693709" calcext:value-type="float">
            <text:p>0.00693709</text:p>
          </table:table-cell>
          <table:table-cell office:value-type="float" office:value="0.0496002" calcext:value-type="float">
            <text:p>0.0496002</text:p>
          </table:table-cell>
          <table:table-cell office:value-type="float" office:value="0.00928945" calcext:value-type="float">
            <text:p>0.00928945</text:p>
          </table:table-cell>
          <table:table-cell office:value-type="float" office:value="0.00793346" calcext:value-type="float">
            <text:p>0.00793346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0628692" calcext:value-type="float">
            <text:p>0.00628692</text:p>
          </table:table-cell>
          <table:table-cell office:value-type="float" office:value="0.00691577" calcext:value-type="float">
            <text:p>0.00691577</text:p>
          </table:table-cell>
          <table:table-cell office:value-type="float" office:value="0.0507789" calcext:value-type="float">
            <text:p>0.0507789</text:p>
          </table:table-cell>
          <table:table-cell office:value-type="float" office:value="0.00949551" calcext:value-type="float">
            <text:p>0.00949551</text:p>
          </table:table-cell>
          <table:table-cell office:value-type="float" office:value="0.00796188" calcext:value-type="float">
            <text:p>0.00796188</text:p>
          </table:table-cell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0.00627152" calcext:value-type="float">
            <text:p>0.00627152</text:p>
          </table:table-cell>
          <table:table-cell office:value-type="float" office:value="0.00702591" calcext:value-type="float">
            <text:p>0.00702591</text:p>
          </table:table-cell>
          <table:table-cell office:value-type="float" office:value="0.0489303" calcext:value-type="float">
            <text:p>0.0489303</text:p>
          </table:table-cell>
          <table:table-cell office:value-type="float" office:value="0.00933011" calcext:value-type="float">
            <text:p>0.00933011</text:p>
          </table:table-cell>
          <table:table-cell office:value-type="float" office:value="0.00789398" calcext:value-type="float">
            <text:p>0.00789398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0.00625731" calcext:value-type="float">
            <text:p>0.00625731</text:p>
          </table:table-cell>
          <table:table-cell office:value-type="float" office:value="0.00703104" calcext:value-type="float">
            <text:p>0.00703104</text:p>
          </table:table-cell>
          <table:table-cell office:value-type="float" office:value="0.0482549" calcext:value-type="float">
            <text:p>0.0482549</text:p>
          </table:table-cell>
          <table:table-cell office:value-type="float" office:value="0.00941104" calcext:value-type="float">
            <text:p>0.00941104</text:p>
          </table:table-cell>
          <table:table-cell office:value-type="float" office:value="0.00797806" calcext:value-type="float">
            <text:p>0.00797806</text:p>
          </table:table-cell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float" office:value="0.00630587" calcext:value-type="float">
            <text:p>0.00630587</text:p>
          </table:table-cell>
          <table:table-cell office:value-type="float" office:value="0.00708709" calcext:value-type="float">
            <text:p>0.00708709</text:p>
          </table:table-cell>
          <table:table-cell office:value-type="float" office:value="0.0491067" calcext:value-type="float">
            <text:p>0.0491067</text:p>
          </table:table-cell>
          <table:table-cell office:value-type="float" office:value="0.00990843" calcext:value-type="float">
            <text:p>0.00990843</text:p>
          </table:table-cell>
          <table:table-cell office:value-type="float" office:value="0.00801241" calcext:value-type="float">
            <text:p>0.00801241</text:p>
          </table:table-cell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0.00632126" calcext:value-type="float">
            <text:p>0.00632126</text:p>
          </table:table-cell>
          <table:table-cell office:value-type="float" office:value="0.00703736" calcext:value-type="float">
            <text:p>0.00703736</text:p>
          </table:table-cell>
          <table:table-cell office:value-type="float" office:value="0.0606396" calcext:value-type="float">
            <text:p>0.0606396</text:p>
          </table:table-cell>
          <table:table-cell office:value-type="float" office:value="0.00942288" calcext:value-type="float">
            <text:p>0.00942288</text:p>
          </table:table-cell>
          <table:table-cell office:value-type="float" office:value="0.00801043" calcext:value-type="float">
            <text:p>0.00801043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0.00636745" calcext:value-type="float">
            <text:p>0.00636745</text:p>
          </table:table-cell>
          <table:table-cell office:value-type="float" office:value="0.0069509" calcext:value-type="float">
            <text:p>0.0069509</text:p>
          </table:table-cell>
          <table:table-cell office:value-type="float" office:value="0.0569909" calcext:value-type="float">
            <text:p>0.0569909</text:p>
          </table:table-cell>
          <table:table-cell office:value-type="float" office:value="0.00958118" calcext:value-type="float">
            <text:p>0.00958118</text:p>
          </table:table-cell>
          <table:table-cell office:value-type="float" office:value="0.00793346" calcext:value-type="float">
            <text:p>0.00793346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0.00635877" calcext:value-type="float">
            <text:p>0.00635877</text:p>
          </table:table-cell>
          <table:table-cell office:value-type="float" office:value="0.00732671" calcext:value-type="float">
            <text:p>0.00732671</text:p>
          </table:table-cell>
          <table:table-cell office:value-type="float" office:value="0.0478826" calcext:value-type="float">
            <text:p>0.0478826</text:p>
          </table:table-cell>
          <table:table-cell office:value-type="float" office:value="0.00932972" calcext:value-type="float">
            <text:p>0.00932972</text:p>
          </table:table-cell>
          <table:table-cell office:value-type="float" office:value="0.00832387" calcext:value-type="float">
            <text:p>0.00832387</text:p>
          </table:table-cell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float" office:value="0.00657746" calcext:value-type="float">
            <text:p>0.00657746</text:p>
          </table:table-cell>
          <table:table-cell office:value-type="float" office:value="0.00695011" calcext:value-type="float">
            <text:p>0.00695011</text:p>
          </table:table-cell>
          <table:table-cell office:value-type="float" office:value="0.0480843" calcext:value-type="float">
            <text:p>0.0480843</text:p>
          </table:table-cell>
          <table:table-cell office:value-type="float" office:value="0.00938696" calcext:value-type="float">
            <text:p>0.00938696</text:p>
          </table:table-cell>
          <table:table-cell office:value-type="float" office:value="0.00798477" calcext:value-type="float">
            <text:p>0.00798477</text:p>
          </table:table-cell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0.00696827" calcext:value-type="float">
            <text:p>0.00696827</text:p>
          </table:table-cell>
          <table:table-cell office:value-type="float" office:value="0.00702828" calcext:value-type="float">
            <text:p>0.00702828</text:p>
          </table:table-cell>
          <table:table-cell office:value-type="float" office:value="0.0509558" calcext:value-type="float">
            <text:p>0.0509558</text:p>
          </table:table-cell>
          <table:table-cell office:value-type="float" office:value="0.00936998" calcext:value-type="float">
            <text:p>0.00936998</text:p>
          </table:table-cell>
          <table:table-cell office:value-type="float" office:value="0.00795951" calcext:value-type="float">
            <text:p>0.00795951</text:p>
          </table:table-cell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float" office:value="0.00688182" calcext:value-type="float">
            <text:p>0.00688182</text:p>
          </table:table-cell>
          <table:table-cell office:value-type="float" office:value="0.00693946" calcext:value-type="float">
            <text:p>0.00693946</text:p>
          </table:table-cell>
          <table:table-cell office:value-type="float" office:value="0.048813" calcext:value-type="float">
            <text:p>0.048813</text:p>
          </table:table-cell>
          <table:table-cell office:value-type="float" office:value="0.00933603" calcext:value-type="float">
            <text:p>0.00933603</text:p>
          </table:table-cell>
          <table:table-cell office:value-type="float" office:value="0.00805938" calcext:value-type="float">
            <text:p>0.00805938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0626916" calcext:value-type="float">
            <text:p>0.00626916</text:p>
          </table:table-cell>
          <table:table-cell office:value-type="float" office:value="0.0069659" calcext:value-type="float">
            <text:p>0.0069659</text:p>
          </table:table-cell>
          <table:table-cell office:value-type="float" office:value="0.0489255" calcext:value-type="float">
            <text:p>0.0489255</text:p>
          </table:table-cell>
          <table:table-cell office:value-type="float" office:value="0.00984803" calcext:value-type="float">
            <text:p>0.00984803</text:p>
          </table:table-cell>
          <table:table-cell office:value-type="float" office:value="0.00807715" calcext:value-type="float">
            <text:p>0.00807715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float" office:value="0.00641364" calcext:value-type="float">
            <text:p>0.00641364</text:p>
          </table:table-cell>
          <table:table-cell office:value-type="float" office:value="0.0068988" calcext:value-type="float">
            <text:p>0.0068988</text:p>
          </table:table-cell>
          <table:table-cell office:value-type="float" office:value="0.047879" calcext:value-type="float">
            <text:p>0.047879</text:p>
          </table:table-cell>
          <table:table-cell office:value-type="float" office:value="0.00936959" calcext:value-type="float">
            <text:p>0.00936959</text:p>
          </table:table-cell>
          <table:table-cell office:value-type="float" office:value="0.00808702" calcext:value-type="float">
            <text:p>0.00808702</text:p>
          </table:table-cell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0.0064239" calcext:value-type="float">
            <text:p>0.0064239</text:p>
          </table:table-cell>
          <table:table-cell office:value-type="float" office:value="0.00695406" calcext:value-type="float">
            <text:p>0.00695406</text:p>
          </table:table-cell>
          <table:table-cell office:value-type="float" office:value="0.0524732" calcext:value-type="float">
            <text:p>0.0524732</text:p>
          </table:table-cell>
          <table:table-cell office:value-type="float" office:value="0.00929695" calcext:value-type="float">
            <text:p>0.00929695</text:p>
          </table:table-cell>
          <table:table-cell office:value-type="float" office:value="0.00838901" calcext:value-type="float">
            <text:p>0.00838901</text:p>
          </table:table-cell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float" office:value="0.00687077" calcext:value-type="float">
            <text:p>0.00687077</text:p>
          </table:table-cell>
          <table:table-cell office:value-type="float" office:value="0.00692406" calcext:value-type="float">
            <text:p>0.00692406</text:p>
          </table:table-cell>
          <table:table-cell office:value-type="float" office:value="0.0478214" calcext:value-type="float">
            <text:p>0.0478214</text:p>
          </table:table-cell>
          <table:table-cell office:value-type="float" office:value="0.0094059" calcext:value-type="float">
            <text:p>0.0094059</text:p>
          </table:table-cell>
          <table:table-cell office:value-type="float" office:value="0.00807794" calcext:value-type="float">
            <text:p>0.00807794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0.00652141" calcext:value-type="float">
            <text:p>0.00652141</text:p>
          </table:table-cell>
          <table:table-cell office:value-type="float" office:value="0.00697972" calcext:value-type="float">
            <text:p>0.00697972</text:p>
          </table:table-cell>
          <table:table-cell office:value-type="float" office:value="0.0481112" calcext:value-type="float">
            <text:p>0.0481112</text:p>
          </table:table-cell>
          <table:table-cell office:value-type="float" office:value="0.00937748" calcext:value-type="float">
            <text:p>0.00937748</text:p>
          </table:table-cell>
          <table:table-cell office:value-type="float" office:value="0.00816557" calcext:value-type="float">
            <text:p>0.00816557</text:p>
          </table:table-cell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0.00627429" calcext:value-type="float">
            <text:p>0.00627429</text:p>
          </table:table-cell>
          <table:table-cell office:value-type="float" office:value="0.00720394" calcext:value-type="float">
            <text:p>0.00720394</text:p>
          </table:table-cell>
          <table:table-cell office:value-type="float" office:value="0.0495651" calcext:value-type="float">
            <text:p>0.0495651</text:p>
          </table:table-cell>
          <table:table-cell office:value-type="float" office:value="0.00985238" calcext:value-type="float">
            <text:p>0.00985238</text:p>
          </table:table-cell>
          <table:table-cell office:value-type="float" office:value="0.00807083" calcext:value-type="float">
            <text:p>0.00807083</text:p>
          </table:table-cell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0.00657825" calcext:value-type="float">
            <text:p>0.00657825</text:p>
          </table:table-cell>
          <table:table-cell office:value-type="float" office:value="0.00701288" calcext:value-type="float">
            <text:p>0.00701288</text:p>
          </table:table-cell>
          <table:table-cell office:value-type="float" office:value="0.0518361" calcext:value-type="float">
            <text:p>0.0518361</text:p>
          </table:table-cell>
          <table:table-cell office:value-type="float" office:value="0.00934788" calcext:value-type="float">
            <text:p>0.00934788</text:p>
          </table:table-cell>
          <table:table-cell office:value-type="float" office:value="0.00845177" calcext:value-type="float">
            <text:p>0.00845177</text:p>
          </table:table-cell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0.00666589" calcext:value-type="float">
            <text:p>0.00666589</text:p>
          </table:table-cell>
          <table:table-cell office:value-type="float" office:value="0.00695248" calcext:value-type="float">
            <text:p>0.00695248</text:p>
          </table:table-cell>
          <table:table-cell office:value-type="float" office:value="0.0485829" calcext:value-type="float">
            <text:p>0.0485829</text:p>
          </table:table-cell>
          <table:table-cell office:value-type="float" office:value="0.0094888" calcext:value-type="float">
            <text:p>0.0094888</text:p>
          </table:table-cell>
          <table:table-cell office:value-type="float" office:value="0.00799543" calcext:value-type="float">
            <text:p>0.00799543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0.00629245" calcext:value-type="float">
            <text:p>0.00629245</text:p>
          </table:table-cell>
          <table:table-cell office:value-type="float" office:value="0.00701288" calcext:value-type="float">
            <text:p>0.00701288</text:p>
          </table:table-cell>
          <table:table-cell office:value-type="float" office:value="0.0479833" calcext:value-type="float">
            <text:p>0.0479833</text:p>
          </table:table-cell>
          <table:table-cell office:value-type="float" office:value="0.00939169" calcext:value-type="float">
            <text:p>0.00939169</text:p>
          </table:table-cell>
          <table:table-cell office:value-type="float" office:value="0.00882522" calcext:value-type="float">
            <text:p>0.00882522</text:p>
          </table:table-cell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0.00659049" calcext:value-type="float">
            <text:p>0.00659049</text:p>
          </table:table-cell>
          <table:table-cell office:value-type="float" office:value="0.0069213" calcext:value-type="float">
            <text:p>0.0069213</text:p>
          </table:table-cell>
          <table:table-cell office:value-type="float" office:value="0.0496037" calcext:value-type="float">
            <text:p>0.0496037</text:p>
          </table:table-cell>
          <table:table-cell office:value-type="float" office:value="0.00931156" calcext:value-type="float">
            <text:p>0.00931156</text:p>
          </table:table-cell>
          <table:table-cell office:value-type="float" office:value="0.00795319" calcext:value-type="float">
            <text:p>0.00795319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0637535" calcext:value-type="float">
            <text:p>0.00637535</text:p>
          </table:table-cell>
          <table:table-cell office:value-type="float" office:value="0.00704643" calcext:value-type="float">
            <text:p>0.00704643</text:p>
          </table:table-cell>
          <table:table-cell office:value-type="float" office:value="0.049897" calcext:value-type="float">
            <text:p>0.049897</text:p>
          </table:table-cell>
          <table:table-cell office:value-type="float" office:value="0.00942525" calcext:value-type="float">
            <text:p>0.00942525</text:p>
          </table:table-cell>
          <table:table-cell office:value-type="float" office:value="0.00795359" calcext:value-type="float">
            <text:p>0.00795359</text:p>
          </table:table-cell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0.00633942" calcext:value-type="float">
            <text:p>0.00633942</text:p>
          </table:table-cell>
          <table:table-cell office:value-type="float" office:value="0.00712618" calcext:value-type="float">
            <text:p>0.00712618</text:p>
          </table:table-cell>
          <table:table-cell office:value-type="float" office:value="0.0510904" calcext:value-type="float">
            <text:p>0.0510904</text:p>
          </table:table-cell>
          <table:table-cell office:value-type="float" office:value="0.00928195" calcext:value-type="float">
            <text:p>0.00928195</text:p>
          </table:table-cell>
          <table:table-cell office:value-type="float" office:value="0.0079149" calcext:value-type="float">
            <text:p>0.0079149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0.00630113" calcext:value-type="float">
            <text:p>0.00630113</text:p>
          </table:table-cell>
          <table:table-cell office:value-type="float" office:value="0.00717118" calcext:value-type="float">
            <text:p>0.00717118</text:p>
          </table:table-cell>
          <table:table-cell office:value-type="float" office:value="0.0482177" calcext:value-type="float">
            <text:p>0.0482177</text:p>
          </table:table-cell>
          <table:table-cell office:value-type="float" office:value="0.00947104" calcext:value-type="float">
            <text:p>0.00947104</text:p>
          </table:table-cell>
          <table:table-cell office:value-type="float" office:value="0.00807478" calcext:value-type="float">
            <text:p>0.00807478</text:p>
          </table:table-cell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0.00630666" calcext:value-type="float">
            <text:p>0.00630666</text:p>
          </table:table-cell>
          <table:table-cell office:value-type="float" office:value="0.00699709" calcext:value-type="float">
            <text:p>0.00699709</text:p>
          </table:table-cell>
          <table:table-cell office:value-type="float" office:value="0.0483701" calcext:value-type="float">
            <text:p>0.0483701</text:p>
          </table:table-cell>
          <table:table-cell office:value-type="float" office:value="0.00931511" calcext:value-type="float">
            <text:p>0.00931511</text:p>
          </table:table-cell>
          <table:table-cell office:value-type="float" office:value="0.00801833" calcext:value-type="float">
            <text:p>0.00801833</text:p>
          </table:table-cell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float" office:value="0.00639548" calcext:value-type="float">
            <text:p>0.00639548</text:p>
          </table:table-cell>
          <table:table-cell office:value-type="float" office:value="0.00701841" calcext:value-type="float">
            <text:p>0.00701841</text:p>
          </table:table-cell>
          <table:table-cell office:value-type="float" office:value="0.0486701" calcext:value-type="float">
            <text:p>0.0486701</text:p>
          </table:table-cell>
          <table:table-cell office:value-type="float" office:value="0.00934077" calcext:value-type="float">
            <text:p>0.00934077</text:p>
          </table:table-cell>
          <table:table-cell office:value-type="float" office:value="0.00804044" calcext:value-type="float">
            <text:p>0.00804044</text:p>
          </table:table-cell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0.00636192" calcext:value-type="float">
            <text:p>0.00636192</text:p>
          </table:table-cell>
          <table:table-cell office:value-type="float" office:value="0.00707446" calcext:value-type="float">
            <text:p>0.00707446</text:p>
          </table:table-cell>
          <table:table-cell office:value-type="float" office:value="0.0523445" calcext:value-type="float">
            <text:p>0.0523445</text:p>
          </table:table-cell>
          <table:table-cell office:value-type="float" office:value="0.00950617" calcext:value-type="float">
            <text:p>0.00950617</text:p>
          </table:table-cell>
          <table:table-cell office:value-type="float" office:value="0.0080053" calcext:value-type="float">
            <text:p>0.0080053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0.00628574" calcext:value-type="float">
            <text:p>0.00628574</text:p>
          </table:table-cell>
          <table:table-cell office:value-type="float" office:value="0.00701327" calcext:value-type="float">
            <text:p>0.00701327</text:p>
          </table:table-cell>
          <table:table-cell office:value-type="float" office:value="0.0494956" calcext:value-type="float">
            <text:p>0.0494956</text:p>
          </table:table-cell>
          <table:table-cell office:value-type="float" office:value="0.00969724" calcext:value-type="float">
            <text:p>0.00969724</text:p>
          </table:table-cell>
          <table:table-cell office:value-type="float" office:value="0.00799425" calcext:value-type="float">
            <text:p>0.00799425</text:p>
          </table:table-cell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float" office:value="0.00643219" calcext:value-type="float">
            <text:p>0.00643219</text:p>
          </table:table-cell>
          <table:table-cell office:value-type="float" office:value="0.00694538" calcext:value-type="float">
            <text:p>0.00694538</text:p>
          </table:table-cell>
          <table:table-cell office:value-type="float" office:value="0.0484392" calcext:value-type="float">
            <text:p>0.0484392</text:p>
          </table:table-cell>
          <table:table-cell office:value-type="float" office:value="0.00949196" calcext:value-type="float">
            <text:p>0.00949196</text:p>
          </table:table-cell>
          <table:table-cell office:value-type="float" office:value="0.00803057" calcext:value-type="float">
            <text:p>0.00803057</text:p>
          </table:table-cell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0.00634692" calcext:value-type="float">
            <text:p>0.00634692</text:p>
          </table:table-cell>
          <table:table-cell office:value-type="float" office:value="0.00702512" calcext:value-type="float">
            <text:p>0.00702512</text:p>
          </table:table-cell>
          <table:table-cell office:value-type="float" office:value="0.0479647" calcext:value-type="float">
            <text:p>0.0479647</text:p>
          </table:table-cell>
          <table:table-cell office:value-type="float" office:value="0.00953854" calcext:value-type="float">
            <text:p>0.00953854</text:p>
          </table:table-cell>
          <table:table-cell office:value-type="float" office:value="0.00808544" calcext:value-type="float">
            <text:p>0.00808544</text:p>
          </table:table-cell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0.00633982" calcext:value-type="float">
            <text:p>0.00633982</text:p>
          </table:table-cell>
          <table:table-cell office:value-type="float" office:value="0.0071546" calcext:value-type="float">
            <text:p>0.0071546</text:p>
          </table:table-cell>
          <table:table-cell office:value-type="float" office:value="0.0511701" calcext:value-type="float">
            <text:p>0.0511701</text:p>
          </table:table-cell>
          <table:table-cell office:value-type="float" office:value="0.00926419" calcext:value-type="float">
            <text:p>0.00926419</text:p>
          </table:table-cell>
          <table:table-cell office:value-type="float" office:value="0.00825558" calcext:value-type="float">
            <text:p>0.00825558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0646377" calcext:value-type="float">
            <text:p>0.00646377</text:p>
          </table:table-cell>
          <table:table-cell office:value-type="float" office:value="0.00705512" calcext:value-type="float">
            <text:p>0.00705512</text:p>
          </table:table-cell>
          <table:table-cell office:value-type="float" office:value="0.0486421" calcext:value-type="float">
            <text:p>0.0486421</text:p>
          </table:table-cell>
          <table:table-cell office:value-type="float" office:value="0.00940077" calcext:value-type="float">
            <text:p>0.00940077</text:p>
          </table:table-cell>
          <table:table-cell office:value-type="float" office:value="0.00801478" calcext:value-type="float">
            <text:p>0.00801478</text:p>
          </table:table-cell>
        </table:table-row>
        <table:table-row table:style-name="ro1">
          <table:table-cell office:value-type="float" office:value="101000" calcext:value-type="float">
            <text:p>101000</text:p>
          </table:table-cell>
          <table:table-cell office:value-type="float" office:value="0.00629284" calcext:value-type="float">
            <text:p>0.00629284</text:p>
          </table:table-cell>
          <table:table-cell office:value-type="float" office:value="0.00730895" calcext:value-type="float">
            <text:p>0.00730895</text:p>
          </table:table-cell>
          <table:table-cell office:value-type="float" office:value="0.0482624" calcext:value-type="float">
            <text:p>0.0482624</text:p>
          </table:table-cell>
          <table:table-cell office:value-type="float" office:value="0.00930169" calcext:value-type="float">
            <text:p>0.00930169</text:p>
          </table:table-cell>
          <table:table-cell office:value-type="float" office:value="0.00835822" calcext:value-type="float">
            <text:p>0.00835822</text:p>
          </table:table-cell>
        </table:table-row>
        <table:table-row table:style-name="ro1">
          <table:table-cell office:value-type="float" office:value="102000" calcext:value-type="float">
            <text:p>102000</text:p>
          </table:table-cell>
          <table:table-cell office:value-type="float" office:value="0.00665799" calcext:value-type="float">
            <text:p>0.00665799</text:p>
          </table:table-cell>
          <table:table-cell office:value-type="float" office:value="0.0070117" calcext:value-type="float">
            <text:p>0.0070117</text:p>
          </table:table-cell>
          <table:table-cell office:value-type="float" office:value="0.048498" calcext:value-type="float">
            <text:p>0.048498</text:p>
          </table:table-cell>
          <table:table-cell office:value-type="float" office:value="0.00928156" calcext:value-type="float">
            <text:p>0.00928156</text:p>
          </table:table-cell>
          <table:table-cell office:value-type="float" office:value="0.00796504" calcext:value-type="float">
            <text:p>0.00796504</text:p>
          </table:table-cell>
        </table:table-row>
        <table:table-row table:style-name="ro1">
          <table:table-cell office:value-type="float" office:value="103000" calcext:value-type="float">
            <text:p>103000</text:p>
          </table:table-cell>
          <table:table-cell office:value-type="float" office:value="0.00632521" calcext:value-type="float">
            <text:p>0.00632521</text:p>
          </table:table-cell>
          <table:table-cell office:value-type="float" office:value="0.0071925" calcext:value-type="float">
            <text:p>0.0071925</text:p>
          </table:table-cell>
          <table:table-cell office:value-type="float" office:value="0.0497727" calcext:value-type="float">
            <text:p>0.0497727</text:p>
          </table:table-cell>
          <table:table-cell office:value-type="float" office:value="0.00938498" calcext:value-type="float">
            <text:p>0.00938498</text:p>
          </table:table-cell>
          <table:table-cell office:value-type="float" office:value="0.00796977" calcext:value-type="float">
            <text:p>0.00796977</text:p>
          </table:table-cell>
        </table:table-row>
        <table:table-row table:style-name="ro1">
          <table:table-cell office:value-type="float" office:value="104000" calcext:value-type="float">
            <text:p>104000</text:p>
          </table:table-cell>
          <table:table-cell office:value-type="float" office:value="0.00624665" calcext:value-type="float">
            <text:p>0.00624665</text:p>
          </table:table-cell>
          <table:table-cell office:value-type="float" office:value="0.00694972" calcext:value-type="float">
            <text:p>0.00694972</text:p>
          </table:table-cell>
          <table:table-cell office:value-type="float" office:value="0.050927" calcext:value-type="float">
            <text:p>0.050927</text:p>
          </table:table-cell>
          <table:table-cell office:value-type="float" office:value="0.00934393" calcext:value-type="float">
            <text:p>0.00934393</text:p>
          </table:table-cell>
          <table:table-cell office:value-type="float" office:value="0.00800214" calcext:value-type="float">
            <text:p>0.00800214</text:p>
          </table:table-cell>
        </table:table-row>
        <table:table-row table:style-name="ro1">
          <table:table-cell office:value-type="float" office:value="105000" calcext:value-type="float">
            <text:p>105000</text:p>
          </table:table-cell>
          <table:table-cell office:value-type="float" office:value="0.00640022" calcext:value-type="float">
            <text:p>0.00640022</text:p>
          </table:table-cell>
          <table:table-cell office:value-type="float" office:value="0.00690551" calcext:value-type="float">
            <text:p>0.00690551</text:p>
          </table:table-cell>
          <table:table-cell office:value-type="float" office:value="0.0509155" calcext:value-type="float">
            <text:p>0.0509155</text:p>
          </table:table-cell>
          <table:table-cell office:value-type="float" office:value="0.00938222" calcext:value-type="float">
            <text:p>0.00938222</text:p>
          </table:table-cell>
          <table:table-cell office:value-type="float" office:value="0.00805702" calcext:value-type="float">
            <text:p>0.00805702</text:p>
          </table:table-cell>
        </table:table-row>
        <table:table-row table:style-name="ro1">
          <table:table-cell office:value-type="float" office:value="106000" calcext:value-type="float">
            <text:p>106000</text:p>
          </table:table-cell>
          <table:table-cell office:value-type="float" office:value="0.00640022" calcext:value-type="float">
            <text:p>0.00640022</text:p>
          </table:table-cell>
          <table:table-cell office:value-type="float" office:value="0.00696314" calcext:value-type="float">
            <text:p>0.00696314</text:p>
          </table:table-cell>
          <table:table-cell office:value-type="float" office:value="0.0483855" calcext:value-type="float">
            <text:p>0.0483855</text:p>
          </table:table-cell>
          <table:table-cell office:value-type="float" office:value="0.00930366" calcext:value-type="float">
            <text:p>0.00930366</text:p>
          </table:table-cell>
          <table:table-cell office:value-type="float" office:value="0.0080282" calcext:value-type="float">
            <text:p>0.0080282</text:p>
          </table:table-cell>
        </table:table-row>
        <table:table-row table:style-name="ro1">
          <table:table-cell office:value-type="float" office:value="107000" calcext:value-type="float">
            <text:p>107000</text:p>
          </table:table-cell>
          <table:table-cell office:value-type="float" office:value="0.00699275" calcext:value-type="float">
            <text:p>0.00699275</text:p>
          </table:table-cell>
          <table:table-cell office:value-type="float" office:value="0.00690511" calcext:value-type="float">
            <text:p>0.00690511</text:p>
          </table:table-cell>
          <table:table-cell office:value-type="float" office:value="0.0511086" calcext:value-type="float">
            <text:p>0.0511086</text:p>
          </table:table-cell>
          <table:table-cell office:value-type="float" office:value="0.010165" calcext:value-type="float">
            <text:p>0.010165</text:p>
          </table:table-cell>
          <table:table-cell office:value-type="float" office:value="0.00799267" calcext:value-type="float">
            <text:p>0.00799267</text:p>
          </table:table-cell>
        </table:table-row>
        <table:table-row table:style-name="ro1">
          <table:table-cell office:value-type="float" office:value="108000" calcext:value-type="float">
            <text:p>108000</text:p>
          </table:table-cell>
          <table:table-cell office:value-type="float" office:value="0.006401" calcext:value-type="float">
            <text:p>0.006401</text:p>
          </table:table-cell>
          <table:table-cell office:value-type="float" office:value="0.00700933" calcext:value-type="float">
            <text:p>0.00700933</text:p>
          </table:table-cell>
          <table:table-cell office:value-type="float" office:value="0.0524563" calcext:value-type="float">
            <text:p>0.0524563</text:p>
          </table:table-cell>
          <table:table-cell office:value-type="float" office:value="0.00943077" calcext:value-type="float">
            <text:p>0.00943077</text:p>
          </table:table-cell>
          <table:table-cell office:value-type="float" office:value="0.0079982" calcext:value-type="float">
            <text:p>0.0079982</text:p>
          </table:table-cell>
        </table:table-row>
        <table:table-row table:style-name="ro1">
          <table:table-cell office:value-type="float" office:value="109000" calcext:value-type="float">
            <text:p>109000</text:p>
          </table:table-cell>
          <table:table-cell office:value-type="float" office:value="0.00626837" calcext:value-type="float">
            <text:p>0.00626837</text:p>
          </table:table-cell>
          <table:table-cell office:value-type="float" office:value="0.00699275" calcext:value-type="float">
            <text:p>0.00699275</text:p>
          </table:table-cell>
          <table:table-cell office:value-type="float" office:value="0.0495947" calcext:value-type="float">
            <text:p>0.0495947</text:p>
          </table:table-cell>
          <table:table-cell office:value-type="float" office:value="0.00956933" calcext:value-type="float">
            <text:p>0.00956933</text:p>
          </table:table-cell>
          <table:table-cell office:value-type="float" office:value="0.00795438" calcext:value-type="float">
            <text:p>0.00795438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0.00637574" calcext:value-type="float">
            <text:p>0.00637574</text:p>
          </table:table-cell>
          <table:table-cell office:value-type="float" office:value="0.00710249" calcext:value-type="float">
            <text:p>0.00710249</text:p>
          </table:table-cell>
          <table:table-cell office:value-type="float" office:value="0.0491758" calcext:value-type="float">
            <text:p>0.0491758</text:p>
          </table:table-cell>
          <table:table-cell office:value-type="float" office:value="0.00931985" calcext:value-type="float">
            <text:p>0.00931985</text:p>
          </table:table-cell>
          <table:table-cell office:value-type="float" office:value="0.00807004" calcext:value-type="float">
            <text:p>0.00807004</text:p>
          </table:table-cell>
        </table:table-row>
        <table:table-row table:style-name="ro1">
          <table:table-cell office:value-type="float" office:value="111000" calcext:value-type="float">
            <text:p>111000</text:p>
          </table:table-cell>
          <table:table-cell office:value-type="float" office:value="0.0064989" calcext:value-type="float">
            <text:p>0.0064989</text:p>
          </table:table-cell>
          <table:table-cell office:value-type="float" office:value="0.00700025" calcext:value-type="float">
            <text:p>0.00700025</text:p>
          </table:table-cell>
          <table:table-cell office:value-type="float" office:value="0.0518669" calcext:value-type="float">
            <text:p>0.0518669</text:p>
          </table:table-cell>
          <table:table-cell office:value-type="float" office:value="0.00951012" calcext:value-type="float">
            <text:p>0.00951012</text:p>
          </table:table-cell>
          <table:table-cell office:value-type="float" office:value="0.0085931" calcext:value-type="float">
            <text:p>0.0085931</text:p>
          </table:table-cell>
        </table:table-row>
        <table:table-row table:style-name="ro1">
          <table:table-cell office:value-type="float" office:value="112000" calcext:value-type="float">
            <text:p>112000</text:p>
          </table:table-cell>
          <table:table-cell office:value-type="float" office:value="0.00662128" calcext:value-type="float">
            <text:p>0.00662128</text:p>
          </table:table-cell>
          <table:table-cell office:value-type="float" office:value="0.00706815" calcext:value-type="float">
            <text:p>0.00706815</text:p>
          </table:table-cell>
          <table:table-cell office:value-type="float" office:value="0.0503459" calcext:value-type="float">
            <text:p>0.0503459</text:p>
          </table:table-cell>
          <table:table-cell office:value-type="float" office:value="0.00945801" calcext:value-type="float">
            <text:p>0.00945801</text:p>
          </table:table-cell>
          <table:table-cell office:value-type="float" office:value="0.00801793" calcext:value-type="float">
            <text:p>0.00801793</text:p>
          </table:table-cell>
        </table:table-row>
        <table:table-row table:style-name="ro1">
          <table:table-cell office:value-type="float" office:value="113000" calcext:value-type="float">
            <text:p>113000</text:p>
          </table:table-cell>
          <table:table-cell office:value-type="float" office:value="0.00632324" calcext:value-type="float">
            <text:p>0.00632324</text:p>
          </table:table-cell>
          <table:table-cell office:value-type="float" office:value="0.00711512" calcext:value-type="float">
            <text:p>0.00711512</text:p>
          </table:table-cell>
          <table:table-cell office:value-type="float" office:value="0.0482612" calcext:value-type="float">
            <text:p>0.0482612</text:p>
          </table:table-cell>
          <table:table-cell office:value-type="float" office:value="0.00937196" calcext:value-type="float">
            <text:p>0.00937196</text:p>
          </table:table-cell>
          <table:table-cell office:value-type="float" office:value="0.00819637" calcext:value-type="float">
            <text:p>0.00819637</text:p>
          </table:table-cell>
        </table:table-row>
        <table:table-row table:style-name="ro1">
          <table:table-cell office:value-type="float" office:value="114000" calcext:value-type="float">
            <text:p>114000</text:p>
          </table:table-cell>
          <table:table-cell office:value-type="float" office:value="0.00630074" calcext:value-type="float">
            <text:p>0.00630074</text:p>
          </table:table-cell>
          <table:table-cell office:value-type="float" office:value="0.00760265" calcext:value-type="float">
            <text:p>0.00760265</text:p>
          </table:table-cell>
          <table:table-cell office:value-type="float" office:value="0.0483097" calcext:value-type="float">
            <text:p>0.0483097</text:p>
          </table:table-cell>
          <table:table-cell office:value-type="float" office:value="0.00953973" calcext:value-type="float">
            <text:p>0.00953973</text:p>
          </table:table-cell>
          <table:table-cell office:value-type="float" office:value="0.00801793" calcext:value-type="float">
            <text:p>0.00801793</text:p>
          </table:table-cell>
        </table:table-row>
        <table:table-row table:style-name="ro1">
          <table:table-cell office:value-type="float" office:value="115000" calcext:value-type="float">
            <text:p>115000</text:p>
          </table:table-cell>
          <table:table-cell office:value-type="float" office:value="0.00645074" calcext:value-type="float">
            <text:p>0.00645074</text:p>
          </table:table-cell>
          <table:table-cell office:value-type="float" office:value="0.00692722" calcext:value-type="float">
            <text:p>0.00692722</text:p>
          </table:table-cell>
          <table:table-cell office:value-type="float" office:value="0.0514402" calcext:value-type="float">
            <text:p>0.0514402</text:p>
          </table:table-cell>
          <table:table-cell office:value-type="float" office:value="0.00960052" calcext:value-type="float">
            <text:p>0.00960052</text:p>
          </table:table-cell>
          <table:table-cell office:value-type="float" office:value="0.00798517" calcext:value-type="float">
            <text:p>0.00798517</text:p>
          </table:table-cell>
        </table:table-row>
        <table:table-row table:style-name="ro1">
          <table:table-cell office:value-type="float" office:value="116000" calcext:value-type="float">
            <text:p>116000</text:p>
          </table:table-cell>
          <table:table-cell office:value-type="float" office:value="0.00641166" calcext:value-type="float">
            <text:p>0.00641166</text:p>
          </table:table-cell>
          <table:table-cell office:value-type="float" office:value="0.00702078" calcext:value-type="float">
            <text:p>0.00702078</text:p>
          </table:table-cell>
          <table:table-cell office:value-type="float" office:value="0.0530366" calcext:value-type="float">
            <text:p>0.0530366</text:p>
          </table:table-cell>
          <table:table-cell office:value-type="float" office:value="0.00929064" calcext:value-type="float">
            <text:p>0.00929064</text:p>
          </table:table-cell>
          <table:table-cell office:value-type="float" office:value="0.00796188" calcext:value-type="float">
            <text:p>0.00796188</text:p>
          </table:table-cell>
        </table:table-row>
        <table:table-row table:style-name="ro1">
          <table:table-cell office:value-type="float" office:value="117000" calcext:value-type="float">
            <text:p>117000</text:p>
          </table:table-cell>
          <table:table-cell office:value-type="float" office:value="0.00661023" calcext:value-type="float">
            <text:p>0.00661023</text:p>
          </table:table-cell>
          <table:table-cell office:value-type="float" office:value="0.00694577" calcext:value-type="float">
            <text:p>0.00694577</text:p>
          </table:table-cell>
          <table:table-cell office:value-type="float" office:value="0.0477839" calcext:value-type="float">
            <text:p>0.0477839</text:p>
          </table:table-cell>
          <table:table-cell office:value-type="float" office:value="0.00935853" calcext:value-type="float">
            <text:p>0.00935853</text:p>
          </table:table-cell>
          <table:table-cell office:value-type="float" office:value="0.00806649" calcext:value-type="float">
            <text:p>0.00806649</text:p>
          </table:table-cell>
        </table:table-row>
        <table:table-row table:style-name="ro1">
          <table:table-cell office:value-type="float" office:value="118000" calcext:value-type="float">
            <text:p>118000</text:p>
          </table:table-cell>
          <table:table-cell office:value-type="float" office:value="0.00628297" calcext:value-type="float">
            <text:p>0.00628297</text:p>
          </table:table-cell>
          <table:table-cell office:value-type="float" office:value="0.00697498" calcext:value-type="float">
            <text:p>0.00697498</text:p>
          </table:table-cell>
          <table:table-cell office:value-type="float" office:value="0.048423" calcext:value-type="float">
            <text:p>0.048423</text:p>
          </table:table-cell>
          <table:table-cell office:value-type="float" office:value="0.00940551" calcext:value-type="float">
            <text:p>0.00940551</text:p>
          </table:table-cell>
          <table:table-cell office:value-type="float" office:value="0.00803767" calcext:value-type="float">
            <text:p>0.00803767</text:p>
          </table:table-cell>
        </table:table-row>
        <table:table-row table:style-name="ro1">
          <table:table-cell office:value-type="float" office:value="119000" calcext:value-type="float">
            <text:p>119000</text:p>
          </table:table-cell>
          <table:table-cell office:value-type="float" office:value="0.00629166" calcext:value-type="float">
            <text:p>0.00629166</text:p>
          </table:table-cell>
          <table:table-cell office:value-type="float" office:value="0.00746093" calcext:value-type="float">
            <text:p>0.00746093</text:p>
          </table:table-cell>
          <table:table-cell office:value-type="float" office:value="0.0496085" calcext:value-type="float">
            <text:p>0.0496085</text:p>
          </table:table-cell>
          <table:table-cell office:value-type="float" office:value="0.0093763" calcext:value-type="float">
            <text:p>0.0093763</text:p>
          </table:table-cell>
          <table:table-cell office:value-type="float" office:value="0.00817939" calcext:value-type="float">
            <text:p>0.00817939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0.00640653" calcext:value-type="float">
            <text:p>0.00640653</text:p>
          </table:table-cell>
          <table:table-cell office:value-type="float" office:value="0.00741909" calcext:value-type="float">
            <text:p>0.00741909</text:p>
          </table:table-cell>
          <table:table-cell office:value-type="float" office:value="0.050156" calcext:value-type="float">
            <text:p>0.050156</text:p>
          </table:table-cell>
          <table:table-cell office:value-type="float" office:value="0.00938261" calcext:value-type="float">
            <text:p>0.00938261</text:p>
          </table:table-cell>
          <table:table-cell office:value-type="float" office:value="0.00808465" calcext:value-type="float">
            <text:p>0.00808465</text:p>
          </table:table-cell>
        </table:table-row>
        <table:table-row table:style-name="ro1">
          <table:table-cell office:value-type="float" office:value="121000" calcext:value-type="float">
            <text:p>121000</text:p>
          </table:table-cell>
          <table:table-cell office:value-type="float" office:value="0.00627389" calcext:value-type="float">
            <text:p>0.00627389</text:p>
          </table:table-cell>
          <table:table-cell office:value-type="float" office:value="0.00694419" calcext:value-type="float">
            <text:p>0.00694419</text:p>
          </table:table-cell>
          <table:table-cell office:value-type="float" office:value="0.0492165" calcext:value-type="float">
            <text:p>0.0492165</text:p>
          </table:table-cell>
          <table:table-cell office:value-type="float" office:value="0.00935853" calcext:value-type="float">
            <text:p>0.00935853</text:p>
          </table:table-cell>
          <table:table-cell office:value-type="float" office:value="0.00809215" calcext:value-type="float">
            <text:p>0.00809215</text:p>
          </table:table-cell>
        </table:table-row>
        <table:table-row table:style-name="ro1">
          <table:table-cell office:value-type="float" office:value="122000" calcext:value-type="float">
            <text:p>122000</text:p>
          </table:table-cell>
          <table:table-cell office:value-type="float" office:value="0.00643535" calcext:value-type="float">
            <text:p>0.00643535</text:p>
          </table:table-cell>
          <table:table-cell office:value-type="float" office:value="0.00699077" calcext:value-type="float">
            <text:p>0.00699077</text:p>
          </table:table-cell>
          <table:table-cell office:value-type="float" office:value="0.048903" calcext:value-type="float">
            <text:p>0.048903</text:p>
          </table:table-cell>
          <table:table-cell office:value-type="float" office:value="0.00934037" calcext:value-type="float">
            <text:p>0.00934037</text:p>
          </table:table-cell>
          <table:table-cell office:value-type="float" office:value="0.00808781" calcext:value-type="float">
            <text:p>0.00808781</text:p>
          </table:table-cell>
        </table:table-row>
        <table:table-row table:style-name="ro1">
          <table:table-cell office:value-type="float" office:value="123000" calcext:value-type="float">
            <text:p>123000</text:p>
          </table:table-cell>
          <table:table-cell office:value-type="float" office:value="0.00633034" calcext:value-type="float">
            <text:p>0.00633034</text:p>
          </table:table-cell>
          <table:table-cell office:value-type="float" office:value="0.00706262" calcext:value-type="float">
            <text:p>0.00706262</text:p>
          </table:table-cell>
          <table:table-cell office:value-type="float" office:value="0.0488403" calcext:value-type="float">
            <text:p>0.0488403</text:p>
          </table:table-cell>
          <table:table-cell office:value-type="float" office:value="0.00926577" calcext:value-type="float">
            <text:p>0.00926577</text:p>
          </table:table-cell>
          <table:table-cell office:value-type="float" office:value="0.00821768" calcext:value-type="float">
            <text:p>0.00821768</text:p>
          </table:table-cell>
        </table:table-row>
        <table:table-row table:style-name="ro1">
          <table:table-cell office:value-type="float" office:value="124000" calcext:value-type="float">
            <text:p>124000</text:p>
          </table:table-cell>
          <table:table-cell office:value-type="float" office:value="0.00646811" calcext:value-type="float">
            <text:p>0.00646811</text:p>
          </table:table-cell>
          <table:table-cell office:value-type="float" office:value="0.00702354" calcext:value-type="float">
            <text:p>0.00702354</text:p>
          </table:table-cell>
          <table:table-cell office:value-type="float" office:value="0.0499018" calcext:value-type="float">
            <text:p>0.0499018</text:p>
          </table:table-cell>
          <table:table-cell office:value-type="float" office:value="0.00941656" calcext:value-type="float">
            <text:p>0.00941656</text:p>
          </table:table-cell>
          <table:table-cell office:value-type="float" office:value="0.00801162" calcext:value-type="float">
            <text:p>0.00801162</text:p>
          </table:table-cell>
        </table:table-row>
        <table:table-row table:style-name="ro1">
          <table:table-cell office:value-type="float" office:value="125000" calcext:value-type="float">
            <text:p>125000</text:p>
          </table:table-cell>
          <table:table-cell office:value-type="float" office:value="0.00628929" calcext:value-type="float">
            <text:p>0.00628929</text:p>
          </table:table-cell>
          <table:table-cell office:value-type="float" office:value="0.00702393" calcext:value-type="float">
            <text:p>0.00702393</text:p>
          </table:table-cell>
          <table:table-cell office:value-type="float" office:value="0.0486812" calcext:value-type="float">
            <text:p>0.0486812</text:p>
          </table:table-cell>
          <table:table-cell office:value-type="float" office:value="0.00933564" calcext:value-type="float">
            <text:p>0.00933564</text:p>
          </table:table-cell>
          <table:table-cell office:value-type="float" office:value="0.00798556" calcext:value-type="float">
            <text:p>0.00798556</text:p>
          </table:table-cell>
        </table:table-row>
        <table:table-row table:style-name="ro1">
          <table:table-cell office:value-type="float" office:value="126000" calcext:value-type="float">
            <text:p>126000</text:p>
          </table:table-cell>
          <table:table-cell office:value-type="float" office:value="0.00663115" calcext:value-type="float">
            <text:p>0.00663115</text:p>
          </table:table-cell>
          <table:table-cell office:value-type="float" office:value="0.00703025" calcext:value-type="float">
            <text:p>0.00703025</text:p>
          </table:table-cell>
          <table:table-cell office:value-type="float" office:value="0.0483074" calcext:value-type="float">
            <text:p>0.0483074</text:p>
          </table:table-cell>
          <table:table-cell office:value-type="float" office:value="0.00923695" calcext:value-type="float">
            <text:p>0.00923695</text:p>
          </table:table-cell>
          <table:table-cell office:value-type="float" office:value="0.00818452" calcext:value-type="float">
            <text:p>0.00818452</text:p>
          </table:table-cell>
        </table:table-row>
        <table:table-row table:style-name="ro1">
          <table:table-cell office:value-type="float" office:value="127000" calcext:value-type="float">
            <text:p>127000</text:p>
          </table:table-cell>
          <table:table-cell office:value-type="float" office:value="0.00653522" calcext:value-type="float">
            <text:p>0.00653522</text:p>
          </table:table-cell>
          <table:table-cell office:value-type="float" office:value="0.00709815" calcext:value-type="float">
            <text:p>0.00709815</text:p>
          </table:table-cell>
          <table:table-cell office:value-type="float" office:value="0.0481755" calcext:value-type="float">
            <text:p>0.0481755</text:p>
          </table:table-cell>
          <table:table-cell office:value-type="float" office:value="0.009203" calcext:value-type="float">
            <text:p>0.009203</text:p>
          </table:table-cell>
          <table:table-cell office:value-type="float" office:value="0.00796701" calcext:value-type="float">
            <text:p>0.00796701</text:p>
          </table:table-cell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0.00645785" calcext:value-type="float">
            <text:p>0.00645785</text:p>
          </table:table-cell>
          <table:table-cell office:value-type="float" office:value="0.00703301" calcext:value-type="float">
            <text:p>0.00703301</text:p>
          </table:table-cell>
          <table:table-cell office:value-type="float" office:value="0.0514998" calcext:value-type="float">
            <text:p>0.0514998</text:p>
          </table:table-cell>
          <table:table-cell office:value-type="float" office:value="0.00980106" calcext:value-type="float">
            <text:p>0.00980106</text:p>
          </table:table-cell>
          <table:table-cell office:value-type="float" office:value="0.00793425" calcext:value-type="float">
            <text:p>0.00793425</text:p>
          </table:table-cell>
        </table:table-row>
        <table:table-row table:style-name="ro1">
          <table:table-cell office:value-type="float" office:value="129000" calcext:value-type="float">
            <text:p>129000</text:p>
          </table:table-cell>
          <table:table-cell office:value-type="float" office:value="0.00660825" calcext:value-type="float">
            <text:p>0.00660825</text:p>
          </table:table-cell>
          <table:table-cell office:value-type="float" office:value="0.00708117" calcext:value-type="float">
            <text:p>0.00708117</text:p>
          </table:table-cell>
          <table:table-cell office:value-type="float" office:value="0.0482659" calcext:value-type="float">
            <text:p>0.0482659</text:p>
          </table:table-cell>
          <table:table-cell office:value-type="float" office:value="0.00938735" calcext:value-type="float">
            <text:p>0.00938735</text:p>
          </table:table-cell>
          <table:table-cell office:value-type="float" office:value="0.00799504" calcext:value-type="float">
            <text:p>0.00799504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0.00653167" calcext:value-type="float">
            <text:p>0.00653167</text:p>
          </table:table-cell>
          <table:table-cell office:value-type="float" office:value="0.00706459" calcext:value-type="float">
            <text:p>0.00706459</text:p>
          </table:table-cell>
          <table:table-cell office:value-type="float" office:value="0.04892" calcext:value-type="float">
            <text:p>0.04892</text:p>
          </table:table-cell>
          <table:table-cell office:value-type="float" office:value="0.00997396" calcext:value-type="float">
            <text:p>0.00997396</text:p>
          </table:table-cell>
          <table:table-cell office:value-type="float" office:value="0.0079832" calcext:value-type="float">
            <text:p>0.0079832</text:p>
          </table:table-cell>
        </table:table-row>
        <table:table-row table:style-name="ro1">
          <table:table-cell office:value-type="float" office:value="131000" calcext:value-type="float">
            <text:p>131000</text:p>
          </table:table-cell>
          <table:table-cell office:value-type="float" office:value="0.00628574" calcext:value-type="float">
            <text:p>0.00628574</text:p>
          </table:table-cell>
          <table:table-cell office:value-type="float" office:value="0.00728921" calcext:value-type="float">
            <text:p>0.00728921</text:p>
          </table:table-cell>
          <table:table-cell office:value-type="float" office:value="0.0492678" calcext:value-type="float">
            <text:p>0.0492678</text:p>
          </table:table-cell>
          <table:table-cell office:value-type="float" office:value="0.00943314" calcext:value-type="float">
            <text:p>0.00943314</text:p>
          </table:table-cell>
          <table:table-cell office:value-type="float" office:value="0.00796938" calcext:value-type="float">
            <text:p>0.00796938</text:p>
          </table:table-cell>
        </table:table-row>
        <table:table-row table:style-name="ro1">
          <table:table-cell office:value-type="float" office:value="132000" calcext:value-type="float">
            <text:p>132000</text:p>
          </table:table-cell>
          <table:table-cell office:value-type="float" office:value="0.00643614" calcext:value-type="float">
            <text:p>0.00643614</text:p>
          </table:table-cell>
          <table:table-cell office:value-type="float" office:value="0.00691024" calcext:value-type="float">
            <text:p>0.00691024</text:p>
          </table:table-cell>
          <table:table-cell office:value-type="float" office:value="0.0497526" calcext:value-type="float">
            <text:p>0.0497526</text:p>
          </table:table-cell>
          <table:table-cell office:value-type="float" office:value="0.00931077" calcext:value-type="float">
            <text:p>0.00931077</text:p>
          </table:table-cell>
          <table:table-cell office:value-type="float" office:value="0.00797727" calcext:value-type="float">
            <text:p>0.00797727</text:p>
          </table:table-cell>
        </table:table-row>
        <table:table-row table:style-name="ro1">
          <table:table-cell office:value-type="float" office:value="133000" calcext:value-type="float">
            <text:p>133000</text:p>
          </table:table-cell>
          <table:table-cell office:value-type="float" office:value="0.006371" calcext:value-type="float">
            <text:p>0.006371</text:p>
          </table:table-cell>
          <table:table-cell office:value-type="float" office:value="0.00701485" calcext:value-type="float">
            <text:p>0.00701485</text:p>
          </table:table-cell>
          <table:table-cell office:value-type="float" office:value="0.0495508" calcext:value-type="float">
            <text:p>0.0495508</text:p>
          </table:table-cell>
          <table:table-cell office:value-type="float" office:value="0.0100024" calcext:value-type="float">
            <text:p>0.0100024</text:p>
          </table:table-cell>
          <table:table-cell office:value-type="float" office:value="0.00795635" calcext:value-type="float">
            <text:p>0.00795635</text:p>
          </table:table-cell>
        </table:table-row>
        <table:table-row table:style-name="ro1">
          <table:table-cell office:value-type="float" office:value="134000" calcext:value-type="float">
            <text:p>134000</text:p>
          </table:table-cell>
          <table:table-cell office:value-type="float" office:value="0.00630153" calcext:value-type="float">
            <text:p>0.00630153</text:p>
          </table:table-cell>
          <table:table-cell office:value-type="float" office:value="0.00698564" calcext:value-type="float">
            <text:p>0.00698564</text:p>
          </table:table-cell>
          <table:table-cell office:value-type="float" office:value="0.047549" calcext:value-type="float">
            <text:p>0.047549</text:p>
          </table:table-cell>
          <table:table-cell office:value-type="float" office:value="0.0101449" calcext:value-type="float">
            <text:p>0.0101449</text:p>
          </table:table-cell>
          <table:table-cell office:value-type="float" office:value="0.00800057" calcext:value-type="float">
            <text:p>0.00800057</text:p>
          </table:table-cell>
        </table:table-row>
        <table:table-row table:style-name="ro1">
          <table:table-cell office:value-type="float" office:value="135000" calcext:value-type="float">
            <text:p>135000</text:p>
          </table:table-cell>
          <table:table-cell office:value-type="float" office:value="0.00657272" calcext:value-type="float">
            <text:p>0.00657272</text:p>
          </table:table-cell>
          <table:table-cell office:value-type="float" office:value="0.0070338" calcext:value-type="float">
            <text:p>0.0070338</text:p>
          </table:table-cell>
          <table:table-cell office:value-type="float" office:value="0.047894" calcext:value-type="float">
            <text:p>0.047894</text:p>
          </table:table-cell>
          <table:table-cell office:value-type="float" office:value="0.00933801" calcext:value-type="float">
            <text:p>0.00933801</text:p>
          </table:table-cell>
          <table:table-cell office:value-type="float" office:value="0.00795951" calcext:value-type="float">
            <text:p>0.00795951</text:p>
          </table:table-cell>
        </table:table-row>
        <table:table-row table:style-name="ro1">
          <table:table-cell office:value-type="float" office:value="136000" calcext:value-type="float">
            <text:p>136000</text:p>
          </table:table-cell>
          <table:table-cell office:value-type="float" office:value="0.00633548" calcext:value-type="float">
            <text:p>0.00633548</text:p>
          </table:table-cell>
          <table:table-cell office:value-type="float" office:value="0.00694972" calcext:value-type="float">
            <text:p>0.00694972</text:p>
          </table:table-cell>
          <table:table-cell office:value-type="float" office:value="0.0511476" calcext:value-type="float">
            <text:p>0.0511476</text:p>
          </table:table-cell>
          <table:table-cell office:value-type="float" office:value="0.00930524" calcext:value-type="float">
            <text:p>0.00930524</text:p>
          </table:table-cell>
          <table:table-cell office:value-type="float" office:value="0.00819321" calcext:value-type="float">
            <text:p>0.00819321</text:p>
          </table:table-cell>
        </table:table-row>
        <table:table-row table:style-name="ro1">
          <table:table-cell office:value-type="float" office:value="137000" calcext:value-type="float">
            <text:p>137000</text:p>
          </table:table-cell>
          <table:table-cell office:value-type="float" office:value="0.00650522" calcext:value-type="float">
            <text:p>0.00650522</text:p>
          </table:table-cell>
          <table:table-cell office:value-type="float" office:value="0.00713802" calcext:value-type="float">
            <text:p>0.00713802</text:p>
          </table:table-cell>
          <table:table-cell office:value-type="float" office:value="0.0519786" calcext:value-type="float">
            <text:p>0.0519786</text:p>
          </table:table-cell>
          <table:table-cell office:value-type="float" office:value="0.00933761" calcext:value-type="float">
            <text:p>0.00933761</text:p>
          </table:table-cell>
          <table:table-cell office:value-type="float" office:value="0.00801557" calcext:value-type="float">
            <text:p>0.00801557</text:p>
          </table:table-cell>
        </table:table-row>
        <table:table-row table:style-name="ro1">
          <table:table-cell office:value-type="float" office:value="138000" calcext:value-type="float">
            <text:p>138000</text:p>
          </table:table-cell>
          <table:table-cell office:value-type="float" office:value="0.00642943" calcext:value-type="float">
            <text:p>0.00642943</text:p>
          </table:table-cell>
          <table:table-cell office:value-type="float" office:value="0.0073204" calcext:value-type="float">
            <text:p>0.0073204</text:p>
          </table:table-cell>
          <table:table-cell office:value-type="float" office:value="0.0476682" calcext:value-type="float">
            <text:p>0.0476682</text:p>
          </table:table-cell>
          <table:table-cell office:value-type="float" office:value="0.00924958" calcext:value-type="float">
            <text:p>0.00924958</text:p>
          </table:table-cell>
          <table:table-cell office:value-type="float" office:value="0.00855678" calcext:value-type="float">
            <text:p>0.00855678</text:p>
          </table:table-cell>
        </table:table-row>
        <table:table-row table:style-name="ro1">
          <table:table-cell office:value-type="float" office:value="139000" calcext:value-type="float">
            <text:p>139000</text:p>
          </table:table-cell>
          <table:table-cell office:value-type="float" office:value="0.00636034" calcext:value-type="float">
            <text:p>0.00636034</text:p>
          </table:table-cell>
          <table:table-cell office:value-type="float" office:value="0.00716407" calcext:value-type="float">
            <text:p>0.00716407</text:p>
          </table:table-cell>
          <table:table-cell office:value-type="float" office:value="0.0477464" calcext:value-type="float">
            <text:p>0.0477464</text:p>
          </table:table-cell>
          <table:table-cell office:value-type="float" office:value="0.00939643" calcext:value-type="float">
            <text:p>0.00939643</text:p>
          </table:table-cell>
          <table:table-cell office:value-type="float" office:value="0.00794096" calcext:value-type="float">
            <text:p>0.00794096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0.00655022" calcext:value-type="float">
            <text:p>0.00655022</text:p>
          </table:table-cell>
          <table:table-cell office:value-type="float" office:value="0.00707486" calcext:value-type="float">
            <text:p>0.00707486</text:p>
          </table:table-cell>
          <table:table-cell office:value-type="float" office:value="0.0487092" calcext:value-type="float">
            <text:p>0.0487092</text:p>
          </table:table-cell>
          <table:table-cell office:value-type="float" office:value="0.00926892" calcext:value-type="float">
            <text:p>0.00926892</text:p>
          </table:table-cell>
          <table:table-cell office:value-type="float" office:value="0.00811465" calcext:value-type="float">
            <text:p>0.00811465</text:p>
          </table:table-cell>
        </table:table-row>
        <table:table-row table:style-name="ro1">
          <table:table-cell office:value-type="float" office:value="141000" calcext:value-type="float">
            <text:p>141000</text:p>
          </table:table-cell>
          <table:table-cell office:value-type="float" office:value="0.00655338" calcext:value-type="float">
            <text:p>0.00655338</text:p>
          </table:table-cell>
          <table:table-cell office:value-type="float" office:value="0.0069284" calcext:value-type="float">
            <text:p>0.0069284</text:p>
          </table:table-cell>
          <table:table-cell office:value-type="float" office:value="0.0524349" calcext:value-type="float">
            <text:p>0.0524349</text:p>
          </table:table-cell>
          <table:table-cell office:value-type="float" office:value="0.00919471" calcext:value-type="float">
            <text:p>0.00919471</text:p>
          </table:table-cell>
          <table:table-cell office:value-type="float" office:value="0.00799859" calcext:value-type="float">
            <text:p>0.00799859</text:p>
          </table:table-cell>
        </table:table-row>
        <table:table-row table:style-name="ro1">
          <table:table-cell office:value-type="float" office:value="142000" calcext:value-type="float">
            <text:p>142000</text:p>
          </table:table-cell>
          <table:table-cell office:value-type="float" office:value="0.00626244" calcext:value-type="float">
            <text:p>0.00626244</text:p>
          </table:table-cell>
          <table:table-cell office:value-type="float" office:value="0.00698051" calcext:value-type="float">
            <text:p>0.00698051</text:p>
          </table:table-cell>
          <table:table-cell office:value-type="float" office:value="0.0486796" calcext:value-type="float">
            <text:p>0.0486796</text:p>
          </table:table-cell>
          <table:table-cell office:value-type="float" office:value="0.00960526" calcext:value-type="float">
            <text:p>0.00960526</text:p>
          </table:table-cell>
          <table:table-cell office:value-type="float" office:value="0.00835901" calcext:value-type="float">
            <text:p>0.00835901</text:p>
          </table:table-cell>
        </table:table-row>
        <table:table-row table:style-name="ro1">
          <table:table-cell office:value-type="float" office:value="143000" calcext:value-type="float">
            <text:p>143000</text:p>
          </table:table-cell>
          <table:table-cell office:value-type="float" office:value="0.00633548" calcext:value-type="float">
            <text:p>0.00633548</text:p>
          </table:table-cell>
          <table:table-cell office:value-type="float" office:value="0.00762554" calcext:value-type="float">
            <text:p>0.00762554</text:p>
          </table:table-cell>
          <table:table-cell office:value-type="float" office:value="0.0492196" calcext:value-type="float">
            <text:p>0.0492196</text:p>
          </table:table-cell>
          <table:table-cell office:value-type="float" office:value="0.00921682" calcext:value-type="float">
            <text:p>0.00921682</text:p>
          </table:table-cell>
          <table:table-cell office:value-type="float" office:value="0.00797372" calcext:value-type="float">
            <text:p>0.00797372</text:p>
          </table:table-cell>
        </table:table-row>
        <table:table-row table:style-name="ro1">
          <table:table-cell office:value-type="float" office:value="144000" calcext:value-type="float">
            <text:p>144000</text:p>
          </table:table-cell>
          <table:table-cell office:value-type="float" office:value="0.00650877" calcext:value-type="float">
            <text:p>0.00650877</text:p>
          </table:table-cell>
          <table:table-cell office:value-type="float" office:value="0.00709302" calcext:value-type="float">
            <text:p>0.00709302</text:p>
          </table:table-cell>
          <table:table-cell office:value-type="float" office:value="0.0477815" calcext:value-type="float">
            <text:p>0.0477815</text:p>
          </table:table-cell>
          <table:table-cell office:value-type="float" office:value="0.00957526" calcext:value-type="float">
            <text:p>0.00957526</text:p>
          </table:table-cell>
          <table:table-cell office:value-type="float" office:value="0.00837401" calcext:value-type="float">
            <text:p>0.00837401</text:p>
          </table:table-cell>
        </table:table-row>
        <table:table-row table:style-name="ro1">
          <table:table-cell office:value-type="float" office:value="145000" calcext:value-type="float">
            <text:p>145000</text:p>
          </table:table-cell>
          <table:table-cell office:value-type="float" office:value="0.00656207" calcext:value-type="float">
            <text:p>0.00656207</text:p>
          </table:table-cell>
          <table:table-cell office:value-type="float" office:value="0.00694064" calcext:value-type="float">
            <text:p>0.00694064</text:p>
          </table:table-cell>
          <table:table-cell office:value-type="float" office:value="0.0537384" calcext:value-type="float">
            <text:p>0.0537384</text:p>
          </table:table-cell>
          <table:table-cell office:value-type="float" office:value="0.00917773" calcext:value-type="float">
            <text:p>0.00917773</text:p>
          </table:table-cell>
          <table:table-cell office:value-type="float" office:value="0.00807715" calcext:value-type="float">
            <text:p>0.00807715</text:p>
          </table:table-cell>
        </table:table-row>
        <table:table-row table:style-name="ro1">
          <table:table-cell office:value-type="float" office:value="146000" calcext:value-type="float">
            <text:p>146000</text:p>
          </table:table-cell>
          <table:table-cell office:value-type="float" office:value="0.006281" calcext:value-type="float">
            <text:p>0.006281</text:p>
          </table:table-cell>
          <table:table-cell office:value-type="float" office:value="0.00709815" calcext:value-type="float">
            <text:p>0.00709815</text:p>
          </table:table-cell>
          <table:table-cell office:value-type="float" office:value="0.0482264" calcext:value-type="float">
            <text:p>0.0482264</text:p>
          </table:table-cell>
          <table:table-cell office:value-type="float" office:value="0.00925669" calcext:value-type="float">
            <text:p>0.00925669</text:p>
          </table:table-cell>
          <table:table-cell office:value-type="float" office:value="0.0081486" calcext:value-type="float">
            <text:p>0.0081486</text:p>
          </table:table-cell>
        </table:table-row>
        <table:table-row table:style-name="ro1">
          <table:table-cell office:value-type="float" office:value="147000" calcext:value-type="float">
            <text:p>147000</text:p>
          </table:table-cell>
          <table:table-cell office:value-type="float" office:value="0.00634574" calcext:value-type="float">
            <text:p>0.00634574</text:p>
          </table:table-cell>
          <table:table-cell office:value-type="float" office:value="0.00711394" calcext:value-type="float">
            <text:p>0.00711394</text:p>
          </table:table-cell>
          <table:table-cell office:value-type="float" office:value="0.0488592" calcext:value-type="float">
            <text:p>0.0488592</text:p>
          </table:table-cell>
          <table:table-cell office:value-type="float" office:value="0.00923813" calcext:value-type="float">
            <text:p>0.00923813</text:p>
          </table:table-cell>
          <table:table-cell office:value-type="float" office:value="0.00792477" calcext:value-type="float">
            <text:p>0.00792477</text:p>
          </table:table-cell>
        </table:table-row>
        <table:table-row table:style-name="ro1">
          <table:table-cell office:value-type="float" office:value="148000" calcext:value-type="float">
            <text:p>148000</text:p>
          </table:table-cell>
          <table:table-cell office:value-type="float" office:value="0.00652338" calcext:value-type="float">
            <text:p>0.00652338</text:p>
          </table:table-cell>
          <table:table-cell office:value-type="float" office:value="0.00705512" calcext:value-type="float">
            <text:p>0.00705512</text:p>
          </table:table-cell>
          <table:table-cell office:value-type="float" office:value="0.0481877" calcext:value-type="float">
            <text:p>0.0481877</text:p>
          </table:table-cell>
          <table:table-cell office:value-type="float" office:value="0.00915247" calcext:value-type="float">
            <text:p>0.00915247</text:p>
          </table:table-cell>
          <table:table-cell office:value-type="float" office:value="0.00801754" calcext:value-type="float">
            <text:p>0.00801754</text:p>
          </table:table-cell>
        </table:table-row>
        <table:table-row table:style-name="ro1">
          <table:table-cell office:value-type="float" office:value="149000" calcext:value-type="float">
            <text:p>149000</text:p>
          </table:table-cell>
          <table:table-cell office:value-type="float" office:value="0.0064764" calcext:value-type="float">
            <text:p>0.0064764</text:p>
          </table:table-cell>
          <table:table-cell office:value-type="float" office:value="0.00704841" calcext:value-type="float">
            <text:p>0.00704841</text:p>
          </table:table-cell>
          <table:table-cell office:value-type="float" office:value="0.0522222" calcext:value-type="float">
            <text:p>0.0522222</text:p>
          </table:table-cell>
          <table:table-cell office:value-type="float" office:value="0.00970671" calcext:value-type="float">
            <text:p>0.00970671</text:p>
          </table:table-cell>
          <table:table-cell office:value-type="float" office:value="0.00809254" calcext:value-type="float">
            <text:p>0.00809254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0.00641285" calcext:value-type="float">
            <text:p>0.00641285</text:p>
          </table:table-cell>
          <table:table-cell office:value-type="float" office:value="0.00705907" calcext:value-type="float">
            <text:p>0.00705907</text:p>
          </table:table-cell>
          <table:table-cell office:value-type="float" office:value="0.0488857" calcext:value-type="float">
            <text:p>0.0488857</text:p>
          </table:table-cell>
          <table:table-cell office:value-type="float" office:value="0.00940985" calcext:value-type="float">
            <text:p>0.00940985</text:p>
          </table:table-cell>
          <table:table-cell office:value-type="float" office:value="0.00830966" calcext:value-type="float">
            <text:p>0.00830966</text:p>
          </table:table-cell>
        </table:table-row>
        <table:table-row table:style-name="ro1">
          <table:table-cell office:value-type="float" office:value="151000" calcext:value-type="float">
            <text:p>151000</text:p>
          </table:table-cell>
          <table:table-cell office:value-type="float" office:value="0.00636192" calcext:value-type="float">
            <text:p>0.00636192</text:p>
          </table:table-cell>
          <table:table-cell office:value-type="float" office:value="0.00709696" calcext:value-type="float">
            <text:p>0.00709696</text:p>
          </table:table-cell>
          <table:table-cell office:value-type="float" office:value="0.0483709" calcext:value-type="float">
            <text:p>0.0483709</text:p>
          </table:table-cell>
          <table:table-cell office:value-type="float" office:value="0.00983185" calcext:value-type="float">
            <text:p>0.00983185</text:p>
          </table:table-cell>
          <table:table-cell office:value-type="float" office:value="0.00834914" calcext:value-type="float">
            <text:p>0.00834914</text:p>
          </table:table-cell>
        </table:table-row>
        <table:table-row table:style-name="ro1">
          <table:table-cell office:value-type="float" office:value="152000" calcext:value-type="float">
            <text:p>152000</text:p>
          </table:table-cell>
          <table:table-cell office:value-type="float" office:value="0.00636034" calcext:value-type="float">
            <text:p>0.00636034</text:p>
          </table:table-cell>
          <table:table-cell office:value-type="float" office:value="0.00701051" calcext:value-type="float">
            <text:p>0.00701051</text:p>
          </table:table-cell>
          <table:table-cell office:value-type="float" office:value="0.0480429" calcext:value-type="float">
            <text:p>0.0480429</text:p>
          </table:table-cell>
          <table:table-cell office:value-type="float" office:value="0.00925234" calcext:value-type="float">
            <text:p>0.00925234</text:p>
          </table:table-cell>
          <table:table-cell office:value-type="float" office:value="0.00873047" calcext:value-type="float">
            <text:p>0.00873047</text:p>
          </table:table-cell>
        </table:table-row>
        <table:table-row table:style-name="ro1">
          <table:table-cell office:value-type="float" office:value="153000" calcext:value-type="float">
            <text:p>153000</text:p>
          </table:table-cell>
          <table:table-cell office:value-type="float" office:value="0.00634258" calcext:value-type="float">
            <text:p>0.00634258</text:p>
          </table:table-cell>
          <table:table-cell office:value-type="float" office:value="0.00795359" calcext:value-type="float">
            <text:p>0.00795359</text:p>
          </table:table-cell>
          <table:table-cell office:value-type="float" office:value="0.0523343" calcext:value-type="float">
            <text:p>0.0523343</text:p>
          </table:table-cell>
          <table:table-cell office:value-type="float" office:value="0.00986896" calcext:value-type="float">
            <text:p>0.00986896</text:p>
          </table:table-cell>
          <table:table-cell office:value-type="float" office:value="0.00794293" calcext:value-type="float">
            <text:p>0.00794293</text:p>
          </table:table-cell>
        </table:table-row>
        <table:table-row table:style-name="ro1">
          <table:table-cell office:value-type="float" office:value="154000" calcext:value-type="float">
            <text:p>154000</text:p>
          </table:table-cell>
          <table:table-cell office:value-type="float" office:value="0.00634298" calcext:value-type="float">
            <text:p>0.00634298</text:p>
          </table:table-cell>
          <table:table-cell office:value-type="float" office:value="0.00707367" calcext:value-type="float">
            <text:p>0.00707367</text:p>
          </table:table-cell>
          <table:table-cell office:value-type="float" office:value="0.0483496" calcext:value-type="float">
            <text:p>0.0483496</text:p>
          </table:table-cell>
          <table:table-cell office:value-type="float" office:value="0.00972092" calcext:value-type="float">
            <text:p>0.00972092</text:p>
          </table:table-cell>
          <table:table-cell office:value-type="float" office:value="0.00797175" calcext:value-type="float">
            <text:p>0.00797175</text:p>
          </table:table-cell>
        </table:table-row>
        <table:table-row table:style-name="ro1">
          <table:table-cell office:value-type="float" office:value="155000" calcext:value-type="float">
            <text:p>155000</text:p>
          </table:table-cell>
          <table:table-cell office:value-type="float" office:value="0.00632955" calcext:value-type="float">
            <text:p>0.00632955</text:p>
          </table:table-cell>
          <table:table-cell office:value-type="float" office:value="0.00764015" calcext:value-type="float">
            <text:p>0.00764015</text:p>
          </table:table-cell>
          <table:table-cell office:value-type="float" office:value="0.0479734" calcext:value-type="float">
            <text:p>0.0479734</text:p>
          </table:table-cell>
          <table:table-cell office:value-type="float" office:value="0.00929537" calcext:value-type="float">
            <text:p>0.00929537</text:p>
          </table:table-cell>
          <table:table-cell office:value-type="float" office:value="0.00802188" calcext:value-type="float">
            <text:p>0.00802188</text:p>
          </table:table-cell>
        </table:table-row>
        <table:table-row table:style-name="ro1">
          <table:table-cell office:value-type="float" office:value="156000" calcext:value-type="float">
            <text:p>156000</text:p>
          </table:table-cell>
          <table:table-cell office:value-type="float" office:value="0.00646298" calcext:value-type="float">
            <text:p>0.00646298</text:p>
          </table:table-cell>
          <table:table-cell office:value-type="float" office:value="0.00693393" calcext:value-type="float">
            <text:p>0.00693393</text:p>
          </table:table-cell>
          <table:table-cell office:value-type="float" office:value="0.0517323" calcext:value-type="float">
            <text:p>0.0517323</text:p>
          </table:table-cell>
          <table:table-cell office:value-type="float" office:value="0.00949788" calcext:value-type="float">
            <text:p>0.00949788</text:p>
          </table:table-cell>
          <table:table-cell office:value-type="float" office:value="0.00802741" calcext:value-type="float">
            <text:p>0.00802741</text:p>
          </table:table-cell>
        </table:table-row>
        <table:table-row table:style-name="ro1">
          <table:table-cell office:value-type="float" office:value="157000" calcext:value-type="float">
            <text:p>157000</text:p>
          </table:table-cell>
          <table:table-cell office:value-type="float" office:value="0.00626639" calcext:value-type="float">
            <text:p>0.00626639</text:p>
          </table:table-cell>
          <table:table-cell office:value-type="float" office:value="0.00748146" calcext:value-type="float">
            <text:p>0.00748146</text:p>
          </table:table-cell>
          <table:table-cell office:value-type="float" office:value="0.0501532" calcext:value-type="float">
            <text:p>0.0501532</text:p>
          </table:table-cell>
          <table:table-cell office:value-type="float" office:value="0.00928629" calcext:value-type="float">
            <text:p>0.00928629</text:p>
          </table:table-cell>
          <table:table-cell office:value-type="float" office:value="0.00802978" calcext:value-type="float">
            <text:p>0.00802978</text:p>
          </table:table-cell>
        </table:table-row>
        <table:table-row table:style-name="ro1">
          <table:table-cell office:value-type="float" office:value="158000" calcext:value-type="float">
            <text:p>158000</text:p>
          </table:table-cell>
          <table:table-cell office:value-type="float" office:value="0.00628218" calcext:value-type="float">
            <text:p>0.00628218</text:p>
          </table:table-cell>
          <table:table-cell office:value-type="float" office:value="0.00696946" calcext:value-type="float">
            <text:p>0.00696946</text:p>
          </table:table-cell>
          <table:table-cell office:value-type="float" office:value="0.0497806" calcext:value-type="float">
            <text:p>0.0497806</text:p>
          </table:table-cell>
          <table:table-cell office:value-type="float" office:value="0.00940275" calcext:value-type="float">
            <text:p>0.00940275</text:p>
          </table:table-cell>
          <table:table-cell office:value-type="float" office:value="0.00793898" calcext:value-type="float">
            <text:p>0.00793898</text:p>
          </table:table-cell>
        </table:table-row>
        <table:table-row table:style-name="ro1">
          <table:table-cell office:value-type="float" office:value="159000" calcext:value-type="float">
            <text:p>159000</text:p>
          </table:table-cell>
          <table:table-cell office:value-type="float" office:value="0.00627547" calcext:value-type="float">
            <text:p>0.00627547</text:p>
          </table:table-cell>
          <table:table-cell office:value-type="float" office:value="0.00695801" calcext:value-type="float">
            <text:p>0.00695801</text:p>
          </table:table-cell>
          <table:table-cell office:value-type="float" office:value="0.0480409" calcext:value-type="float">
            <text:p>0.0480409</text:p>
          </table:table-cell>
          <table:table-cell office:value-type="float" office:value="0.00993764" calcext:value-type="float">
            <text:p>0.00993764</text:p>
          </table:table-cell>
          <table:table-cell office:value-type="float" office:value="0.00800649" calcext:value-type="float">
            <text:p>0.00800649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0.00673142" calcext:value-type="float">
            <text:p>0.00673142</text:p>
          </table:table-cell>
          <table:table-cell office:value-type="float" office:value="0.00717078" calcext:value-type="float">
            <text:p>0.00717078</text:p>
          </table:table-cell>
          <table:table-cell office:value-type="float" office:value="0.0481234" calcext:value-type="float">
            <text:p>0.0481234</text:p>
          </table:table-cell>
          <table:table-cell office:value-type="float" office:value="0.00928037" calcext:value-type="float">
            <text:p>0.00928037</text:p>
          </table:table-cell>
          <table:table-cell office:value-type="float" office:value="0.00800925" calcext:value-type="float">
            <text:p>0.00800925</text:p>
          </table:table-cell>
        </table:table-row>
        <table:table-row table:style-name="ro1">
          <table:table-cell office:value-type="float" office:value="161000" calcext:value-type="float">
            <text:p>161000</text:p>
          </table:table-cell>
          <table:table-cell office:value-type="float" office:value="0.00645469" calcext:value-type="float">
            <text:p>0.00645469</text:p>
          </table:table-cell>
          <table:table-cell office:value-type="float" office:value="0.00697972" calcext:value-type="float">
            <text:p>0.00697972</text:p>
          </table:table-cell>
          <table:table-cell office:value-type="float" office:value="0.0496866" calcext:value-type="float">
            <text:p>0.0496866</text:p>
          </table:table-cell>
          <table:table-cell office:value-type="float" office:value="0.00929695" calcext:value-type="float">
            <text:p>0.00929695</text:p>
          </table:table-cell>
          <table:table-cell office:value-type="float" office:value="0.00799109" calcext:value-type="float">
            <text:p>0.00799109</text:p>
          </table:table-cell>
        </table:table-row>
        <table:table-row table:style-name="ro1">
          <table:table-cell office:value-type="float" office:value="162000" calcext:value-type="float">
            <text:p>162000</text:p>
          </table:table-cell>
          <table:table-cell office:value-type="float" office:value="0.00630547" calcext:value-type="float">
            <text:p>0.00630547</text:p>
          </table:table-cell>
          <table:table-cell office:value-type="float" office:value="0.0070263" calcext:value-type="float">
            <text:p>0.0070263</text:p>
          </table:table-cell>
          <table:table-cell office:value-type="float" office:value="0.0498059" calcext:value-type="float">
            <text:p>0.0498059</text:p>
          </table:table-cell>
          <table:table-cell office:value-type="float" office:value="0.0092709" calcext:value-type="float">
            <text:p>0.0092709</text:p>
          </table:table-cell>
          <table:table-cell office:value-type="float" office:value="0.00805228" calcext:value-type="float">
            <text:p>0.00805228</text:p>
          </table:table-cell>
        </table:table-row>
        <table:table-row table:style-name="ro1">
          <table:table-cell office:value-type="float" office:value="163000" calcext:value-type="float">
            <text:p>163000</text:p>
          </table:table-cell>
          <table:table-cell office:value-type="float" office:value="0.00628652" calcext:value-type="float">
            <text:p>0.00628652</text:p>
          </table:table-cell>
          <table:table-cell office:value-type="float" office:value="0.00710012" calcext:value-type="float">
            <text:p>0.00710012</text:p>
          </table:table-cell>
          <table:table-cell office:value-type="float" office:value="0.0495185" calcext:value-type="float">
            <text:p>0.0495185</text:p>
          </table:table-cell>
          <table:table-cell office:value-type="float" office:value="0.00975053" calcext:value-type="float">
            <text:p>0.00975053</text:p>
          </table:table-cell>
          <table:table-cell office:value-type="float" office:value="0.00844388" calcext:value-type="float">
            <text:p>0.00844388</text:p>
          </table:table-cell>
        </table:table-row>
        <table:table-row table:style-name="ro1">
          <table:table-cell office:value-type="float" office:value="164000" calcext:value-type="float">
            <text:p>164000</text:p>
          </table:table-cell>
          <table:table-cell office:value-type="float" office:value="0.00654391" calcext:value-type="float">
            <text:p>0.00654391</text:p>
          </table:table-cell>
          <table:table-cell office:value-type="float" office:value="0.00709617" calcext:value-type="float">
            <text:p>0.00709617</text:p>
          </table:table-cell>
          <table:table-cell office:value-type="float" office:value="0.0484882" calcext:value-type="float">
            <text:p>0.0484882</text:p>
          </table:table-cell>
          <table:table-cell office:value-type="float" office:value="0.00934669" calcext:value-type="float">
            <text:p>0.00934669</text:p>
          </table:table-cell>
          <table:table-cell office:value-type="float" office:value="0.00799583" calcext:value-type="float">
            <text:p>0.00799583</text:p>
          </table:table-cell>
        </table:table-row>
        <table:table-row table:style-name="ro1">
          <table:table-cell office:value-type="float" office:value="165000" calcext:value-type="float">
            <text:p>165000</text:p>
          </table:table-cell>
          <table:table-cell office:value-type="float" office:value="0.00632166" calcext:value-type="float">
            <text:p>0.00632166</text:p>
          </table:table-cell>
          <table:table-cell office:value-type="float" office:value="0.00692959" calcext:value-type="float">
            <text:p>0.00692959</text:p>
          </table:table-cell>
          <table:table-cell office:value-type="float" office:value="0.0495524" calcext:value-type="float">
            <text:p>0.0495524</text:p>
          </table:table-cell>
          <table:table-cell office:value-type="float" office:value="0.00934985" calcext:value-type="float">
            <text:p>0.00934985</text:p>
          </table:table-cell>
          <table:table-cell office:value-type="float" office:value="0.00823979" calcext:value-type="float">
            <text:p>0.00823979</text:p>
          </table:table-cell>
        </table:table-row>
        <table:table-row table:style-name="ro1">
          <table:table-cell office:value-type="float" office:value="166000" calcext:value-type="float">
            <text:p>166000</text:p>
          </table:table-cell>
          <table:table-cell office:value-type="float" office:value="0.00639745" calcext:value-type="float">
            <text:p>0.00639745</text:p>
          </table:table-cell>
          <table:table-cell office:value-type="float" office:value="0.0069513" calcext:value-type="float">
            <text:p>0.0069513</text:p>
          </table:table-cell>
          <table:table-cell office:value-type="float" office:value="0.053727" calcext:value-type="float">
            <text:p>0.053727</text:p>
          </table:table-cell>
          <table:table-cell office:value-type="float" office:value="0.00932301" calcext:value-type="float">
            <text:p>0.00932301</text:p>
          </table:table-cell>
          <table:table-cell office:value-type="float" office:value="0.00796464" calcext:value-type="float">
            <text:p>0.00796464</text:p>
          </table:table-cell>
        </table:table-row>
        <table:table-row table:style-name="ro1">
          <table:table-cell office:value-type="float" office:value="167000" calcext:value-type="float">
            <text:p>167000</text:p>
          </table:table-cell>
          <table:table-cell office:value-type="float" office:value="0.00625021" calcext:value-type="float">
            <text:p>0.00625021</text:p>
          </table:table-cell>
          <table:table-cell office:value-type="float" office:value="0.00700577" calcext:value-type="float">
            <text:p>0.00700577</text:p>
          </table:table-cell>
          <table:table-cell office:value-type="float" office:value="0.0483354" calcext:value-type="float">
            <text:p>0.0483354</text:p>
          </table:table-cell>
          <table:table-cell office:value-type="float" office:value="0.00929735" calcext:value-type="float">
            <text:p>0.00929735</text:p>
          </table:table-cell>
          <table:table-cell office:value-type="float" office:value="0.00792003" calcext:value-type="float">
            <text:p>0.00792003</text:p>
          </table:table-cell>
        </table:table-row>
        <table:table-row table:style-name="ro1">
          <table:table-cell office:value-type="float" office:value="168000" calcext:value-type="float">
            <text:p>168000</text:p>
          </table:table-cell>
          <table:table-cell office:value-type="float" office:value="0.00643022" calcext:value-type="float">
            <text:p>0.00643022</text:p>
          </table:table-cell>
          <table:table-cell office:value-type="float" office:value="0.00700933" calcext:value-type="float">
            <text:p>0.00700933</text:p>
          </table:table-cell>
          <table:table-cell office:value-type="float" office:value="0.0500601" calcext:value-type="float">
            <text:p>0.0500601</text:p>
          </table:table-cell>
          <table:table-cell office:value-type="float" office:value="0.00933564" calcext:value-type="float">
            <text:p>0.00933564</text:p>
          </table:table-cell>
          <table:table-cell office:value-type="float" office:value="0.00795596" calcext:value-type="float">
            <text:p>0.00795596</text:p>
          </table:table-cell>
        </table:table-row>
        <table:table-row table:style-name="ro1">
          <table:table-cell office:value-type="float" office:value="169000" calcext:value-type="float">
            <text:p>169000</text:p>
          </table:table-cell>
          <table:table-cell office:value-type="float" office:value="0.00630192" calcext:value-type="float">
            <text:p>0.00630192</text:p>
          </table:table-cell>
          <table:table-cell office:value-type="float" office:value="0.00691577" calcext:value-type="float">
            <text:p>0.00691577</text:p>
          </table:table-cell>
          <table:table-cell office:value-type="float" office:value="0.0491983" calcext:value-type="float">
            <text:p>0.0491983</text:p>
          </table:table-cell>
          <table:table-cell office:value-type="float" office:value="0.00929458" calcext:value-type="float">
            <text:p>0.00929458</text:p>
          </table:table-cell>
          <table:table-cell office:value-type="float" office:value="0.00805386" calcext:value-type="float">
            <text:p>0.00805386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0.00636903" calcext:value-type="float">
            <text:p>0.00636903</text:p>
          </table:table-cell>
          <table:table-cell office:value-type="float" office:value="0.00715578" calcext:value-type="float">
            <text:p>0.00715578</text:p>
          </table:table-cell>
          <table:table-cell office:value-type="float" office:value="0.0550984" calcext:value-type="float">
            <text:p>0.0550984</text:p>
          </table:table-cell>
          <table:table-cell office:value-type="float" office:value="0.00931314" calcext:value-type="float">
            <text:p>0.00931314</text:p>
          </table:table-cell>
          <table:table-cell office:value-type="float" office:value="0.00788687" calcext:value-type="float">
            <text:p>0.00788687</text:p>
          </table:table-cell>
        </table:table-row>
        <table:table-row table:style-name="ro1">
          <table:table-cell office:value-type="float" office:value="171000" calcext:value-type="float">
            <text:p>171000</text:p>
          </table:table-cell>
          <table:table-cell office:value-type="float" office:value="0.00644522" calcext:value-type="float">
            <text:p>0.00644522</text:p>
          </table:table-cell>
          <table:table-cell office:value-type="float" office:value="0.00742185" calcext:value-type="float">
            <text:p>0.00742185</text:p>
          </table:table-cell>
          <table:table-cell office:value-type="float" office:value="0.0484885" calcext:value-type="float">
            <text:p>0.0484885</text:p>
          </table:table-cell>
          <table:table-cell office:value-type="float" office:value="0.00962381" calcext:value-type="float">
            <text:p>0.00962381</text:p>
          </table:table-cell>
          <table:table-cell office:value-type="float" office:value="0.00805544" calcext:value-type="float">
            <text:p>0.00805544</text:p>
          </table:table-cell>
        </table:table-row>
        <table:table-row table:style-name="ro1">
          <table:table-cell office:value-type="float" office:value="172000" calcext:value-type="float">
            <text:p>172000</text:p>
          </table:table-cell>
          <table:table-cell office:value-type="float" office:value="0.00628771" calcext:value-type="float">
            <text:p>0.00628771</text:p>
          </table:table-cell>
          <table:table-cell office:value-type="float" office:value="0.00721736" calcext:value-type="float">
            <text:p>0.00721736</text:p>
          </table:table-cell>
          <table:table-cell office:value-type="float" office:value="0.0487755" calcext:value-type="float">
            <text:p>0.0487755</text:p>
          </table:table-cell>
          <table:table-cell office:value-type="float" office:value="0.00933919" calcext:value-type="float">
            <text:p>0.00933919</text:p>
          </table:table-cell>
          <table:table-cell office:value-type="float" office:value="0.0080357" calcext:value-type="float">
            <text:p>0.0080357</text:p>
          </table:table-cell>
        </table:table-row>
        <table:table-row table:style-name="ro1">
          <table:table-cell office:value-type="float" office:value="173000" calcext:value-type="float">
            <text:p>173000</text:p>
          </table:table-cell>
          <table:table-cell office:value-type="float" office:value="0.00629245" calcext:value-type="float">
            <text:p>0.00629245</text:p>
          </table:table-cell>
          <table:table-cell office:value-type="float" office:value="0.00998462" calcext:value-type="float">
            <text:p>0.00998462</text:p>
          </table:table-cell>
          <table:table-cell office:value-type="float" office:value="0.0485446" calcext:value-type="float">
            <text:p>0.0485446</text:p>
          </table:table-cell>
          <table:table-cell office:value-type="float" office:value="0.00963723" calcext:value-type="float">
            <text:p>0.00963723</text:p>
          </table:table-cell>
          <table:table-cell office:value-type="float" office:value="0.00827058" calcext:value-type="float">
            <text:p>0.00827058</text:p>
          </table:table-cell>
        </table:table-row>
        <table:table-row table:style-name="ro1">
          <table:table-cell office:value-type="float" office:value="174000" calcext:value-type="float">
            <text:p>174000</text:p>
          </table:table-cell>
          <table:table-cell office:value-type="float" office:value="0.00629284" calcext:value-type="float">
            <text:p>0.00629284</text:p>
          </table:table-cell>
          <table:table-cell office:value-type="float" office:value="0.00696196" calcext:value-type="float">
            <text:p>0.00696196</text:p>
          </table:table-cell>
          <table:table-cell office:value-type="float" office:value="0.0514725" calcext:value-type="float">
            <text:p>0.0514725</text:p>
          </table:table-cell>
          <table:table-cell office:value-type="float" office:value="0.00972211" calcext:value-type="float">
            <text:p>0.00972211</text:p>
          </table:table-cell>
          <table:table-cell office:value-type="float" office:value="0.0080732" calcext:value-type="float">
            <text:p>0.0080732</text:p>
          </table:table-cell>
        </table:table-row>
        <table:table-row table:style-name="ro1">
          <table:table-cell office:value-type="float" office:value="175000" calcext:value-type="float">
            <text:p>175000</text:p>
          </table:table-cell>
          <table:table-cell office:value-type="float" office:value="0.00624468" calcext:value-type="float">
            <text:p>0.00624468</text:p>
          </table:table-cell>
          <table:table-cell office:value-type="float" office:value="0.0073954" calcext:value-type="float">
            <text:p>0.0073954</text:p>
          </table:table-cell>
          <table:table-cell office:value-type="float" office:value="0.0481566" calcext:value-type="float">
            <text:p>0.0481566</text:p>
          </table:table-cell>
          <table:table-cell office:value-type="float" office:value="0.00934827" calcext:value-type="float">
            <text:p>0.00934827</text:p>
          </table:table-cell>
          <table:table-cell office:value-type="float" office:value="0.0079982" calcext:value-type="float">
            <text:p>0.0079982</text:p>
          </table:table-cell>
        </table:table-row>
        <table:table-row table:style-name="ro1">
          <table:table-cell office:value-type="float" office:value="176000" calcext:value-type="float">
            <text:p>176000</text:p>
          </table:table-cell>
          <table:table-cell office:value-type="float" office:value="0.00652693" calcext:value-type="float">
            <text:p>0.00652693</text:p>
          </table:table-cell>
          <table:table-cell office:value-type="float" office:value="0.00738987" calcext:value-type="float">
            <text:p>0.00738987</text:p>
          </table:table-cell>
          <table:table-cell office:value-type="float" office:value="0.0483488" calcext:value-type="float">
            <text:p>0.0483488</text:p>
          </table:table-cell>
          <table:table-cell office:value-type="float" office:value="0.00932616" calcext:value-type="float">
            <text:p>0.00932616</text:p>
          </table:table-cell>
          <table:table-cell office:value-type="float" office:value="0.00797925" calcext:value-type="float">
            <text:p>0.00797925</text:p>
          </table:table-cell>
        </table:table-row>
        <table:table-row table:style-name="ro1">
          <table:table-cell office:value-type="float" office:value="177000" calcext:value-type="float">
            <text:p>177000</text:p>
          </table:table-cell>
          <table:table-cell office:value-type="float" office:value="0.00657351" calcext:value-type="float">
            <text:p>0.00657351</text:p>
          </table:table-cell>
          <table:table-cell office:value-type="float" office:value="0.00696669" calcext:value-type="float">
            <text:p>0.00696669</text:p>
          </table:table-cell>
          <table:table-cell office:value-type="float" office:value="0.0487258" calcext:value-type="float">
            <text:p>0.0487258</text:p>
          </table:table-cell>
          <table:table-cell office:value-type="float" office:value="0.00929537" calcext:value-type="float">
            <text:p>0.00929537</text:p>
          </table:table-cell>
          <table:table-cell office:value-type="float" office:value="0.00832387" calcext:value-type="float">
            <text:p>0.00832387</text:p>
          </table:table-cell>
        </table:table-row>
        <table:table-row table:style-name="ro1">
          <table:table-cell office:value-type="float" office:value="178000" calcext:value-type="float">
            <text:p>178000</text:p>
          </table:table-cell>
          <table:table-cell office:value-type="float" office:value="0.00648469" calcext:value-type="float">
            <text:p>0.00648469</text:p>
          </table:table-cell>
          <table:table-cell office:value-type="float" office:value="0.00698604" calcext:value-type="float">
            <text:p>0.00698604</text:p>
          </table:table-cell>
          <table:table-cell office:value-type="float" office:value="0.0527065" calcext:value-type="float">
            <text:p>0.0527065</text:p>
          </table:table-cell>
          <table:table-cell office:value-type="float" office:value="0.00930366" calcext:value-type="float">
            <text:p>0.00930366</text:p>
          </table:table-cell>
          <table:table-cell office:value-type="float" office:value="0.00795596" calcext:value-type="float">
            <text:p>0.00795596</text:p>
          </table:table-cell>
        </table:table-row>
        <table:table-row table:style-name="ro1">
          <table:table-cell office:value-type="float" office:value="179000" calcext:value-type="float">
            <text:p>179000</text:p>
          </table:table-cell>
          <table:table-cell office:value-type="float" office:value="0.00926853" calcext:value-type="float">
            <text:p>0.00926853</text:p>
          </table:table-cell>
          <table:table-cell office:value-type="float" office:value="0.00699985" calcext:value-type="float">
            <text:p>0.00699985</text:p>
          </table:table-cell>
          <table:table-cell office:value-type="float" office:value="0.0494679" calcext:value-type="float">
            <text:p>0.0494679</text:p>
          </table:table-cell>
          <table:table-cell office:value-type="float" office:value="0.0094363" calcext:value-type="float">
            <text:p>0.0094363</text:p>
          </table:table-cell>
          <table:table-cell office:value-type="float" office:value="0.00833098" calcext:value-type="float">
            <text:p>0.00833098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0.00629639" calcext:value-type="float">
            <text:p>0.00629639</text:p>
          </table:table-cell>
          <table:table-cell office:value-type="float" office:value="0.00726276" calcext:value-type="float">
            <text:p>0.00726276</text:p>
          </table:table-cell>
          <table:table-cell office:value-type="float" office:value="0.0480894" calcext:value-type="float">
            <text:p>0.0480894</text:p>
          </table:table-cell>
          <table:table-cell office:value-type="float" office:value="0.00932656" calcext:value-type="float">
            <text:p>0.00932656</text:p>
          </table:table-cell>
          <table:table-cell office:value-type="float" office:value="0.00799899" calcext:value-type="float">
            <text:p>0.00799899</text:p>
          </table:table-cell>
        </table:table-row>
        <table:table-row table:style-name="ro1">
          <table:table-cell office:value-type="float" office:value="181000" calcext:value-type="float">
            <text:p>181000</text:p>
          </table:table-cell>
          <table:table-cell office:value-type="float" office:value="0.00631455" calcext:value-type="float">
            <text:p>0.00631455</text:p>
          </table:table-cell>
          <table:table-cell office:value-type="float" office:value="0.0070263" calcext:value-type="float">
            <text:p>0.0070263</text:p>
          </table:table-cell>
          <table:table-cell office:value-type="float" office:value="0.0487728" calcext:value-type="float">
            <text:p>0.0487728</text:p>
          </table:table-cell>
          <table:table-cell office:value-type="float" office:value="0.0092784" calcext:value-type="float">
            <text:p>0.0092784</text:p>
          </table:table-cell>
          <table:table-cell office:value-type="float" office:value="0.00799267" calcext:value-type="float">
            <text:p>0.00799267</text:p>
          </table:table-cell>
        </table:table-row>
        <table:table-row table:style-name="ro1">
          <table:table-cell office:value-type="float" office:value="182000" calcext:value-type="float">
            <text:p>182000</text:p>
          </table:table-cell>
          <table:table-cell office:value-type="float" office:value="0.00630113" calcext:value-type="float">
            <text:p>0.00630113</text:p>
          </table:table-cell>
          <table:table-cell office:value-type="float" office:value="0.00688932" calcext:value-type="float">
            <text:p>0.00688932</text:p>
          </table:table-cell>
          <table:table-cell office:value-type="float" office:value="0.0526177" calcext:value-type="float">
            <text:p>0.0526177</text:p>
          </table:table-cell>
          <table:table-cell office:value-type="float" office:value="0.00939683" calcext:value-type="float">
            <text:p>0.00939683</text:p>
          </table:table-cell>
          <table:table-cell office:value-type="float" office:value="0.00795359" calcext:value-type="float">
            <text:p>0.00795359</text:p>
          </table:table-cell>
        </table:table-row>
        <table:table-row table:style-name="ro1">
          <table:table-cell office:value-type="float" office:value="183000" calcext:value-type="float">
            <text:p>183000</text:p>
          </table:table-cell>
          <table:table-cell office:value-type="float" office:value="0.00631061" calcext:value-type="float">
            <text:p>0.00631061</text:p>
          </table:table-cell>
          <table:table-cell office:value-type="float" office:value="0.00703538" calcext:value-type="float">
            <text:p>0.00703538</text:p>
          </table:table-cell>
          <table:table-cell office:value-type="float" office:value="0.0502772" calcext:value-type="float">
            <text:p>0.0502772</text:p>
          </table:table-cell>
          <table:table-cell office:value-type="float" office:value="0.00937274" calcext:value-type="float">
            <text:p>0.00937274</text:p>
          </table:table-cell>
          <table:table-cell office:value-type="float" office:value="0.00807557" calcext:value-type="float">
            <text:p>0.00807557</text:p>
          </table:table-cell>
        </table:table-row>
        <table:table-row table:style-name="ro1">
          <table:table-cell office:value-type="float" office:value="184000" calcext:value-type="float">
            <text:p>184000</text:p>
          </table:table-cell>
          <table:table-cell office:value-type="float" office:value="0.00626323" calcext:value-type="float">
            <text:p>0.00626323</text:p>
          </table:table-cell>
          <table:table-cell office:value-type="float" office:value="0.00698446" calcext:value-type="float">
            <text:p>0.00698446</text:p>
          </table:table-cell>
          <table:table-cell office:value-type="float" office:value="0.0508176" calcext:value-type="float">
            <text:p>0.0508176</text:p>
          </table:table-cell>
          <table:table-cell office:value-type="float" office:value="0.00960368" calcext:value-type="float">
            <text:p>0.00960368</text:p>
          </table:table-cell>
          <table:table-cell office:value-type="float" office:value="0.00797727" calcext:value-type="float">
            <text:p>0.00797727</text:p>
          </table:table-cell>
        </table:table-row>
        <table:table-row table:style-name="ro1">
          <table:table-cell office:value-type="float" office:value="185000" calcext:value-type="float">
            <text:p>185000</text:p>
          </table:table-cell>
          <table:table-cell office:value-type="float" office:value="0.0066426" calcext:value-type="float">
            <text:p>0.0066426</text:p>
          </table:table-cell>
          <table:table-cell office:value-type="float" office:value="0.00698604" calcext:value-type="float">
            <text:p>0.00698604</text:p>
          </table:table-cell>
          <table:table-cell office:value-type="float" office:value="0.0548098" calcext:value-type="float">
            <text:p>0.0548098</text:p>
          </table:table-cell>
          <table:table-cell office:value-type="float" office:value="0.0092176" calcext:value-type="float">
            <text:p>0.0092176</text:p>
          </table:table-cell>
          <table:table-cell office:value-type="float" office:value="0.00811228" calcext:value-type="float">
            <text:p>0.00811228</text:p>
          </table:table-cell>
        </table:table-row>
        <table:table-row table:style-name="ro1">
          <table:table-cell office:value-type="float" office:value="186000" calcext:value-type="float">
            <text:p>186000</text:p>
          </table:table-cell>
          <table:table-cell office:value-type="float" office:value="0.00641601" calcext:value-type="float">
            <text:p>0.00641601</text:p>
          </table:table-cell>
          <table:table-cell office:value-type="float" office:value="0.00706736" calcext:value-type="float">
            <text:p>0.00706736</text:p>
          </table:table-cell>
          <table:table-cell office:value-type="float" office:value="0.0509143" calcext:value-type="float">
            <text:p>0.0509143</text:p>
          </table:table-cell>
          <table:table-cell office:value-type="float" office:value="0.00949078" calcext:value-type="float">
            <text:p>0.00949078</text:p>
          </table:table-cell>
          <table:table-cell office:value-type="float" office:value="0.00816755" calcext:value-type="float">
            <text:p>0.00816755</text:p>
          </table:table-cell>
        </table:table-row>
        <table:table-row table:style-name="ro1">
          <table:table-cell office:value-type="float" office:value="187000" calcext:value-type="float">
            <text:p>187000</text:p>
          </table:table-cell>
          <table:table-cell office:value-type="float" office:value="0.00657154" calcext:value-type="float">
            <text:p>0.00657154</text:p>
          </table:table-cell>
          <table:table-cell office:value-type="float" office:value="0.00699709" calcext:value-type="float">
            <text:p>0.00699709</text:p>
          </table:table-cell>
          <table:table-cell office:value-type="float" office:value="0.0484518" calcext:value-type="float">
            <text:p>0.0484518</text:p>
          </table:table-cell>
          <table:table-cell office:value-type="float" office:value="0.00965855" calcext:value-type="float">
            <text:p>0.00965855</text:p>
          </table:table-cell>
          <table:table-cell office:value-type="float" office:value="0.00817347" calcext:value-type="float">
            <text:p>0.00817347</text:p>
          </table:table-cell>
        </table:table-row>
        <table:table-row table:style-name="ro1">
          <table:table-cell office:value-type="float" office:value="188000" calcext:value-type="float">
            <text:p>188000</text:p>
          </table:table-cell>
          <table:table-cell office:value-type="float" office:value="0.00625613" calcext:value-type="float">
            <text:p>0.00625613</text:p>
          </table:table-cell>
          <table:table-cell office:value-type="float" office:value="0.00694261" calcext:value-type="float">
            <text:p>0.00694261</text:p>
          </table:table-cell>
          <table:table-cell office:value-type="float" office:value="0.0480784" calcext:value-type="float">
            <text:p>0.0480784</text:p>
          </table:table-cell>
          <table:table-cell office:value-type="float" office:value="0.00950736" calcext:value-type="float">
            <text:p>0.00950736</text:p>
          </table:table-cell>
          <table:table-cell office:value-type="float" office:value="0.00811347" calcext:value-type="float">
            <text:p>0.00811347</text:p>
          </table:table-cell>
        </table:table-row>
        <table:table-row table:style-name="ro1">
          <table:table-cell office:value-type="float" office:value="189000" calcext:value-type="float">
            <text:p>189000</text:p>
          </table:table-cell>
          <table:table-cell office:value-type="float" office:value="0.0063035" calcext:value-type="float">
            <text:p>0.0063035</text:p>
          </table:table-cell>
          <table:table-cell office:value-type="float" office:value="0.00691774" calcext:value-type="float">
            <text:p>0.00691774</text:p>
          </table:table-cell>
          <table:table-cell office:value-type="float" office:value="0.0498509" calcext:value-type="float">
            <text:p>0.0498509</text:p>
          </table:table-cell>
          <table:table-cell office:value-type="float" office:value="0.00937393" calcext:value-type="float">
            <text:p>0.00937393</text:p>
          </table:table-cell>
          <table:table-cell office:value-type="float" office:value="0.00795793" calcext:value-type="float">
            <text:p>0.00795793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float" office:value="0.00635245" calcext:value-type="float">
            <text:p>0.00635245</text:p>
          </table:table-cell>
          <table:table-cell office:value-type="float" office:value="0.00711512" calcext:value-type="float">
            <text:p>0.00711512</text:p>
          </table:table-cell>
          <table:table-cell office:value-type="float" office:value="0.0515815" calcext:value-type="float">
            <text:p>0.0515815</text:p>
          </table:table-cell>
          <table:table-cell office:value-type="float" office:value="0.00936682" calcext:value-type="float">
            <text:p>0.00936682</text:p>
          </table:table-cell>
          <table:table-cell office:value-type="float" office:value="0.0085327" calcext:value-type="float">
            <text:p>0.0085327</text:p>
          </table:table-cell>
        </table:table-row>
        <table:table-row table:style-name="ro1">
          <table:table-cell office:value-type="float" office:value="191000" calcext:value-type="float">
            <text:p>191000</text:p>
          </table:table-cell>
          <table:table-cell office:value-type="float" office:value="0.00641916" calcext:value-type="float">
            <text:p>0.00641916</text:p>
          </table:table-cell>
          <table:table-cell office:value-type="float" office:value="0.00698722" calcext:value-type="float">
            <text:p>0.00698722</text:p>
          </table:table-cell>
          <table:table-cell office:value-type="float" office:value="0.0486366" calcext:value-type="float">
            <text:p>0.0486366</text:p>
          </table:table-cell>
          <table:table-cell office:value-type="float" office:value="0.00949354" calcext:value-type="float">
            <text:p>0.00949354</text:p>
          </table:table-cell>
          <table:table-cell office:value-type="float" office:value="0.00802622" calcext:value-type="float">
            <text:p>0.00802622</text:p>
          </table:table-cell>
        </table:table-row>
        <table:table-row table:style-name="ro1">
          <table:table-cell office:value-type="float" office:value="192000" calcext:value-type="float">
            <text:p>192000</text:p>
          </table:table-cell>
          <table:table-cell office:value-type="float" office:value="0.00645311" calcext:value-type="float">
            <text:p>0.00645311</text:p>
          </table:table-cell>
          <table:table-cell office:value-type="float" office:value="0.00701327" calcext:value-type="float">
            <text:p>0.00701327</text:p>
          </table:table-cell>
          <table:table-cell office:value-type="float" office:value="0.0494454" calcext:value-type="float">
            <text:p>0.0494454</text:p>
          </table:table-cell>
          <table:table-cell office:value-type="float" office:value="0.00930248" calcext:value-type="float">
            <text:p>0.00930248</text:p>
          </table:table-cell>
          <table:table-cell office:value-type="float" office:value="0.00833493" calcext:value-type="float">
            <text:p>0.00833493</text:p>
          </table:table-cell>
        </table:table-row>
        <table:table-row table:style-name="ro1">
          <table:table-cell office:value-type="float" office:value="193000" calcext:value-type="float">
            <text:p>193000</text:p>
          </table:table-cell>
          <table:table-cell office:value-type="float" office:value="0.0064993" calcext:value-type="float">
            <text:p>0.0064993</text:p>
          </table:table-cell>
          <table:table-cell office:value-type="float" office:value="0.00709183" calcext:value-type="float">
            <text:p>0.00709183</text:p>
          </table:table-cell>
          <table:table-cell office:value-type="float" office:value="0.0488486" calcext:value-type="float">
            <text:p>0.0488486</text:p>
          </table:table-cell>
          <table:table-cell office:value-type="float" office:value="0.00927642" calcext:value-type="float">
            <text:p>0.00927642</text:p>
          </table:table-cell>
          <table:table-cell office:value-type="float" office:value="0.00797885" calcext:value-type="float">
            <text:p>0.00797885</text:p>
          </table:table-cell>
        </table:table-row>
        <table:table-row table:style-name="ro1">
          <table:table-cell office:value-type="float" office:value="194000" calcext:value-type="float">
            <text:p>194000</text:p>
          </table:table-cell>
          <table:table-cell office:value-type="float" office:value="0.00630982" calcext:value-type="float">
            <text:p>0.00630982</text:p>
          </table:table-cell>
          <table:table-cell office:value-type="float" office:value="0.00723197" calcext:value-type="float">
            <text:p>0.00723197</text:p>
          </table:table-cell>
          <table:table-cell office:value-type="float" office:value="0.05269" calcext:value-type="float">
            <text:p>0.05269</text:p>
          </table:table-cell>
          <table:table-cell office:value-type="float" office:value="0.00959578" calcext:value-type="float">
            <text:p>0.00959578</text:p>
          </table:table-cell>
          <table:table-cell office:value-type="float" office:value="0.00801872" calcext:value-type="float">
            <text:p>0.00801872</text:p>
          </table:table-cell>
        </table:table-row>
        <table:table-row table:style-name="ro1">
          <table:table-cell office:value-type="float" office:value="195000" calcext:value-type="float">
            <text:p>195000</text:p>
          </table:table-cell>
          <table:table-cell office:value-type="float" office:value="0.00632797" calcext:value-type="float">
            <text:p>0.00632797</text:p>
          </table:table-cell>
          <table:table-cell office:value-type="float" office:value="0.00699433" calcext:value-type="float">
            <text:p>0.00699433</text:p>
          </table:table-cell>
          <table:table-cell office:value-type="float" office:value="0.0490511" calcext:value-type="float">
            <text:p>0.0490511</text:p>
          </table:table-cell>
          <table:table-cell office:value-type="float" office:value="0.00947775" calcext:value-type="float">
            <text:p>0.00947775</text:p>
          </table:table-cell>
          <table:table-cell office:value-type="float" office:value="0.00804123" calcext:value-type="float">
            <text:p>0.00804123</text:p>
          </table:table-cell>
        </table:table-row>
        <table:table-row table:style-name="ro1">
          <table:table-cell office:value-type="float" office:value="196000" calcext:value-type="float">
            <text:p>196000</text:p>
          </table:table-cell>
          <table:table-cell office:value-type="float" office:value="0.00629047" calcext:value-type="float">
            <text:p>0.00629047</text:p>
          </table:table-cell>
          <table:table-cell office:value-type="float" office:value="0.00715657" calcext:value-type="float">
            <text:p>0.00715657</text:p>
          </table:table-cell>
          <table:table-cell office:value-type="float" office:value="0.048155" calcext:value-type="float">
            <text:p>0.048155</text:p>
          </table:table-cell>
          <table:table-cell office:value-type="float" office:value="0.00976356" calcext:value-type="float">
            <text:p>0.00976356</text:p>
          </table:table-cell>
          <table:table-cell office:value-type="float" office:value="0.00811347" calcext:value-type="float">
            <text:p>0.00811347</text:p>
          </table:table-cell>
        </table:table-row>
        <table:table-row table:style-name="ro1">
          <table:table-cell office:value-type="float" office:value="197000" calcext:value-type="float">
            <text:p>197000</text:p>
          </table:table-cell>
          <table:table-cell office:value-type="float" office:value="0.00660628" calcext:value-type="float">
            <text:p>0.00660628</text:p>
          </table:table-cell>
          <table:table-cell office:value-type="float" office:value="0.0070038" calcext:value-type="float">
            <text:p>0.0070038</text:p>
          </table:table-cell>
          <table:table-cell office:value-type="float" office:value="0.0490886" calcext:value-type="float">
            <text:p>0.0490886</text:p>
          </table:table-cell>
          <table:table-cell office:value-type="float" office:value="0.00964789" calcext:value-type="float">
            <text:p>0.00964789</text:p>
          </table:table-cell>
          <table:table-cell office:value-type="float" office:value="0.00806688" calcext:value-type="float">
            <text:p>0.00806688</text:p>
          </table:table-cell>
        </table:table-row>
        <table:table-row table:style-name="ro1">
          <table:table-cell office:value-type="float" office:value="198000" calcext:value-type="float">
            <text:p>198000</text:p>
          </table:table-cell>
          <table:table-cell office:value-type="float" office:value="0.0083673" calcext:value-type="float">
            <text:p>0.0083673</text:p>
          </table:table-cell>
          <table:table-cell office:value-type="float" office:value="0.00697617" calcext:value-type="float">
            <text:p>0.00697617</text:p>
          </table:table-cell>
          <table:table-cell office:value-type="float" office:value="0.04811" calcext:value-type="float">
            <text:p>0.04811</text:p>
          </table:table-cell>
          <table:table-cell office:value-type="float" office:value="0.00939564" calcext:value-type="float">
            <text:p>0.00939564</text:p>
          </table:table-cell>
          <table:table-cell office:value-type="float" office:value="0.00809333" calcext:value-type="float">
            <text:p>0.00809333</text:p>
          </table:table-cell>
        </table:table-row>
        <table:table-row table:style-name="ro1">
          <table:table-cell office:value-type="float" office:value="199000" calcext:value-type="float">
            <text:p>199000</text:p>
          </table:table-cell>
          <table:table-cell office:value-type="float" office:value="0.00637771" calcext:value-type="float">
            <text:p>0.00637771</text:p>
          </table:table-cell>
          <table:table-cell office:value-type="float" office:value="0.00711117" calcext:value-type="float">
            <text:p>0.00711117</text:p>
          </table:table-cell>
          <table:table-cell office:value-type="float" office:value="0.051902" calcext:value-type="float">
            <text:p>0.051902</text:p>
          </table:table-cell>
          <table:table-cell office:value-type="float" office:value="0.00933485" calcext:value-type="float">
            <text:p>0.00933485</text:p>
          </table:table-cell>
          <table:table-cell office:value-type="float" office:value="0.00795951" calcext:value-type="float">
            <text:p>0.00795951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00640179" calcext:value-type="float">
            <text:p>0.00640179</text:p>
          </table:table-cell>
          <table:table-cell office:value-type="float" office:value="0.00702235" calcext:value-type="float">
            <text:p>0.00702235</text:p>
          </table:table-cell>
          <table:table-cell office:value-type="float" office:value="0.0483697" calcext:value-type="float">
            <text:p>0.0483697</text:p>
          </table:table-cell>
          <table:table-cell office:value-type="float" office:value="0.00931195" calcext:value-type="float">
            <text:p>0.00931195</text:p>
          </table:table-cell>
          <table:table-cell office:value-type="float" office:value="0.00805267" calcext:value-type="float">
            <text:p>0.00805267</text:p>
          </table:table-cell>
        </table:table-row>
        <table:table-row table:style-name="ro1">
          <table:table-cell office:value-type="float" office:value="201000" calcext:value-type="float">
            <text:p>201000</text:p>
          </table:table-cell>
          <table:table-cell office:value-type="float" office:value="0.00632916" calcext:value-type="float">
            <text:p>0.00632916</text:p>
          </table:table-cell>
          <table:table-cell office:value-type="float" office:value="0.0071096" calcext:value-type="float">
            <text:p>0.0071096</text:p>
          </table:table-cell>
          <table:table-cell office:value-type="float" office:value="0.0487124" calcext:value-type="float">
            <text:p>0.0487124</text:p>
          </table:table-cell>
          <table:table-cell office:value-type="float" office:value="0.0093159" calcext:value-type="float">
            <text:p>0.0093159</text:p>
          </table:table-cell>
          <table:table-cell office:value-type="float" office:value="0.00797806" calcext:value-type="float">
            <text:p>0.00797806</text:p>
          </table:table-cell>
        </table:table-row>
        <table:table-row table:style-name="ro1">
          <table:table-cell office:value-type="float" office:value="202000" calcext:value-type="float">
            <text:p>202000</text:p>
          </table:table-cell>
          <table:table-cell office:value-type="float" office:value="0.00627902" calcext:value-type="float">
            <text:p>0.00627902</text:p>
          </table:table-cell>
          <table:table-cell office:value-type="float" office:value="0.00741751" calcext:value-type="float">
            <text:p>0.00741751</text:p>
          </table:table-cell>
          <table:table-cell office:value-type="float" office:value="0.0481842" calcext:value-type="float">
            <text:p>0.0481842</text:p>
          </table:table-cell>
          <table:table-cell office:value-type="float" office:value="0.00927642" calcext:value-type="float">
            <text:p>0.00927642</text:p>
          </table:table-cell>
          <table:table-cell office:value-type="float" office:value="0.00793385" calcext:value-type="float">
            <text:p>0.00793385</text:p>
          </table:table-cell>
        </table:table-row>
        <table:table-row table:style-name="ro1">
          <table:table-cell office:value-type="float" office:value="203000" calcext:value-type="float">
            <text:p>203000</text:p>
          </table:table-cell>
          <table:table-cell office:value-type="float" office:value="0.00685932" calcext:value-type="float">
            <text:p>0.00685932</text:p>
          </table:table-cell>
          <table:table-cell office:value-type="float" office:value="0.00715105" calcext:value-type="float">
            <text:p>0.00715105</text:p>
          </table:table-cell>
          <table:table-cell office:value-type="float" office:value="0.0529777" calcext:value-type="float">
            <text:p>0.0529777</text:p>
          </table:table-cell>
          <table:table-cell office:value-type="float" office:value="0.00946986" calcext:value-type="float">
            <text:p>0.00946986</text:p>
          </table:table-cell>
          <table:table-cell office:value-type="float" office:value="0.00808425" calcext:value-type="float">
            <text:p>0.00808425</text:p>
          </table:table-cell>
        </table:table-row>
        <table:table-row table:style-name="ro1">
          <table:table-cell office:value-type="float" office:value="204000" calcext:value-type="float">
            <text:p>204000</text:p>
          </table:table-cell>
          <table:table-cell office:value-type="float" office:value="0.00631732" calcext:value-type="float">
            <text:p>0.00631732</text:p>
          </table:table-cell>
          <table:table-cell office:value-type="float" office:value="0.00710802" calcext:value-type="float">
            <text:p>0.00710802</text:p>
          </table:table-cell>
          <table:table-cell office:value-type="float" office:value="0.0501367" calcext:value-type="float">
            <text:p>0.0501367</text:p>
          </table:table-cell>
          <table:table-cell office:value-type="float" office:value="0.00935419" calcext:value-type="float">
            <text:p>0.00935419</text:p>
          </table:table-cell>
          <table:table-cell office:value-type="float" office:value="0.00814663" calcext:value-type="float">
            <text:p>0.00814663</text:p>
          </table:table-cell>
        </table:table-row>
        <table:table-row table:style-name="ro1">
          <table:table-cell office:value-type="float" office:value="205000" calcext:value-type="float">
            <text:p>205000</text:p>
          </table:table-cell>
          <table:table-cell office:value-type="float" office:value="0.00632719" calcext:value-type="float">
            <text:p>0.00632719</text:p>
          </table:table-cell>
          <table:table-cell office:value-type="float" office:value="0.00698288" calcext:value-type="float">
            <text:p>0.00698288</text:p>
          </table:table-cell>
          <table:table-cell office:value-type="float" office:value="0.0493408" calcext:value-type="float">
            <text:p>0.0493408</text:p>
          </table:table-cell>
          <table:table-cell office:value-type="float" office:value="0.00942012" calcext:value-type="float">
            <text:p>0.00942012</text:p>
          </table:table-cell>
          <table:table-cell office:value-type="float" office:value="0.00793267" calcext:value-type="float">
            <text:p>0.00793267</text:p>
          </table:table-cell>
        </table:table-row>
        <table:table-row table:style-name="ro1">
          <table:table-cell office:value-type="float" office:value="206000" calcext:value-type="float">
            <text:p>206000</text:p>
          </table:table-cell>
          <table:table-cell office:value-type="float" office:value="0.00629245" calcext:value-type="float">
            <text:p>0.00629245</text:p>
          </table:table-cell>
          <table:table-cell office:value-type="float" office:value="0.00694103" calcext:value-type="float">
            <text:p>0.00694103</text:p>
          </table:table-cell>
          <table:table-cell office:value-type="float" office:value="0.0482201" calcext:value-type="float">
            <text:p>0.0482201</text:p>
          </table:table-cell>
          <table:table-cell office:value-type="float" office:value="0.00982198" calcext:value-type="float">
            <text:p>0.00982198</text:p>
          </table:table-cell>
          <table:table-cell office:value-type="float" office:value="0.0079303" calcext:value-type="float">
            <text:p>0.0079303</text:p>
          </table:table-cell>
        </table:table-row>
        <table:table-row table:style-name="ro1">
          <table:table-cell office:value-type="float" office:value="207000" calcext:value-type="float">
            <text:p>207000</text:p>
          </table:table-cell>
          <table:table-cell office:value-type="float" office:value="0.00630192" calcext:value-type="float">
            <text:p>0.00630192</text:p>
          </table:table-cell>
          <table:table-cell office:value-type="float" office:value="0.00700262" calcext:value-type="float">
            <text:p>0.00700262</text:p>
          </table:table-cell>
          <table:table-cell office:value-type="float" office:value="0.053757" calcext:value-type="float">
            <text:p>0.053757</text:p>
          </table:table-cell>
          <table:table-cell office:value-type="float" office:value="0.00933761" calcext:value-type="float">
            <text:p>0.00933761</text:p>
          </table:table-cell>
          <table:table-cell office:value-type="float" office:value="0.00804675" calcext:value-type="float">
            <text:p>0.00804675</text:p>
          </table:table-cell>
        </table:table-row>
        <table:table-row table:style-name="ro1">
          <table:table-cell office:value-type="float" office:value="208000" calcext:value-type="float">
            <text:p>208000</text:p>
          </table:table-cell>
          <table:table-cell office:value-type="float" office:value="0.00641837" calcext:value-type="float">
            <text:p>0.00641837</text:p>
          </table:table-cell>
          <table:table-cell office:value-type="float" office:value="0.00686366" calcext:value-type="float">
            <text:p>0.00686366</text:p>
          </table:table-cell>
          <table:table-cell office:value-type="float" office:value="0.0502389" calcext:value-type="float">
            <text:p>0.0502389</text:p>
          </table:table-cell>
          <table:table-cell office:value-type="float" office:value="0.00941854" calcext:value-type="float">
            <text:p>0.00941854</text:p>
          </table:table-cell>
          <table:table-cell office:value-type="float" office:value="0.00838072" calcext:value-type="float">
            <text:p>0.00838072</text:p>
          </table:table-cell>
        </table:table-row>
        <table:table-row table:style-name="ro1">
          <table:table-cell office:value-type="float" office:value="209000" calcext:value-type="float">
            <text:p>209000</text:p>
          </table:table-cell>
          <table:table-cell office:value-type="float" office:value="0.00640219" calcext:value-type="float">
            <text:p>0.00640219</text:p>
          </table:table-cell>
          <table:table-cell office:value-type="float" office:value="0.00695327" calcext:value-type="float">
            <text:p>0.00695327</text:p>
          </table:table-cell>
          <table:table-cell office:value-type="float" office:value="0.0504469" calcext:value-type="float">
            <text:p>0.0504469</text:p>
          </table:table-cell>
          <table:table-cell office:value-type="float" office:value="0.00934511" calcext:value-type="float">
            <text:p>0.00934511</text:p>
          </table:table-cell>
          <table:table-cell office:value-type="float" office:value="0.00807162" calcext:value-type="float">
            <text:p>0.00807162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float" office:value="0.00643259" calcext:value-type="float">
            <text:p>0.00643259</text:p>
          </table:table-cell>
          <table:table-cell office:value-type="float" office:value="0.00696946" calcext:value-type="float">
            <text:p>0.00696946</text:p>
          </table:table-cell>
          <table:table-cell office:value-type="float" office:value="0.0481964" calcext:value-type="float">
            <text:p>0.0481964</text:p>
          </table:table-cell>
          <table:table-cell office:value-type="float" office:value="0.00937551" calcext:value-type="float">
            <text:p>0.00937551</text:p>
          </table:table-cell>
          <table:table-cell office:value-type="float" office:value="0.00822913" calcext:value-type="float">
            <text:p>0.00822913</text:p>
          </table:table-cell>
        </table:table-row>
        <table:table-row table:style-name="ro1">
          <table:table-cell office:value-type="float" office:value="211000" calcext:value-type="float">
            <text:p>211000</text:p>
          </table:table-cell>
          <table:table-cell office:value-type="float" office:value="0.00627468" calcext:value-type="float">
            <text:p>0.00627468</text:p>
          </table:table-cell>
          <table:table-cell office:value-type="float" office:value="0.00691143" calcext:value-type="float">
            <text:p>0.00691143</text:p>
          </table:table-cell>
          <table:table-cell office:value-type="float" office:value="0.0519711" calcext:value-type="float">
            <text:p>0.0519711</text:p>
          </table:table-cell>
          <table:table-cell office:value-type="float" office:value="0.00942248" calcext:value-type="float">
            <text:p>0.00942248</text:p>
          </table:table-cell>
          <table:table-cell office:value-type="float" office:value="0.00803372" calcext:value-type="float">
            <text:p>0.00803372</text:p>
          </table:table-cell>
        </table:table-row>
        <table:table-row table:style-name="ro1">
          <table:table-cell office:value-type="float" office:value="212000" calcext:value-type="float">
            <text:p>212000</text:p>
          </table:table-cell>
          <table:table-cell office:value-type="float" office:value="0.00627073" calcext:value-type="float">
            <text:p>0.00627073</text:p>
          </table:table-cell>
          <table:table-cell office:value-type="float" office:value="0.00694182" calcext:value-type="float">
            <text:p>0.00694182</text:p>
          </table:table-cell>
          <table:table-cell office:value-type="float" office:value="0.0488723" calcext:value-type="float">
            <text:p>0.0488723</text:p>
          </table:table-cell>
          <table:table-cell office:value-type="float" office:value="0.00938103" calcext:value-type="float">
            <text:p>0.00938103</text:p>
          </table:table-cell>
          <table:table-cell office:value-type="float" office:value="0.00791017" calcext:value-type="float">
            <text:p>0.00791017</text:p>
          </table:table-cell>
        </table:table-row>
        <table:table-row table:style-name="ro1">
          <table:table-cell office:value-type="float" office:value="213000" calcext:value-type="float">
            <text:p>213000</text:p>
          </table:table-cell>
          <table:table-cell office:value-type="float" office:value="0.00630232" calcext:value-type="float">
            <text:p>0.00630232</text:p>
          </table:table-cell>
          <table:table-cell office:value-type="float" office:value="0.00690945" calcext:value-type="float">
            <text:p>0.00690945</text:p>
          </table:table-cell>
          <table:table-cell office:value-type="float" office:value="0.0480713" calcext:value-type="float">
            <text:p>0.0480713</text:p>
          </table:table-cell>
          <table:table-cell office:value-type="float" office:value="0.00926142" calcext:value-type="float">
            <text:p>0.00926142</text:p>
          </table:table-cell>
          <table:table-cell office:value-type="float" office:value="0.00798793" calcext:value-type="float">
            <text:p>0.00798793</text:p>
          </table:table-cell>
        </table:table-row>
        <table:table-row table:style-name="ro1">
          <table:table-cell office:value-type="float" office:value="214000" calcext:value-type="float">
            <text:p>214000</text:p>
          </table:table-cell>
          <table:table-cell office:value-type="float" office:value="0.00647522" calcext:value-type="float">
            <text:p>0.00647522</text:p>
          </table:table-cell>
          <table:table-cell office:value-type="float" office:value="0.00694459" calcext:value-type="float">
            <text:p>0.00694459</text:p>
          </table:table-cell>
          <table:table-cell office:value-type="float" office:value="0.0497214" calcext:value-type="float">
            <text:p>0.0497214</text:p>
          </table:table-cell>
          <table:table-cell office:value-type="float" office:value="0.00935459" calcext:value-type="float">
            <text:p>0.00935459</text:p>
          </table:table-cell>
          <table:table-cell office:value-type="float" office:value="0.00794293" calcext:value-type="float">
            <text:p>0.00794293</text:p>
          </table:table-cell>
        </table:table-row>
        <table:table-row table:style-name="ro1">
          <table:table-cell office:value-type="float" office:value="215000" calcext:value-type="float">
            <text:p>215000</text:p>
          </table:table-cell>
          <table:table-cell office:value-type="float" office:value="0.00629718" calcext:value-type="float">
            <text:p>0.00629718</text:p>
          </table:table-cell>
          <table:table-cell office:value-type="float" office:value="0.00734961" calcext:value-type="float">
            <text:p>0.00734961</text:p>
          </table:table-cell>
          <table:table-cell office:value-type="float" office:value="0.0523552" calcext:value-type="float">
            <text:p>0.0523552</text:p>
          </table:table-cell>
          <table:table-cell office:value-type="float" office:value="0.00932735" calcext:value-type="float">
            <text:p>0.00932735</text:p>
          </table:table-cell>
          <table:table-cell office:value-type="float" office:value="0.00824808" calcext:value-type="float">
            <text:p>0.00824808</text:p>
          </table:table-cell>
        </table:table-row>
        <table:table-row table:style-name="ro1">
          <table:table-cell office:value-type="float" office:value="216000" calcext:value-type="float">
            <text:p>216000</text:p>
          </table:table-cell>
          <table:table-cell office:value-type="float" office:value="0.00627705" calcext:value-type="float">
            <text:p>0.00627705</text:p>
          </table:table-cell>
          <table:table-cell office:value-type="float" office:value="0.00747593" calcext:value-type="float">
            <text:p>0.00747593</text:p>
          </table:table-cell>
          <table:table-cell office:value-type="float" office:value="0.0484057" calcext:value-type="float">
            <text:p>0.0484057</text:p>
          </table:table-cell>
          <table:table-cell office:value-type="float" office:value="0.00998936" calcext:value-type="float">
            <text:p>0.00998936</text:p>
          </table:table-cell>
          <table:table-cell office:value-type="float" office:value="0.00821492" calcext:value-type="float">
            <text:p>0.00821492</text:p>
          </table:table-cell>
        </table:table-row>
        <table:table-row table:style-name="ro1">
          <table:table-cell office:value-type="float" office:value="217000" calcext:value-type="float">
            <text:p>217000</text:p>
          </table:table-cell>
          <table:table-cell office:value-type="float" office:value="0.00638048" calcext:value-type="float">
            <text:p>0.00638048</text:p>
          </table:table-cell>
          <table:table-cell office:value-type="float" office:value="0.00702946" calcext:value-type="float">
            <text:p>0.00702946</text:p>
          </table:table-cell>
          <table:table-cell office:value-type="float" office:value="0.0485928" calcext:value-type="float">
            <text:p>0.0485928</text:p>
          </table:table-cell>
          <table:table-cell office:value-type="float" office:value="0.00928471" calcext:value-type="float">
            <text:p>0.00928471</text:p>
          </table:table-cell>
          <table:table-cell office:value-type="float" office:value="0.00800925" calcext:value-type="float">
            <text:p>0.00800925</text:p>
          </table:table-cell>
        </table:table-row>
        <table:table-row table:style-name="ro1">
          <table:table-cell office:value-type="float" office:value="218000" calcext:value-type="float">
            <text:p>218000</text:p>
          </table:table-cell>
          <table:table-cell office:value-type="float" office:value="0.00635008" calcext:value-type="float">
            <text:p>0.00635008</text:p>
          </table:table-cell>
          <table:table-cell office:value-type="float" office:value="0.00699709" calcext:value-type="float">
            <text:p>0.00699709</text:p>
          </table:table-cell>
          <table:table-cell office:value-type="float" office:value="0.0480204" calcext:value-type="float">
            <text:p>0.0480204</text:p>
          </table:table-cell>
          <table:table-cell office:value-type="float" office:value="0.0102227" calcext:value-type="float">
            <text:p>0.0102227</text:p>
          </table:table-cell>
          <table:table-cell office:value-type="float" office:value="0.00843796" calcext:value-type="float">
            <text:p>0.00843796</text:p>
          </table:table-cell>
        </table:table-row>
        <table:table-row table:style-name="ro1">
          <table:table-cell office:value-type="float" office:value="219000" calcext:value-type="float">
            <text:p>219000</text:p>
          </table:table-cell>
          <table:table-cell office:value-type="float" office:value="0.00632995" calcext:value-type="float">
            <text:p>0.00632995</text:p>
          </table:table-cell>
          <table:table-cell office:value-type="float" office:value="0.00728961" calcext:value-type="float">
            <text:p>0.00728961</text:p>
          </table:table-cell>
          <table:table-cell office:value-type="float" office:value="0.0518673" calcext:value-type="float">
            <text:p>0.0518673</text:p>
          </table:table-cell>
          <table:table-cell office:value-type="float" office:value="0.00932932" calcext:value-type="float">
            <text:p>0.00932932</text:p>
          </table:table-cell>
          <table:table-cell office:value-type="float" office:value="0.00795201" calcext:value-type="float">
            <text:p>0.00795201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float" office:value="0.00621507" calcext:value-type="float">
            <text:p>0.00621507</text:p>
          </table:table-cell>
          <table:table-cell office:value-type="float" office:value="0.00694261" calcext:value-type="float">
            <text:p>0.00694261</text:p>
          </table:table-cell>
          <table:table-cell office:value-type="float" office:value="0.0496709" calcext:value-type="float">
            <text:p>0.0496709</text:p>
          </table:table-cell>
          <table:table-cell office:value-type="float" office:value="0.00943196" calcext:value-type="float">
            <text:p>0.00943196</text:p>
          </table:table-cell>
          <table:table-cell office:value-type="float" office:value="0.00790701" calcext:value-type="float">
            <text:p>0.00790701</text:p>
          </table:table-cell>
        </table:table-row>
        <table:table-row table:style-name="ro1">
          <table:table-cell office:value-type="float" office:value="221000" calcext:value-type="float">
            <text:p>221000</text:p>
          </table:table-cell>
          <table:table-cell office:value-type="float" office:value="0.00629205" calcext:value-type="float">
            <text:p>0.00629205</text:p>
          </table:table-cell>
          <table:table-cell office:value-type="float" office:value="0.00689919" calcext:value-type="float">
            <text:p>0.00689919</text:p>
          </table:table-cell>
          <table:table-cell office:value-type="float" office:value="0.0486176" calcext:value-type="float">
            <text:p>0.0486176</text:p>
          </table:table-cell>
          <table:table-cell office:value-type="float" office:value="0.00928787" calcext:value-type="float">
            <text:p>0.00928787</text:p>
          </table:table-cell>
          <table:table-cell office:value-type="float" office:value="0.0081715" calcext:value-type="float">
            <text:p>0.0081715</text:p>
          </table:table-cell>
        </table:table-row>
        <table:table-row table:style-name="ro1">
          <table:table-cell office:value-type="float" office:value="222000" calcext:value-type="float">
            <text:p>222000</text:p>
          </table:table-cell>
          <table:table-cell office:value-type="float" office:value="0.00640456" calcext:value-type="float">
            <text:p>0.00640456</text:p>
          </table:table-cell>
          <table:table-cell office:value-type="float" office:value="0.00755409" calcext:value-type="float">
            <text:p>0.00755409</text:p>
          </table:table-cell>
          <table:table-cell office:value-type="float" office:value="0.0488628" calcext:value-type="float">
            <text:p>0.0488628</text:p>
          </table:table-cell>
          <table:table-cell office:value-type="float" office:value="0.00932458" calcext:value-type="float">
            <text:p>0.00932458</text:p>
          </table:table-cell>
          <table:table-cell office:value-type="float" office:value="0.00807439" calcext:value-type="float">
            <text:p>0.00807439</text:p>
          </table:table-cell>
        </table:table-row>
        <table:table-row table:style-name="ro1">
          <table:table-cell office:value-type="float" office:value="223000" calcext:value-type="float">
            <text:p>223000</text:p>
          </table:table-cell>
          <table:table-cell office:value-type="float" office:value="0.00640732" calcext:value-type="float">
            <text:p>0.00640732</text:p>
          </table:table-cell>
          <table:table-cell office:value-type="float" office:value="0.00718934" calcext:value-type="float">
            <text:p>0.00718934</text:p>
          </table:table-cell>
          <table:table-cell office:value-type="float" office:value="0.0503948" calcext:value-type="float">
            <text:p>0.0503948</text:p>
          </table:table-cell>
          <table:table-cell office:value-type="float" office:value="0.00939919" calcext:value-type="float">
            <text:p>0.00939919</text:p>
          </table:table-cell>
          <table:table-cell office:value-type="float" office:value="0.00804438" calcext:value-type="float">
            <text:p>0.00804438</text:p>
          </table:table-cell>
        </table:table-row>
        <table:table-row table:style-name="ro1">
          <table:table-cell office:value-type="float" office:value="224000" calcext:value-type="float">
            <text:p>224000</text:p>
          </table:table-cell>
          <table:table-cell office:value-type="float" office:value="0.0062956" calcext:value-type="float">
            <text:p>0.0062956</text:p>
          </table:table-cell>
          <table:table-cell office:value-type="float" office:value="0.0068909" calcext:value-type="float">
            <text:p>0.0068909</text:p>
          </table:table-cell>
          <table:table-cell office:value-type="float" office:value="0.0575747" calcext:value-type="float">
            <text:p>0.0575747</text:p>
          </table:table-cell>
          <table:table-cell office:value-type="float" office:value="0.00944972" calcext:value-type="float">
            <text:p>0.00944972</text:p>
          </table:table-cell>
          <table:table-cell office:value-type="float" office:value="0.00798122" calcext:value-type="float">
            <text:p>0.00798122</text:p>
          </table:table-cell>
        </table:table-row>
        <table:table-row table:style-name="ro1">
          <table:table-cell office:value-type="float" office:value="225000" calcext:value-type="float">
            <text:p>225000</text:p>
          </table:table-cell>
          <table:table-cell office:value-type="float" office:value="0.00631258" calcext:value-type="float">
            <text:p>0.00631258</text:p>
          </table:table-cell>
          <table:table-cell office:value-type="float" office:value="0.00730737" calcext:value-type="float">
            <text:p>0.00730737</text:p>
          </table:table-cell>
          <table:table-cell office:value-type="float" office:value="0.0511646" calcext:value-type="float">
            <text:p>0.0511646</text:p>
          </table:table-cell>
          <table:table-cell office:value-type="float" office:value="0.00927011" calcext:value-type="float">
            <text:p>0.00927011</text:p>
          </table:table-cell>
          <table:table-cell office:value-type="float" office:value="0.0080357" calcext:value-type="float">
            <text:p>0.0080357</text:p>
          </table:table-cell>
        </table:table-row>
        <table:table-row table:style-name="ro1">
          <table:table-cell office:value-type="float" office:value="226000" calcext:value-type="float">
            <text:p>226000</text:p>
          </table:table-cell>
          <table:table-cell office:value-type="float" office:value="0.00634495" calcext:value-type="float">
            <text:p>0.00634495</text:p>
          </table:table-cell>
          <table:table-cell office:value-type="float" office:value="0.00729118" calcext:value-type="float">
            <text:p>0.00729118</text:p>
          </table:table-cell>
          <table:table-cell office:value-type="float" office:value="0.0490065" calcext:value-type="float">
            <text:p>0.0490065</text:p>
          </table:table-cell>
          <table:table-cell office:value-type="float" office:value="0.00938064" calcext:value-type="float">
            <text:p>0.00938064</text:p>
          </table:table-cell>
          <table:table-cell office:value-type="float" office:value="0.00799228" calcext:value-type="float">
            <text:p>0.00799228</text:p>
          </table:table-cell>
        </table:table-row>
        <table:table-row table:style-name="ro1">
          <table:table-cell office:value-type="float" office:value="227000" calcext:value-type="float">
            <text:p>227000</text:p>
          </table:table-cell>
          <table:table-cell office:value-type="float" office:value="0.00634376" calcext:value-type="float">
            <text:p>0.00634376</text:p>
          </table:table-cell>
          <table:table-cell office:value-type="float" office:value="0.00711196" calcext:value-type="float">
            <text:p>0.00711196</text:p>
          </table:table-cell>
          <table:table-cell office:value-type="float" office:value="0.0505425" calcext:value-type="float">
            <text:p>0.0505425</text:p>
          </table:table-cell>
          <table:table-cell office:value-type="float" office:value="0.00947459" calcext:value-type="float">
            <text:p>0.00947459</text:p>
          </table:table-cell>
          <table:table-cell office:value-type="float" office:value="0.00786714" calcext:value-type="float">
            <text:p>0.00786714</text:p>
          </table:table-cell>
        </table:table-row>
        <table:table-row table:style-name="ro1">
          <table:table-cell office:value-type="float" office:value="228000" calcext:value-type="float">
            <text:p>228000</text:p>
          </table:table-cell>
          <table:table-cell office:value-type="float" office:value="0.00675826" calcext:value-type="float">
            <text:p>0.00675826</text:p>
          </table:table-cell>
          <table:table-cell office:value-type="float" office:value="0.00705078" calcext:value-type="float">
            <text:p>0.00705078</text:p>
          </table:table-cell>
          <table:table-cell office:value-type="float" office:value="0.0503404" calcext:value-type="float">
            <text:p>0.0503404</text:p>
          </table:table-cell>
          <table:table-cell office:value-type="float" office:value="0.00942683" calcext:value-type="float">
            <text:p>0.00942683</text:p>
          </table:table-cell>
          <table:table-cell office:value-type="float" office:value="0.00795201" calcext:value-type="float">
            <text:p>0.00795201</text:p>
          </table:table-cell>
        </table:table-row>
        <table:table-row table:style-name="ro1">
          <table:table-cell office:value-type="float" office:value="229000" calcext:value-type="float">
            <text:p>229000</text:p>
          </table:table-cell>
          <table:table-cell office:value-type="float" office:value="0.00738001" calcext:value-type="float">
            <text:p>0.00738001</text:p>
          </table:table-cell>
          <table:table-cell office:value-type="float" office:value="0.00701959" calcext:value-type="float">
            <text:p>0.00701959</text:p>
          </table:table-cell>
          <table:table-cell office:value-type="float" office:value="0.0488336" calcext:value-type="float">
            <text:p>0.0488336</text:p>
          </table:table-cell>
          <table:table-cell office:value-type="float" office:value="0.00941064" calcext:value-type="float">
            <text:p>0.00941064</text:p>
          </table:table-cell>
          <table:table-cell office:value-type="float" office:value="0.00795201" calcext:value-type="float">
            <text:p>0.00795201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float" office:value="0.00651746" calcext:value-type="float">
            <text:p>0.00651746</text:p>
          </table:table-cell>
          <table:table-cell office:value-type="float" office:value="0.00700341" calcext:value-type="float">
            <text:p>0.00700341</text:p>
          </table:table-cell>
          <table:table-cell office:value-type="float" office:value="0.0491395" calcext:value-type="float">
            <text:p>0.0491395</text:p>
          </table:table-cell>
          <table:table-cell office:value-type="float" office:value="0.00931787" calcext:value-type="float">
            <text:p>0.00931787</text:p>
          </table:table-cell>
          <table:table-cell office:value-type="float" office:value="0.00799306" calcext:value-type="float">
            <text:p>0.00799306</text:p>
          </table:table-cell>
        </table:table-row>
        <table:table-row table:style-name="ro1">
          <table:table-cell office:value-type="float" office:value="231000" calcext:value-type="float">
            <text:p>231000</text:p>
          </table:table-cell>
          <table:table-cell office:value-type="float" office:value="0.00630863" calcext:value-type="float">
            <text:p>0.00630863</text:p>
          </table:table-cell>
          <table:table-cell office:value-type="float" office:value="0.00701051" calcext:value-type="float">
            <text:p>0.00701051</text:p>
          </table:table-cell>
          <table:table-cell office:value-type="float" office:value="0.04811" calcext:value-type="float">
            <text:p>0.04811</text:p>
          </table:table-cell>
          <table:table-cell office:value-type="float" office:value="0.00934156" calcext:value-type="float">
            <text:p>0.00934156</text:p>
          </table:table-cell>
          <table:table-cell office:value-type="float" office:value="0.00830808" calcext:value-type="float">
            <text:p>0.00830808</text:p>
          </table:table-cell>
        </table:table-row>
        <table:table-row table:style-name="ro1">
          <table:table-cell office:value-type="float" office:value="232000" calcext:value-type="float">
            <text:p>232000</text:p>
          </table:table-cell>
          <table:table-cell office:value-type="float" office:value="0.00636429" calcext:value-type="float">
            <text:p>0.00636429</text:p>
          </table:table-cell>
          <table:table-cell office:value-type="float" office:value="0.0073729" calcext:value-type="float">
            <text:p>0.0073729</text:p>
          </table:table-cell>
          <table:table-cell office:value-type="float" office:value="0.0518302" calcext:value-type="float">
            <text:p>0.0518302</text:p>
          </table:table-cell>
          <table:table-cell office:value-type="float" office:value="0.00921524" calcext:value-type="float">
            <text:p>0.00921524</text:p>
          </table:table-cell>
          <table:table-cell office:value-type="float" office:value="0.00807281" calcext:value-type="float">
            <text:p>0.00807281</text:p>
          </table:table-cell>
        </table:table-row>
        <table:table-row table:style-name="ro1">
          <table:table-cell office:value-type="float" office:value="233000" calcext:value-type="float">
            <text:p>233000</text:p>
          </table:table-cell>
          <table:table-cell office:value-type="float" office:value="0.00628297" calcext:value-type="float">
            <text:p>0.00628297</text:p>
          </table:table-cell>
          <table:table-cell office:value-type="float" office:value="0.00692682" calcext:value-type="float">
            <text:p>0.00692682</text:p>
          </table:table-cell>
          <table:table-cell office:value-type="float" office:value="0.0483883" calcext:value-type="float">
            <text:p>0.0483883</text:p>
          </table:table-cell>
          <table:table-cell office:value-type="float" office:value="0.00924326" calcext:value-type="float">
            <text:p>0.00924326</text:p>
          </table:table-cell>
          <table:table-cell office:value-type="float" office:value="0.00819123" calcext:value-type="float">
            <text:p>0.00819123</text:p>
          </table:table-cell>
        </table:table-row>
        <table:table-row table:style-name="ro1">
          <table:table-cell office:value-type="float" office:value="234000" calcext:value-type="float">
            <text:p>234000</text:p>
          </table:table-cell>
          <table:table-cell office:value-type="float" office:value="0.00634021" calcext:value-type="float">
            <text:p>0.00634021</text:p>
          </table:table-cell>
          <table:table-cell office:value-type="float" office:value="0.0072296" calcext:value-type="float">
            <text:p>0.0072296</text:p>
          </table:table-cell>
          <table:table-cell office:value-type="float" office:value="0.048412" calcext:value-type="float">
            <text:p>0.048412</text:p>
          </table:table-cell>
          <table:table-cell office:value-type="float" office:value="0.00940827" calcext:value-type="float">
            <text:p>0.00940827</text:p>
          </table:table-cell>
          <table:table-cell office:value-type="float" office:value="0.00799938" calcext:value-type="float">
            <text:p>0.00799938</text:p>
          </table:table-cell>
        </table:table-row>
        <table:table-row table:style-name="ro1">
          <table:table-cell office:value-type="float" office:value="235000" calcext:value-type="float">
            <text:p>235000</text:p>
          </table:table-cell>
          <table:table-cell office:value-type="float" office:value="0.00630074" calcext:value-type="float">
            <text:p>0.00630074</text:p>
          </table:table-cell>
          <table:table-cell office:value-type="float" office:value="0.00696117" calcext:value-type="float">
            <text:p>0.00696117</text:p>
          </table:table-cell>
          <table:table-cell office:value-type="float" office:value="0.0486709" calcext:value-type="float">
            <text:p>0.0486709</text:p>
          </table:table-cell>
          <table:table-cell office:value-type="float" office:value="0.00938696" calcext:value-type="float">
            <text:p>0.00938696</text:p>
          </table:table-cell>
          <table:table-cell office:value-type="float" office:value="0.00815768" calcext:value-type="float">
            <text:p>0.00815768</text:p>
          </table:table-cell>
        </table:table-row>
        <table:table-row table:style-name="ro1">
          <table:table-cell office:value-type="float" office:value="236000" calcext:value-type="float">
            <text:p>236000</text:p>
          </table:table-cell>
          <table:table-cell office:value-type="float" office:value="0.00641916" calcext:value-type="float">
            <text:p>0.00641916</text:p>
          </table:table-cell>
          <table:table-cell office:value-type="float" office:value="0.00692722" calcext:value-type="float">
            <text:p>0.00692722</text:p>
          </table:table-cell>
          <table:table-cell office:value-type="float" office:value="0.0525621" calcext:value-type="float">
            <text:p>0.0525621</text:p>
          </table:table-cell>
          <table:table-cell office:value-type="float" office:value="0.00965421" calcext:value-type="float">
            <text:p>0.00965421</text:p>
          </table:table-cell>
          <table:table-cell office:value-type="float" office:value="0.00801083" calcext:value-type="float">
            <text:p>0.00801083</text:p>
          </table:table-cell>
        </table:table-row>
        <table:table-row table:style-name="ro1">
          <table:table-cell office:value-type="float" office:value="237000" calcext:value-type="float">
            <text:p>237000</text:p>
          </table:table-cell>
          <table:table-cell office:value-type="float" office:value="0.00640179" calcext:value-type="float">
            <text:p>0.00640179</text:p>
          </table:table-cell>
          <table:table-cell office:value-type="float" office:value="0.00688932" calcext:value-type="float">
            <text:p>0.00688932</text:p>
          </table:table-cell>
          <table:table-cell office:value-type="float" office:value="0.0487069" calcext:value-type="float">
            <text:p>0.0487069</text:p>
          </table:table-cell>
          <table:table-cell office:value-type="float" office:value="0.00936959" calcext:value-type="float">
            <text:p>0.00936959</text:p>
          </table:table-cell>
          <table:table-cell office:value-type="float" office:value="0.00796148" calcext:value-type="float">
            <text:p>0.00796148</text:p>
          </table:table-cell>
        </table:table-row>
        <table:table-row table:style-name="ro1">
          <table:table-cell office:value-type="float" office:value="238000" calcext:value-type="float">
            <text:p>238000</text:p>
          </table:table-cell>
          <table:table-cell office:value-type="float" office:value="0.00675747" calcext:value-type="float">
            <text:p>0.00675747</text:p>
          </table:table-cell>
          <table:table-cell office:value-type="float" office:value="0.00687353" calcext:value-type="float">
            <text:p>0.00687353</text:p>
          </table:table-cell>
          <table:table-cell office:value-type="float" office:value="0.048243" calcext:value-type="float">
            <text:p>0.048243</text:p>
          </table:table-cell>
          <table:table-cell office:value-type="float" office:value="0.00941498" calcext:value-type="float">
            <text:p>0.00941498</text:p>
          </table:table-cell>
          <table:table-cell office:value-type="float" office:value="0.00795004" calcext:value-type="float">
            <text:p>0.00795004</text:p>
          </table:table-cell>
        </table:table-row>
        <table:table-row table:style-name="ro1">
          <table:table-cell office:value-type="float" office:value="239000" calcext:value-type="float">
            <text:p>239000</text:p>
          </table:table-cell>
          <table:table-cell office:value-type="float" office:value="0.006281" calcext:value-type="float">
            <text:p>0.006281</text:p>
          </table:table-cell>
          <table:table-cell office:value-type="float" office:value="0.00695603" calcext:value-type="float">
            <text:p>0.00695603</text:p>
          </table:table-cell>
          <table:table-cell office:value-type="float" office:value="0.0490167" calcext:value-type="float">
            <text:p>0.0490167</text:p>
          </table:table-cell>
          <table:table-cell office:value-type="float" office:value="0.00956026" calcext:value-type="float">
            <text:p>0.00956026</text:p>
          </table:table-cell>
          <table:table-cell office:value-type="float" office:value="0.00804833" calcext:value-type="float">
            <text:p>0.00804833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float" office:value="0.00629245" calcext:value-type="float">
            <text:p>0.00629245</text:p>
          </table:table-cell>
          <table:table-cell office:value-type="float" office:value="0.00700499" calcext:value-type="float">
            <text:p>0.00700499</text:p>
          </table:table-cell>
          <table:table-cell office:value-type="float" office:value="0.0518831" calcext:value-type="float">
            <text:p>0.0518831</text:p>
          </table:table-cell>
          <table:table-cell office:value-type="float" office:value="0.0093384" calcext:value-type="float">
            <text:p>0.0093384</text:p>
          </table:table-cell>
          <table:table-cell office:value-type="float" office:value="0.0080132" calcext:value-type="float">
            <text:p>0.0080132</text:p>
          </table:table-cell>
        </table:table-row>
        <table:table-row table:style-name="ro1">
          <table:table-cell office:value-type="float" office:value="241000" calcext:value-type="float">
            <text:p>241000</text:p>
          </table:table-cell>
          <table:table-cell office:value-type="float" office:value="0.00826426" calcext:value-type="float">
            <text:p>0.00826426</text:p>
          </table:table-cell>
          <table:table-cell office:value-type="float" office:value="0.00701485" calcext:value-type="float">
            <text:p>0.00701485</text:p>
          </table:table-cell>
          <table:table-cell office:value-type="float" office:value="0.0483922" calcext:value-type="float">
            <text:p>0.0483922</text:p>
          </table:table-cell>
          <table:table-cell office:value-type="float" office:value="0.00968145" calcext:value-type="float">
            <text:p>0.00968145</text:p>
          </table:table-cell>
          <table:table-cell office:value-type="float" office:value="0.00855244" calcext:value-type="float">
            <text:p>0.00855244</text:p>
          </table:table-cell>
        </table:table-row>
        <table:table-row table:style-name="ro1">
          <table:table-cell office:value-type="float" office:value="242000" calcext:value-type="float">
            <text:p>242000</text:p>
          </table:table-cell>
          <table:table-cell office:value-type="float" office:value="0.00865863" calcext:value-type="float">
            <text:p>0.00865863</text:p>
          </table:table-cell>
          <table:table-cell office:value-type="float" office:value="0.00711078" calcext:value-type="float">
            <text:p>0.00711078</text:p>
          </table:table-cell>
          <table:table-cell office:value-type="float" office:value="0.0486812" calcext:value-type="float">
            <text:p>0.0486812</text:p>
          </table:table-cell>
          <table:table-cell office:value-type="float" office:value="0.0093688" calcext:value-type="float">
            <text:p>0.0093688</text:p>
          </table:table-cell>
          <table:table-cell office:value-type="float" office:value="0.00790819" calcext:value-type="float">
            <text:p>0.00790819</text:p>
          </table:table-cell>
        </table:table-row>
        <table:table-row table:style-name="ro1">
          <table:table-cell office:value-type="float" office:value="243000" calcext:value-type="float">
            <text:p>243000</text:p>
          </table:table-cell>
          <table:table-cell office:value-type="float" office:value="0.00631968" calcext:value-type="float">
            <text:p>0.00631968</text:p>
          </table:table-cell>
          <table:table-cell office:value-type="float" office:value="0.00700025" calcext:value-type="float">
            <text:p>0.00700025</text:p>
          </table:table-cell>
          <table:table-cell office:value-type="float" office:value="0.0483524" calcext:value-type="float">
            <text:p>0.0483524</text:p>
          </table:table-cell>
          <table:table-cell office:value-type="float" office:value="0.00927129" calcext:value-type="float">
            <text:p>0.00927129</text:p>
          </table:table-cell>
          <table:table-cell office:value-type="float" office:value="0.00820702" calcext:value-type="float">
            <text:p>0.00820702</text:p>
          </table:table-cell>
        </table:table-row>
        <table:table-row table:style-name="ro1">
          <table:table-cell office:value-type="float" office:value="244000" calcext:value-type="float">
            <text:p>244000</text:p>
          </table:table-cell>
          <table:table-cell office:value-type="float" office:value="0.00626995" calcext:value-type="float">
            <text:p>0.00626995</text:p>
          </table:table-cell>
          <table:table-cell office:value-type="float" office:value="0.00693077" calcext:value-type="float">
            <text:p>0.00693077</text:p>
          </table:table-cell>
          <table:table-cell office:value-type="float" office:value="0.0503033" calcext:value-type="float">
            <text:p>0.0503033</text:p>
          </table:table-cell>
          <table:table-cell office:value-type="float" office:value="0.00986303" calcext:value-type="float">
            <text:p>0.00986303</text:p>
          </table:table-cell>
          <table:table-cell office:value-type="float" office:value="0.00795004" calcext:value-type="float">
            <text:p>0.00795004</text:p>
          </table:table-cell>
        </table:table-row>
        <table:table-row table:style-name="ro1">
          <table:table-cell office:value-type="float" office:value="245000" calcext:value-type="float">
            <text:p>245000</text:p>
          </table:table-cell>
          <table:table-cell office:value-type="float" office:value="0.00632284" calcext:value-type="float">
            <text:p>0.00632284</text:p>
          </table:table-cell>
          <table:table-cell office:value-type="float" office:value="0.00697459" calcext:value-type="float">
            <text:p>0.00697459</text:p>
          </table:table-cell>
          <table:table-cell office:value-type="float" office:value="0.0513419" calcext:value-type="float">
            <text:p>0.0513419</text:p>
          </table:table-cell>
          <table:table-cell office:value-type="float" office:value="0.00934985" calcext:value-type="float">
            <text:p>0.00934985</text:p>
          </table:table-cell>
          <table:table-cell office:value-type="float" office:value="0.00795162" calcext:value-type="float">
            <text:p>0.00795162</text:p>
          </table:table-cell>
        </table:table-row>
        <table:table-row table:style-name="ro1">
          <table:table-cell office:value-type="float" office:value="246000" calcext:value-type="float">
            <text:p>246000</text:p>
          </table:table-cell>
          <table:table-cell office:value-type="float" office:value="0.00625573" calcext:value-type="float">
            <text:p>0.00625573</text:p>
          </table:table-cell>
          <table:table-cell office:value-type="float" office:value="0.00692801" calcext:value-type="float">
            <text:p>0.00692801</text:p>
          </table:table-cell>
          <table:table-cell office:value-type="float" office:value="0.049342" calcext:value-type="float">
            <text:p>0.049342</text:p>
          </table:table-cell>
          <table:table-cell office:value-type="float" office:value="0.00935774" calcext:value-type="float">
            <text:p>0.00935774</text:p>
          </table:table-cell>
          <table:table-cell office:value-type="float" office:value="0.00800057" calcext:value-type="float">
            <text:p>0.00800057</text:p>
          </table:table-cell>
        </table:table-row>
        <table:table-row table:style-name="ro1">
          <table:table-cell office:value-type="float" office:value="247000" calcext:value-type="float">
            <text:p>247000</text:p>
          </table:table-cell>
          <table:table-cell office:value-type="float" office:value="0.00627468" calcext:value-type="float">
            <text:p>0.00627468</text:p>
          </table:table-cell>
          <table:table-cell office:value-type="float" office:value="0.00725566" calcext:value-type="float">
            <text:p>0.00725566</text:p>
          </table:table-cell>
          <table:table-cell office:value-type="float" office:value="0.048256" calcext:value-type="float">
            <text:p>0.048256</text:p>
          </table:table-cell>
          <table:table-cell office:value-type="float" office:value="0.00928748" calcext:value-type="float">
            <text:p>0.00928748</text:p>
          </table:table-cell>
          <table:table-cell office:value-type="float" office:value="0.00810202" calcext:value-type="float">
            <text:p>0.00810202</text:p>
          </table:table-cell>
        </table:table-row>
        <table:table-row table:style-name="ro1">
          <table:table-cell office:value-type="float" office:value="248000" calcext:value-type="float">
            <text:p>248000</text:p>
          </table:table-cell>
          <table:table-cell office:value-type="float" office:value="0.006281" calcext:value-type="float">
            <text:p>0.006281</text:p>
          </table:table-cell>
          <table:table-cell office:value-type="float" office:value="0.00709736" calcext:value-type="float">
            <text:p>0.00709736</text:p>
          </table:table-cell>
          <table:table-cell office:value-type="float" office:value="0.0494316" calcext:value-type="float">
            <text:p>0.0494316</text:p>
          </table:table-cell>
          <table:table-cell office:value-type="float" office:value="0.00948012" calcext:value-type="float">
            <text:p>0.00948012</text:p>
          </table:table-cell>
          <table:table-cell office:value-type="float" office:value="0.00823268" calcext:value-type="float">
            <text:p>0.00823268</text:p>
          </table:table-cell>
        </table:table-row>
        <table:table-row table:style-name="ro1">
          <table:table-cell office:value-type="float" office:value="249000" calcext:value-type="float">
            <text:p>249000</text:p>
          </table:table-cell>
          <table:table-cell office:value-type="float" office:value="0.00629284" calcext:value-type="float">
            <text:p>0.00629284</text:p>
          </table:table-cell>
          <table:table-cell office:value-type="float" office:value="0.00734171" calcext:value-type="float">
            <text:p>0.00734171</text:p>
          </table:table-cell>
          <table:table-cell office:value-type="float" office:value="0.0519383" calcext:value-type="float">
            <text:p>0.0519383</text:p>
          </table:table-cell>
          <table:table-cell office:value-type="float" office:value="0.00943038" calcext:value-type="float">
            <text:p>0.00943038</text:p>
          </table:table-cell>
          <table:table-cell office:value-type="float" office:value="0.00798083" calcext:value-type="float">
            <text:p>0.00798083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0.00629126" calcext:value-type="float">
            <text:p>0.00629126</text:p>
          </table:table-cell>
          <table:table-cell office:value-type="float" office:value="0.00731448" calcext:value-type="float">
            <text:p>0.00731448</text:p>
          </table:table-cell>
          <table:table-cell office:value-type="float" office:value="0.0481463" calcext:value-type="float">
            <text:p>0.0481463</text:p>
          </table:table-cell>
          <table:table-cell office:value-type="float" office:value="0.00955473" calcext:value-type="float">
            <text:p>0.00955473</text:p>
          </table:table-cell>
          <table:table-cell office:value-type="float" office:value="0.00797372" calcext:value-type="float">
            <text:p>0.00797372</text:p>
          </table:table-cell>
        </table:table-row>
        <table:table-row table:style-name="ro1">
          <table:table-cell office:value-type="float" office:value="251000" calcext:value-type="float">
            <text:p>251000</text:p>
          </table:table-cell>
          <table:table-cell office:value-type="float" office:value="0.00636548" calcext:value-type="float">
            <text:p>0.00636548</text:p>
          </table:table-cell>
          <table:table-cell office:value-type="float" office:value="0.00696511" calcext:value-type="float">
            <text:p>0.00696511</text:p>
          </table:table-cell>
          <table:table-cell office:value-type="float" office:value="0.0490337" calcext:value-type="float">
            <text:p>0.0490337</text:p>
          </table:table-cell>
          <table:table-cell office:value-type="float" office:value="0.00936603" calcext:value-type="float">
            <text:p>0.00936603</text:p>
          </table:table-cell>
          <table:table-cell office:value-type="float" office:value="0.00795675" calcext:value-type="float">
            <text:p>0.00795675</text:p>
          </table:table-cell>
        </table:table-row>
        <table:table-row table:style-name="ro1">
          <table:table-cell office:value-type="float" office:value="252000" calcext:value-type="float">
            <text:p>252000</text:p>
          </table:table-cell>
          <table:table-cell office:value-type="float" office:value="0.00640614" calcext:value-type="float">
            <text:p>0.00640614</text:p>
          </table:table-cell>
          <table:table-cell office:value-type="float" office:value="0.00713091" calcext:value-type="float">
            <text:p>0.00713091</text:p>
          </table:table-cell>
          <table:table-cell office:value-type="float" office:value="0.0486374" calcext:value-type="float">
            <text:p>0.0486374</text:p>
          </table:table-cell>
          <table:table-cell office:value-type="float" office:value="0.00927129" calcext:value-type="float">
            <text:p>0.00927129</text:p>
          </table:table-cell>
          <table:table-cell office:value-type="float" office:value="0.00807281" calcext:value-type="float">
            <text:p>0.00807281</text:p>
          </table:table-cell>
        </table:table-row>
        <table:table-row table:style-name="ro1">
          <table:table-cell office:value-type="float" office:value="253000" calcext:value-type="float">
            <text:p>253000</text:p>
          </table:table-cell>
          <table:table-cell office:value-type="float" office:value="0.00629679" calcext:value-type="float">
            <text:p>0.00629679</text:p>
          </table:table-cell>
          <table:table-cell office:value-type="float" office:value="0.00710881" calcext:value-type="float">
            <text:p>0.00710881</text:p>
          </table:table-cell>
          <table:table-cell office:value-type="float" office:value="0.0543025" calcext:value-type="float">
            <text:p>0.0543025</text:p>
          </table:table-cell>
          <table:table-cell office:value-type="float" office:value="0.00939604" calcext:value-type="float">
            <text:p>0.00939604</text:p>
          </table:table-cell>
          <table:table-cell office:value-type="float" office:value="0.00804162" calcext:value-type="float">
            <text:p>0.00804162</text:p>
          </table:table-cell>
        </table:table-row>
        <table:table-row table:style-name="ro1">
          <table:table-cell office:value-type="float" office:value="254000" calcext:value-type="float">
            <text:p>254000</text:p>
          </table:table-cell>
          <table:table-cell office:value-type="float" office:value="0.00635166" calcext:value-type="float">
            <text:p>0.00635166</text:p>
          </table:table-cell>
          <table:table-cell office:value-type="float" office:value="0.00692603" calcext:value-type="float">
            <text:p>0.00692603</text:p>
          </table:table-cell>
          <table:table-cell office:value-type="float" office:value="0.0481242" calcext:value-type="float">
            <text:p>0.0481242</text:p>
          </table:table-cell>
          <table:table-cell office:value-type="float" office:value="0.00934906" calcext:value-type="float">
            <text:p>0.00934906</text:p>
          </table:table-cell>
          <table:table-cell office:value-type="float" office:value="0.00830532" calcext:value-type="float">
            <text:p>0.00830532</text:p>
          </table:table-cell>
        </table:table-row>
        <table:table-row table:style-name="ro1">
          <table:table-cell office:value-type="float" office:value="255000" calcext:value-type="float">
            <text:p>255000</text:p>
          </table:table-cell>
          <table:table-cell office:value-type="float" office:value="0.00638837" calcext:value-type="float">
            <text:p>0.00638837</text:p>
          </table:table-cell>
          <table:table-cell office:value-type="float" office:value="0.00712736" calcext:value-type="float">
            <text:p>0.00712736</text:p>
          </table:table-cell>
          <table:table-cell office:value-type="float" office:value="0.0514907" calcext:value-type="float">
            <text:p>0.0514907</text:p>
          </table:table-cell>
          <table:table-cell office:value-type="float" office:value="0.00944617" calcext:value-type="float">
            <text:p>0.00944617</text:p>
          </table:table-cell>
          <table:table-cell office:value-type="float" office:value="0.00802465" calcext:value-type="float">
            <text:p>0.00802465</text:p>
          </table:table-cell>
        </table:table-row>
        <table:table-row table:style-name="ro1">
          <table:table-cell office:value-type="float" office:value="256000" calcext:value-type="float">
            <text:p>256000</text:p>
          </table:table-cell>
          <table:table-cell office:value-type="float" office:value="0.00637732" calcext:value-type="float">
            <text:p>0.00637732</text:p>
          </table:table-cell>
          <table:table-cell office:value-type="float" office:value="0.0070567" calcext:value-type="float">
            <text:p>0.0070567</text:p>
          </table:table-cell>
          <table:table-cell office:value-type="float" office:value="0.0493795" calcext:value-type="float">
            <text:p>0.0493795</text:p>
          </table:table-cell>
          <table:table-cell office:value-type="float" office:value="0.00950025" calcext:value-type="float">
            <text:p>0.00950025</text:p>
          </table:table-cell>
          <table:table-cell office:value-type="float" office:value="0.00805938" calcext:value-type="float">
            <text:p>0.00805938</text:p>
          </table:table-cell>
        </table:table-row>
        <table:table-row table:style-name="ro1">
          <table:table-cell office:value-type="float" office:value="257000" calcext:value-type="float">
            <text:p>257000</text:p>
          </table:table-cell>
          <table:table-cell office:value-type="float" office:value="0.00628297" calcext:value-type="float">
            <text:p>0.00628297</text:p>
          </table:table-cell>
          <table:table-cell office:value-type="float" office:value="0.0070638" calcext:value-type="float">
            <text:p>0.0070638</text:p>
          </table:table-cell>
          <table:table-cell office:value-type="float" office:value="0.0516719" calcext:value-type="float">
            <text:p>0.0516719</text:p>
          </table:table-cell>
          <table:table-cell office:value-type="float" office:value="0.00937788" calcext:value-type="float">
            <text:p>0.00937788</text:p>
          </table:table-cell>
          <table:table-cell office:value-type="float" office:value="0.00795951" calcext:value-type="float">
            <text:p>0.00795951</text:p>
          </table:table-cell>
        </table:table-row>
        <table:table-row table:style-name="ro1">
          <table:table-cell office:value-type="float" office:value="258000" calcext:value-type="float">
            <text:p>258000</text:p>
          </table:table-cell>
          <table:table-cell office:value-type="float" office:value="0.00626363" calcext:value-type="float">
            <text:p>0.00626363</text:p>
          </table:table-cell>
          <table:table-cell office:value-type="float" office:value="0.00697183" calcext:value-type="float">
            <text:p>0.00697183</text:p>
          </table:table-cell>
          <table:table-cell office:value-type="float" office:value="0.0482774" calcext:value-type="float">
            <text:p>0.0482774</text:p>
          </table:table-cell>
          <table:table-cell office:value-type="float" office:value="0.00948012" calcext:value-type="float">
            <text:p>0.00948012</text:p>
          </table:table-cell>
          <table:table-cell office:value-type="float" office:value="0.00811899" calcext:value-type="float">
            <text:p>0.00811899</text:p>
          </table:table-cell>
        </table:table-row>
        <table:table-row table:style-name="ro1">
          <table:table-cell office:value-type="float" office:value="259000" calcext:value-type="float">
            <text:p>259000</text:p>
          </table:table-cell>
          <table:table-cell office:value-type="float" office:value="0.00628731" calcext:value-type="float">
            <text:p>0.00628731</text:p>
          </table:table-cell>
          <table:table-cell office:value-type="float" office:value="0.00700104" calcext:value-type="float">
            <text:p>0.00700104</text:p>
          </table:table-cell>
          <table:table-cell office:value-type="float" office:value="0.0491336" calcext:value-type="float">
            <text:p>0.0491336</text:p>
          </table:table-cell>
          <table:table-cell office:value-type="float" office:value="0.00944301" calcext:value-type="float">
            <text:p>0.00944301</text:p>
          </table:table-cell>
          <table:table-cell office:value-type="float" office:value="0.00794135" calcext:value-type="float">
            <text:p>0.00794135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float" office:value="0.00627942" calcext:value-type="float">
            <text:p>0.00627942</text:p>
          </table:table-cell>
          <table:table-cell office:value-type="float" office:value="0.0069509" calcext:value-type="float">
            <text:p>0.0069509</text:p>
          </table:table-cell>
          <table:table-cell office:value-type="float" office:value="0.048228" calcext:value-type="float">
            <text:p>0.048228</text:p>
          </table:table-cell>
          <table:table-cell office:value-type="float" office:value="0.00946749" calcext:value-type="float">
            <text:p>0.00946749</text:p>
          </table:table-cell>
          <table:table-cell office:value-type="float" office:value="0.00793819" calcext:value-type="float">
            <text:p>0.00793819</text:p>
          </table:table-cell>
        </table:table-row>
        <table:table-row table:style-name="ro1">
          <table:table-cell office:value-type="float" office:value="261000" calcext:value-type="float">
            <text:p>261000</text:p>
          </table:table-cell>
          <table:table-cell office:value-type="float" office:value="0.00627547" calcext:value-type="float">
            <text:p>0.00627547</text:p>
          </table:table-cell>
          <table:table-cell office:value-type="float" office:value="0.00707249" calcext:value-type="float">
            <text:p>0.00707249</text:p>
          </table:table-cell>
          <table:table-cell office:value-type="float" office:value="0.0533721" calcext:value-type="float">
            <text:p>0.0533721</text:p>
          </table:table-cell>
          <table:table-cell office:value-type="float" office:value="0.00999212" calcext:value-type="float">
            <text:p>0.00999212</text:p>
          </table:table-cell>
          <table:table-cell office:value-type="float" office:value="0.00813044" calcext:value-type="float">
            <text:p>0.00813044</text:p>
          </table:table-cell>
        </table:table-row>
        <table:table-row table:style-name="ro1">
          <table:table-cell office:value-type="float" office:value="262000" calcext:value-type="float">
            <text:p>262000</text:p>
          </table:table-cell>
          <table:table-cell office:value-type="float" office:value="0.00627429" calcext:value-type="float">
            <text:p>0.00627429</text:p>
          </table:table-cell>
          <table:table-cell office:value-type="float" office:value="0.00705236" calcext:value-type="float">
            <text:p>0.00705236</text:p>
          </table:table-cell>
          <table:table-cell office:value-type="float" office:value="0.0499547" calcext:value-type="float">
            <text:p>0.0499547</text:p>
          </table:table-cell>
          <table:table-cell office:value-type="float" office:value="0.00949986" calcext:value-type="float">
            <text:p>0.00949986</text:p>
          </table:table-cell>
          <table:table-cell office:value-type="float" office:value="0.0081411" calcext:value-type="float">
            <text:p>0.0081411</text:p>
          </table:table-cell>
        </table:table-row>
        <table:table-row table:style-name="ro1">
          <table:table-cell office:value-type="float" office:value="263000" calcext:value-type="float">
            <text:p>263000</text:p>
          </table:table-cell>
          <table:table-cell office:value-type="float" office:value="0.00625968" calcext:value-type="float">
            <text:p>0.00625968</text:p>
          </table:table-cell>
          <table:table-cell office:value-type="float" office:value="0.00709657" calcext:value-type="float">
            <text:p>0.00709657</text:p>
          </table:table-cell>
          <table:table-cell office:value-type="float" office:value="0.0484526" calcext:value-type="float">
            <text:p>0.0484526</text:p>
          </table:table-cell>
          <table:table-cell office:value-type="float" office:value="0.00931432" calcext:value-type="float">
            <text:p>0.00931432</text:p>
          </table:table-cell>
          <table:table-cell office:value-type="float" office:value="0.00794056" calcext:value-type="float">
            <text:p>0.00794056</text:p>
          </table:table-cell>
        </table:table-row>
        <table:table-row table:style-name="ro1">
          <table:table-cell office:value-type="float" office:value="264000" calcext:value-type="float">
            <text:p>264000</text:p>
          </table:table-cell>
          <table:table-cell office:value-type="float" office:value="0.00629442" calcext:value-type="float">
            <text:p>0.00629442</text:p>
          </table:table-cell>
          <table:table-cell office:value-type="float" office:value="0.00694419" calcext:value-type="float">
            <text:p>0.00694419</text:p>
          </table:table-cell>
          <table:table-cell office:value-type="float" office:value="0.0483188" calcext:value-type="float">
            <text:p>0.0483188</text:p>
          </table:table-cell>
          <table:table-cell office:value-type="float" office:value="0.0093688" calcext:value-type="float">
            <text:p>0.0093688</text:p>
          </table:table-cell>
          <table:table-cell office:value-type="float" office:value="0.0080203" calcext:value-type="float">
            <text:p>0.0080203</text:p>
          </table:table-cell>
        </table:table-row>
        <table:table-row table:style-name="ro1">
          <table:table-cell office:value-type="float" office:value="265000" calcext:value-type="float">
            <text:p>265000</text:p>
          </table:table-cell>
          <table:table-cell office:value-type="float" office:value="0.00638403" calcext:value-type="float">
            <text:p>0.00638403</text:p>
          </table:table-cell>
          <table:table-cell office:value-type="float" office:value="0.00699354" calcext:value-type="float">
            <text:p>0.00699354</text:p>
          </table:table-cell>
          <table:table-cell office:value-type="float" office:value="0.0509286" calcext:value-type="float">
            <text:p>0.0509286</text:p>
          </table:table-cell>
          <table:table-cell office:value-type="float" office:value="0.00958868" calcext:value-type="float">
            <text:p>0.00958868</text:p>
          </table:table-cell>
          <table:table-cell office:value-type="float" office:value="0.0080207" calcext:value-type="float">
            <text:p>0.0080207</text:p>
          </table:table-cell>
        </table:table-row>
        <table:table-row table:style-name="ro1">
          <table:table-cell office:value-type="float" office:value="266000" calcext:value-type="float">
            <text:p>266000</text:p>
          </table:table-cell>
          <table:table-cell office:value-type="float" office:value="0.00630903" calcext:value-type="float">
            <text:p>0.00630903</text:p>
          </table:table-cell>
          <table:table-cell office:value-type="float" office:value="0.00688656" calcext:value-type="float">
            <text:p>0.00688656</text:p>
          </table:table-cell>
          <table:table-cell office:value-type="float" office:value="0.0483413" calcext:value-type="float">
            <text:p>0.0483413</text:p>
          </table:table-cell>
          <table:table-cell office:value-type="float" office:value="0.00926892" calcext:value-type="float">
            <text:p>0.00926892</text:p>
          </table:table-cell>
          <table:table-cell office:value-type="float" office:value="0.00818847" calcext:value-type="float">
            <text:p>0.00818847</text:p>
          </table:table-cell>
        </table:table-row>
        <table:table-row table:style-name="ro1">
          <table:table-cell office:value-type="float" office:value="267000" calcext:value-type="float">
            <text:p>267000</text:p>
          </table:table-cell>
          <table:table-cell office:value-type="float" office:value="0.00634455" calcext:value-type="float">
            <text:p>0.00634455</text:p>
          </table:table-cell>
          <table:table-cell office:value-type="float" office:value="0.00696196" calcext:value-type="float">
            <text:p>0.00696196</text:p>
          </table:table-cell>
          <table:table-cell office:value-type="float" office:value="0.0493081" calcext:value-type="float">
            <text:p>0.0493081</text:p>
          </table:table-cell>
          <table:table-cell office:value-type="float" office:value="0.00935617" calcext:value-type="float">
            <text:p>0.00935617</text:p>
          </table:table-cell>
          <table:table-cell office:value-type="float" office:value="0.0081711" calcext:value-type="float">
            <text:p>0.0081711</text:p>
          </table:table-cell>
        </table:table-row>
        <table:table-row table:style-name="ro1">
          <table:table-cell office:value-type="float" office:value="268000" calcext:value-type="float">
            <text:p>268000</text:p>
          </table:table-cell>
          <table:table-cell office:value-type="float" office:value="0.0065893" calcext:value-type="float">
            <text:p>0.0065893</text:p>
          </table:table-cell>
          <table:table-cell office:value-type="float" office:value="0.00699156" calcext:value-type="float">
            <text:p>0.00699156</text:p>
          </table:table-cell>
          <table:table-cell office:value-type="float" office:value="0.0489461" calcext:value-type="float">
            <text:p>0.0489461</text:p>
          </table:table-cell>
          <table:table-cell office:value-type="float" office:value="0.00946038" calcext:value-type="float">
            <text:p>0.00946038</text:p>
          </table:table-cell>
          <table:table-cell office:value-type="float" office:value="0.00824926" calcext:value-type="float">
            <text:p>0.00824926</text:p>
          </table:table-cell>
        </table:table-row>
        <table:table-row table:style-name="ro1">
          <table:table-cell office:value-type="float" office:value="269000" calcext:value-type="float">
            <text:p>269000</text:p>
          </table:table-cell>
          <table:table-cell office:value-type="float" office:value="0.00650522" calcext:value-type="float">
            <text:p>0.00650522</text:p>
          </table:table-cell>
          <table:table-cell office:value-type="float" office:value="0.00689722" calcext:value-type="float">
            <text:p>0.00689722</text:p>
          </table:table-cell>
          <table:table-cell office:value-type="float" office:value="0.0511772" calcext:value-type="float">
            <text:p>0.0511772</text:p>
          </table:table-cell>
          <table:table-cell office:value-type="float" office:value="0.00930958" calcext:value-type="float">
            <text:p>0.00930958</text:p>
          </table:table-cell>
          <table:table-cell office:value-type="float" office:value="0.00830887" calcext:value-type="float">
            <text:p>0.00830887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float" office:value="0.00633824" calcext:value-type="float">
            <text:p>0.00633824</text:p>
          </table:table-cell>
          <table:table-cell office:value-type="float" office:value="0.00693906" calcext:value-type="float">
            <text:p>0.00693906</text:p>
          </table:table-cell>
          <table:table-cell office:value-type="float" office:value="0.0487436" calcext:value-type="float">
            <text:p>0.0487436</text:p>
          </table:table-cell>
          <table:table-cell office:value-type="float" office:value="0.00940709" calcext:value-type="float">
            <text:p>0.00940709</text:p>
          </table:table-cell>
          <table:table-cell office:value-type="float" office:value="0.00831321" calcext:value-type="float">
            <text:p>0.00831321</text:p>
          </table:table-cell>
        </table:table-row>
        <table:table-row table:style-name="ro1">
          <table:table-cell office:value-type="float" office:value="271000" calcext:value-type="float">
            <text:p>271000</text:p>
          </table:table-cell>
          <table:table-cell office:value-type="float" office:value="0.00628218" calcext:value-type="float">
            <text:p>0.00628218</text:p>
          </table:table-cell>
          <table:table-cell office:value-type="float" office:value="0.00680168" calcext:value-type="float">
            <text:p>0.00680168</text:p>
          </table:table-cell>
          <table:table-cell office:value-type="float" office:value="0.0485079" calcext:value-type="float">
            <text:p>0.0485079</text:p>
          </table:table-cell>
          <table:table-cell office:value-type="float" office:value="0.00934116" calcext:value-type="float">
            <text:p>0.00934116</text:p>
          </table:table-cell>
          <table:table-cell office:value-type="float" office:value="0.00806017" calcext:value-type="float">
            <text:p>0.00806017</text:p>
          </table:table-cell>
        </table:table-row>
        <table:table-row table:style-name="ro1">
          <table:table-cell office:value-type="float" office:value="272000" calcext:value-type="float">
            <text:p>272000</text:p>
          </table:table-cell>
          <table:table-cell office:value-type="float" office:value="0.00631692" calcext:value-type="float">
            <text:p>0.00631692</text:p>
          </table:table-cell>
          <table:table-cell office:value-type="float" office:value="0.00689208" calcext:value-type="float">
            <text:p>0.00689208</text:p>
          </table:table-cell>
          <table:table-cell office:value-type="float" office:value="0.0485296" calcext:value-type="float">
            <text:p>0.0485296</text:p>
          </table:table-cell>
          <table:table-cell office:value-type="float" office:value="0.00934077" calcext:value-type="float">
            <text:p>0.00934077</text:p>
          </table:table-cell>
          <table:table-cell office:value-type="float" office:value="0.00790622" calcext:value-type="float">
            <text:p>0.00790622</text:p>
          </table:table-cell>
        </table:table-row>
        <table:table-row table:style-name="ro1">
          <table:table-cell office:value-type="float" office:value="273000" calcext:value-type="float">
            <text:p>273000</text:p>
          </table:table-cell>
          <table:table-cell office:value-type="float" office:value="0.00669036" calcext:value-type="float">
            <text:p>0.00669036</text:p>
          </table:table-cell>
          <table:table-cell office:value-type="float" office:value="0.00680208" calcext:value-type="float">
            <text:p>0.00680208</text:p>
          </table:table-cell>
          <table:table-cell office:value-type="float" office:value="0.049614" calcext:value-type="float">
            <text:p>0.049614</text:p>
          </table:table-cell>
          <table:table-cell office:value-type="float" office:value="0.00975527" calcext:value-type="float">
            <text:p>0.00975527</text:p>
          </table:table-cell>
          <table:table-cell office:value-type="float" office:value="0.00824097" calcext:value-type="float">
            <text:p>0.00824097</text:p>
          </table:table-cell>
        </table:table-row>
        <table:table-row table:style-name="ro1">
          <table:table-cell office:value-type="float" office:value="274000" calcext:value-type="float">
            <text:p>274000</text:p>
          </table:table-cell>
          <table:table-cell office:value-type="float" office:value="0.00626521" calcext:value-type="float">
            <text:p>0.00626521</text:p>
          </table:table-cell>
          <table:table-cell office:value-type="float" office:value="0.00701722" calcext:value-type="float">
            <text:p>0.00701722</text:p>
          </table:table-cell>
          <table:table-cell office:value-type="float" office:value="0.0512337" calcext:value-type="float">
            <text:p>0.0512337</text:p>
          </table:table-cell>
          <table:table-cell office:value-type="float" office:value="0.00929142" calcext:value-type="float">
            <text:p>0.00929142</text:p>
          </table:table-cell>
          <table:table-cell office:value-type="float" office:value="0.00805662" calcext:value-type="float">
            <text:p>0.00805662</text:p>
          </table:table-cell>
        </table:table-row>
        <table:table-row table:style-name="ro1">
          <table:table-cell office:value-type="float" office:value="275000" calcext:value-type="float">
            <text:p>275000</text:p>
          </table:table-cell>
          <table:table-cell office:value-type="float" office:value="0.00622652" calcext:value-type="float">
            <text:p>0.00622652</text:p>
          </table:table-cell>
          <table:table-cell office:value-type="float" office:value="0.00703933" calcext:value-type="float">
            <text:p>0.00703933</text:p>
          </table:table-cell>
          <table:table-cell office:value-type="float" office:value="0.0481712" calcext:value-type="float">
            <text:p>0.0481712</text:p>
          </table:table-cell>
          <table:table-cell office:value-type="float" office:value="0.0100411" calcext:value-type="float">
            <text:p>0.0100411</text:p>
          </table:table-cell>
          <table:table-cell office:value-type="float" office:value="0.00830966" calcext:value-type="float">
            <text:p>0.00830966</text:p>
          </table:table-cell>
        </table:table-row>
        <table:table-row table:style-name="ro1">
          <table:table-cell office:value-type="float" office:value="276000" calcext:value-type="float">
            <text:p>276000</text:p>
          </table:table-cell>
          <table:table-cell office:value-type="float" office:value="0.00662878" calcext:value-type="float">
            <text:p>0.00662878</text:p>
          </table:table-cell>
          <table:table-cell office:value-type="float" office:value="0.00722052" calcext:value-type="float">
            <text:p>0.00722052</text:p>
          </table:table-cell>
          <table:table-cell office:value-type="float" office:value="0.0479126" calcext:value-type="float">
            <text:p>0.0479126</text:p>
          </table:table-cell>
          <table:table-cell office:value-type="float" office:value="0.00984211" calcext:value-type="float">
            <text:p>0.00984211</text:p>
          </table:table-cell>
          <table:table-cell office:value-type="float" office:value="0.00794135" calcext:value-type="float">
            <text:p>0.00794135</text:p>
          </table:table-cell>
        </table:table-row>
        <table:table-row table:style-name="ro1">
          <table:table-cell office:value-type="float" office:value="277000" calcext:value-type="float">
            <text:p>277000</text:p>
          </table:table-cell>
          <table:table-cell office:value-type="float" office:value="0.00629837" calcext:value-type="float">
            <text:p>0.00629837</text:p>
          </table:table-cell>
          <table:table-cell office:value-type="float" office:value="0.00695603" calcext:value-type="float">
            <text:p>0.00695603</text:p>
          </table:table-cell>
          <table:table-cell office:value-type="float" office:value="0.0487961" calcext:value-type="float">
            <text:p>0.0487961</text:p>
          </table:table-cell>
          <table:table-cell office:value-type="float" office:value="0.00944222" calcext:value-type="float">
            <text:p>0.00944222</text:p>
          </table:table-cell>
          <table:table-cell office:value-type="float" office:value="0.0081036" calcext:value-type="float">
            <text:p>0.0081036</text:p>
          </table:table-cell>
        </table:table-row>
        <table:table-row table:style-name="ro1">
          <table:table-cell office:value-type="float" office:value="278000" calcext:value-type="float">
            <text:p>278000</text:p>
          </table:table-cell>
          <table:table-cell office:value-type="float" office:value="0.00634771" calcext:value-type="float">
            <text:p>0.00634771</text:p>
          </table:table-cell>
          <table:table-cell office:value-type="float" office:value="0.0068159" calcext:value-type="float">
            <text:p>0.0068159</text:p>
          </table:table-cell>
          <table:table-cell office:value-type="float" office:value="0.0542548" calcext:value-type="float">
            <text:p>0.0542548</text:p>
          </table:table-cell>
          <table:table-cell office:value-type="float" office:value="0.00986501" calcext:value-type="float">
            <text:p>0.00986501</text:p>
          </table:table-cell>
          <table:table-cell office:value-type="float" office:value="0.00809847" calcext:value-type="float">
            <text:p>0.00809847</text:p>
          </table:table-cell>
        </table:table-row>
        <table:table-row table:style-name="ro1">
          <table:table-cell office:value-type="float" office:value="279000" calcext:value-type="float">
            <text:p>279000</text:p>
          </table:table-cell>
          <table:table-cell office:value-type="float" office:value="0.0064243" calcext:value-type="float">
            <text:p>0.0064243</text:p>
          </table:table-cell>
          <table:table-cell office:value-type="float" office:value="0.00713723" calcext:value-type="float">
            <text:p>0.00713723</text:p>
          </table:table-cell>
          <table:table-cell office:value-type="float" office:value="0.0482166" calcext:value-type="float">
            <text:p>0.0482166</text:p>
          </table:table-cell>
          <table:table-cell office:value-type="float" office:value="0.00943433" calcext:value-type="float">
            <text:p>0.00943433</text:p>
          </table:table-cell>
          <table:table-cell office:value-type="float" office:value="0.0084273" calcext:value-type="float">
            <text:p>0.0084273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float" office:value="0.00644522" calcext:value-type="float">
            <text:p>0.00644522</text:p>
          </table:table-cell>
          <table:table-cell office:value-type="float" office:value="0.00695959" calcext:value-type="float">
            <text:p>0.00695959</text:p>
          </table:table-cell>
          <table:table-cell office:value-type="float" office:value="0.0487507" calcext:value-type="float">
            <text:p>0.0487507</text:p>
          </table:table-cell>
          <table:table-cell office:value-type="float" office:value="0.00937196" calcext:value-type="float">
            <text:p>0.00937196</text:p>
          </table:table-cell>
          <table:table-cell office:value-type="float" office:value="0.00796504" calcext:value-type="float">
            <text:p>0.00796504</text:p>
          </table:table-cell>
        </table:table-row>
        <table:table-row table:style-name="ro1">
          <table:table-cell office:value-type="float" office:value="281000" calcext:value-type="float">
            <text:p>281000</text:p>
          </table:table-cell>
          <table:table-cell office:value-type="float" office:value="0.00647996" calcext:value-type="float">
            <text:p>0.00647996</text:p>
          </table:table-cell>
          <table:table-cell office:value-type="float" office:value="0.00689366" calcext:value-type="float">
            <text:p>0.00689366</text:p>
          </table:table-cell>
          <table:table-cell office:value-type="float" office:value="0.0487834" calcext:value-type="float">
            <text:p>0.0487834</text:p>
          </table:table-cell>
          <table:table-cell office:value-type="float" office:value="0.00957012" calcext:value-type="float">
            <text:p>0.00957012</text:p>
          </table:table-cell>
          <table:table-cell office:value-type="float" office:value="0.00807478" calcext:value-type="float">
            <text:p>0.00807478</text:p>
          </table:table-cell>
        </table:table-row>
        <table:table-row table:style-name="ro1">
          <table:table-cell office:value-type="float" office:value="282000" calcext:value-type="float">
            <text:p>282000</text:p>
          </table:table-cell>
          <table:table-cell office:value-type="float" office:value="0.00660786" calcext:value-type="float">
            <text:p>0.00660786</text:p>
          </table:table-cell>
          <table:table-cell office:value-type="float" office:value="0.00691893" calcext:value-type="float">
            <text:p>0.00691893</text:p>
          </table:table-cell>
          <table:table-cell office:value-type="float" office:value="0.0522798" calcext:value-type="float">
            <text:p>0.0522798</text:p>
          </table:table-cell>
          <table:table-cell office:value-type="float" office:value="0.0094592" calcext:value-type="float">
            <text:p>0.0094592</text:p>
          </table:table-cell>
          <table:table-cell office:value-type="float" office:value="0.00822045" calcext:value-type="float">
            <text:p>0.00822045</text:p>
          </table:table-cell>
        </table:table-row>
        <table:table-row table:style-name="ro1">
          <table:table-cell office:value-type="float" office:value="283000" calcext:value-type="float">
            <text:p>283000</text:p>
          </table:table-cell>
          <table:table-cell office:value-type="float" office:value="0.00640772" calcext:value-type="float">
            <text:p>0.00640772</text:p>
          </table:table-cell>
          <table:table-cell office:value-type="float" office:value="0.00695525" calcext:value-type="float">
            <text:p>0.00695525</text:p>
          </table:table-cell>
          <table:table-cell office:value-type="float" office:value="0.0485229" calcext:value-type="float">
            <text:p>0.0485229</text:p>
          </table:table-cell>
          <table:table-cell office:value-type="float" office:value="0.00960447" calcext:value-type="float">
            <text:p>0.00960447</text:p>
          </table:table-cell>
          <table:table-cell office:value-type="float" office:value="0.00795872" calcext:value-type="float">
            <text:p>0.00795872</text:p>
          </table:table-cell>
        </table:table-row>
        <table:table-row table:style-name="ro1">
          <table:table-cell office:value-type="float" office:value="284000" calcext:value-type="float">
            <text:p>284000</text:p>
          </table:table-cell>
          <table:table-cell office:value-type="float" office:value="0.00634298" calcext:value-type="float">
            <text:p>0.00634298</text:p>
          </table:table-cell>
          <table:table-cell office:value-type="float" office:value="0.00686998" calcext:value-type="float">
            <text:p>0.00686998</text:p>
          </table:table-cell>
          <table:table-cell office:value-type="float" office:value="0.0491648" calcext:value-type="float">
            <text:p>0.0491648</text:p>
          </table:table-cell>
          <table:table-cell office:value-type="float" office:value="0.0093005" calcext:value-type="float">
            <text:p>0.0093005</text:p>
          </table:table-cell>
          <table:table-cell office:value-type="float" office:value="0.00837835" calcext:value-type="float">
            <text:p>0.00837835</text:p>
          </table:table-cell>
        </table:table-row>
        <table:table-row table:style-name="ro1">
          <table:table-cell office:value-type="float" office:value="285000" calcext:value-type="float">
            <text:p>285000</text:p>
          </table:table-cell>
          <table:table-cell office:value-type="float" office:value="0.0063189" calcext:value-type="float">
            <text:p>0.0063189</text:p>
          </table:table-cell>
          <table:table-cell office:value-type="float" office:value="0.00696906" calcext:value-type="float">
            <text:p>0.00696906</text:p>
          </table:table-cell>
          <table:table-cell office:value-type="float" office:value="0.04847" calcext:value-type="float">
            <text:p>0.04847</text:p>
          </table:table-cell>
          <table:table-cell office:value-type="float" office:value="0.00966921" calcext:value-type="float">
            <text:p>0.00966921</text:p>
          </table:table-cell>
          <table:table-cell office:value-type="float" office:value="0.00839493" calcext:value-type="float">
            <text:p>0.00839493</text:p>
          </table:table-cell>
        </table:table-row>
        <table:table-row table:style-name="ro1">
          <table:table-cell office:value-type="float" office:value="286000" calcext:value-type="float">
            <text:p>286000</text:p>
          </table:table-cell>
          <table:table-cell office:value-type="float" office:value="0.00641916" calcext:value-type="float">
            <text:p>0.00641916</text:p>
          </table:table-cell>
          <table:table-cell office:value-type="float" office:value="0.00714315" calcext:value-type="float">
            <text:p>0.00714315</text:p>
          </table:table-cell>
          <table:table-cell office:value-type="float" office:value="0.0514113" calcext:value-type="float">
            <text:p>0.0514113</text:p>
          </table:table-cell>
          <table:table-cell office:value-type="float" office:value="0.00928235" calcext:value-type="float">
            <text:p>0.00928235</text:p>
          </table:table-cell>
          <table:table-cell office:value-type="float" office:value="0.00826505" calcext:value-type="float">
            <text:p>0.00826505</text:p>
          </table:table-cell>
        </table:table-row>
        <table:table-row table:style-name="ro1">
          <table:table-cell office:value-type="float" office:value="287000" calcext:value-type="float">
            <text:p>287000</text:p>
          </table:table-cell>
          <table:table-cell office:value-type="float" office:value="0.00628179" calcext:value-type="float">
            <text:p>0.00628179</text:p>
          </table:table-cell>
          <table:table-cell office:value-type="float" office:value="0.00708117" calcext:value-type="float">
            <text:p>0.00708117</text:p>
          </table:table-cell>
          <table:table-cell office:value-type="float" office:value="0.0484787" calcext:value-type="float">
            <text:p>0.0484787</text:p>
          </table:table-cell>
          <table:table-cell office:value-type="float" office:value="0.00939525" calcext:value-type="float">
            <text:p>0.00939525</text:p>
          </table:table-cell>
          <table:table-cell office:value-type="float" office:value="0.00818058" calcext:value-type="float">
            <text:p>0.00818058</text:p>
          </table:table-cell>
        </table:table-row>
        <table:table-row table:style-name="ro1">
          <table:table-cell office:value-type="float" office:value="288000" calcext:value-type="float">
            <text:p>288000</text:p>
          </table:table-cell>
          <table:table-cell office:value-type="float" office:value="0.00639035" calcext:value-type="float">
            <text:p>0.00639035</text:p>
          </table:table-cell>
          <table:table-cell office:value-type="float" office:value="0.0070492" calcext:value-type="float">
            <text:p>0.0070492</text:p>
          </table:table-cell>
          <table:table-cell office:value-type="float" office:value="0.049342" calcext:value-type="float">
            <text:p>0.049342</text:p>
          </table:table-cell>
          <table:table-cell office:value-type="float" office:value="0.00944854" calcext:value-type="float">
            <text:p>0.00944854</text:p>
          </table:table-cell>
          <table:table-cell office:value-type="float" office:value="0.00805149" calcext:value-type="float">
            <text:p>0.00805149</text:p>
          </table:table-cell>
        </table:table-row>
        <table:table-row table:style-name="ro1">
          <table:table-cell office:value-type="float" office:value="289000" calcext:value-type="float">
            <text:p>289000</text:p>
          </table:table-cell>
          <table:table-cell office:value-type="float" office:value="0.00657746" calcext:value-type="float">
            <text:p>0.00657746</text:p>
          </table:table-cell>
          <table:table-cell office:value-type="float" office:value="0.00698801" calcext:value-type="float">
            <text:p>0.00698801</text:p>
          </table:table-cell>
          <table:table-cell office:value-type="float" office:value="0.0486788" calcext:value-type="float">
            <text:p>0.0486788</text:p>
          </table:table-cell>
          <table:table-cell office:value-type="float" office:value="0.00934393" calcext:value-type="float">
            <text:p>0.00934393</text:p>
          </table:table-cell>
          <table:table-cell office:value-type="float" office:value="0.00819873" calcext:value-type="float">
            <text:p>0.00819873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float" office:value="0.0065593" calcext:value-type="float">
            <text:p>0.0065593</text:p>
          </table:table-cell>
          <table:table-cell office:value-type="float" office:value="0.0073579" calcext:value-type="float">
            <text:p>0.0073579</text:p>
          </table:table-cell>
          <table:table-cell office:value-type="float" office:value="0.0518108" calcext:value-type="float">
            <text:p>0.0518108</text:p>
          </table:table-cell>
          <table:table-cell office:value-type="float" office:value="0.00933406" calcext:value-type="float">
            <text:p>0.00933406</text:p>
          </table:table-cell>
          <table:table-cell office:value-type="float" office:value="0.00821492" calcext:value-type="float">
            <text:p>0.00821492</text:p>
          </table:table-cell>
        </table:table-row>
        <table:table-row table:style-name="ro1">
          <table:table-cell office:value-type="float" office:value="291000" calcext:value-type="float">
            <text:p>291000</text:p>
          </table:table-cell>
          <table:table-cell office:value-type="float" office:value="0.00641285" calcext:value-type="float">
            <text:p>0.00641285</text:p>
          </table:table-cell>
          <table:table-cell office:value-type="float" office:value="0.00699472" calcext:value-type="float">
            <text:p>0.00699472</text:p>
          </table:table-cell>
          <table:table-cell office:value-type="float" office:value="0.0489212" calcext:value-type="float">
            <text:p>0.0489212</text:p>
          </table:table-cell>
          <table:table-cell office:value-type="float" office:value="0.00933406" calcext:value-type="float">
            <text:p>0.00933406</text:p>
          </table:table-cell>
          <table:table-cell office:value-type="float" office:value="0.00804794" calcext:value-type="float">
            <text:p>0.00804794</text:p>
          </table:table-cell>
        </table:table-row>
        <table:table-row table:style-name="ro1">
          <table:table-cell office:value-type="float" office:value="292000" calcext:value-type="float">
            <text:p>292000</text:p>
          </table:table-cell>
          <table:table-cell office:value-type="float" office:value="0.00626008" calcext:value-type="float">
            <text:p>0.00626008</text:p>
          </table:table-cell>
          <table:table-cell office:value-type="float" office:value="0.00752686" calcext:value-type="float">
            <text:p>0.00752686</text:p>
          </table:table-cell>
          <table:table-cell office:value-type="float" office:value="0.0486125" calcext:value-type="float">
            <text:p>0.0486125</text:p>
          </table:table-cell>
          <table:table-cell office:value-type="float" office:value="0.00934077" calcext:value-type="float">
            <text:p>0.00934077</text:p>
          </table:table-cell>
          <table:table-cell office:value-type="float" office:value="0.00810873" calcext:value-type="float">
            <text:p>0.00810873</text:p>
          </table:table-cell>
        </table:table-row>
        <table:table-row table:style-name="ro1">
          <table:table-cell office:value-type="float" office:value="293000" calcext:value-type="float">
            <text:p>293000</text:p>
          </table:table-cell>
          <table:table-cell office:value-type="float" office:value="0.00648983" calcext:value-type="float">
            <text:p>0.00648983</text:p>
          </table:table-cell>
          <table:table-cell office:value-type="float" office:value="0.00701643" calcext:value-type="float">
            <text:p>0.00701643</text:p>
          </table:table-cell>
          <table:table-cell office:value-type="float" office:value="0.0497786" calcext:value-type="float">
            <text:p>0.0497786</text:p>
          </table:table-cell>
          <table:table-cell office:value-type="float" office:value="0.00953933" calcext:value-type="float">
            <text:p>0.00953933</text:p>
          </table:table-cell>
          <table:table-cell office:value-type="float" office:value="0.00801517" calcext:value-type="float">
            <text:p>0.00801517</text:p>
          </table:table-cell>
        </table:table-row>
        <table:table-row table:style-name="ro1">
          <table:table-cell office:value-type="float" office:value="294000" calcext:value-type="float">
            <text:p>294000</text:p>
          </table:table-cell>
          <table:table-cell office:value-type="float" office:value="0.00661102" calcext:value-type="float">
            <text:p>0.00661102</text:p>
          </table:table-cell>
          <table:table-cell office:value-type="float" office:value="0.00709262" calcext:value-type="float">
            <text:p>0.00709262</text:p>
          </table:table-cell>
          <table:table-cell office:value-type="float" office:value="0.0501185" calcext:value-type="float">
            <text:p>0.0501185</text:p>
          </table:table-cell>
          <table:table-cell office:value-type="float" office:value="0.00954012" calcext:value-type="float">
            <text:p>0.00954012</text:p>
          </table:table-cell>
          <table:table-cell office:value-type="float" office:value="0.00871626" calcext:value-type="float">
            <text:p>0.00871626</text:p>
          </table:table-cell>
        </table:table-row>
        <table:table-row table:style-name="ro1">
          <table:table-cell office:value-type="float" office:value="295000" calcext:value-type="float">
            <text:p>295000</text:p>
          </table:table-cell>
          <table:table-cell office:value-type="float" office:value="0.00631297" calcext:value-type="float">
            <text:p>0.00631297</text:p>
          </table:table-cell>
          <table:table-cell office:value-type="float" office:value="0.00690787" calcext:value-type="float">
            <text:p>0.00690787</text:p>
          </table:table-cell>
          <table:table-cell office:value-type="float" office:value="0.0518085" calcext:value-type="float">
            <text:p>0.0518085</text:p>
          </table:table-cell>
          <table:table-cell office:value-type="float" office:value="0.00941696" calcext:value-type="float">
            <text:p>0.00941696</text:p>
          </table:table-cell>
          <table:table-cell office:value-type="float" office:value="0.00819913" calcext:value-type="float">
            <text:p>0.00819913</text:p>
          </table:table-cell>
        </table:table-row>
        <table:table-row table:style-name="ro1">
          <table:table-cell office:value-type="float" office:value="296000" calcext:value-type="float">
            <text:p>296000</text:p>
          </table:table-cell>
          <table:table-cell office:value-type="float" office:value="0.00628139" calcext:value-type="float">
            <text:p>0.00628139</text:p>
          </table:table-cell>
          <table:table-cell office:value-type="float" office:value="0.0069138" calcext:value-type="float">
            <text:p>0.0069138</text:p>
          </table:table-cell>
          <table:table-cell office:value-type="float" office:value="0.0482545" calcext:value-type="float">
            <text:p>0.0482545</text:p>
          </table:table-cell>
          <table:table-cell office:value-type="float" office:value="0.00956065" calcext:value-type="float">
            <text:p>0.00956065</text:p>
          </table:table-cell>
          <table:table-cell office:value-type="float" office:value="0.00817465" calcext:value-type="float">
            <text:p>0.00817465</text:p>
          </table:table-cell>
        </table:table-row>
        <table:table-row table:style-name="ro1">
          <table:table-cell office:value-type="float" office:value="297000" calcext:value-type="float">
            <text:p>297000</text:p>
          </table:table-cell>
          <table:table-cell office:value-type="float" office:value="0.0063714" calcext:value-type="float">
            <text:p>0.0063714</text:p>
          </table:table-cell>
          <table:table-cell office:value-type="float" office:value="0.00693195" calcext:value-type="float">
            <text:p>0.00693195</text:p>
          </table:table-cell>
          <table:table-cell office:value-type="float" office:value="0.0494533" calcext:value-type="float">
            <text:p>0.0494533</text:p>
          </table:table-cell>
          <table:table-cell office:value-type="float" office:value="0.00927208" calcext:value-type="float">
            <text:p>0.00927208</text:p>
          </table:table-cell>
          <table:table-cell office:value-type="float" office:value="0.00793267" calcext:value-type="float">
            <text:p>0.00793267</text:p>
          </table:table-cell>
        </table:table-row>
        <table:table-row table:style-name="ro1">
          <table:table-cell office:value-type="float" office:value="298000" calcext:value-type="float">
            <text:p>298000</text:p>
          </table:table-cell>
          <table:table-cell office:value-type="float" office:value="0.00639943" calcext:value-type="float">
            <text:p>0.00639943</text:p>
          </table:table-cell>
          <table:table-cell office:value-type="float" office:value="0.00693274" calcext:value-type="float">
            <text:p>0.00693274</text:p>
          </table:table-cell>
          <table:table-cell office:value-type="float" office:value="0.0510936" calcext:value-type="float">
            <text:p>0.0510936</text:p>
          </table:table-cell>
          <table:table-cell office:value-type="float" office:value="0.00941656" calcext:value-type="float">
            <text:p>0.00941656</text:p>
          </table:table-cell>
          <table:table-cell office:value-type="float" office:value="0.00818768" calcext:value-type="float">
            <text:p>0.00818768</text:p>
          </table:table-cell>
        </table:table-row>
        <table:table-row table:style-name="ro1">
          <table:table-cell office:value-type="float" office:value="299000" calcext:value-type="float">
            <text:p>299000</text:p>
          </table:table-cell>
          <table:table-cell office:value-type="float" office:value="0.00632758" calcext:value-type="float">
            <text:p>0.00632758</text:p>
          </table:table-cell>
          <table:table-cell office:value-type="float" office:value="0.00702907" calcext:value-type="float">
            <text:p>0.00702907</text:p>
          </table:table-cell>
          <table:table-cell office:value-type="float" office:value="0.0525242" calcext:value-type="float">
            <text:p>0.0525242</text:p>
          </table:table-cell>
          <table:table-cell office:value-type="float" office:value="0.00920655" calcext:value-type="float">
            <text:p>0.00920655</text:p>
          </table:table-cell>
          <table:table-cell office:value-type="float" office:value="0.00831242" calcext:value-type="float">
            <text:p>0.00831242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0.00672708" calcext:value-type="float">
            <text:p>0.00672708</text:p>
          </table:table-cell>
          <table:table-cell office:value-type="float" office:value="0.00690077" calcext:value-type="float">
            <text:p>0.00690077</text:p>
          </table:table-cell>
          <table:table-cell office:value-type="float" office:value="0.0481139" calcext:value-type="float">
            <text:p>0.0481139</text:p>
          </table:table-cell>
          <table:table-cell office:value-type="float" office:value="0.00930682" calcext:value-type="float">
            <text:p>0.00930682</text:p>
          </table:table-cell>
          <table:table-cell office:value-type="float" office:value="0.0084802" calcext:value-type="float">
            <text:p>0.0084802</text:p>
          </table:table-cell>
        </table:table-row>
        <table:table-row table:style-name="ro1">
          <table:table-cell office:value-type="float" office:value="301000" calcext:value-type="float">
            <text:p>301000</text:p>
          </table:table-cell>
          <table:table-cell office:value-type="float" office:value="0.00641364" calcext:value-type="float">
            <text:p>0.00641364</text:p>
          </table:table-cell>
          <table:table-cell office:value-type="float" office:value="0.00706065" calcext:value-type="float">
            <text:p>0.00706065</text:p>
          </table:table-cell>
          <table:table-cell office:value-type="float" office:value="0.0486543" calcext:value-type="float">
            <text:p>0.0486543</text:p>
          </table:table-cell>
          <table:table-cell office:value-type="float" office:value="0.00931511" calcext:value-type="float">
            <text:p>0.00931511</text:p>
          </table:table-cell>
          <table:table-cell office:value-type="float" office:value="0.00796385" calcext:value-type="float">
            <text:p>0.00796385</text:p>
          </table:table-cell>
        </table:table-row>
        <table:table-row table:style-name="ro1">
          <table:table-cell office:value-type="float" office:value="302000" calcext:value-type="float">
            <text:p>302000</text:p>
          </table:table-cell>
          <table:table-cell office:value-type="float" office:value="0.0063785" calcext:value-type="float">
            <text:p>0.0063785</text:p>
          </table:table-cell>
          <table:table-cell office:value-type="float" office:value="0.00692524" calcext:value-type="float">
            <text:p>0.00692524</text:p>
          </table:table-cell>
          <table:table-cell office:value-type="float" office:value="0.0491213" calcext:value-type="float">
            <text:p>0.0491213</text:p>
          </table:table-cell>
          <table:table-cell office:value-type="float" office:value="0.00982277" calcext:value-type="float">
            <text:p>0.00982277</text:p>
          </table:table-cell>
          <table:table-cell office:value-type="float" office:value="0.00820268" calcext:value-type="float">
            <text:p>0.00820268</text:p>
          </table:table-cell>
        </table:table-row>
        <table:table-row table:style-name="ro1">
          <table:table-cell office:value-type="float" office:value="303000" calcext:value-type="float">
            <text:p>303000</text:p>
          </table:table-cell>
          <table:table-cell office:value-type="float" office:value="0.00626244" calcext:value-type="float">
            <text:p>0.00626244</text:p>
          </table:table-cell>
          <table:table-cell office:value-type="float" office:value="0.00702512" calcext:value-type="float">
            <text:p>0.00702512</text:p>
          </table:table-cell>
          <table:table-cell office:value-type="float" office:value="0.0565108" calcext:value-type="float">
            <text:p>0.0565108</text:p>
          </table:table-cell>
          <table:table-cell office:value-type="float" office:value="0.00969289" calcext:value-type="float">
            <text:p>0.00969289</text:p>
          </table:table-cell>
          <table:table-cell office:value-type="float" office:value="0.0086006" calcext:value-type="float">
            <text:p>0.0086006</text:p>
          </table:table-cell>
        </table:table-row>
        <table:table-row table:style-name="ro1">
          <table:table-cell office:value-type="float" office:value="304000" calcext:value-type="float">
            <text:p>304000</text:p>
          </table:table-cell>
          <table:table-cell office:value-type="float" office:value="0.00628613" calcext:value-type="float">
            <text:p>0.00628613</text:p>
          </table:table-cell>
          <table:table-cell office:value-type="float" office:value="0.00698051" calcext:value-type="float">
            <text:p>0.00698051</text:p>
          </table:table-cell>
          <table:table-cell office:value-type="float" office:value="0.0490578" calcext:value-type="float">
            <text:p>0.0490578</text:p>
          </table:table-cell>
          <table:table-cell office:value-type="float" office:value="0.00935459" calcext:value-type="float">
            <text:p>0.00935459</text:p>
          </table:table-cell>
          <table:table-cell office:value-type="float" office:value="0.00816794" calcext:value-type="float">
            <text:p>0.00816794</text:p>
          </table:table-cell>
        </table:table-row>
        <table:table-row table:style-name="ro1">
          <table:table-cell office:value-type="float" office:value="305000" calcext:value-type="float">
            <text:p>305000</text:p>
          </table:table-cell>
          <table:table-cell office:value-type="float" office:value="0.00630074" calcext:value-type="float">
            <text:p>0.00630074</text:p>
          </table:table-cell>
          <table:table-cell office:value-type="float" office:value="0.00711946" calcext:value-type="float">
            <text:p>0.00711946</text:p>
          </table:table-cell>
          <table:table-cell office:value-type="float" office:value="0.0485264" calcext:value-type="float">
            <text:p>0.0485264</text:p>
          </table:table-cell>
          <table:table-cell office:value-type="float" office:value="0.00980303" calcext:value-type="float">
            <text:p>0.00980303</text:p>
          </table:table-cell>
          <table:table-cell office:value-type="float" office:value="0.00818492" calcext:value-type="float">
            <text:p>0.00818492</text:p>
          </table:table-cell>
        </table:table-row>
        <table:table-row table:style-name="ro1">
          <table:table-cell office:value-type="float" office:value="306000" calcext:value-type="float">
            <text:p>306000</text:p>
          </table:table-cell>
          <table:table-cell office:value-type="float" office:value="0.00631534" calcext:value-type="float">
            <text:p>0.00631534</text:p>
          </table:table-cell>
          <table:table-cell office:value-type="float" office:value="0.00689208" calcext:value-type="float">
            <text:p>0.00689208</text:p>
          </table:table-cell>
          <table:table-cell office:value-type="float" office:value="0.0481325" calcext:value-type="float">
            <text:p>0.0481325</text:p>
          </table:table-cell>
          <table:table-cell office:value-type="float" office:value="0.00989896" calcext:value-type="float">
            <text:p>0.00989896</text:p>
          </table:table-cell>
          <table:table-cell office:value-type="float" office:value="0.0080207" calcext:value-type="float">
            <text:p>0.0080207</text:p>
          </table:table-cell>
        </table:table-row>
        <table:table-row table:style-name="ro1">
          <table:table-cell office:value-type="float" office:value="307000" calcext:value-type="float">
            <text:p>307000</text:p>
          </table:table-cell>
          <table:table-cell office:value-type="float" office:value="0.00624429" calcext:value-type="float">
            <text:p>0.00624429</text:p>
          </table:table-cell>
          <table:table-cell office:value-type="float" office:value="0.00690393" calcext:value-type="float">
            <text:p>0.00690393</text:p>
          </table:table-cell>
          <table:table-cell office:value-type="float" office:value="0.0508914" calcext:value-type="float">
            <text:p>0.0508914</text:p>
          </table:table-cell>
          <table:table-cell office:value-type="float" office:value="0.00929853" calcext:value-type="float">
            <text:p>0.00929853</text:p>
          </table:table-cell>
          <table:table-cell office:value-type="float" office:value="0.00813597" calcext:value-type="float">
            <text:p>0.00813597</text:p>
          </table:table-cell>
        </table:table-row>
        <table:table-row table:style-name="ro1">
          <table:table-cell office:value-type="float" office:value="308000" calcext:value-type="float">
            <text:p>308000</text:p>
          </table:table-cell>
          <table:table-cell office:value-type="float" office:value="0.00630942" calcext:value-type="float">
            <text:p>0.00630942</text:p>
          </table:table-cell>
          <table:table-cell office:value-type="float" office:value="0.00707644" calcext:value-type="float">
            <text:p>0.00707644</text:p>
          </table:table-cell>
          <table:table-cell office:value-type="float" office:value="0.0487112" calcext:value-type="float">
            <text:p>0.0487112</text:p>
          </table:table-cell>
          <table:table-cell office:value-type="float" office:value="0.00930327" calcext:value-type="float">
            <text:p>0.00930327</text:p>
          </table:table-cell>
          <table:table-cell office:value-type="float" office:value="0.00804004" calcext:value-type="float">
            <text:p>0.00804004</text:p>
          </table:table-cell>
        </table:table-row>
        <table:table-row table:style-name="ro1">
          <table:table-cell office:value-type="float" office:value="309000" calcext:value-type="float">
            <text:p>309000</text:p>
          </table:table-cell>
          <table:table-cell office:value-type="float" office:value="0.00685695" calcext:value-type="float">
            <text:p>0.00685695</text:p>
          </table:table-cell>
          <table:table-cell office:value-type="float" office:value="0.00690551" calcext:value-type="float">
            <text:p>0.00690551</text:p>
          </table:table-cell>
          <table:table-cell office:value-type="float" office:value="0.0494589" calcext:value-type="float">
            <text:p>0.0494589</text:p>
          </table:table-cell>
          <table:table-cell office:value-type="float" office:value="0.00952117" calcext:value-type="float">
            <text:p>0.00952117</text:p>
          </table:table-cell>
          <table:table-cell office:value-type="float" office:value="0.00822202" calcext:value-type="float">
            <text:p>0.00822202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float" office:value="0.00633153" calcext:value-type="float">
            <text:p>0.00633153</text:p>
          </table:table-cell>
          <table:table-cell office:value-type="float" office:value="0.00696432" calcext:value-type="float">
            <text:p>0.00696432</text:p>
          </table:table-cell>
          <table:table-cell office:value-type="float" office:value="0.0482955" calcext:value-type="float">
            <text:p>0.0482955</text:p>
          </table:table-cell>
          <table:table-cell office:value-type="float" office:value="0.00932379" calcext:value-type="float">
            <text:p>0.00932379</text:p>
          </table:table-cell>
          <table:table-cell office:value-type="float" office:value="0.00828361" calcext:value-type="float">
            <text:p>0.00828361</text:p>
          </table:table-cell>
        </table:table-row>
        <table:table-row table:style-name="ro1">
          <table:table-cell office:value-type="float" office:value="311000" calcext:value-type="float">
            <text:p>311000</text:p>
          </table:table-cell>
          <table:table-cell office:value-type="float" office:value="0.00654549" calcext:value-type="float">
            <text:p>0.00654549</text:p>
          </table:table-cell>
          <table:table-cell office:value-type="float" office:value="0.00699196" calcext:value-type="float">
            <text:p>0.00699196</text:p>
          </table:table-cell>
          <table:table-cell office:value-type="float" office:value="0.0512787" calcext:value-type="float">
            <text:p>0.0512787</text:p>
          </table:table-cell>
          <table:table-cell office:value-type="float" office:value="0.00931235" calcext:value-type="float">
            <text:p>0.00931235</text:p>
          </table:table-cell>
          <table:table-cell office:value-type="float" office:value="0.00806531" calcext:value-type="float">
            <text:p>0.00806531</text:p>
          </table:table-cell>
        </table:table-row>
        <table:table-row table:style-name="ro1">
          <table:table-cell office:value-type="float" office:value="312000" calcext:value-type="float">
            <text:p>312000</text:p>
          </table:table-cell>
          <table:table-cell office:value-type="float" office:value="0.00636469" calcext:value-type="float">
            <text:p>0.00636469</text:p>
          </table:table-cell>
          <table:table-cell office:value-type="float" office:value="0.00699788" calcext:value-type="float">
            <text:p>0.00699788</text:p>
          </table:table-cell>
          <table:table-cell office:value-type="float" office:value="0.0484068" calcext:value-type="float">
            <text:p>0.0484068</text:p>
          </table:table-cell>
          <table:table-cell office:value-type="float" office:value="0.0093609" calcext:value-type="float">
            <text:p>0.0093609</text:p>
          </table:table-cell>
          <table:table-cell office:value-type="float" office:value="0.00811544" calcext:value-type="float">
            <text:p>0.00811544</text:p>
          </table:table-cell>
        </table:table-row>
        <table:table-row table:style-name="ro1">
          <table:table-cell office:value-type="float" office:value="313000" calcext:value-type="float">
            <text:p>313000</text:p>
          </table:table-cell>
          <table:table-cell office:value-type="float" office:value="0.00643061" calcext:value-type="float">
            <text:p>0.00643061</text:p>
          </table:table-cell>
          <table:table-cell office:value-type="float" office:value="0.00693867" calcext:value-type="float">
            <text:p>0.00693867</text:p>
          </table:table-cell>
          <table:table-cell office:value-type="float" office:value="0.0482193" calcext:value-type="float">
            <text:p>0.0482193</text:p>
          </table:table-cell>
          <table:table-cell office:value-type="float" office:value="0.00934788" calcext:value-type="float">
            <text:p>0.00934788</text:p>
          </table:table-cell>
          <table:table-cell office:value-type="float" office:value="0.00831085" calcext:value-type="float">
            <text:p>0.00831085</text:p>
          </table:table-cell>
        </table:table-row>
        <table:table-row table:style-name="ro1">
          <table:table-cell office:value-type="float" office:value="314000" calcext:value-type="float">
            <text:p>314000</text:p>
          </table:table-cell>
          <table:table-cell office:value-type="float" office:value="0.00631574" calcext:value-type="float">
            <text:p>0.00631574</text:p>
          </table:table-cell>
          <table:table-cell office:value-type="float" office:value="0.00699748" calcext:value-type="float">
            <text:p>0.00699748</text:p>
          </table:table-cell>
          <table:table-cell office:value-type="float" office:value="0.0495015" calcext:value-type="float">
            <text:p>0.0495015</text:p>
          </table:table-cell>
          <table:table-cell office:value-type="float" office:value="0.00932379" calcext:value-type="float">
            <text:p>0.00932379</text:p>
          </table:table-cell>
          <table:table-cell office:value-type="float" office:value="0.00828637" calcext:value-type="float">
            <text:p>0.00828637</text:p>
          </table:table-cell>
        </table:table-row>
        <table:table-row table:style-name="ro1">
          <table:table-cell office:value-type="float" office:value="315000" calcext:value-type="float">
            <text:p>315000</text:p>
          </table:table-cell>
          <table:table-cell office:value-type="float" office:value="0.00659246" calcext:value-type="float">
            <text:p>0.00659246</text:p>
          </table:table-cell>
          <table:table-cell office:value-type="float" office:value="0.00703736" calcext:value-type="float">
            <text:p>0.00703736</text:p>
          </table:table-cell>
          <table:table-cell office:value-type="float" office:value="0.0492733" calcext:value-type="float">
            <text:p>0.0492733</text:p>
          </table:table-cell>
          <table:table-cell office:value-type="float" office:value="0.00927011" calcext:value-type="float">
            <text:p>0.00927011</text:p>
          </table:table-cell>
          <table:table-cell office:value-type="float" office:value="0.00825124" calcext:value-type="float">
            <text:p>0.00825124</text:p>
          </table:table-cell>
        </table:table-row>
        <table:table-row table:style-name="ro1">
          <table:table-cell office:value-type="float" office:value="316000" calcext:value-type="float">
            <text:p>316000</text:p>
          </table:table-cell>
          <table:table-cell office:value-type="float" office:value="0.00634495" calcext:value-type="float">
            <text:p>0.00634495</text:p>
          </table:table-cell>
          <table:table-cell office:value-type="float" office:value="0.00721815" calcext:value-type="float">
            <text:p>0.00721815</text:p>
          </table:table-cell>
          <table:table-cell office:value-type="float" office:value="0.0501244" calcext:value-type="float">
            <text:p>0.0501244</text:p>
          </table:table-cell>
          <table:table-cell office:value-type="float" office:value="0.00936169" calcext:value-type="float">
            <text:p>0.00936169</text:p>
          </table:table-cell>
          <table:table-cell office:value-type="float" office:value="0.00849204" calcext:value-type="float">
            <text:p>0.00849204</text:p>
          </table:table-cell>
        </table:table-row>
        <table:table-row table:style-name="ro1">
          <table:table-cell office:value-type="float" office:value="317000" calcext:value-type="float">
            <text:p>317000</text:p>
          </table:table-cell>
          <table:table-cell office:value-type="float" office:value="0.00630784" calcext:value-type="float">
            <text:p>0.00630784</text:p>
          </table:table-cell>
          <table:table-cell office:value-type="float" office:value="0.00690551" calcext:value-type="float">
            <text:p>0.00690551</text:p>
          </table:table-cell>
          <table:table-cell office:value-type="float" office:value="0.0488734" calcext:value-type="float">
            <text:p>0.0488734</text:p>
          </table:table-cell>
          <table:table-cell office:value-type="float" office:value="0.00938656" calcext:value-type="float">
            <text:p>0.00938656</text:p>
          </table:table-cell>
          <table:table-cell office:value-type="float" office:value="0.00818492" calcext:value-type="float">
            <text:p>0.00818492</text:p>
          </table:table-cell>
        </table:table-row>
        <table:table-row table:style-name="ro1">
          <table:table-cell office:value-type="float" office:value="318000" calcext:value-type="float">
            <text:p>318000</text:p>
          </table:table-cell>
          <table:table-cell office:value-type="float" office:value="0.00675787" calcext:value-type="float">
            <text:p>0.00675787</text:p>
          </table:table-cell>
          <table:table-cell office:value-type="float" office:value="0.00704841" calcext:value-type="float">
            <text:p>0.00704841</text:p>
          </table:table-cell>
          <table:table-cell office:value-type="float" office:value="0.0483366" calcext:value-type="float">
            <text:p>0.0483366</text:p>
          </table:table-cell>
          <table:table-cell office:value-type="float" office:value="0.00970355" calcext:value-type="float">
            <text:p>0.00970355</text:p>
          </table:table-cell>
          <table:table-cell office:value-type="float" office:value="0.008284" calcext:value-type="float">
            <text:p>0.008284</text:p>
          </table:table-cell>
        </table:table-row>
        <table:table-row table:style-name="ro1">
          <table:table-cell office:value-type="float" office:value="319000" calcext:value-type="float">
            <text:p>319000</text:p>
          </table:table-cell>
          <table:table-cell office:value-type="float" office:value="0.00642666" calcext:value-type="float">
            <text:p>0.00642666</text:p>
          </table:table-cell>
          <table:table-cell office:value-type="float" office:value="0.00697183" calcext:value-type="float">
            <text:p>0.00697183</text:p>
          </table:table-cell>
          <table:table-cell office:value-type="float" office:value="0.0490558" calcext:value-type="float">
            <text:p>0.0490558</text:p>
          </table:table-cell>
          <table:table-cell office:value-type="float" office:value="0.00929379" calcext:value-type="float">
            <text:p>0.00929379</text:p>
          </table:table-cell>
          <table:table-cell office:value-type="float" office:value="0.00868034" calcext:value-type="float">
            <text:p>0.00868034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float" office:value="0.00650404" calcext:value-type="float">
            <text:p>0.00650404</text:p>
          </table:table-cell>
          <table:table-cell office:value-type="float" office:value="0.00696196" calcext:value-type="float">
            <text:p>0.00696196</text:p>
          </table:table-cell>
          <table:table-cell office:value-type="float" office:value="0.0532849" calcext:value-type="float">
            <text:p>0.0532849</text:p>
          </table:table-cell>
          <table:table-cell office:value-type="float" office:value="0.00930327" calcext:value-type="float">
            <text:p>0.00930327</text:p>
          </table:table-cell>
          <table:table-cell office:value-type="float" office:value="0.00803451" calcext:value-type="float">
            <text:p>0.00803451</text:p>
          </table:table-cell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0.00625889" calcext:value-type="float">
            <text:p>0.00625889</text:p>
          </table:table-cell>
          <table:table-cell office:value-type="float" office:value="0.00748185" calcext:value-type="float">
            <text:p>0.00748185</text:p>
          </table:table-cell>
          <table:table-cell office:value-type="float" office:value="0.0482608" calcext:value-type="float">
            <text:p>0.0482608</text:p>
          </table:table-cell>
          <table:table-cell office:value-type="float" office:value="0.00927998" calcext:value-type="float">
            <text:p>0.00927998</text:p>
          </table:table-cell>
          <table:table-cell office:value-type="float" office:value="0.00926971" calcext:value-type="float">
            <text:p>0.00926971</text:p>
          </table:table-cell>
        </table:table-row>
        <table:table-row table:style-name="ro1">
          <table:table-cell office:value-type="float" office:value="322000" calcext:value-type="float">
            <text:p>322000</text:p>
          </table:table-cell>
          <table:table-cell office:value-type="float" office:value="0.00636192" calcext:value-type="float">
            <text:p>0.00636192</text:p>
          </table:table-cell>
          <table:table-cell office:value-type="float" office:value="0.00698959" calcext:value-type="float">
            <text:p>0.00698959</text:p>
          </table:table-cell>
          <table:table-cell office:value-type="float" office:value="0.0486437" calcext:value-type="float">
            <text:p>0.0486437</text:p>
          </table:table-cell>
          <table:table-cell office:value-type="float" office:value="0.00951802" calcext:value-type="float">
            <text:p>0.00951802</text:p>
          </table:table-cell>
          <table:table-cell office:value-type="float" office:value="0.008209" calcext:value-type="float">
            <text:p>0.008209</text:p>
          </table:table-cell>
        </table:table-row>
        <table:table-row table:style-name="ro1">
          <table:table-cell office:value-type="float" office:value="323000" calcext:value-type="float">
            <text:p>323000</text:p>
          </table:table-cell>
          <table:table-cell office:value-type="float" office:value="0.0063189" calcext:value-type="float">
            <text:p>0.0063189</text:p>
          </table:table-cell>
          <table:table-cell office:value-type="float" office:value="0.00733066" calcext:value-type="float">
            <text:p>0.00733066</text:p>
          </table:table-cell>
          <table:table-cell office:value-type="float" office:value="0.0485576" calcext:value-type="float">
            <text:p>0.0485576</text:p>
          </table:table-cell>
          <table:table-cell office:value-type="float" office:value="0.00947341" calcext:value-type="float">
            <text:p>0.00947341</text:p>
          </table:table-cell>
          <table:table-cell office:value-type="float" office:value="0.0082011" calcext:value-type="float">
            <text:p>0.0082011</text:p>
          </table:table-cell>
        </table:table-row>
        <table:table-row table:style-name="ro1">
          <table:table-cell office:value-type="float" office:value="324000" calcext:value-type="float">
            <text:p>324000</text:p>
          </table:table-cell>
          <table:table-cell office:value-type="float" office:value="0.00628534" calcext:value-type="float">
            <text:p>0.00628534</text:p>
          </table:table-cell>
          <table:table-cell office:value-type="float" office:value="0.00692998" calcext:value-type="float">
            <text:p>0.00692998</text:p>
          </table:table-cell>
          <table:table-cell office:value-type="float" office:value="0.0528273" calcext:value-type="float">
            <text:p>0.0528273</text:p>
          </table:table-cell>
          <table:table-cell office:value-type="float" office:value="0.00934393" calcext:value-type="float">
            <text:p>0.00934393</text:p>
          </table:table-cell>
          <table:table-cell office:value-type="float" office:value="0.00831835" calcext:value-type="float">
            <text:p>0.00831835</text:p>
          </table:table-cell>
        </table:table-row>
        <table:table-row table:style-name="ro1">
          <table:table-cell office:value-type="float" office:value="325000" calcext:value-type="float">
            <text:p>325000</text:p>
          </table:table-cell>
          <table:table-cell office:value-type="float" office:value="0.00666549" calcext:value-type="float">
            <text:p>0.00666549</text:p>
          </table:table-cell>
          <table:table-cell office:value-type="float" office:value="0.00690866" calcext:value-type="float">
            <text:p>0.00690866</text:p>
          </table:table-cell>
          <table:table-cell office:value-type="float" office:value="0.0487708" calcext:value-type="float">
            <text:p>0.0487708</text:p>
          </table:table-cell>
          <table:table-cell office:value-type="float" office:value="0.00962736" calcext:value-type="float">
            <text:p>0.00962736</text:p>
          </table:table-cell>
          <table:table-cell office:value-type="float" office:value="0.0079678" calcext:value-type="float">
            <text:p>0.0079678</text:p>
          </table:table-cell>
        </table:table-row>
        <table:table-row table:style-name="ro1">
          <table:table-cell office:value-type="float" office:value="326000" calcext:value-type="float">
            <text:p>326000</text:p>
          </table:table-cell>
          <table:table-cell office:value-type="float" office:value="0.0062806" calcext:value-type="float">
            <text:p>0.0062806</text:p>
          </table:table-cell>
          <table:table-cell office:value-type="float" office:value="0.00693432" calcext:value-type="float">
            <text:p>0.00693432</text:p>
          </table:table-cell>
          <table:table-cell office:value-type="float" office:value="0.0490696" calcext:value-type="float">
            <text:p>0.0490696</text:p>
          </table:table-cell>
          <table:table-cell office:value-type="float" office:value="0.00926498" calcext:value-type="float">
            <text:p>0.00926498</text:p>
          </table:table-cell>
          <table:table-cell office:value-type="float" office:value="0.00809057" calcext:value-type="float">
            <text:p>0.00809057</text:p>
          </table:table-cell>
        </table:table-row>
        <table:table-row table:style-name="ro1">
          <table:table-cell office:value-type="float" office:value="327000" calcext:value-type="float">
            <text:p>327000</text:p>
          </table:table-cell>
          <table:table-cell office:value-type="float" office:value="0.00623284" calcext:value-type="float">
            <text:p>0.00623284</text:p>
          </table:table-cell>
          <table:table-cell office:value-type="float" office:value="0.00713368" calcext:value-type="float">
            <text:p>0.00713368</text:p>
          </table:table-cell>
          <table:table-cell office:value-type="float" office:value="0.0484033" calcext:value-type="float">
            <text:p>0.0484033</text:p>
          </table:table-cell>
          <table:table-cell office:value-type="float" office:value="0.0096096" calcext:value-type="float">
            <text:p>0.0096096</text:p>
          </table:table-cell>
          <table:table-cell office:value-type="float" office:value="0.00798951" calcext:value-type="float">
            <text:p>0.00798951</text:p>
          </table:table-cell>
        </table:table-row>
        <table:table-row table:style-name="ro1">
          <table:table-cell office:value-type="float" office:value="328000" calcext:value-type="float">
            <text:p>328000</text:p>
          </table:table-cell>
          <table:table-cell office:value-type="float" office:value="0.00684906" calcext:value-type="float">
            <text:p>0.00684906</text:p>
          </table:table-cell>
          <table:table-cell office:value-type="float" office:value="0.00695248" calcext:value-type="float">
            <text:p>0.00695248</text:p>
          </table:table-cell>
          <table:table-cell office:value-type="float" office:value="0.0560363" calcext:value-type="float">
            <text:p>0.0560363</text:p>
          </table:table-cell>
          <table:table-cell office:value-type="float" office:value="0.00980106" calcext:value-type="float">
            <text:p>0.00980106</text:p>
          </table:table-cell>
          <table:table-cell office:value-type="float" office:value="0.00848059" calcext:value-type="float">
            <text:p>0.00848059</text:p>
          </table:table-cell>
        </table:table-row>
        <table:table-row table:style-name="ro1">
          <table:table-cell office:value-type="float" office:value="329000" calcext:value-type="float">
            <text:p>329000</text:p>
          </table:table-cell>
          <table:table-cell office:value-type="float" office:value="0.00626087" calcext:value-type="float">
            <text:p>0.00626087</text:p>
          </table:table-cell>
          <table:table-cell office:value-type="float" office:value="0.00714433" calcext:value-type="float">
            <text:p>0.00714433</text:p>
          </table:table-cell>
          <table:table-cell office:value-type="float" office:value="0.0489828" calcext:value-type="float">
            <text:p>0.0489828</text:p>
          </table:table-cell>
          <table:table-cell office:value-type="float" office:value="0.0102136" calcext:value-type="float">
            <text:p>0.0102136</text:p>
          </table:table-cell>
          <table:table-cell office:value-type="float" office:value="0.00801399" calcext:value-type="float">
            <text:p>0.00801399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float" office:value="0.00682853" calcext:value-type="float">
            <text:p>0.00682853</text:p>
          </table:table-cell>
          <table:table-cell office:value-type="float" office:value="0.0070038" calcext:value-type="float">
            <text:p>0.0070038</text:p>
          </table:table-cell>
          <table:table-cell office:value-type="float" office:value="0.0497751" calcext:value-type="float">
            <text:p>0.0497751</text:p>
          </table:table-cell>
          <table:table-cell office:value-type="float" office:value="0.01009" calcext:value-type="float">
            <text:p>0.01009</text:p>
          </table:table-cell>
          <table:table-cell office:value-type="float" office:value="0.00811939" calcext:value-type="float">
            <text:p>0.00811939</text:p>
          </table:table-cell>
        </table:table-row>
        <table:table-row table:style-name="ro1">
          <table:table-cell office:value-type="float" office:value="331000" calcext:value-type="float">
            <text:p>331000</text:p>
          </table:table-cell>
          <table:table-cell office:value-type="float" office:value="0.00627666" calcext:value-type="float">
            <text:p>0.00627666</text:p>
          </table:table-cell>
          <table:table-cell office:value-type="float" office:value="0.0070192" calcext:value-type="float">
            <text:p>0.0070192</text:p>
          </table:table-cell>
          <table:table-cell office:value-type="float" office:value="0.0486457" calcext:value-type="float">
            <text:p>0.0486457</text:p>
          </table:table-cell>
          <table:table-cell office:value-type="float" office:value="0.00935774" calcext:value-type="float">
            <text:p>0.00935774</text:p>
          </table:table-cell>
          <table:table-cell office:value-type="float" office:value="0.00802149" calcext:value-type="float">
            <text:p>0.00802149</text:p>
          </table:table-cell>
        </table:table-row>
        <table:table-row table:style-name="ro1">
          <table:table-cell office:value-type="float" office:value="332000" calcext:value-type="float">
            <text:p>332000</text:p>
          </table:table-cell>
          <table:table-cell office:value-type="float" office:value="0.00638719" calcext:value-type="float">
            <text:p>0.00638719</text:p>
          </table:table-cell>
          <table:table-cell office:value-type="float" office:value="0.00720829" calcext:value-type="float">
            <text:p>0.00720829</text:p>
          </table:table-cell>
          <table:table-cell office:value-type="float" office:value="0.0503822" calcext:value-type="float">
            <text:p>0.0503822</text:p>
          </table:table-cell>
          <table:table-cell office:value-type="float" office:value="0.00937038" calcext:value-type="float">
            <text:p>0.00937038</text:p>
          </table:table-cell>
          <table:table-cell office:value-type="float" office:value="0.0081636" calcext:value-type="float">
            <text:p>0.0081636</text:p>
          </table:table-cell>
        </table:table-row>
        <table:table-row table:style-name="ro1">
          <table:table-cell office:value-type="float" office:value="333000" calcext:value-type="float">
            <text:p>333000</text:p>
          </table:table-cell>
          <table:table-cell office:value-type="float" office:value="0.00628495" calcext:value-type="float">
            <text:p>0.00628495</text:p>
          </table:table-cell>
          <table:table-cell office:value-type="float" office:value="0.00702235" calcext:value-type="float">
            <text:p>0.00702235</text:p>
          </table:table-cell>
          <table:table-cell office:value-type="float" office:value="0.0496594" calcext:value-type="float">
            <text:p>0.0496594</text:p>
          </table:table-cell>
          <table:table-cell office:value-type="float" office:value="0.00940314" calcext:value-type="float">
            <text:p>0.00940314</text:p>
          </table:table-cell>
          <table:table-cell office:value-type="float" office:value="0.00797175" calcext:value-type="float">
            <text:p>0.00797175</text:p>
          </table:table-cell>
        </table:table-row>
        <table:table-row table:style-name="ro1">
          <table:table-cell office:value-type="float" office:value="334000" calcext:value-type="float">
            <text:p>334000</text:p>
          </table:table-cell>
          <table:table-cell office:value-type="float" office:value="0.00628021" calcext:value-type="float">
            <text:p>0.00628021</text:p>
          </table:table-cell>
          <table:table-cell office:value-type="float" office:value="0.00701485" calcext:value-type="float">
            <text:p>0.00701485</text:p>
          </table:table-cell>
          <table:table-cell office:value-type="float" office:value="0.0493772" calcext:value-type="float">
            <text:p>0.0493772</text:p>
          </table:table-cell>
          <table:table-cell office:value-type="float" office:value="0.00932379" calcext:value-type="float">
            <text:p>0.00932379</text:p>
          </table:table-cell>
          <table:table-cell office:value-type="float" office:value="0.00833966" calcext:value-type="float">
            <text:p>0.00833966</text:p>
          </table:table-cell>
        </table:table-row>
        <table:table-row table:style-name="ro1">
          <table:table-cell office:value-type="float" office:value="335000" calcext:value-type="float">
            <text:p>335000</text:p>
          </table:table-cell>
          <table:table-cell office:value-type="float" office:value="0.00620599" calcext:value-type="float">
            <text:p>0.00620599</text:p>
          </table:table-cell>
          <table:table-cell office:value-type="float" office:value="0.00691459" calcext:value-type="float">
            <text:p>0.00691459</text:p>
          </table:table-cell>
          <table:table-cell office:value-type="float" office:value="0.0482691" calcext:value-type="float">
            <text:p>0.0482691</text:p>
          </table:table-cell>
          <table:table-cell office:value-type="float" office:value="0.00942683" calcext:value-type="float">
            <text:p>0.00942683</text:p>
          </table:table-cell>
          <table:table-cell office:value-type="float" office:value="0.00813005" calcext:value-type="float">
            <text:p>0.00813005</text:p>
          </table:table-cell>
        </table:table-row>
        <table:table-row table:style-name="ro1">
          <table:table-cell office:value-type="float" office:value="336000" calcext:value-type="float">
            <text:p>336000</text:p>
          </table:table-cell>
          <table:table-cell office:value-type="float" office:value="0.00633074" calcext:value-type="float">
            <text:p>0.00633074</text:p>
          </table:table-cell>
          <table:table-cell office:value-type="float" office:value="0.00708828" calcext:value-type="float">
            <text:p>0.00708828</text:p>
          </table:table-cell>
          <table:table-cell office:value-type="float" office:value="0.0499709" calcext:value-type="float">
            <text:p>0.0499709</text:p>
          </table:table-cell>
          <table:table-cell office:value-type="float" office:value="0.00937196" calcext:value-type="float">
            <text:p>0.00937196</text:p>
          </table:table-cell>
          <table:table-cell office:value-type="float" office:value="0.00809847" calcext:value-type="float">
            <text:p>0.00809847</text:p>
          </table:table-cell>
        </table:table-row>
        <table:table-row table:style-name="ro1">
          <table:table-cell office:value-type="float" office:value="337000" calcext:value-type="float">
            <text:p>337000</text:p>
          </table:table-cell>
          <table:table-cell office:value-type="float" office:value="0.00641916" calcext:value-type="float">
            <text:p>0.00641916</text:p>
          </table:table-cell>
          <table:table-cell office:value-type="float" office:value="0.00728447" calcext:value-type="float">
            <text:p>0.00728447</text:p>
          </table:table-cell>
          <table:table-cell office:value-type="float" office:value="0.0509661" calcext:value-type="float">
            <text:p>0.0509661</text:p>
          </table:table-cell>
          <table:table-cell office:value-type="float" office:value="0.00954328" calcext:value-type="float">
            <text:p>0.00954328</text:p>
          </table:table-cell>
          <table:table-cell office:value-type="float" office:value="0.0079982" calcext:value-type="float">
            <text:p>0.0079982</text:p>
          </table:table-cell>
        </table:table-row>
        <table:table-row table:style-name="ro1">
          <table:table-cell office:value-type="float" office:value="338000" calcext:value-type="float">
            <text:p>338000</text:p>
          </table:table-cell>
          <table:table-cell office:value-type="float" office:value="0.00654233" calcext:value-type="float">
            <text:p>0.00654233</text:p>
          </table:table-cell>
          <table:table-cell office:value-type="float" office:value="0.00798162" calcext:value-type="float">
            <text:p>0.00798162</text:p>
          </table:table-cell>
          <table:table-cell office:value-type="float" office:value="0.0480425" calcext:value-type="float">
            <text:p>0.0480425</text:p>
          </table:table-cell>
          <table:table-cell office:value-type="float" office:value="0.00932735" calcext:value-type="float">
            <text:p>0.00932735</text:p>
          </table:table-cell>
          <table:table-cell office:value-type="float" office:value="0.00851928" calcext:value-type="float">
            <text:p>0.00851928</text:p>
          </table:table-cell>
        </table:table-row>
        <table:table-row table:style-name="ro1">
          <table:table-cell office:value-type="float" office:value="339000" calcext:value-type="float">
            <text:p>339000</text:p>
          </table:table-cell>
          <table:table-cell office:value-type="float" office:value="0.00634969" calcext:value-type="float">
            <text:p>0.00634969</text:p>
          </table:table-cell>
          <table:table-cell office:value-type="float" office:value="0.00705236" calcext:value-type="float">
            <text:p>0.00705236</text:p>
          </table:table-cell>
          <table:table-cell office:value-type="float" office:value="0.0493811" calcext:value-type="float">
            <text:p>0.0493811</text:p>
          </table:table-cell>
          <table:table-cell office:value-type="float" office:value="0.00965697" calcext:value-type="float">
            <text:p>0.00965697</text:p>
          </table:table-cell>
          <table:table-cell office:value-type="float" office:value="0.00800254" calcext:value-type="float">
            <text:p>0.00800254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float" office:value="0.0062506" calcext:value-type="float">
            <text:p>0.0062506</text:p>
          </table:table-cell>
          <table:table-cell office:value-type="float" office:value="0.0071925" calcext:value-type="float">
            <text:p>0.0071925</text:p>
          </table:table-cell>
          <table:table-cell office:value-type="float" office:value="0.0498098" calcext:value-type="float">
            <text:p>0.0498098</text:p>
          </table:table-cell>
          <table:table-cell office:value-type="float" office:value="0.00926774" calcext:value-type="float">
            <text:p>0.00926774</text:p>
          </table:table-cell>
          <table:table-cell office:value-type="float" office:value="0.00828834" calcext:value-type="float">
            <text:p>0.00828834</text:p>
          </table:table-cell>
        </table:table-row>
        <table:table-row table:style-name="ro1">
          <table:table-cell office:value-type="float" office:value="341000" calcext:value-type="float">
            <text:p>341000</text:p>
          </table:table-cell>
          <table:table-cell office:value-type="float" office:value="0.00630626" calcext:value-type="float">
            <text:p>0.00630626</text:p>
          </table:table-cell>
          <table:table-cell office:value-type="float" office:value="0.00698998" calcext:value-type="float">
            <text:p>0.00698998</text:p>
          </table:table-cell>
          <table:table-cell office:value-type="float" office:value="0.050891" calcext:value-type="float">
            <text:p>0.050891</text:p>
          </table:table-cell>
          <table:table-cell office:value-type="float" office:value="0.00942683" calcext:value-type="float">
            <text:p>0.00942683</text:p>
          </table:table-cell>
          <table:table-cell office:value-type="float" office:value="0.00818215" calcext:value-type="float">
            <text:p>0.00818215</text:p>
          </table:table-cell>
        </table:table-row>
        <table:table-row table:style-name="ro1">
          <table:table-cell office:value-type="float" office:value="342000" calcext:value-type="float">
            <text:p>342000</text:p>
          </table:table-cell>
          <table:table-cell office:value-type="float" office:value="0.00633942" calcext:value-type="float">
            <text:p>0.00633942</text:p>
          </table:table-cell>
          <table:table-cell office:value-type="float" office:value="0.00702078" calcext:value-type="float">
            <text:p>0.00702078</text:p>
          </table:table-cell>
          <table:table-cell office:value-type="float" office:value="0.0490294" calcext:value-type="float">
            <text:p>0.0490294</text:p>
          </table:table-cell>
          <table:table-cell office:value-type="float" office:value="0.00933682" calcext:value-type="float">
            <text:p>0.00933682</text:p>
          </table:table-cell>
          <table:table-cell office:value-type="float" office:value="0.00817347" calcext:value-type="float">
            <text:p>0.00817347</text:p>
          </table:table-cell>
        </table:table-row>
        <table:table-row table:style-name="ro1">
          <table:table-cell office:value-type="float" office:value="343000" calcext:value-type="float">
            <text:p>343000</text:p>
          </table:table-cell>
          <table:table-cell office:value-type="float" office:value="0.00628692" calcext:value-type="float">
            <text:p>0.00628692</text:p>
          </table:table-cell>
          <table:table-cell office:value-type="float" office:value="0.00697854" calcext:value-type="float">
            <text:p>0.00697854</text:p>
          </table:table-cell>
          <table:table-cell office:value-type="float" office:value="0.0490594" calcext:value-type="float">
            <text:p>0.0490594</text:p>
          </table:table-cell>
          <table:table-cell office:value-type="float" office:value="0.00922116" calcext:value-type="float">
            <text:p>0.00922116</text:p>
          </table:table-cell>
          <table:table-cell office:value-type="float" office:value="0.00799109" calcext:value-type="float">
            <text:p>0.00799109</text:p>
          </table:table-cell>
        </table:table-row>
        <table:table-row table:style-name="ro1">
          <table:table-cell office:value-type="float" office:value="344000" calcext:value-type="float">
            <text:p>344000</text:p>
          </table:table-cell>
          <table:table-cell office:value-type="float" office:value="0.00628652" calcext:value-type="float">
            <text:p>0.00628652</text:p>
          </table:table-cell>
          <table:table-cell office:value-type="float" office:value="0.00703104" calcext:value-type="float">
            <text:p>0.00703104</text:p>
          </table:table-cell>
          <table:table-cell office:value-type="float" office:value="0.0506297" calcext:value-type="float">
            <text:p>0.0506297</text:p>
          </table:table-cell>
          <table:table-cell office:value-type="float" office:value="0.0094588" calcext:value-type="float">
            <text:p>0.0094588</text:p>
          </table:table-cell>
          <table:table-cell office:value-type="float" office:value="0.00828203" calcext:value-type="float">
            <text:p>0.00828203</text:p>
          </table:table-cell>
        </table:table-row>
        <table:table-row table:style-name="ro1">
          <table:table-cell office:value-type="float" office:value="345000" calcext:value-type="float">
            <text:p>345000</text:p>
          </table:table-cell>
          <table:table-cell office:value-type="float" office:value="0.00635758" calcext:value-type="float">
            <text:p>0.00635758</text:p>
          </table:table-cell>
          <table:table-cell office:value-type="float" office:value="0.00728645" calcext:value-type="float">
            <text:p>0.00728645</text:p>
          </table:table-cell>
          <table:table-cell office:value-type="float" office:value="0.0514852" calcext:value-type="float">
            <text:p>0.0514852</text:p>
          </table:table-cell>
          <table:table-cell office:value-type="float" office:value="0.00918089" calcext:value-type="float">
            <text:p>0.00918089</text:p>
          </table:table-cell>
          <table:table-cell office:value-type="float" office:value="0.00811031" calcext:value-type="float">
            <text:p>0.00811031</text:p>
          </table:table-cell>
        </table:table-row>
        <table:table-row table:style-name="ro1">
          <table:table-cell office:value-type="float" office:value="346000" calcext:value-type="float">
            <text:p>346000</text:p>
          </table:table-cell>
          <table:table-cell office:value-type="float" office:value="0.00636942" calcext:value-type="float">
            <text:p>0.00636942</text:p>
          </table:table-cell>
          <table:table-cell office:value-type="float" office:value="0.00693709" calcext:value-type="float">
            <text:p>0.00693709</text:p>
          </table:table-cell>
          <table:table-cell office:value-type="float" office:value="0.0482821" calcext:value-type="float">
            <text:p>0.0482821</text:p>
          </table:table-cell>
          <table:table-cell office:value-type="float" office:value="0.00924721" calcext:value-type="float">
            <text:p>0.00924721</text:p>
          </table:table-cell>
          <table:table-cell office:value-type="float" office:value="0.00809136" calcext:value-type="float">
            <text:p>0.00809136</text:p>
          </table:table-cell>
        </table:table-row>
        <table:table-row table:style-name="ro1">
          <table:table-cell office:value-type="float" office:value="347000" calcext:value-type="float">
            <text:p>347000</text:p>
          </table:table-cell>
          <table:table-cell office:value-type="float" office:value="0.00627152" calcext:value-type="float">
            <text:p>0.00627152</text:p>
          </table:table-cell>
          <table:table-cell office:value-type="float" office:value="0.00720947" calcext:value-type="float">
            <text:p>0.00720947</text:p>
          </table:table-cell>
          <table:table-cell office:value-type="float" office:value="0.0489974" calcext:value-type="float">
            <text:p>0.0489974</text:p>
          </table:table-cell>
          <table:table-cell office:value-type="float" office:value="0.00956262" calcext:value-type="float">
            <text:p>0.00956262</text:p>
          </table:table-cell>
          <table:table-cell office:value-type="float" office:value="0.00811268" calcext:value-type="float">
            <text:p>0.00811268</text:p>
          </table:table-cell>
        </table:table-row>
        <table:table-row table:style-name="ro1">
          <table:table-cell office:value-type="float" office:value="348000" calcext:value-type="float">
            <text:p>348000</text:p>
          </table:table-cell>
          <table:table-cell office:value-type="float" office:value="0.00637771" calcext:value-type="float">
            <text:p>0.00637771</text:p>
          </table:table-cell>
          <table:table-cell office:value-type="float" office:value="0.00704999" calcext:value-type="float">
            <text:p>0.00704999</text:p>
          </table:table-cell>
          <table:table-cell office:value-type="float" office:value="0.0521235" calcext:value-type="float">
            <text:p>0.0521235</text:p>
          </table:table-cell>
          <table:table-cell office:value-type="float" office:value="0.00943867" calcext:value-type="float">
            <text:p>0.00943867</text:p>
          </table:table-cell>
          <table:table-cell office:value-type="float" office:value="0.00796188" calcext:value-type="float">
            <text:p>0.00796188</text:p>
          </table:table-cell>
        </table:table-row>
        <table:table-row table:style-name="ro1">
          <table:table-cell office:value-type="float" office:value="349000" calcext:value-type="float">
            <text:p>349000</text:p>
          </table:table-cell>
          <table:table-cell office:value-type="float" office:value="0.0062656" calcext:value-type="float">
            <text:p>0.0062656</text:p>
          </table:table-cell>
          <table:table-cell office:value-type="float" office:value="0.00704604" calcext:value-type="float">
            <text:p>0.00704604</text:p>
          </table:table-cell>
          <table:table-cell office:value-type="float" office:value="0.0515965" calcext:value-type="float">
            <text:p>0.0515965</text:p>
          </table:table-cell>
          <table:table-cell office:value-type="float" office:value="0.010075" calcext:value-type="float">
            <text:p>0.010075</text:p>
          </table:table-cell>
          <table:table-cell office:value-type="float" office:value="0.00794175" calcext:value-type="float">
            <text:p>0.00794175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float" office:value="0.00632047" calcext:value-type="float">
            <text:p>0.00632047</text:p>
          </table:table-cell>
          <table:table-cell office:value-type="float" office:value="0.00749606" calcext:value-type="float">
            <text:p>0.00749606</text:p>
          </table:table-cell>
          <table:table-cell office:value-type="float" office:value="0.0492737" calcext:value-type="float">
            <text:p>0.0492737</text:p>
          </table:table-cell>
          <table:table-cell office:value-type="float" office:value="0.00930958" calcext:value-type="float">
            <text:p>0.00930958</text:p>
          </table:table-cell>
          <table:table-cell office:value-type="float" office:value="0.0081861" calcext:value-type="float">
            <text:p>0.0081861</text:p>
          </table:table-cell>
        </table:table-row>
        <table:table-row table:style-name="ro1">
          <table:table-cell office:value-type="float" office:value="351000" calcext:value-type="float">
            <text:p>351000</text:p>
          </table:table-cell>
          <table:table-cell office:value-type="float" office:value="0.00635048" calcext:value-type="float">
            <text:p>0.00635048</text:p>
          </table:table-cell>
          <table:table-cell office:value-type="float" office:value="0.00691103" calcext:value-type="float">
            <text:p>0.00691103</text:p>
          </table:table-cell>
          <table:table-cell office:value-type="float" office:value="0.0489856" calcext:value-type="float">
            <text:p>0.0489856</text:p>
          </table:table-cell>
          <table:table-cell office:value-type="float" office:value="0.0100541" calcext:value-type="float">
            <text:p>0.0100541</text:p>
          </table:table-cell>
          <table:table-cell office:value-type="float" office:value="0.00828045" calcext:value-type="float">
            <text:p>0.00828045</text:p>
          </table:table-cell>
        </table:table-row>
        <table:table-row table:style-name="ro1">
          <table:table-cell office:value-type="float" office:value="352000" calcext:value-type="float">
            <text:p>352000</text:p>
          </table:table-cell>
          <table:table-cell office:value-type="float" office:value="0.00873916" calcext:value-type="float">
            <text:p>0.00873916</text:p>
          </table:table-cell>
          <table:table-cell office:value-type="float" office:value="0.00705472" calcext:value-type="float">
            <text:p>0.00705472</text:p>
          </table:table-cell>
          <table:table-cell office:value-type="float" office:value="0.0485012" calcext:value-type="float">
            <text:p>0.0485012</text:p>
          </table:table-cell>
          <table:table-cell office:value-type="float" office:value="0.00934274" calcext:value-type="float">
            <text:p>0.00934274</text:p>
          </table:table-cell>
          <table:table-cell office:value-type="float" office:value="0.00809768" calcext:value-type="float">
            <text:p>0.00809768</text:p>
          </table:table-cell>
        </table:table-row>
        <table:table-row table:style-name="ro1">
          <table:table-cell office:value-type="float" office:value="353000" calcext:value-type="float">
            <text:p>353000</text:p>
          </table:table-cell>
          <table:table-cell office:value-type="float" office:value="0.00632955" calcext:value-type="float">
            <text:p>0.00632955</text:p>
          </table:table-cell>
          <table:table-cell office:value-type="float" office:value="0.00693274" calcext:value-type="float">
            <text:p>0.00693274</text:p>
          </table:table-cell>
          <table:table-cell office:value-type="float" office:value="0.0533066" calcext:value-type="float">
            <text:p>0.0533066</text:p>
          </table:table-cell>
          <table:table-cell office:value-type="float" office:value="0.00931077" calcext:value-type="float">
            <text:p>0.00931077</text:p>
          </table:table-cell>
          <table:table-cell office:value-type="float" office:value="0.00812926" calcext:value-type="float">
            <text:p>0.00812926</text:p>
          </table:table-cell>
        </table:table-row>
        <table:table-row table:style-name="ro1">
          <table:table-cell office:value-type="float" office:value="354000" calcext:value-type="float">
            <text:p>354000</text:p>
          </table:table-cell>
          <table:table-cell office:value-type="float" office:value="0.00622613" calcext:value-type="float">
            <text:p>0.00622613</text:p>
          </table:table-cell>
          <table:table-cell office:value-type="float" office:value="0.00691301" calcext:value-type="float">
            <text:p>0.00691301</text:p>
          </table:table-cell>
          <table:table-cell office:value-type="float" office:value="0.0488351" calcext:value-type="float">
            <text:p>0.0488351</text:p>
          </table:table-cell>
          <table:table-cell office:value-type="float" office:value="0.00960447" calcext:value-type="float">
            <text:p>0.00960447</text:p>
          </table:table-cell>
          <table:table-cell office:value-type="float" office:value="0.00806175" calcext:value-type="float">
            <text:p>0.00806175</text:p>
          </table:table-cell>
        </table:table-row>
        <table:table-row table:style-name="ro1">
          <table:table-cell office:value-type="float" office:value="355000" calcext:value-type="float">
            <text:p>355000</text:p>
          </table:table-cell>
          <table:table-cell office:value-type="float" office:value="0.0064164" calcext:value-type="float">
            <text:p>0.0064164</text:p>
          </table:table-cell>
          <table:table-cell office:value-type="float" office:value="0.00727776" calcext:value-type="float">
            <text:p>0.00727776</text:p>
          </table:table-cell>
          <table:table-cell office:value-type="float" office:value="0.0516766" calcext:value-type="float">
            <text:p>0.0516766</text:p>
          </table:table-cell>
          <table:table-cell office:value-type="float" office:value="0.00951209" calcext:value-type="float">
            <text:p>0.00951209</text:p>
          </table:table-cell>
          <table:table-cell office:value-type="float" office:value="0.00794767" calcext:value-type="float">
            <text:p>0.00794767</text:p>
          </table:table-cell>
        </table:table-row>
        <table:table-row table:style-name="ro1">
          <table:table-cell office:value-type="float" office:value="356000" calcext:value-type="float">
            <text:p>356000</text:p>
          </table:table-cell>
          <table:table-cell office:value-type="float" office:value="0.00641561" calcext:value-type="float">
            <text:p>0.00641561</text:p>
          </table:table-cell>
          <table:table-cell office:value-type="float" office:value="0.00714197" calcext:value-type="float">
            <text:p>0.00714197</text:p>
          </table:table-cell>
          <table:table-cell office:value-type="float" office:value="0.0485679" calcext:value-type="float">
            <text:p>0.0485679</text:p>
          </table:table-cell>
          <table:table-cell office:value-type="float" office:value="0.0093388" calcext:value-type="float">
            <text:p>0.0093388</text:p>
          </table:table-cell>
          <table:table-cell office:value-type="float" office:value="0.00793227" calcext:value-type="float">
            <text:p>0.00793227</text:p>
          </table:table-cell>
        </table:table-row>
        <table:table-row table:style-name="ro1">
          <table:table-cell office:value-type="float" office:value="357000" calcext:value-type="float">
            <text:p>357000</text:p>
          </table:table-cell>
          <table:table-cell office:value-type="float" office:value="0.00636153" calcext:value-type="float">
            <text:p>0.00636153</text:p>
          </table:table-cell>
          <table:table-cell office:value-type="float" office:value="0.00705078" calcext:value-type="float">
            <text:p>0.00705078</text:p>
          </table:table-cell>
          <table:table-cell office:value-type="float" office:value="0.051525" calcext:value-type="float">
            <text:p>0.051525</text:p>
          </table:table-cell>
          <table:table-cell office:value-type="float" office:value="0.00936643" calcext:value-type="float">
            <text:p>0.00936643</text:p>
          </table:table-cell>
          <table:table-cell office:value-type="float" office:value="0.00834085" calcext:value-type="float">
            <text:p>0.00834085</text:p>
          </table:table-cell>
        </table:table-row>
        <table:table-row table:style-name="ro1">
          <table:table-cell office:value-type="float" office:value="358000" calcext:value-type="float">
            <text:p>358000</text:p>
          </table:table-cell>
          <table:table-cell office:value-type="float" office:value="0.00632955" calcext:value-type="float">
            <text:p>0.00632955</text:p>
          </table:table-cell>
          <table:table-cell office:value-type="float" office:value="0.00693472" calcext:value-type="float">
            <text:p>0.00693472</text:p>
          </table:table-cell>
          <table:table-cell office:value-type="float" office:value="0.0485008" calcext:value-type="float">
            <text:p>0.0485008</text:p>
          </table:table-cell>
          <table:table-cell office:value-type="float" office:value="0.00934472" calcext:value-type="float">
            <text:p>0.00934472</text:p>
          </table:table-cell>
          <table:table-cell office:value-type="float" office:value="0.00808899" calcext:value-type="float">
            <text:p>0.00808899</text:p>
          </table:table-cell>
        </table:table-row>
        <table:table-row table:style-name="ro1">
          <table:table-cell office:value-type="float" office:value="359000" calcext:value-type="float">
            <text:p>359000</text:p>
          </table:table-cell>
          <table:table-cell office:value-type="float" office:value="0.006793" calcext:value-type="float">
            <text:p>0.006793</text:p>
          </table:table-cell>
          <table:table-cell office:value-type="float" office:value="0.0069659" calcext:value-type="float">
            <text:p>0.0069659</text:p>
          </table:table-cell>
          <table:table-cell office:value-type="float" office:value="0.0492931" calcext:value-type="float">
            <text:p>0.0492931</text:p>
          </table:table-cell>
          <table:table-cell office:value-type="float" office:value="0.00929893" calcext:value-type="float">
            <text:p>0.00929893</text:p>
          </table:table-cell>
          <table:table-cell office:value-type="float" office:value="0.00847941" calcext:value-type="float">
            <text:p>0.00847941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float" office:value="0.00653364" calcext:value-type="float">
            <text:p>0.00653364</text:p>
          </table:table-cell>
          <table:table-cell office:value-type="float" office:value="0.00700538" calcext:value-type="float">
            <text:p>0.00700538</text:p>
          </table:table-cell>
          <table:table-cell office:value-type="float" office:value="0.04898" calcext:value-type="float">
            <text:p>0.04898</text:p>
          </table:table-cell>
          <table:table-cell office:value-type="float" office:value="0.00933801" calcext:value-type="float">
            <text:p>0.00933801</text:p>
          </table:table-cell>
          <table:table-cell office:value-type="float" office:value="0.00833848" calcext:value-type="float">
            <text:p>0.00833848</text:p>
          </table:table-cell>
        </table:table-row>
        <table:table-row table:style-name="ro1">
          <table:table-cell office:value-type="float" office:value="361000" calcext:value-type="float">
            <text:p>361000</text:p>
          </table:table-cell>
          <table:table-cell office:value-type="float" office:value="0.00626837" calcext:value-type="float">
            <text:p>0.00626837</text:p>
          </table:table-cell>
          <table:table-cell office:value-type="float" office:value="0.00700064" calcext:value-type="float">
            <text:p>0.00700064</text:p>
          </table:table-cell>
          <table:table-cell office:value-type="float" office:value="0.0540685" calcext:value-type="float">
            <text:p>0.0540685</text:p>
          </table:table-cell>
          <table:table-cell office:value-type="float" office:value="0.00964671" calcext:value-type="float">
            <text:p>0.00964671</text:p>
          </table:table-cell>
          <table:table-cell office:value-type="float" office:value="0.00845296" calcext:value-type="float">
            <text:p>0.00845296</text:p>
          </table:table-cell>
        </table:table-row>
        <table:table-row table:style-name="ro1">
          <table:table-cell office:value-type="float" office:value="362000" calcext:value-type="float">
            <text:p>362000</text:p>
          </table:table-cell>
          <table:table-cell office:value-type="float" office:value="0.00632324" calcext:value-type="float">
            <text:p>0.00632324</text:p>
          </table:table-cell>
          <table:table-cell office:value-type="float" office:value="0.00713683" calcext:value-type="float">
            <text:p>0.00713683</text:p>
          </table:table-cell>
          <table:table-cell office:value-type="float" office:value="0.049226" calcext:value-type="float">
            <text:p>0.049226</text:p>
          </table:table-cell>
          <table:table-cell office:value-type="float" office:value="0.00970829" calcext:value-type="float">
            <text:p>0.00970829</text:p>
          </table:table-cell>
          <table:table-cell office:value-type="float" office:value="0.00798912" calcext:value-type="float">
            <text:p>0.00798912</text:p>
          </table:table-cell>
        </table:table-row>
        <table:table-row table:style-name="ro1">
          <table:table-cell office:value-type="float" office:value="363000" calcext:value-type="float">
            <text:p>363000</text:p>
          </table:table-cell>
          <table:table-cell office:value-type="float" office:value="0.00628297" calcext:value-type="float">
            <text:p>0.00628297</text:p>
          </table:table-cell>
          <table:table-cell office:value-type="float" office:value="0.007365" calcext:value-type="float">
            <text:p>0.007365</text:p>
          </table:table-cell>
          <table:table-cell office:value-type="float" office:value="0.0480448" calcext:value-type="float">
            <text:p>0.0480448</text:p>
          </table:table-cell>
          <table:table-cell office:value-type="float" office:value="0.00930919" calcext:value-type="float">
            <text:p>0.00930919</text:p>
          </table:table-cell>
          <table:table-cell office:value-type="float" office:value="0.00826584" calcext:value-type="float">
            <text:p>0.00826584</text:p>
          </table:table-cell>
        </table:table-row>
        <table:table-row table:style-name="ro1">
          <table:table-cell office:value-type="float" office:value="364000" calcext:value-type="float">
            <text:p>364000</text:p>
          </table:table-cell>
          <table:table-cell office:value-type="float" office:value="0.00626166" calcext:value-type="float">
            <text:p>0.00626166</text:p>
          </table:table-cell>
          <table:table-cell office:value-type="float" office:value="0.00699827" calcext:value-type="float">
            <text:p>0.00699827</text:p>
          </table:table-cell>
          <table:table-cell office:value-type="float" office:value="0.0488316" calcext:value-type="float">
            <text:p>0.0488316</text:p>
          </table:table-cell>
          <table:table-cell office:value-type="float" office:value="0.00922708" calcext:value-type="float">
            <text:p>0.00922708</text:p>
          </table:table-cell>
          <table:table-cell office:value-type="float" office:value="0.00803294" calcext:value-type="float">
            <text:p>0.00803294</text:p>
          </table:table-cell>
        </table:table-row>
        <table:table-row table:style-name="ro1">
          <table:table-cell office:value-type="float" office:value="365000" calcext:value-type="float">
            <text:p>365000</text:p>
          </table:table-cell>
          <table:table-cell office:value-type="float" office:value="0.00626166" calcext:value-type="float">
            <text:p>0.00626166</text:p>
          </table:table-cell>
          <table:table-cell office:value-type="float" office:value="0.00723" calcext:value-type="float">
            <text:p>0.00723</text:p>
          </table:table-cell>
          <table:table-cell office:value-type="float" office:value="0.0503226" calcext:value-type="float">
            <text:p>0.0503226</text:p>
          </table:table-cell>
          <table:table-cell office:value-type="float" office:value="0.00937827" calcext:value-type="float">
            <text:p>0.00937827</text:p>
          </table:table-cell>
          <table:table-cell office:value-type="float" office:value="0.00825518" calcext:value-type="float">
            <text:p>0.00825518</text:p>
          </table:table-cell>
        </table:table-row>
        <table:table-row table:style-name="ro1">
          <table:table-cell office:value-type="float" office:value="366000" calcext:value-type="float">
            <text:p>366000</text:p>
          </table:table-cell>
          <table:table-cell office:value-type="float" office:value="0.00631732" calcext:value-type="float">
            <text:p>0.00631732</text:p>
          </table:table-cell>
          <table:table-cell office:value-type="float" office:value="0.00689682" calcext:value-type="float">
            <text:p>0.00689682</text:p>
          </table:table-cell>
          <table:table-cell office:value-type="float" office:value="0.0508295" calcext:value-type="float">
            <text:p>0.0508295</text:p>
          </table:table-cell>
          <table:table-cell office:value-type="float" office:value="0.0096246" calcext:value-type="float">
            <text:p>0.0096246</text:p>
          </table:table-cell>
          <table:table-cell office:value-type="float" office:value="0.00797767" calcext:value-type="float">
            <text:p>0.00797767</text:p>
          </table:table-cell>
        </table:table-row>
        <table:table-row table:style-name="ro1">
          <table:table-cell office:value-type="float" office:value="367000" calcext:value-type="float">
            <text:p>367000</text:p>
          </table:table-cell>
          <table:table-cell office:value-type="float" office:value="0.00625139" calcext:value-type="float">
            <text:p>0.00625139</text:p>
          </table:table-cell>
          <table:table-cell office:value-type="float" office:value="0.00716012" calcext:value-type="float">
            <text:p>0.00716012</text:p>
          </table:table-cell>
          <table:table-cell office:value-type="float" office:value="0.0485328" calcext:value-type="float">
            <text:p>0.0485328</text:p>
          </table:table-cell>
          <table:table-cell office:value-type="float" office:value="0.00939367" calcext:value-type="float">
            <text:p>0.00939367</text:p>
          </table:table-cell>
          <table:table-cell office:value-type="float" office:value="0.00825953" calcext:value-type="float">
            <text:p>0.00825953</text:p>
          </table:table-cell>
        </table:table-row>
        <table:table-row table:style-name="ro1">
          <table:table-cell office:value-type="float" office:value="368000" calcext:value-type="float">
            <text:p>368000</text:p>
          </table:table-cell>
          <table:table-cell office:value-type="float" office:value="0.00627666" calcext:value-type="float">
            <text:p>0.00627666</text:p>
          </table:table-cell>
          <table:table-cell office:value-type="float" office:value="0.00699038" calcext:value-type="float">
            <text:p>0.00699038</text:p>
          </table:table-cell>
          <table:table-cell office:value-type="float" office:value="0.0488576" calcext:value-type="float">
            <text:p>0.0488576</text:p>
          </table:table-cell>
          <table:table-cell office:value-type="float" office:value="0.00935419" calcext:value-type="float">
            <text:p>0.00935419</text:p>
          </table:table-cell>
          <table:table-cell office:value-type="float" office:value="0.00807478" calcext:value-type="float">
            <text:p>0.00807478</text:p>
          </table:table-cell>
        </table:table-row>
        <table:table-row table:style-name="ro1">
          <table:table-cell office:value-type="float" office:value="369000" calcext:value-type="float">
            <text:p>369000</text:p>
          </table:table-cell>
          <table:table-cell office:value-type="float" office:value="0.006386" calcext:value-type="float">
            <text:p>0.006386</text:p>
          </table:table-cell>
          <table:table-cell office:value-type="float" office:value="0.00719052" calcext:value-type="float">
            <text:p>0.00719052</text:p>
          </table:table-cell>
          <table:table-cell office:value-type="float" office:value="0.0479162" calcext:value-type="float">
            <text:p>0.0479162</text:p>
          </table:table-cell>
          <table:table-cell office:value-type="float" office:value="0.00940196" calcext:value-type="float">
            <text:p>0.00940196</text:p>
          </table:table-cell>
          <table:table-cell office:value-type="float" office:value="0.00790148" calcext:value-type="float">
            <text:p>0.00790148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float" office:value="0.00630666" calcext:value-type="float">
            <text:p>0.00630666</text:p>
          </table:table-cell>
          <table:table-cell office:value-type="float" office:value="0.00694301" calcext:value-type="float">
            <text:p>0.00694301</text:p>
          </table:table-cell>
          <table:table-cell office:value-type="float" office:value="0.0520824" calcext:value-type="float">
            <text:p>0.0520824</text:p>
          </table:table-cell>
          <table:table-cell office:value-type="float" office:value="0.00934432" calcext:value-type="float">
            <text:p>0.00934432</text:p>
          </table:table-cell>
          <table:table-cell office:value-type="float" office:value="0.00796464" calcext:value-type="float">
            <text:p>0.00796464</text:p>
          </table:table-cell>
        </table:table-row>
        <table:table-row table:style-name="ro1">
          <table:table-cell office:value-type="float" office:value="371000" calcext:value-type="float">
            <text:p>371000</text:p>
          </table:table-cell>
          <table:table-cell office:value-type="float" office:value="0.00656562" calcext:value-type="float">
            <text:p>0.00656562</text:p>
          </table:table-cell>
          <table:table-cell office:value-type="float" office:value="0.00701959" calcext:value-type="float">
            <text:p>0.00701959</text:p>
          </table:table-cell>
          <table:table-cell office:value-type="float" office:value="0.0494904" calcext:value-type="float">
            <text:p>0.0494904</text:p>
          </table:table-cell>
          <table:table-cell office:value-type="float" office:value="0.00992935" calcext:value-type="float">
            <text:p>0.00992935</text:p>
          </table:table-cell>
          <table:table-cell office:value-type="float" office:value="0.00796977" calcext:value-type="float">
            <text:p>0.00796977</text:p>
          </table:table-cell>
        </table:table-row>
        <table:table-row table:style-name="ro1">
          <table:table-cell office:value-type="float" office:value="372000" calcext:value-type="float">
            <text:p>372000</text:p>
          </table:table-cell>
          <table:table-cell office:value-type="float" office:value="0.00637535" calcext:value-type="float">
            <text:p>0.00637535</text:p>
          </table:table-cell>
          <table:table-cell office:value-type="float" office:value="0.00697538" calcext:value-type="float">
            <text:p>0.00697538</text:p>
          </table:table-cell>
          <table:table-cell office:value-type="float" office:value="0.0486555" calcext:value-type="float">
            <text:p>0.0486555</text:p>
          </table:table-cell>
          <table:table-cell office:value-type="float" office:value="0.00973553" calcext:value-type="float">
            <text:p>0.00973553</text:p>
          </table:table-cell>
          <table:table-cell office:value-type="float" office:value="0.00878811" calcext:value-type="float">
            <text:p>0.00878811</text:p>
          </table:table-cell>
        </table:table-row>
        <table:table-row table:style-name="ro1">
          <table:table-cell office:value-type="float" office:value="373000" calcext:value-type="float">
            <text:p>373000</text:p>
          </table:table-cell>
          <table:table-cell office:value-type="float" office:value="0.00632916" calcext:value-type="float">
            <text:p>0.00632916</text:p>
          </table:table-cell>
          <table:table-cell office:value-type="float" office:value="0.0069434" calcext:value-type="float">
            <text:p>0.0069434</text:p>
          </table:table-cell>
          <table:table-cell office:value-type="float" office:value="0.0480444" calcext:value-type="float">
            <text:p>0.0480444</text:p>
          </table:table-cell>
          <table:table-cell office:value-type="float" office:value="0.00937709" calcext:value-type="float">
            <text:p>0.00937709</text:p>
          </table:table-cell>
          <table:table-cell office:value-type="float" office:value="0.00798596" calcext:value-type="float">
            <text:p>0.00798596</text:p>
          </table:table-cell>
        </table:table-row>
        <table:table-row table:style-name="ro1">
          <table:table-cell office:value-type="float" office:value="374000" calcext:value-type="float">
            <text:p>374000</text:p>
          </table:table-cell>
          <table:table-cell office:value-type="float" office:value="0.00635284" calcext:value-type="float">
            <text:p>0.00635284</text:p>
          </table:table-cell>
          <table:table-cell office:value-type="float" office:value="0.00702038" calcext:value-type="float">
            <text:p>0.00702038</text:p>
          </table:table-cell>
          <table:table-cell office:value-type="float" office:value="0.0513841" calcext:value-type="float">
            <text:p>0.0513841</text:p>
          </table:table-cell>
          <table:table-cell office:value-type="float" office:value="0.00931906" calcext:value-type="float">
            <text:p>0.00931906</text:p>
          </table:table-cell>
          <table:table-cell office:value-type="float" office:value="0.00797096" calcext:value-type="float">
            <text:p>0.00797096</text:p>
          </table:table-cell>
        </table:table-row>
        <table:table-row table:style-name="ro1">
          <table:table-cell office:value-type="float" office:value="375000" calcext:value-type="float">
            <text:p>375000</text:p>
          </table:table-cell>
          <table:table-cell office:value-type="float" office:value="0.00652772" calcext:value-type="float">
            <text:p>0.00652772</text:p>
          </table:table-cell>
          <table:table-cell office:value-type="float" office:value="0.00702078" calcext:value-type="float">
            <text:p>0.00702078</text:p>
          </table:table-cell>
          <table:table-cell office:value-type="float" office:value="0.0482245" calcext:value-type="float">
            <text:p>0.0482245</text:p>
          </table:table-cell>
          <table:table-cell office:value-type="float" office:value="0.0093913" calcext:value-type="float">
            <text:p>0.0093913</text:p>
          </table:table-cell>
          <table:table-cell office:value-type="float" office:value="0.00906089" calcext:value-type="float">
            <text:p>0.00906089</text:p>
          </table:table-cell>
        </table:table-row>
        <table:table-row table:style-name="ro1">
          <table:table-cell office:value-type="float" office:value="376000" calcext:value-type="float">
            <text:p>376000</text:p>
          </table:table-cell>
          <table:table-cell office:value-type="float" office:value="0.00627547" calcext:value-type="float">
            <text:p>0.00627547</text:p>
          </table:table-cell>
          <table:table-cell office:value-type="float" office:value="0.00699354" calcext:value-type="float">
            <text:p>0.00699354</text:p>
          </table:table-cell>
          <table:table-cell office:value-type="float" office:value="0.049205" calcext:value-type="float">
            <text:p>0.049205</text:p>
          </table:table-cell>
          <table:table-cell office:value-type="float" office:value="0.00925432" calcext:value-type="float">
            <text:p>0.00925432</text:p>
          </table:table-cell>
          <table:table-cell office:value-type="float" office:value="0.00810636" calcext:value-type="float">
            <text:p>0.00810636</text:p>
          </table:table-cell>
        </table:table-row>
        <table:table-row table:style-name="ro1">
          <table:table-cell office:value-type="float" office:value="377000" calcext:value-type="float">
            <text:p>377000</text:p>
          </table:table-cell>
          <table:table-cell office:value-type="float" office:value="0.00632837" calcext:value-type="float">
            <text:p>0.00632837</text:p>
          </table:table-cell>
          <table:table-cell office:value-type="float" office:value="0.00695051" calcext:value-type="float">
            <text:p>0.00695051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0964671" calcext:value-type="float">
            <text:p>0.00964671</text:p>
          </table:table-cell>
          <table:table-cell office:value-type="float" office:value="0.00793464" calcext:value-type="float">
            <text:p>0.00793464</text:p>
          </table:table-cell>
        </table:table-row>
        <table:table-row table:style-name="ro1">
          <table:table-cell office:value-type="float" office:value="378000" calcext:value-type="float">
            <text:p>378000</text:p>
          </table:table-cell>
          <table:table-cell office:value-type="float" office:value="0.00650641" calcext:value-type="float">
            <text:p>0.00650641</text:p>
          </table:table-cell>
          <table:table-cell office:value-type="float" office:value="0.00695011" calcext:value-type="float">
            <text:p>0.00695011</text:p>
          </table:table-cell>
          <table:table-cell office:value-type="float" office:value="0.0536717" calcext:value-type="float">
            <text:p>0.0536717</text:p>
          </table:table-cell>
          <table:table-cell office:value-type="float" office:value="0.00936998" calcext:value-type="float">
            <text:p>0.00936998</text:p>
          </table:table-cell>
          <table:table-cell office:value-type="float" office:value="0.00804123" calcext:value-type="float">
            <text:p>0.00804123</text:p>
          </table:table-cell>
        </table:table-row>
        <table:table-row table:style-name="ro1">
          <table:table-cell office:value-type="float" office:value="379000" calcext:value-type="float">
            <text:p>379000</text:p>
          </table:table-cell>
          <table:table-cell office:value-type="float" office:value="0.00628258" calcext:value-type="float">
            <text:p>0.00628258</text:p>
          </table:table-cell>
          <table:table-cell office:value-type="float" office:value="0.0070117" calcext:value-type="float">
            <text:p>0.0070117</text:p>
          </table:table-cell>
          <table:table-cell office:value-type="float" office:value="0.0490866" calcext:value-type="float">
            <text:p>0.0490866</text:p>
          </table:table-cell>
          <table:table-cell office:value-type="float" office:value="0.00972408" calcext:value-type="float">
            <text:p>0.00972408</text:p>
          </table:table-cell>
          <table:table-cell office:value-type="float" office:value="0.00813202" calcext:value-type="float">
            <text:p>0.00813202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float" office:value="0.00645903" calcext:value-type="float">
            <text:p>0.00645903</text:p>
          </table:table-cell>
          <table:table-cell office:value-type="float" office:value="0.00723947" calcext:value-type="float">
            <text:p>0.00723947</text:p>
          </table:table-cell>
          <table:table-cell office:value-type="float" office:value="0.0487838" calcext:value-type="float">
            <text:p>0.0487838</text:p>
          </table:table-cell>
          <table:table-cell office:value-type="float" office:value="0.00976435" calcext:value-type="float">
            <text:p>0.00976435</text:p>
          </table:table-cell>
          <table:table-cell office:value-type="float" office:value="0.0079828" calcext:value-type="float">
            <text:p>0.0079828</text:p>
          </table:table-cell>
        </table:table-row>
        <table:table-row table:style-name="ro1">
          <table:table-cell office:value-type="float" office:value="381000" calcext:value-type="float">
            <text:p>381000</text:p>
          </table:table-cell>
          <table:table-cell office:value-type="float" office:value="0.00629008" calcext:value-type="float">
            <text:p>0.00629008</text:p>
          </table:table-cell>
          <table:table-cell office:value-type="float" office:value="0.0069288" calcext:value-type="float">
            <text:p>0.0069288</text:p>
          </table:table-cell>
          <table:table-cell office:value-type="float" office:value="0.0486784" calcext:value-type="float">
            <text:p>0.0486784</text:p>
          </table:table-cell>
          <table:table-cell office:value-type="float" office:value="0.00932143" calcext:value-type="float">
            <text:p>0.00932143</text:p>
          </table:table-cell>
          <table:table-cell office:value-type="float" office:value="0.00806767" calcext:value-type="float">
            <text:p>0.00806767</text:p>
          </table:table-cell>
        </table:table-row>
        <table:table-row table:style-name="ro1">
          <table:table-cell office:value-type="float" office:value="382000" calcext:value-type="float">
            <text:p>382000</text:p>
          </table:table-cell>
          <table:table-cell office:value-type="float" office:value="0.00626402" calcext:value-type="float">
            <text:p>0.00626402</text:p>
          </table:table-cell>
          <table:table-cell office:value-type="float" office:value="0.00704841" calcext:value-type="float">
            <text:p>0.00704841</text:p>
          </table:table-cell>
          <table:table-cell office:value-type="float" office:value="0.051531" calcext:value-type="float">
            <text:p>0.051531</text:p>
          </table:table-cell>
          <table:table-cell office:value-type="float" office:value="0.00972842" calcext:value-type="float">
            <text:p>0.00972842</text:p>
          </table:table-cell>
          <table:table-cell office:value-type="float" office:value="0.0081486" calcext:value-type="float">
            <text:p>0.0081486</text:p>
          </table:table-cell>
        </table:table-row>
        <table:table-row table:style-name="ro1">
          <table:table-cell office:value-type="float" office:value="383000" calcext:value-type="float">
            <text:p>383000</text:p>
          </table:table-cell>
          <table:table-cell office:value-type="float" office:value="0.00625929" calcext:value-type="float">
            <text:p>0.00625929</text:p>
          </table:table-cell>
          <table:table-cell office:value-type="float" office:value="0.00697893" calcext:value-type="float">
            <text:p>0.00697893</text:p>
          </table:table-cell>
          <table:table-cell office:value-type="float" office:value="0.0483058" calcext:value-type="float">
            <text:p>0.0483058</text:p>
          </table:table-cell>
          <table:table-cell office:value-type="float" office:value="0.00933959" calcext:value-type="float">
            <text:p>0.00933959</text:p>
          </table:table-cell>
          <table:table-cell office:value-type="float" office:value="0.0081036" calcext:value-type="float">
            <text:p>0.0081036</text:p>
          </table:table-cell>
        </table:table-row>
        <table:table-row table:style-name="ro1">
          <table:table-cell office:value-type="float" office:value="384000" calcext:value-type="float">
            <text:p>384000</text:p>
          </table:table-cell>
          <table:table-cell office:value-type="float" office:value="0.00633074" calcext:value-type="float">
            <text:p>0.00633074</text:p>
          </table:table-cell>
          <table:table-cell office:value-type="float" office:value="0.00690314" calcext:value-type="float">
            <text:p>0.00690314</text:p>
          </table:table-cell>
          <table:table-cell office:value-type="float" office:value="0.0508184" calcext:value-type="float">
            <text:p>0.0508184</text:p>
          </table:table-cell>
          <table:table-cell office:value-type="float" office:value="0.00936643" calcext:value-type="float">
            <text:p>0.00936643</text:p>
          </table:table-cell>
          <table:table-cell office:value-type="float" office:value="0.0082465" calcext:value-type="float">
            <text:p>0.0082465</text:p>
          </table:table-cell>
        </table:table-row>
        <table:table-row table:style-name="ro1">
          <table:table-cell office:value-type="float" office:value="385000" calcext:value-type="float">
            <text:p>385000</text:p>
          </table:table-cell>
          <table:table-cell office:value-type="float" office:value="0.00632955" calcext:value-type="float">
            <text:p>0.00632955</text:p>
          </table:table-cell>
          <table:table-cell office:value-type="float" office:value="0.00700656" calcext:value-type="float">
            <text:p>0.00700656</text:p>
          </table:table-cell>
          <table:table-cell office:value-type="float" office:value="0.048172" calcext:value-type="float">
            <text:p>0.048172</text:p>
          </table:table-cell>
          <table:table-cell office:value-type="float" office:value="0.00930643" calcext:value-type="float">
            <text:p>0.00930643</text:p>
          </table:table-cell>
          <table:table-cell office:value-type="float" office:value="0.00824334" calcext:value-type="float">
            <text:p>0.00824334</text:p>
          </table:table-cell>
        </table:table-row>
        <table:table-row table:style-name="ro1">
          <table:table-cell office:value-type="float" office:value="386000" calcext:value-type="float">
            <text:p>386000</text:p>
          </table:table-cell>
          <table:table-cell office:value-type="float" office:value="0.00636785" calcext:value-type="float">
            <text:p>0.00636785</text:p>
          </table:table-cell>
          <table:table-cell office:value-type="float" office:value="0.00703696" calcext:value-type="float">
            <text:p>0.00703696</text:p>
          </table:table-cell>
          <table:table-cell office:value-type="float" office:value="0.0529813" calcext:value-type="float">
            <text:p>0.0529813</text:p>
          </table:table-cell>
          <table:table-cell office:value-type="float" office:value="0.00974461" calcext:value-type="float">
            <text:p>0.00974461</text:p>
          </table:table-cell>
          <table:table-cell office:value-type="float" office:value="0.00821137" calcext:value-type="float">
            <text:p>0.00821137</text:p>
          </table:table-cell>
        </table:table-row>
        <table:table-row table:style-name="ro1">
          <table:table-cell office:value-type="float" office:value="387000" calcext:value-type="float">
            <text:p>387000</text:p>
          </table:table-cell>
          <table:table-cell office:value-type="float" office:value="0.00641522" calcext:value-type="float">
            <text:p>0.00641522</text:p>
          </table:table-cell>
          <table:table-cell office:value-type="float" office:value="0.0070117" calcext:value-type="float">
            <text:p>0.0070117</text:p>
          </table:table-cell>
          <table:table-cell office:value-type="float" office:value="0.0484629" calcext:value-type="float">
            <text:p>0.0484629</text:p>
          </table:table-cell>
          <table:table-cell office:value-type="float" office:value="0.00932695" calcext:value-type="float">
            <text:p>0.00932695</text:p>
          </table:table-cell>
          <table:table-cell office:value-type="float" office:value="0.00847862" calcext:value-type="float">
            <text:p>0.00847862</text:p>
          </table:table-cell>
        </table:table-row>
        <table:table-row table:style-name="ro1">
          <table:table-cell office:value-type="float" office:value="388000" calcext:value-type="float">
            <text:p>388000</text:p>
          </table:table-cell>
          <table:table-cell office:value-type="float" office:value="0.00632995" calcext:value-type="float">
            <text:p>0.00632995</text:p>
          </table:table-cell>
          <table:table-cell office:value-type="float" office:value="0.00716644" calcext:value-type="float">
            <text:p>0.00716644</text:p>
          </table:table-cell>
          <table:table-cell office:value-type="float" office:value="0.0499961" calcext:value-type="float">
            <text:p>0.0499961</text:p>
          </table:table-cell>
          <table:table-cell office:value-type="float" office:value="0.0093388" calcext:value-type="float">
            <text:p>0.0093388</text:p>
          </table:table-cell>
          <table:table-cell office:value-type="float" office:value="0.00807715" calcext:value-type="float">
            <text:p>0.00807715</text:p>
          </table:table-cell>
        </table:table-row>
        <table:table-row table:style-name="ro1">
          <table:table-cell office:value-type="float" office:value="389000" calcext:value-type="float">
            <text:p>389000</text:p>
          </table:table-cell>
          <table:table-cell office:value-type="float" office:value="0.00643574" calcext:value-type="float">
            <text:p>0.00643574</text:p>
          </table:table-cell>
          <table:table-cell office:value-type="float" office:value="0.00708552" calcext:value-type="float">
            <text:p>0.00708552</text:p>
          </table:table-cell>
          <table:table-cell office:value-type="float" office:value="0.0485186" calcext:value-type="float">
            <text:p>0.0485186</text:p>
          </table:table-cell>
          <table:table-cell office:value-type="float" office:value="0.00941143" calcext:value-type="float">
            <text:p>0.00941143</text:p>
          </table:table-cell>
          <table:table-cell office:value-type="float" office:value="0.00803649" calcext:value-type="float">
            <text:p>0.00803649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float" office:value="0.00634376" calcext:value-type="float">
            <text:p>0.00634376</text:p>
          </table:table-cell>
          <table:table-cell office:value-type="float" office:value="0.00704683" calcext:value-type="float">
            <text:p>0.00704683</text:p>
          </table:table-cell>
          <table:table-cell office:value-type="float" office:value="0.0497711" calcext:value-type="float">
            <text:p>0.0497711</text:p>
          </table:table-cell>
          <table:table-cell office:value-type="float" office:value="0.00989501" calcext:value-type="float">
            <text:p>0.00989501</text:p>
          </table:table-cell>
          <table:table-cell office:value-type="float" office:value="0.00849678" calcext:value-type="float">
            <text:p>0.00849678</text:p>
          </table:table-cell>
        </table:table-row>
        <table:table-row table:style-name="ro1">
          <table:table-cell office:value-type="float" office:value="391000" calcext:value-type="float">
            <text:p>391000</text:p>
          </table:table-cell>
          <table:table-cell office:value-type="float" office:value="0.00627863" calcext:value-type="float">
            <text:p>0.00627863</text:p>
          </table:table-cell>
          <table:table-cell office:value-type="float" office:value="0.00709025" calcext:value-type="float">
            <text:p>0.00709025</text:p>
          </table:table-cell>
          <table:table-cell office:value-type="float" office:value="0.0500017" calcext:value-type="float">
            <text:p>0.0500017</text:p>
          </table:table-cell>
          <table:table-cell office:value-type="float" office:value="0.00983145" calcext:value-type="float">
            <text:p>0.00983145</text:p>
          </table:table-cell>
          <table:table-cell office:value-type="float" office:value="0.00802622" calcext:value-type="float">
            <text:p>0.00802622</text:p>
          </table:table-cell>
        </table:table-row>
        <table:table-row table:style-name="ro1">
          <table:table-cell office:value-type="float" office:value="392000" calcext:value-type="float">
            <text:p>392000</text:p>
          </table:table-cell>
          <table:table-cell office:value-type="float" office:value="0.00635324" calcext:value-type="float">
            <text:p>0.00635324</text:p>
          </table:table-cell>
          <table:table-cell office:value-type="float" office:value="0.00699867" calcext:value-type="float">
            <text:p>0.00699867</text:p>
          </table:table-cell>
          <table:table-cell office:value-type="float" office:value="0.0494561" calcext:value-type="float">
            <text:p>0.0494561</text:p>
          </table:table-cell>
          <table:table-cell office:value-type="float" office:value="0.00942683" calcext:value-type="float">
            <text:p>0.00942683</text:p>
          </table:table-cell>
          <table:table-cell office:value-type="float" office:value="0.00834874" calcext:value-type="float">
            <text:p>0.00834874</text:p>
          </table:table-cell>
        </table:table-row>
        <table:table-row table:style-name="ro1">
          <table:table-cell office:value-type="float" office:value="393000" calcext:value-type="float">
            <text:p>393000</text:p>
          </table:table-cell>
          <table:table-cell office:value-type="float" office:value="0.0063864" calcext:value-type="float">
            <text:p>0.0063864</text:p>
          </table:table-cell>
          <table:table-cell office:value-type="float" office:value="0.00697893" calcext:value-type="float">
            <text:p>0.00697893</text:p>
          </table:table-cell>
          <table:table-cell office:value-type="float" office:value="0.0486938" calcext:value-type="float">
            <text:p>0.0486938</text:p>
          </table:table-cell>
          <table:table-cell office:value-type="float" office:value="0.00964197" calcext:value-type="float">
            <text:p>0.00964197</text:p>
          </table:table-cell>
          <table:table-cell office:value-type="float" office:value="0.00797649" calcext:value-type="float">
            <text:p>0.00797649</text:p>
          </table:table-cell>
        </table:table-row>
        <table:table-row table:style-name="ro1">
          <table:table-cell office:value-type="float" office:value="394000" calcext:value-type="float">
            <text:p>394000</text:p>
          </table:table-cell>
          <table:table-cell office:value-type="float" office:value="0.00633626" calcext:value-type="float">
            <text:p>0.00633626</text:p>
          </table:table-cell>
          <table:table-cell office:value-type="float" office:value="0.00760107" calcext:value-type="float">
            <text:p>0.00760107</text:p>
          </table:table-cell>
          <table:table-cell office:value-type="float" office:value="0.0488403" calcext:value-type="float">
            <text:p>0.0488403</text:p>
          </table:table-cell>
          <table:table-cell office:value-type="float" office:value="0.00936169" calcext:value-type="float">
            <text:p>0.00936169</text:p>
          </table:table-cell>
          <table:table-cell office:value-type="float" office:value="0.00810281" calcext:value-type="float">
            <text:p>0.00810281</text:p>
          </table:table-cell>
        </table:table-row>
        <table:table-row table:style-name="ro1">
          <table:table-cell office:value-type="float" office:value="395000" calcext:value-type="float">
            <text:p>395000</text:p>
          </table:table-cell>
          <table:table-cell office:value-type="float" office:value="0.00628613" calcext:value-type="float">
            <text:p>0.00628613</text:p>
          </table:table-cell>
          <table:table-cell office:value-type="float" office:value="0.00697617" calcext:value-type="float">
            <text:p>0.00697617</text:p>
          </table:table-cell>
          <table:table-cell office:value-type="float" office:value="0.0533891" calcext:value-type="float">
            <text:p>0.0533891</text:p>
          </table:table-cell>
          <table:table-cell office:value-type="float" office:value="0.00930445" calcext:value-type="float">
            <text:p>0.00930445</text:p>
          </table:table-cell>
          <table:table-cell office:value-type="float" office:value="0.00819084" calcext:value-type="float">
            <text:p>0.00819084</text:p>
          </table:table-cell>
        </table:table-row>
        <table:table-row table:style-name="ro1">
          <table:table-cell office:value-type="float" office:value="396000" calcext:value-type="float">
            <text:p>396000</text:p>
          </table:table-cell>
          <table:table-cell office:value-type="float" office:value="0.006326" calcext:value-type="float">
            <text:p>0.006326</text:p>
          </table:table-cell>
          <table:table-cell office:value-type="float" office:value="0.00691656" calcext:value-type="float">
            <text:p>0.00691656</text:p>
          </table:table-cell>
          <table:table-cell office:value-type="float" office:value="0.0499417" calcext:value-type="float">
            <text:p>0.0499417</text:p>
          </table:table-cell>
          <table:table-cell office:value-type="float" office:value="0.00943709" calcext:value-type="float">
            <text:p>0.00943709</text:p>
          </table:table-cell>
          <table:table-cell office:value-type="float" office:value="0.00809373" calcext:value-type="float">
            <text:p>0.00809373</text:p>
          </table:table-cell>
        </table:table-row>
        <table:table-row table:style-name="ro1">
          <table:table-cell office:value-type="float" office:value="397000" calcext:value-type="float">
            <text:p>397000</text:p>
          </table:table-cell>
          <table:table-cell office:value-type="float" office:value="0.00646101" calcext:value-type="float">
            <text:p>0.00646101</text:p>
          </table:table-cell>
          <table:table-cell office:value-type="float" office:value="0.00693709" calcext:value-type="float">
            <text:p>0.00693709</text:p>
          </table:table-cell>
          <table:table-cell office:value-type="float" office:value="0.0493124" calcext:value-type="float">
            <text:p>0.0493124</text:p>
          </table:table-cell>
          <table:table-cell office:value-type="float" office:value="0.00958078" calcext:value-type="float">
            <text:p>0.00958078</text:p>
          </table:table-cell>
          <table:table-cell office:value-type="float" office:value="0.00894641" calcext:value-type="float">
            <text:p>0.00894641</text:p>
          </table:table-cell>
        </table:table-row>
        <table:table-row table:style-name="ro1">
          <table:table-cell office:value-type="float" office:value="398000" calcext:value-type="float">
            <text:p>398000</text:p>
          </table:table-cell>
          <table:table-cell office:value-type="float" office:value="0.00636824" calcext:value-type="float">
            <text:p>0.00636824</text:p>
          </table:table-cell>
          <table:table-cell office:value-type="float" office:value="0.00738198" calcext:value-type="float">
            <text:p>0.00738198</text:p>
          </table:table-cell>
          <table:table-cell office:value-type="float" office:value="0.0489702" calcext:value-type="float">
            <text:p>0.0489702</text:p>
          </table:table-cell>
          <table:table-cell office:value-type="float" office:value="0.00937748" calcext:value-type="float">
            <text:p>0.00937748</text:p>
          </table:table-cell>
          <table:table-cell office:value-type="float" office:value="0.00836019" calcext:value-type="float">
            <text:p>0.00836019</text:p>
          </table:table-cell>
        </table:table-row>
        <table:table-row table:style-name="ro1">
          <table:table-cell office:value-type="float" office:value="399000" calcext:value-type="float">
            <text:p>399000</text:p>
          </table:table-cell>
          <table:table-cell office:value-type="float" office:value="0.00631534" calcext:value-type="float">
            <text:p>0.00631534</text:p>
          </table:table-cell>
          <table:table-cell office:value-type="float" office:value="0.00688695" calcext:value-type="float">
            <text:p>0.00688695</text:p>
          </table:table-cell>
          <table:table-cell office:value-type="float" office:value="0.0512234" calcext:value-type="float">
            <text:p>0.0512234</text:p>
          </table:table-cell>
          <table:table-cell office:value-type="float" office:value="0.00936248" calcext:value-type="float">
            <text:p>0.00936248</text:p>
          </table:table-cell>
          <table:table-cell office:value-type="float" office:value="0.00872258" calcext:value-type="float">
            <text:p>0.00872258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0.00627942" calcext:value-type="float">
            <text:p>0.00627942</text:p>
          </table:table-cell>
          <table:table-cell office:value-type="float" office:value="0.00693511" calcext:value-type="float">
            <text:p>0.00693511</text:p>
          </table:table-cell>
          <table:table-cell office:value-type="float" office:value="0.0504967" calcext:value-type="float">
            <text:p>0.0504967</text:p>
          </table:table-cell>
          <table:table-cell office:value-type="float" office:value="0.00932103" calcext:value-type="float">
            <text:p>0.00932103</text:p>
          </table:table-cell>
          <table:table-cell office:value-type="float" office:value="0.00795754" calcext:value-type="float">
            <text:p>0.00795754</text:p>
          </table:table-cell>
        </table:table-row>
        <table:table-row table:style-name="ro1">
          <table:table-cell office:value-type="float" office:value="401000" calcext:value-type="float">
            <text:p>401000</text:p>
          </table:table-cell>
          <table:table-cell office:value-type="float" office:value="0.00628574" calcext:value-type="float">
            <text:p>0.00628574</text:p>
          </table:table-cell>
          <table:table-cell office:value-type="float" office:value="0.00704801" calcext:value-type="float">
            <text:p>0.00704801</text:p>
          </table:table-cell>
          <table:table-cell office:value-type="float" office:value="0.0495279" calcext:value-type="float">
            <text:p>0.0495279</text:p>
          </table:table-cell>
          <table:table-cell office:value-type="float" office:value="0.00928274" calcext:value-type="float">
            <text:p>0.00928274</text:p>
          </table:table-cell>
          <table:table-cell office:value-type="float" office:value="0.00833414" calcext:value-type="float">
            <text:p>0.00833414</text:p>
          </table:table-cell>
        </table:table-row>
        <table:table-row table:style-name="ro1">
          <table:table-cell office:value-type="float" office:value="402000" calcext:value-type="float">
            <text:p>402000</text:p>
          </table:table-cell>
          <table:table-cell office:value-type="float" office:value="0.0064243" calcext:value-type="float">
            <text:p>0.0064243</text:p>
          </table:table-cell>
          <table:table-cell office:value-type="float" office:value="0.00726197" calcext:value-type="float">
            <text:p>0.00726197</text:p>
          </table:table-cell>
          <table:table-cell office:value-type="float" office:value="0.050158" calcext:value-type="float">
            <text:p>0.050158</text:p>
          </table:table-cell>
          <table:table-cell office:value-type="float" office:value="0.00937906" calcext:value-type="float">
            <text:p>0.00937906</text:p>
          </table:table-cell>
          <table:table-cell office:value-type="float" office:value="0.00802188" calcext:value-type="float">
            <text:p>0.00802188</text:p>
          </table:table-cell>
        </table:table-row>
        <table:table-row table:style-name="ro1">
          <table:table-cell office:value-type="float" office:value="403000" calcext:value-type="float">
            <text:p>403000</text:p>
          </table:table-cell>
          <table:table-cell office:value-type="float" office:value="0.006296" calcext:value-type="float">
            <text:p>0.006296</text:p>
          </table:table-cell>
          <table:table-cell office:value-type="float" office:value="0.0069513" calcext:value-type="float">
            <text:p>0.0069513</text:p>
          </table:table-cell>
          <table:table-cell office:value-type="float" office:value="0.0550921" calcext:value-type="float">
            <text:p>0.0550921</text:p>
          </table:table-cell>
          <table:table-cell office:value-type="float" office:value="0.00934274" calcext:value-type="float">
            <text:p>0.00934274</text:p>
          </table:table-cell>
          <table:table-cell office:value-type="float" office:value="0.00878534" calcext:value-type="float">
            <text:p>0.00878534</text:p>
          </table:table-cell>
        </table:table-row>
        <table:table-row table:style-name="ro1">
          <table:table-cell office:value-type="float" office:value="404000" calcext:value-type="float">
            <text:p>404000</text:p>
          </table:table-cell>
          <table:table-cell office:value-type="float" office:value="0.00626639" calcext:value-type="float">
            <text:p>0.00626639</text:p>
          </table:table-cell>
          <table:table-cell office:value-type="float" office:value="0.00695406" calcext:value-type="float">
            <text:p>0.00695406</text:p>
          </table:table-cell>
          <table:table-cell office:value-type="float" office:value="0.0486579" calcext:value-type="float">
            <text:p>0.0486579</text:p>
          </table:table-cell>
          <table:table-cell office:value-type="float" office:value="0.00927682" calcext:value-type="float">
            <text:p>0.00927682</text:p>
          </table:table-cell>
          <table:table-cell office:value-type="float" office:value="0.00825163" calcext:value-type="float">
            <text:p>0.00825163</text:p>
          </table:table-cell>
        </table:table-row>
        <table:table-row table:style-name="ro1">
          <table:table-cell office:value-type="float" office:value="405000" calcext:value-type="float">
            <text:p>405000</text:p>
          </table:table-cell>
          <table:table-cell office:value-type="float" office:value="0.00626087" calcext:value-type="float">
            <text:p>0.00626087</text:p>
          </table:table-cell>
          <table:table-cell office:value-type="float" office:value="0.0069438" calcext:value-type="float">
            <text:p>0.0069438</text:p>
          </table:table-cell>
          <table:table-cell office:value-type="float" office:value="0.0485324" calcext:value-type="float">
            <text:p>0.0485324</text:p>
          </table:table-cell>
          <table:table-cell office:value-type="float" office:value="0.00949867" calcext:value-type="float">
            <text:p>0.00949867</text:p>
          </table:table-cell>
          <table:table-cell office:value-type="float" office:value="0.00816163" calcext:value-type="float">
            <text:p>0.00816163</text:p>
          </table:table-cell>
        </table:table-row>
        <table:table-row table:style-name="ro1">
          <table:table-cell office:value-type="float" office:value="406000" calcext:value-type="float">
            <text:p>406000</text:p>
          </table:table-cell>
          <table:table-cell office:value-type="float" office:value="0.00631732" calcext:value-type="float">
            <text:p>0.00631732</text:p>
          </table:table-cell>
          <table:table-cell office:value-type="float" office:value="0.00700499" calcext:value-type="float">
            <text:p>0.00700499</text:p>
          </table:table-cell>
          <table:table-cell office:value-type="float" office:value="0.0483871" calcext:value-type="float">
            <text:p>0.0483871</text:p>
          </table:table-cell>
          <table:table-cell office:value-type="float" office:value="0.00942525" calcext:value-type="float">
            <text:p>0.00942525</text:p>
          </table:table-cell>
          <table:table-cell office:value-type="float" office:value="0.00830848" calcext:value-type="float">
            <text:p>0.00830848</text:p>
          </table:table-cell>
        </table:table-row>
        <table:table-row table:style-name="ro1">
          <table:table-cell office:value-type="float" office:value="407000" calcext:value-type="float">
            <text:p>407000</text:p>
          </table:table-cell>
          <table:table-cell office:value-type="float" office:value="0.00649456" calcext:value-type="float">
            <text:p>0.00649456</text:p>
          </table:table-cell>
          <table:table-cell office:value-type="float" office:value="0.00697143" calcext:value-type="float">
            <text:p>0.00697143</text:p>
          </table:table-cell>
          <table:table-cell office:value-type="float" office:value="0.0523955" calcext:value-type="float">
            <text:p>0.0523955</text:p>
          </table:table-cell>
          <table:table-cell office:value-type="float" office:value="0.00975763" calcext:value-type="float">
            <text:p>0.00975763</text:p>
          </table:table-cell>
          <table:table-cell office:value-type="float" office:value="0.00857257" calcext:value-type="float">
            <text:p>0.00857257</text:p>
          </table:table-cell>
        </table:table-row>
        <table:table-row table:style-name="ro1">
          <table:table-cell office:value-type="float" office:value="408000" calcext:value-type="float">
            <text:p>408000</text:p>
          </table:table-cell>
          <table:table-cell office:value-type="float" office:value="0.00628021" calcext:value-type="float">
            <text:p>0.00628021</text:p>
          </table:table-cell>
          <table:table-cell office:value-type="float" office:value="0.00695446" calcext:value-type="float">
            <text:p>0.00695446</text:p>
          </table:table-cell>
          <table:table-cell office:value-type="float" office:value="0.0491746" calcext:value-type="float">
            <text:p>0.0491746</text:p>
          </table:table-cell>
          <table:table-cell office:value-type="float" office:value="0.00933169" calcext:value-type="float">
            <text:p>0.00933169</text:p>
          </table:table-cell>
          <table:table-cell office:value-type="float" office:value="0.00834361" calcext:value-type="float">
            <text:p>0.00834361</text:p>
          </table:table-cell>
        </table:table-row>
        <table:table-row table:style-name="ro1">
          <table:table-cell office:value-type="float" office:value="409000" calcext:value-type="float">
            <text:p>409000</text:p>
          </table:table-cell>
          <table:table-cell office:value-type="float" office:value="0.00629403" calcext:value-type="float">
            <text:p>0.00629403</text:p>
          </table:table-cell>
          <table:table-cell office:value-type="float" office:value="0.00741672" calcext:value-type="float">
            <text:p>0.00741672</text:p>
          </table:table-cell>
          <table:table-cell office:value-type="float" office:value="0.0487199" calcext:value-type="float">
            <text:p>0.0487199</text:p>
          </table:table-cell>
          <table:table-cell office:value-type="float" office:value="0.00928748" calcext:value-type="float">
            <text:p>0.00928748</text:p>
          </table:table-cell>
          <table:table-cell office:value-type="float" office:value="0.00832979" calcext:value-type="float">
            <text:p>0.00832979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float" office:value="0.006266" calcext:value-type="float">
            <text:p>0.006266</text:p>
          </table:table-cell>
          <table:table-cell office:value-type="float" office:value="0.00700183" calcext:value-type="float">
            <text:p>0.00700183</text:p>
          </table:table-cell>
          <table:table-cell office:value-type="float" office:value="0.0482095" calcext:value-type="float">
            <text:p>0.0482095</text:p>
          </table:table-cell>
          <table:table-cell office:value-type="float" office:value="0.00935459" calcext:value-type="float">
            <text:p>0.00935459</text:p>
          </table:table-cell>
          <table:table-cell office:value-type="float" office:value="0.00812452" calcext:value-type="float">
            <text:p>0.00812452</text:p>
          </table:table-cell>
        </table:table-row>
        <table:table-row table:style-name="ro1">
          <table:table-cell office:value-type="float" office:value="411000" calcext:value-type="float">
            <text:p>411000</text:p>
          </table:table-cell>
          <table:table-cell office:value-type="float" office:value="0.00637258" calcext:value-type="float">
            <text:p>0.00637258</text:p>
          </table:table-cell>
          <table:table-cell office:value-type="float" office:value="0.00698643" calcext:value-type="float">
            <text:p>0.00698643</text:p>
          </table:table-cell>
          <table:table-cell office:value-type="float" office:value="0.0500411" calcext:value-type="float">
            <text:p>0.0500411</text:p>
          </table:table-cell>
          <table:table-cell office:value-type="float" office:value="0.00935064" calcext:value-type="float">
            <text:p>0.00935064</text:p>
          </table:table-cell>
          <table:table-cell office:value-type="float" office:value="0.00804715" calcext:value-type="float">
            <text:p>0.00804715</text:p>
          </table:table-cell>
        </table:table-row>
        <table:table-row table:style-name="ro1">
          <table:table-cell office:value-type="float" office:value="412000" calcext:value-type="float">
            <text:p>412000</text:p>
          </table:table-cell>
          <table:table-cell office:value-type="float" office:value="0.00629995" calcext:value-type="float">
            <text:p>0.00629995</text:p>
          </table:table-cell>
          <table:table-cell office:value-type="float" office:value="0.0069434" calcext:value-type="float">
            <text:p>0.0069434</text:p>
          </table:table-cell>
          <table:table-cell office:value-type="float" office:value="0.0498339" calcext:value-type="float">
            <text:p>0.0498339</text:p>
          </table:table-cell>
          <table:table-cell office:value-type="float" office:value="0.00975763" calcext:value-type="float">
            <text:p>0.00975763</text:p>
          </table:table-cell>
          <table:table-cell office:value-type="float" office:value="0.0083669" calcext:value-type="float">
            <text:p>0.0083669</text:p>
          </table:table-cell>
        </table:table-row>
        <table:table-row table:style-name="ro1">
          <table:table-cell office:value-type="float" office:value="413000" calcext:value-type="float">
            <text:p>413000</text:p>
          </table:table-cell>
          <table:table-cell office:value-type="float" office:value="0.00621744" calcext:value-type="float">
            <text:p>0.00621744</text:p>
          </table:table-cell>
          <table:table-cell office:value-type="float" office:value="0.0069213" calcext:value-type="float">
            <text:p>0.0069213</text:p>
          </table:table-cell>
          <table:table-cell office:value-type="float" office:value="0.0492496" calcext:value-type="float">
            <text:p>0.0492496</text:p>
          </table:table-cell>
          <table:table-cell office:value-type="float" office:value="0.00940235" calcext:value-type="float">
            <text:p>0.00940235</text:p>
          </table:table-cell>
          <table:table-cell office:value-type="float" office:value="0.00822518" calcext:value-type="float">
            <text:p>0.00822518</text:p>
          </table:table-cell>
        </table:table-row>
        <table:table-row table:style-name="ro1">
          <table:table-cell office:value-type="float" office:value="414000" calcext:value-type="float">
            <text:p>414000</text:p>
          </table:table-cell>
          <table:table-cell office:value-type="float" office:value="0.00623165" calcext:value-type="float">
            <text:p>0.00623165</text:p>
          </table:table-cell>
          <table:table-cell office:value-type="float" office:value="0.00695761" calcext:value-type="float">
            <text:p>0.00695761</text:p>
          </table:table-cell>
          <table:table-cell office:value-type="float" office:value="0.0483966" calcext:value-type="float">
            <text:p>0.0483966</text:p>
          </table:table-cell>
          <table:table-cell office:value-type="float" office:value="0.00975527" calcext:value-type="float">
            <text:p>0.00975527</text:p>
          </table:table-cell>
          <table:table-cell office:value-type="float" office:value="0.00817742" calcext:value-type="float">
            <text:p>0.00817742</text:p>
          </table:table-cell>
        </table:table-row>
        <table:table-row table:style-name="ro1">
          <table:table-cell office:value-type="float" office:value="415000" calcext:value-type="float">
            <text:p>415000</text:p>
          </table:table-cell>
          <table:table-cell office:value-type="float" office:value="0.00636034" calcext:value-type="float">
            <text:p>0.00636034</text:p>
          </table:table-cell>
          <table:table-cell office:value-type="float" office:value="0.00706262" calcext:value-type="float">
            <text:p>0.00706262</text:p>
          </table:table-cell>
          <table:table-cell office:value-type="float" office:value="0.0485651" calcext:value-type="float">
            <text:p>0.0485651</text:p>
          </table:table-cell>
          <table:table-cell office:value-type="float" office:value="0.0101528" calcext:value-type="float">
            <text:p>0.0101528</text:p>
          </table:table-cell>
          <table:table-cell office:value-type="float" office:value="0.00825992" calcext:value-type="float">
            <text:p>0.00825992</text:p>
          </table:table-cell>
        </table:table-row>
        <table:table-row table:style-name="ro1">
          <table:table-cell office:value-type="float" office:value="416000" calcext:value-type="float">
            <text:p>416000</text:p>
          </table:table-cell>
          <table:table-cell office:value-type="float" office:value="0.00631613" calcext:value-type="float">
            <text:p>0.00631613</text:p>
          </table:table-cell>
          <table:table-cell office:value-type="float" office:value="0.00699472" calcext:value-type="float">
            <text:p>0.00699472</text:p>
          </table:table-cell>
          <table:table-cell office:value-type="float" office:value="0.0525581" calcext:value-type="float">
            <text:p>0.0525581</text:p>
          </table:table-cell>
          <table:table-cell office:value-type="float" office:value="0.00932419" calcext:value-type="float">
            <text:p>0.00932419</text:p>
          </table:table-cell>
          <table:table-cell office:value-type="float" office:value="0.00815965" calcext:value-type="float">
            <text:p>0.00815965</text:p>
          </table:table-cell>
        </table:table-row>
        <table:table-row table:style-name="ro1">
          <table:table-cell office:value-type="float" office:value="417000" calcext:value-type="float">
            <text:p>417000</text:p>
          </table:table-cell>
          <table:table-cell office:value-type="float" office:value="0.00638719" calcext:value-type="float">
            <text:p>0.00638719</text:p>
          </table:table-cell>
          <table:table-cell office:value-type="float" office:value="0.00703893" calcext:value-type="float">
            <text:p>0.00703893</text:p>
          </table:table-cell>
          <table:table-cell office:value-type="float" office:value="0.048076" calcext:value-type="float">
            <text:p>0.048076</text:p>
          </table:table-cell>
          <table:table-cell office:value-type="float" office:value="0.00932064" calcext:value-type="float">
            <text:p>0.00932064</text:p>
          </table:table-cell>
          <table:table-cell office:value-type="float" office:value="0.00793385" calcext:value-type="float">
            <text:p>0.00793385</text:p>
          </table:table-cell>
        </table:table-row>
        <table:table-row table:style-name="ro1">
          <table:table-cell office:value-type="float" office:value="418000" calcext:value-type="float">
            <text:p>418000</text:p>
          </table:table-cell>
          <table:table-cell office:value-type="float" office:value="0.006341" calcext:value-type="float">
            <text:p>0.006341</text:p>
          </table:table-cell>
          <table:table-cell office:value-type="float" office:value="0.00729395" calcext:value-type="float">
            <text:p>0.00729395</text:p>
          </table:table-cell>
          <table:table-cell office:value-type="float" office:value="0.0491316" calcext:value-type="float">
            <text:p>0.0491316</text:p>
          </table:table-cell>
          <table:table-cell office:value-type="float" office:value="0.00939683" calcext:value-type="float">
            <text:p>0.00939683</text:p>
          </table:table-cell>
          <table:table-cell office:value-type="float" office:value="0.00839967" calcext:value-type="float">
            <text:p>0.00839967</text:p>
          </table:table-cell>
        </table:table-row>
        <table:table-row table:style-name="ro1">
          <table:table-cell office:value-type="float" office:value="419000" calcext:value-type="float">
            <text:p>419000</text:p>
          </table:table-cell>
          <table:table-cell office:value-type="float" office:value="0.00633745" calcext:value-type="float">
            <text:p>0.00633745</text:p>
          </table:table-cell>
          <table:table-cell office:value-type="float" office:value="0.00708157" calcext:value-type="float">
            <text:p>0.00708157</text:p>
          </table:table-cell>
          <table:table-cell office:value-type="float" office:value="0.0485197" calcext:value-type="float">
            <text:p>0.0485197</text:p>
          </table:table-cell>
          <table:table-cell office:value-type="float" office:value="0.00940748" calcext:value-type="float">
            <text:p>0.00940748</text:p>
          </table:table-cell>
          <table:table-cell office:value-type="float" office:value="0.00815531" calcext:value-type="float">
            <text:p>0.00815531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float" office:value="0.0062585" calcext:value-type="float">
            <text:p>0.0062585</text:p>
          </table:table-cell>
          <table:table-cell office:value-type="float" office:value="0.00695051" calcext:value-type="float">
            <text:p>0.00695051</text:p>
          </table:table-cell>
          <table:table-cell office:value-type="float" office:value="0.0510557" calcext:value-type="float">
            <text:p>0.0510557</text:p>
          </table:table-cell>
          <table:table-cell office:value-type="float" office:value="0.00940827" calcext:value-type="float">
            <text:p>0.00940827</text:p>
          </table:table-cell>
          <table:table-cell office:value-type="float" office:value="0.00832427" calcext:value-type="float">
            <text:p>0.00832427</text:p>
          </table:table-cell>
        </table:table-row>
        <table:table-row table:style-name="ro1">
          <table:table-cell office:value-type="float" office:value="421000" calcext:value-type="float">
            <text:p>421000</text:p>
          </table:table-cell>
          <table:table-cell office:value-type="float" office:value="0.00679339" calcext:value-type="float">
            <text:p>0.00679339</text:p>
          </table:table-cell>
          <table:table-cell office:value-type="float" office:value="0.00694301" calcext:value-type="float">
            <text:p>0.00694301</text:p>
          </table:table-cell>
          <table:table-cell office:value-type="float" office:value="0.0490057" calcext:value-type="float">
            <text:p>0.0490057</text:p>
          </table:table-cell>
          <table:table-cell office:value-type="float" office:value="0.00943117" calcext:value-type="float">
            <text:p>0.00943117</text:p>
          </table:table-cell>
          <table:table-cell office:value-type="float" office:value="0.00846204" calcext:value-type="float">
            <text:p>0.00846204</text:p>
          </table:table-cell>
        </table:table-row>
        <table:table-row table:style-name="ro1">
          <table:table-cell office:value-type="float" office:value="422000" calcext:value-type="float">
            <text:p>422000</text:p>
          </table:table-cell>
          <table:table-cell office:value-type="float" office:value="0.00644206" calcext:value-type="float">
            <text:p>0.00644206</text:p>
          </table:table-cell>
          <table:table-cell office:value-type="float" office:value="0.00697104" calcext:value-type="float">
            <text:p>0.00697104</text:p>
          </table:table-cell>
          <table:table-cell office:value-type="float" office:value="0.0484538" calcext:value-type="float">
            <text:p>0.0484538</text:p>
          </table:table-cell>
          <table:table-cell office:value-type="float" office:value="0.00937077" calcext:value-type="float">
            <text:p>0.00937077</text:p>
          </table:table-cell>
          <table:table-cell office:value-type="float" office:value="0.00893338" calcext:value-type="float">
            <text:p>0.00893338</text:p>
          </table:table-cell>
        </table:table-row>
        <table:table-row table:style-name="ro1">
          <table:table-cell office:value-type="float" office:value="423000" calcext:value-type="float">
            <text:p>423000</text:p>
          </table:table-cell>
          <table:table-cell office:value-type="float" office:value="0.00631534" calcext:value-type="float">
            <text:p>0.00631534</text:p>
          </table:table-cell>
          <table:table-cell office:value-type="float" office:value="0.00695801" calcext:value-type="float">
            <text:p>0.00695801</text:p>
          </table:table-cell>
          <table:table-cell office:value-type="float" office:value="0.0496341" calcext:value-type="float">
            <text:p>0.0496341</text:p>
          </table:table-cell>
          <table:table-cell office:value-type="float" office:value="0.00967631" calcext:value-type="float">
            <text:p>0.00967631</text:p>
          </table:table-cell>
          <table:table-cell office:value-type="float" office:value="0.00816163" calcext:value-type="float">
            <text:p>0.00816163</text:p>
          </table:table-cell>
        </table:table-row>
        <table:table-row table:style-name="ro1">
          <table:table-cell office:value-type="float" office:value="424000" calcext:value-type="float">
            <text:p>424000</text:p>
          </table:table-cell>
          <table:table-cell office:value-type="float" office:value="0.00631771" calcext:value-type="float">
            <text:p>0.00631771</text:p>
          </table:table-cell>
          <table:table-cell office:value-type="float" office:value="0.00696511" calcext:value-type="float">
            <text:p>0.00696511</text:p>
          </table:table-cell>
          <table:table-cell office:value-type="float" office:value="0.0521231" calcext:value-type="float">
            <text:p>0.0521231</text:p>
          </table:table-cell>
          <table:table-cell office:value-type="float" office:value="0.00932182" calcext:value-type="float">
            <text:p>0.00932182</text:p>
          </table:table-cell>
          <table:table-cell office:value-type="float" office:value="0.00850901" calcext:value-type="float">
            <text:p>0.00850901</text:p>
          </table:table-cell>
        </table:table-row>
        <table:table-row table:style-name="ro1">
          <table:table-cell office:value-type="float" office:value="425000" calcext:value-type="float">
            <text:p>425000</text:p>
          </table:table-cell>
          <table:table-cell office:value-type="float" office:value="0.00631376" calcext:value-type="float">
            <text:p>0.00631376</text:p>
          </table:table-cell>
          <table:table-cell office:value-type="float" office:value="0.00700262" calcext:value-type="float">
            <text:p>0.00700262</text:p>
          </table:table-cell>
          <table:table-cell office:value-type="float" office:value="0.0489034" calcext:value-type="float">
            <text:p>0.0489034</text:p>
          </table:table-cell>
          <table:table-cell office:value-type="float" office:value="0.00942091" calcext:value-type="float">
            <text:p>0.00942091</text:p>
          </table:table-cell>
          <table:table-cell office:value-type="float" office:value="0.00827887" calcext:value-type="float">
            <text:p>0.00827887</text:p>
          </table:table-cell>
        </table:table-row>
        <table:table-row table:style-name="ro1">
          <table:table-cell office:value-type="float" office:value="426000" calcext:value-type="float">
            <text:p>426000</text:p>
          </table:table-cell>
          <table:table-cell office:value-type="float" office:value="0.00627389" calcext:value-type="float">
            <text:p>0.00627389</text:p>
          </table:table-cell>
          <table:table-cell office:value-type="float" office:value="0.00743843" calcext:value-type="float">
            <text:p>0.00743843</text:p>
          </table:table-cell>
          <table:table-cell office:value-type="float" office:value="0.0489504" calcext:value-type="float">
            <text:p>0.0489504</text:p>
          </table:table-cell>
          <table:table-cell office:value-type="float" office:value="0.00969487" calcext:value-type="float">
            <text:p>0.00969487</text:p>
          </table:table-cell>
          <table:table-cell office:value-type="float" office:value="0.00810439" calcext:value-type="float">
            <text:p>0.00810439</text:p>
          </table:table-cell>
        </table:table-row>
        <table:table-row table:style-name="ro1">
          <table:table-cell office:value-type="float" office:value="427000" calcext:value-type="float">
            <text:p>427000</text:p>
          </table:table-cell>
          <table:table-cell office:value-type="float" office:value="0.00623481" calcext:value-type="float">
            <text:p>0.00623481</text:p>
          </table:table-cell>
          <table:table-cell office:value-type="float" office:value="0.00716091" calcext:value-type="float">
            <text:p>0.00716091</text:p>
          </table:table-cell>
          <table:table-cell office:value-type="float" office:value="0.0485596" calcext:value-type="float">
            <text:p>0.0485596</text:p>
          </table:table-cell>
          <table:table-cell office:value-type="float" office:value="0.00934156" calcext:value-type="float">
            <text:p>0.00934156</text:p>
          </table:table-cell>
          <table:table-cell office:value-type="float" office:value="0.00887338" calcext:value-type="float">
            <text:p>0.00887338</text:p>
          </table:table-cell>
        </table:table-row>
        <table:table-row table:style-name="ro1">
          <table:table-cell office:value-type="float" office:value="428000" calcext:value-type="float">
            <text:p>428000</text:p>
          </table:table-cell>
          <table:table-cell office:value-type="float" office:value="0.00627468" calcext:value-type="float">
            <text:p>0.00627468</text:p>
          </table:table-cell>
          <table:table-cell office:value-type="float" office:value="0.00715618" calcext:value-type="float">
            <text:p>0.00715618</text:p>
          </table:table-cell>
          <table:table-cell office:value-type="float" office:value="0.0528206" calcext:value-type="float">
            <text:p>0.0528206</text:p>
          </table:table-cell>
          <table:table-cell office:value-type="float" office:value="0.00923103" calcext:value-type="float">
            <text:p>0.00923103</text:p>
          </table:table-cell>
          <table:table-cell office:value-type="float" office:value="0.00823308" calcext:value-type="float">
            <text:p>0.00823308</text:p>
          </table:table-cell>
        </table:table-row>
        <table:table-row table:style-name="ro1">
          <table:table-cell office:value-type="float" office:value="429000" calcext:value-type="float">
            <text:p>429000</text:p>
          </table:table-cell>
          <table:table-cell office:value-type="float" office:value="0.00640298" calcext:value-type="float">
            <text:p>0.00640298</text:p>
          </table:table-cell>
          <table:table-cell office:value-type="float" office:value="0.00694853" calcext:value-type="float">
            <text:p>0.00694853</text:p>
          </table:table-cell>
          <table:table-cell office:value-type="float" office:value="0.0488004" calcext:value-type="float">
            <text:p>0.0488004</text:p>
          </table:table-cell>
          <table:table-cell office:value-type="float" office:value="0.00921958" calcext:value-type="float">
            <text:p>0.00921958</text:p>
          </table:table-cell>
          <table:table-cell office:value-type="float" office:value="0.00821176" calcext:value-type="float">
            <text:p>0.00821176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float" office:value="0.0063185" calcext:value-type="float">
            <text:p>0.0063185</text:p>
          </table:table-cell>
          <table:table-cell office:value-type="float" office:value="0.00702512" calcext:value-type="float">
            <text:p>0.00702512</text:p>
          </table:table-cell>
          <table:table-cell office:value-type="float" office:value="0.0483334" calcext:value-type="float">
            <text:p>0.0483334</text:p>
          </table:table-cell>
          <table:table-cell office:value-type="float" office:value="0.00931787" calcext:value-type="float">
            <text:p>0.00931787</text:p>
          </table:table-cell>
          <table:table-cell office:value-type="float" office:value="0.00821176" calcext:value-type="float">
            <text:p>0.00821176</text:p>
          </table:table-cell>
        </table:table-row>
        <table:table-row table:style-name="ro1">
          <table:table-cell office:value-type="float" office:value="431000" calcext:value-type="float">
            <text:p>431000</text:p>
          </table:table-cell>
          <table:table-cell office:value-type="float" office:value="0.00633192" calcext:value-type="float">
            <text:p>0.00633192</text:p>
          </table:table-cell>
          <table:table-cell office:value-type="float" office:value="0.00711078" calcext:value-type="float">
            <text:p>0.00711078</text:p>
          </table:table-cell>
          <table:table-cell office:value-type="float" office:value="0.0485391" calcext:value-type="float">
            <text:p>0.0485391</text:p>
          </table:table-cell>
          <table:table-cell office:value-type="float" office:value="0.00943117" calcext:value-type="float">
            <text:p>0.00943117</text:p>
          </table:table-cell>
          <table:table-cell office:value-type="float" office:value="0.00795319" calcext:value-type="float">
            <text:p>0.00795319</text:p>
          </table:table-cell>
        </table:table-row>
        <table:table-row table:style-name="ro1">
          <table:table-cell office:value-type="float" office:value="432000" calcext:value-type="float">
            <text:p>432000</text:p>
          </table:table-cell>
          <table:table-cell office:value-type="float" office:value="0.00626442" calcext:value-type="float">
            <text:p>0.00626442</text:p>
          </table:table-cell>
          <table:table-cell office:value-type="float" office:value="0.00704407" calcext:value-type="float">
            <text:p>0.00704407</text:p>
          </table:table-cell>
          <table:table-cell office:value-type="float" office:value="0.0501272" calcext:value-type="float">
            <text:p>0.0501272</text:p>
          </table:table-cell>
          <table:table-cell office:value-type="float" office:value="0.00935419" calcext:value-type="float">
            <text:p>0.00935419</text:p>
          </table:table-cell>
          <table:table-cell office:value-type="float" office:value="0.00820031" calcext:value-type="float">
            <text:p>0.00820031</text:p>
          </table:table-cell>
        </table:table-row>
        <table:table-row table:style-name="ro1">
          <table:table-cell office:value-type="float" office:value="433000" calcext:value-type="float">
            <text:p>433000</text:p>
          </table:table-cell>
          <table:table-cell office:value-type="float" office:value="0.00632205" calcext:value-type="float">
            <text:p>0.00632205</text:p>
          </table:table-cell>
          <table:table-cell office:value-type="float" office:value="0.00701249" calcext:value-type="float">
            <text:p>0.00701249</text:p>
          </table:table-cell>
          <table:table-cell office:value-type="float" office:value="0.0501019" calcext:value-type="float">
            <text:p>0.0501019</text:p>
          </table:table-cell>
          <table:table-cell office:value-type="float" office:value="0.00948367" calcext:value-type="float">
            <text:p>0.00948367</text:p>
          </table:table-cell>
          <table:table-cell office:value-type="float" office:value="0.00808386" calcext:value-type="float">
            <text:p>0.00808386</text:p>
          </table:table-cell>
        </table:table-row>
        <table:table-row table:style-name="ro1">
          <table:table-cell office:value-type="float" office:value="434000" calcext:value-type="float">
            <text:p>434000</text:p>
          </table:table-cell>
          <table:table-cell office:value-type="float" office:value="0.00632719" calcext:value-type="float">
            <text:p>0.00632719</text:p>
          </table:table-cell>
          <table:table-cell office:value-type="float" office:value="0.00734606" calcext:value-type="float">
            <text:p>0.00734606</text:p>
          </table:table-cell>
          <table:table-cell office:value-type="float" office:value="0.0494383" calcext:value-type="float">
            <text:p>0.0494383</text:p>
          </table:table-cell>
          <table:table-cell office:value-type="float" office:value="0.0093084" calcext:value-type="float">
            <text:p>0.0093084</text:p>
          </table:table-cell>
          <table:table-cell office:value-type="float" office:value="0.00799188" calcext:value-type="float">
            <text:p>0.00799188</text:p>
          </table:table-cell>
        </table:table-row>
        <table:table-row table:style-name="ro1">
          <table:table-cell office:value-type="float" office:value="435000" calcext:value-type="float">
            <text:p>435000</text:p>
          </table:table-cell>
          <table:table-cell office:value-type="float" office:value="0.00628258" calcext:value-type="float">
            <text:p>0.00628258</text:p>
          </table:table-cell>
          <table:table-cell office:value-type="float" office:value="0.00705275" calcext:value-type="float">
            <text:p>0.00705275</text:p>
          </table:table-cell>
          <table:table-cell office:value-type="float" office:value="0.048483" calcext:value-type="float">
            <text:p>0.048483</text:p>
          </table:table-cell>
          <table:table-cell office:value-type="float" office:value="0.00978921" calcext:value-type="float">
            <text:p>0.00978921</text:p>
          </table:table-cell>
          <table:table-cell office:value-type="float" office:value="0.00791885" calcext:value-type="float">
            <text:p>0.00791885</text:p>
          </table:table-cell>
        </table:table-row>
        <table:table-row table:style-name="ro1">
          <table:table-cell office:value-type="float" office:value="436000" calcext:value-type="float">
            <text:p>436000</text:p>
          </table:table-cell>
          <table:table-cell office:value-type="float" office:value="0.00625968" calcext:value-type="float">
            <text:p>0.00625968</text:p>
          </table:table-cell>
          <table:table-cell office:value-type="float" office:value="0.00689603" calcext:value-type="float">
            <text:p>0.00689603</text:p>
          </table:table-cell>
          <table:table-cell office:value-type="float" office:value="0.0505448" calcext:value-type="float">
            <text:p>0.0505448</text:p>
          </table:table-cell>
          <table:table-cell office:value-type="float" office:value="0.00992975" calcext:value-type="float">
            <text:p>0.00992975</text:p>
          </table:table-cell>
          <table:table-cell office:value-type="float" office:value="0.00797846" calcext:value-type="float">
            <text:p>0.00797846</text:p>
          </table:table-cell>
        </table:table-row>
        <table:table-row table:style-name="ro1">
          <table:table-cell office:value-type="float" office:value="437000" calcext:value-type="float">
            <text:p>437000</text:p>
          </table:table-cell>
          <table:table-cell office:value-type="float" office:value="0.00625415" calcext:value-type="float">
            <text:p>0.00625415</text:p>
          </table:table-cell>
          <table:table-cell office:value-type="float" office:value="0.00706657" calcext:value-type="float">
            <text:p>0.00706657</text:p>
          </table:table-cell>
          <table:table-cell office:value-type="float" office:value="0.0502417" calcext:value-type="float">
            <text:p>0.0502417</text:p>
          </table:table-cell>
          <table:table-cell office:value-type="float" office:value="0.0093388" calcext:value-type="float">
            <text:p>0.0093388</text:p>
          </table:table-cell>
          <table:table-cell office:value-type="float" office:value="0.00810833" calcext:value-type="float">
            <text:p>0.00810833</text:p>
          </table:table-cell>
        </table:table-row>
        <table:table-row table:style-name="ro1">
          <table:table-cell office:value-type="float" office:value="438000" calcext:value-type="float">
            <text:p>438000</text:p>
          </table:table-cell>
          <table:table-cell office:value-type="float" office:value="0.00626323" calcext:value-type="float">
            <text:p>0.00626323</text:p>
          </table:table-cell>
          <table:table-cell office:value-type="float" office:value="0.00729829" calcext:value-type="float">
            <text:p>0.00729829</text:p>
          </table:table-cell>
          <table:table-cell office:value-type="float" office:value="0.0487467" calcext:value-type="float">
            <text:p>0.0487467</text:p>
          </table:table-cell>
          <table:table-cell office:value-type="float" office:value="0.0103166" calcext:value-type="float">
            <text:p>0.0103166</text:p>
          </table:table-cell>
          <table:table-cell office:value-type="float" office:value="0.00823387" calcext:value-type="float">
            <text:p>0.00823387</text:p>
          </table:table-cell>
        </table:table-row>
        <table:table-row table:style-name="ro1">
          <table:table-cell office:value-type="float" office:value="439000" calcext:value-type="float">
            <text:p>439000</text:p>
          </table:table-cell>
          <table:table-cell office:value-type="float" office:value="0.00659602" calcext:value-type="float">
            <text:p>0.00659602</text:p>
          </table:table-cell>
          <table:table-cell office:value-type="float" office:value="0.00690353" calcext:value-type="float">
            <text:p>0.00690353</text:p>
          </table:table-cell>
          <table:table-cell office:value-type="float" office:value="0.0494403" calcext:value-type="float">
            <text:p>0.0494403</text:p>
          </table:table-cell>
          <table:table-cell office:value-type="float" office:value="0.00938261" calcext:value-type="float">
            <text:p>0.00938261</text:p>
          </table:table-cell>
          <table:table-cell office:value-type="float" office:value="0.00811505" calcext:value-type="float">
            <text:p>0.00811505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float" office:value="0.00636074" calcext:value-type="float">
            <text:p>0.00636074</text:p>
          </table:table-cell>
          <table:table-cell office:value-type="float" office:value="0.00700183" calcext:value-type="float">
            <text:p>0.00700183</text:p>
          </table:table-cell>
          <table:table-cell office:value-type="float" office:value="0.0485766" calcext:value-type="float">
            <text:p>0.0485766</text:p>
          </table:table-cell>
          <table:table-cell office:value-type="float" office:value="0.00939367" calcext:value-type="float">
            <text:p>0.00939367</text:p>
          </table:table-cell>
          <table:table-cell office:value-type="float" office:value="0.00823742" calcext:value-type="float">
            <text:p>0.00823742</text:p>
          </table:table-cell>
        </table:table-row>
        <table:table-row table:style-name="ro1">
          <table:table-cell office:value-type="float" office:value="441000" calcext:value-type="float">
            <text:p>441000</text:p>
          </table:table-cell>
          <table:table-cell office:value-type="float" office:value="0.00641364" calcext:value-type="float">
            <text:p>0.00641364</text:p>
          </table:table-cell>
          <table:table-cell office:value-type="float" office:value="0.00698288" calcext:value-type="float">
            <text:p>0.00698288</text:p>
          </table:table-cell>
          <table:table-cell office:value-type="float" office:value="0.0522723" calcext:value-type="float">
            <text:p>0.0522723</text:p>
          </table:table-cell>
          <table:table-cell office:value-type="float" office:value="0.00944656" calcext:value-type="float">
            <text:p>0.00944656</text:p>
          </table:table-cell>
          <table:table-cell office:value-type="float" office:value="0.0082844" calcext:value-type="float">
            <text:p>0.0082844</text:p>
          </table:table-cell>
        </table:table-row>
        <table:table-row table:style-name="ro1">
          <table:table-cell office:value-type="float" office:value="442000" calcext:value-type="float">
            <text:p>442000</text:p>
          </table:table-cell>
          <table:table-cell office:value-type="float" office:value="0.00630192" calcext:value-type="float">
            <text:p>0.00630192</text:p>
          </table:table-cell>
          <table:table-cell office:value-type="float" office:value="0.00708552" calcext:value-type="float">
            <text:p>0.00708552</text:p>
          </table:table-cell>
          <table:table-cell office:value-type="float" office:value="0.0489023" calcext:value-type="float">
            <text:p>0.0489023</text:p>
          </table:table-cell>
          <table:table-cell office:value-type="float" office:value="0.00941183" calcext:value-type="float">
            <text:p>0.00941183</text:p>
          </table:table-cell>
          <table:table-cell office:value-type="float" office:value="0.00821137" calcext:value-type="float">
            <text:p>0.00821137</text:p>
          </table:table-cell>
        </table:table-row>
        <table:table-row table:style-name="ro1">
          <table:table-cell office:value-type="float" office:value="443000" calcext:value-type="float">
            <text:p>443000</text:p>
          </table:table-cell>
          <table:table-cell office:value-type="float" office:value="0.00620481" calcext:value-type="float">
            <text:p>0.00620481</text:p>
          </table:table-cell>
          <table:table-cell office:value-type="float" office:value="0.0070263" calcext:value-type="float">
            <text:p>0.0070263</text:p>
          </table:table-cell>
          <table:table-cell office:value-type="float" office:value="0.0490475" calcext:value-type="float">
            <text:p>0.0490475</text:p>
          </table:table-cell>
          <table:table-cell office:value-type="float" office:value="0.00941972" calcext:value-type="float">
            <text:p>0.00941972</text:p>
          </table:table-cell>
          <table:table-cell office:value-type="float" office:value="0.00828005" calcext:value-type="float">
            <text:p>0.00828005</text:p>
          </table:table-cell>
        </table:table-row>
        <table:table-row table:style-name="ro1">
          <table:table-cell office:value-type="float" office:value="444000" calcext:value-type="float">
            <text:p>444000</text:p>
          </table:table-cell>
          <table:table-cell office:value-type="float" office:value="0.0063564" calcext:value-type="float">
            <text:p>0.0063564</text:p>
          </table:table-cell>
          <table:table-cell office:value-type="float" office:value="0.00697775" calcext:value-type="float">
            <text:p>0.00697775</text:p>
          </table:table-cell>
          <table:table-cell office:value-type="float" office:value="0.0496851" calcext:value-type="float">
            <text:p>0.0496851</text:p>
          </table:table-cell>
          <table:table-cell office:value-type="float" office:value="0.00937472" calcext:value-type="float">
            <text:p>0.00937472</text:p>
          </table:table-cell>
          <table:table-cell office:value-type="float" office:value="0.00847349" calcext:value-type="float">
            <text:p>0.00847349</text:p>
          </table:table-cell>
        </table:table-row>
        <table:table-row table:style-name="ro1">
          <table:table-cell office:value-type="float" office:value="445000" calcext:value-type="float">
            <text:p>445000</text:p>
          </table:table-cell>
          <table:table-cell office:value-type="float" office:value="0.00627705" calcext:value-type="float">
            <text:p>0.00627705</text:p>
          </table:table-cell>
          <table:table-cell office:value-type="float" office:value="0.00687353" calcext:value-type="float">
            <text:p>0.00687353</text:p>
          </table:table-cell>
          <table:table-cell office:value-type="float" office:value="0.0515108" calcext:value-type="float">
            <text:p>0.0515108</text:p>
          </table:table-cell>
          <table:table-cell office:value-type="float" office:value="0.00930761" calcext:value-type="float">
            <text:p>0.00930761</text:p>
          </table:table-cell>
          <table:table-cell office:value-type="float" office:value="0.0080503" calcext:value-type="float">
            <text:p>0.0080503</text:p>
          </table:table-cell>
        </table:table-row>
        <table:table-row table:style-name="ro1">
          <table:table-cell office:value-type="float" office:value="446000" calcext:value-type="float">
            <text:p>446000</text:p>
          </table:table-cell>
          <table:table-cell office:value-type="float" office:value="0.00630192" calcext:value-type="float">
            <text:p>0.00630192</text:p>
          </table:table-cell>
          <table:table-cell office:value-type="float" office:value="0.00699235" calcext:value-type="float">
            <text:p>0.00699235</text:p>
          </table:table-cell>
          <table:table-cell office:value-type="float" office:value="0.0486295" calcext:value-type="float">
            <text:p>0.0486295</text:p>
          </table:table-cell>
          <table:table-cell office:value-type="float" office:value="0.00947143" calcext:value-type="float">
            <text:p>0.00947143</text:p>
          </table:table-cell>
          <table:table-cell office:value-type="float" office:value="0.00826347" calcext:value-type="float">
            <text:p>0.00826347</text:p>
          </table:table-cell>
        </table:table-row>
        <table:table-row table:style-name="ro1">
          <table:table-cell office:value-type="float" office:value="447000" calcext:value-type="float">
            <text:p>447000</text:p>
          </table:table-cell>
          <table:table-cell office:value-type="float" office:value="0.00632245" calcext:value-type="float">
            <text:p>0.00632245</text:p>
          </table:table-cell>
          <table:table-cell office:value-type="float" office:value="0.00705986" calcext:value-type="float">
            <text:p>0.00705986</text:p>
          </table:table-cell>
          <table:table-cell office:value-type="float" office:value="0.0492433" calcext:value-type="float">
            <text:p>0.0492433</text:p>
          </table:table-cell>
          <table:table-cell office:value-type="float" office:value="0.00942722" calcext:value-type="float">
            <text:p>0.00942722</text:p>
          </table:table-cell>
          <table:table-cell office:value-type="float" office:value="0.00828598" calcext:value-type="float">
            <text:p>0.00828598</text:p>
          </table:table-cell>
        </table:table-row>
        <table:table-row table:style-name="ro1">
          <table:table-cell office:value-type="float" office:value="448000" calcext:value-type="float">
            <text:p>448000</text:p>
          </table:table-cell>
          <table:table-cell office:value-type="float" office:value="0.00628337" calcext:value-type="float">
            <text:p>0.00628337</text:p>
          </table:table-cell>
          <table:table-cell office:value-type="float" office:value="0.00693274" calcext:value-type="float">
            <text:p>0.00693274</text:p>
          </table:table-cell>
          <table:table-cell office:value-type="float" office:value="0.0504951" calcext:value-type="float">
            <text:p>0.0504951</text:p>
          </table:table-cell>
          <table:table-cell office:value-type="float" office:value="0.00965658" calcext:value-type="float">
            <text:p>0.00965658</text:p>
          </table:table-cell>
          <table:table-cell office:value-type="float" office:value="0.00813597" calcext:value-type="float">
            <text:p>0.00813597</text:p>
          </table:table-cell>
        </table:table-row>
        <table:table-row table:style-name="ro1">
          <table:table-cell office:value-type="float" office:value="449000" calcext:value-type="float">
            <text:p>449000</text:p>
          </table:table-cell>
          <table:table-cell office:value-type="float" office:value="0.0063789" calcext:value-type="float">
            <text:p>0.0063789</text:p>
          </table:table-cell>
          <table:table-cell office:value-type="float" office:value="0.00695643" calcext:value-type="float">
            <text:p>0.00695643</text:p>
          </table:table-cell>
          <table:table-cell office:value-type="float" office:value="0.0531408" calcext:value-type="float">
            <text:p>0.0531408</text:p>
          </table:table-cell>
          <table:table-cell office:value-type="float" office:value="0.0093834" calcext:value-type="float">
            <text:p>0.0093834</text:p>
          </table:table-cell>
          <table:table-cell office:value-type="float" office:value="0.0082311" calcext:value-type="float">
            <text:p>0.0082311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0.00629521" calcext:value-type="float">
            <text:p>0.00629521</text:p>
          </table:table-cell>
          <table:table-cell office:value-type="float" office:value="0.00699393" calcext:value-type="float">
            <text:p>0.00699393</text:p>
          </table:table-cell>
          <table:table-cell office:value-type="float" office:value="0.0505737" calcext:value-type="float">
            <text:p>0.0505737</text:p>
          </table:table-cell>
          <table:table-cell office:value-type="float" office:value="0.00943512" calcext:value-type="float">
            <text:p>0.00943512</text:p>
          </table:table-cell>
          <table:table-cell office:value-type="float" office:value="0.00801478" calcext:value-type="float">
            <text:p>0.00801478</text:p>
          </table:table-cell>
        </table:table-row>
        <table:table-row table:style-name="ro1">
          <table:table-cell office:value-type="float" office:value="451000" calcext:value-type="float">
            <text:p>451000</text:p>
          </table:table-cell>
          <table:table-cell office:value-type="float" office:value="0.00693669" calcext:value-type="float">
            <text:p>0.00693669</text:p>
          </table:table-cell>
          <table:table-cell office:value-type="float" office:value="0.00698012" calcext:value-type="float">
            <text:p>0.00698012</text:p>
          </table:table-cell>
          <table:table-cell office:value-type="float" office:value="0.0494399" calcext:value-type="float">
            <text:p>0.0494399</text:p>
          </table:table-cell>
          <table:table-cell office:value-type="float" office:value="0.00947854" calcext:value-type="float">
            <text:p>0.00947854</text:p>
          </table:table-cell>
          <table:table-cell office:value-type="float" office:value="0.00790109" calcext:value-type="float">
            <text:p>0.00790109</text:p>
          </table:table-cell>
        </table:table-row>
        <table:table-row table:style-name="ro1">
          <table:table-cell office:value-type="float" office:value="452000" calcext:value-type="float">
            <text:p>452000</text:p>
          </table:table-cell>
          <table:table-cell office:value-type="float" office:value="0.00632205" calcext:value-type="float">
            <text:p>0.00632205</text:p>
          </table:table-cell>
          <table:table-cell office:value-type="float" office:value="0.0069213" calcext:value-type="float">
            <text:p>0.0069213</text:p>
          </table:table-cell>
          <table:table-cell office:value-type="float" office:value="0.0484751" calcext:value-type="float">
            <text:p>0.0484751</text:p>
          </table:table-cell>
          <table:table-cell office:value-type="float" office:value="0.00929971" calcext:value-type="float">
            <text:p>0.00929971</text:p>
          </table:table-cell>
          <table:table-cell office:value-type="float" office:value="0.00812965" calcext:value-type="float">
            <text:p>0.00812965</text:p>
          </table:table-cell>
        </table:table-row>
        <table:table-row table:style-name="ro1">
          <table:table-cell office:value-type="float" office:value="453000" calcext:value-type="float">
            <text:p>453000</text:p>
          </table:table-cell>
          <table:table-cell office:value-type="float" office:value="0.00655417" calcext:value-type="float">
            <text:p>0.00655417</text:p>
          </table:table-cell>
          <table:table-cell office:value-type="float" office:value="0.00699354" calcext:value-type="float">
            <text:p>0.00699354</text:p>
          </table:table-cell>
          <table:table-cell office:value-type="float" office:value="0.0483883" calcext:value-type="float">
            <text:p>0.0483883</text:p>
          </table:table-cell>
          <table:table-cell office:value-type="float" office:value="0.00940354" calcext:value-type="float">
            <text:p>0.00940354</text:p>
          </table:table-cell>
          <table:table-cell office:value-type="float" office:value="0.00798754" calcext:value-type="float">
            <text:p>0.00798754</text:p>
          </table:table-cell>
        </table:table-row>
        <table:table-row table:style-name="ro1">
          <table:table-cell office:value-type="float" office:value="454000" calcext:value-type="float">
            <text:p>454000</text:p>
          </table:table-cell>
          <table:table-cell office:value-type="float" office:value="0.00624113" calcext:value-type="float">
            <text:p>0.00624113</text:p>
          </table:table-cell>
          <table:table-cell office:value-type="float" office:value="0.00686406" calcext:value-type="float">
            <text:p>0.00686406</text:p>
          </table:table-cell>
          <table:table-cell office:value-type="float" office:value="0.054918" calcext:value-type="float">
            <text:p>0.054918</text:p>
          </table:table-cell>
          <table:table-cell office:value-type="float" office:value="0.00948446" calcext:value-type="float">
            <text:p>0.00948446</text:p>
          </table:table-cell>
          <table:table-cell office:value-type="float" office:value="0.00800886" calcext:value-type="float">
            <text:p>0.00800886</text:p>
          </table:table-cell>
        </table:table-row>
        <table:table-row table:style-name="ro1">
          <table:table-cell office:value-type="float" office:value="455000" calcext:value-type="float">
            <text:p>455000</text:p>
          </table:table-cell>
          <table:table-cell office:value-type="float" office:value="0.00624942" calcext:value-type="float">
            <text:p>0.00624942</text:p>
          </table:table-cell>
          <table:table-cell office:value-type="float" office:value="0.00699985" calcext:value-type="float">
            <text:p>0.00699985</text:p>
          </table:table-cell>
          <table:table-cell office:value-type="float" office:value="0.0495011" calcext:value-type="float">
            <text:p>0.0495011</text:p>
          </table:table-cell>
          <table:table-cell office:value-type="float" office:value="0.00925866" calcext:value-type="float">
            <text:p>0.00925866</text:p>
          </table:table-cell>
          <table:table-cell office:value-type="float" office:value="0.0079228" calcext:value-type="float">
            <text:p>0.0079228</text:p>
          </table:table-cell>
        </table:table-row>
        <table:table-row table:style-name="ro1">
          <table:table-cell office:value-type="float" office:value="456000" calcext:value-type="float">
            <text:p>456000</text:p>
          </table:table-cell>
          <table:table-cell office:value-type="float" office:value="0.00639824" calcext:value-type="float">
            <text:p>0.00639824</text:p>
          </table:table-cell>
          <table:table-cell office:value-type="float" office:value="0.00694182" calcext:value-type="float">
            <text:p>0.00694182</text:p>
          </table:table-cell>
          <table:table-cell office:value-type="float" office:value="0.0490582" calcext:value-type="float">
            <text:p>0.0490582</text:p>
          </table:table-cell>
          <table:table-cell office:value-type="float" office:value="0.00945407" calcext:value-type="float">
            <text:p>0.00945407</text:p>
          </table:table-cell>
          <table:table-cell office:value-type="float" office:value="0.0080657" calcext:value-type="float">
            <text:p>0.0080657</text:p>
          </table:table-cell>
        </table:table-row>
        <table:table-row table:style-name="ro1">
          <table:table-cell office:value-type="float" office:value="457000" calcext:value-type="float">
            <text:p>457000</text:p>
          </table:table-cell>
          <table:table-cell office:value-type="float" office:value="0.00642272" calcext:value-type="float">
            <text:p>0.00642272</text:p>
          </table:table-cell>
          <table:table-cell office:value-type="float" office:value="0.00726237" calcext:value-type="float">
            <text:p>0.00726237</text:p>
          </table:table-cell>
          <table:table-cell office:value-type="float" office:value="0.0485272" calcext:value-type="float">
            <text:p>0.0485272</text:p>
          </table:table-cell>
          <table:table-cell office:value-type="float" office:value="0.00930722" calcext:value-type="float">
            <text:p>0.00930722</text:p>
          </table:table-cell>
          <table:table-cell office:value-type="float" office:value="0.00797135" calcext:value-type="float">
            <text:p>0.00797135</text:p>
          </table:table-cell>
        </table:table-row>
        <table:table-row table:style-name="ro1">
          <table:table-cell office:value-type="float" office:value="458000" calcext:value-type="float">
            <text:p>458000</text:p>
          </table:table-cell>
          <table:table-cell office:value-type="float" office:value="0.00630232" calcext:value-type="float">
            <text:p>0.00630232</text:p>
          </table:table-cell>
          <table:table-cell office:value-type="float" office:value="0.00705038" calcext:value-type="float">
            <text:p>0.00705038</text:p>
          </table:table-cell>
          <table:table-cell office:value-type="float" office:value="0.0558018" calcext:value-type="float">
            <text:p>0.0558018</text:p>
          </table:table-cell>
          <table:table-cell office:value-type="float" office:value="0.0099558" calcext:value-type="float">
            <text:p>0.0099558</text:p>
          </table:table-cell>
          <table:table-cell office:value-type="float" office:value="0.00786556" calcext:value-type="float">
            <text:p>0.00786556</text:p>
          </table:table-cell>
        </table:table-row>
        <table:table-row table:style-name="ro1">
          <table:table-cell office:value-type="float" office:value="459000" calcext:value-type="float">
            <text:p>459000</text:p>
          </table:table-cell>
          <table:table-cell office:value-type="float" office:value="0.00638087" calcext:value-type="float">
            <text:p>0.00638087</text:p>
          </table:table-cell>
          <table:table-cell office:value-type="float" office:value="0.00691498" calcext:value-type="float">
            <text:p>0.00691498</text:p>
          </table:table-cell>
          <table:table-cell office:value-type="float" office:value="0.0489555" calcext:value-type="float">
            <text:p>0.0489555</text:p>
          </table:table-cell>
          <table:table-cell office:value-type="float" office:value="0.00939011" calcext:value-type="float">
            <text:p>0.00939011</text:p>
          </table:table-cell>
          <table:table-cell office:value-type="float" office:value="0.00792359" calcext:value-type="float">
            <text:p>0.00792359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float" office:value="0.00629442" calcext:value-type="float">
            <text:p>0.00629442</text:p>
          </table:table-cell>
          <table:table-cell office:value-type="float" office:value="0.00697104" calcext:value-type="float">
            <text:p>0.00697104</text:p>
          </table:table-cell>
          <table:table-cell office:value-type="float" office:value="0.048813" calcext:value-type="float">
            <text:p>0.048813</text:p>
          </table:table-cell>
          <table:table-cell office:value-type="float" office:value="0.00944064" calcext:value-type="float">
            <text:p>0.00944064</text:p>
          </table:table-cell>
          <table:table-cell office:value-type="float" office:value="0.00808623" calcext:value-type="float">
            <text:p>0.00808623</text:p>
          </table:table-cell>
        </table:table-row>
        <table:table-row table:style-name="ro1">
          <table:table-cell office:value-type="float" office:value="461000" calcext:value-type="float">
            <text:p>461000</text:p>
          </table:table-cell>
          <table:table-cell office:value-type="float" office:value="0.00653522" calcext:value-type="float">
            <text:p>0.00653522</text:p>
          </table:table-cell>
          <table:table-cell office:value-type="float" office:value="0.00702985" calcext:value-type="float">
            <text:p>0.00702985</text:p>
          </table:table-cell>
          <table:table-cell office:value-type="float" office:value="0.048834" calcext:value-type="float">
            <text:p>0.048834</text:p>
          </table:table-cell>
          <table:table-cell office:value-type="float" office:value="0.00935024" calcext:value-type="float">
            <text:p>0.00935024</text:p>
          </table:table-cell>
          <table:table-cell office:value-type="float" office:value="0.00830571" calcext:value-type="float">
            <text:p>0.00830571</text:p>
          </table:table-cell>
        </table:table-row>
        <table:table-row table:style-name="ro1">
          <table:table-cell office:value-type="float" office:value="462000" calcext:value-type="float">
            <text:p>462000</text:p>
          </table:table-cell>
          <table:table-cell office:value-type="float" office:value="0.00625771" calcext:value-type="float">
            <text:p>0.00625771</text:p>
          </table:table-cell>
          <table:table-cell office:value-type="float" office:value="0.00727539" calcext:value-type="float">
            <text:p>0.00727539</text:p>
          </table:table-cell>
          <table:table-cell office:value-type="float" office:value="0.0546405" calcext:value-type="float">
            <text:p>0.0546405</text:p>
          </table:table-cell>
          <table:table-cell office:value-type="float" office:value="0.00940669" calcext:value-type="float">
            <text:p>0.00940669</text:p>
          </table:table-cell>
          <table:table-cell office:value-type="float" office:value="0.00795201" calcext:value-type="float">
            <text:p>0.00795201</text:p>
          </table:table-cell>
        </table:table-row>
        <table:table-row table:style-name="ro1">
          <table:table-cell office:value-type="float" office:value="463000" calcext:value-type="float">
            <text:p>463000</text:p>
          </table:table-cell>
          <table:table-cell office:value-type="float" office:value="0.0063031" calcext:value-type="float">
            <text:p>0.0063031</text:p>
          </table:table-cell>
          <table:table-cell office:value-type="float" office:value="0.00702472" calcext:value-type="float">
            <text:p>0.00702472</text:p>
          </table:table-cell>
          <table:table-cell office:value-type="float" office:value="0.0507904" calcext:value-type="float">
            <text:p>0.0507904</text:p>
          </table:table-cell>
          <table:table-cell office:value-type="float" office:value="0.00938656" calcext:value-type="float">
            <text:p>0.00938656</text:p>
          </table:table-cell>
          <table:table-cell office:value-type="float" office:value="0.00803965" calcext:value-type="float">
            <text:p>0.00803965</text:p>
          </table:table-cell>
        </table:table-row>
        <table:table-row table:style-name="ro1">
          <table:table-cell office:value-type="float" office:value="464000" calcext:value-type="float">
            <text:p>464000</text:p>
          </table:table-cell>
          <table:table-cell office:value-type="float" office:value="0.00648469" calcext:value-type="float">
            <text:p>0.00648469</text:p>
          </table:table-cell>
          <table:table-cell office:value-type="float" office:value="0.00700459" calcext:value-type="float">
            <text:p>0.00700459</text:p>
          </table:table-cell>
          <table:table-cell office:value-type="float" office:value="0.048969" calcext:value-type="float">
            <text:p>0.048969</text:p>
          </table:table-cell>
          <table:table-cell office:value-type="float" office:value="0.00926971" calcext:value-type="float">
            <text:p>0.00926971</text:p>
          </table:table-cell>
          <table:table-cell office:value-type="float" office:value="0.0083598" calcext:value-type="float">
            <text:p>0.0083598</text:p>
          </table:table-cell>
        </table:table-row>
        <table:table-row table:style-name="ro1">
          <table:table-cell office:value-type="float" office:value="465000" calcext:value-type="float">
            <text:p>465000</text:p>
          </table:table-cell>
          <table:table-cell office:value-type="float" office:value="0.00667773" calcext:value-type="float">
            <text:p>0.00667773</text:p>
          </table:table-cell>
          <table:table-cell office:value-type="float" office:value="0.00696827" calcext:value-type="float">
            <text:p>0.00696827</text:p>
          </table:table-cell>
          <table:table-cell office:value-type="float" office:value="0.0479086" calcext:value-type="float">
            <text:p>0.0479086</text:p>
          </table:table-cell>
          <table:table-cell office:value-type="float" office:value="0.00997001" calcext:value-type="float">
            <text:p>0.00997001</text:p>
          </table:table-cell>
          <table:table-cell office:value-type="float" office:value="0.00788174" calcext:value-type="float">
            <text:p>0.00788174</text:p>
          </table:table-cell>
        </table:table-row>
        <table:table-row table:style-name="ro1">
          <table:table-cell office:value-type="float" office:value="466000" calcext:value-type="float">
            <text:p>466000</text:p>
          </table:table-cell>
          <table:table-cell office:value-type="float" office:value="0.00656917" calcext:value-type="float">
            <text:p>0.00656917</text:p>
          </table:table-cell>
          <table:table-cell office:value-type="float" office:value="0.00692288" calcext:value-type="float">
            <text:p>0.00692288</text:p>
          </table:table-cell>
          <table:table-cell office:value-type="float" office:value="0.0517307" calcext:value-type="float">
            <text:p>0.0517307</text:p>
          </table:table-cell>
          <table:table-cell office:value-type="float" office:value="0.0093763" calcext:value-type="float">
            <text:p>0.0093763</text:p>
          </table:table-cell>
          <table:table-cell office:value-type="float" office:value="0.00802109" calcext:value-type="float">
            <text:p>0.00802109</text:p>
          </table:table-cell>
        </table:table-row>
        <table:table-row table:style-name="ro1">
          <table:table-cell office:value-type="float" office:value="467000" calcext:value-type="float">
            <text:p>467000</text:p>
          </table:table-cell>
          <table:table-cell office:value-type="float" office:value="0.00647088" calcext:value-type="float">
            <text:p>0.00647088</text:p>
          </table:table-cell>
          <table:table-cell office:value-type="float" office:value="0.00705038" calcext:value-type="float">
            <text:p>0.00705038</text:p>
          </table:table-cell>
          <table:table-cell office:value-type="float" office:value="0.0498347" calcext:value-type="float">
            <text:p>0.0498347</text:p>
          </table:table-cell>
          <table:table-cell office:value-type="float" office:value="0.0093463" calcext:value-type="float">
            <text:p>0.0093463</text:p>
          </table:table-cell>
          <table:table-cell office:value-type="float" office:value="0.0084119" calcext:value-type="float">
            <text:p>0.0084119</text:p>
          </table:table-cell>
        </table:table-row>
        <table:table-row table:style-name="ro1">
          <table:table-cell office:value-type="float" office:value="468000" calcext:value-type="float">
            <text:p>468000</text:p>
          </table:table-cell>
          <table:table-cell office:value-type="float" office:value="0.00630153" calcext:value-type="float">
            <text:p>0.00630153</text:p>
          </table:table-cell>
          <table:table-cell office:value-type="float" office:value="0.00743448" calcext:value-type="float">
            <text:p>0.00743448</text:p>
          </table:table-cell>
          <table:table-cell office:value-type="float" office:value="0.0497237" calcext:value-type="float">
            <text:p>0.0497237</text:p>
          </table:table-cell>
          <table:table-cell office:value-type="float" office:value="0.00932143" calcext:value-type="float">
            <text:p>0.00932143</text:p>
          </table:table-cell>
          <table:table-cell office:value-type="float" office:value="0.00830413" calcext:value-type="float">
            <text:p>0.00830413</text:p>
          </table:table-cell>
        </table:table-row>
        <table:table-row table:style-name="ro1">
          <table:table-cell office:value-type="float" office:value="469000" calcext:value-type="float">
            <text:p>469000</text:p>
          </table:table-cell>
          <table:table-cell office:value-type="float" office:value="0.00635798" calcext:value-type="float">
            <text:p>0.00635798</text:p>
          </table:table-cell>
          <table:table-cell office:value-type="float" office:value="0.00701604" calcext:value-type="float">
            <text:p>0.00701604</text:p>
          </table:table-cell>
          <table:table-cell office:value-type="float" office:value="0.048879" calcext:value-type="float">
            <text:p>0.048879</text:p>
          </table:table-cell>
          <table:table-cell office:value-type="float" office:value="0.0093463" calcext:value-type="float">
            <text:p>0.0093463</text:p>
          </table:table-cell>
          <table:table-cell office:value-type="float" office:value="0.00809096" calcext:value-type="float">
            <text:p>0.00809096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float" office:value="0.00681945" calcext:value-type="float">
            <text:p>0.00681945</text:p>
          </table:table-cell>
          <table:table-cell office:value-type="float" office:value="0.0069138" calcext:value-type="float">
            <text:p>0.0069138</text:p>
          </table:table-cell>
          <table:table-cell office:value-type="float" office:value="0.0518827" calcext:value-type="float">
            <text:p>0.0518827</text:p>
          </table:table-cell>
          <table:table-cell office:value-type="float" office:value="0.00928471" calcext:value-type="float">
            <text:p>0.00928471</text:p>
          </table:table-cell>
          <table:table-cell office:value-type="float" office:value="0.00806215" calcext:value-type="float">
            <text:p>0.00806215</text:p>
          </table:table-cell>
        </table:table-row>
        <table:table-row table:style-name="ro1">
          <table:table-cell office:value-type="float" office:value="471000" calcext:value-type="float">
            <text:p>471000</text:p>
          </table:table-cell>
          <table:table-cell office:value-type="float" office:value="0.00627784" calcext:value-type="float">
            <text:p>0.00627784</text:p>
          </table:table-cell>
          <table:table-cell office:value-type="float" office:value="0.00739698" calcext:value-type="float">
            <text:p>0.00739698</text:p>
          </table:table-cell>
          <table:table-cell office:value-type="float" office:value="0.0489398" calcext:value-type="float">
            <text:p>0.0489398</text:p>
          </table:table-cell>
          <table:table-cell office:value-type="float" office:value="0.00968776" calcext:value-type="float">
            <text:p>0.00968776</text:p>
          </table:table-cell>
          <table:table-cell office:value-type="float" office:value="0.00834085" calcext:value-type="float">
            <text:p>0.00834085</text:p>
          </table:table-cell>
        </table:table-row>
        <table:table-row table:style-name="ro1">
          <table:table-cell office:value-type="float" office:value="472000" calcext:value-type="float">
            <text:p>472000</text:p>
          </table:table-cell>
          <table:table-cell office:value-type="float" office:value="0.00677958" calcext:value-type="float">
            <text:p>0.00677958</text:p>
          </table:table-cell>
          <table:table-cell office:value-type="float" office:value="0.00710249" calcext:value-type="float">
            <text:p>0.00710249</text:p>
          </table:table-cell>
          <table:table-cell office:value-type="float" office:value="0.0478273" calcext:value-type="float">
            <text:p>0.0478273</text:p>
          </table:table-cell>
          <table:table-cell office:value-type="float" office:value="0.00935695" calcext:value-type="float">
            <text:p>0.00935695</text:p>
          </table:table-cell>
          <table:table-cell office:value-type="float" office:value="0.00882285" calcext:value-type="float">
            <text:p>0.00882285</text:p>
          </table:table-cell>
        </table:table-row>
        <table:table-row table:style-name="ro1">
          <table:table-cell office:value-type="float" office:value="473000" calcext:value-type="float">
            <text:p>473000</text:p>
          </table:table-cell>
          <table:table-cell office:value-type="float" office:value="0.00629166" calcext:value-type="float">
            <text:p>0.00629166</text:p>
          </table:table-cell>
          <table:table-cell office:value-type="float" office:value="0.00690472" calcext:value-type="float">
            <text:p>0.00690472</text:p>
          </table:table-cell>
          <table:table-cell office:value-type="float" office:value="0.0481017" calcext:value-type="float">
            <text:p>0.0481017</text:p>
          </table:table-cell>
          <table:table-cell office:value-type="float" office:value="0.00935261" calcext:value-type="float">
            <text:p>0.00935261</text:p>
          </table:table-cell>
          <table:table-cell office:value-type="float" office:value="0.00852441" calcext:value-type="float">
            <text:p>0.00852441</text:p>
          </table:table-cell>
        </table:table-row>
        <table:table-row table:style-name="ro1">
          <table:table-cell office:value-type="float" office:value="474000" calcext:value-type="float">
            <text:p>474000</text:p>
          </table:table-cell>
          <table:table-cell office:value-type="float" office:value="0.00670694" calcext:value-type="float">
            <text:p>0.00670694</text:p>
          </table:table-cell>
          <table:table-cell office:value-type="float" office:value="0.00690393" calcext:value-type="float">
            <text:p>0.00690393</text:p>
          </table:table-cell>
          <table:table-cell office:value-type="float" office:value="0.0514271" calcext:value-type="float">
            <text:p>0.0514271</text:p>
          </table:table-cell>
          <table:table-cell office:value-type="float" office:value="0.00938064" calcext:value-type="float">
            <text:p>0.00938064</text:p>
          </table:table-cell>
          <table:table-cell office:value-type="float" office:value="0.00798912" calcext:value-type="float">
            <text:p>0.00798912</text:p>
          </table:table-cell>
        </table:table-row>
        <table:table-row table:style-name="ro1">
          <table:table-cell office:value-type="float" office:value="475000" calcext:value-type="float">
            <text:p>475000</text:p>
          </table:table-cell>
          <table:table-cell office:value-type="float" office:value="0.0063489" calcext:value-type="float">
            <text:p>0.0063489</text:p>
          </table:table-cell>
          <table:table-cell office:value-type="float" office:value="0.00715105" calcext:value-type="float">
            <text:p>0.00715105</text:p>
          </table:table-cell>
          <table:table-cell office:value-type="float" office:value="0.0498548" calcext:value-type="float">
            <text:p>0.0498548</text:p>
          </table:table-cell>
          <table:table-cell office:value-type="float" office:value="0.00932143" calcext:value-type="float">
            <text:p>0.00932143</text:p>
          </table:table-cell>
          <table:table-cell office:value-type="float" office:value="0.00791648" calcext:value-type="float">
            <text:p>0.00791648</text:p>
          </table:table-cell>
        </table:table-row>
        <table:table-row table:style-name="ro1">
          <table:table-cell office:value-type="float" office:value="476000" calcext:value-type="float">
            <text:p>476000</text:p>
          </table:table-cell>
          <table:table-cell office:value-type="float" office:value="0.00623284" calcext:value-type="float">
            <text:p>0.00623284</text:p>
          </table:table-cell>
          <table:table-cell office:value-type="float" office:value="0.00703459" calcext:value-type="float">
            <text:p>0.00703459</text:p>
          </table:table-cell>
          <table:table-cell office:value-type="float" office:value="0.0488636" calcext:value-type="float">
            <text:p>0.0488636</text:p>
          </table:table-cell>
          <table:table-cell office:value-type="float" office:value="0.00932103" calcext:value-type="float">
            <text:p>0.00932103</text:p>
          </table:table-cell>
          <table:table-cell office:value-type="float" office:value="0.00815057" calcext:value-type="float">
            <text:p>0.00815057</text:p>
          </table:table-cell>
        </table:table-row>
        <table:table-row table:style-name="ro1">
          <table:table-cell office:value-type="float" office:value="477000" calcext:value-type="float">
            <text:p>477000</text:p>
          </table:table-cell>
          <table:table-cell office:value-type="float" office:value="0.00653799" calcext:value-type="float">
            <text:p>0.00653799</text:p>
          </table:table-cell>
          <table:table-cell office:value-type="float" office:value="0.0070342" calcext:value-type="float">
            <text:p>0.0070342</text:p>
          </table:table-cell>
          <table:table-cell office:value-type="float" office:value="0.048382" calcext:value-type="float">
            <text:p>0.048382</text:p>
          </table:table-cell>
          <table:table-cell office:value-type="float" office:value="0.00923813" calcext:value-type="float">
            <text:p>0.00923813</text:p>
          </table:table-cell>
          <table:table-cell office:value-type="float" office:value="0.00842177" calcext:value-type="float">
            <text:p>0.00842177</text:p>
          </table:table-cell>
        </table:table-row>
        <table:table-row table:style-name="ro1">
          <table:table-cell office:value-type="float" office:value="478000" calcext:value-type="float">
            <text:p>478000</text:p>
          </table:table-cell>
          <table:table-cell office:value-type="float" office:value="0.00628376" calcext:value-type="float">
            <text:p>0.00628376</text:p>
          </table:table-cell>
          <table:table-cell office:value-type="float" office:value="0.00700183" calcext:value-type="float">
            <text:p>0.00700183</text:p>
          </table:table-cell>
          <table:table-cell office:value-type="float" office:value="0.0500711" calcext:value-type="float">
            <text:p>0.0500711</text:p>
          </table:table-cell>
          <table:table-cell office:value-type="float" office:value="0.00927998" calcext:value-type="float">
            <text:p>0.00927998</text:p>
          </table:table-cell>
          <table:table-cell office:value-type="float" office:value="0.00799741" calcext:value-type="float">
            <text:p>0.00799741</text:p>
          </table:table-cell>
        </table:table-row>
        <table:table-row table:style-name="ro1">
          <table:table-cell office:value-type="float" office:value="479000" calcext:value-type="float">
            <text:p>479000</text:p>
          </table:table-cell>
          <table:table-cell office:value-type="float" office:value="0.00622178" calcext:value-type="float">
            <text:p>0.00622178</text:p>
          </table:table-cell>
          <table:table-cell office:value-type="float" office:value="0.00709775" calcext:value-type="float">
            <text:p>0.00709775</text:p>
          </table:table-cell>
          <table:table-cell office:value-type="float" office:value="0.050458" calcext:value-type="float">
            <text:p>0.050458</text:p>
          </table:table-cell>
          <table:table-cell office:value-type="float" office:value="0.00945643" calcext:value-type="float">
            <text:p>0.00945643</text:p>
          </table:table-cell>
          <table:table-cell office:value-type="float" office:value="0.00811465" calcext:value-type="float">
            <text:p>0.00811465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float" office:value="0.00624823" calcext:value-type="float">
            <text:p>0.00624823</text:p>
          </table:table-cell>
          <table:table-cell office:value-type="float" office:value="0.00700262" calcext:value-type="float">
            <text:p>0.00700262</text:p>
          </table:table-cell>
          <table:table-cell office:value-type="float" office:value="0.0491356" calcext:value-type="float">
            <text:p>0.0491356</text:p>
          </table:table-cell>
          <table:table-cell office:value-type="float" office:value="0.00999686" calcext:value-type="float">
            <text:p>0.00999686</text:p>
          </table:table-cell>
          <table:table-cell office:value-type="float" office:value="0.00792832" calcext:value-type="float">
            <text:p>0.00792832</text:p>
          </table:table-cell>
        </table:table-row>
        <table:table-row table:style-name="ro1">
          <table:table-cell office:value-type="float" office:value="481000" calcext:value-type="float">
            <text:p>481000</text:p>
          </table:table-cell>
          <table:table-cell office:value-type="float" office:value="0.00661773" calcext:value-type="float">
            <text:p>0.00661773</text:p>
          </table:table-cell>
          <table:table-cell office:value-type="float" office:value="0.00709104" calcext:value-type="float">
            <text:p>0.00709104</text:p>
          </table:table-cell>
          <table:table-cell office:value-type="float" office:value="0.0484988" calcext:value-type="float">
            <text:p>0.0484988</text:p>
          </table:table-cell>
          <table:table-cell office:value-type="float" office:value="0.0102953" calcext:value-type="float">
            <text:p>0.0102953</text:p>
          </table:table-cell>
          <table:table-cell office:value-type="float" office:value="0.00841348" calcext:value-type="float">
            <text:p>0.00841348</text:p>
          </table:table-cell>
        </table:table-row>
        <table:table-row table:style-name="ro1">
          <table:table-cell office:value-type="float" office:value="482000" calcext:value-type="float">
            <text:p>482000</text:p>
          </table:table-cell>
          <table:table-cell office:value-type="float" office:value="0.00639469" calcext:value-type="float">
            <text:p>0.00639469</text:p>
          </table:table-cell>
          <table:table-cell office:value-type="float" office:value="0.00723158" calcext:value-type="float">
            <text:p>0.00723158</text:p>
          </table:table-cell>
          <table:table-cell office:value-type="float" office:value="0.0505042" calcext:value-type="float">
            <text:p>0.0505042</text:p>
          </table:table-cell>
          <table:table-cell office:value-type="float" office:value="0.00928156" calcext:value-type="float">
            <text:p>0.00928156</text:p>
          </table:table-cell>
          <table:table-cell office:value-type="float" office:value="0.0082615" calcext:value-type="float">
            <text:p>0.0082615</text:p>
          </table:table-cell>
        </table:table-row>
        <table:table-row table:style-name="ro1">
          <table:table-cell office:value-type="float" office:value="483000" calcext:value-type="float">
            <text:p>483000</text:p>
          </table:table-cell>
          <table:table-cell office:value-type="float" office:value="0.00630587" calcext:value-type="float">
            <text:p>0.00630587</text:p>
          </table:table-cell>
          <table:table-cell office:value-type="float" office:value="0.00698169" calcext:value-type="float">
            <text:p>0.00698169</text:p>
          </table:table-cell>
          <table:table-cell office:value-type="float" office:value="0.0534913" calcext:value-type="float">
            <text:p>0.0534913</text:p>
          </table:table-cell>
          <table:table-cell office:value-type="float" office:value="0.00938498" calcext:value-type="float">
            <text:p>0.00938498</text:p>
          </table:table-cell>
          <table:table-cell office:value-type="float" office:value="0.00819163" calcext:value-type="float">
            <text:p>0.00819163</text:p>
          </table:table-cell>
        </table:table-row>
        <table:table-row table:style-name="ro1">
          <table:table-cell office:value-type="float" office:value="484000" calcext:value-type="float">
            <text:p>484000</text:p>
          </table:table-cell>
          <table:table-cell office:value-type="float" office:value="0.00636745" calcext:value-type="float">
            <text:p>0.00636745</text:p>
          </table:table-cell>
          <table:table-cell office:value-type="float" office:value="0.0070488" calcext:value-type="float">
            <text:p>0.0070488</text:p>
          </table:table-cell>
          <table:table-cell office:value-type="float" office:value="0.0481143" calcext:value-type="float">
            <text:p>0.0481143</text:p>
          </table:table-cell>
          <table:table-cell office:value-type="float" office:value="0.00955157" calcext:value-type="float">
            <text:p>0.00955157</text:p>
          </table:table-cell>
          <table:table-cell office:value-type="float" office:value="0.00839098" calcext:value-type="float">
            <text:p>0.00839098</text:p>
          </table:table-cell>
        </table:table-row>
        <table:table-row table:style-name="ro1">
          <table:table-cell office:value-type="float" office:value="485000" calcext:value-type="float">
            <text:p>485000</text:p>
          </table:table-cell>
          <table:table-cell office:value-type="float" office:value="0.00629008" calcext:value-type="float">
            <text:p>0.00629008</text:p>
          </table:table-cell>
          <table:table-cell office:value-type="float" office:value="0.00690906" calcext:value-type="float">
            <text:p>0.00690906</text:p>
          </table:table-cell>
          <table:table-cell office:value-type="float" office:value="0.0493531" calcext:value-type="float">
            <text:p>0.0493531</text:p>
          </table:table-cell>
          <table:table-cell office:value-type="float" office:value="0.00930011" calcext:value-type="float">
            <text:p>0.00930011</text:p>
          </table:table-cell>
          <table:table-cell office:value-type="float" office:value="0.00827097" calcext:value-type="float">
            <text:p>0.00827097</text:p>
          </table:table-cell>
        </table:table-row>
        <table:table-row table:style-name="ro1">
          <table:table-cell office:value-type="float" office:value="486000" calcext:value-type="float">
            <text:p>486000</text:p>
          </table:table-cell>
          <table:table-cell office:value-type="float" office:value="0.00638285" calcext:value-type="float">
            <text:p>0.00638285</text:p>
          </table:table-cell>
          <table:table-cell office:value-type="float" office:value="0.00695367" calcext:value-type="float">
            <text:p>0.00695367</text:p>
          </table:table-cell>
          <table:table-cell office:value-type="float" office:value="0.0496594" calcext:value-type="float">
            <text:p>0.0496594</text:p>
          </table:table-cell>
          <table:table-cell office:value-type="float" office:value="0.00938893" calcext:value-type="float">
            <text:p>0.00938893</text:p>
          </table:table-cell>
          <table:table-cell office:value-type="float" office:value="0.00839374" calcext:value-type="float">
            <text:p>0.00839374</text:p>
          </table:table-cell>
        </table:table-row>
        <table:table-row table:style-name="ro1">
          <table:table-cell office:value-type="float" office:value="487000" calcext:value-type="float">
            <text:p>487000</text:p>
          </table:table-cell>
          <table:table-cell office:value-type="float" office:value="0.00638521" calcext:value-type="float">
            <text:p>0.00638521</text:p>
          </table:table-cell>
          <table:table-cell office:value-type="float" office:value="0.00690195" calcext:value-type="float">
            <text:p>0.00690195</text:p>
          </table:table-cell>
          <table:table-cell office:value-type="float" office:value="0.0507177" calcext:value-type="float">
            <text:p>0.0507177</text:p>
          </table:table-cell>
          <table:table-cell office:value-type="float" office:value="0.00941577" calcext:value-type="float">
            <text:p>0.00941577</text:p>
          </table:table-cell>
          <table:table-cell office:value-type="float" office:value="0.00815926" calcext:value-type="float">
            <text:p>0.00815926</text:p>
          </table:table-cell>
        </table:table-row>
        <table:table-row table:style-name="ro1">
          <table:table-cell office:value-type="float" office:value="488000" calcext:value-type="float">
            <text:p>488000</text:p>
          </table:table-cell>
          <table:table-cell office:value-type="float" office:value="0.00639548" calcext:value-type="float">
            <text:p>0.00639548</text:p>
          </table:table-cell>
          <table:table-cell office:value-type="float" office:value="0.00723829" calcext:value-type="float">
            <text:p>0.00723829</text:p>
          </table:table-cell>
          <table:table-cell office:value-type="float" office:value="0.0484688" calcext:value-type="float">
            <text:p>0.0484688</text:p>
          </table:table-cell>
          <table:table-cell office:value-type="float" office:value="0.00933643" calcext:value-type="float">
            <text:p>0.00933643</text:p>
          </table:table-cell>
          <table:table-cell office:value-type="float" office:value="0.0079678" calcext:value-type="float">
            <text:p>0.0079678</text:p>
          </table:table-cell>
        </table:table-row>
        <table:table-row table:style-name="ro1">
          <table:table-cell office:value-type="float" office:value="489000" calcext:value-type="float">
            <text:p>489000</text:p>
          </table:table-cell>
          <table:table-cell office:value-type="float" office:value="0.00640258" calcext:value-type="float">
            <text:p>0.00640258</text:p>
          </table:table-cell>
          <table:table-cell office:value-type="float" office:value="0.00710446" calcext:value-type="float">
            <text:p>0.00710446</text:p>
          </table:table-cell>
          <table:table-cell office:value-type="float" office:value="0.0489891" calcext:value-type="float">
            <text:p>0.0489891</text:p>
          </table:table-cell>
          <table:table-cell office:value-type="float" office:value="0.00943709" calcext:value-type="float">
            <text:p>0.00943709</text:p>
          </table:table-cell>
          <table:table-cell office:value-type="float" office:value="0.00827019" calcext:value-type="float">
            <text:p>0.00827019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float" office:value="0.00632442" calcext:value-type="float">
            <text:p>0.00632442</text:p>
          </table:table-cell>
          <table:table-cell office:value-type="float" office:value="0.00698446" calcext:value-type="float">
            <text:p>0.00698446</text:p>
          </table:table-cell>
          <table:table-cell office:value-type="float" office:value="0.0490467" calcext:value-type="float">
            <text:p>0.0490467</text:p>
          </table:table-cell>
          <table:table-cell office:value-type="float" office:value="0.00944222" calcext:value-type="float">
            <text:p>0.00944222</text:p>
          </table:table-cell>
          <table:table-cell office:value-type="float" office:value="0.00832466" calcext:value-type="float">
            <text:p>0.00832466</text:p>
          </table:table-cell>
        </table:table-row>
        <table:table-row table:style-name="ro1">
          <table:table-cell office:value-type="float" office:value="491000" calcext:value-type="float">
            <text:p>491000</text:p>
          </table:table-cell>
          <table:table-cell office:value-type="float" office:value="0.00634416" calcext:value-type="float">
            <text:p>0.00634416</text:p>
          </table:table-cell>
          <table:table-cell office:value-type="float" office:value="0.00698485" calcext:value-type="float">
            <text:p>0.00698485</text:p>
          </table:table-cell>
          <table:table-cell office:value-type="float" office:value="0.0557122" calcext:value-type="float">
            <text:p>0.0557122</text:p>
          </table:table-cell>
          <table:table-cell office:value-type="float" office:value="0.0111247" calcext:value-type="float">
            <text:p>0.0111247</text:p>
          </table:table-cell>
          <table:table-cell office:value-type="float" office:value="0.00799228" calcext:value-type="float">
            <text:p>0.00799228</text:p>
          </table:table-cell>
        </table:table-row>
        <table:table-row table:style-name="ro1">
          <table:table-cell office:value-type="float" office:value="492000" calcext:value-type="float">
            <text:p>492000</text:p>
          </table:table-cell>
          <table:table-cell office:value-type="float" office:value="0.00631534" calcext:value-type="float">
            <text:p>0.00631534</text:p>
          </table:table-cell>
          <table:table-cell office:value-type="float" office:value="0.0069509" calcext:value-type="float">
            <text:p>0.0069509</text:p>
          </table:table-cell>
          <table:table-cell office:value-type="float" office:value="0.0496369" calcext:value-type="float">
            <text:p>0.0496369</text:p>
          </table:table-cell>
          <table:table-cell office:value-type="float" office:value="0.0094059" calcext:value-type="float">
            <text:p>0.0094059</text:p>
          </table:table-cell>
          <table:table-cell office:value-type="float" office:value="0.00801596" calcext:value-type="float">
            <text:p>0.00801596</text:p>
          </table:table-cell>
        </table:table-row>
        <table:table-row table:style-name="ro1">
          <table:table-cell office:value-type="float" office:value="493000" calcext:value-type="float">
            <text:p>493000</text:p>
          </table:table-cell>
          <table:table-cell office:value-type="float" office:value="0.00626166" calcext:value-type="float">
            <text:p>0.00626166</text:p>
          </table:table-cell>
          <table:table-cell office:value-type="float" office:value="0.00726474" calcext:value-type="float">
            <text:p>0.00726474</text:p>
          </table:table-cell>
          <table:table-cell office:value-type="float" office:value="0.0479927" calcext:value-type="float">
            <text:p>0.0479927</text:p>
          </table:table-cell>
          <table:table-cell office:value-type="float" office:value="0.00943275" calcext:value-type="float">
            <text:p>0.00943275</text:p>
          </table:table-cell>
          <table:table-cell office:value-type="float" office:value="0.00809254" calcext:value-type="float">
            <text:p>0.00809254</text:p>
          </table:table-cell>
        </table:table-row>
        <table:table-row table:style-name="ro1">
          <table:table-cell office:value-type="float" office:value="494000" calcext:value-type="float">
            <text:p>494000</text:p>
          </table:table-cell>
          <table:table-cell office:value-type="float" office:value="0.00657786" calcext:value-type="float">
            <text:p>0.00657786</text:p>
          </table:table-cell>
          <table:table-cell office:value-type="float" office:value="0.00696077" calcext:value-type="float">
            <text:p>0.00696077</text:p>
          </table:table-cell>
          <table:table-cell office:value-type="float" office:value="0.0485979" calcext:value-type="float">
            <text:p>0.0485979</text:p>
          </table:table-cell>
          <table:table-cell office:value-type="float" office:value="0.00942604" calcext:value-type="float">
            <text:p>0.00942604</text:p>
          </table:table-cell>
          <table:table-cell office:value-type="float" office:value="0.00821413" calcext:value-type="float">
            <text:p>0.00821413</text:p>
          </table:table-cell>
        </table:table-row>
        <table:table-row table:style-name="ro1">
          <table:table-cell office:value-type="float" office:value="495000" calcext:value-type="float">
            <text:p>495000</text:p>
          </table:table-cell>
          <table:table-cell office:value-type="float" office:value="0.00634534" calcext:value-type="float">
            <text:p>0.00634534</text:p>
          </table:table-cell>
          <table:table-cell office:value-type="float" office:value="0.00715934" calcext:value-type="float">
            <text:p>0.00715934</text:p>
          </table:table-cell>
          <table:table-cell office:value-type="float" office:value="0.0529323" calcext:value-type="float">
            <text:p>0.0529323</text:p>
          </table:table-cell>
          <table:table-cell office:value-type="float" office:value="0.00942367" calcext:value-type="float">
            <text:p>0.00942367</text:p>
          </table:table-cell>
          <table:table-cell office:value-type="float" office:value="0.00802386" calcext:value-type="float">
            <text:p>0.00802386</text:p>
          </table:table-cell>
        </table:table-row>
        <table:table-row table:style-name="ro1">
          <table:table-cell office:value-type="float" office:value="496000" calcext:value-type="float">
            <text:p>496000</text:p>
          </table:table-cell>
          <table:table-cell office:value-type="float" office:value="0.00630705" calcext:value-type="float">
            <text:p>0.00630705</text:p>
          </table:table-cell>
          <table:table-cell office:value-type="float" office:value="0.0070117" calcext:value-type="float">
            <text:p>0.0070117</text:p>
          </table:table-cell>
          <table:table-cell office:value-type="float" office:value="0.0507746" calcext:value-type="float">
            <text:p>0.0507746</text:p>
          </table:table-cell>
          <table:table-cell office:value-type="float" office:value="0.00979987" calcext:value-type="float">
            <text:p>0.00979987</text:p>
          </table:table-cell>
          <table:table-cell office:value-type="float" office:value="0.00842375" calcext:value-type="float">
            <text:p>0.00842375</text:p>
          </table:table-cell>
        </table:table-row>
        <table:table-row table:style-name="ro1">
          <table:table-cell office:value-type="float" office:value="497000" calcext:value-type="float">
            <text:p>497000</text:p>
          </table:table-cell>
          <table:table-cell office:value-type="float" office:value="0.00626284" calcext:value-type="float">
            <text:p>0.00626284</text:p>
          </table:table-cell>
          <table:table-cell office:value-type="float" office:value="0.00698051" calcext:value-type="float">
            <text:p>0.00698051</text:p>
          </table:table-cell>
          <table:table-cell office:value-type="float" office:value="0.0490136" calcext:value-type="float">
            <text:p>0.0490136</text:p>
          </table:table-cell>
          <table:table-cell office:value-type="float" office:value="0.00932498" calcext:value-type="float">
            <text:p>0.00932498</text:p>
          </table:table-cell>
          <table:table-cell office:value-type="float" office:value="0.00829821" calcext:value-type="float">
            <text:p>0.00829821</text:p>
          </table:table-cell>
        </table:table-row>
        <table:table-row table:style-name="ro1">
          <table:table-cell office:value-type="float" office:value="498000" calcext:value-type="float">
            <text:p>498000</text:p>
          </table:table-cell>
          <table:table-cell office:value-type="float" office:value="0.00635719" calcext:value-type="float">
            <text:p>0.00635719</text:p>
          </table:table-cell>
          <table:table-cell office:value-type="float" office:value="0.00695367" calcext:value-type="float">
            <text:p>0.00695367</text:p>
          </table:table-cell>
          <table:table-cell office:value-type="float" office:value="0.0486251" calcext:value-type="float">
            <text:p>0.0486251</text:p>
          </table:table-cell>
          <table:table-cell office:value-type="float" office:value="0.0093534" calcext:value-type="float">
            <text:p>0.0093534</text:p>
          </table:table-cell>
          <table:table-cell office:value-type="float" office:value="0.00810044" calcext:value-type="float">
            <text:p>0.00810044</text:p>
          </table:table-cell>
        </table:table-row>
        <table:table-row table:style-name="ro1">
          <table:table-cell office:value-type="float" office:value="499000" calcext:value-type="float">
            <text:p>499000</text:p>
          </table:table-cell>
          <table:table-cell office:value-type="float" office:value="0.00645548" calcext:value-type="float">
            <text:p>0.00645548</text:p>
          </table:table-cell>
          <table:table-cell office:value-type="float" office:value="0.00764765" calcext:value-type="float">
            <text:p>0.00764765</text:p>
          </table:table-cell>
          <table:table-cell office:value-type="float" office:value="0.0515404" calcext:value-type="float">
            <text:p>0.0515404</text:p>
          </table:table-cell>
          <table:table-cell office:value-type="float" office:value="0.00946196" calcext:value-type="float">
            <text:p>0.00946196</text:p>
          </table:table-cell>
          <table:table-cell office:value-type="float" office:value="0.00796346" calcext:value-type="float">
            <text:p>0.00796346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0.00680682" calcext:value-type="float">
            <text:p>0.00680682</text:p>
          </table:table-cell>
          <table:table-cell office:value-type="float" office:value="0.00691103" calcext:value-type="float">
            <text:p>0.00691103</text:p>
          </table:table-cell>
          <table:table-cell office:value-type="float" office:value="0.0488924" calcext:value-type="float">
            <text:p>0.0488924</text:p>
          </table:table-cell>
          <table:table-cell office:value-type="float" office:value="0.00936011" calcext:value-type="float">
            <text:p>0.00936011</text:p>
          </table:table-cell>
          <table:table-cell office:value-type="float" office:value="0.00819676" calcext:value-type="float">
            <text:p>0.00819676</text:p>
          </table:table-cell>
        </table:table-row>
        <table:table-row table:style-name="ro1">
          <table:table-cell office:value-type="float" office:value="501000" calcext:value-type="float">
            <text:p>501000</text:p>
          </table:table-cell>
          <table:table-cell office:value-type="float" office:value="0.00647088" calcext:value-type="float">
            <text:p>0.00647088</text:p>
          </table:table-cell>
          <table:table-cell office:value-type="float" office:value="0.00706736" calcext:value-type="float">
            <text:p>0.00706736</text:p>
          </table:table-cell>
          <table:table-cell office:value-type="float" office:value="0.0498438" calcext:value-type="float">
            <text:p>0.0498438</text:p>
          </table:table-cell>
          <table:table-cell office:value-type="float" office:value="0.0098879" calcext:value-type="float">
            <text:p>0.0098879</text:p>
          </table:table-cell>
          <table:table-cell office:value-type="float" office:value="0.00822084" calcext:value-type="float">
            <text:p>0.00822084</text:p>
          </table:table-cell>
        </table:table-row>
        <table:table-row table:style-name="ro1">
          <table:table-cell office:value-type="float" office:value="502000" calcext:value-type="float">
            <text:p>502000</text:p>
          </table:table-cell>
          <table:table-cell office:value-type="float" office:value="0.00661299" calcext:value-type="float">
            <text:p>0.00661299</text:p>
          </table:table-cell>
          <table:table-cell office:value-type="float" office:value="0.00694301" calcext:value-type="float">
            <text:p>0.00694301</text:p>
          </table:table-cell>
          <table:table-cell office:value-type="float" office:value="0.0482537" calcext:value-type="float">
            <text:p>0.0482537</text:p>
          </table:table-cell>
          <table:table-cell office:value-type="float" office:value="0.00963881" calcext:value-type="float">
            <text:p>0.00963881</text:p>
          </table:table-cell>
          <table:table-cell office:value-type="float" office:value="0.00806215" calcext:value-type="float">
            <text:p>0.00806215</text:p>
          </table:table-cell>
        </table:table-row>
        <table:table-row table:style-name="ro1">
          <table:table-cell office:value-type="float" office:value="503000" calcext:value-type="float">
            <text:p>503000</text:p>
          </table:table-cell>
          <table:table-cell office:value-type="float" office:value="0.0062956" calcext:value-type="float">
            <text:p>0.0062956</text:p>
          </table:table-cell>
          <table:table-cell office:value-type="float" office:value="0.00700538" calcext:value-type="float">
            <text:p>0.00700538</text:p>
          </table:table-cell>
          <table:table-cell office:value-type="float" office:value="0.0508251" calcext:value-type="float">
            <text:p>0.0508251</text:p>
          </table:table-cell>
          <table:table-cell office:value-type="float" office:value="0.0094059" calcext:value-type="float">
            <text:p>0.0094059</text:p>
          </table:table-cell>
          <table:table-cell office:value-type="float" office:value="0.00813123" calcext:value-type="float">
            <text:p>0.00813123</text:p>
          </table:table-cell>
        </table:table-row>
        <table:table-row table:style-name="ro1">
          <table:table-cell office:value-type="float" office:value="504000" calcext:value-type="float">
            <text:p>504000</text:p>
          </table:table-cell>
          <table:table-cell office:value-type="float" office:value="0.00644206" calcext:value-type="float">
            <text:p>0.00644206</text:p>
          </table:table-cell>
          <table:table-cell office:value-type="float" office:value="0.00701801" calcext:value-type="float">
            <text:p>0.00701801</text:p>
          </table:table-cell>
          <table:table-cell office:value-type="float" office:value="0.0502227" calcext:value-type="float">
            <text:p>0.0502227</text:p>
          </table:table-cell>
          <table:table-cell office:value-type="float" office:value="0.00934077" calcext:value-type="float">
            <text:p>0.00934077</text:p>
          </table:table-cell>
          <table:table-cell office:value-type="float" office:value="0.00850862" calcext:value-type="float">
            <text:p>0.00850862</text:p>
          </table:table-cell>
        </table:table-row>
        <table:table-row table:style-name="ro1">
          <table:table-cell office:value-type="float" office:value="505000" calcext:value-type="float">
            <text:p>505000</text:p>
          </table:table-cell>
          <table:table-cell office:value-type="float" office:value="0.00634495" calcext:value-type="float">
            <text:p>0.00634495</text:p>
          </table:table-cell>
          <table:table-cell office:value-type="float" office:value="0.00702828" calcext:value-type="float">
            <text:p>0.00702828</text:p>
          </table:table-cell>
          <table:table-cell office:value-type="float" office:value="0.0484846" calcext:value-type="float">
            <text:p>0.0484846</text:p>
          </table:table-cell>
          <table:table-cell office:value-type="float" office:value="0.00973592" calcext:value-type="float">
            <text:p>0.00973592</text:p>
          </table:table-cell>
          <table:table-cell office:value-type="float" office:value="0.00803017" calcext:value-type="float">
            <text:p>0.00803017</text:p>
          </table:table-cell>
        </table:table-row>
        <table:table-row table:style-name="ro1">
          <table:table-cell office:value-type="float" office:value="506000" calcext:value-type="float">
            <text:p>506000</text:p>
          </table:table-cell>
          <table:table-cell office:value-type="float" office:value="0.00638916" calcext:value-type="float">
            <text:p>0.00638916</text:p>
          </table:table-cell>
          <table:table-cell office:value-type="float" office:value="0.00704801" calcext:value-type="float">
            <text:p>0.00704801</text:p>
          </table:table-cell>
          <table:table-cell office:value-type="float" office:value="0.0494289" calcext:value-type="float">
            <text:p>0.0494289</text:p>
          </table:table-cell>
          <table:table-cell office:value-type="float" office:value="0.00945643" calcext:value-type="float">
            <text:p>0.00945643</text:p>
          </table:table-cell>
          <table:table-cell office:value-type="float" office:value="0.00798043" calcext:value-type="float">
            <text:p>0.00798043</text:p>
          </table:table-cell>
        </table:table-row>
        <table:table-row table:style-name="ro1">
          <table:table-cell office:value-type="float" office:value="507000" calcext:value-type="float">
            <text:p>507000</text:p>
          </table:table-cell>
          <table:table-cell office:value-type="float" office:value="0.00635008" calcext:value-type="float">
            <text:p>0.00635008</text:p>
          </table:table-cell>
          <table:table-cell office:value-type="float" office:value="0.00702946" calcext:value-type="float">
            <text:p>0.00702946</text:p>
          </table:table-cell>
          <table:table-cell office:value-type="float" office:value="0.051255" calcext:value-type="float">
            <text:p>0.051255</text:p>
          </table:table-cell>
          <table:table-cell office:value-type="float" office:value="0.0093005" calcext:value-type="float">
            <text:p>0.0093005</text:p>
          </table:table-cell>
          <table:table-cell office:value-type="float" office:value="0.0083823" calcext:value-type="float">
            <text:p>0.0083823</text:p>
          </table:table-cell>
        </table:table-row>
        <table:table-row table:style-name="ro1">
          <table:table-cell office:value-type="float" office:value="508000" calcext:value-type="float">
            <text:p>508000</text:p>
          </table:table-cell>
          <table:table-cell office:value-type="float" office:value="0.00628771" calcext:value-type="float">
            <text:p>0.00628771</text:p>
          </table:table-cell>
          <table:table-cell office:value-type="float" office:value="0.00702749" calcext:value-type="float">
            <text:p>0.00702749</text:p>
          </table:table-cell>
          <table:table-cell office:value-type="float" office:value="0.0525032" calcext:value-type="float">
            <text:p>0.0525032</text:p>
          </table:table-cell>
          <table:table-cell office:value-type="float" office:value="0.00938617" calcext:value-type="float">
            <text:p>0.00938617</text:p>
          </table:table-cell>
          <table:table-cell office:value-type="float" office:value="0.00801004" calcext:value-type="float">
            <text:p>0.00801004</text:p>
          </table:table-cell>
        </table:table-row>
        <table:table-row table:style-name="ro1">
          <table:table-cell office:value-type="float" office:value="509000" calcext:value-type="float">
            <text:p>509000</text:p>
          </table:table-cell>
          <table:table-cell office:value-type="float" office:value="0.00629876" calcext:value-type="float">
            <text:p>0.00629876</text:p>
          </table:table-cell>
          <table:table-cell office:value-type="float" office:value="0.0069288" calcext:value-type="float">
            <text:p>0.0069288</text:p>
          </table:table-cell>
          <table:table-cell office:value-type="float" office:value="0.0487258" calcext:value-type="float">
            <text:p>0.0487258</text:p>
          </table:table-cell>
          <table:table-cell office:value-type="float" office:value="0.00932143" calcext:value-type="float">
            <text:p>0.00932143</text:p>
          </table:table-cell>
          <table:table-cell office:value-type="float" office:value="0.00819755" calcext:value-type="float">
            <text:p>0.00819755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float" office:value="0.00628021" calcext:value-type="float">
            <text:p>0.00628021</text:p>
          </table:table-cell>
          <table:table-cell office:value-type="float" office:value="0.00693867" calcext:value-type="float">
            <text:p>0.00693867</text:p>
          </table:table-cell>
          <table:table-cell office:value-type="float" office:value="0.048727" calcext:value-type="float">
            <text:p>0.048727</text:p>
          </table:table-cell>
          <table:table-cell office:value-type="float" office:value="0.0093688" calcext:value-type="float">
            <text:p>0.0093688</text:p>
          </table:table-cell>
          <table:table-cell office:value-type="float" office:value="0.00798714" calcext:value-type="float">
            <text:p>0.00798714</text:p>
          </table:table-cell>
        </table:table-row>
        <table:table-row table:style-name="ro1">
          <table:table-cell office:value-type="float" office:value="511000" calcext:value-type="float">
            <text:p>511000</text:p>
          </table:table-cell>
          <table:table-cell office:value-type="float" office:value="0.00655772" calcext:value-type="float">
            <text:p>0.00655772</text:p>
          </table:table-cell>
          <table:table-cell office:value-type="float" office:value="0.00708867" calcext:value-type="float">
            <text:p>0.00708867</text:p>
          </table:table-cell>
          <table:table-cell office:value-type="float" office:value="0.0501201" calcext:value-type="float">
            <text:p>0.0501201</text:p>
          </table:table-cell>
          <table:table-cell office:value-type="float" office:value="0.00935459" calcext:value-type="float">
            <text:p>0.00935459</text:p>
          </table:table-cell>
          <table:table-cell office:value-type="float" office:value="0.00843638" calcext:value-type="float">
            <text:p>0.00843638</text:p>
          </table:table-cell>
        </table:table-row>
        <table:table-row table:style-name="ro1">
          <table:table-cell office:value-type="float" office:value="512000" calcext:value-type="float">
            <text:p>512000</text:p>
          </table:table-cell>
          <table:table-cell office:value-type="float" office:value="0.0065522" calcext:value-type="float">
            <text:p>0.0065522</text:p>
          </table:table-cell>
          <table:table-cell office:value-type="float" office:value="0.00724579" calcext:value-type="float">
            <text:p>0.00724579</text:p>
          </table:table-cell>
          <table:table-cell office:value-type="float" office:value="0.054916" calcext:value-type="float">
            <text:p>0.054916</text:p>
          </table:table-cell>
          <table:table-cell office:value-type="float" office:value="0.00938972" calcext:value-type="float">
            <text:p>0.00938972</text:p>
          </table:table-cell>
          <table:table-cell office:value-type="float" office:value="0.00795951" calcext:value-type="float">
            <text:p>0.00795951</text:p>
          </table:table-cell>
        </table:table-row>
        <table:table-row table:style-name="ro1">
          <table:table-cell office:value-type="float" office:value="513000" calcext:value-type="float">
            <text:p>513000</text:p>
          </table:table-cell>
          <table:table-cell office:value-type="float" office:value="0.00659878" calcext:value-type="float">
            <text:p>0.00659878</text:p>
          </table:table-cell>
          <table:table-cell office:value-type="float" office:value="0.00704288" calcext:value-type="float">
            <text:p>0.00704288</text:p>
          </table:table-cell>
          <table:table-cell office:value-type="float" office:value="0.0483188" calcext:value-type="float">
            <text:p>0.0483188</text:p>
          </table:table-cell>
          <table:table-cell office:value-type="float" office:value="0.0094288" calcext:value-type="float">
            <text:p>0.0094288</text:p>
          </table:table-cell>
          <table:table-cell office:value-type="float" office:value="0.00823387" calcext:value-type="float">
            <text:p>0.00823387</text:p>
          </table:table-cell>
        </table:table-row>
        <table:table-row table:style-name="ro1">
          <table:table-cell office:value-type="float" office:value="514000" calcext:value-type="float">
            <text:p>514000</text:p>
          </table:table-cell>
          <table:table-cell office:value-type="float" office:value="0.00628534" calcext:value-type="float">
            <text:p>0.00628534</text:p>
          </table:table-cell>
          <table:table-cell office:value-type="float" office:value="0.00714868" calcext:value-type="float">
            <text:p>0.00714868</text:p>
          </table:table-cell>
          <table:table-cell office:value-type="float" office:value="0.0488853" calcext:value-type="float">
            <text:p>0.0488853</text:p>
          </table:table-cell>
          <table:table-cell office:value-type="float" office:value="0.00939722" calcext:value-type="float">
            <text:p>0.00939722</text:p>
          </table:table-cell>
          <table:table-cell office:value-type="float" office:value="0.00797214" calcext:value-type="float">
            <text:p>0.00797214</text:p>
          </table:table-cell>
        </table:table-row>
        <table:table-row table:style-name="ro1">
          <table:table-cell office:value-type="float" office:value="515000" calcext:value-type="float">
            <text:p>515000</text:p>
          </table:table-cell>
          <table:table-cell office:value-type="float" office:value="0.00628929" calcext:value-type="float">
            <text:p>0.00628929</text:p>
          </table:table-cell>
          <table:table-cell office:value-type="float" office:value="0.00709538" calcext:value-type="float">
            <text:p>0.00709538</text:p>
          </table:table-cell>
          <table:table-cell office:value-type="float" office:value="0.0476817" calcext:value-type="float">
            <text:p>0.0476817</text:p>
          </table:table-cell>
          <table:table-cell office:value-type="float" office:value="0.00935577" calcext:value-type="float">
            <text:p>0.00935577</text:p>
          </table:table-cell>
          <table:table-cell office:value-type="float" office:value="0.00831953" calcext:value-type="float">
            <text:p>0.00831953</text:p>
          </table:table-cell>
        </table:table-row>
        <table:table-row table:style-name="ro1">
          <table:table-cell office:value-type="float" office:value="516000" calcext:value-type="float">
            <text:p>516000</text:p>
          </table:table-cell>
          <table:table-cell office:value-type="float" office:value="0.0063414" calcext:value-type="float">
            <text:p>0.0063414</text:p>
          </table:table-cell>
          <table:table-cell office:value-type="float" office:value="0.00699038" calcext:value-type="float">
            <text:p>0.00699038</text:p>
          </table:table-cell>
          <table:table-cell office:value-type="float" office:value="0.0540211" calcext:value-type="float">
            <text:p>0.0540211</text:p>
          </table:table-cell>
          <table:table-cell office:value-type="float" office:value="0.00933801" calcext:value-type="float">
            <text:p>0.00933801</text:p>
          </table:table-cell>
          <table:table-cell office:value-type="float" office:value="0.0080732" calcext:value-type="float">
            <text:p>0.0080732</text:p>
          </table:table-cell>
        </table:table-row>
        <table:table-row table:style-name="ro1">
          <table:table-cell office:value-type="float" office:value="517000" calcext:value-type="float">
            <text:p>517000</text:p>
          </table:table-cell>
          <table:table-cell office:value-type="float" office:value="0.00642587" calcext:value-type="float">
            <text:p>0.00642587</text:p>
          </table:table-cell>
          <table:table-cell office:value-type="float" office:value="0.00716052" calcext:value-type="float">
            <text:p>0.00716052</text:p>
          </table:table-cell>
          <table:table-cell office:value-type="float" office:value="0.0503593" calcext:value-type="float">
            <text:p>0.0503593</text:p>
          </table:table-cell>
          <table:table-cell office:value-type="float" office:value="0.00978645" calcext:value-type="float">
            <text:p>0.00978645</text:p>
          </table:table-cell>
          <table:table-cell office:value-type="float" office:value="0.00808583" calcext:value-type="float">
            <text:p>0.00808583</text:p>
          </table:table-cell>
        </table:table-row>
        <table:table-row table:style-name="ro1">
          <table:table-cell office:value-type="float" office:value="518000" calcext:value-type="float">
            <text:p>518000</text:p>
          </table:table-cell>
          <table:table-cell office:value-type="float" office:value="0.00629442" calcext:value-type="float">
            <text:p>0.00629442</text:p>
          </table:table-cell>
          <table:table-cell office:value-type="float" office:value="0.00701722" calcext:value-type="float">
            <text:p>0.00701722</text:p>
          </table:table-cell>
          <table:table-cell office:value-type="float" office:value="0.048408" calcext:value-type="float">
            <text:p>0.048408</text:p>
          </table:table-cell>
          <table:table-cell office:value-type="float" office:value="0.00932143" calcext:value-type="float">
            <text:p>0.00932143</text:p>
          </table:table-cell>
          <table:table-cell office:value-type="float" office:value="0.0082086" calcext:value-type="float">
            <text:p>0.0082086</text:p>
          </table:table-cell>
        </table:table-row>
        <table:table-row table:style-name="ro1">
          <table:table-cell office:value-type="float" office:value="519000" calcext:value-type="float">
            <text:p>519000</text:p>
          </table:table-cell>
          <table:table-cell office:value-type="float" office:value="0.0064089" calcext:value-type="float">
            <text:p>0.0064089</text:p>
          </table:table-cell>
          <table:table-cell office:value-type="float" office:value="0.00707604" calcext:value-type="float">
            <text:p>0.00707604</text:p>
          </table:table-cell>
          <table:table-cell office:value-type="float" office:value="0.0484439" calcext:value-type="float">
            <text:p>0.0484439</text:p>
          </table:table-cell>
          <table:table-cell office:value-type="float" office:value="0.00938419" calcext:value-type="float">
            <text:p>0.00938419</text:p>
          </table:table-cell>
          <table:table-cell office:value-type="float" office:value="0.00891206" calcext:value-type="float">
            <text:p>0.00891206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float" office:value="0.00638837" calcext:value-type="float">
            <text:p>0.00638837</text:p>
          </table:table-cell>
          <table:table-cell office:value-type="float" office:value="0.00700814" calcext:value-type="float">
            <text:p>0.00700814</text:p>
          </table:table-cell>
          <table:table-cell office:value-type="float" office:value="0.0519553" calcext:value-type="float">
            <text:p>0.0519553</text:p>
          </table:table-cell>
          <table:table-cell office:value-type="float" office:value="0.00958947" calcext:value-type="float">
            <text:p>0.00958947</text:p>
          </table:table-cell>
          <table:table-cell office:value-type="float" office:value="0.00884298" calcext:value-type="float">
            <text:p>0.00884298</text:p>
          </table:table-cell>
        </table:table-row>
        <table:table-row table:style-name="ro1">
          <table:table-cell office:value-type="float" office:value="521000" calcext:value-type="float">
            <text:p>521000</text:p>
          </table:table-cell>
          <table:table-cell office:value-type="float" office:value="0.00621428" calcext:value-type="float">
            <text:p>0.00621428</text:p>
          </table:table-cell>
          <table:table-cell office:value-type="float" office:value="0.00706499" calcext:value-type="float">
            <text:p>0.00706499</text:p>
          </table:table-cell>
          <table:table-cell office:value-type="float" office:value="0.0492149" calcext:value-type="float">
            <text:p>0.0492149</text:p>
          </table:table-cell>
          <table:table-cell office:value-type="float" office:value="0.00941459" calcext:value-type="float">
            <text:p>0.00941459</text:p>
          </table:table-cell>
          <table:table-cell office:value-type="float" office:value="0.00793661" calcext:value-type="float">
            <text:p>0.00793661</text:p>
          </table:table-cell>
        </table:table-row>
        <table:table-row table:style-name="ro1">
          <table:table-cell office:value-type="float" office:value="522000" calcext:value-type="float">
            <text:p>522000</text:p>
          </table:table-cell>
          <table:table-cell office:value-type="float" office:value="0.00629718" calcext:value-type="float">
            <text:p>0.00629718</text:p>
          </table:table-cell>
          <table:table-cell office:value-type="float" office:value="0.00713407" calcext:value-type="float">
            <text:p>0.00713407</text:p>
          </table:table-cell>
          <table:table-cell office:value-type="float" office:value="0.0494218" calcext:value-type="float">
            <text:p>0.0494218</text:p>
          </table:table-cell>
          <table:table-cell office:value-type="float" office:value="0.0092855" calcext:value-type="float">
            <text:p>0.0092855</text:p>
          </table:table-cell>
          <table:table-cell office:value-type="float" office:value="0.0081257" calcext:value-type="float">
            <text:p>0.0081257</text:p>
          </table:table-cell>
        </table:table-row>
        <table:table-row table:style-name="ro1">
          <table:table-cell office:value-type="float" office:value="523000" calcext:value-type="float">
            <text:p>523000</text:p>
          </table:table-cell>
          <table:table-cell office:value-type="float" office:value="0.00639469" calcext:value-type="float">
            <text:p>0.00639469</text:p>
          </table:table-cell>
          <table:table-cell office:value-type="float" office:value="0.00708078" calcext:value-type="float">
            <text:p>0.00708078</text:p>
          </table:table-cell>
          <table:table-cell office:value-type="float" office:value="0.0486559" calcext:value-type="float">
            <text:p>0.0486559</text:p>
          </table:table-cell>
          <table:table-cell office:value-type="float" office:value="0.00983382" calcext:value-type="float">
            <text:p>0.00983382</text:p>
          </table:table-cell>
          <table:table-cell office:value-type="float" office:value="0.00865389" calcext:value-type="float">
            <text:p>0.00865389</text:p>
          </table:table-cell>
        </table:table-row>
        <table:table-row table:style-name="ro1">
          <table:table-cell office:value-type="float" office:value="524000" calcext:value-type="float">
            <text:p>524000</text:p>
          </table:table-cell>
          <table:table-cell office:value-type="float" office:value="0.00642982" calcext:value-type="float">
            <text:p>0.00642982</text:p>
          </table:table-cell>
          <table:table-cell office:value-type="float" office:value="0.00702354" calcext:value-type="float">
            <text:p>0.00702354</text:p>
          </table:table-cell>
          <table:table-cell office:value-type="float" office:value="0.0522297" calcext:value-type="float">
            <text:p>0.0522297</text:p>
          </table:table-cell>
          <table:table-cell office:value-type="float" office:value="0.00943314" calcext:value-type="float">
            <text:p>0.00943314</text:p>
          </table:table-cell>
          <table:table-cell office:value-type="float" office:value="0.00847033" calcext:value-type="float">
            <text:p>0.00847033</text:p>
          </table:table-cell>
        </table:table-row>
        <table:table-row table:style-name="ro1">
          <table:table-cell office:value-type="float" office:value="525000" calcext:value-type="float">
            <text:p>525000</text:p>
          </table:table-cell>
          <table:table-cell office:value-type="float" office:value="0.00626481" calcext:value-type="float">
            <text:p>0.00626481</text:p>
          </table:table-cell>
          <table:table-cell office:value-type="float" office:value="0.00710407" calcext:value-type="float">
            <text:p>0.00710407</text:p>
          </table:table-cell>
          <table:table-cell office:value-type="float" office:value="0.0490835" calcext:value-type="float">
            <text:p>0.0490835</text:p>
          </table:table-cell>
          <table:table-cell office:value-type="float" office:value="0.00959341" calcext:value-type="float">
            <text:p>0.00959341</text:p>
          </table:table-cell>
          <table:table-cell office:value-type="float" office:value="0.010246" calcext:value-type="float">
            <text:p>0.010246</text:p>
          </table:table-cell>
        </table:table-row>
        <table:table-row table:style-name="ro1">
          <table:table-cell office:value-type="float" office:value="526000" calcext:value-type="float">
            <text:p>526000</text:p>
          </table:table-cell>
          <table:table-cell office:value-type="float" office:value="0.00662602" calcext:value-type="float">
            <text:p>0.00662602</text:p>
          </table:table-cell>
          <table:table-cell office:value-type="float" office:value="0.00714039" calcext:value-type="float">
            <text:p>0.00714039</text:p>
          </table:table-cell>
          <table:table-cell office:value-type="float" office:value="0.0482446" calcext:value-type="float">
            <text:p>0.0482446</text:p>
          </table:table-cell>
          <table:table-cell office:value-type="float" office:value="0.00932143" calcext:value-type="float">
            <text:p>0.00932143</text:p>
          </table:table-cell>
          <table:table-cell office:value-type="float" office:value="0.00808623" calcext:value-type="float">
            <text:p>0.00808623</text:p>
          </table:table-cell>
        </table:table-row>
        <table:table-row table:style-name="ro1">
          <table:table-cell office:value-type="float" office:value="527000" calcext:value-type="float">
            <text:p>527000</text:p>
          </table:table-cell>
          <table:table-cell office:value-type="float" office:value="0.00635087" calcext:value-type="float">
            <text:p>0.00635087</text:p>
          </table:table-cell>
          <table:table-cell office:value-type="float" office:value="0.00695959" calcext:value-type="float">
            <text:p>0.00695959</text:p>
          </table:table-cell>
          <table:table-cell office:value-type="float" office:value="0.0501477" calcext:value-type="float">
            <text:p>0.0501477</text:p>
          </table:table-cell>
          <table:table-cell office:value-type="float" office:value="0.00957565" calcext:value-type="float">
            <text:p>0.00957565</text:p>
          </table:table-cell>
          <table:table-cell office:value-type="float" office:value="0.0079453" calcext:value-type="float">
            <text:p>0.0079453</text:p>
          </table:table-cell>
        </table:table-row>
        <table:table-row table:style-name="ro1">
          <table:table-cell office:value-type="float" office:value="528000" calcext:value-type="float">
            <text:p>528000</text:p>
          </table:table-cell>
          <table:table-cell office:value-type="float" office:value="0.00635916" calcext:value-type="float">
            <text:p>0.00635916</text:p>
          </table:table-cell>
          <table:table-cell office:value-type="float" office:value="0.00748935" calcext:value-type="float">
            <text:p>0.00748935</text:p>
          </table:table-cell>
          <table:table-cell office:value-type="float" office:value="0.0508078" calcext:value-type="float">
            <text:p>0.0508078</text:p>
          </table:table-cell>
          <table:table-cell office:value-type="float" office:value="0.00938301" calcext:value-type="float">
            <text:p>0.00938301</text:p>
          </table:table-cell>
          <table:table-cell office:value-type="float" office:value="0.00809531" calcext:value-type="float">
            <text:p>0.00809531</text:p>
          </table:table-cell>
        </table:table-row>
        <table:table-row table:style-name="ro1">
          <table:table-cell office:value-type="float" office:value="529000" calcext:value-type="float">
            <text:p>529000</text:p>
          </table:table-cell>
          <table:table-cell office:value-type="float" office:value="0.00628613" calcext:value-type="float">
            <text:p>0.00628613</text:p>
          </table:table-cell>
          <table:table-cell office:value-type="float" office:value="0.00693985" calcext:value-type="float">
            <text:p>0.00693985</text:p>
          </table:table-cell>
          <table:table-cell office:value-type="float" office:value="0.0487834" calcext:value-type="float">
            <text:p>0.0487834</text:p>
          </table:table-cell>
          <table:table-cell office:value-type="float" office:value="0.0097454" calcext:value-type="float">
            <text:p>0.0097454</text:p>
          </table:table-cell>
          <table:table-cell office:value-type="float" office:value="0.00801478" calcext:value-type="float">
            <text:p>0.00801478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float" office:value="0.00634021" calcext:value-type="float">
            <text:p>0.00634021</text:p>
          </table:table-cell>
          <table:table-cell office:value-type="float" office:value="0.00692366" calcext:value-type="float">
            <text:p>0.00692366</text:p>
          </table:table-cell>
          <table:table-cell office:value-type="float" office:value="0.0480966" calcext:value-type="float">
            <text:p>0.0480966</text:p>
          </table:table-cell>
          <table:table-cell office:value-type="float" office:value="0.00964" calcext:value-type="float">
            <text:p>0.00964</text:p>
          </table:table-cell>
          <table:table-cell office:value-type="float" office:value="0.00799109" calcext:value-type="float">
            <text:p>0.00799109</text:p>
          </table:table-cell>
        </table:table-row>
        <table:table-row table:style-name="ro1">
          <table:table-cell office:value-type="float" office:value="531000" calcext:value-type="float">
            <text:p>531000</text:p>
          </table:table-cell>
          <table:table-cell office:value-type="float" office:value="0.00631929" calcext:value-type="float">
            <text:p>0.00631929</text:p>
          </table:table-cell>
          <table:table-cell office:value-type="float" office:value="0.00739185" calcext:value-type="float">
            <text:p>0.00739185</text:p>
          </table:table-cell>
          <table:table-cell office:value-type="float" office:value="0.0487767" calcext:value-type="float">
            <text:p>0.0487767</text:p>
          </table:table-cell>
          <table:table-cell office:value-type="float" office:value="0.00931985" calcext:value-type="float">
            <text:p>0.00931985</text:p>
          </table:table-cell>
          <table:table-cell office:value-type="float" office:value="0.00822637" calcext:value-type="float">
            <text:p>0.00822637</text:p>
          </table:table-cell>
        </table:table-row>
        <table:table-row table:style-name="ro1">
          <table:table-cell office:value-type="float" office:value="532000" calcext:value-type="float">
            <text:p>532000</text:p>
          </table:table-cell>
          <table:table-cell office:value-type="float" office:value="0.00637021" calcext:value-type="float">
            <text:p>0.00637021</text:p>
          </table:table-cell>
          <table:table-cell office:value-type="float" office:value="0.00691774" calcext:value-type="float">
            <text:p>0.00691774</text:p>
          </table:table-cell>
          <table:table-cell office:value-type="float" office:value="0.0493882" calcext:value-type="float">
            <text:p>0.0493882</text:p>
          </table:table-cell>
          <table:table-cell office:value-type="float" office:value="0.00939209" calcext:value-type="float">
            <text:p>0.00939209</text:p>
          </table:table-cell>
          <table:table-cell office:value-type="float" office:value="0.00805386" calcext:value-type="float">
            <text:p>0.00805386</text:p>
          </table:table-cell>
        </table:table-row>
        <table:table-row table:style-name="ro1">
          <table:table-cell office:value-type="float" office:value="533000" calcext:value-type="float">
            <text:p>533000</text:p>
          </table:table-cell>
          <table:table-cell office:value-type="float" office:value="0.00635324" calcext:value-type="float">
            <text:p>0.00635324</text:p>
          </table:table-cell>
          <table:table-cell office:value-type="float" office:value="0.00697854" calcext:value-type="float">
            <text:p>0.00697854</text:p>
          </table:table-cell>
          <table:table-cell office:value-type="float" office:value="0.0505863" calcext:value-type="float">
            <text:p>0.0505863</text:p>
          </table:table-cell>
          <table:table-cell office:value-type="float" office:value="0.00932616" calcext:value-type="float">
            <text:p>0.00932616</text:p>
          </table:table-cell>
          <table:table-cell office:value-type="float" office:value="0.0083065" calcext:value-type="float">
            <text:p>0.0083065</text:p>
          </table:table-cell>
        </table:table-row>
        <table:table-row table:style-name="ro1">
          <table:table-cell office:value-type="float" office:value="534000" calcext:value-type="float">
            <text:p>534000</text:p>
          </table:table-cell>
          <table:table-cell office:value-type="float" office:value="0.00636113" calcext:value-type="float">
            <text:p>0.00636113</text:p>
          </table:table-cell>
          <table:table-cell office:value-type="float" office:value="0.00709341" calcext:value-type="float">
            <text:p>0.00709341</text:p>
          </table:table-cell>
          <table:table-cell office:value-type="float" office:value="0.0486468" calcext:value-type="float">
            <text:p>0.0486468</text:p>
          </table:table-cell>
          <table:table-cell office:value-type="float" office:value="0.0093313" calcext:value-type="float">
            <text:p>0.0093313</text:p>
          </table:table-cell>
          <table:table-cell office:value-type="float" office:value="0.00817229" calcext:value-type="float">
            <text:p>0.00817229</text:p>
          </table:table-cell>
        </table:table-row>
        <table:table-row table:style-name="ro1">
          <table:table-cell office:value-type="float" office:value="535000" calcext:value-type="float">
            <text:p>535000</text:p>
          </table:table-cell>
          <table:table-cell office:value-type="float" office:value="0.00635205" calcext:value-type="float">
            <text:p>0.00635205</text:p>
          </table:table-cell>
          <table:table-cell office:value-type="float" office:value="0.00687985" calcext:value-type="float">
            <text:p>0.00687985</text:p>
          </table:table-cell>
          <table:table-cell office:value-type="float" office:value="0.0485217" calcext:value-type="float">
            <text:p>0.0485217</text:p>
          </table:table-cell>
          <table:table-cell office:value-type="float" office:value="0.00969013" calcext:value-type="float">
            <text:p>0.00969013</text:p>
          </table:table-cell>
          <table:table-cell office:value-type="float" office:value="0.00831085" calcext:value-type="float">
            <text:p>0.00831085</text:p>
          </table:table-cell>
        </table:table-row>
        <table:table-row table:style-name="ro1">
          <table:table-cell office:value-type="float" office:value="536000" calcext:value-type="float">
            <text:p>536000</text:p>
          </table:table-cell>
          <table:table-cell office:value-type="float" office:value="0.00635087" calcext:value-type="float">
            <text:p>0.00635087</text:p>
          </table:table-cell>
          <table:table-cell office:value-type="float" office:value="0.00701012" calcext:value-type="float">
            <text:p>0.00701012</text:p>
          </table:table-cell>
          <table:table-cell office:value-type="float" office:value="0.0492042" calcext:value-type="float">
            <text:p>0.0492042</text:p>
          </table:table-cell>
          <table:table-cell office:value-type="float" office:value="0.00934472" calcext:value-type="float">
            <text:p>0.00934472</text:p>
          </table:table-cell>
          <table:table-cell office:value-type="float" office:value="0.0079982" calcext:value-type="float">
            <text:p>0.0079982</text:p>
          </table:table-cell>
        </table:table-row>
        <table:table-row table:style-name="ro1">
          <table:table-cell office:value-type="float" office:value="537000" calcext:value-type="float">
            <text:p>537000</text:p>
          </table:table-cell>
          <table:table-cell office:value-type="float" office:value="0.00680129" calcext:value-type="float">
            <text:p>0.00680129</text:p>
          </table:table-cell>
          <table:table-cell office:value-type="float" office:value="0.00694735" calcext:value-type="float">
            <text:p>0.00694735</text:p>
          </table:table-cell>
          <table:table-cell office:value-type="float" office:value="0.0524681" calcext:value-type="float">
            <text:p>0.0524681</text:p>
          </table:table-cell>
          <table:table-cell office:value-type="float" office:value="0.00947815" calcext:value-type="float">
            <text:p>0.00947815</text:p>
          </table:table-cell>
          <table:table-cell office:value-type="float" office:value="0.00811741" calcext:value-type="float">
            <text:p>0.00811741</text:p>
          </table:table-cell>
        </table:table-row>
        <table:table-row table:style-name="ro1">
          <table:table-cell office:value-type="float" office:value="538000" calcext:value-type="float">
            <text:p>538000</text:p>
          </table:table-cell>
          <table:table-cell office:value-type="float" office:value="0.00628376" calcext:value-type="float">
            <text:p>0.00628376</text:p>
          </table:table-cell>
          <table:table-cell office:value-type="float" office:value="0.00703183" calcext:value-type="float">
            <text:p>0.00703183</text:p>
          </table:table-cell>
          <table:table-cell office:value-type="float" office:value="0.0494395" calcext:value-type="float">
            <text:p>0.0494395</text:p>
          </table:table-cell>
          <table:table-cell office:value-type="float" office:value="0.00929893" calcext:value-type="float">
            <text:p>0.00929893</text:p>
          </table:table-cell>
          <table:table-cell office:value-type="float" office:value="0.00832466" calcext:value-type="float">
            <text:p>0.00832466</text:p>
          </table:table-cell>
        </table:table-row>
        <table:table-row table:style-name="ro1">
          <table:table-cell office:value-type="float" office:value="539000" calcext:value-type="float">
            <text:p>539000</text:p>
          </table:table-cell>
          <table:table-cell office:value-type="float" office:value="0.00643969" calcext:value-type="float">
            <text:p>0.00643969</text:p>
          </table:table-cell>
          <table:table-cell office:value-type="float" office:value="0.00694853" calcext:value-type="float">
            <text:p>0.00694853</text:p>
          </table:table-cell>
          <table:table-cell office:value-type="float" office:value="0.0485687" calcext:value-type="float">
            <text:p>0.0485687</text:p>
          </table:table-cell>
          <table:table-cell office:value-type="float" office:value="0.0094442" calcext:value-type="float">
            <text:p>0.0094442</text:p>
          </table:table-cell>
          <table:table-cell office:value-type="float" office:value="0.00818808" calcext:value-type="float">
            <text:p>0.00818808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float" office:value="0.00635363" calcext:value-type="float">
            <text:p>0.00635363</text:p>
          </table:table-cell>
          <table:table-cell office:value-type="float" office:value="0.00710131" calcext:value-type="float">
            <text:p>0.00710131</text:p>
          </table:table-cell>
          <table:table-cell office:value-type="float" office:value="0.0480863" calcext:value-type="float">
            <text:p>0.0480863</text:p>
          </table:table-cell>
          <table:table-cell office:value-type="float" office:value="0.00938103" calcext:value-type="float">
            <text:p>0.00938103</text:p>
          </table:table-cell>
          <table:table-cell office:value-type="float" office:value="0.00823347" calcext:value-type="float">
            <text:p>0.00823347</text:p>
          </table:table-cell>
        </table:table-row>
        <table:table-row table:style-name="ro1">
          <table:table-cell office:value-type="float" office:value="541000" calcext:value-type="float">
            <text:p>541000</text:p>
          </table:table-cell>
          <table:table-cell office:value-type="float" office:value="0.0066722" calcext:value-type="float">
            <text:p>0.0066722</text:p>
          </table:table-cell>
          <table:table-cell office:value-type="float" office:value="0.00693788" calcext:value-type="float">
            <text:p>0.00693788</text:p>
          </table:table-cell>
          <table:table-cell office:value-type="float" office:value="0.0499401" calcext:value-type="float">
            <text:p>0.0499401</text:p>
          </table:table-cell>
          <table:table-cell office:value-type="float" office:value="0.0093159" calcext:value-type="float">
            <text:p>0.0093159</text:p>
          </table:table-cell>
          <table:table-cell office:value-type="float" office:value="0.00818018" calcext:value-type="float">
            <text:p>0.00818018</text:p>
          </table:table-cell>
        </table:table-row>
        <table:table-row table:style-name="ro1">
          <table:table-cell office:value-type="float" office:value="542000" calcext:value-type="float">
            <text:p>542000</text:p>
          </table:table-cell>
          <table:table-cell office:value-type="float" office:value="0.00629166" calcext:value-type="float">
            <text:p>0.00629166</text:p>
          </table:table-cell>
          <table:table-cell office:value-type="float" office:value="0.00684748" calcext:value-type="float">
            <text:p>0.00684748</text:p>
          </table:table-cell>
          <table:table-cell office:value-type="float" office:value="0.0509329" calcext:value-type="float">
            <text:p>0.0509329</text:p>
          </table:table-cell>
          <table:table-cell office:value-type="float" office:value="0.00930682" calcext:value-type="float">
            <text:p>0.00930682</text:p>
          </table:table-cell>
          <table:table-cell office:value-type="float" office:value="0.00798241" calcext:value-type="float">
            <text:p>0.00798241</text:p>
          </table:table-cell>
        </table:table-row>
        <table:table-row table:style-name="ro1">
          <table:table-cell office:value-type="float" office:value="543000" calcext:value-type="float">
            <text:p>543000</text:p>
          </table:table-cell>
          <table:table-cell office:value-type="float" office:value="0.00637969" calcext:value-type="float">
            <text:p>0.00637969</text:p>
          </table:table-cell>
          <table:table-cell office:value-type="float" office:value="0.00711039" calcext:value-type="float">
            <text:p>0.00711039</text:p>
          </table:table-cell>
          <table:table-cell office:value-type="float" office:value="0.0494814" calcext:value-type="float">
            <text:p>0.0494814</text:p>
          </table:table-cell>
          <table:table-cell office:value-type="float" office:value="0.0092555" calcext:value-type="float">
            <text:p>0.0092555</text:p>
          </table:table-cell>
          <table:table-cell office:value-type="float" office:value="0.00817979" calcext:value-type="float">
            <text:p>0.00817979</text:p>
          </table:table-cell>
        </table:table-row>
        <table:table-row table:style-name="ro1">
          <table:table-cell office:value-type="float" office:value="544000" calcext:value-type="float">
            <text:p>544000</text:p>
          </table:table-cell>
          <table:table-cell office:value-type="float" office:value="0.00674366" calcext:value-type="float">
            <text:p>0.00674366</text:p>
          </table:table-cell>
          <table:table-cell office:value-type="float" office:value="0.00699354" calcext:value-type="float">
            <text:p>0.00699354</text:p>
          </table:table-cell>
          <table:table-cell office:value-type="float" office:value="0.0484388" calcext:value-type="float">
            <text:p>0.0484388</text:p>
          </table:table-cell>
          <table:table-cell office:value-type="float" office:value="0.00920932" calcext:value-type="float">
            <text:p>0.00920932</text:p>
          </table:table-cell>
          <table:table-cell office:value-type="float" office:value="0.00823189" calcext:value-type="float">
            <text:p>0.00823189</text:p>
          </table:table-cell>
        </table:table-row>
        <table:table-row table:style-name="ro1">
          <table:table-cell office:value-type="float" office:value="545000" calcext:value-type="float">
            <text:p>545000</text:p>
          </table:table-cell>
          <table:table-cell office:value-type="float" office:value="0.00664615" calcext:value-type="float">
            <text:p>0.00664615</text:p>
          </table:table-cell>
          <table:table-cell office:value-type="float" office:value="0.00693946" calcext:value-type="float">
            <text:p>0.00693946</text:p>
          </table:table-cell>
          <table:table-cell office:value-type="float" office:value="0.0494569" calcext:value-type="float">
            <text:p>0.0494569</text:p>
          </table:table-cell>
          <table:table-cell office:value-type="float" office:value="0.00959065" calcext:value-type="float">
            <text:p>0.00959065</text:p>
          </table:table-cell>
          <table:table-cell office:value-type="float" office:value="0.00796741" calcext:value-type="float">
            <text:p>0.00796741</text:p>
          </table:table-cell>
        </table:table-row>
        <table:table-row table:style-name="ro1">
          <table:table-cell office:value-type="float" office:value="546000" calcext:value-type="float">
            <text:p>546000</text:p>
          </table:table-cell>
          <table:table-cell office:value-type="float" office:value="0.00632087" calcext:value-type="float">
            <text:p>0.00632087</text:p>
          </table:table-cell>
          <table:table-cell office:value-type="float" office:value="0.00721342" calcext:value-type="float">
            <text:p>0.00721342</text:p>
          </table:table-cell>
          <table:table-cell office:value-type="float" office:value="0.0549425" calcext:value-type="float">
            <text:p>0.0549425</text:p>
          </table:table-cell>
          <table:table-cell office:value-type="float" office:value="0.00968934" calcext:value-type="float">
            <text:p>0.00968934</text:p>
          </table:table-cell>
          <table:table-cell office:value-type="float" office:value="0.00812412" calcext:value-type="float">
            <text:p>0.00812412</text:p>
          </table:table-cell>
        </table:table-row>
        <table:table-row table:style-name="ro1">
          <table:table-cell office:value-type="float" office:value="547000" calcext:value-type="float">
            <text:p>547000</text:p>
          </table:table-cell>
          <table:table-cell office:value-type="float" office:value="0.0063564" calcext:value-type="float">
            <text:p>0.0063564</text:p>
          </table:table-cell>
          <table:table-cell office:value-type="float" office:value="0.00696117" calcext:value-type="float">
            <text:p>0.00696117</text:p>
          </table:table-cell>
          <table:table-cell office:value-type="float" office:value="0.0516091" calcext:value-type="float">
            <text:p>0.0516091</text:p>
          </table:table-cell>
          <table:table-cell office:value-type="float" office:value="0.00967513" calcext:value-type="float">
            <text:p>0.00967513</text:p>
          </table:table-cell>
          <table:table-cell office:value-type="float" office:value="0.00830374" calcext:value-type="float">
            <text:p>0.00830374</text:p>
          </table:table-cell>
        </table:table-row>
        <table:table-row table:style-name="ro1">
          <table:table-cell office:value-type="float" office:value="548000" calcext:value-type="float">
            <text:p>548000</text:p>
          </table:table-cell>
          <table:table-cell office:value-type="float" office:value="0.00626995" calcext:value-type="float">
            <text:p>0.00626995</text:p>
          </table:table-cell>
          <table:table-cell office:value-type="float" office:value="0.00703064" calcext:value-type="float">
            <text:p>0.00703064</text:p>
          </table:table-cell>
          <table:table-cell office:value-type="float" office:value="0.0490969" calcext:value-type="float">
            <text:p>0.0490969</text:p>
          </table:table-cell>
          <table:table-cell office:value-type="float" office:value="0.0093388" calcext:value-type="float">
            <text:p>0.0093388</text:p>
          </table:table-cell>
          <table:table-cell office:value-type="float" office:value="0.00821729" calcext:value-type="float">
            <text:p>0.00821729</text:p>
          </table:table-cell>
        </table:table-row>
        <table:table-row table:style-name="ro1">
          <table:table-cell office:value-type="float" office:value="549000" calcext:value-type="float">
            <text:p>549000</text:p>
          </table:table-cell>
          <table:table-cell office:value-type="float" office:value="0.00629087" calcext:value-type="float">
            <text:p>0.00629087</text:p>
          </table:table-cell>
          <table:table-cell office:value-type="float" office:value="0.00699906" calcext:value-type="float">
            <text:p>0.00699906</text:p>
          </table:table-cell>
          <table:table-cell office:value-type="float" office:value="0.0481731" calcext:value-type="float">
            <text:p>0.0481731</text:p>
          </table:table-cell>
          <table:table-cell office:value-type="float" office:value="0.00956539" calcext:value-type="float">
            <text:p>0.00956539</text:p>
          </table:table-cell>
          <table:table-cell office:value-type="float" office:value="0.00804991" calcext:value-type="float">
            <text:p>0.00804991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float" office:value="0.00627231" calcext:value-type="float">
            <text:p>0.00627231</text:p>
          </table:table-cell>
          <table:table-cell office:value-type="float" office:value="0.00702275" calcext:value-type="float">
            <text:p>0.00702275</text:p>
          </table:table-cell>
          <table:table-cell office:value-type="float" office:value="0.0536701" calcext:value-type="float">
            <text:p>0.0536701</text:p>
          </table:table-cell>
          <table:table-cell office:value-type="float" office:value="0.00941893" calcext:value-type="float">
            <text:p>0.00941893</text:p>
          </table:table-cell>
          <table:table-cell office:value-type="float" office:value="0.00821413" calcext:value-type="float">
            <text:p>0.00821413</text:p>
          </table:table-cell>
        </table:table-row>
        <table:table-row table:style-name="ro1">
          <table:table-cell office:value-type="float" office:value="551000" calcext:value-type="float">
            <text:p>551000</text:p>
          </table:table-cell>
          <table:table-cell office:value-type="float" office:value="0.00628258" calcext:value-type="float">
            <text:p>0.00628258</text:p>
          </table:table-cell>
          <table:table-cell office:value-type="float" office:value="0.00694538" calcext:value-type="float">
            <text:p>0.00694538</text:p>
          </table:table-cell>
          <table:table-cell office:value-type="float" office:value="0.0483776" calcext:value-type="float">
            <text:p>0.0483776</text:p>
          </table:table-cell>
          <table:table-cell office:value-type="float" office:value="0.00924484" calcext:value-type="float">
            <text:p>0.00924484</text:p>
          </table:table-cell>
          <table:table-cell office:value-type="float" office:value="0.0081407" calcext:value-type="float">
            <text:p>0.0081407</text:p>
          </table:table-cell>
        </table:table-row>
        <table:table-row table:style-name="ro1">
          <table:table-cell office:value-type="float" office:value="552000" calcext:value-type="float">
            <text:p>552000</text:p>
          </table:table-cell>
          <table:table-cell office:value-type="float" office:value="0.0062806" calcext:value-type="float">
            <text:p>0.0062806</text:p>
          </table:table-cell>
          <table:table-cell office:value-type="float" office:value="0.00708275" calcext:value-type="float">
            <text:p>0.00708275</text:p>
          </table:table-cell>
          <table:table-cell office:value-type="float" office:value="0.0502484" calcext:value-type="float">
            <text:p>0.0502484</text:p>
          </table:table-cell>
          <table:table-cell office:value-type="float" office:value="0.00937867" calcext:value-type="float">
            <text:p>0.00937867</text:p>
          </table:table-cell>
          <table:table-cell office:value-type="float" office:value="0.00793819" calcext:value-type="float">
            <text:p>0.00793819</text:p>
          </table:table-cell>
        </table:table-row>
        <table:table-row table:style-name="ro1">
          <table:table-cell office:value-type="float" office:value="553000" calcext:value-type="float">
            <text:p>553000</text:p>
          </table:table-cell>
          <table:table-cell office:value-type="float" office:value="0.00636034" calcext:value-type="float">
            <text:p>0.00636034</text:p>
          </table:table-cell>
          <table:table-cell office:value-type="float" office:value="0.00711986" calcext:value-type="float">
            <text:p>0.00711986</text:p>
          </table:table-cell>
          <table:table-cell office:value-type="float" office:value="0.0499298" calcext:value-type="float">
            <text:p>0.0499298</text:p>
          </table:table-cell>
          <table:table-cell office:value-type="float" office:value="0.00928274" calcext:value-type="float">
            <text:p>0.00928274</text:p>
          </table:table-cell>
          <table:table-cell office:value-type="float" office:value="0.008164" calcext:value-type="float">
            <text:p>0.008164</text:p>
          </table:table-cell>
        </table:table-row>
        <table:table-row table:style-name="ro1">
          <table:table-cell office:value-type="float" office:value="554000" calcext:value-type="float">
            <text:p>554000</text:p>
          </table:table-cell>
          <table:table-cell office:value-type="float" office:value="0.0063339" calcext:value-type="float">
            <text:p>0.0063339</text:p>
          </table:table-cell>
          <table:table-cell office:value-type="float" office:value="0.00705591" calcext:value-type="float">
            <text:p>0.00705591</text:p>
          </table:table-cell>
          <table:table-cell office:value-type="float" office:value="0.0531972" calcext:value-type="float">
            <text:p>0.0531972</text:p>
          </table:table-cell>
          <table:table-cell office:value-type="float" office:value="0.00933208" calcext:value-type="float">
            <text:p>0.00933208</text:p>
          </table:table-cell>
          <table:table-cell office:value-type="float" office:value="0.00803373" calcext:value-type="float">
            <text:p>0.00803373</text:p>
          </table:table-cell>
        </table:table-row>
        <table:table-row table:style-name="ro1">
          <table:table-cell office:value-type="float" office:value="555000" calcext:value-type="float">
            <text:p>555000</text:p>
          </table:table-cell>
          <table:table-cell office:value-type="float" office:value="0.00628455" calcext:value-type="float">
            <text:p>0.00628455</text:p>
          </table:table-cell>
          <table:table-cell office:value-type="float" office:value="0.00698012" calcext:value-type="float">
            <text:p>0.00698012</text:p>
          </table:table-cell>
          <table:table-cell office:value-type="float" office:value="0.0481163" calcext:value-type="float">
            <text:p>0.0481163</text:p>
          </table:table-cell>
          <table:table-cell office:value-type="float" office:value="0.00925945" calcext:value-type="float">
            <text:p>0.00925945</text:p>
          </table:table-cell>
          <table:table-cell office:value-type="float" office:value="0.00835111" calcext:value-type="float">
            <text:p>0.00835111</text:p>
          </table:table-cell>
        </table:table-row>
        <table:table-row table:style-name="ro1">
          <table:table-cell office:value-type="float" office:value="556000" calcext:value-type="float">
            <text:p>556000</text:p>
          </table:table-cell>
          <table:table-cell office:value-type="float" office:value="0.00655338" calcext:value-type="float">
            <text:p>0.00655338</text:p>
          </table:table-cell>
          <table:table-cell office:value-type="float" office:value="0.00707841" calcext:value-type="float">
            <text:p>0.00707841</text:p>
          </table:table-cell>
          <table:table-cell office:value-type="float" office:value="0.0484672" calcext:value-type="float">
            <text:p>0.0484672</text:p>
          </table:table-cell>
          <table:table-cell office:value-type="float" office:value="0.00928313" calcext:value-type="float">
            <text:p>0.00928313</text:p>
          </table:table-cell>
          <table:table-cell office:value-type="float" office:value="0.00818926" calcext:value-type="float">
            <text:p>0.00818926</text:p>
          </table:table-cell>
        </table:table-row>
        <table:table-row table:style-name="ro1">
          <table:table-cell office:value-type="float" office:value="557000" calcext:value-type="float">
            <text:p>557000</text:p>
          </table:table-cell>
          <table:table-cell office:value-type="float" office:value="0.0063264" calcext:value-type="float">
            <text:p>0.0063264</text:p>
          </table:table-cell>
          <table:table-cell office:value-type="float" office:value="0.00698643" calcext:value-type="float">
            <text:p>0.00698643</text:p>
          </table:table-cell>
          <table:table-cell office:value-type="float" office:value="0.0482146" calcext:value-type="float">
            <text:p>0.0482146</text:p>
          </table:table-cell>
          <table:table-cell office:value-type="float" office:value="0.00925945" calcext:value-type="float">
            <text:p>0.00925945</text:p>
          </table:table-cell>
          <table:table-cell office:value-type="float" office:value="0.00818729" calcext:value-type="float">
            <text:p>0.00818729</text:p>
          </table:table-cell>
        </table:table-row>
        <table:table-row table:style-name="ro1">
          <table:table-cell office:value-type="float" office:value="558000" calcext:value-type="float">
            <text:p>558000</text:p>
          </table:table-cell>
          <table:table-cell office:value-type="float" office:value="0.00668326" calcext:value-type="float">
            <text:p>0.00668326</text:p>
          </table:table-cell>
          <table:table-cell office:value-type="float" office:value="0.00696077" calcext:value-type="float">
            <text:p>0.00696077</text:p>
          </table:table-cell>
          <table:table-cell office:value-type="float" office:value="0.0526718" calcext:value-type="float">
            <text:p>0.0526718</text:p>
          </table:table-cell>
          <table:table-cell office:value-type="float" office:value="0.00924011" calcext:value-type="float">
            <text:p>0.00924011</text:p>
          </table:table-cell>
          <table:table-cell office:value-type="float" office:value="0.00823347" calcext:value-type="float">
            <text:p>0.00823347</text:p>
          </table:table-cell>
        </table:table-row>
        <table:table-row table:style-name="ro1">
          <table:table-cell office:value-type="float" office:value="559000" calcext:value-type="float">
            <text:p>559000</text:p>
          </table:table-cell>
          <table:table-cell office:value-type="float" office:value="0.00641877" calcext:value-type="float">
            <text:p>0.00641877</text:p>
          </table:table-cell>
          <table:table-cell office:value-type="float" office:value="0.00756002" calcext:value-type="float">
            <text:p>0.00756002</text:p>
          </table:table-cell>
          <table:table-cell office:value-type="float" office:value="0.0484408" calcext:value-type="float">
            <text:p>0.0484408</text:p>
          </table:table-cell>
          <table:table-cell office:value-type="float" office:value="0.00926734" calcext:value-type="float">
            <text:p>0.00926734</text:p>
          </table:table-cell>
          <table:table-cell office:value-type="float" office:value="0.00826584" calcext:value-type="float">
            <text:p>0.00826584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float" office:value="0.00647167" calcext:value-type="float">
            <text:p>0.00647167</text:p>
          </table:table-cell>
          <table:table-cell office:value-type="float" office:value="0.0069213" calcext:value-type="float">
            <text:p>0.0069213</text:p>
          </table:table-cell>
          <table:table-cell office:value-type="float" office:value="0.0489844" calcext:value-type="float">
            <text:p>0.0489844</text:p>
          </table:table-cell>
          <table:table-cell office:value-type="float" office:value="0.00956973" calcext:value-type="float">
            <text:p>0.00956973</text:p>
          </table:table-cell>
          <table:table-cell office:value-type="float" office:value="0.00835585" calcext:value-type="float">
            <text:p>0.00835585</text:p>
          </table:table-cell>
        </table:table-row>
        <table:table-row table:style-name="ro1">
          <table:table-cell office:value-type="float" office:value="561000" calcext:value-type="float">
            <text:p>561000</text:p>
          </table:table-cell>
          <table:table-cell office:value-type="float" office:value="0.00644482" calcext:value-type="float">
            <text:p>0.00644482</text:p>
          </table:table-cell>
          <table:table-cell office:value-type="float" office:value="0.00722644" calcext:value-type="float">
            <text:p>0.00722644</text:p>
          </table:table-cell>
          <table:table-cell office:value-type="float" office:value="0.0482245" calcext:value-type="float">
            <text:p>0.0482245</text:p>
          </table:table-cell>
          <table:table-cell office:value-type="float" office:value="0.00942564" calcext:value-type="float">
            <text:p>0.00942564</text:p>
          </table:table-cell>
          <table:table-cell office:value-type="float" office:value="0.00827255" calcext:value-type="float">
            <text:p>0.00827255</text:p>
          </table:table-cell>
        </table:table-row>
        <table:table-row table:style-name="ro1">
          <table:table-cell office:value-type="float" office:value="562000" calcext:value-type="float">
            <text:p>562000</text:p>
          </table:table-cell>
          <table:table-cell office:value-type="float" office:value="0.00640495" calcext:value-type="float">
            <text:p>0.00640495</text:p>
          </table:table-cell>
          <table:table-cell office:value-type="float" office:value="0.00692406" calcext:value-type="float">
            <text:p>0.00692406</text:p>
          </table:table-cell>
          <table:table-cell office:value-type="float" office:value="0.0505551" calcext:value-type="float">
            <text:p>0.0505551</text:p>
          </table:table-cell>
          <table:table-cell office:value-type="float" office:value="0.00934393" calcext:value-type="float">
            <text:p>0.00934393</text:p>
          </table:table-cell>
          <table:table-cell office:value-type="float" office:value="0.00829111" calcext:value-type="float">
            <text:p>0.00829111</text:p>
          </table:table-cell>
        </table:table-row>
        <table:table-row table:style-name="ro1">
          <table:table-cell office:value-type="float" office:value="563000" calcext:value-type="float">
            <text:p>563000</text:p>
          </table:table-cell>
          <table:table-cell office:value-type="float" office:value="0.00627902" calcext:value-type="float">
            <text:p>0.00627902</text:p>
          </table:table-cell>
          <table:table-cell office:value-type="float" office:value="0.00692801" calcext:value-type="float">
            <text:p>0.00692801</text:p>
          </table:table-cell>
          <table:table-cell office:value-type="float" office:value="0.0543428" calcext:value-type="float">
            <text:p>0.0543428</text:p>
          </table:table-cell>
          <table:table-cell office:value-type="float" office:value="0.00935064" calcext:value-type="float">
            <text:p>0.00935064</text:p>
          </table:table-cell>
          <table:table-cell office:value-type="float" office:value="0.00813834" calcext:value-type="float">
            <text:p>0.00813834</text:p>
          </table:table-cell>
        </table:table-row>
        <table:table-row table:style-name="ro1">
          <table:table-cell office:value-type="float" office:value="564000" calcext:value-type="float">
            <text:p>564000</text:p>
          </table:table-cell>
          <table:table-cell office:value-type="float" office:value="0.00636153" calcext:value-type="float">
            <text:p>0.00636153</text:p>
          </table:table-cell>
          <table:table-cell office:value-type="float" office:value="0.00705038" calcext:value-type="float">
            <text:p>0.00705038</text:p>
          </table:table-cell>
          <table:table-cell office:value-type="float" office:value="0.0482249" calcext:value-type="float">
            <text:p>0.0482249</text:p>
          </table:table-cell>
          <table:table-cell office:value-type="float" office:value="0.00946867" calcext:value-type="float">
            <text:p>0.00946867</text:p>
          </table:table-cell>
          <table:table-cell office:value-type="float" office:value="0.0085777" calcext:value-type="float">
            <text:p>0.0085777</text:p>
          </table:table-cell>
        </table:table-row>
        <table:table-row table:style-name="ro1">
          <table:table-cell office:value-type="float" office:value="565000" calcext:value-type="float">
            <text:p>565000</text:p>
          </table:table-cell>
          <table:table-cell office:value-type="float" office:value="0.0063185" calcext:value-type="float">
            <text:p>0.0063185</text:p>
          </table:table-cell>
          <table:table-cell office:value-type="float" office:value="0.00699788" calcext:value-type="float">
            <text:p>0.00699788</text:p>
          </table:table-cell>
          <table:table-cell office:value-type="float" office:value="0.0484637" calcext:value-type="float">
            <text:p>0.0484637</text:p>
          </table:table-cell>
          <table:table-cell office:value-type="float" office:value="0.00933524" calcext:value-type="float">
            <text:p>0.00933524</text:p>
          </table:table-cell>
          <table:table-cell office:value-type="float" office:value="0.00800135" calcext:value-type="float">
            <text:p>0.00800135</text:p>
          </table:table-cell>
        </table:table-row>
        <table:table-row table:style-name="ro1">
          <table:table-cell office:value-type="float" office:value="566000" calcext:value-type="float">
            <text:p>566000</text:p>
          </table:table-cell>
          <table:table-cell office:value-type="float" office:value="0.00629797" calcext:value-type="float">
            <text:p>0.00629797</text:p>
          </table:table-cell>
          <table:table-cell office:value-type="float" office:value="0.00691419" calcext:value-type="float">
            <text:p>0.00691419</text:p>
          </table:table-cell>
          <table:table-cell office:value-type="float" office:value="0.0499014" calcext:value-type="float">
            <text:p>0.0499014</text:p>
          </table:table-cell>
          <table:table-cell office:value-type="float" office:value="0.00927682" calcext:value-type="float">
            <text:p>0.00927682</text:p>
          </table:table-cell>
          <table:table-cell office:value-type="float" office:value="0.0081936" calcext:value-type="float">
            <text:p>0.0081936</text:p>
          </table:table-cell>
        </table:table-row>
        <table:table-row table:style-name="ro1">
          <table:table-cell office:value-type="float" office:value="567000" calcext:value-type="float">
            <text:p>567000</text:p>
          </table:table-cell>
          <table:table-cell office:value-type="float" office:value="0.00627389" calcext:value-type="float">
            <text:p>0.00627389</text:p>
          </table:table-cell>
          <table:table-cell office:value-type="float" office:value="0.00700104" calcext:value-type="float">
            <text:p>0.00700104</text:p>
          </table:table-cell>
          <table:table-cell office:value-type="float" office:value="0.0512641" calcext:value-type="float">
            <text:p>0.0512641</text:p>
          </table:table-cell>
          <table:table-cell office:value-type="float" office:value="0.00941301" calcext:value-type="float">
            <text:p>0.00941301</text:p>
          </table:table-cell>
          <table:table-cell office:value-type="float" office:value="0.00800254" calcext:value-type="float">
            <text:p>0.00800254</text:p>
          </table:table-cell>
        </table:table-row>
        <table:table-row table:style-name="ro1">
          <table:table-cell office:value-type="float" office:value="568000" calcext:value-type="float">
            <text:p>568000</text:p>
          </table:table-cell>
          <table:table-cell office:value-type="float" office:value="0.00627784" calcext:value-type="float">
            <text:p>0.00627784</text:p>
          </table:table-cell>
          <table:table-cell office:value-type="float" office:value="0.0070638" calcext:value-type="float">
            <text:p>0.0070638</text:p>
          </table:table-cell>
          <table:table-cell office:value-type="float" office:value="0.0484325" calcext:value-type="float">
            <text:p>0.0484325</text:p>
          </table:table-cell>
          <table:table-cell office:value-type="float" office:value="0.00953183" calcext:value-type="float">
            <text:p>0.00953183</text:p>
          </table:table-cell>
          <table:table-cell office:value-type="float" office:value="0.00810241" calcext:value-type="float">
            <text:p>0.00810241</text:p>
          </table:table-cell>
        </table:table-row>
        <table:table-row table:style-name="ro1">
          <table:table-cell office:value-type="float" office:value="569000" calcext:value-type="float">
            <text:p>569000</text:p>
          </table:table-cell>
          <table:table-cell office:value-type="float" office:value="0.00629126" calcext:value-type="float">
            <text:p>0.00629126</text:p>
          </table:table-cell>
          <table:table-cell office:value-type="float" office:value="0.0071621" calcext:value-type="float">
            <text:p>0.0071621</text:p>
          </table:table-cell>
          <table:table-cell office:value-type="float" office:value="0.0484447" calcext:value-type="float">
            <text:p>0.0484447</text:p>
          </table:table-cell>
          <table:table-cell office:value-type="float" office:value="0.00969329" calcext:value-type="float">
            <text:p>0.00969329</text:p>
          </table:table-cell>
          <table:table-cell office:value-type="float" office:value="0.00822084" calcext:value-type="float">
            <text:p>0.00822084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float" office:value="0.00673142" calcext:value-type="float">
            <text:p>0.00673142</text:p>
          </table:table-cell>
          <table:table-cell office:value-type="float" office:value="0.00725408" calcext:value-type="float">
            <text:p>0.00725408</text:p>
          </table:table-cell>
          <table:table-cell office:value-type="float" office:value="0.0489927" calcext:value-type="float">
            <text:p>0.0489927</text:p>
          </table:table-cell>
          <table:table-cell office:value-type="float" office:value="0.0100138" calcext:value-type="float">
            <text:p>0.0100138</text:p>
          </table:table-cell>
          <table:table-cell office:value-type="float" office:value="0.0081407" calcext:value-type="float">
            <text:p>0.0081407</text:p>
          </table:table-cell>
        </table:table-row>
        <table:table-row table:style-name="ro1">
          <table:table-cell office:value-type="float" office:value="571000" calcext:value-type="float">
            <text:p>571000</text:p>
          </table:table-cell>
          <table:table-cell office:value-type="float" office:value="0.006281" calcext:value-type="float">
            <text:p>0.006281</text:p>
          </table:table-cell>
          <table:table-cell office:value-type="float" office:value="0.00715578" calcext:value-type="float">
            <text:p>0.00715578</text:p>
          </table:table-cell>
          <table:table-cell office:value-type="float" office:value="0.0511417" calcext:value-type="float">
            <text:p>0.0511417</text:p>
          </table:table-cell>
          <table:table-cell office:value-type="float" office:value="0.00935972" calcext:value-type="float">
            <text:p>0.00935972</text:p>
          </table:table-cell>
          <table:table-cell office:value-type="float" office:value="0.00865902" calcext:value-type="float">
            <text:p>0.00865902</text:p>
          </table:table-cell>
        </table:table-row>
        <table:table-row table:style-name="ro1">
          <table:table-cell office:value-type="float" office:value="572000" calcext:value-type="float">
            <text:p>572000</text:p>
          </table:table-cell>
          <table:table-cell office:value-type="float" office:value="0.00687708" calcext:value-type="float">
            <text:p>0.00687708</text:p>
          </table:table-cell>
          <table:table-cell office:value-type="float" office:value="0.00720197" calcext:value-type="float">
            <text:p>0.00720197</text:p>
          </table:table-cell>
          <table:table-cell office:value-type="float" office:value="0.0483571" calcext:value-type="float">
            <text:p>0.0483571</text:p>
          </table:table-cell>
          <table:table-cell office:value-type="float" office:value="0.00938538" calcext:value-type="float">
            <text:p>0.00938538</text:p>
          </table:table-cell>
          <table:table-cell office:value-type="float" office:value="0.00813478" calcext:value-type="float">
            <text:p>0.00813478</text:p>
          </table:table-cell>
        </table:table-row>
        <table:table-row table:style-name="ro1">
          <table:table-cell office:value-type="float" office:value="573000" calcext:value-type="float">
            <text:p>573000</text:p>
          </table:table-cell>
          <table:table-cell office:value-type="float" office:value="0.00645074" calcext:value-type="float">
            <text:p>0.00645074</text:p>
          </table:table-cell>
          <table:table-cell office:value-type="float" office:value="0.00697301" calcext:value-type="float">
            <text:p>0.00697301</text:p>
          </table:table-cell>
          <table:table-cell office:value-type="float" office:value="0.048744" calcext:value-type="float">
            <text:p>0.048744</text:p>
          </table:table-cell>
          <table:table-cell office:value-type="float" office:value="0.00933801" calcext:value-type="float">
            <text:p>0.00933801</text:p>
          </table:table-cell>
          <table:table-cell office:value-type="float" office:value="0.00810794" calcext:value-type="float">
            <text:p>0.00810794</text:p>
          </table:table-cell>
        </table:table-row>
        <table:table-row table:style-name="ro1">
          <table:table-cell office:value-type="float" office:value="574000" calcext:value-type="float">
            <text:p>574000</text:p>
          </table:table-cell>
          <table:table-cell office:value-type="float" office:value="0.00631337" calcext:value-type="float">
            <text:p>0.00631337</text:p>
          </table:table-cell>
          <table:table-cell office:value-type="float" office:value="0.00723394" calcext:value-type="float">
            <text:p>0.00723394</text:p>
          </table:table-cell>
          <table:table-cell office:value-type="float" office:value="0.0482166" calcext:value-type="float">
            <text:p>0.0482166</text:p>
          </table:table-cell>
          <table:table-cell office:value-type="float" office:value="0.00946986" calcext:value-type="float">
            <text:p>0.00946986</text:p>
          </table:table-cell>
          <table:table-cell office:value-type="float" office:value="0.00862191" calcext:value-type="float">
            <text:p>0.00862191</text:p>
          </table:table-cell>
        </table:table-row>
        <table:table-row table:style-name="ro1">
          <table:table-cell office:value-type="float" office:value="575000" calcext:value-type="float">
            <text:p>575000</text:p>
          </table:table-cell>
          <table:table-cell office:value-type="float" office:value="0.0062881" calcext:value-type="float">
            <text:p>0.0062881</text:p>
          </table:table-cell>
          <table:table-cell office:value-type="float" office:value="0.00711473" calcext:value-type="float">
            <text:p>0.00711473</text:p>
          </table:table-cell>
          <table:table-cell office:value-type="float" office:value="0.0516119" calcext:value-type="float">
            <text:p>0.0516119</text:p>
          </table:table-cell>
          <table:table-cell office:value-type="float" office:value="0.00950578" calcext:value-type="float">
            <text:p>0.00950578</text:p>
          </table:table-cell>
          <table:table-cell office:value-type="float" office:value="0.00801596" calcext:value-type="float">
            <text:p>0.00801596</text:p>
          </table:table-cell>
        </table:table-row>
        <table:table-row table:style-name="ro1">
          <table:table-cell office:value-type="float" office:value="576000" calcext:value-type="float">
            <text:p>576000</text:p>
          </table:table-cell>
          <table:table-cell office:value-type="float" office:value="0.00633942" calcext:value-type="float">
            <text:p>0.00633942</text:p>
          </table:table-cell>
          <table:table-cell office:value-type="float" office:value="0.00701643" calcext:value-type="float">
            <text:p>0.00701643</text:p>
          </table:table-cell>
          <table:table-cell office:value-type="float" office:value="0.0489449" calcext:value-type="float">
            <text:p>0.0489449</text:p>
          </table:table-cell>
          <table:table-cell office:value-type="float" office:value="0.00929695" calcext:value-type="float">
            <text:p>0.00929695</text:p>
          </table:table-cell>
          <table:table-cell office:value-type="float" office:value="0.00827374" calcext:value-type="float">
            <text:p>0.00827374</text:p>
          </table:table-cell>
        </table:table-row>
        <table:table-row table:style-name="ro1">
          <table:table-cell office:value-type="float" office:value="577000" calcext:value-type="float">
            <text:p>577000</text:p>
          </table:table-cell>
          <table:table-cell office:value-type="float" office:value="0.00627745" calcext:value-type="float">
            <text:p>0.00627745</text:p>
          </table:table-cell>
          <table:table-cell office:value-type="float" office:value="0.00722487" calcext:value-type="float">
            <text:p>0.00722487</text:p>
          </table:table-cell>
          <table:table-cell office:value-type="float" office:value="0.0482402" calcext:value-type="float">
            <text:p>0.0482402</text:p>
          </table:table-cell>
          <table:table-cell office:value-type="float" office:value="0.00932143" calcext:value-type="float">
            <text:p>0.00932143</text:p>
          </table:table-cell>
          <table:table-cell office:value-type="float" office:value="0.008284" calcext:value-type="float">
            <text:p>0.008284</text:p>
          </table:table-cell>
        </table:table-row>
        <table:table-row table:style-name="ro1">
          <table:table-cell office:value-type="float" office:value="578000" calcext:value-type="float">
            <text:p>578000</text:p>
          </table:table-cell>
          <table:table-cell office:value-type="float" office:value="0.00628455" calcext:value-type="float">
            <text:p>0.00628455</text:p>
          </table:table-cell>
          <table:table-cell office:value-type="float" office:value="0.00701485" calcext:value-type="float">
            <text:p>0.00701485</text:p>
          </table:table-cell>
          <table:table-cell office:value-type="float" office:value="0.0484159" calcext:value-type="float">
            <text:p>0.0484159</text:p>
          </table:table-cell>
          <table:table-cell office:value-type="float" office:value="0.00947657" calcext:value-type="float">
            <text:p>0.00947657</text:p>
          </table:table-cell>
          <table:table-cell office:value-type="float" office:value="0.00815649" calcext:value-type="float">
            <text:p>0.00815649</text:p>
          </table:table-cell>
        </table:table-row>
        <table:table-row table:style-name="ro1">
          <table:table-cell office:value-type="float" office:value="579000" calcext:value-type="float">
            <text:p>579000</text:p>
          </table:table-cell>
          <table:table-cell office:value-type="float" office:value="0.00628139" calcext:value-type="float">
            <text:p>0.00628139</text:p>
          </table:table-cell>
          <table:table-cell office:value-type="float" office:value="0.00699354" calcext:value-type="float">
            <text:p>0.00699354</text:p>
          </table:table-cell>
          <table:table-cell office:value-type="float" office:value="0.0530279" calcext:value-type="float">
            <text:p>0.0530279</text:p>
          </table:table-cell>
          <table:table-cell office:value-type="float" office:value="0.00930208" calcext:value-type="float">
            <text:p>0.00930208</text:p>
          </table:table-cell>
          <table:table-cell office:value-type="float" office:value="0.00812255" calcext:value-type="float">
            <text:p>0.00812255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float" office:value="0.00659957" calcext:value-type="float">
            <text:p>0.00659957</text:p>
          </table:table-cell>
          <table:table-cell office:value-type="float" office:value="0.00699906" calcext:value-type="float">
            <text:p>0.00699906</text:p>
          </table:table-cell>
          <table:table-cell office:value-type="float" office:value="0.0485564" calcext:value-type="float">
            <text:p>0.0485564</text:p>
          </table:table-cell>
          <table:table-cell office:value-type="float" office:value="0.00971855" calcext:value-type="float">
            <text:p>0.00971855</text:p>
          </table:table-cell>
          <table:table-cell office:value-type="float" office:value="0.00828519" calcext:value-type="float">
            <text:p>0.00828519</text:p>
          </table:table-cell>
        </table:table-row>
        <table:table-row table:style-name="ro1">
          <table:table-cell office:value-type="float" office:value="581000" calcext:value-type="float">
            <text:p>581000</text:p>
          </table:table-cell>
          <table:table-cell office:value-type="float" office:value="0.00636982" calcext:value-type="float">
            <text:p>0.00636982</text:p>
          </table:table-cell>
          <table:table-cell office:value-type="float" office:value="0.00719486" calcext:value-type="float">
            <text:p>0.00719486</text:p>
          </table:table-cell>
          <table:table-cell office:value-type="float" office:value="0.0486994" calcext:value-type="float">
            <text:p>0.0486994</text:p>
          </table:table-cell>
          <table:table-cell office:value-type="float" office:value="0.00937077" calcext:value-type="float">
            <text:p>0.00937077</text:p>
          </table:table-cell>
          <table:table-cell office:value-type="float" office:value="0.0080053" calcext:value-type="float">
            <text:p>0.0080053</text:p>
          </table:table-cell>
        </table:table-row>
        <table:table-row table:style-name="ro1">
          <table:table-cell office:value-type="float" office:value="582000" calcext:value-type="float">
            <text:p>582000</text:p>
          </table:table-cell>
          <table:table-cell office:value-type="float" office:value="0.00624863" calcext:value-type="float">
            <text:p>0.00624863</text:p>
          </table:table-cell>
          <table:table-cell office:value-type="float" office:value="0.00693669" calcext:value-type="float">
            <text:p>0.00693669</text:p>
          </table:table-cell>
          <table:table-cell office:value-type="float" office:value="0.0484755" calcext:value-type="float">
            <text:p>0.0484755</text:p>
          </table:table-cell>
          <table:table-cell office:value-type="float" office:value="0.00968895" calcext:value-type="float">
            <text:p>0.00968895</text:p>
          </table:table-cell>
          <table:table-cell office:value-type="float" office:value="0.00829032" calcext:value-type="float">
            <text:p>0.00829032</text:p>
          </table:table-cell>
        </table:table-row>
        <table:table-row table:style-name="ro1">
          <table:table-cell office:value-type="float" office:value="583000" calcext:value-type="float">
            <text:p>583000</text:p>
          </table:table-cell>
          <table:table-cell office:value-type="float" office:value="0.00653957" calcext:value-type="float">
            <text:p>0.00653957</text:p>
          </table:table-cell>
          <table:table-cell office:value-type="float" office:value="0.00732829" calcext:value-type="float">
            <text:p>0.00732829</text:p>
          </table:table-cell>
          <table:table-cell office:value-type="float" office:value="0.0532304" calcext:value-type="float">
            <text:p>0.0532304</text:p>
          </table:table-cell>
          <table:table-cell office:value-type="float" office:value="0.00941104" calcext:value-type="float">
            <text:p>0.00941104</text:p>
          </table:table-cell>
          <table:table-cell office:value-type="float" office:value="0.00824966" calcext:value-type="float">
            <text:p>0.00824966</text:p>
          </table:table-cell>
        </table:table-row>
        <table:table-row table:style-name="ro1">
          <table:table-cell office:value-type="float" office:value="584000" calcext:value-type="float">
            <text:p>584000</text:p>
          </table:table-cell>
          <table:table-cell office:value-type="float" office:value="0.00624034" calcext:value-type="float">
            <text:p>0.00624034</text:p>
          </table:table-cell>
          <table:table-cell office:value-type="float" office:value="0.00697459" calcext:value-type="float">
            <text:p>0.00697459</text:p>
          </table:table-cell>
          <table:table-cell office:value-type="float" office:value="0.0500723" calcext:value-type="float">
            <text:p>0.0500723</text:p>
          </table:table-cell>
          <table:table-cell office:value-type="float" office:value="0.00939248" calcext:value-type="float">
            <text:p>0.00939248</text:p>
          </table:table-cell>
          <table:table-cell office:value-type="float" office:value="0.00806807" calcext:value-type="float">
            <text:p>0.00806807</text:p>
          </table:table-cell>
        </table:table-row>
        <table:table-row table:style-name="ro1">
          <table:table-cell office:value-type="float" office:value="585000" calcext:value-type="float">
            <text:p>585000</text:p>
          </table:table-cell>
          <table:table-cell office:value-type="float" office:value="0.00634258" calcext:value-type="float">
            <text:p>0.00634258</text:p>
          </table:table-cell>
          <table:table-cell office:value-type="float" office:value="0.00685892" calcext:value-type="float">
            <text:p>0.00685892</text:p>
          </table:table-cell>
          <table:table-cell office:value-type="float" office:value="0.0491454" calcext:value-type="float">
            <text:p>0.0491454</text:p>
          </table:table-cell>
          <table:table-cell office:value-type="float" office:value="0.00941262" calcext:value-type="float">
            <text:p>0.00941262</text:p>
          </table:table-cell>
          <table:table-cell office:value-type="float" office:value="0.008299" calcext:value-type="float">
            <text:p>0.008299</text:p>
          </table:table-cell>
        </table:table-row>
        <table:table-row table:style-name="ro1">
          <table:table-cell office:value-type="float" office:value="586000" calcext:value-type="float">
            <text:p>586000</text:p>
          </table:table-cell>
          <table:table-cell office:value-type="float" office:value="0.00625573" calcext:value-type="float">
            <text:p>0.00625573</text:p>
          </table:table-cell>
          <table:table-cell office:value-type="float" office:value="0.00708907" calcext:value-type="float">
            <text:p>0.00708907</text:p>
          </table:table-cell>
          <table:table-cell office:value-type="float" office:value="0.048181" calcext:value-type="float">
            <text:p>0.048181</text:p>
          </table:table-cell>
          <table:table-cell office:value-type="float" office:value="0.0093159" calcext:value-type="float">
            <text:p>0.0093159</text:p>
          </table:table-cell>
          <table:table-cell office:value-type="float" office:value="0.00794214" calcext:value-type="float">
            <text:p>0.00794214</text:p>
          </table:table-cell>
        </table:table-row>
        <table:table-row table:style-name="ro1">
          <table:table-cell office:value-type="float" office:value="587000" calcext:value-type="float">
            <text:p>587000</text:p>
          </table:table-cell>
          <table:table-cell office:value-type="float" office:value="0.00657115" calcext:value-type="float">
            <text:p>0.00657115</text:p>
          </table:table-cell>
          <table:table-cell office:value-type="float" office:value="0.00702156" calcext:value-type="float">
            <text:p>0.00702156</text:p>
          </table:table-cell>
          <table:table-cell office:value-type="float" office:value="0.054224" calcext:value-type="float">
            <text:p>0.054224</text:p>
          </table:table-cell>
          <table:table-cell office:value-type="float" office:value="0.00936446" calcext:value-type="float">
            <text:p>0.00936446</text:p>
          </table:table-cell>
          <table:table-cell office:value-type="float" office:value="0.00816478" calcext:value-type="float">
            <text:p>0.00816478</text:p>
          </table:table-cell>
        </table:table-row>
        <table:table-row table:style-name="ro1">
          <table:table-cell office:value-type="float" office:value="588000" calcext:value-type="float">
            <text:p>588000</text:p>
          </table:table-cell>
          <table:table-cell office:value-type="float" office:value="0.00623284" calcext:value-type="float">
            <text:p>0.00623284</text:p>
          </table:table-cell>
          <table:table-cell office:value-type="float" office:value="0.00694143" calcext:value-type="float">
            <text:p>0.00694143</text:p>
          </table:table-cell>
          <table:table-cell office:value-type="float" office:value="0.0523592" calcext:value-type="float">
            <text:p>0.0523592</text:p>
          </table:table-cell>
          <table:table-cell office:value-type="float" office:value="0.00972171" calcext:value-type="float">
            <text:p>0.00972171</text:p>
          </table:table-cell>
          <table:table-cell office:value-type="float" office:value="0.00810597" calcext:value-type="float">
            <text:p>0.00810597</text:p>
          </table:table-cell>
        </table:table-row>
        <table:table-row table:style-name="ro1">
          <table:table-cell office:value-type="float" office:value="589000" calcext:value-type="float">
            <text:p>589000</text:p>
          </table:table-cell>
          <table:table-cell office:value-type="float" office:value="0.0064164" calcext:value-type="float">
            <text:p>0.0064164</text:p>
          </table:table-cell>
          <table:table-cell office:value-type="float" office:value="0.00701604" calcext:value-type="float">
            <text:p>0.00701604</text:p>
          </table:table-cell>
          <table:table-cell office:value-type="float" office:value="0.0495789" calcext:value-type="float">
            <text:p>0.0495789</text:p>
          </table:table-cell>
          <table:table-cell office:value-type="float" office:value="0.00919076" calcext:value-type="float">
            <text:p>0.00919076</text:p>
          </table:table-cell>
          <table:table-cell office:value-type="float" office:value="0.00853902" calcext:value-type="float">
            <text:p>0.00853902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float" office:value="0.00633863" calcext:value-type="float">
            <text:p>0.00633863</text:p>
          </table:table-cell>
          <table:table-cell office:value-type="float" office:value="0.00777161" calcext:value-type="float">
            <text:p>0.00777161</text:p>
          </table:table-cell>
          <table:table-cell office:value-type="float" office:value="0.0492307" calcext:value-type="float">
            <text:p>0.0492307</text:p>
          </table:table-cell>
          <table:table-cell office:value-type="float" office:value="0.0099262" calcext:value-type="float">
            <text:p>0.0099262</text:p>
          </table:table-cell>
          <table:table-cell office:value-type="float" office:value="0.00806886" calcext:value-type="float">
            <text:p>0.00806886</text:p>
          </table:table-cell>
        </table:table-row>
        <table:table-row table:style-name="ro1">
          <table:table-cell office:value-type="float" office:value="591000" calcext:value-type="float">
            <text:p>591000</text:p>
          </table:table-cell>
          <table:table-cell office:value-type="float" office:value="0.00618586" calcext:value-type="float">
            <text:p>0.00618586</text:p>
          </table:table-cell>
          <table:table-cell office:value-type="float" office:value="0.00695209" calcext:value-type="float">
            <text:p>0.00695209</text:p>
          </table:table-cell>
          <table:table-cell office:value-type="float" office:value="0.0495157" calcext:value-type="float">
            <text:p>0.0495157</text:p>
          </table:table-cell>
          <table:table-cell office:value-type="float" office:value="0.00927129" calcext:value-type="float">
            <text:p>0.00927129</text:p>
          </table:table-cell>
          <table:table-cell office:value-type="float" office:value="0.0080053" calcext:value-type="float">
            <text:p>0.0080053</text:p>
          </table:table-cell>
        </table:table-row>
        <table:table-row table:style-name="ro1">
          <table:table-cell office:value-type="float" office:value="592000" calcext:value-type="float">
            <text:p>592000</text:p>
          </table:table-cell>
          <table:table-cell office:value-type="float" office:value="0.00628179" calcext:value-type="float">
            <text:p>0.00628179</text:p>
          </table:table-cell>
          <table:table-cell office:value-type="float" office:value="0.00706499" calcext:value-type="float">
            <text:p>0.00706499</text:p>
          </table:table-cell>
          <table:table-cell office:value-type="float" office:value="0.0515215" calcext:value-type="float">
            <text:p>0.0515215</text:p>
          </table:table-cell>
          <table:table-cell office:value-type="float" office:value="0.0094588" calcext:value-type="float">
            <text:p>0.0094588</text:p>
          </table:table-cell>
          <table:table-cell office:value-type="float" office:value="0.00810912" calcext:value-type="float">
            <text:p>0.00810912</text:p>
          </table:table-cell>
        </table:table-row>
        <table:table-row table:style-name="ro1">
          <table:table-cell office:value-type="float" office:value="593000" calcext:value-type="float">
            <text:p>593000</text:p>
          </table:table-cell>
          <table:table-cell office:value-type="float" office:value="0.00662918" calcext:value-type="float">
            <text:p>0.00662918</text:p>
          </table:table-cell>
          <table:table-cell office:value-type="float" office:value="0.00694261" calcext:value-type="float">
            <text:p>0.00694261</text:p>
          </table:table-cell>
          <table:table-cell office:value-type="float" office:value="0.0487372" calcext:value-type="float">
            <text:p>0.0487372</text:p>
          </table:table-cell>
          <table:table-cell office:value-type="float" office:value="0.00934077" calcext:value-type="float">
            <text:p>0.00934077</text:p>
          </table:table-cell>
          <table:table-cell office:value-type="float" office:value="0.0082465" calcext:value-type="float">
            <text:p>0.0082465</text:p>
          </table:table-cell>
        </table:table-row>
        <table:table-row table:style-name="ro1">
          <table:table-cell office:value-type="float" office:value="594000" calcext:value-type="float">
            <text:p>594000</text:p>
          </table:table-cell>
          <table:table-cell office:value-type="float" office:value="0.00674129" calcext:value-type="float">
            <text:p>0.00674129</text:p>
          </table:table-cell>
          <table:table-cell office:value-type="float" office:value="0.00695959" calcext:value-type="float">
            <text:p>0.00695959</text:p>
          </table:table-cell>
          <table:table-cell office:value-type="float" office:value="0.0492785" calcext:value-type="float">
            <text:p>0.0492785</text:p>
          </table:table-cell>
          <table:table-cell office:value-type="float" office:value="0.00930327" calcext:value-type="float">
            <text:p>0.00930327</text:p>
          </table:table-cell>
          <table:table-cell office:value-type="float" office:value="0.00818452" calcext:value-type="float">
            <text:p>0.00818452</text:p>
          </table:table-cell>
        </table:table-row>
        <table:table-row table:style-name="ro1">
          <table:table-cell office:value-type="float" office:value="595000" calcext:value-type="float">
            <text:p>595000</text:p>
          </table:table-cell>
          <table:table-cell office:value-type="float" office:value="0.00633863" calcext:value-type="float">
            <text:p>0.00633863</text:p>
          </table:table-cell>
          <table:table-cell office:value-type="float" office:value="0.00697104" calcext:value-type="float">
            <text:p>0.00697104</text:p>
          </table:table-cell>
          <table:table-cell office:value-type="float" office:value="0.0494747" calcext:value-type="float">
            <text:p>0.0494747</text:p>
          </table:table-cell>
          <table:table-cell office:value-type="float" office:value="0.00951288" calcext:value-type="float">
            <text:p>0.00951288</text:p>
          </table:table-cell>
          <table:table-cell office:value-type="float" office:value="0.00810676" calcext:value-type="float">
            <text:p>0.00810676</text:p>
          </table:table-cell>
        </table:table-row>
        <table:table-row table:style-name="ro1">
          <table:table-cell office:value-type="float" office:value="596000" calcext:value-type="float">
            <text:p>596000</text:p>
          </table:table-cell>
          <table:table-cell office:value-type="float" office:value="0.00703262" calcext:value-type="float">
            <text:p>0.00703262</text:p>
          </table:table-cell>
          <table:table-cell office:value-type="float" office:value="0.00708117" calcext:value-type="float">
            <text:p>0.00708117</text:p>
          </table:table-cell>
          <table:table-cell office:value-type="float" office:value="0.0523003" calcext:value-type="float">
            <text:p>0.0523003</text:p>
          </table:table-cell>
          <table:table-cell office:value-type="float" office:value="0.00933643" calcext:value-type="float">
            <text:p>0.00933643</text:p>
          </table:table-cell>
          <table:table-cell office:value-type="float" office:value="0.00802544" calcext:value-type="float">
            <text:p>0.00802544</text:p>
          </table:table-cell>
        </table:table-row>
        <table:table-row table:style-name="ro1">
          <table:table-cell office:value-type="float" office:value="597000" calcext:value-type="float">
            <text:p>597000</text:p>
          </table:table-cell>
          <table:table-cell office:value-type="float" office:value="0.00646653" calcext:value-type="float">
            <text:p>0.00646653</text:p>
          </table:table-cell>
          <table:table-cell office:value-type="float" office:value="0.00698327" calcext:value-type="float">
            <text:p>0.00698327</text:p>
          </table:table-cell>
          <table:table-cell office:value-type="float" office:value="0.048322" calcext:value-type="float">
            <text:p>0.048322</text:p>
          </table:table-cell>
          <table:table-cell office:value-type="float" office:value="0.00932419" calcext:value-type="float">
            <text:p>0.00932419</text:p>
          </table:table-cell>
          <table:table-cell office:value-type="float" office:value="0.00801991" calcext:value-type="float">
            <text:p>0.00801991</text:p>
          </table:table-cell>
        </table:table-row>
        <table:table-row table:style-name="ro1">
          <table:table-cell office:value-type="float" office:value="598000" calcext:value-type="float">
            <text:p>598000</text:p>
          </table:table-cell>
          <table:table-cell office:value-type="float" office:value="0.0066651" calcext:value-type="float">
            <text:p>0.0066651</text:p>
          </table:table-cell>
          <table:table-cell office:value-type="float" office:value="0.00692327" calcext:value-type="float">
            <text:p>0.00692327</text:p>
          </table:table-cell>
          <table:table-cell office:value-type="float" office:value="0.0486737" calcext:value-type="float">
            <text:p>0.0486737</text:p>
          </table:table-cell>
          <table:table-cell office:value-type="float" office:value="0.00936327" calcext:value-type="float">
            <text:p>0.00936327</text:p>
          </table:table-cell>
          <table:table-cell office:value-type="float" office:value="0.00798793" calcext:value-type="float">
            <text:p>0.00798793</text:p>
          </table:table-cell>
        </table:table-row>
        <table:table-row table:style-name="ro1">
          <table:table-cell office:value-type="float" office:value="599000" calcext:value-type="float">
            <text:p>599000</text:p>
          </table:table-cell>
          <table:table-cell office:value-type="float" office:value="0.00697143" calcext:value-type="float">
            <text:p>0.00697143</text:p>
          </table:table-cell>
          <table:table-cell office:value-type="float" office:value="0.00721263" calcext:value-type="float">
            <text:p>0.00721263</text:p>
          </table:table-cell>
          <table:table-cell office:value-type="float" office:value="0.0487112" calcext:value-type="float">
            <text:p>0.0487112</text:p>
          </table:table-cell>
          <table:table-cell office:value-type="float" office:value="0.00932419" calcext:value-type="float">
            <text:p>0.00932419</text:p>
          </table:table-cell>
          <table:table-cell office:value-type="float" office:value="0.0081861" calcext:value-type="float">
            <text:p>0.0081861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0.00628455" calcext:value-type="float">
            <text:p>0.00628455</text:p>
          </table:table-cell>
          <table:table-cell office:value-type="float" office:value="0.00703104" calcext:value-type="float">
            <text:p>0.00703104</text:p>
          </table:table-cell>
          <table:table-cell office:value-type="float" office:value="0.0521476" calcext:value-type="float">
            <text:p>0.0521476</text:p>
          </table:table-cell>
          <table:table-cell office:value-type="float" office:value="0.00944775" calcext:value-type="float">
            <text:p>0.00944775</text:p>
          </table:table-cell>
          <table:table-cell office:value-type="float" office:value="0.00869495" calcext:value-type="float">
            <text:p>0.00869495</text:p>
          </table:table-cell>
        </table:table-row>
        <table:table-row table:style-name="ro1">
          <table:table-cell office:value-type="float" office:value="601000" calcext:value-type="float">
            <text:p>601000</text:p>
          </table:table-cell>
          <table:table-cell office:value-type="float" office:value="0.00647877" calcext:value-type="float">
            <text:p>0.00647877</text:p>
          </table:table-cell>
          <table:table-cell office:value-type="float" office:value="0.00698327" calcext:value-type="float">
            <text:p>0.00698327</text:p>
          </table:table-cell>
          <table:table-cell office:value-type="float" office:value="0.0479935" calcext:value-type="float">
            <text:p>0.0479935</text:p>
          </table:table-cell>
          <table:table-cell office:value-type="float" office:value="0.00945525" calcext:value-type="float">
            <text:p>0.00945525</text:p>
          </table:table-cell>
          <table:table-cell office:value-type="float" office:value="0.00858836" calcext:value-type="float">
            <text:p>0.00858836</text:p>
          </table:table-cell>
        </table:table-row>
        <table:table-row table:style-name="ro1">
          <table:table-cell office:value-type="float" office:value="602000" calcext:value-type="float">
            <text:p>602000</text:p>
          </table:table-cell>
          <table:table-cell office:value-type="float" office:value="0.00691024" calcext:value-type="float">
            <text:p>0.00691024</text:p>
          </table:table-cell>
          <table:table-cell office:value-type="float" office:value="0.00702551" calcext:value-type="float">
            <text:p>0.00702551</text:p>
          </table:table-cell>
          <table:table-cell office:value-type="float" office:value="0.0505192" calcext:value-type="float">
            <text:p>0.0505192</text:p>
          </table:table-cell>
          <table:table-cell office:value-type="float" office:value="0.00964631" calcext:value-type="float">
            <text:p>0.00964631</text:p>
          </table:table-cell>
          <table:table-cell office:value-type="float" office:value="0.00811386" calcext:value-type="float">
            <text:p>0.00811386</text:p>
          </table:table-cell>
        </table:table-row>
        <table:table-row table:style-name="ro1">
          <table:table-cell office:value-type="float" office:value="603000" calcext:value-type="float">
            <text:p>603000</text:p>
          </table:table-cell>
          <table:table-cell office:value-type="float" office:value="0.00645232" calcext:value-type="float">
            <text:p>0.00645232</text:p>
          </table:table-cell>
          <table:table-cell office:value-type="float" office:value="0.0070488" calcext:value-type="float">
            <text:p>0.0070488</text:p>
          </table:table-cell>
          <table:table-cell office:value-type="float" office:value="0.0478621" calcext:value-type="float">
            <text:p>0.0478621</text:p>
          </table:table-cell>
          <table:table-cell office:value-type="float" office:value="0.00932498" calcext:value-type="float">
            <text:p>0.00932498</text:p>
          </table:table-cell>
          <table:table-cell office:value-type="float" office:value="0.00863849" calcext:value-type="float">
            <text:p>0.00863849</text:p>
          </table:table-cell>
        </table:table-row>
        <table:table-row table:style-name="ro1">
          <table:table-cell office:value-type="float" office:value="604000" calcext:value-type="float">
            <text:p>604000</text:p>
          </table:table-cell>
          <table:table-cell office:value-type="float" office:value="0.0062956" calcext:value-type="float">
            <text:p>0.0062956</text:p>
          </table:table-cell>
          <table:table-cell office:value-type="float" office:value="0.00698327" calcext:value-type="float">
            <text:p>0.00698327</text:p>
          </table:table-cell>
          <table:table-cell office:value-type="float" office:value="0.0524551" calcext:value-type="float">
            <text:p>0.0524551</text:p>
          </table:table-cell>
          <table:table-cell office:value-type="float" office:value="0.00939169" calcext:value-type="float">
            <text:p>0.00939169</text:p>
          </table:table-cell>
          <table:table-cell office:value-type="float" office:value="0.00827926" calcext:value-type="float">
            <text:p>0.00827926</text:p>
          </table:table-cell>
        </table:table-row>
        <table:table-row table:style-name="ro1">
          <table:table-cell office:value-type="float" office:value="605000" calcext:value-type="float">
            <text:p>605000</text:p>
          </table:table-cell>
          <table:table-cell office:value-type="float" office:value="0.00636034" calcext:value-type="float">
            <text:p>0.00636034</text:p>
          </table:table-cell>
          <table:table-cell office:value-type="float" office:value="0.00721658" calcext:value-type="float">
            <text:p>0.00721658</text:p>
          </table:table-cell>
          <table:table-cell office:value-type="float" office:value="0.0486311" calcext:value-type="float">
            <text:p>0.0486311</text:p>
          </table:table-cell>
          <table:table-cell office:value-type="float" office:value="0.00962736" calcext:value-type="float">
            <text:p>0.00962736</text:p>
          </table:table-cell>
          <table:table-cell office:value-type="float" office:value="0.00808899" calcext:value-type="float">
            <text:p>0.00808899</text:p>
          </table:table-cell>
        </table:table-row>
        <table:table-row table:style-name="ro1">
          <table:table-cell office:value-type="float" office:value="606000" calcext:value-type="float">
            <text:p>606000</text:p>
          </table:table-cell>
          <table:table-cell office:value-type="float" office:value="0.00634771" calcext:value-type="float">
            <text:p>0.00634771</text:p>
          </table:table-cell>
          <table:table-cell office:value-type="float" office:value="0.00691498" calcext:value-type="float">
            <text:p>0.00691498</text:p>
          </table:table-cell>
          <table:table-cell office:value-type="float" office:value="0.0491367" calcext:value-type="float">
            <text:p>0.0491367</text:p>
          </table:table-cell>
          <table:table-cell office:value-type="float" office:value="0.00930564" calcext:value-type="float">
            <text:p>0.00930564</text:p>
          </table:table-cell>
          <table:table-cell office:value-type="float" office:value="0.00826742" calcext:value-type="float">
            <text:p>0.00826742</text:p>
          </table:table-cell>
        </table:table-row>
        <table:table-row table:style-name="ro1">
          <table:table-cell office:value-type="float" office:value="607000" calcext:value-type="float">
            <text:p>607000</text:p>
          </table:table-cell>
          <table:table-cell office:value-type="float" office:value="0.00625337" calcext:value-type="float">
            <text:p>0.00625337</text:p>
          </table:table-cell>
          <table:table-cell office:value-type="float" office:value="0.00714868" calcext:value-type="float">
            <text:p>0.00714868</text:p>
          </table:table-cell>
          <table:table-cell office:value-type="float" office:value="0.0484735" calcext:value-type="float">
            <text:p>0.0484735</text:p>
          </table:table-cell>
          <table:table-cell office:value-type="float" office:value="0.00966566" calcext:value-type="float">
            <text:p>0.00966566</text:p>
          </table:table-cell>
          <table:table-cell office:value-type="float" office:value="0.0082386" calcext:value-type="float">
            <text:p>0.0082386</text:p>
          </table:table-cell>
        </table:table-row>
        <table:table-row table:style-name="ro1">
          <table:table-cell office:value-type="float" office:value="608000" calcext:value-type="float">
            <text:p>608000</text:p>
          </table:table-cell>
          <table:table-cell office:value-type="float" office:value="0.0067555" calcext:value-type="float">
            <text:p>0.0067555</text:p>
          </table:table-cell>
          <table:table-cell office:value-type="float" office:value="0.00695051" calcext:value-type="float">
            <text:p>0.00695051</text:p>
          </table:table-cell>
          <table:table-cell office:value-type="float" office:value="0.0516667" calcext:value-type="float">
            <text:p>0.0516667</text:p>
          </table:table-cell>
          <table:table-cell office:value-type="float" office:value="0.00939051" calcext:value-type="float">
            <text:p>0.00939051</text:p>
          </table:table-cell>
          <table:table-cell office:value-type="float" office:value="0.00811939" calcext:value-type="float">
            <text:p>0.00811939</text:p>
          </table:table-cell>
        </table:table-row>
        <table:table-row table:style-name="ro1">
          <table:table-cell office:value-type="float" office:value="609000" calcext:value-type="float">
            <text:p>609000</text:p>
          </table:table-cell>
          <table:table-cell office:value-type="float" office:value="0.00634219" calcext:value-type="float">
            <text:p>0.00634219</text:p>
          </table:table-cell>
          <table:table-cell office:value-type="float" office:value="0.00710249" calcext:value-type="float">
            <text:p>0.00710249</text:p>
          </table:table-cell>
          <table:table-cell office:value-type="float" office:value="0.0483089" calcext:value-type="float">
            <text:p>0.0483089</text:p>
          </table:table-cell>
          <table:table-cell office:value-type="float" office:value="0.00941064" calcext:value-type="float">
            <text:p>0.00941064</text:p>
          </table:table-cell>
          <table:table-cell office:value-type="float" office:value="0.00838348" calcext:value-type="float">
            <text:p>0.00838348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float" office:value="0.00637574" calcext:value-type="float">
            <text:p>0.00637574</text:p>
          </table:table-cell>
          <table:table-cell office:value-type="float" office:value="0.00698841" calcext:value-type="float">
            <text:p>0.00698841</text:p>
          </table:table-cell>
          <table:table-cell office:value-type="float" office:value="0.0500755" calcext:value-type="float">
            <text:p>0.0500755</text:p>
          </table:table-cell>
          <table:table-cell office:value-type="float" office:value="0.00948288" calcext:value-type="float">
            <text:p>0.00948288</text:p>
          </table:table-cell>
          <table:table-cell office:value-type="float" office:value="0.00815571" calcext:value-type="float">
            <text:p>0.00815571</text:p>
          </table:table-cell>
        </table:table-row>
        <table:table-row table:style-name="ro1">
          <table:table-cell office:value-type="float" office:value="611000" calcext:value-type="float">
            <text:p>611000</text:p>
          </table:table-cell>
          <table:table-cell office:value-type="float" office:value="0.00648154" calcext:value-type="float">
            <text:p>0.00648154</text:p>
          </table:table-cell>
          <table:table-cell office:value-type="float" office:value="0.007275" calcext:value-type="float">
            <text:p>0.007275</text:p>
          </table:table-cell>
          <table:table-cell office:value-type="float" office:value="0.0476903" calcext:value-type="float">
            <text:p>0.0476903</text:p>
          </table:table-cell>
          <table:table-cell office:value-type="float" office:value="0.00932498" calcext:value-type="float">
            <text:p>0.00932498</text:p>
          </table:table-cell>
          <table:table-cell office:value-type="float" office:value="0.00801399" calcext:value-type="float">
            <text:p>0.00801399</text:p>
          </table:table-cell>
        </table:table-row>
        <table:table-row table:style-name="ro1">
          <table:table-cell office:value-type="float" office:value="612000" calcext:value-type="float">
            <text:p>612000</text:p>
          </table:table-cell>
          <table:table-cell office:value-type="float" office:value="0.00641995" calcext:value-type="float">
            <text:p>0.00641995</text:p>
          </table:table-cell>
          <table:table-cell office:value-type="float" office:value="0.00692603" calcext:value-type="float">
            <text:p>0.00692603</text:p>
          </table:table-cell>
          <table:table-cell office:value-type="float" office:value="0.0507241" calcext:value-type="float">
            <text:p>0.0507241</text:p>
          </table:table-cell>
          <table:table-cell office:value-type="float" office:value="0.00940669" calcext:value-type="float">
            <text:p>0.00940669</text:p>
          </table:table-cell>
          <table:table-cell office:value-type="float" office:value="0.00799267" calcext:value-type="float">
            <text:p>0.00799267</text:p>
          </table:table-cell>
        </table:table-row>
        <table:table-row table:style-name="ro1">
          <table:table-cell office:value-type="float" office:value="613000" calcext:value-type="float">
            <text:p>613000</text:p>
          </table:table-cell>
          <table:table-cell office:value-type="float" office:value="0.00638521" calcext:value-type="float">
            <text:p>0.00638521</text:p>
          </table:table-cell>
          <table:table-cell office:value-type="float" office:value="0.00688103" calcext:value-type="float">
            <text:p>0.00688103</text:p>
          </table:table-cell>
          <table:table-cell office:value-type="float" office:value="0.0519747" calcext:value-type="float">
            <text:p>0.0519747</text:p>
          </table:table-cell>
          <table:table-cell office:value-type="float" office:value="0.00999607" calcext:value-type="float">
            <text:p>0.00999607</text:p>
          </table:table-cell>
          <table:table-cell office:value-type="float" office:value="0.00821176" calcext:value-type="float">
            <text:p>0.00821176</text:p>
          </table:table-cell>
        </table:table-row>
        <table:table-row table:style-name="ro1">
          <table:table-cell office:value-type="float" office:value="614000" calcext:value-type="float">
            <text:p>614000</text:p>
          </table:table-cell>
          <table:table-cell office:value-type="float" office:value="0.00628416" calcext:value-type="float">
            <text:p>0.00628416</text:p>
          </table:table-cell>
          <table:table-cell office:value-type="float" office:value="0.00699038" calcext:value-type="float">
            <text:p>0.00699038</text:p>
          </table:table-cell>
          <table:table-cell office:value-type="float" office:value="0.0485067" calcext:value-type="float">
            <text:p>0.0485067</text:p>
          </table:table-cell>
          <table:table-cell office:value-type="float" office:value="0.00931708" calcext:value-type="float">
            <text:p>0.00931708</text:p>
          </table:table-cell>
          <table:table-cell office:value-type="float" office:value="0.00835072" calcext:value-type="float">
            <text:p>0.00835072</text:p>
          </table:table-cell>
        </table:table-row>
        <table:table-row table:style-name="ro1">
          <table:table-cell office:value-type="float" office:value="615000" calcext:value-type="float">
            <text:p>615000</text:p>
          </table:table-cell>
          <table:table-cell office:value-type="float" office:value="0.006296" calcext:value-type="float">
            <text:p>0.006296</text:p>
          </table:table-cell>
          <table:table-cell office:value-type="float" office:value="0.0069438" calcext:value-type="float">
            <text:p>0.0069438</text:p>
          </table:table-cell>
          <table:table-cell office:value-type="float" office:value="0.0486626" calcext:value-type="float">
            <text:p>0.0486626</text:p>
          </table:table-cell>
          <table:table-cell office:value-type="float" office:value="0.0095196" calcext:value-type="float">
            <text:p>0.0095196</text:p>
          </table:table-cell>
          <table:table-cell office:value-type="float" office:value="0.0080811" calcext:value-type="float">
            <text:p>0.0080811</text:p>
          </table:table-cell>
        </table:table-row>
        <table:table-row table:style-name="ro1">
          <table:table-cell office:value-type="float" office:value="616000" calcext:value-type="float">
            <text:p>616000</text:p>
          </table:table-cell>
          <table:table-cell office:value-type="float" office:value="0.00630824" calcext:value-type="float">
            <text:p>0.00630824</text:p>
          </table:table-cell>
          <table:table-cell office:value-type="float" office:value="0.00695406" calcext:value-type="float">
            <text:p>0.00695406</text:p>
          </table:table-cell>
          <table:table-cell office:value-type="float" office:value="0.050259" calcext:value-type="float">
            <text:p>0.050259</text:p>
          </table:table-cell>
          <table:table-cell office:value-type="float" office:value="0.0094063" calcext:value-type="float">
            <text:p>0.0094063</text:p>
          </table:table-cell>
          <table:table-cell office:value-type="float" office:value="0.00867915" calcext:value-type="float">
            <text:p>0.00867915</text:p>
          </table:table-cell>
        </table:table-row>
        <table:table-row table:style-name="ro1">
          <table:table-cell office:value-type="float" office:value="617000" calcext:value-type="float">
            <text:p>617000</text:p>
          </table:table-cell>
          <table:table-cell office:value-type="float" office:value="0.00653364" calcext:value-type="float">
            <text:p>0.00653364</text:p>
          </table:table-cell>
          <table:table-cell office:value-type="float" office:value="0.00697419" calcext:value-type="float">
            <text:p>0.00697419</text:p>
          </table:table-cell>
          <table:table-cell office:value-type="float" office:value="0.0496803" calcext:value-type="float">
            <text:p>0.0496803</text:p>
          </table:table-cell>
          <table:table-cell office:value-type="float" office:value="0.00950578" calcext:value-type="float">
            <text:p>0.00950578</text:p>
          </table:table-cell>
          <table:table-cell office:value-type="float" office:value="0.00812847" calcext:value-type="float">
            <text:p>0.00812847</text:p>
          </table:table-cell>
        </table:table-row>
        <table:table-row table:style-name="ro1">
          <table:table-cell office:value-type="float" office:value="618000" calcext:value-type="float">
            <text:p>618000</text:p>
          </table:table-cell>
          <table:table-cell office:value-type="float" office:value="0.00634219" calcext:value-type="float">
            <text:p>0.00634219</text:p>
          </table:table-cell>
          <table:table-cell office:value-type="float" office:value="0.00692643" calcext:value-type="float">
            <text:p>0.00692643</text:p>
          </table:table-cell>
          <table:table-cell office:value-type="float" office:value="0.0483058" calcext:value-type="float">
            <text:p>0.0483058</text:p>
          </table:table-cell>
          <table:table-cell office:value-type="float" office:value="0.00943235" calcext:value-type="float">
            <text:p>0.00943235</text:p>
          </table:table-cell>
          <table:table-cell office:value-type="float" office:value="0.00836532" calcext:value-type="float">
            <text:p>0.00836532</text:p>
          </table:table-cell>
        </table:table-row>
        <table:table-row table:style-name="ro1">
          <table:table-cell office:value-type="float" office:value="619000" calcext:value-type="float">
            <text:p>619000</text:p>
          </table:table-cell>
          <table:table-cell office:value-type="float" office:value="0.00629995" calcext:value-type="float">
            <text:p>0.00629995</text:p>
          </table:table-cell>
          <table:table-cell office:value-type="float" office:value="0.00693551" calcext:value-type="float">
            <text:p>0.00693551</text:p>
          </table:table-cell>
          <table:table-cell office:value-type="float" office:value="0.0495007" calcext:value-type="float">
            <text:p>0.0495007</text:p>
          </table:table-cell>
          <table:table-cell office:value-type="float" office:value="0.00946788" calcext:value-type="float">
            <text:p>0.00946788</text:p>
          </table:table-cell>
          <table:table-cell office:value-type="float" office:value="0.00803096" calcext:value-type="float">
            <text:p>0.00803096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float" office:value="0.00632797" calcext:value-type="float">
            <text:p>0.00632797</text:p>
          </table:table-cell>
          <table:table-cell office:value-type="float" office:value="0.00707012" calcext:value-type="float">
            <text:p>0.00707012</text:p>
          </table:table-cell>
          <table:table-cell office:value-type="float" office:value="0.0490965" calcext:value-type="float">
            <text:p>0.0490965</text:p>
          </table:table-cell>
          <table:table-cell office:value-type="float" office:value="0.00938656" calcext:value-type="float">
            <text:p>0.00938656</text:p>
          </table:table-cell>
          <table:table-cell office:value-type="float" office:value="0.00796188" calcext:value-type="float">
            <text:p>0.00796188</text:p>
          </table:table-cell>
        </table:table-row>
        <table:table-row table:style-name="ro1">
          <table:table-cell office:value-type="float" office:value="621000" calcext:value-type="float">
            <text:p>621000</text:p>
          </table:table-cell>
          <table:table-cell office:value-type="float" office:value="0.00628416" calcext:value-type="float">
            <text:p>0.00628416</text:p>
          </table:table-cell>
          <table:table-cell office:value-type="float" office:value="0.00981685" calcext:value-type="float">
            <text:p>0.00981685</text:p>
          </table:table-cell>
          <table:table-cell office:value-type="float" office:value="0.0508701" calcext:value-type="float">
            <text:p>0.0508701</text:p>
          </table:table-cell>
          <table:table-cell office:value-type="float" office:value="0.00950183" calcext:value-type="float">
            <text:p>0.00950183</text:p>
          </table:table-cell>
          <table:table-cell office:value-type="float" office:value="0.00839769" calcext:value-type="float">
            <text:p>0.00839769</text:p>
          </table:table-cell>
        </table:table-row>
        <table:table-row table:style-name="ro1">
          <table:table-cell office:value-type="float" office:value="622000" calcext:value-type="float">
            <text:p>622000</text:p>
          </table:table-cell>
          <table:table-cell office:value-type="float" office:value="0.0062956" calcext:value-type="float">
            <text:p>0.0062956</text:p>
          </table:table-cell>
          <table:table-cell office:value-type="float" office:value="0.00859231" calcext:value-type="float">
            <text:p>0.00859231</text:p>
          </table:table-cell>
          <table:table-cell office:value-type="float" office:value="0.0492489" calcext:value-type="float">
            <text:p>0.0492489</text:p>
          </table:table-cell>
          <table:table-cell office:value-type="float" office:value="0.0094963" calcext:value-type="float">
            <text:p>0.0094963</text:p>
          </table:table-cell>
          <table:table-cell office:value-type="float" office:value="0.00817426" calcext:value-type="float">
            <text:p>0.00817426</text:p>
          </table:table-cell>
        </table:table-row>
        <table:table-row table:style-name="ro1">
          <table:table-cell office:value-type="float" office:value="623000" calcext:value-type="float">
            <text:p>623000</text:p>
          </table:table-cell>
          <table:table-cell office:value-type="float" office:value="0.0063635" calcext:value-type="float">
            <text:p>0.0063635</text:p>
          </table:table-cell>
          <table:table-cell office:value-type="float" office:value="0.00705828" calcext:value-type="float">
            <text:p>0.00705828</text:p>
          </table:table-cell>
          <table:table-cell office:value-type="float" office:value="0.0484124" calcext:value-type="float">
            <text:p>0.0484124</text:p>
          </table:table-cell>
          <table:table-cell office:value-type="float" office:value="0.00966723" calcext:value-type="float">
            <text:p>0.00966723</text:p>
          </table:table-cell>
          <table:table-cell office:value-type="float" office:value="0.00841427" calcext:value-type="float">
            <text:p>0.00841427</text:p>
          </table:table-cell>
        </table:table-row>
        <table:table-row table:style-name="ro1">
          <table:table-cell office:value-type="float" office:value="624000" calcext:value-type="float">
            <text:p>624000</text:p>
          </table:table-cell>
          <table:table-cell office:value-type="float" office:value="0.00630547" calcext:value-type="float">
            <text:p>0.00630547</text:p>
          </table:table-cell>
          <table:table-cell office:value-type="float" office:value="0.00695406" calcext:value-type="float">
            <text:p>0.00695406</text:p>
          </table:table-cell>
          <table:table-cell office:value-type="float" office:value="0.0480496" calcext:value-type="float">
            <text:p>0.0480496</text:p>
          </table:table-cell>
          <table:table-cell office:value-type="float" office:value="0.0093688" calcext:value-type="float">
            <text:p>0.0093688</text:p>
          </table:table-cell>
          <table:table-cell office:value-type="float" office:value="0.00813399" calcext:value-type="float">
            <text:p>0.00813399</text:p>
          </table:table-cell>
        </table:table-row>
        <table:table-row table:style-name="ro1">
          <table:table-cell office:value-type="float" office:value="625000" calcext:value-type="float">
            <text:p>625000</text:p>
          </table:table-cell>
          <table:table-cell office:value-type="float" office:value="0.00626521" calcext:value-type="float">
            <text:p>0.00626521</text:p>
          </table:table-cell>
          <table:table-cell office:value-type="float" office:value="0.00693551" calcext:value-type="float">
            <text:p>0.00693551</text:p>
          </table:table-cell>
          <table:table-cell office:value-type="float" office:value="0.0516845" calcext:value-type="float">
            <text:p>0.0516845</text:p>
          </table:table-cell>
          <table:table-cell office:value-type="float" office:value="0.00933524" calcext:value-type="float">
            <text:p>0.00933524</text:p>
          </table:table-cell>
          <table:table-cell office:value-type="float" office:value="0.00823189" calcext:value-type="float">
            <text:p>0.00823189</text:p>
          </table:table-cell>
        </table:table-row>
        <table:table-row table:style-name="ro1">
          <table:table-cell office:value-type="float" office:value="626000" calcext:value-type="float">
            <text:p>626000</text:p>
          </table:table-cell>
          <table:table-cell office:value-type="float" office:value="0.00626402" calcext:value-type="float">
            <text:p>0.00626402</text:p>
          </table:table-cell>
          <table:table-cell office:value-type="float" office:value="0.00692288" calcext:value-type="float">
            <text:p>0.00692288</text:p>
          </table:table-cell>
          <table:table-cell office:value-type="float" office:value="0.0503179" calcext:value-type="float">
            <text:p>0.0503179</text:p>
          </table:table-cell>
          <table:table-cell office:value-type="float" office:value="0.0098804" calcext:value-type="float">
            <text:p>0.0098804</text:p>
          </table:table-cell>
          <table:table-cell office:value-type="float" office:value="0.00822795" calcext:value-type="float">
            <text:p>0.00822795</text:p>
          </table:table-cell>
        </table:table-row>
        <table:table-row table:style-name="ro1">
          <table:table-cell office:value-type="float" office:value="627000" calcext:value-type="float">
            <text:p>627000</text:p>
          </table:table-cell>
          <table:table-cell office:value-type="float" office:value="0.00628416" calcext:value-type="float">
            <text:p>0.00628416</text:p>
          </table:table-cell>
          <table:table-cell office:value-type="float" office:value="0.00692524" calcext:value-type="float">
            <text:p>0.00692524</text:p>
          </table:table-cell>
          <table:table-cell office:value-type="float" office:value="0.0484499" calcext:value-type="float">
            <text:p>0.0484499</text:p>
          </table:table-cell>
          <table:table-cell office:value-type="float" office:value="0.0092705" calcext:value-type="float">
            <text:p>0.0092705</text:p>
          </table:table-cell>
          <table:table-cell office:value-type="float" office:value="0.008721" calcext:value-type="float">
            <text:p>0.008721</text:p>
          </table:table-cell>
        </table:table-row>
        <table:table-row table:style-name="ro1">
          <table:table-cell office:value-type="float" office:value="628000" calcext:value-type="float">
            <text:p>628000</text:p>
          </table:table-cell>
          <table:table-cell office:value-type="float" office:value="0.00629126" calcext:value-type="float">
            <text:p>0.00629126</text:p>
          </table:table-cell>
          <table:table-cell office:value-type="float" office:value="0.00692327" calcext:value-type="float">
            <text:p>0.00692327</text:p>
          </table:table-cell>
          <table:table-cell office:value-type="float" office:value="0.0483551" calcext:value-type="float">
            <text:p>0.0483551</text:p>
          </table:table-cell>
          <table:table-cell office:value-type="float" office:value="0.00957881" calcext:value-type="float">
            <text:p>0.00957881</text:p>
          </table:table-cell>
          <table:table-cell office:value-type="float" office:value="0.00818926" calcext:value-type="float">
            <text:p>0.00818926</text:p>
          </table:table-cell>
        </table:table-row>
        <table:table-row table:style-name="ro1">
          <table:table-cell office:value-type="float" office:value="629000" calcext:value-type="float">
            <text:p>629000</text:p>
          </table:table-cell>
          <table:table-cell office:value-type="float" office:value="0.00666905" calcext:value-type="float">
            <text:p>0.00666905</text:p>
          </table:table-cell>
          <table:table-cell office:value-type="float" office:value="0.00732592" calcext:value-type="float">
            <text:p>0.00732592</text:p>
          </table:table-cell>
          <table:table-cell office:value-type="float" office:value="0.0510253" calcext:value-type="float">
            <text:p>0.0510253</text:p>
          </table:table-cell>
          <table:table-cell office:value-type="float" office:value="0.00958276" calcext:value-type="float">
            <text:p>0.00958276</text:p>
          </table:table-cell>
          <table:table-cell office:value-type="float" office:value="0.00835269" calcext:value-type="float">
            <text:p>0.00835269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float" office:value="0.00632363" calcext:value-type="float">
            <text:p>0.00632363</text:p>
          </table:table-cell>
          <table:table-cell office:value-type="float" office:value="0.00713131" calcext:value-type="float">
            <text:p>0.00713131</text:p>
          </table:table-cell>
          <table:table-cell office:value-type="float" office:value="0.0484763" calcext:value-type="float">
            <text:p>0.0484763</text:p>
          </table:table-cell>
          <table:table-cell office:value-type="float" office:value="0.00933366" calcext:value-type="float">
            <text:p>0.00933366</text:p>
          </table:table-cell>
          <table:table-cell office:value-type="float" office:value="0.00814505" calcext:value-type="float">
            <text:p>0.00814505</text:p>
          </table:table-cell>
        </table:table-row>
        <table:table-row table:style-name="ro1">
          <table:table-cell office:value-type="float" office:value="631000" calcext:value-type="float">
            <text:p>631000</text:p>
          </table:table-cell>
          <table:table-cell office:value-type="float" office:value="0.00631811" calcext:value-type="float">
            <text:p>0.00631811</text:p>
          </table:table-cell>
          <table:table-cell office:value-type="float" office:value="0.00723789" calcext:value-type="float">
            <text:p>0.00723789</text:p>
          </table:table-cell>
          <table:table-cell office:value-type="float" office:value="0.049462" calcext:value-type="float">
            <text:p>0.049462</text:p>
          </table:table-cell>
          <table:table-cell office:value-type="float" office:value="0.00931235" calcext:value-type="float">
            <text:p>0.00931235</text:p>
          </table:table-cell>
          <table:table-cell office:value-type="float" office:value="0.00862863" calcext:value-type="float">
            <text:p>0.00862863</text:p>
          </table:table-cell>
        </table:table-row>
        <table:table-row table:style-name="ro1">
          <table:table-cell office:value-type="float" office:value="632000" calcext:value-type="float">
            <text:p>632000</text:p>
          </table:table-cell>
          <table:table-cell office:value-type="float" office:value="0.00755212" calcext:value-type="float">
            <text:p>0.00755212</text:p>
          </table:table-cell>
          <table:table-cell office:value-type="float" office:value="0.0068988" calcext:value-type="float">
            <text:p>0.0068988</text:p>
          </table:table-cell>
          <table:table-cell office:value-type="float" office:value="0.0483583" calcext:value-type="float">
            <text:p>0.0483583</text:p>
          </table:table-cell>
          <table:table-cell office:value-type="float" office:value="0.00932814" calcext:value-type="float">
            <text:p>0.00932814</text:p>
          </table:table-cell>
          <table:table-cell office:value-type="float" office:value="0.00836927" calcext:value-type="float">
            <text:p>0.00836927</text:p>
          </table:table-cell>
        </table:table-row>
        <table:table-row table:style-name="ro1">
          <table:table-cell office:value-type="float" office:value="633000" calcext:value-type="float">
            <text:p>633000</text:p>
          </table:table-cell>
          <table:table-cell office:value-type="float" office:value="0.00701999" calcext:value-type="float">
            <text:p>0.00701999</text:p>
          </table:table-cell>
          <table:table-cell office:value-type="float" office:value="0.00698841" calcext:value-type="float">
            <text:p>0.00698841</text:p>
          </table:table-cell>
          <table:table-cell office:value-type="float" office:value="0.0499073" calcext:value-type="float">
            <text:p>0.0499073</text:p>
          </table:table-cell>
          <table:table-cell office:value-type="float" office:value="0.0098129" calcext:value-type="float">
            <text:p>0.0098129</text:p>
          </table:table-cell>
          <table:table-cell office:value-type="float" office:value="0.00823031" calcext:value-type="float">
            <text:p>0.00823031</text:p>
          </table:table-cell>
        </table:table-row>
        <table:table-row table:style-name="ro1">
          <table:table-cell office:value-type="float" office:value="634000" calcext:value-type="float">
            <text:p>634000</text:p>
          </table:table-cell>
          <table:table-cell office:value-type="float" office:value="0.00647996" calcext:value-type="float">
            <text:p>0.00647996</text:p>
          </table:table-cell>
          <table:table-cell office:value-type="float" office:value="0.00698209" calcext:value-type="float">
            <text:p>0.00698209</text:p>
          </table:table-cell>
          <table:table-cell office:value-type="float" office:value="0.0497214" calcext:value-type="float">
            <text:p>0.0497214</text:p>
          </table:table-cell>
          <table:table-cell office:value-type="float" office:value="0.00957052" calcext:value-type="float">
            <text:p>0.00957052</text:p>
          </table:table-cell>
          <table:table-cell office:value-type="float" office:value="0.00819084" calcext:value-type="float">
            <text:p>0.00819084</text:p>
          </table:table-cell>
        </table:table-row>
        <table:table-row table:style-name="ro1">
          <table:table-cell office:value-type="float" office:value="635000" calcext:value-type="float">
            <text:p>635000</text:p>
          </table:table-cell>
          <table:table-cell office:value-type="float" office:value="0.00632955" calcext:value-type="float">
            <text:p>0.00632955</text:p>
          </table:table-cell>
          <table:table-cell office:value-type="float" office:value="0.00697419" calcext:value-type="float">
            <text:p>0.00697419</text:p>
          </table:table-cell>
          <table:table-cell office:value-type="float" office:value="0.0486342" calcext:value-type="float">
            <text:p>0.0486342</text:p>
          </table:table-cell>
          <table:table-cell office:value-type="float" office:value="0.00956183" calcext:value-type="float">
            <text:p>0.00956183</text:p>
          </table:table-cell>
          <table:table-cell office:value-type="float" office:value="0.0079828" calcext:value-type="float">
            <text:p>0.0079828</text:p>
          </table:table-cell>
        </table:table-row>
        <table:table-row table:style-name="ro1">
          <table:table-cell office:value-type="float" office:value="636000" calcext:value-type="float">
            <text:p>636000</text:p>
          </table:table-cell>
          <table:table-cell office:value-type="float" office:value="0.00639864" calcext:value-type="float">
            <text:p>0.00639864</text:p>
          </table:table-cell>
          <table:table-cell office:value-type="float" office:value="0.00715815" calcext:value-type="float">
            <text:p>0.00715815</text:p>
          </table:table-cell>
          <table:table-cell office:value-type="float" office:value="0.0493661" calcext:value-type="float">
            <text:p>0.0493661</text:p>
          </table:table-cell>
          <table:table-cell office:value-type="float" office:value="0.0099558" calcext:value-type="float">
            <text:p>0.0099558</text:p>
          </table:table-cell>
          <table:table-cell office:value-type="float" office:value="0.00819834" calcext:value-type="float">
            <text:p>0.00819834</text:p>
          </table:table-cell>
        </table:table-row>
        <table:table-row table:style-name="ro1">
          <table:table-cell office:value-type="float" office:value="637000" calcext:value-type="float">
            <text:p>637000</text:p>
          </table:table-cell>
          <table:table-cell office:value-type="float" office:value="0.00629639" calcext:value-type="float">
            <text:p>0.00629639</text:p>
          </table:table-cell>
          <table:table-cell office:value-type="float" office:value="0.00699748" calcext:value-type="float">
            <text:p>0.00699748</text:p>
          </table:table-cell>
          <table:table-cell office:value-type="float" office:value="0.051452" calcext:value-type="float">
            <text:p>0.051452</text:p>
          </table:table-cell>
          <table:table-cell office:value-type="float" office:value="0.00987606" calcext:value-type="float">
            <text:p>0.00987606</text:p>
          </table:table-cell>
          <table:table-cell office:value-type="float" office:value="0.00806807" calcext:value-type="float">
            <text:p>0.00806807</text:p>
          </table:table-cell>
        </table:table-row>
        <table:table-row table:style-name="ro1">
          <table:table-cell office:value-type="float" office:value="638000" calcext:value-type="float">
            <text:p>638000</text:p>
          </table:table-cell>
          <table:table-cell office:value-type="float" office:value="0.00666589" calcext:value-type="float">
            <text:p>0.00666589</text:p>
          </table:table-cell>
          <table:table-cell office:value-type="float" office:value="0.00718302" calcext:value-type="float">
            <text:p>0.00718302</text:p>
          </table:table-cell>
          <table:table-cell office:value-type="float" office:value="0.0552089" calcext:value-type="float">
            <text:p>0.0552089</text:p>
          </table:table-cell>
          <table:table-cell office:value-type="float" office:value="0.00942564" calcext:value-type="float">
            <text:p>0.00942564</text:p>
          </table:table-cell>
          <table:table-cell office:value-type="float" office:value="0.008314" calcext:value-type="float">
            <text:p>0.008314</text:p>
          </table:table-cell>
        </table:table-row>
        <table:table-row table:style-name="ro1">
          <table:table-cell office:value-type="float" office:value="639000" calcext:value-type="float">
            <text:p>639000</text:p>
          </table:table-cell>
          <table:table-cell office:value-type="float" office:value="0.00631258" calcext:value-type="float">
            <text:p>0.00631258</text:p>
          </table:table-cell>
          <table:table-cell office:value-type="float" office:value="0.0070042" calcext:value-type="float">
            <text:p>0.0070042</text:p>
          </table:table-cell>
          <table:table-cell office:value-type="float" office:value="0.04865" calcext:value-type="float">
            <text:p>0.04865</text:p>
          </table:table-cell>
          <table:table-cell office:value-type="float" office:value="0.00953657" calcext:value-type="float">
            <text:p>0.00953657</text:p>
          </table:table-cell>
          <table:table-cell office:value-type="float" office:value="0.00807794" calcext:value-type="float">
            <text:p>0.00807794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float" office:value="0.00635758" calcext:value-type="float">
            <text:p>0.00635758</text:p>
          </table:table-cell>
          <table:table-cell office:value-type="float" office:value="0.00753396" calcext:value-type="float">
            <text:p>0.00753396</text:p>
          </table:table-cell>
          <table:table-cell office:value-type="float" office:value="0.0481309" calcext:value-type="float">
            <text:p>0.0481309</text:p>
          </table:table-cell>
          <table:table-cell office:value-type="float" office:value="0.00926774" calcext:value-type="float">
            <text:p>0.00926774</text:p>
          </table:table-cell>
          <table:table-cell office:value-type="float" office:value="0.00808189" calcext:value-type="float">
            <text:p>0.00808189</text:p>
          </table:table-cell>
        </table:table-row>
        <table:table-row table:style-name="ro1">
          <table:table-cell office:value-type="float" office:value="641000" calcext:value-type="float">
            <text:p>641000</text:p>
          </table:table-cell>
          <table:table-cell office:value-type="float" office:value="0.00629995" calcext:value-type="float">
            <text:p>0.00629995</text:p>
          </table:table-cell>
          <table:table-cell office:value-type="float" office:value="0.00694696" calcext:value-type="float">
            <text:p>0.00694696</text:p>
          </table:table-cell>
          <table:table-cell office:value-type="float" office:value="0.0498623" calcext:value-type="float">
            <text:p>0.0498623</text:p>
          </table:table-cell>
          <table:table-cell office:value-type="float" office:value="0.00956499" calcext:value-type="float">
            <text:p>0.00956499</text:p>
          </table:table-cell>
          <table:table-cell office:value-type="float" office:value="0.00804083" calcext:value-type="float">
            <text:p>0.00804083</text:p>
          </table:table-cell>
        </table:table-row>
        <table:table-row table:style-name="ro1">
          <table:table-cell office:value-type="float" office:value="642000" calcext:value-type="float">
            <text:p>642000</text:p>
          </table:table-cell>
          <table:table-cell office:value-type="float" office:value="0.0063189" calcext:value-type="float">
            <text:p>0.0063189</text:p>
          </table:table-cell>
          <table:table-cell office:value-type="float" office:value="0.00697775" calcext:value-type="float">
            <text:p>0.00697775</text:p>
          </table:table-cell>
          <table:table-cell office:value-type="float" office:value="0.0528621" calcext:value-type="float">
            <text:p>0.0528621</text:p>
          </table:table-cell>
          <table:table-cell office:value-type="float" office:value="0.00939367" calcext:value-type="float">
            <text:p>0.00939367</text:p>
          </table:table-cell>
          <table:table-cell office:value-type="float" office:value="0.00879798" calcext:value-type="float">
            <text:p>0.00879798</text:p>
          </table:table-cell>
        </table:table-row>
        <table:table-row table:style-name="ro1">
          <table:table-cell office:value-type="float" office:value="643000" calcext:value-type="float">
            <text:p>643000</text:p>
          </table:table-cell>
          <table:table-cell office:value-type="float" office:value="0.00634455" calcext:value-type="float">
            <text:p>0.00634455</text:p>
          </table:table-cell>
          <table:table-cell office:value-type="float" office:value="0.00698248" calcext:value-type="float">
            <text:p>0.00698248</text:p>
          </table:table-cell>
          <table:table-cell office:value-type="float" office:value="0.0485655" calcext:value-type="float">
            <text:p>0.0485655</text:p>
          </table:table-cell>
          <table:table-cell office:value-type="float" office:value="0.00937077" calcext:value-type="float">
            <text:p>0.00937077</text:p>
          </table:table-cell>
          <table:table-cell office:value-type="float" office:value="0.00810518" calcext:value-type="float">
            <text:p>0.00810518</text:p>
          </table:table-cell>
        </table:table-row>
        <table:table-row table:style-name="ro1">
          <table:table-cell office:value-type="float" office:value="644000" calcext:value-type="float">
            <text:p>644000</text:p>
          </table:table-cell>
          <table:table-cell office:value-type="float" office:value="0.00632363" calcext:value-type="float">
            <text:p>0.00632363</text:p>
          </table:table-cell>
          <table:table-cell office:value-type="float" office:value="0.00709341" calcext:value-type="float">
            <text:p>0.00709341</text:p>
          </table:table-cell>
          <table:table-cell office:value-type="float" office:value="0.0485387" calcext:value-type="float">
            <text:p>0.0485387</text:p>
          </table:table-cell>
          <table:table-cell office:value-type="float" office:value="0.00938261" calcext:value-type="float">
            <text:p>0.00938261</text:p>
          </table:table-cell>
          <table:table-cell office:value-type="float" office:value="0.00807399" calcext:value-type="float">
            <text:p>0.00807399</text:p>
          </table:table-cell>
        </table:table-row>
        <table:table-row table:style-name="ro1">
          <table:table-cell office:value-type="float" office:value="645000" calcext:value-type="float">
            <text:p>645000</text:p>
          </table:table-cell>
          <table:table-cell office:value-type="float" office:value="0.00628258" calcext:value-type="float">
            <text:p>0.00628258</text:p>
          </table:table-cell>
          <table:table-cell office:value-type="float" office:value="0.00710683" calcext:value-type="float">
            <text:p>0.00710683</text:p>
          </table:table-cell>
          <table:table-cell office:value-type="float" office:value="0.0481305" calcext:value-type="float">
            <text:p>0.0481305</text:p>
          </table:table-cell>
          <table:table-cell office:value-type="float" office:value="0.00928985" calcext:value-type="float">
            <text:p>0.00928985</text:p>
          </table:table-cell>
          <table:table-cell office:value-type="float" office:value="0.00812018" calcext:value-type="float">
            <text:p>0.00812018</text:p>
          </table:table-cell>
        </table:table-row>
        <table:table-row table:style-name="ro1">
          <table:table-cell office:value-type="float" office:value="646000" calcext:value-type="float">
            <text:p>646000</text:p>
          </table:table-cell>
          <table:table-cell office:value-type="float" office:value="0.00626837" calcext:value-type="float">
            <text:p>0.00626837</text:p>
          </table:table-cell>
          <table:table-cell office:value-type="float" office:value="0.00713328" calcext:value-type="float">
            <text:p>0.00713328</text:p>
          </table:table-cell>
          <table:table-cell office:value-type="float" office:value="0.0533101" calcext:value-type="float">
            <text:p>0.0533101</text:p>
          </table:table-cell>
          <table:table-cell office:value-type="float" office:value="0.0095421" calcext:value-type="float">
            <text:p>0.0095421</text:p>
          </table:table-cell>
          <table:table-cell office:value-type="float" office:value="0.00808031" calcext:value-type="float">
            <text:p>0.00808031</text:p>
          </table:table-cell>
        </table:table-row>
        <table:table-row table:style-name="ro1">
          <table:table-cell office:value-type="float" office:value="647000" calcext:value-type="float">
            <text:p>647000</text:p>
          </table:table-cell>
          <table:table-cell office:value-type="float" office:value="0.00779529" calcext:value-type="float">
            <text:p>0.00779529</text:p>
          </table:table-cell>
          <table:table-cell office:value-type="float" office:value="0.00699354" calcext:value-type="float">
            <text:p>0.00699354</text:p>
          </table:table-cell>
          <table:table-cell office:value-type="float" office:value="0.0499409" calcext:value-type="float">
            <text:p>0.0499409</text:p>
          </table:table-cell>
          <table:table-cell office:value-type="float" office:value="0.00993409" calcext:value-type="float">
            <text:p>0.00993409</text:p>
          </table:table-cell>
          <table:table-cell office:value-type="float" office:value="0.00812886" calcext:value-type="float">
            <text:p>0.00812886</text:p>
          </table:table-cell>
        </table:table-row>
        <table:table-row table:style-name="ro1">
          <table:table-cell office:value-type="float" office:value="648000" calcext:value-type="float">
            <text:p>648000</text:p>
          </table:table-cell>
          <table:table-cell office:value-type="float" office:value="0.00629955" calcext:value-type="float">
            <text:p>0.00629955</text:p>
          </table:table-cell>
          <table:table-cell office:value-type="float" office:value="0.0073125" calcext:value-type="float">
            <text:p>0.0073125</text:p>
          </table:table-cell>
          <table:table-cell office:value-type="float" office:value="0.0491344" calcext:value-type="float">
            <text:p>0.0491344</text:p>
          </table:table-cell>
          <table:table-cell office:value-type="float" office:value="0.00957249" calcext:value-type="float">
            <text:p>0.00957249</text:p>
          </table:table-cell>
          <table:table-cell office:value-type="float" office:value="0.00793267" calcext:value-type="float">
            <text:p>0.00793267</text:p>
          </table:table-cell>
        </table:table-row>
        <table:table-row table:style-name="ro1">
          <table:table-cell office:value-type="float" office:value="649000" calcext:value-type="float">
            <text:p>649000</text:p>
          </table:table-cell>
          <table:table-cell office:value-type="float" office:value="0.0062885" calcext:value-type="float">
            <text:p>0.0062885</text:p>
          </table:table-cell>
          <table:table-cell office:value-type="float" office:value="0.00725566" calcext:value-type="float">
            <text:p>0.00725566</text:p>
          </table:table-cell>
          <table:table-cell office:value-type="float" office:value="0.0481514" calcext:value-type="float">
            <text:p>0.0481514</text:p>
          </table:table-cell>
          <table:table-cell office:value-type="float" office:value="0.00982316" calcext:value-type="float">
            <text:p>0.00982316</text:p>
          </table:table-cell>
          <table:table-cell office:value-type="float" office:value="0.00821926" calcext:value-type="float">
            <text:p>0.00821926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float" office:value="0.00630942" calcext:value-type="float">
            <text:p>0.00630942</text:p>
          </table:table-cell>
          <table:table-cell office:value-type="float" office:value="0.00693274" calcext:value-type="float">
            <text:p>0.00693274</text:p>
          </table:table-cell>
          <table:table-cell office:value-type="float" office:value="0.0512771" calcext:value-type="float">
            <text:p>0.0512771</text:p>
          </table:table-cell>
          <table:table-cell office:value-type="float" office:value="0.00941498" calcext:value-type="float">
            <text:p>0.00941498</text:p>
          </table:table-cell>
          <table:table-cell office:value-type="float" office:value="0.00826979" calcext:value-type="float">
            <text:p>0.00826979</text:p>
          </table:table-cell>
        </table:table-row>
        <table:table-row table:style-name="ro1">
          <table:table-cell office:value-type="float" office:value="651000" calcext:value-type="float">
            <text:p>651000</text:p>
          </table:table-cell>
          <table:table-cell office:value-type="float" office:value="0.0064164" calcext:value-type="float">
            <text:p>0.0064164</text:p>
          </table:table-cell>
          <table:table-cell office:value-type="float" office:value="0.00712815" calcext:value-type="float">
            <text:p>0.00712815</text:p>
          </table:table-cell>
          <table:table-cell office:value-type="float" office:value="0.0483855" calcext:value-type="float">
            <text:p>0.0483855</text:p>
          </table:table-cell>
          <table:table-cell office:value-type="float" office:value="0.00937235" calcext:value-type="float">
            <text:p>0.00937235</text:p>
          </table:table-cell>
          <table:table-cell office:value-type="float" office:value="0.00816163" calcext:value-type="float">
            <text:p>0.00816163</text:p>
          </table:table-cell>
        </table:table-row>
        <table:table-row table:style-name="ro1">
          <table:table-cell office:value-type="float" office:value="652000" calcext:value-type="float">
            <text:p>652000</text:p>
          </table:table-cell>
          <table:table-cell office:value-type="float" office:value="0.00632561" calcext:value-type="float">
            <text:p>0.00632561</text:p>
          </table:table-cell>
          <table:table-cell office:value-type="float" office:value="0.00692801" calcext:value-type="float">
            <text:p>0.00692801</text:p>
          </table:table-cell>
          <table:table-cell office:value-type="float" office:value="0.0497391" calcext:value-type="float">
            <text:p>0.0497391</text:p>
          </table:table-cell>
          <table:table-cell office:value-type="float" office:value="0.00945249" calcext:value-type="float">
            <text:p>0.00945249</text:p>
          </table:table-cell>
          <table:table-cell office:value-type="float" office:value="0.00866771" calcext:value-type="float">
            <text:p>0.00866771</text:p>
          </table:table-cell>
        </table:table-row>
        <table:table-row table:style-name="ro1">
          <table:table-cell office:value-type="float" office:value="653000" calcext:value-type="float">
            <text:p>653000</text:p>
          </table:table-cell>
          <table:table-cell office:value-type="float" office:value="0.00642627" calcext:value-type="float">
            <text:p>0.00642627</text:p>
          </table:table-cell>
          <table:table-cell office:value-type="float" office:value="0.00705354" calcext:value-type="float">
            <text:p>0.00705354</text:p>
          </table:table-cell>
          <table:table-cell office:value-type="float" office:value="0.0492248" calcext:value-type="float">
            <text:p>0.0492248</text:p>
          </table:table-cell>
          <table:table-cell office:value-type="float" office:value="0.00944933" calcext:value-type="float">
            <text:p>0.00944933</text:p>
          </table:table-cell>
          <table:table-cell office:value-type="float" office:value="0.0081786" calcext:value-type="float">
            <text:p>0.0081786</text:p>
          </table:table-cell>
        </table:table-row>
        <table:table-row table:style-name="ro1">
          <table:table-cell office:value-type="float" office:value="654000" calcext:value-type="float">
            <text:p>654000</text:p>
          </table:table-cell>
          <table:table-cell office:value-type="float" office:value="0.00646693" calcext:value-type="float">
            <text:p>0.00646693</text:p>
          </table:table-cell>
          <table:table-cell office:value-type="float" office:value="0.00706696" calcext:value-type="float">
            <text:p>0.00706696</text:p>
          </table:table-cell>
          <table:table-cell office:value-type="float" office:value="0.0499539" calcext:value-type="float">
            <text:p>0.0499539</text:p>
          </table:table-cell>
          <table:table-cell office:value-type="float" office:value="0.00951367" calcext:value-type="float">
            <text:p>0.00951367</text:p>
          </table:table-cell>
          <table:table-cell office:value-type="float" office:value="0.00890772" calcext:value-type="float">
            <text:p>0.00890772</text:p>
          </table:table-cell>
        </table:table-row>
        <table:table-row table:style-name="ro1">
          <table:table-cell office:value-type="float" office:value="655000" calcext:value-type="float">
            <text:p>655000</text:p>
          </table:table-cell>
          <table:table-cell office:value-type="float" office:value="0.00626442" calcext:value-type="float">
            <text:p>0.00626442</text:p>
          </table:table-cell>
          <table:table-cell office:value-type="float" office:value="0.00705512" calcext:value-type="float">
            <text:p>0.00705512</text:p>
          </table:table-cell>
          <table:table-cell office:value-type="float" office:value="0.0505942" calcext:value-type="float">
            <text:p>0.0505942</text:p>
          </table:table-cell>
          <table:table-cell office:value-type="float" office:value="0.00936446" calcext:value-type="float">
            <text:p>0.00936446</text:p>
          </table:table-cell>
          <table:table-cell office:value-type="float" office:value="0.00816202" calcext:value-type="float">
            <text:p>0.00816202</text:p>
          </table:table-cell>
        </table:table-row>
        <table:table-row table:style-name="ro1">
          <table:table-cell office:value-type="float" office:value="656000" calcext:value-type="float">
            <text:p>656000</text:p>
          </table:table-cell>
          <table:table-cell office:value-type="float" office:value="0.00642943" calcext:value-type="float">
            <text:p>0.00642943</text:p>
          </table:table-cell>
          <table:table-cell office:value-type="float" office:value="0.00704288" calcext:value-type="float">
            <text:p>0.00704288</text:p>
          </table:table-cell>
          <table:table-cell office:value-type="float" office:value="0.0489291" calcext:value-type="float">
            <text:p>0.0489291</text:p>
          </table:table-cell>
          <table:table-cell office:value-type="float" office:value="0.0102045" calcext:value-type="float">
            <text:p>0.0102045</text:p>
          </table:table-cell>
          <table:table-cell office:value-type="float" office:value="0.00816636" calcext:value-type="float">
            <text:p>0.00816636</text:p>
          </table:table-cell>
        </table:table-row>
        <table:table-row table:style-name="ro1">
          <table:table-cell office:value-type="float" office:value="657000" calcext:value-type="float">
            <text:p>657000</text:p>
          </table:table-cell>
          <table:table-cell office:value-type="float" office:value="0.00650048" calcext:value-type="float">
            <text:p>0.00650048</text:p>
          </table:table-cell>
          <table:table-cell office:value-type="float" office:value="0.00707288" calcext:value-type="float">
            <text:p>0.00707288</text:p>
          </table:table-cell>
          <table:table-cell office:value-type="float" office:value="0.0493018" calcext:value-type="float">
            <text:p>0.0493018</text:p>
          </table:table-cell>
          <table:table-cell office:value-type="float" office:value="0.00942051" calcext:value-type="float">
            <text:p>0.00942051</text:p>
          </table:table-cell>
          <table:table-cell office:value-type="float" office:value="0.00828479" calcext:value-type="float">
            <text:p>0.00828479</text:p>
          </table:table-cell>
        </table:table-row>
        <table:table-row table:style-name="ro1">
          <table:table-cell office:value-type="float" office:value="658000" calcext:value-type="float">
            <text:p>658000</text:p>
          </table:table-cell>
          <table:table-cell office:value-type="float" office:value="0.00645667" calcext:value-type="float">
            <text:p>0.00645667</text:p>
          </table:table-cell>
          <table:table-cell office:value-type="float" office:value="0.00717039" calcext:value-type="float">
            <text:p>0.00717039</text:p>
          </table:table-cell>
          <table:table-cell office:value-type="float" office:value="0.0504651" calcext:value-type="float">
            <text:p>0.0504651</text:p>
          </table:table-cell>
          <table:table-cell office:value-type="float" office:value="0.00996686" calcext:value-type="float">
            <text:p>0.00996686</text:p>
          </table:table-cell>
          <table:table-cell office:value-type="float" office:value="0.0081036" calcext:value-type="float">
            <text:p>0.0081036</text:p>
          </table:table-cell>
        </table:table-row>
        <table:table-row table:style-name="ro1">
          <table:table-cell office:value-type="float" office:value="659000" calcext:value-type="float">
            <text:p>659000</text:p>
          </table:table-cell>
          <table:table-cell office:value-type="float" office:value="0.00626995" calcext:value-type="float">
            <text:p>0.00626995</text:p>
          </table:table-cell>
          <table:table-cell office:value-type="float" office:value="0.00692524" calcext:value-type="float">
            <text:p>0.00692524</text:p>
          </table:table-cell>
          <table:table-cell office:value-type="float" office:value="0.0512511" calcext:value-type="float">
            <text:p>0.0512511</text:p>
          </table:table-cell>
          <table:table-cell office:value-type="float" office:value="0.00932774" calcext:value-type="float">
            <text:p>0.00932774</text:p>
          </table:table-cell>
          <table:table-cell office:value-type="float" office:value="0.0081786" calcext:value-type="float">
            <text:p>0.0081786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float" office:value="0.00691143" calcext:value-type="float">
            <text:p>0.00691143</text:p>
          </table:table-cell>
          <table:table-cell office:value-type="float" office:value="0.00692327" calcext:value-type="float">
            <text:p>0.00692327</text:p>
          </table:table-cell>
          <table:table-cell office:value-type="float" office:value="0.0496377" calcext:value-type="float">
            <text:p>0.0496377</text:p>
          </table:table-cell>
          <table:table-cell office:value-type="float" office:value="0.00929458" calcext:value-type="float">
            <text:p>0.00929458</text:p>
          </table:table-cell>
          <table:table-cell office:value-type="float" office:value="0.00831282" calcext:value-type="float">
            <text:p>0.00831282</text:p>
          </table:table-cell>
        </table:table-row>
        <table:table-row table:style-name="ro1">
          <table:table-cell office:value-type="float" office:value="661000" calcext:value-type="float">
            <text:p>661000</text:p>
          </table:table-cell>
          <table:table-cell office:value-type="float" office:value="0.00649022" calcext:value-type="float">
            <text:p>0.00649022</text:p>
          </table:table-cell>
          <table:table-cell office:value-type="float" office:value="0.00701525" calcext:value-type="float">
            <text:p>0.00701525</text:p>
          </table:table-cell>
          <table:table-cell office:value-type="float" office:value="0.0489852" calcext:value-type="float">
            <text:p>0.0489852</text:p>
          </table:table-cell>
          <table:table-cell office:value-type="float" office:value="0.00940748" calcext:value-type="float">
            <text:p>0.00940748</text:p>
          </table:table-cell>
          <table:table-cell office:value-type="float" office:value="0.00856783" calcext:value-type="float">
            <text:p>0.00856783</text:p>
          </table:table-cell>
        </table:table-row>
        <table:table-row table:style-name="ro1">
          <table:table-cell office:value-type="float" office:value="662000" calcext:value-type="float">
            <text:p>662000</text:p>
          </table:table-cell>
          <table:table-cell office:value-type="float" office:value="0.00629955" calcext:value-type="float">
            <text:p>0.00629955</text:p>
          </table:table-cell>
          <table:table-cell office:value-type="float" office:value="0.00696117" calcext:value-type="float">
            <text:p>0.00696117</text:p>
          </table:table-cell>
          <table:table-cell office:value-type="float" office:value="0.0521859" calcext:value-type="float">
            <text:p>0.0521859</text:p>
          </table:table-cell>
          <table:table-cell office:value-type="float" office:value="0.00942406" calcext:value-type="float">
            <text:p>0.00942406</text:p>
          </table:table-cell>
          <table:table-cell office:value-type="float" office:value="0.00807557" calcext:value-type="float">
            <text:p>0.00807557</text:p>
          </table:table-cell>
        </table:table-row>
        <table:table-row table:style-name="ro1">
          <table:table-cell office:value-type="float" office:value="663000" calcext:value-type="float">
            <text:p>663000</text:p>
          </table:table-cell>
          <table:table-cell office:value-type="float" office:value="0.00628613" calcext:value-type="float">
            <text:p>0.00628613</text:p>
          </table:table-cell>
          <table:table-cell office:value-type="float" office:value="0.0070567" calcext:value-type="float">
            <text:p>0.0070567</text:p>
          </table:table-cell>
          <table:table-cell office:value-type="float" office:value="0.0529063" calcext:value-type="float">
            <text:p>0.0529063</text:p>
          </table:table-cell>
          <table:table-cell office:value-type="float" office:value="0.00944143" calcext:value-type="float">
            <text:p>0.00944143</text:p>
          </table:table-cell>
          <table:table-cell office:value-type="float" office:value="0.00807754" calcext:value-type="float">
            <text:p>0.00807754</text:p>
          </table:table-cell>
        </table:table-row>
        <table:table-row table:style-name="ro1">
          <table:table-cell office:value-type="float" office:value="664000" calcext:value-type="float">
            <text:p>664000</text:p>
          </table:table-cell>
          <table:table-cell office:value-type="float" office:value="0.00636903" calcext:value-type="float">
            <text:p>0.00636903</text:p>
          </table:table-cell>
          <table:table-cell office:value-type="float" office:value="0.0071321" calcext:value-type="float">
            <text:p>0.0071321</text:p>
          </table:table-cell>
          <table:table-cell office:value-type="float" office:value="0.0486078" calcext:value-type="float">
            <text:p>0.0486078</text:p>
          </table:table-cell>
          <table:table-cell office:value-type="float" office:value="0.00944538" calcext:value-type="float">
            <text:p>0.00944538</text:p>
          </table:table-cell>
          <table:table-cell office:value-type="float" office:value="0.00819439" calcext:value-type="float">
            <text:p>0.00819439</text:p>
          </table:table-cell>
        </table:table-row>
        <table:table-row table:style-name="ro1">
          <table:table-cell office:value-type="float" office:value="665000" calcext:value-type="float">
            <text:p>665000</text:p>
          </table:table-cell>
          <table:table-cell office:value-type="float" office:value="0.00652062" calcext:value-type="float">
            <text:p>0.00652062</text:p>
          </table:table-cell>
          <table:table-cell office:value-type="float" office:value="0.00698169" calcext:value-type="float">
            <text:p>0.00698169</text:p>
          </table:table-cell>
          <table:table-cell office:value-type="float" office:value="0.0497048" calcext:value-type="float">
            <text:p>0.0497048</text:p>
          </table:table-cell>
          <table:table-cell office:value-type="float" office:value="0.00930129" calcext:value-type="float">
            <text:p>0.00930129</text:p>
          </table:table-cell>
          <table:table-cell office:value-type="float" office:value="0.00863731" calcext:value-type="float">
            <text:p>0.00863731</text:p>
          </table:table-cell>
        </table:table-row>
        <table:table-row table:style-name="ro1">
          <table:table-cell office:value-type="float" office:value="666000" calcext:value-type="float">
            <text:p>666000</text:p>
          </table:table-cell>
          <table:table-cell office:value-type="float" office:value="0.00631061" calcext:value-type="float">
            <text:p>0.00631061</text:p>
          </table:table-cell>
          <table:table-cell office:value-type="float" office:value="0.00727421" calcext:value-type="float">
            <text:p>0.00727421</text:p>
          </table:table-cell>
          <table:table-cell office:value-type="float" office:value="0.0490459" calcext:value-type="float">
            <text:p>0.0490459</text:p>
          </table:table-cell>
          <table:table-cell office:value-type="float" office:value="0.00937669" calcext:value-type="float">
            <text:p>0.00937669</text:p>
          </table:table-cell>
          <table:table-cell office:value-type="float" office:value="0.00831163" calcext:value-type="float">
            <text:p>0.00831163</text:p>
          </table:table-cell>
        </table:table-row>
        <table:table-row table:style-name="ro1">
          <table:table-cell office:value-type="float" office:value="667000" calcext:value-type="float">
            <text:p>667000</text:p>
          </table:table-cell>
          <table:table-cell office:value-type="float" office:value="0.006296" calcext:value-type="float">
            <text:p>0.006296</text:p>
          </table:table-cell>
          <table:table-cell office:value-type="float" office:value="0.00698051" calcext:value-type="float">
            <text:p>0.00698051</text:p>
          </table:table-cell>
          <table:table-cell office:value-type="float" office:value="0.0530425" calcext:value-type="float">
            <text:p>0.0530425</text:p>
          </table:table-cell>
          <table:table-cell office:value-type="float" office:value="0.00939525" calcext:value-type="float">
            <text:p>0.00939525</text:p>
          </table:table-cell>
          <table:table-cell office:value-type="float" office:value="0.00905141" calcext:value-type="float">
            <text:p>0.00905141</text:p>
          </table:table-cell>
        </table:table-row>
        <table:table-row table:style-name="ro1">
          <table:table-cell office:value-type="float" office:value="668000" calcext:value-type="float">
            <text:p>668000</text:p>
          </table:table-cell>
          <table:table-cell office:value-type="float" office:value="0.00657825" calcext:value-type="float">
            <text:p>0.00657825</text:p>
          </table:table-cell>
          <table:table-cell office:value-type="float" office:value="0.00704407" calcext:value-type="float">
            <text:p>0.00704407</text:p>
          </table:table-cell>
          <table:table-cell office:value-type="float" office:value="0.0494533" calcext:value-type="float">
            <text:p>0.0494533</text:p>
          </table:table-cell>
          <table:table-cell office:value-type="float" office:value="0.00943433" calcext:value-type="float">
            <text:p>0.00943433</text:p>
          </table:table-cell>
          <table:table-cell office:value-type="float" office:value="0.00833808" calcext:value-type="float">
            <text:p>0.00833808</text:p>
          </table:table-cell>
        </table:table-row>
        <table:table-row table:style-name="ro1">
          <table:table-cell office:value-type="float" office:value="669000" calcext:value-type="float">
            <text:p>669000</text:p>
          </table:table-cell>
          <table:table-cell office:value-type="float" office:value="0.00628416" calcext:value-type="float">
            <text:p>0.00628416</text:p>
          </table:table-cell>
          <table:table-cell office:value-type="float" office:value="0.00690748" calcext:value-type="float">
            <text:p>0.00690748</text:p>
          </table:table-cell>
          <table:table-cell office:value-type="float" office:value="0.0493049" calcext:value-type="float">
            <text:p>0.0493049</text:p>
          </table:table-cell>
          <table:table-cell office:value-type="float" office:value="0.00960605" calcext:value-type="float">
            <text:p>0.00960605</text:p>
          </table:table-cell>
          <table:table-cell office:value-type="float" office:value="0.0081186" calcext:value-type="float">
            <text:p>0.0081186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float" office:value="0.00636706" calcext:value-type="float">
            <text:p>0.00636706</text:p>
          </table:table-cell>
          <table:table-cell office:value-type="float" office:value="0.00689445" calcext:value-type="float">
            <text:p>0.00689445</text:p>
          </table:table-cell>
          <table:table-cell office:value-type="float" office:value="0.0491687" calcext:value-type="float">
            <text:p>0.0491687</text:p>
          </table:table-cell>
          <table:table-cell office:value-type="float" office:value="0.00935064" calcext:value-type="float">
            <text:p>0.00935064</text:p>
          </table:table-cell>
          <table:table-cell office:value-type="float" office:value="0.008194" calcext:value-type="float">
            <text:p>0.008194</text:p>
          </table:table-cell>
        </table:table-row>
        <table:table-row table:style-name="ro1">
          <table:table-cell office:value-type="float" office:value="671000" calcext:value-type="float">
            <text:p>671000</text:p>
          </table:table-cell>
          <table:table-cell office:value-type="float" office:value="0.00644403" calcext:value-type="float">
            <text:p>0.00644403</text:p>
          </table:table-cell>
          <table:table-cell office:value-type="float" office:value="0.00698643" calcext:value-type="float">
            <text:p>0.00698643</text:p>
          </table:table-cell>
          <table:table-cell office:value-type="float" office:value="0.0525005" calcext:value-type="float">
            <text:p>0.0525005</text:p>
          </table:table-cell>
          <table:table-cell office:value-type="float" office:value="0.00951644" calcext:value-type="float">
            <text:p>0.00951644</text:p>
          </table:table-cell>
          <table:table-cell office:value-type="float" office:value="0.00862034" calcext:value-type="float">
            <text:p>0.00862034</text:p>
          </table:table-cell>
        </table:table-row>
        <table:table-row table:style-name="ro1">
          <table:table-cell office:value-type="float" office:value="672000" calcext:value-type="float">
            <text:p>672000</text:p>
          </table:table-cell>
          <table:table-cell office:value-type="float" office:value="0.00634376" calcext:value-type="float">
            <text:p>0.00634376</text:p>
          </table:table-cell>
          <table:table-cell office:value-type="float" office:value="0.00690708" calcext:value-type="float">
            <text:p>0.00690708</text:p>
          </table:table-cell>
          <table:table-cell office:value-type="float" office:value="0.0498209" calcext:value-type="float">
            <text:p>0.0498209</text:p>
          </table:table-cell>
          <table:table-cell office:value-type="float" office:value="0.00944696" calcext:value-type="float">
            <text:p>0.00944696</text:p>
          </table:table-cell>
          <table:table-cell office:value-type="float" office:value="0.00807912" calcext:value-type="float">
            <text:p>0.00807912</text:p>
          </table:table-cell>
        </table:table-row>
        <table:table-row table:style-name="ro1">
          <table:table-cell office:value-type="float" office:value="673000" calcext:value-type="float">
            <text:p>673000</text:p>
          </table:table-cell>
          <table:table-cell office:value-type="float" office:value="0.00637179" calcext:value-type="float">
            <text:p>0.00637179</text:p>
          </table:table-cell>
          <table:table-cell office:value-type="float" office:value="0.00736935" calcext:value-type="float">
            <text:p>0.00736935</text:p>
          </table:table-cell>
          <table:table-cell office:value-type="float" office:value="0.0488719" calcext:value-type="float">
            <text:p>0.0488719</text:p>
          </table:table-cell>
          <table:table-cell office:value-type="float" office:value="0.0094059" calcext:value-type="float">
            <text:p>0.0094059</text:p>
          </table:table-cell>
          <table:table-cell office:value-type="float" office:value="0.00807794" calcext:value-type="float">
            <text:p>0.00807794</text:p>
          </table:table-cell>
        </table:table-row>
        <table:table-row table:style-name="ro1">
          <table:table-cell office:value-type="float" office:value="674000" calcext:value-type="float">
            <text:p>674000</text:p>
          </table:table-cell>
          <table:table-cell office:value-type="float" office:value="0.00631613" calcext:value-type="float">
            <text:p>0.00631613</text:p>
          </table:table-cell>
          <table:table-cell office:value-type="float" office:value="0.00695761" calcext:value-type="float">
            <text:p>0.00695761</text:p>
          </table:table-cell>
          <table:table-cell office:value-type="float" office:value="0.0488924" calcext:value-type="float">
            <text:p>0.0488924</text:p>
          </table:table-cell>
          <table:table-cell office:value-type="float" office:value="0.00935735" calcext:value-type="float">
            <text:p>0.00935735</text:p>
          </table:table-cell>
          <table:table-cell office:value-type="float" office:value="0.0080053" calcext:value-type="float">
            <text:p>0.0080053</text:p>
          </table:table-cell>
        </table:table-row>
        <table:table-row table:style-name="ro1">
          <table:table-cell office:value-type="float" office:value="675000" calcext:value-type="float">
            <text:p>675000</text:p>
          </table:table-cell>
          <table:table-cell office:value-type="float" office:value="0.00628731" calcext:value-type="float">
            <text:p>0.00628731</text:p>
          </table:table-cell>
          <table:table-cell office:value-type="float" office:value="0.00696393" calcext:value-type="float">
            <text:p>0.00696393</text:p>
          </table:table-cell>
          <table:table-cell office:value-type="float" office:value="0.0518835" calcext:value-type="float">
            <text:p>0.0518835</text:p>
          </table:table-cell>
          <table:table-cell office:value-type="float" office:value="0.00934116" calcext:value-type="float">
            <text:p>0.00934116</text:p>
          </table:table-cell>
          <table:table-cell office:value-type="float" office:value="0.0082315" calcext:value-type="float">
            <text:p>0.0082315</text:p>
          </table:table-cell>
        </table:table-row>
        <table:table-row table:style-name="ro1">
          <table:table-cell office:value-type="float" office:value="676000" calcext:value-type="float">
            <text:p>676000</text:p>
          </table:table-cell>
          <table:table-cell office:value-type="float" office:value="0.00626284" calcext:value-type="float">
            <text:p>0.00626284</text:p>
          </table:table-cell>
          <table:table-cell office:value-type="float" office:value="0.00695169" calcext:value-type="float">
            <text:p>0.00695169</text:p>
          </table:table-cell>
          <table:table-cell office:value-type="float" office:value="0.0490199" calcext:value-type="float">
            <text:p>0.0490199</text:p>
          </table:table-cell>
          <table:table-cell office:value-type="float" office:value="0.00935024" calcext:value-type="float">
            <text:p>0.00935024</text:p>
          </table:table-cell>
          <table:table-cell office:value-type="float" office:value="0.00881219" calcext:value-type="float">
            <text:p>0.00881219</text:p>
          </table:table-cell>
        </table:table-row>
        <table:table-row table:style-name="ro1">
          <table:table-cell office:value-type="float" office:value="677000" calcext:value-type="float">
            <text:p>677000</text:p>
          </table:table-cell>
          <table:table-cell office:value-type="float" office:value="0.00631376" calcext:value-type="float">
            <text:p>0.00631376</text:p>
          </table:table-cell>
          <table:table-cell office:value-type="float" office:value="0.00700301" calcext:value-type="float">
            <text:p>0.00700301</text:p>
          </table:table-cell>
          <table:table-cell office:value-type="float" office:value="0.0490546" calcext:value-type="float">
            <text:p>0.0490546</text:p>
          </table:table-cell>
          <table:table-cell office:value-type="float" office:value="0.0099937" calcext:value-type="float">
            <text:p>0.0099937</text:p>
          </table:table-cell>
          <table:table-cell office:value-type="float" office:value="0.0085402" calcext:value-type="float">
            <text:p>0.0085402</text:p>
          </table:table-cell>
        </table:table-row>
        <table:table-row table:style-name="ro1">
          <table:table-cell office:value-type="float" office:value="678000" calcext:value-type="float">
            <text:p>678000</text:p>
          </table:table-cell>
          <table:table-cell office:value-type="float" office:value="0.0067551" calcext:value-type="float">
            <text:p>0.0067551</text:p>
          </table:table-cell>
          <table:table-cell office:value-type="float" office:value="0.00692524" calcext:value-type="float">
            <text:p>0.00692524</text:p>
          </table:table-cell>
          <table:table-cell office:value-type="float" office:value="0.049496" calcext:value-type="float">
            <text:p>0.049496</text:p>
          </table:table-cell>
          <table:table-cell office:value-type="float" office:value="0.00963486" calcext:value-type="float">
            <text:p>0.00963486</text:p>
          </table:table-cell>
          <table:table-cell office:value-type="float" office:value="0.00856467" calcext:value-type="float">
            <text:p>0.00856467</text:p>
          </table:table-cell>
        </table:table-row>
        <table:table-row table:style-name="ro1">
          <table:table-cell office:value-type="float" office:value="679000" calcext:value-type="float">
            <text:p>679000</text:p>
          </table:table-cell>
          <table:table-cell office:value-type="float" office:value="0.00630429" calcext:value-type="float">
            <text:p>0.00630429</text:p>
          </table:table-cell>
          <table:table-cell office:value-type="float" office:value="0.0069213" calcext:value-type="float">
            <text:p>0.0069213</text:p>
          </table:table-cell>
          <table:table-cell office:value-type="float" office:value="0.0519202" calcext:value-type="float">
            <text:p>0.0519202</text:p>
          </table:table-cell>
          <table:table-cell office:value-type="float" office:value="0.00962026" calcext:value-type="float">
            <text:p>0.00962026</text:p>
          </table:table-cell>
          <table:table-cell office:value-type="float" office:value="0.00817623" calcext:value-type="float">
            <text:p>0.00817623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float" office:value="0.00627508" calcext:value-type="float">
            <text:p>0.00627508</text:p>
          </table:table-cell>
          <table:table-cell office:value-type="float" office:value="0.00728329" calcext:value-type="float">
            <text:p>0.00728329</text:p>
          </table:table-cell>
          <table:table-cell office:value-type="float" office:value="0.0494312" calcext:value-type="float">
            <text:p>0.0494312</text:p>
          </table:table-cell>
          <table:table-cell office:value-type="float" office:value="0.00927919" calcext:value-type="float">
            <text:p>0.00927919</text:p>
          </table:table-cell>
          <table:table-cell office:value-type="float" office:value="0.00894088" calcext:value-type="float">
            <text:p>0.00894088</text:p>
          </table:table-cell>
        </table:table-row>
        <table:table-row table:style-name="ro1">
          <table:table-cell office:value-type="float" office:value="681000" calcext:value-type="float">
            <text:p>681000</text:p>
          </table:table-cell>
          <table:table-cell office:value-type="float" office:value="0.00634061" calcext:value-type="float">
            <text:p>0.00634061</text:p>
          </table:table-cell>
          <table:table-cell office:value-type="float" office:value="0.00691182" calcext:value-type="float">
            <text:p>0.00691182</text:p>
          </table:table-cell>
          <table:table-cell office:value-type="float" office:value="0.0485782" calcext:value-type="float">
            <text:p>0.0485782</text:p>
          </table:table-cell>
          <table:table-cell office:value-type="float" office:value="0.00942959" calcext:value-type="float">
            <text:p>0.00942959</text:p>
          </table:table-cell>
          <table:table-cell office:value-type="float" office:value="0.00820229" calcext:value-type="float">
            <text:p>0.00820229</text:p>
          </table:table-cell>
        </table:table-row>
        <table:table-row table:style-name="ro1">
          <table:table-cell office:value-type="float" office:value="682000" calcext:value-type="float">
            <text:p>682000</text:p>
          </table:table-cell>
          <table:table-cell office:value-type="float" office:value="0.00653562" calcext:value-type="float">
            <text:p>0.00653562</text:p>
          </table:table-cell>
          <table:table-cell office:value-type="float" office:value="0.00703854" calcext:value-type="float">
            <text:p>0.00703854</text:p>
          </table:table-cell>
          <table:table-cell office:value-type="float" office:value="0.0506933" calcext:value-type="float">
            <text:p>0.0506933</text:p>
          </table:table-cell>
          <table:table-cell office:value-type="float" office:value="0.00934827" calcext:value-type="float">
            <text:p>0.00934827</text:p>
          </table:table-cell>
          <table:table-cell office:value-type="float" office:value="0.00804162" calcext:value-type="float">
            <text:p>0.00804162</text:p>
          </table:table-cell>
        </table:table-row>
        <table:table-row table:style-name="ro1">
          <table:table-cell office:value-type="float" office:value="683000" calcext:value-type="float">
            <text:p>683000</text:p>
          </table:table-cell>
          <table:table-cell office:value-type="float" office:value="0.00647009" calcext:value-type="float">
            <text:p>0.00647009</text:p>
          </table:table-cell>
          <table:table-cell office:value-type="float" office:value="0.0069063" calcext:value-type="float">
            <text:p>0.0069063</text:p>
          </table:table-cell>
          <table:table-cell office:value-type="float" office:value="0.049989" calcext:value-type="float">
            <text:p>0.049989</text:p>
          </table:table-cell>
          <table:table-cell office:value-type="float" office:value="0.00938103" calcext:value-type="float">
            <text:p>0.00938103</text:p>
          </table:table-cell>
          <table:table-cell office:value-type="float" office:value="0.00828321" calcext:value-type="float">
            <text:p>0.00828321</text:p>
          </table:table-cell>
        </table:table-row>
        <table:table-row table:style-name="ro1">
          <table:table-cell office:value-type="float" office:value="684000" calcext:value-type="float">
            <text:p>684000</text:p>
          </table:table-cell>
          <table:table-cell office:value-type="float" office:value="0.00641719" calcext:value-type="float">
            <text:p>0.00641719</text:p>
          </table:table-cell>
          <table:table-cell office:value-type="float" office:value="0.00740211" calcext:value-type="float">
            <text:p>0.00740211</text:p>
          </table:table-cell>
          <table:table-cell office:value-type="float" office:value="0.0540298" calcext:value-type="float">
            <text:p>0.0540298</text:p>
          </table:table-cell>
          <table:table-cell office:value-type="float" office:value="0.00932419" calcext:value-type="float">
            <text:p>0.00932419</text:p>
          </table:table-cell>
          <table:table-cell office:value-type="float" office:value="0.00821808" calcext:value-type="float">
            <text:p>0.00821808</text:p>
          </table:table-cell>
        </table:table-row>
        <table:table-row table:style-name="ro1">
          <table:table-cell office:value-type="float" office:value="685000" calcext:value-type="float">
            <text:p>685000</text:p>
          </table:table-cell>
          <table:table-cell office:value-type="float" office:value="0.0064014" calcext:value-type="float">
            <text:p>0.0064014</text:p>
          </table:table-cell>
          <table:table-cell office:value-type="float" office:value="0.00703578" calcext:value-type="float">
            <text:p>0.00703578</text:p>
          </table:table-cell>
          <table:table-cell office:value-type="float" office:value="0.0488588" calcext:value-type="float">
            <text:p>0.0488588</text:p>
          </table:table-cell>
          <table:table-cell office:value-type="float" office:value="0.0095038" calcext:value-type="float">
            <text:p>0.0095038</text:p>
          </table:table-cell>
          <table:table-cell office:value-type="float" office:value="0.00811426" calcext:value-type="float">
            <text:p>0.00811426</text:p>
          </table:table-cell>
        </table:table-row>
        <table:table-row table:style-name="ro1">
          <table:table-cell office:value-type="float" office:value="686000" calcext:value-type="float">
            <text:p>686000</text:p>
          </table:table-cell>
          <table:table-cell office:value-type="float" office:value="0.00647404" calcext:value-type="float">
            <text:p>0.00647404</text:p>
          </table:table-cell>
          <table:table-cell office:value-type="float" office:value="0.00693788" calcext:value-type="float">
            <text:p>0.00693788</text:p>
          </table:table-cell>
          <table:table-cell office:value-type="float" office:value="0.0498473" calcext:value-type="float">
            <text:p>0.0498473</text:p>
          </table:table-cell>
          <table:table-cell office:value-type="float" office:value="0.00966802" calcext:value-type="float">
            <text:p>0.00966802</text:p>
          </table:table-cell>
          <table:table-cell office:value-type="float" office:value="0.00822953" calcext:value-type="float">
            <text:p>0.00822953</text:p>
          </table:table-cell>
        </table:table-row>
        <table:table-row table:style-name="ro1">
          <table:table-cell office:value-type="float" office:value="687000" calcext:value-type="float">
            <text:p>687000</text:p>
          </table:table-cell>
          <table:table-cell office:value-type="float" office:value="0.00639666" calcext:value-type="float">
            <text:p>0.00639666</text:p>
          </table:table-cell>
          <table:table-cell office:value-type="float" office:value="0.00700893" calcext:value-type="float">
            <text:p>0.00700893</text:p>
          </table:table-cell>
          <table:table-cell office:value-type="float" office:value="0.0487965" calcext:value-type="float">
            <text:p>0.0487965</text:p>
          </table:table-cell>
          <table:table-cell office:value-type="float" office:value="0.00979553" calcext:value-type="float">
            <text:p>0.00979553</text:p>
          </table:table-cell>
          <table:table-cell office:value-type="float" office:value="0.00816478" calcext:value-type="float">
            <text:p>0.00816478</text:p>
          </table:table-cell>
        </table:table-row>
        <table:table-row table:style-name="ro1">
          <table:table-cell office:value-type="float" office:value="688000" calcext:value-type="float">
            <text:p>688000</text:p>
          </table:table-cell>
          <table:table-cell office:value-type="float" office:value="0.0063031" calcext:value-type="float">
            <text:p>0.0063031</text:p>
          </table:table-cell>
          <table:table-cell office:value-type="float" office:value="0.00739935" calcext:value-type="float">
            <text:p>0.00739935</text:p>
          </table:table-cell>
          <table:table-cell office:value-type="float" office:value="0.0559684" calcext:value-type="float">
            <text:p>0.0559684</text:p>
          </table:table-cell>
          <table:table-cell office:value-type="float" office:value="0.00928471" calcext:value-type="float">
            <text:p>0.00928471</text:p>
          </table:table-cell>
          <table:table-cell office:value-type="float" office:value="0.00806649" calcext:value-type="float">
            <text:p>0.00806649</text:p>
          </table:table-cell>
        </table:table-row>
        <table:table-row table:style-name="ro1">
          <table:table-cell office:value-type="float" office:value="689000" calcext:value-type="float">
            <text:p>689000</text:p>
          </table:table-cell>
          <table:table-cell office:value-type="float" office:value="0.0066722" calcext:value-type="float">
            <text:p>0.0066722</text:p>
          </table:table-cell>
          <table:table-cell office:value-type="float" office:value="0.00703893" calcext:value-type="float">
            <text:p>0.00703893</text:p>
          </table:table-cell>
          <table:table-cell office:value-type="float" office:value="0.0502077" calcext:value-type="float">
            <text:p>0.0502077</text:p>
          </table:table-cell>
          <table:table-cell office:value-type="float" office:value="0.00952986" calcext:value-type="float">
            <text:p>0.00952986</text:p>
          </table:table-cell>
          <table:table-cell office:value-type="float" office:value="0.00839927" calcext:value-type="float">
            <text:p>0.00839927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float" office:value="0.00628968" calcext:value-type="float">
            <text:p>0.00628968</text:p>
          </table:table-cell>
          <table:table-cell office:value-type="float" office:value="0.00707288" calcext:value-type="float">
            <text:p>0.00707288</text:p>
          </table:table-cell>
          <table:table-cell office:value-type="float" office:value="0.0489295" calcext:value-type="float">
            <text:p>0.0489295</text:p>
          </table:table-cell>
          <table:table-cell office:value-type="float" office:value="0.00932024" calcext:value-type="float">
            <text:p>0.00932024</text:p>
          </table:table-cell>
          <table:table-cell office:value-type="float" office:value="0.00807202" calcext:value-type="float">
            <text:p>0.00807202</text:p>
          </table:table-cell>
        </table:table-row>
        <table:table-row table:style-name="ro1">
          <table:table-cell office:value-type="float" office:value="691000" calcext:value-type="float">
            <text:p>691000</text:p>
          </table:table-cell>
          <table:table-cell office:value-type="float" office:value="0.00627626" calcext:value-type="float">
            <text:p>0.00627626</text:p>
          </table:table-cell>
          <table:table-cell office:value-type="float" office:value="0.00699077" calcext:value-type="float">
            <text:p>0.00699077</text:p>
          </table:table-cell>
          <table:table-cell office:value-type="float" office:value="0.0485426" calcext:value-type="float">
            <text:p>0.0485426</text:p>
          </table:table-cell>
          <table:table-cell office:value-type="float" office:value="0.00963329" calcext:value-type="float">
            <text:p>0.00963329</text:p>
          </table:table-cell>
          <table:table-cell office:value-type="float" office:value="0.00867086" calcext:value-type="float">
            <text:p>0.00867086</text:p>
          </table:table-cell>
        </table:table-row>
        <table:table-row table:style-name="ro1">
          <table:table-cell office:value-type="float" office:value="692000" calcext:value-type="float">
            <text:p>692000</text:p>
          </table:table-cell>
          <table:table-cell office:value-type="float" office:value="0.006296" calcext:value-type="float">
            <text:p>0.006296</text:p>
          </table:table-cell>
          <table:table-cell office:value-type="float" office:value="0.00705788" calcext:value-type="float">
            <text:p>0.00705788</text:p>
          </table:table-cell>
          <table:table-cell office:value-type="float" office:value="0.0516525" calcext:value-type="float">
            <text:p>0.0516525</text:p>
          </table:table-cell>
          <table:table-cell office:value-type="float" office:value="0.0093309" calcext:value-type="float">
            <text:p>0.0093309</text:p>
          </table:table-cell>
          <table:table-cell office:value-type="float" office:value="0.00813084" calcext:value-type="float">
            <text:p>0.00813084</text:p>
          </table:table-cell>
        </table:table-row>
        <table:table-row table:style-name="ro1">
          <table:table-cell office:value-type="float" office:value="693000" calcext:value-type="float">
            <text:p>693000</text:p>
          </table:table-cell>
          <table:table-cell office:value-type="float" office:value="0.00640851" calcext:value-type="float">
            <text:p>0.00640851</text:p>
          </table:table-cell>
          <table:table-cell office:value-type="float" office:value="0.00713723" calcext:value-type="float">
            <text:p>0.00713723</text:p>
          </table:table-cell>
          <table:table-cell office:value-type="float" office:value="0.0492532" calcext:value-type="float">
            <text:p>0.0492532</text:p>
          </table:table-cell>
          <table:table-cell office:value-type="float" office:value="0.00968066" calcext:value-type="float">
            <text:p>0.00968066</text:p>
          </table:table-cell>
          <table:table-cell office:value-type="float" office:value="0.00897325" calcext:value-type="float">
            <text:p>0.00897325</text:p>
          </table:table-cell>
        </table:table-row>
        <table:table-row table:style-name="ro1">
          <table:table-cell office:value-type="float" office:value="694000" calcext:value-type="float">
            <text:p>694000</text:p>
          </table:table-cell>
          <table:table-cell office:value-type="float" office:value="0.00631258" calcext:value-type="float">
            <text:p>0.00631258</text:p>
          </table:table-cell>
          <table:table-cell office:value-type="float" office:value="0.00696393" calcext:value-type="float">
            <text:p>0.00696393</text:p>
          </table:table-cell>
          <table:table-cell office:value-type="float" office:value="0.049055" calcext:value-type="float">
            <text:p>0.049055</text:p>
          </table:table-cell>
          <table:table-cell office:value-type="float" office:value="0.00933919" calcext:value-type="float">
            <text:p>0.00933919</text:p>
          </table:table-cell>
          <table:table-cell office:value-type="float" office:value="0.00813676" calcext:value-type="float">
            <text:p>0.00813676</text:p>
          </table:table-cell>
        </table:table-row>
        <table:table-row table:style-name="ro1">
          <table:table-cell office:value-type="float" office:value="695000" calcext:value-type="float">
            <text:p>695000</text:p>
          </table:table-cell>
          <table:table-cell office:value-type="float" office:value="0.00634929" calcext:value-type="float">
            <text:p>0.00634929</text:p>
          </table:table-cell>
          <table:table-cell office:value-type="float" office:value="0.00693117" calcext:value-type="float">
            <text:p>0.00693117</text:p>
          </table:table-cell>
          <table:table-cell office:value-type="float" office:value="0.0490175" calcext:value-type="float">
            <text:p>0.0490175</text:p>
          </table:table-cell>
          <table:table-cell office:value-type="float" office:value="0.00959539" calcext:value-type="float">
            <text:p>0.00959539</text:p>
          </table:table-cell>
          <table:table-cell office:value-type="float" office:value="0.00817268" calcext:value-type="float">
            <text:p>0.00817268</text:p>
          </table:table-cell>
        </table:table-row>
        <table:table-row table:style-name="ro1">
          <table:table-cell office:value-type="float" office:value="696000" calcext:value-type="float">
            <text:p>696000</text:p>
          </table:table-cell>
          <table:table-cell office:value-type="float" office:value="0.00634179" calcext:value-type="float">
            <text:p>0.00634179</text:p>
          </table:table-cell>
          <table:table-cell office:value-type="float" office:value="0.00696275" calcext:value-type="float">
            <text:p>0.00696275</text:p>
          </table:table-cell>
          <table:table-cell office:value-type="float" office:value="0.0520078" calcext:value-type="float">
            <text:p>0.0520078</text:p>
          </table:table-cell>
          <table:table-cell office:value-type="float" office:value="0.00929577" calcext:value-type="float">
            <text:p>0.00929577</text:p>
          </table:table-cell>
          <table:table-cell office:value-type="float" office:value="0.00816636" calcext:value-type="float">
            <text:p>0.00816636</text:p>
          </table:table-cell>
        </table:table-row>
        <table:table-row table:style-name="ro1">
          <table:table-cell office:value-type="float" office:value="697000" calcext:value-type="float">
            <text:p>697000</text:p>
          </table:table-cell>
          <table:table-cell office:value-type="float" office:value="0.00640969" calcext:value-type="float">
            <text:p>0.00640969</text:p>
          </table:table-cell>
          <table:table-cell office:value-type="float" office:value="0.00702788" calcext:value-type="float">
            <text:p>0.00702788</text:p>
          </table:table-cell>
          <table:table-cell office:value-type="float" office:value="0.0487716" calcext:value-type="float">
            <text:p>0.0487716</text:p>
          </table:table-cell>
          <table:table-cell office:value-type="float" office:value="0.00931195" calcext:value-type="float">
            <text:p>0.00931195</text:p>
          </table:table-cell>
          <table:table-cell office:value-type="float" office:value="0.00835861" calcext:value-type="float">
            <text:p>0.00835861</text:p>
          </table:table-cell>
        </table:table-row>
        <table:table-row table:style-name="ro1">
          <table:table-cell office:value-type="float" office:value="698000" calcext:value-type="float">
            <text:p>698000</text:p>
          </table:table-cell>
          <table:table-cell office:value-type="float" office:value="0.00646101" calcext:value-type="float">
            <text:p>0.00646101</text:p>
          </table:table-cell>
          <table:table-cell office:value-type="float" office:value="0.007215" calcext:value-type="float">
            <text:p>0.007215</text:p>
          </table:table-cell>
          <table:table-cell office:value-type="float" office:value="0.0488719" calcext:value-type="float">
            <text:p>0.0488719</text:p>
          </table:table-cell>
          <table:table-cell office:value-type="float" office:value="0.00972882" calcext:value-type="float">
            <text:p>0.00972882</text:p>
          </table:table-cell>
          <table:table-cell office:value-type="float" office:value="0.0082015" calcext:value-type="float">
            <text:p>0.0082015</text:p>
          </table:table-cell>
        </table:table-row>
        <table:table-row table:style-name="ro1">
          <table:table-cell office:value-type="float" office:value="699000" calcext:value-type="float">
            <text:p>699000</text:p>
          </table:table-cell>
          <table:table-cell office:value-type="float" office:value="0.0063339" calcext:value-type="float">
            <text:p>0.0063339</text:p>
          </table:table-cell>
          <table:table-cell office:value-type="float" office:value="0.00723158" calcext:value-type="float">
            <text:p>0.00723158</text:p>
          </table:table-cell>
          <table:table-cell office:value-type="float" office:value="0.0488332" calcext:value-type="float">
            <text:p>0.0488332</text:p>
          </table:table-cell>
          <table:table-cell office:value-type="float" office:value="0.00953973" calcext:value-type="float">
            <text:p>0.00953973</text:p>
          </table:table-cell>
          <table:table-cell office:value-type="float" office:value="0.00862231" calcext:value-type="float">
            <text:p>0.00862231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0.00647325" calcext:value-type="float">
            <text:p>0.00647325</text:p>
          </table:table-cell>
          <table:table-cell office:value-type="float" office:value="0.00713368" calcext:value-type="float">
            <text:p>0.00713368</text:p>
          </table:table-cell>
          <table:table-cell office:value-type="float" office:value="0.0508508" calcext:value-type="float">
            <text:p>0.0508508</text:p>
          </table:table-cell>
          <table:table-cell office:value-type="float" office:value="0.00972763" calcext:value-type="float">
            <text:p>0.00972763</text:p>
          </table:table-cell>
          <table:table-cell office:value-type="float" office:value="0.00822281" calcext:value-type="float">
            <text:p>0.00822281</text:p>
          </table:table-cell>
        </table:table-row>
        <table:table-row table:style-name="ro1">
          <table:table-cell office:value-type="float" office:value="701000" calcext:value-type="float">
            <text:p>701000</text:p>
          </table:table-cell>
          <table:table-cell office:value-type="float" office:value="0.00628652" calcext:value-type="float">
            <text:p>0.00628652</text:p>
          </table:table-cell>
          <table:table-cell office:value-type="float" office:value="0.00704051" calcext:value-type="float">
            <text:p>0.00704051</text:p>
          </table:table-cell>
          <table:table-cell office:value-type="float" office:value="0.0504694" calcext:value-type="float">
            <text:p>0.0504694</text:p>
          </table:table-cell>
          <table:table-cell office:value-type="float" office:value="0.00952788" calcext:value-type="float">
            <text:p>0.00952788</text:p>
          </table:table-cell>
          <table:table-cell office:value-type="float" office:value="0.00880666" calcext:value-type="float">
            <text:p>0.00880666</text:p>
          </table:table-cell>
        </table:table-row>
        <table:table-row table:style-name="ro1">
          <table:table-cell office:value-type="float" office:value="702000" calcext:value-type="float">
            <text:p>702000</text:p>
          </table:table-cell>
          <table:table-cell office:value-type="float" office:value="0.00649812" calcext:value-type="float">
            <text:p>0.00649812</text:p>
          </table:table-cell>
          <table:table-cell office:value-type="float" office:value="0.00721421" calcext:value-type="float">
            <text:p>0.00721421</text:p>
          </table:table-cell>
          <table:table-cell office:value-type="float" office:value="0.0493479" calcext:value-type="float">
            <text:p>0.0493479</text:p>
          </table:table-cell>
          <table:table-cell office:value-type="float" office:value="0.00945288" calcext:value-type="float">
            <text:p>0.00945288</text:p>
          </table:table-cell>
          <table:table-cell office:value-type="float" office:value="0.00890693" calcext:value-type="float">
            <text:p>0.00890693</text:p>
          </table:table-cell>
        </table:table-row>
        <table:table-row table:style-name="ro1">
          <table:table-cell office:value-type="float" office:value="703000" calcext:value-type="float">
            <text:p>703000</text:p>
          </table:table-cell>
          <table:table-cell office:value-type="float" office:value="0.0063789" calcext:value-type="float">
            <text:p>0.0063789</text:p>
          </table:table-cell>
          <table:table-cell office:value-type="float" office:value="0.00709854" calcext:value-type="float">
            <text:p>0.00709854</text:p>
          </table:table-cell>
          <table:table-cell office:value-type="float" office:value="0.0495986" calcext:value-type="float">
            <text:p>0.0495986</text:p>
          </table:table-cell>
          <table:table-cell office:value-type="float" office:value="0.00972369" calcext:value-type="float">
            <text:p>0.00972369</text:p>
          </table:table-cell>
          <table:table-cell office:value-type="float" office:value="0.00868468" calcext:value-type="float">
            <text:p>0.00868468</text:p>
          </table:table-cell>
        </table:table-row>
        <table:table-row table:style-name="ro1">
          <table:table-cell office:value-type="float" office:value="704000" calcext:value-type="float">
            <text:p>704000</text:p>
          </table:table-cell>
          <table:table-cell office:value-type="float" office:value="0.00661062" calcext:value-type="float">
            <text:p>0.00661062</text:p>
          </table:table-cell>
          <table:table-cell office:value-type="float" office:value="0.00714197" calcext:value-type="float">
            <text:p>0.00714197</text:p>
          </table:table-cell>
          <table:table-cell office:value-type="float" office:value="0.0511895" calcext:value-type="float">
            <text:p>0.0511895</text:p>
          </table:table-cell>
          <table:table-cell office:value-type="float" office:value="0.00935222" calcext:value-type="float">
            <text:p>0.00935222</text:p>
          </table:table-cell>
          <table:table-cell office:value-type="float" office:value="0.00818531" calcext:value-type="float">
            <text:p>0.00818531</text:p>
          </table:table-cell>
        </table:table-row>
        <table:table-row table:style-name="ro1">
          <table:table-cell office:value-type="float" office:value="705000" calcext:value-type="float">
            <text:p>705000</text:p>
          </table:table-cell>
          <table:table-cell office:value-type="float" office:value="0.00637219" calcext:value-type="float">
            <text:p>0.00637219</text:p>
          </table:table-cell>
          <table:table-cell office:value-type="float" office:value="0.00704288" calcext:value-type="float">
            <text:p>0.00704288</text:p>
          </table:table-cell>
          <table:table-cell office:value-type="float" office:value="0.0510553" calcext:value-type="float">
            <text:p>0.0510553</text:p>
          </table:table-cell>
          <table:table-cell office:value-type="float" office:value="0.00933169" calcext:value-type="float">
            <text:p>0.00933169</text:p>
          </table:table-cell>
          <table:table-cell office:value-type="float" office:value="0.0081715" calcext:value-type="float">
            <text:p>0.0081715</text:p>
          </table:table-cell>
        </table:table-row>
        <table:table-row table:style-name="ro1">
          <table:table-cell office:value-type="float" office:value="706000" calcext:value-type="float">
            <text:p>706000</text:p>
          </table:table-cell>
          <table:table-cell office:value-type="float" office:value="0.00633192" calcext:value-type="float">
            <text:p>0.00633192</text:p>
          </table:table-cell>
          <table:table-cell office:value-type="float" office:value="0.00706538" calcext:value-type="float">
            <text:p>0.00706538</text:p>
          </table:table-cell>
          <table:table-cell office:value-type="float" office:value="0.0499397" calcext:value-type="float">
            <text:p>0.0499397</text:p>
          </table:table-cell>
          <table:table-cell office:value-type="float" office:value="0.00937748" calcext:value-type="float">
            <text:p>0.00937748</text:p>
          </table:table-cell>
          <table:table-cell office:value-type="float" office:value="0.00820663" calcext:value-type="float">
            <text:p>0.00820663</text:p>
          </table:table-cell>
        </table:table-row>
        <table:table-row table:style-name="ro1">
          <table:table-cell office:value-type="float" office:value="707000" calcext:value-type="float">
            <text:p>707000</text:p>
          </table:table-cell>
          <table:table-cell office:value-type="float" office:value="0.00639745" calcext:value-type="float">
            <text:p>0.00639745</text:p>
          </table:table-cell>
          <table:table-cell office:value-type="float" office:value="0.0069213" calcext:value-type="float">
            <text:p>0.0069213</text:p>
          </table:table-cell>
          <table:table-cell office:value-type="float" office:value="0.0488561" calcext:value-type="float">
            <text:p>0.0488561</text:p>
          </table:table-cell>
          <table:table-cell office:value-type="float" office:value="0.00952354" calcext:value-type="float">
            <text:p>0.00952354</text:p>
          </table:table-cell>
          <table:table-cell office:value-type="float" office:value="0.00804873" calcext:value-type="float">
            <text:p>0.00804873</text:p>
          </table:table-cell>
        </table:table-row>
        <table:table-row table:style-name="ro1">
          <table:table-cell office:value-type="float" office:value="708000" calcext:value-type="float">
            <text:p>708000</text:p>
          </table:table-cell>
          <table:table-cell office:value-type="float" office:value="0.00636311" calcext:value-type="float">
            <text:p>0.00636311</text:p>
          </table:table-cell>
          <table:table-cell office:value-type="float" office:value="0.00743606" calcext:value-type="float">
            <text:p>0.00743606</text:p>
          </table:table-cell>
          <table:table-cell office:value-type="float" office:value="0.0486528" calcext:value-type="float">
            <text:p>0.0486528</text:p>
          </table:table-cell>
          <table:table-cell office:value-type="float" office:value="0.00949907" calcext:value-type="float">
            <text:p>0.00949907</text:p>
          </table:table-cell>
          <table:table-cell office:value-type="float" office:value="0.00817307" calcext:value-type="float">
            <text:p>0.00817307</text:p>
          </table:table-cell>
        </table:table-row>
        <table:table-row table:style-name="ro1">
          <table:table-cell office:value-type="float" office:value="709000" calcext:value-type="float">
            <text:p>709000</text:p>
          </table:table-cell>
          <table:table-cell office:value-type="float" office:value="0.00637692" calcext:value-type="float">
            <text:p>0.00637692</text:p>
          </table:table-cell>
          <table:table-cell office:value-type="float" office:value="0.0069588" calcext:value-type="float">
            <text:p>0.0069588</text:p>
          </table:table-cell>
          <table:table-cell office:value-type="float" office:value="0.0529758" calcext:value-type="float">
            <text:p>0.0529758</text:p>
          </table:table-cell>
          <table:table-cell office:value-type="float" office:value="0.00936564" calcext:value-type="float">
            <text:p>0.00936564</text:p>
          </table:table-cell>
          <table:table-cell office:value-type="float" office:value="0.00820821" calcext:value-type="float">
            <text:p>0.00820821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float" office:value="0.00627547" calcext:value-type="float">
            <text:p>0.00627547</text:p>
          </table:table-cell>
          <table:table-cell office:value-type="float" office:value="0.00702512" calcext:value-type="float">
            <text:p>0.00702512</text:p>
          </table:table-cell>
          <table:table-cell office:value-type="float" office:value="0.0492114" calcext:value-type="float">
            <text:p>0.0492114</text:p>
          </table:table-cell>
          <table:table-cell office:value-type="float" office:value="0.00945051" calcext:value-type="float">
            <text:p>0.00945051</text:p>
          </table:table-cell>
          <table:table-cell office:value-type="float" office:value="0.00837559" calcext:value-type="float">
            <text:p>0.00837559</text:p>
          </table:table-cell>
        </table:table-row>
        <table:table-row table:style-name="ro1">
          <table:table-cell office:value-type="float" office:value="711000" calcext:value-type="float">
            <text:p>711000</text:p>
          </table:table-cell>
          <table:table-cell office:value-type="float" office:value="0.00620994" calcext:value-type="float">
            <text:p>0.00620994</text:p>
          </table:table-cell>
          <table:table-cell office:value-type="float" office:value="0.00713407" calcext:value-type="float">
            <text:p>0.00713407</text:p>
          </table:table-cell>
          <table:table-cell office:value-type="float" office:value="0.0491707" calcext:value-type="float">
            <text:p>0.0491707</text:p>
          </table:table-cell>
          <table:table-cell office:value-type="float" office:value="0.00936959" calcext:value-type="float">
            <text:p>0.00936959</text:p>
          </table:table-cell>
          <table:table-cell office:value-type="float" office:value="0.00821295" calcext:value-type="float">
            <text:p>0.00821295</text:p>
          </table:table-cell>
        </table:table-row>
        <table:table-row table:style-name="ro1">
          <table:table-cell office:value-type="float" office:value="712000" calcext:value-type="float">
            <text:p>712000</text:p>
          </table:table-cell>
          <table:table-cell office:value-type="float" office:value="0.00632876" calcext:value-type="float">
            <text:p>0.00632876</text:p>
          </table:table-cell>
          <table:table-cell office:value-type="float" office:value="0.00696156" calcext:value-type="float">
            <text:p>0.00696156</text:p>
          </table:table-cell>
          <table:table-cell office:value-type="float" office:value="0.0486259" calcext:value-type="float">
            <text:p>0.0486259</text:p>
          </table:table-cell>
          <table:table-cell office:value-type="float" office:value="0.00950262" calcext:value-type="float">
            <text:p>0.00950262</text:p>
          </table:table-cell>
          <table:table-cell office:value-type="float" office:value="0.00814149" calcext:value-type="float">
            <text:p>0.00814149</text:p>
          </table:table-cell>
        </table:table-row>
        <table:table-row table:style-name="ro1">
          <table:table-cell office:value-type="float" office:value="713000" calcext:value-type="float">
            <text:p>713000</text:p>
          </table:table-cell>
          <table:table-cell office:value-type="float" office:value="0.00663075" calcext:value-type="float">
            <text:p>0.00663075</text:p>
          </table:table-cell>
          <table:table-cell office:value-type="float" office:value="0.00692209" calcext:value-type="float">
            <text:p>0.00692209</text:p>
          </table:table-cell>
          <table:table-cell office:value-type="float" office:value="0.0540708" calcext:value-type="float">
            <text:p>0.0540708</text:p>
          </table:table-cell>
          <table:table-cell office:value-type="float" office:value="0.00964868" calcext:value-type="float">
            <text:p>0.00964868</text:p>
          </table:table-cell>
          <table:table-cell office:value-type="float" office:value="0.00829703" calcext:value-type="float">
            <text:p>0.00829703</text:p>
          </table:table-cell>
        </table:table-row>
        <table:table-row table:style-name="ro1">
          <table:table-cell office:value-type="float" office:value="714000" calcext:value-type="float">
            <text:p>714000</text:p>
          </table:table-cell>
          <table:table-cell office:value-type="float" office:value="0.0065522" calcext:value-type="float">
            <text:p>0.0065522</text:p>
          </table:table-cell>
          <table:table-cell office:value-type="float" office:value="0.00693985" calcext:value-type="float">
            <text:p>0.00693985</text:p>
          </table:table-cell>
          <table:table-cell office:value-type="float" office:value="0.049509" calcext:value-type="float">
            <text:p>0.049509</text:p>
          </table:table-cell>
          <table:table-cell office:value-type="float" office:value="0.00940196" calcext:value-type="float">
            <text:p>0.00940196</text:p>
          </table:table-cell>
          <table:table-cell office:value-type="float" office:value="0.00820623" calcext:value-type="float">
            <text:p>0.00820623</text:p>
          </table:table-cell>
        </table:table-row>
        <table:table-row table:style-name="ro1">
          <table:table-cell office:value-type="float" office:value="715000" calcext:value-type="float">
            <text:p>715000</text:p>
          </table:table-cell>
          <table:table-cell office:value-type="float" office:value="0.00631732" calcext:value-type="float">
            <text:p>0.00631732</text:p>
          </table:table-cell>
          <table:table-cell office:value-type="float" office:value="0.006868" calcext:value-type="float">
            <text:p>0.006868</text:p>
          </table:table-cell>
          <table:table-cell office:value-type="float" office:value="0.0487759" calcext:value-type="float">
            <text:p>0.0487759</text:p>
          </table:table-cell>
          <table:table-cell office:value-type="float" office:value="0.00933682" calcext:value-type="float">
            <text:p>0.00933682</text:p>
          </table:table-cell>
          <table:table-cell office:value-type="float" office:value="0.0082311" calcext:value-type="float">
            <text:p>0.0082311</text:p>
          </table:table-cell>
        </table:table-row>
        <table:table-row table:style-name="ro1">
          <table:table-cell office:value-type="float" office:value="716000" calcext:value-type="float">
            <text:p>716000</text:p>
          </table:table-cell>
          <table:table-cell office:value-type="float" office:value="0.00633745" calcext:value-type="float">
            <text:p>0.00633745</text:p>
          </table:table-cell>
          <table:table-cell office:value-type="float" office:value="0.00693235" calcext:value-type="float">
            <text:p>0.00693235</text:p>
          </table:table-cell>
          <table:table-cell office:value-type="float" office:value="0.0490862" calcext:value-type="float">
            <text:p>0.0490862</text:p>
          </table:table-cell>
          <table:table-cell office:value-type="float" office:value="0.00931353" calcext:value-type="float">
            <text:p>0.00931353</text:p>
          </table:table-cell>
          <table:table-cell office:value-type="float" office:value="0.00867165" calcext:value-type="float">
            <text:p>0.00867165</text:p>
          </table:table-cell>
        </table:table-row>
        <table:table-row table:style-name="ro1">
          <table:table-cell office:value-type="float" office:value="717000" calcext:value-type="float">
            <text:p>717000</text:p>
          </table:table-cell>
          <table:table-cell office:value-type="float" office:value="0.00704604" calcext:value-type="float">
            <text:p>0.00704604</text:p>
          </table:table-cell>
          <table:table-cell office:value-type="float" office:value="0.0069434" calcext:value-type="float">
            <text:p>0.0069434</text:p>
          </table:table-cell>
          <table:table-cell office:value-type="float" office:value="0.0514259" calcext:value-type="float">
            <text:p>0.0514259</text:p>
          </table:table-cell>
          <table:table-cell office:value-type="float" office:value="0.00977461" calcext:value-type="float">
            <text:p>0.00977461</text:p>
          </table:table-cell>
          <table:table-cell office:value-type="float" office:value="0.00842138" calcext:value-type="float">
            <text:p>0.00842138</text:p>
          </table:table-cell>
        </table:table-row>
        <table:table-row table:style-name="ro1">
          <table:table-cell office:value-type="float" office:value="718000" calcext:value-type="float">
            <text:p>718000</text:p>
          </table:table-cell>
          <table:table-cell office:value-type="float" office:value="0.00625731" calcext:value-type="float">
            <text:p>0.00625731</text:p>
          </table:table-cell>
          <table:table-cell office:value-type="float" office:value="0.00686603" calcext:value-type="float">
            <text:p>0.00686603</text:p>
          </table:table-cell>
          <table:table-cell office:value-type="float" office:value="0.0492607" calcext:value-type="float">
            <text:p>0.0492607</text:p>
          </table:table-cell>
          <table:table-cell office:value-type="float" office:value="0.00944775" calcext:value-type="float">
            <text:p>0.00944775</text:p>
          </table:table-cell>
          <table:table-cell office:value-type="float" office:value="0.00811939" calcext:value-type="float">
            <text:p>0.00811939</text:p>
          </table:table-cell>
        </table:table-row>
        <table:table-row table:style-name="ro1">
          <table:table-cell office:value-type="float" office:value="719000" calcext:value-type="float">
            <text:p>719000</text:p>
          </table:table-cell>
          <table:table-cell office:value-type="float" office:value="0.00640535" calcext:value-type="float">
            <text:p>0.00640535</text:p>
          </table:table-cell>
          <table:table-cell office:value-type="float" office:value="0.00710525" calcext:value-type="float">
            <text:p>0.00710525</text:p>
          </table:table-cell>
          <table:table-cell office:value-type="float" office:value="0.0493657" calcext:value-type="float">
            <text:p>0.0493657</text:p>
          </table:table-cell>
          <table:table-cell office:value-type="float" office:value="0.00927642" calcext:value-type="float">
            <text:p>0.00927642</text:p>
          </table:table-cell>
          <table:table-cell office:value-type="float" office:value="0.00807912" calcext:value-type="float">
            <text:p>0.00807912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float" office:value="0.00629679" calcext:value-type="float">
            <text:p>0.00629679</text:p>
          </table:table-cell>
          <table:table-cell office:value-type="float" office:value="0.00683405" calcext:value-type="float">
            <text:p>0.00683405</text:p>
          </table:table-cell>
          <table:table-cell office:value-type="float" office:value="0.048395" calcext:value-type="float">
            <text:p>0.048395</text:p>
          </table:table-cell>
          <table:table-cell office:value-type="float" office:value="0.0093534" calcext:value-type="float">
            <text:p>0.0093534</text:p>
          </table:table-cell>
          <table:table-cell office:value-type="float" office:value="0.0080203" calcext:value-type="float">
            <text:p>0.0080203</text:p>
          </table:table-cell>
        </table:table-row>
        <table:table-row table:style-name="ro1">
          <table:table-cell office:value-type="float" office:value="721000" calcext:value-type="float">
            <text:p>721000</text:p>
          </table:table-cell>
          <table:table-cell office:value-type="float" office:value="0.00630034" calcext:value-type="float">
            <text:p>0.00630034</text:p>
          </table:table-cell>
          <table:table-cell office:value-type="float" office:value="0.0067405" calcext:value-type="float">
            <text:p>0.0067405</text:p>
          </table:table-cell>
          <table:table-cell office:value-type="float" office:value="0.0504398" calcext:value-type="float">
            <text:p>0.0504398</text:p>
          </table:table-cell>
          <table:table-cell office:value-type="float" office:value="0.00936524" calcext:value-type="float">
            <text:p>0.00936524</text:p>
          </table:table-cell>
          <table:table-cell office:value-type="float" office:value="0.00852638" calcext:value-type="float">
            <text:p>0.00852638</text:p>
          </table:table-cell>
        </table:table-row>
        <table:table-row table:style-name="ro1">
          <table:table-cell office:value-type="float" office:value="722000" calcext:value-type="float">
            <text:p>722000</text:p>
          </table:table-cell>
          <table:table-cell office:value-type="float" office:value="0.00655259" calcext:value-type="float">
            <text:p>0.00655259</text:p>
          </table:table-cell>
          <table:table-cell office:value-type="float" office:value="0.0074179" calcext:value-type="float">
            <text:p>0.0074179</text:p>
          </table:table-cell>
          <table:table-cell office:value-type="float" office:value="0.050126" calcext:value-type="float">
            <text:p>0.050126</text:p>
          </table:table-cell>
          <table:table-cell office:value-type="float" office:value="0.00992541" calcext:value-type="float">
            <text:p>0.00992541</text:p>
          </table:table-cell>
          <table:table-cell office:value-type="float" office:value="0.00821216" calcext:value-type="float">
            <text:p>0.00821216</text:p>
          </table:table-cell>
        </table:table-row>
        <table:table-row table:style-name="ro1">
          <table:table-cell office:value-type="float" office:value="723000" calcext:value-type="float">
            <text:p>723000</text:p>
          </table:table-cell>
          <table:table-cell office:value-type="float" office:value="0.00636192" calcext:value-type="float">
            <text:p>0.00636192</text:p>
          </table:table-cell>
          <table:table-cell office:value-type="float" office:value="0.0069288" calcext:value-type="float">
            <text:p>0.0069288</text:p>
          </table:table-cell>
          <table:table-cell office:value-type="float" office:value="0.0484822" calcext:value-type="float">
            <text:p>0.0484822</text:p>
          </table:table-cell>
          <table:table-cell office:value-type="float" office:value="0.00948486" calcext:value-type="float">
            <text:p>0.00948486</text:p>
          </table:table-cell>
          <table:table-cell office:value-type="float" office:value="0.00830492" calcext:value-type="float">
            <text:p>0.00830492</text:p>
          </table:table-cell>
        </table:table-row>
        <table:table-row table:style-name="ro1">
          <table:table-cell office:value-type="float" office:value="724000" calcext:value-type="float">
            <text:p>724000</text:p>
          </table:table-cell>
          <table:table-cell office:value-type="float" office:value="0.00624981" calcext:value-type="float">
            <text:p>0.00624981</text:p>
          </table:table-cell>
          <table:table-cell office:value-type="float" office:value="0.00677918" calcext:value-type="float">
            <text:p>0.00677918</text:p>
          </table:table-cell>
          <table:table-cell office:value-type="float" office:value="0.0486449" calcext:value-type="float">
            <text:p>0.0486449</text:p>
          </table:table-cell>
          <table:table-cell office:value-type="float" office:value="0.00930485" calcext:value-type="float">
            <text:p>0.00930485</text:p>
          </table:table-cell>
          <table:table-cell office:value-type="float" office:value="0.0080736" calcext:value-type="float">
            <text:p>0.0080736</text:p>
          </table:table-cell>
        </table:table-row>
        <table:table-row table:style-name="ro1">
          <table:table-cell office:value-type="float" office:value="725000" calcext:value-type="float">
            <text:p>725000</text:p>
          </table:table-cell>
          <table:table-cell office:value-type="float" office:value="0.00641522" calcext:value-type="float">
            <text:p>0.00641522</text:p>
          </table:table-cell>
          <table:table-cell office:value-type="float" office:value="0.00728605" calcext:value-type="float">
            <text:p>0.00728605</text:p>
          </table:table-cell>
          <table:table-cell office:value-type="float" office:value="0.0545749" calcext:value-type="float">
            <text:p>0.0545749</text:p>
          </table:table-cell>
          <table:table-cell office:value-type="float" office:value="0.00929498" calcext:value-type="float">
            <text:p>0.00929498</text:p>
          </table:table-cell>
          <table:table-cell office:value-type="float" office:value="0.00851257" calcext:value-type="float">
            <text:p>0.00851257</text:p>
          </table:table-cell>
        </table:table-row>
        <table:table-row table:style-name="ro1">
          <table:table-cell office:value-type="float" office:value="726000" calcext:value-type="float">
            <text:p>726000</text:p>
          </table:table-cell>
          <table:table-cell office:value-type="float" office:value="0.00638719" calcext:value-type="float">
            <text:p>0.00638719</text:p>
          </table:table-cell>
          <table:table-cell office:value-type="float" office:value="0.00736461" calcext:value-type="float">
            <text:p>0.00736461</text:p>
          </table:table-cell>
          <table:table-cell office:value-type="float" office:value="0.0513233" calcext:value-type="float">
            <text:p>0.0513233</text:p>
          </table:table-cell>
          <table:table-cell office:value-type="float" office:value="0.0093609" calcext:value-type="float">
            <text:p>0.0093609</text:p>
          </table:table-cell>
          <table:table-cell office:value-type="float" office:value="0.00885561" calcext:value-type="float">
            <text:p>0.00885561</text:p>
          </table:table-cell>
        </table:table-row>
        <table:table-row table:style-name="ro1">
          <table:table-cell office:value-type="float" office:value="727000" calcext:value-type="float">
            <text:p>727000</text:p>
          </table:table-cell>
          <table:table-cell office:value-type="float" office:value="0.00642153" calcext:value-type="float">
            <text:p>0.00642153</text:p>
          </table:table-cell>
          <table:table-cell office:value-type="float" office:value="0.00690551" calcext:value-type="float">
            <text:p>0.00690551</text:p>
          </table:table-cell>
          <table:table-cell office:value-type="float" office:value="0.0485592" calcext:value-type="float">
            <text:p>0.0485592</text:p>
          </table:table-cell>
          <table:table-cell office:value-type="float" office:value="0.00954328" calcext:value-type="float">
            <text:p>0.00954328</text:p>
          </table:table-cell>
          <table:table-cell office:value-type="float" office:value="0.00937788" calcext:value-type="float">
            <text:p>0.00937788</text:p>
          </table:table-cell>
        </table:table-row>
        <table:table-row table:style-name="ro1">
          <table:table-cell office:value-type="float" office:value="728000" calcext:value-type="float">
            <text:p>728000</text:p>
          </table:table-cell>
          <table:table-cell office:value-type="float" office:value="0.00641798" calcext:value-type="float">
            <text:p>0.00641798</text:p>
          </table:table-cell>
          <table:table-cell office:value-type="float" office:value="0.00693827" calcext:value-type="float">
            <text:p>0.00693827</text:p>
          </table:table-cell>
          <table:table-cell office:value-type="float" office:value="0.0485943" calcext:value-type="float">
            <text:p>0.0485943</text:p>
          </table:table-cell>
          <table:table-cell office:value-type="float" office:value="0.0093159" calcext:value-type="float">
            <text:p>0.0093159</text:p>
          </table:table-cell>
          <table:table-cell office:value-type="float" office:value="0.00821413" calcext:value-type="float">
            <text:p>0.00821413</text:p>
          </table:table-cell>
        </table:table-row>
        <table:table-row table:style-name="ro1">
          <table:table-cell office:value-type="float" office:value="729000" calcext:value-type="float">
            <text:p>729000</text:p>
          </table:table-cell>
          <table:table-cell office:value-type="float" office:value="0.00630982" calcext:value-type="float">
            <text:p>0.00630982</text:p>
          </table:table-cell>
          <table:table-cell office:value-type="float" office:value="0.00691498" calcext:value-type="float">
            <text:p>0.00691498</text:p>
          </table:table-cell>
          <table:table-cell office:value-type="float" office:value="0.0501896" calcext:value-type="float">
            <text:p>0.0501896</text:p>
          </table:table-cell>
          <table:table-cell office:value-type="float" office:value="0.00928432" calcext:value-type="float">
            <text:p>0.00928432</text:p>
          </table:table-cell>
          <table:table-cell office:value-type="float" office:value="0.00828755" calcext:value-type="float">
            <text:p>0.00828755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float" office:value="0.00638403" calcext:value-type="float">
            <text:p>0.00638403</text:p>
          </table:table-cell>
          <table:table-cell office:value-type="float" office:value="0.00686248" calcext:value-type="float">
            <text:p>0.00686248</text:p>
          </table:table-cell>
          <table:table-cell office:value-type="float" office:value="0.0504951" calcext:value-type="float">
            <text:p>0.0504951</text:p>
          </table:table-cell>
          <table:table-cell office:value-type="float" office:value="0.00965776" calcext:value-type="float">
            <text:p>0.00965776</text:p>
          </table:table-cell>
          <table:table-cell office:value-type="float" office:value="0.00816123" calcext:value-type="float">
            <text:p>0.00816123</text:p>
          </table:table-cell>
        </table:table-row>
        <table:table-row table:style-name="ro1">
          <table:table-cell office:value-type="float" office:value="731000" calcext:value-type="float">
            <text:p>731000</text:p>
          </table:table-cell>
          <table:table-cell office:value-type="float" office:value="0.00664339" calcext:value-type="float">
            <text:p>0.00664339</text:p>
          </table:table-cell>
          <table:table-cell office:value-type="float" office:value="0.0069588" calcext:value-type="float">
            <text:p>0.0069588</text:p>
          </table:table-cell>
          <table:table-cell office:value-type="float" office:value="0.0487894" calcext:value-type="float">
            <text:p>0.0487894</text:p>
          </table:table-cell>
          <table:table-cell office:value-type="float" office:value="0.00949315" calcext:value-type="float">
            <text:p>0.00949315</text:p>
          </table:table-cell>
          <table:table-cell office:value-type="float" office:value="0.00794333" calcext:value-type="float">
            <text:p>0.00794333</text:p>
          </table:table-cell>
        </table:table-row>
        <table:table-row table:style-name="ro1">
          <table:table-cell office:value-type="float" office:value="732000" calcext:value-type="float">
            <text:p>732000</text:p>
          </table:table-cell>
          <table:table-cell office:value-type="float" office:value="0.0062056" calcext:value-type="float">
            <text:p>0.0062056</text:p>
          </table:table-cell>
          <table:table-cell office:value-type="float" office:value="0.00694419" calcext:value-type="float">
            <text:p>0.00694419</text:p>
          </table:table-cell>
          <table:table-cell office:value-type="float" office:value="0.0485087" calcext:value-type="float">
            <text:p>0.0485087</text:p>
          </table:table-cell>
          <table:table-cell office:value-type="float" office:value="0.00942485" calcext:value-type="float">
            <text:p>0.00942485</text:p>
          </table:table-cell>
          <table:table-cell office:value-type="float" office:value="0.00806531" calcext:value-type="float">
            <text:p>0.00806531</text:p>
          </table:table-cell>
        </table:table-row>
        <table:table-row table:style-name="ro1">
          <table:table-cell office:value-type="float" office:value="733000" calcext:value-type="float">
            <text:p>733000</text:p>
          </table:table-cell>
          <table:table-cell office:value-type="float" office:value="0.00626995" calcext:value-type="float">
            <text:p>0.00626995</text:p>
          </table:table-cell>
          <table:table-cell office:value-type="float" office:value="0.00690314" calcext:value-type="float">
            <text:p>0.00690314</text:p>
          </table:table-cell>
          <table:table-cell office:value-type="float" office:value="0.0488249" calcext:value-type="float">
            <text:p>0.0488249</text:p>
          </table:table-cell>
          <table:table-cell office:value-type="float" office:value="0.0094588" calcext:value-type="float">
            <text:p>0.0094588</text:p>
          </table:table-cell>
          <table:table-cell office:value-type="float" office:value="0.0080128" calcext:value-type="float">
            <text:p>0.0080128</text:p>
          </table:table-cell>
        </table:table-row>
        <table:table-row table:style-name="ro1">
          <table:table-cell office:value-type="float" office:value="734000" calcext:value-type="float">
            <text:p>734000</text:p>
          </table:table-cell>
          <table:table-cell office:value-type="float" office:value="0.00649259" calcext:value-type="float">
            <text:p>0.00649259</text:p>
          </table:table-cell>
          <table:table-cell office:value-type="float" office:value="0.00702551" calcext:value-type="float">
            <text:p>0.00702551</text:p>
          </table:table-cell>
          <table:table-cell office:value-type="float" office:value="0.0526193" calcext:value-type="float">
            <text:p>0.0526193</text:p>
          </table:table-cell>
          <table:table-cell office:value-type="float" office:value="0.00932182" calcext:value-type="float">
            <text:p>0.00932182</text:p>
          </table:table-cell>
          <table:table-cell office:value-type="float" office:value="0.00804952" calcext:value-type="float">
            <text:p>0.00804952</text:p>
          </table:table-cell>
        </table:table-row>
        <table:table-row table:style-name="ro1">
          <table:table-cell office:value-type="float" office:value="735000" calcext:value-type="float">
            <text:p>735000</text:p>
          </table:table-cell>
          <table:table-cell office:value-type="float" office:value="0.0062656" calcext:value-type="float">
            <text:p>0.0062656</text:p>
          </table:table-cell>
          <table:table-cell office:value-type="float" office:value="0.0070267" calcext:value-type="float">
            <text:p>0.0070267</text:p>
          </table:table-cell>
          <table:table-cell office:value-type="float" office:value="0.0494561" calcext:value-type="float">
            <text:p>0.0494561</text:p>
          </table:table-cell>
          <table:table-cell office:value-type="float" office:value="0.00937235" calcext:value-type="float">
            <text:p>0.00937235</text:p>
          </table:table-cell>
          <table:table-cell office:value-type="float" office:value="0.00808425" calcext:value-type="float">
            <text:p>0.00808425</text:p>
          </table:table-cell>
        </table:table-row>
        <table:table-row table:style-name="ro1">
          <table:table-cell office:value-type="float" office:value="736000" calcext:value-type="float">
            <text:p>736000</text:p>
          </table:table-cell>
          <table:table-cell office:value-type="float" office:value="0.00662602" calcext:value-type="float">
            <text:p>0.00662602</text:p>
          </table:table-cell>
          <table:table-cell office:value-type="float" office:value="0.0069967" calcext:value-type="float">
            <text:p>0.0069967</text:p>
          </table:table-cell>
          <table:table-cell office:value-type="float" office:value="0.048633" calcext:value-type="float">
            <text:p>0.048633</text:p>
          </table:table-cell>
          <table:table-cell office:value-type="float" office:value="0.00926655" calcext:value-type="float">
            <text:p>0.00926655</text:p>
          </table:table-cell>
          <table:table-cell office:value-type="float" office:value="0.00852994" calcext:value-type="float">
            <text:p>0.00852994</text:p>
          </table:table-cell>
        </table:table-row>
        <table:table-row table:style-name="ro1">
          <table:table-cell office:value-type="float" office:value="737000" calcext:value-type="float">
            <text:p>737000</text:p>
          </table:table-cell>
          <table:table-cell office:value-type="float" office:value="0.00627468" calcext:value-type="float">
            <text:p>0.00627468</text:p>
          </table:table-cell>
          <table:table-cell office:value-type="float" office:value="0.00738316" calcext:value-type="float">
            <text:p>0.00738316</text:p>
          </table:table-cell>
          <table:table-cell office:value-type="float" office:value="0.0487676" calcext:value-type="float">
            <text:p>0.0487676</text:p>
          </table:table-cell>
          <table:table-cell office:value-type="float" office:value="0.00930998" calcext:value-type="float">
            <text:p>0.00930998</text:p>
          </table:table-cell>
          <table:table-cell office:value-type="float" office:value="0.00800333" calcext:value-type="float">
            <text:p>0.00800333</text:p>
          </table:table-cell>
        </table:table-row>
        <table:table-row table:style-name="ro1">
          <table:table-cell office:value-type="float" office:value="738000" calcext:value-type="float">
            <text:p>738000</text:p>
          </table:table-cell>
          <table:table-cell office:value-type="float" office:value="0.00635442" calcext:value-type="float">
            <text:p>0.00635442</text:p>
          </table:table-cell>
          <table:table-cell office:value-type="float" office:value="0.00717907" calcext:value-type="float">
            <text:p>0.00717907</text:p>
          </table:table-cell>
          <table:table-cell office:value-type="float" office:value="0.0538987" calcext:value-type="float">
            <text:p>0.0538987</text:p>
          </table:table-cell>
          <table:table-cell office:value-type="float" office:value="0.0094363" calcext:value-type="float">
            <text:p>0.0094363</text:p>
          </table:table-cell>
          <table:table-cell office:value-type="float" office:value="0.00856191" calcext:value-type="float">
            <text:p>0.00856191</text:p>
          </table:table-cell>
        </table:table-row>
        <table:table-row table:style-name="ro1">
          <table:table-cell office:value-type="float" office:value="739000" calcext:value-type="float">
            <text:p>739000</text:p>
          </table:table-cell>
          <table:table-cell office:value-type="float" office:value="0.00630034" calcext:value-type="float">
            <text:p>0.00630034</text:p>
          </table:table-cell>
          <table:table-cell office:value-type="float" office:value="0.0076066" calcext:value-type="float">
            <text:p>0.0076066</text:p>
          </table:table-cell>
          <table:table-cell office:value-type="float" office:value="0.0499764" calcext:value-type="float">
            <text:p>0.0499764</text:p>
          </table:table-cell>
          <table:table-cell office:value-type="float" office:value="0.00930682" calcext:value-type="float">
            <text:p>0.00930682</text:p>
          </table:table-cell>
          <table:table-cell office:value-type="float" office:value="0.00795398" calcext:value-type="float">
            <text:p>0.00795398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float" office:value="0.0066426" calcext:value-type="float">
            <text:p>0.0066426</text:p>
          </table:table-cell>
          <table:table-cell office:value-type="float" office:value="0.00695367" calcext:value-type="float">
            <text:p>0.00695367</text:p>
          </table:table-cell>
          <table:table-cell office:value-type="float" office:value="0.0486468" calcext:value-type="float">
            <text:p>0.0486468</text:p>
          </table:table-cell>
          <table:table-cell office:value-type="float" office:value="0.00924642" calcext:value-type="float">
            <text:p>0.00924642</text:p>
          </table:table-cell>
          <table:table-cell office:value-type="float" office:value="0.00857257" calcext:value-type="float">
            <text:p>0.00857257</text:p>
          </table:table-cell>
        </table:table-row>
        <table:table-row table:style-name="ro1">
          <table:table-cell office:value-type="float" office:value="741000" calcext:value-type="float">
            <text:p>741000</text:p>
          </table:table-cell>
          <table:table-cell office:value-type="float" office:value="0.00628416" calcext:value-type="float">
            <text:p>0.00628416</text:p>
          </table:table-cell>
          <table:table-cell office:value-type="float" office:value="0.0069359" calcext:value-type="float">
            <text:p>0.0069359</text:p>
          </table:table-cell>
          <table:table-cell office:value-type="float" office:value="0.0557505" calcext:value-type="float">
            <text:p>0.0557505</text:p>
          </table:table-cell>
          <table:table-cell office:value-type="float" office:value="0.00924129" calcext:value-type="float">
            <text:p>0.00924129</text:p>
          </table:table-cell>
          <table:table-cell office:value-type="float" office:value="0.00810004" calcext:value-type="float">
            <text:p>0.00810004</text:p>
          </table:table-cell>
        </table:table-row>
        <table:table-row table:style-name="ro1">
          <table:table-cell office:value-type="float" office:value="742000" calcext:value-type="float">
            <text:p>742000</text:p>
          </table:table-cell>
          <table:table-cell office:value-type="float" office:value="0.00650798" calcext:value-type="float">
            <text:p>0.00650798</text:p>
          </table:table-cell>
          <table:table-cell office:value-type="float" office:value="0.00688261" calcext:value-type="float">
            <text:p>0.00688261</text:p>
          </table:table-cell>
          <table:table-cell office:value-type="float" office:value="0.0674279" calcext:value-type="float">
            <text:p>0.0674279</text:p>
          </table:table-cell>
          <table:table-cell office:value-type="float" office:value="0.00929735" calcext:value-type="float">
            <text:p>0.00929735</text:p>
          </table:table-cell>
          <table:table-cell office:value-type="float" office:value="0.00810123" calcext:value-type="float">
            <text:p>0.00810123</text:p>
          </table:table-cell>
        </table:table-row>
        <table:table-row table:style-name="ro1">
          <table:table-cell office:value-type="float" office:value="743000" calcext:value-type="float">
            <text:p>743000</text:p>
          </table:table-cell>
          <table:table-cell office:value-type="float" office:value="0.00644048" calcext:value-type="float">
            <text:p>0.00644048</text:p>
          </table:table-cell>
          <table:table-cell office:value-type="float" office:value="0.00687156" calcext:value-type="float">
            <text:p>0.00687156</text:p>
          </table:table-cell>
          <table:table-cell office:value-type="float" office:value="0.0545252" calcext:value-type="float">
            <text:p>0.0545252</text:p>
          </table:table-cell>
          <table:table-cell office:value-type="float" office:value="0.00984448" calcext:value-type="float">
            <text:p>0.00984448</text:p>
          </table:table-cell>
          <table:table-cell office:value-type="float" office:value="0.00828124" calcext:value-type="float">
            <text:p>0.00828124</text:p>
          </table:table-cell>
        </table:table-row>
        <table:table-row table:style-name="ro1">
          <table:table-cell office:value-type="float" office:value="744000" calcext:value-type="float">
            <text:p>744000</text:p>
          </table:table-cell>
          <table:table-cell office:value-type="float" office:value="0.00628139" calcext:value-type="float">
            <text:p>0.00628139</text:p>
          </table:table-cell>
          <table:table-cell office:value-type="float" office:value="0.00694893" calcext:value-type="float">
            <text:p>0.00694893</text:p>
          </table:table-cell>
          <table:table-cell office:value-type="float" office:value="0.0574661" calcext:value-type="float">
            <text:p>0.0574661</text:p>
          </table:table-cell>
          <table:table-cell office:value-type="float" office:value="0.00927998" calcext:value-type="float">
            <text:p>0.00927998</text:p>
          </table:table-cell>
          <table:table-cell office:value-type="float" office:value="0.00834361" calcext:value-type="float">
            <text:p>0.00834361</text:p>
          </table:table-cell>
        </table:table-row>
        <table:table-row table:style-name="ro1">
          <table:table-cell office:value-type="float" office:value="745000" calcext:value-type="float">
            <text:p>745000</text:p>
          </table:table-cell>
          <table:table-cell office:value-type="float" office:value="0.0064389" calcext:value-type="float">
            <text:p>0.0064389</text:p>
          </table:table-cell>
          <table:table-cell office:value-type="float" office:value="0.00698446" calcext:value-type="float">
            <text:p>0.00698446</text:p>
          </table:table-cell>
          <table:table-cell office:value-type="float" office:value="0.0598536" calcext:value-type="float">
            <text:p>0.0598536</text:p>
          </table:table-cell>
          <table:table-cell office:value-type="float" office:value="0.00965302" calcext:value-type="float">
            <text:p>0.00965302</text:p>
          </table:table-cell>
          <table:table-cell office:value-type="float" office:value="0.00825874" calcext:value-type="float">
            <text:p>0.00825874</text:p>
          </table:table-cell>
        </table:table-row>
        <table:table-row table:style-name="ro1">
          <table:table-cell office:value-type="float" office:value="746000" calcext:value-type="float">
            <text:p>746000</text:p>
          </table:table-cell>
          <table:table-cell office:value-type="float" office:value="0.00662365" calcext:value-type="float">
            <text:p>0.00662365</text:p>
          </table:table-cell>
          <table:table-cell office:value-type="float" office:value="0.00693314" calcext:value-type="float">
            <text:p>0.00693314</text:p>
          </table:table-cell>
          <table:table-cell office:value-type="float" office:value="0.0489757" calcext:value-type="float">
            <text:p>0.0489757</text:p>
          </table:table-cell>
          <table:table-cell office:value-type="float" office:value="0.00925984" calcext:value-type="float">
            <text:p>0.00925984</text:p>
          </table:table-cell>
          <table:table-cell office:value-type="float" office:value="0.00826782" calcext:value-type="float">
            <text:p>0.00826782</text:p>
          </table:table-cell>
        </table:table-row>
        <table:table-row table:style-name="ro1">
          <table:table-cell office:value-type="float" office:value="747000" calcext:value-type="float">
            <text:p>747000</text:p>
          </table:table-cell>
          <table:table-cell office:value-type="float" office:value="0.00633153" calcext:value-type="float">
            <text:p>0.00633153</text:p>
          </table:table-cell>
          <table:table-cell office:value-type="float" office:value="0.00689169" calcext:value-type="float">
            <text:p>0.00689169</text:p>
          </table:table-cell>
          <table:table-cell office:value-type="float" office:value="0.0487799" calcext:value-type="float">
            <text:p>0.0487799</text:p>
          </table:table-cell>
          <table:table-cell office:value-type="float" office:value="0.00955631" calcext:value-type="float">
            <text:p>0.00955631</text:p>
          </table:table-cell>
          <table:table-cell office:value-type="float" office:value="0.00827887" calcext:value-type="float">
            <text:p>0.00827887</text:p>
          </table:table-cell>
        </table:table-row>
        <table:table-row table:style-name="ro1">
          <table:table-cell office:value-type="float" office:value="748000" calcext:value-type="float">
            <text:p>748000</text:p>
          </table:table-cell>
          <table:table-cell office:value-type="float" office:value="0.00631218" calcext:value-type="float">
            <text:p>0.00631218</text:p>
          </table:table-cell>
          <table:table-cell office:value-type="float" office:value="0.00687906" calcext:value-type="float">
            <text:p>0.00687906</text:p>
          </table:table-cell>
          <table:table-cell office:value-type="float" office:value="0.0489421" calcext:value-type="float">
            <text:p>0.0489421</text:p>
          </table:table-cell>
          <table:table-cell office:value-type="float" office:value="0.00934432" calcext:value-type="float">
            <text:p>0.00934432</text:p>
          </table:table-cell>
          <table:table-cell office:value-type="float" office:value="0.0083819" calcext:value-type="float">
            <text:p>0.0083819</text:p>
          </table:table-cell>
        </table:table-row>
        <table:table-row table:style-name="ro1">
          <table:table-cell office:value-type="float" office:value="749000" calcext:value-type="float">
            <text:p>749000</text:p>
          </table:table-cell>
          <table:table-cell office:value-type="float" office:value="0.00629047" calcext:value-type="float">
            <text:p>0.00629047</text:p>
          </table:table-cell>
          <table:table-cell office:value-type="float" office:value="0.00682537" calcext:value-type="float">
            <text:p>0.00682537</text:p>
          </table:table-cell>
          <table:table-cell office:value-type="float" office:value="0.0530243" calcext:value-type="float">
            <text:p>0.0530243</text:p>
          </table:table-cell>
          <table:table-cell office:value-type="float" office:value="0.00933919" calcext:value-type="float">
            <text:p>0.00933919</text:p>
          </table:table-cell>
          <table:table-cell office:value-type="float" office:value="0.00835782" calcext:value-type="float">
            <text:p>0.00835782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0.00671563" calcext:value-type="float">
            <text:p>0.00671563</text:p>
          </table:table-cell>
          <table:table-cell office:value-type="float" office:value="0.00672392" calcext:value-type="float">
            <text:p>0.00672392</text:p>
          </table:table-cell>
          <table:table-cell office:value-type="float" office:value="0.0485557" calcext:value-type="float">
            <text:p>0.0485557</text:p>
          </table:table-cell>
          <table:table-cell office:value-type="float" office:value="0.00936524" calcext:value-type="float">
            <text:p>0.00936524</text:p>
          </table:table-cell>
          <table:table-cell office:value-type="float" office:value="0.00801754" calcext:value-type="float">
            <text:p>0.00801754</text:p>
          </table:table-cell>
        </table:table-row>
        <table:table-row table:style-name="ro1">
          <table:table-cell office:value-type="float" office:value="751000" calcext:value-type="float">
            <text:p>751000</text:p>
          </table:table-cell>
          <table:table-cell office:value-type="float" office:value="0.006296" calcext:value-type="float">
            <text:p>0.006296</text:p>
          </table:table-cell>
          <table:table-cell office:value-type="float" office:value="0.00684984" calcext:value-type="float">
            <text:p>0.00684984</text:p>
          </table:table-cell>
          <table:table-cell office:value-type="float" office:value="0.0497103" calcext:value-type="float">
            <text:p>0.0497103</text:p>
          </table:table-cell>
          <table:table-cell office:value-type="float" office:value="0.00929577" calcext:value-type="float">
            <text:p>0.00929577</text:p>
          </table:table-cell>
          <table:table-cell office:value-type="float" office:value="0.00867955" calcext:value-type="float">
            <text:p>0.00867955</text:p>
          </table:table-cell>
        </table:table-row>
        <table:table-row table:style-name="ro1">
          <table:table-cell office:value-type="float" office:value="752000" calcext:value-type="float">
            <text:p>752000</text:p>
          </table:table-cell>
          <table:table-cell office:value-type="float" office:value="0.00626995" calcext:value-type="float">
            <text:p>0.00626995</text:p>
          </table:table-cell>
          <table:table-cell office:value-type="float" office:value="0.00705472" calcext:value-type="float">
            <text:p>0.00705472</text:p>
          </table:table-cell>
          <table:table-cell office:value-type="float" office:value="0.0485418" calcext:value-type="float">
            <text:p>0.0485418</text:p>
          </table:table-cell>
          <table:table-cell office:value-type="float" office:value="0.00952117" calcext:value-type="float">
            <text:p>0.00952117</text:p>
          </table:table-cell>
          <table:table-cell office:value-type="float" office:value="0.00820584" calcext:value-type="float">
            <text:p>0.00820584</text:p>
          </table:table-cell>
        </table:table-row>
        <table:table-row table:style-name="ro1">
          <table:table-cell office:value-type="float" office:value="753000" calcext:value-type="float">
            <text:p>753000</text:p>
          </table:table-cell>
          <table:table-cell office:value-type="float" office:value="0.00627113" calcext:value-type="float">
            <text:p>0.00627113</text:p>
          </table:table-cell>
          <table:table-cell office:value-type="float" office:value="0.00694222" calcext:value-type="float">
            <text:p>0.00694222</text:p>
          </table:table-cell>
          <table:table-cell office:value-type="float" office:value="0.0515144" calcext:value-type="float">
            <text:p>0.0515144</text:p>
          </table:table-cell>
          <table:table-cell office:value-type="float" office:value="0.00952117" calcext:value-type="float">
            <text:p>0.00952117</text:p>
          </table:table-cell>
          <table:table-cell office:value-type="float" office:value="0.00794609" calcext:value-type="float">
            <text:p>0.00794609</text:p>
          </table:table-cell>
        </table:table-row>
        <table:table-row table:style-name="ro1">
          <table:table-cell office:value-type="float" office:value="754000" calcext:value-type="float">
            <text:p>754000</text:p>
          </table:table-cell>
          <table:table-cell office:value-type="float" office:value="0.00629087" calcext:value-type="float">
            <text:p>0.00629087</text:p>
          </table:table-cell>
          <table:table-cell office:value-type="float" office:value="0.00688695" calcext:value-type="float">
            <text:p>0.00688695</text:p>
          </table:table-cell>
          <table:table-cell office:value-type="float" office:value="0.0504047" calcext:value-type="float">
            <text:p>0.0504047</text:p>
          </table:table-cell>
          <table:table-cell office:value-type="float" office:value="0.00930208" calcext:value-type="float">
            <text:p>0.00930208</text:p>
          </table:table-cell>
          <table:table-cell office:value-type="float" office:value="0.00853981" calcext:value-type="float">
            <text:p>0.00853981</text:p>
          </table:table-cell>
        </table:table-row>
        <table:table-row table:style-name="ro1">
          <table:table-cell office:value-type="float" office:value="755000" calcext:value-type="float">
            <text:p>755000</text:p>
          </table:table-cell>
          <table:table-cell office:value-type="float" office:value="0.00627942" calcext:value-type="float">
            <text:p>0.00627942</text:p>
          </table:table-cell>
          <table:table-cell office:value-type="float" office:value="0.00727382" calcext:value-type="float">
            <text:p>0.00727382</text:p>
          </table:table-cell>
          <table:table-cell office:value-type="float" office:value="0.0487676" calcext:value-type="float">
            <text:p>0.0487676</text:p>
          </table:table-cell>
          <table:table-cell office:value-type="float" office:value="0.00930287" calcext:value-type="float">
            <text:p>0.00930287</text:p>
          </table:table-cell>
          <table:table-cell office:value-type="float" office:value="0.00831006" calcext:value-type="float">
            <text:p>0.00831006</text:p>
          </table:table-cell>
        </table:table-row>
        <table:table-row table:style-name="ro1">
          <table:table-cell office:value-type="float" office:value="756000" calcext:value-type="float">
            <text:p>756000</text:p>
          </table:table-cell>
          <table:table-cell office:value-type="float" office:value="0.00634771" calcext:value-type="float">
            <text:p>0.00634771</text:p>
          </table:table-cell>
          <table:table-cell office:value-type="float" office:value="0.00694735" calcext:value-type="float">
            <text:p>0.00694735</text:p>
          </table:table-cell>
          <table:table-cell office:value-type="float" office:value="0.0489133" calcext:value-type="float">
            <text:p>0.0489133</text:p>
          </table:table-cell>
          <table:table-cell office:value-type="float" office:value="0.0092705" calcext:value-type="float">
            <text:p>0.0092705</text:p>
          </table:table-cell>
          <table:table-cell office:value-type="float" office:value="0.00822479" calcext:value-type="float">
            <text:p>0.00822479</text:p>
          </table:table-cell>
        </table:table-row>
        <table:table-row table:style-name="ro1">
          <table:table-cell office:value-type="float" office:value="757000" calcext:value-type="float">
            <text:p>757000</text:p>
          </table:table-cell>
          <table:table-cell office:value-type="float" office:value="0.00668484" calcext:value-type="float">
            <text:p>0.00668484</text:p>
          </table:table-cell>
          <table:table-cell office:value-type="float" office:value="0.00680011" calcext:value-type="float">
            <text:p>0.00680011</text:p>
          </table:table-cell>
          <table:table-cell office:value-type="float" office:value="0.0494356" calcext:value-type="float">
            <text:p>0.0494356</text:p>
          </table:table-cell>
          <table:table-cell office:value-type="float" office:value="0.00934353" calcext:value-type="float">
            <text:p>0.00934353</text:p>
          </table:table-cell>
          <table:table-cell office:value-type="float" office:value="0.00873639" calcext:value-type="float">
            <text:p>0.00873639</text:p>
          </table:table-cell>
        </table:table-row>
        <table:table-row table:style-name="ro1">
          <table:table-cell office:value-type="float" office:value="758000" calcext:value-type="float">
            <text:p>758000</text:p>
          </table:table-cell>
          <table:table-cell office:value-type="float" office:value="0.00630705" calcext:value-type="float">
            <text:p>0.00630705</text:p>
          </table:table-cell>
          <table:table-cell office:value-type="float" office:value="0.00690551" calcext:value-type="float">
            <text:p>0.00690551</text:p>
          </table:table-cell>
          <table:table-cell office:value-type="float" office:value="0.0511022" calcext:value-type="float">
            <text:p>0.0511022</text:p>
          </table:table-cell>
          <table:table-cell office:value-type="float" office:value="0.00957407" calcext:value-type="float">
            <text:p>0.00957407</text:p>
          </table:table-cell>
          <table:table-cell office:value-type="float" office:value="0.00803215" calcext:value-type="float">
            <text:p>0.00803215</text:p>
          </table:table-cell>
        </table:table-row>
        <table:table-row table:style-name="ro1">
          <table:table-cell office:value-type="float" office:value="759000" calcext:value-type="float">
            <text:p>759000</text:p>
          </table:table-cell>
          <table:table-cell office:value-type="float" office:value="0.0064539" calcext:value-type="float">
            <text:p>0.0064539</text:p>
          </table:table-cell>
          <table:table-cell office:value-type="float" office:value="0.00722605" calcext:value-type="float">
            <text:p>0.00722605</text:p>
          </table:table-cell>
          <table:table-cell office:value-type="float" office:value="0.0501754" calcext:value-type="float">
            <text:p>0.0501754</text:p>
          </table:table-cell>
          <table:table-cell office:value-type="float" office:value="0.00931669" calcext:value-type="float">
            <text:p>0.00931669</text:p>
          </table:table-cell>
          <table:table-cell office:value-type="float" office:value="0.00808504" calcext:value-type="float">
            <text:p>0.00808504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float" office:value="0.0062881" calcext:value-type="float">
            <text:p>0.0062881</text:p>
          </table:table-cell>
          <table:table-cell office:value-type="float" office:value="0.00727539" calcext:value-type="float">
            <text:p>0.00727539</text:p>
          </table:table-cell>
          <table:table-cell office:value-type="float" office:value="0.048588" calcext:value-type="float">
            <text:p>0.048588</text:p>
          </table:table-cell>
          <table:table-cell office:value-type="float" office:value="0.00927208" calcext:value-type="float">
            <text:p>0.00927208</text:p>
          </table:table-cell>
          <table:table-cell office:value-type="float" office:value="0.00796859" calcext:value-type="float">
            <text:p>0.00796859</text:p>
          </table:table-cell>
        </table:table-row>
        <table:table-row table:style-name="ro1">
          <table:table-cell office:value-type="float" office:value="761000" calcext:value-type="float">
            <text:p>761000</text:p>
          </table:table-cell>
          <table:table-cell office:value-type="float" office:value="0.00632442" calcext:value-type="float">
            <text:p>0.00632442</text:p>
          </table:table-cell>
          <table:table-cell office:value-type="float" office:value="0.00690195" calcext:value-type="float">
            <text:p>0.00690195</text:p>
          </table:table-cell>
          <table:table-cell office:value-type="float" office:value="0.0484076" calcext:value-type="float">
            <text:p>0.0484076</text:p>
          </table:table-cell>
          <table:table-cell office:value-type="float" office:value="0.00938814" calcext:value-type="float">
            <text:p>0.00938814</text:p>
          </table:table-cell>
          <table:table-cell office:value-type="float" office:value="0.00846441" calcext:value-type="float">
            <text:p>0.00846441</text:p>
          </table:table-cell>
        </table:table-row>
        <table:table-row table:style-name="ro1">
          <table:table-cell office:value-type="float" office:value="762000" calcext:value-type="float">
            <text:p>762000</text:p>
          </table:table-cell>
          <table:table-cell office:value-type="float" office:value="0.00631218" calcext:value-type="float">
            <text:p>0.00631218</text:p>
          </table:table-cell>
          <table:table-cell office:value-type="float" office:value="0.00693038" calcext:value-type="float">
            <text:p>0.00693038</text:p>
          </table:table-cell>
          <table:table-cell office:value-type="float" office:value="0.0518278" calcext:value-type="float">
            <text:p>0.0518278</text:p>
          </table:table-cell>
          <table:table-cell office:value-type="float" office:value="0.00937077" calcext:value-type="float">
            <text:p>0.00937077</text:p>
          </table:table-cell>
          <table:table-cell office:value-type="float" office:value="0.00792675" calcext:value-type="float">
            <text:p>0.00792675</text:p>
          </table:table-cell>
        </table:table-row>
        <table:table-row table:style-name="ro1">
          <table:table-cell office:value-type="float" office:value="763000" calcext:value-type="float">
            <text:p>763000</text:p>
          </table:table-cell>
          <table:table-cell office:value-type="float" office:value="0.00629837" calcext:value-type="float">
            <text:p>0.00629837</text:p>
          </table:table-cell>
          <table:table-cell office:value-type="float" office:value="0.00691893" calcext:value-type="float">
            <text:p>0.00691893</text:p>
          </table:table-cell>
          <table:table-cell office:value-type="float" office:value="0.0486887" calcext:value-type="float">
            <text:p>0.0486887</text:p>
          </table:table-cell>
          <table:table-cell office:value-type="float" office:value="0.00959697" calcext:value-type="float">
            <text:p>0.00959697</text:p>
          </table:table-cell>
          <table:table-cell office:value-type="float" office:value="0.00802188" calcext:value-type="float">
            <text:p>0.00802188</text:p>
          </table:table-cell>
        </table:table-row>
        <table:table-row table:style-name="ro1">
          <table:table-cell office:value-type="float" office:value="764000" calcext:value-type="float">
            <text:p>764000</text:p>
          </table:table-cell>
          <table:table-cell office:value-type="float" office:value="0.00660509" calcext:value-type="float">
            <text:p>0.00660509</text:p>
          </table:table-cell>
          <table:table-cell office:value-type="float" office:value="0.00705551" calcext:value-type="float">
            <text:p>0.00705551</text:p>
          </table:table-cell>
          <table:table-cell office:value-type="float" office:value="0.0498592" calcext:value-type="float">
            <text:p>0.0498592</text:p>
          </table:table-cell>
          <table:table-cell office:value-type="float" office:value="0.00946117" calcext:value-type="float">
            <text:p>0.00946117</text:p>
          </table:table-cell>
          <table:table-cell office:value-type="float" office:value="0.00849362" calcext:value-type="float">
            <text:p>0.00849362</text:p>
          </table:table-cell>
        </table:table-row>
        <table:table-row table:style-name="ro1">
          <table:table-cell office:value-type="float" office:value="765000" calcext:value-type="float">
            <text:p>765000</text:p>
          </table:table-cell>
          <table:table-cell office:value-type="float" office:value="0.00630824" calcext:value-type="float">
            <text:p>0.00630824</text:p>
          </table:table-cell>
          <table:table-cell office:value-type="float" office:value="0.00693748" calcext:value-type="float">
            <text:p>0.00693748</text:p>
          </table:table-cell>
          <table:table-cell office:value-type="float" office:value="0.0506791" calcext:value-type="float">
            <text:p>0.0506791</text:p>
          </table:table-cell>
          <table:table-cell office:value-type="float" office:value="0.00942604" calcext:value-type="float">
            <text:p>0.00942604</text:p>
          </table:table-cell>
          <table:table-cell office:value-type="float" office:value="0.00834558" calcext:value-type="float">
            <text:p>0.00834558</text:p>
          </table:table-cell>
        </table:table-row>
        <table:table-row table:style-name="ro1">
          <table:table-cell office:value-type="float" office:value="766000" calcext:value-type="float">
            <text:p>766000</text:p>
          </table:table-cell>
          <table:table-cell office:value-type="float" office:value="0.00639311" calcext:value-type="float">
            <text:p>0.00639311</text:p>
          </table:table-cell>
          <table:table-cell office:value-type="float" office:value="0.00699788" calcext:value-type="float">
            <text:p>0.00699788</text:p>
          </table:table-cell>
          <table:table-cell office:value-type="float" office:value="0.0524468" calcext:value-type="float">
            <text:p>0.0524468</text:p>
          </table:table-cell>
          <table:table-cell office:value-type="float" office:value="0.00962973" calcext:value-type="float">
            <text:p>0.00962973</text:p>
          </table:table-cell>
          <table:table-cell office:value-type="float" office:value="0.00816952" calcext:value-type="float">
            <text:p>0.00816952</text:p>
          </table:table-cell>
        </table:table-row>
        <table:table-row table:style-name="ro1">
          <table:table-cell office:value-type="float" office:value="767000" calcext:value-type="float">
            <text:p>767000</text:p>
          </table:table-cell>
          <table:table-cell office:value-type="float" office:value="0.0063185" calcext:value-type="float">
            <text:p>0.0063185</text:p>
          </table:table-cell>
          <table:table-cell office:value-type="float" office:value="0.00702196" calcext:value-type="float">
            <text:p>0.00702196</text:p>
          </table:table-cell>
          <table:table-cell office:value-type="float" office:value="0.0484305" calcext:value-type="float">
            <text:p>0.0484305</text:p>
          </table:table-cell>
          <table:table-cell office:value-type="float" office:value="0.00981803" calcext:value-type="float">
            <text:p>0.00981803</text:p>
          </table:table-cell>
          <table:table-cell office:value-type="float" office:value="0.00799149" calcext:value-type="float">
            <text:p>0.00799149</text:p>
          </table:table-cell>
        </table:table-row>
        <table:table-row table:style-name="ro1">
          <table:table-cell office:value-type="float" office:value="768000" calcext:value-type="float">
            <text:p>768000</text:p>
          </table:table-cell>
          <table:table-cell office:value-type="float" office:value="0.00630192" calcext:value-type="float">
            <text:p>0.00630192</text:p>
          </table:table-cell>
          <table:table-cell office:value-type="float" office:value="0.00781661" calcext:value-type="float">
            <text:p>0.00781661</text:p>
          </table:table-cell>
          <table:table-cell office:value-type="float" office:value="0.048738" calcext:value-type="float">
            <text:p>0.048738</text:p>
          </table:table-cell>
          <table:table-cell office:value-type="float" office:value="0.00944143" calcext:value-type="float">
            <text:p>0.00944143</text:p>
          </table:table-cell>
          <table:table-cell office:value-type="float" office:value="0.00809057" calcext:value-type="float">
            <text:p>0.00809057</text:p>
          </table:table-cell>
        </table:table-row>
        <table:table-row table:style-name="ro1">
          <table:table-cell office:value-type="float" office:value="769000" calcext:value-type="float">
            <text:p>769000</text:p>
          </table:table-cell>
          <table:table-cell office:value-type="float" office:value="0.00630903" calcext:value-type="float">
            <text:p>0.00630903</text:p>
          </table:table-cell>
          <table:table-cell office:value-type="float" office:value="0.00709104" calcext:value-type="float">
            <text:p>0.00709104</text:p>
          </table:table-cell>
          <table:table-cell office:value-type="float" office:value="0.0486516" calcext:value-type="float">
            <text:p>0.0486516</text:p>
          </table:table-cell>
          <table:table-cell office:value-type="float" office:value="0.00928748" calcext:value-type="float">
            <text:p>0.00928748</text:p>
          </table:table-cell>
          <table:table-cell office:value-type="float" office:value="0.00818492" calcext:value-type="float">
            <text:p>0.00818492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float" office:value="0.006778" calcext:value-type="float">
            <text:p>0.006778</text:p>
          </table:table-cell>
          <table:table-cell office:value-type="float" office:value="0.00693156" calcext:value-type="float">
            <text:p>0.00693156</text:p>
          </table:table-cell>
          <table:table-cell office:value-type="float" office:value="0.0512688" calcext:value-type="float">
            <text:p>0.0512688</text:p>
          </table:table-cell>
          <table:table-cell office:value-type="float" office:value="0.00934156" calcext:value-type="float">
            <text:p>0.00934156</text:p>
          </table:table-cell>
          <table:table-cell office:value-type="float" office:value="0.0080132" calcext:value-type="float">
            <text:p>0.0080132</text:p>
          </table:table-cell>
        </table:table-row>
        <table:table-row table:style-name="ro1">
          <table:table-cell office:value-type="float" office:value="771000" calcext:value-type="float">
            <text:p>771000</text:p>
          </table:table-cell>
          <table:table-cell office:value-type="float" office:value="0.00640377" calcext:value-type="float">
            <text:p>0.00640377</text:p>
          </table:table-cell>
          <table:table-cell office:value-type="float" office:value="0.0073725" calcext:value-type="float">
            <text:p>0.0073725</text:p>
          </table:table-cell>
          <table:table-cell office:value-type="float" office:value="0.0508575" calcext:value-type="float">
            <text:p>0.0508575</text:p>
          </table:table-cell>
          <table:table-cell office:value-type="float" office:value="0.00930682" calcext:value-type="float">
            <text:p>0.00930682</text:p>
          </table:table-cell>
          <table:table-cell office:value-type="float" office:value="0.00809333" calcext:value-type="float">
            <text:p>0.00809333</text:p>
          </table:table-cell>
        </table:table-row>
        <table:table-row table:style-name="ro1">
          <table:table-cell office:value-type="float" office:value="772000" calcext:value-type="float">
            <text:p>772000</text:p>
          </table:table-cell>
          <table:table-cell office:value-type="float" office:value="0.0067776" calcext:value-type="float">
            <text:p>0.0067776</text:p>
          </table:table-cell>
          <table:table-cell office:value-type="float" office:value="0.00694498" calcext:value-type="float">
            <text:p>0.00694498</text:p>
          </table:table-cell>
          <table:table-cell office:value-type="float" office:value="0.0486176" calcext:value-type="float">
            <text:p>0.0486176</text:p>
          </table:table-cell>
          <table:table-cell office:value-type="float" office:value="0.00943433" calcext:value-type="float">
            <text:p>0.00943433</text:p>
          </table:table-cell>
          <table:table-cell office:value-type="float" office:value="0.00815018" calcext:value-type="float">
            <text:p>0.00815018</text:p>
          </table:table-cell>
        </table:table-row>
        <table:table-row table:style-name="ro1">
          <table:table-cell office:value-type="float" office:value="773000" calcext:value-type="float">
            <text:p>773000</text:p>
          </table:table-cell>
          <table:table-cell office:value-type="float" office:value="0.00639587" calcext:value-type="float">
            <text:p>0.00639587</text:p>
          </table:table-cell>
          <table:table-cell office:value-type="float" office:value="0.00692682" calcext:value-type="float">
            <text:p>0.00692682</text:p>
          </table:table-cell>
          <table:table-cell office:value-type="float" office:value="0.0490037" calcext:value-type="float">
            <text:p>0.0490037</text:p>
          </table:table-cell>
          <table:table-cell office:value-type="float" office:value="0.00934748" calcext:value-type="float">
            <text:p>0.00934748</text:p>
          </table:table-cell>
          <table:table-cell office:value-type="float" office:value="0.00798478" calcext:value-type="float">
            <text:p>0.00798478</text:p>
          </table:table-cell>
        </table:table-row>
        <table:table-row table:style-name="ro1">
          <table:table-cell office:value-type="float" office:value="774000" calcext:value-type="float">
            <text:p>774000</text:p>
          </table:table-cell>
          <table:table-cell office:value-type="float" office:value="0.00674089" calcext:value-type="float">
            <text:p>0.00674089</text:p>
          </table:table-cell>
          <table:table-cell office:value-type="float" office:value="0.00690195" calcext:value-type="float">
            <text:p>0.00690195</text:p>
          </table:table-cell>
          <table:table-cell office:value-type="float" office:value="0.0495951" calcext:value-type="float">
            <text:p>0.0495951</text:p>
          </table:table-cell>
          <table:table-cell office:value-type="float" office:value="0.00944814" calcext:value-type="float">
            <text:p>0.00944814</text:p>
          </table:table-cell>
          <table:table-cell office:value-type="float" office:value="0.00837045" calcext:value-type="float">
            <text:p>0.00837045</text:p>
          </table:table-cell>
        </table:table-row>
        <table:table-row table:style-name="ro1">
          <table:table-cell office:value-type="float" office:value="775000" calcext:value-type="float">
            <text:p>775000</text:p>
          </table:table-cell>
          <table:table-cell office:value-type="float" office:value="0.00629955" calcext:value-type="float">
            <text:p>0.00629955</text:p>
          </table:table-cell>
          <table:table-cell office:value-type="float" office:value="0.0071096" calcext:value-type="float">
            <text:p>0.0071096</text:p>
          </table:table-cell>
          <table:table-cell office:value-type="float" office:value="0.0527109" calcext:value-type="float">
            <text:p>0.0527109</text:p>
          </table:table-cell>
          <table:table-cell office:value-type="float" office:value="0.00947301" calcext:value-type="float">
            <text:p>0.00947301</text:p>
          </table:table-cell>
          <table:table-cell office:value-type="float" office:value="0.00832979" calcext:value-type="float">
            <text:p>0.00832979</text:p>
          </table:table-cell>
        </table:table-row>
        <table:table-row table:style-name="ro1">
          <table:table-cell office:value-type="float" office:value="776000" calcext:value-type="float">
            <text:p>776000</text:p>
          </table:table-cell>
          <table:table-cell office:value-type="float" office:value="0.00626876" calcext:value-type="float">
            <text:p>0.00626876</text:p>
          </table:table-cell>
          <table:table-cell office:value-type="float" office:value="0.00714749" calcext:value-type="float">
            <text:p>0.00714749</text:p>
          </table:table-cell>
          <table:table-cell office:value-type="float" office:value="0.0485221" calcext:value-type="float">
            <text:p>0.0485221</text:p>
          </table:table-cell>
          <table:table-cell office:value-type="float" office:value="0.00935893" calcext:value-type="float">
            <text:p>0.00935893</text:p>
          </table:table-cell>
          <table:table-cell office:value-type="float" office:value="0.00826663" calcext:value-type="float">
            <text:p>0.00826663</text:p>
          </table:table-cell>
        </table:table-row>
        <table:table-row table:style-name="ro1">
          <table:table-cell office:value-type="float" office:value="777000" calcext:value-type="float">
            <text:p>777000</text:p>
          </table:table-cell>
          <table:table-cell office:value-type="float" office:value="0.0064318" calcext:value-type="float">
            <text:p>0.0064318</text:p>
          </table:table-cell>
          <table:table-cell office:value-type="float" office:value="0.00692603" calcext:value-type="float">
            <text:p>0.00692603</text:p>
          </table:table-cell>
          <table:table-cell office:value-type="float" office:value="0.0488241" calcext:value-type="float">
            <text:p>0.0488241</text:p>
          </table:table-cell>
          <table:table-cell office:value-type="float" office:value="0.0094363" calcext:value-type="float">
            <text:p>0.0094363</text:p>
          </table:table-cell>
          <table:table-cell office:value-type="float" office:value="0.00799346" calcext:value-type="float">
            <text:p>0.00799346</text:p>
          </table:table-cell>
        </table:table-row>
        <table:table-row table:style-name="ro1">
          <table:table-cell office:value-type="float" office:value="778000" calcext:value-type="float">
            <text:p>778000</text:p>
          </table:table-cell>
          <table:table-cell office:value-type="float" office:value="0.00646969" calcext:value-type="float">
            <text:p>0.00646969</text:p>
          </table:table-cell>
          <table:table-cell office:value-type="float" office:value="0.00700301" calcext:value-type="float">
            <text:p>0.00700301</text:p>
          </table:table-cell>
          <table:table-cell office:value-type="float" office:value="0.0500246" calcext:value-type="float">
            <text:p>0.0500246</text:p>
          </table:table-cell>
          <table:table-cell office:value-type="float" office:value="0.00964394" calcext:value-type="float">
            <text:p>0.00964394</text:p>
          </table:table-cell>
          <table:table-cell office:value-type="float" office:value="0.00860612" calcext:value-type="float">
            <text:p>0.00860612</text:p>
          </table:table-cell>
        </table:table-row>
        <table:table-row table:style-name="ro1">
          <table:table-cell office:value-type="float" office:value="779000" calcext:value-type="float">
            <text:p>779000</text:p>
          </table:table-cell>
          <table:table-cell office:value-type="float" office:value="0.00626639" calcext:value-type="float">
            <text:p>0.00626639</text:p>
          </table:table-cell>
          <table:table-cell office:value-type="float" office:value="0.00704012" calcext:value-type="float">
            <text:p>0.00704012</text:p>
          </table:table-cell>
          <table:table-cell office:value-type="float" office:value="0.0539844" calcext:value-type="float">
            <text:p>0.0539844</text:p>
          </table:table-cell>
          <table:table-cell office:value-type="float" office:value="0.00935103" calcext:value-type="float">
            <text:p>0.00935103</text:p>
          </table:table-cell>
          <table:table-cell office:value-type="float" office:value="0.00797806" calcext:value-type="float">
            <text:p>0.00797806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float" office:value="0.00675866" calcext:value-type="float">
            <text:p>0.00675866</text:p>
          </table:table-cell>
          <table:table-cell office:value-type="float" office:value="0.00691932" calcext:value-type="float">
            <text:p>0.00691932</text:p>
          </table:table-cell>
          <table:table-cell office:value-type="float" office:value="0.0528352" calcext:value-type="float">
            <text:p>0.0528352</text:p>
          </table:table-cell>
          <table:table-cell office:value-type="float" office:value="0.00930761" calcext:value-type="float">
            <text:p>0.00930761</text:p>
          </table:table-cell>
          <table:table-cell office:value-type="float" office:value="0.00827295" calcext:value-type="float">
            <text:p>0.00827295</text:p>
          </table:table-cell>
        </table:table-row>
        <table:table-row table:style-name="ro1">
          <table:table-cell office:value-type="float" office:value="781000" calcext:value-type="float">
            <text:p>781000</text:p>
          </table:table-cell>
          <table:table-cell office:value-type="float" office:value="0.00630547" calcext:value-type="float">
            <text:p>0.00630547</text:p>
          </table:table-cell>
          <table:table-cell office:value-type="float" office:value="0.00710723" calcext:value-type="float">
            <text:p>0.00710723</text:p>
          </table:table-cell>
          <table:table-cell office:value-type="float" office:value="0.048783" calcext:value-type="float">
            <text:p>0.048783</text:p>
          </table:table-cell>
          <table:table-cell office:value-type="float" office:value="0.00929893" calcext:value-type="float">
            <text:p>0.00929893</text:p>
          </table:table-cell>
          <table:table-cell office:value-type="float" office:value="0.00794372" calcext:value-type="float">
            <text:p>0.00794372</text:p>
          </table:table-cell>
        </table:table-row>
        <table:table-row table:style-name="ro1">
          <table:table-cell office:value-type="float" office:value="782000" calcext:value-type="float">
            <text:p>782000</text:p>
          </table:table-cell>
          <table:table-cell office:value-type="float" office:value="0.00632008" calcext:value-type="float">
            <text:p>0.00632008</text:p>
          </table:table-cell>
          <table:table-cell office:value-type="float" office:value="0.00692445" calcext:value-type="float">
            <text:p>0.00692445</text:p>
          </table:table-cell>
          <table:table-cell office:value-type="float" office:value="0.0482797" calcext:value-type="float">
            <text:p>0.0482797</text:p>
          </table:table-cell>
          <table:table-cell office:value-type="float" office:value="0.00931827" calcext:value-type="float">
            <text:p>0.00931827</text:p>
          </table:table-cell>
          <table:table-cell office:value-type="float" office:value="0.00792951" calcext:value-type="float">
            <text:p>0.00792951</text:p>
          </table:table-cell>
        </table:table-row>
        <table:table-row table:style-name="ro1">
          <table:table-cell office:value-type="float" office:value="783000" calcext:value-type="float">
            <text:p>783000</text:p>
          </table:table-cell>
          <table:table-cell office:value-type="float" office:value="0.00629363" calcext:value-type="float">
            <text:p>0.00629363</text:p>
          </table:table-cell>
          <table:table-cell office:value-type="float" office:value="0.00699433" calcext:value-type="float">
            <text:p>0.00699433</text:p>
          </table:table-cell>
          <table:table-cell office:value-type="float" office:value="0.0520149" calcext:value-type="float">
            <text:p>0.0520149</text:p>
          </table:table-cell>
          <table:table-cell office:value-type="float" office:value="0.00945209" calcext:value-type="float">
            <text:p>0.00945209</text:p>
          </table:table-cell>
          <table:table-cell office:value-type="float" office:value="0.00799306" calcext:value-type="float">
            <text:p>0.00799306</text:p>
          </table:table-cell>
        </table:table-row>
        <table:table-row table:style-name="ro1">
          <table:table-cell office:value-type="float" office:value="784000" calcext:value-type="float">
            <text:p>784000</text:p>
          </table:table-cell>
          <table:table-cell office:value-type="float" office:value="0.00651075" calcext:value-type="float">
            <text:p>0.00651075</text:p>
          </table:table-cell>
          <table:table-cell office:value-type="float" office:value="0.00722092" calcext:value-type="float">
            <text:p>0.00722092</text:p>
          </table:table-cell>
          <table:table-cell office:value-type="float" office:value="0.0499377" calcext:value-type="float">
            <text:p>0.0499377</text:p>
          </table:table-cell>
          <table:table-cell office:value-type="float" office:value="0.00957249" calcext:value-type="float">
            <text:p>0.00957249</text:p>
          </table:table-cell>
          <table:table-cell office:value-type="float" office:value="0.00812491" calcext:value-type="float">
            <text:p>0.00812491</text:p>
          </table:table-cell>
        </table:table-row>
        <table:table-row table:style-name="ro1">
          <table:table-cell office:value-type="float" office:value="785000" calcext:value-type="float">
            <text:p>785000</text:p>
          </table:table-cell>
          <table:table-cell office:value-type="float" office:value="0.00624271" calcext:value-type="float">
            <text:p>0.00624271</text:p>
          </table:table-cell>
          <table:table-cell office:value-type="float" office:value="0.0070492" calcext:value-type="float">
            <text:p>0.0070492</text:p>
          </table:table-cell>
          <table:table-cell office:value-type="float" office:value="0.0488529" calcext:value-type="float">
            <text:p>0.0488529</text:p>
          </table:table-cell>
          <table:table-cell office:value-type="float" office:value="0.00938498" calcext:value-type="float">
            <text:p>0.00938498</text:p>
          </table:table-cell>
          <table:table-cell office:value-type="float" office:value="0.00795793" calcext:value-type="float">
            <text:p>0.00795793</text:p>
          </table:table-cell>
        </table:table-row>
        <table:table-row table:style-name="ro1">
          <table:table-cell office:value-type="float" office:value="786000" calcext:value-type="float">
            <text:p>786000</text:p>
          </table:table-cell>
          <table:table-cell office:value-type="float" office:value="0.00667023" calcext:value-type="float">
            <text:p>0.00667023</text:p>
          </table:table-cell>
          <table:table-cell office:value-type="float" office:value="0.00735671" calcext:value-type="float">
            <text:p>0.00735671</text:p>
          </table:table-cell>
          <table:table-cell office:value-type="float" office:value="0.0493882" calcext:value-type="float">
            <text:p>0.0493882</text:p>
          </table:table-cell>
          <table:table-cell office:value-type="float" office:value="0.00941222" calcext:value-type="float">
            <text:p>0.00941222</text:p>
          </table:table-cell>
          <table:table-cell office:value-type="float" office:value="0.00824729" calcext:value-type="float">
            <text:p>0.00824729</text:p>
          </table:table-cell>
        </table:table-row>
        <table:table-row table:style-name="ro1">
          <table:table-cell office:value-type="float" office:value="787000" calcext:value-type="float">
            <text:p>787000</text:p>
          </table:table-cell>
          <table:table-cell office:value-type="float" office:value="0.0064614" calcext:value-type="float">
            <text:p>0.0064614</text:p>
          </table:table-cell>
          <table:table-cell office:value-type="float" office:value="0.00695367" calcext:value-type="float">
            <text:p>0.00695367</text:p>
          </table:table-cell>
          <table:table-cell office:value-type="float" office:value="0.0515791" calcext:value-type="float">
            <text:p>0.0515791</text:p>
          </table:table-cell>
          <table:table-cell office:value-type="float" office:value="0.00933959" calcext:value-type="float">
            <text:p>0.00933959</text:p>
          </table:table-cell>
          <table:table-cell office:value-type="float" office:value="0.00813834" calcext:value-type="float">
            <text:p>0.00813834</text:p>
          </table:table-cell>
        </table:table-row>
        <table:table-row table:style-name="ro1">
          <table:table-cell office:value-type="float" office:value="788000" calcext:value-type="float">
            <text:p>788000</text:p>
          </table:table-cell>
          <table:table-cell office:value-type="float" office:value="0.0062731" calcext:value-type="float">
            <text:p>0.0062731</text:p>
          </table:table-cell>
          <table:table-cell office:value-type="float" office:value="0.00696788" calcext:value-type="float">
            <text:p>0.00696788</text:p>
          </table:table-cell>
          <table:table-cell office:value-type="float" office:value="0.049181" calcext:value-type="float">
            <text:p>0.049181</text:p>
          </table:table-cell>
          <table:table-cell office:value-type="float" office:value="0.00985198" calcext:value-type="float">
            <text:p>0.00985198</text:p>
          </table:table-cell>
          <table:table-cell office:value-type="float" office:value="0.00825124" calcext:value-type="float">
            <text:p>0.00825124</text:p>
          </table:table-cell>
        </table:table-row>
        <table:table-row table:style-name="ro1">
          <table:table-cell office:value-type="float" office:value="789000" calcext:value-type="float">
            <text:p>789000</text:p>
          </table:table-cell>
          <table:table-cell office:value-type="float" office:value="0.00640614" calcext:value-type="float">
            <text:p>0.00640614</text:p>
          </table:table-cell>
          <table:table-cell office:value-type="float" office:value="0.00691814" calcext:value-type="float">
            <text:p>0.00691814</text:p>
          </table:table-cell>
          <table:table-cell office:value-type="float" office:value="0.0484507" calcext:value-type="float">
            <text:p>0.0484507</text:p>
          </table:table-cell>
          <table:table-cell office:value-type="float" office:value="0.00962697" calcext:value-type="float">
            <text:p>0.00962697</text:p>
          </table:table-cell>
          <table:table-cell office:value-type="float" office:value="0.00815018" calcext:value-type="float">
            <text:p>0.00815018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float" office:value="0.00631376" calcext:value-type="float">
            <text:p>0.00631376</text:p>
          </table:table-cell>
          <table:table-cell office:value-type="float" office:value="0.00706144" calcext:value-type="float">
            <text:p>0.00706144</text:p>
          </table:table-cell>
          <table:table-cell office:value-type="float" office:value="0.0487029" calcext:value-type="float">
            <text:p>0.0487029</text:p>
          </table:table-cell>
          <table:table-cell office:value-type="float" office:value="0.00960526" calcext:value-type="float">
            <text:p>0.00960526</text:p>
          </table:table-cell>
          <table:table-cell office:value-type="float" office:value="0.0079832" calcext:value-type="float">
            <text:p>0.0079832</text:p>
          </table:table-cell>
        </table:table-row>
        <table:table-row table:style-name="ro1">
          <table:table-cell office:value-type="float" office:value="791000" calcext:value-type="float">
            <text:p>791000</text:p>
          </table:table-cell>
          <table:table-cell office:value-type="float" office:value="0.00626639" calcext:value-type="float">
            <text:p>0.00626639</text:p>
          </table:table-cell>
          <table:table-cell office:value-type="float" office:value="0.0069284" calcext:value-type="float">
            <text:p>0.0069284</text:p>
          </table:table-cell>
          <table:table-cell office:value-type="float" office:value="0.0524665" calcext:value-type="float">
            <text:p>0.0524665</text:p>
          </table:table-cell>
          <table:table-cell office:value-type="float" office:value="0.00969882" calcext:value-type="float">
            <text:p>0.00969882</text:p>
          </table:table-cell>
          <table:table-cell office:value-type="float" office:value="0.00844427" calcext:value-type="float">
            <text:p>0.00844427</text:p>
          </table:table-cell>
        </table:table-row>
        <table:table-row table:style-name="ro1">
          <table:table-cell office:value-type="float" office:value="792000" calcext:value-type="float">
            <text:p>792000</text:p>
          </table:table-cell>
          <table:table-cell office:value-type="float" office:value="0.0064618" calcext:value-type="float">
            <text:p>0.0064618</text:p>
          </table:table-cell>
          <table:table-cell office:value-type="float" office:value="0.00692643" calcext:value-type="float">
            <text:p>0.00692643</text:p>
          </table:table-cell>
          <table:table-cell office:value-type="float" office:value="0.048637" calcext:value-type="float">
            <text:p>0.048637</text:p>
          </table:table-cell>
          <table:table-cell office:value-type="float" office:value="0.00931748" calcext:value-type="float">
            <text:p>0.00931748</text:p>
          </table:table-cell>
          <table:table-cell office:value-type="float" office:value="0.00834045" calcext:value-type="float">
            <text:p>0.00834045</text:p>
          </table:table-cell>
        </table:table-row>
        <table:table-row table:style-name="ro1">
          <table:table-cell office:value-type="float" office:value="793000" calcext:value-type="float">
            <text:p>793000</text:p>
          </table:table-cell>
          <table:table-cell office:value-type="float" office:value="0.00635719" calcext:value-type="float">
            <text:p>0.00635719</text:p>
          </table:table-cell>
          <table:table-cell office:value-type="float" office:value="0.00691814" calcext:value-type="float">
            <text:p>0.00691814</text:p>
          </table:table-cell>
          <table:table-cell office:value-type="float" office:value="0.0488095" calcext:value-type="float">
            <text:p>0.0488095</text:p>
          </table:table-cell>
          <table:table-cell office:value-type="float" office:value="0.00946157" calcext:value-type="float">
            <text:p>0.00946157</text:p>
          </table:table-cell>
          <table:table-cell office:value-type="float" office:value="0.00803807" calcext:value-type="float">
            <text:p>0.00803807</text:p>
          </table:table-cell>
        </table:table-row>
        <table:table-row table:style-name="ro1">
          <table:table-cell office:value-type="float" office:value="794000" calcext:value-type="float">
            <text:p>794000</text:p>
          </table:table-cell>
          <table:table-cell office:value-type="float" office:value="0.00676734" calcext:value-type="float">
            <text:p>0.00676734</text:p>
          </table:table-cell>
          <table:table-cell office:value-type="float" office:value="0.00691932" calcext:value-type="float">
            <text:p>0.00691932</text:p>
          </table:table-cell>
          <table:table-cell office:value-type="float" office:value="0.0497064" calcext:value-type="float">
            <text:p>0.0497064</text:p>
          </table:table-cell>
          <table:table-cell office:value-type="float" office:value="0.00945604" calcext:value-type="float">
            <text:p>0.00945604</text:p>
          </table:table-cell>
          <table:table-cell office:value-type="float" office:value="0.0082769" calcext:value-type="float">
            <text:p>0.0082769</text:p>
          </table:table-cell>
        </table:table-row>
        <table:table-row table:style-name="ro1">
          <table:table-cell office:value-type="float" office:value="795000" calcext:value-type="float">
            <text:p>795000</text:p>
          </table:table-cell>
          <table:table-cell office:value-type="float" office:value="0.00633429" calcext:value-type="float">
            <text:p>0.00633429</text:p>
          </table:table-cell>
          <table:table-cell office:value-type="float" office:value="0.00693077" calcext:value-type="float">
            <text:p>0.00693077</text:p>
          </table:table-cell>
          <table:table-cell office:value-type="float" office:value="0.0513588" calcext:value-type="float">
            <text:p>0.0513588</text:p>
          </table:table-cell>
          <table:table-cell office:value-type="float" office:value="0.00938498" calcext:value-type="float">
            <text:p>0.00938498</text:p>
          </table:table-cell>
          <table:table-cell office:value-type="float" office:value="0.00805109" calcext:value-type="float">
            <text:p>0.00805109</text:p>
          </table:table-cell>
        </table:table-row>
        <table:table-row table:style-name="ro1">
          <table:table-cell office:value-type="float" office:value="796000" calcext:value-type="float">
            <text:p>796000</text:p>
          </table:table-cell>
          <table:table-cell office:value-type="float" office:value="0.00640337" calcext:value-type="float">
            <text:p>0.00640337</text:p>
          </table:table-cell>
          <table:table-cell office:value-type="float" office:value="0.00691024" calcext:value-type="float">
            <text:p>0.00691024</text:p>
          </table:table-cell>
          <table:table-cell office:value-type="float" office:value="0.0520299" calcext:value-type="float">
            <text:p>0.0520299</text:p>
          </table:table-cell>
          <table:table-cell office:value-type="float" office:value="0.00973" calcext:value-type="float">
            <text:p>0.00973</text:p>
          </table:table-cell>
          <table:table-cell office:value-type="float" office:value="0.00814386" calcext:value-type="float">
            <text:p>0.00814386</text:p>
          </table:table-cell>
        </table:table-row>
        <table:table-row table:style-name="ro1">
          <table:table-cell office:value-type="float" office:value="797000" calcext:value-type="float">
            <text:p>797000</text:p>
          </table:table-cell>
          <table:table-cell office:value-type="float" office:value="0.00643495" calcext:value-type="float">
            <text:p>0.00643495</text:p>
          </table:table-cell>
          <table:table-cell office:value-type="float" office:value="0.00700025" calcext:value-type="float">
            <text:p>0.00700025</text:p>
          </table:table-cell>
          <table:table-cell office:value-type="float" office:value="0.0491237" calcext:value-type="float">
            <text:p>0.0491237</text:p>
          </table:table-cell>
          <table:table-cell office:value-type="float" office:value="0.00938143" calcext:value-type="float">
            <text:p>0.00938143</text:p>
          </table:table-cell>
          <table:table-cell office:value-type="float" office:value="0.00813202" calcext:value-type="float">
            <text:p>0.00813202</text:p>
          </table:table-cell>
        </table:table-row>
        <table:table-row table:style-name="ro1">
          <table:table-cell office:value-type="float" office:value="798000" calcext:value-type="float">
            <text:p>798000</text:p>
          </table:table-cell>
          <table:table-cell office:value-type="float" office:value="0.00674602" calcext:value-type="float">
            <text:p>0.00674602</text:p>
          </table:table-cell>
          <table:table-cell office:value-type="float" office:value="0.0069059" calcext:value-type="float">
            <text:p>0.0069059</text:p>
          </table:table-cell>
          <table:table-cell office:value-type="float" office:value="0.0494774" calcext:value-type="float">
            <text:p>0.0494774</text:p>
          </table:table-cell>
          <table:table-cell office:value-type="float" office:value="0.00947578" calcext:value-type="float">
            <text:p>0.00947578</text:p>
          </table:table-cell>
          <table:table-cell office:value-type="float" office:value="0.00805386" calcext:value-type="float">
            <text:p>0.00805386</text:p>
          </table:table-cell>
        </table:table-row>
        <table:table-row table:style-name="ro1">
          <table:table-cell office:value-type="float" office:value="799000" calcext:value-type="float">
            <text:p>799000</text:p>
          </table:table-cell>
          <table:table-cell office:value-type="float" office:value="0.00634495" calcext:value-type="float">
            <text:p>0.00634495</text:p>
          </table:table-cell>
          <table:table-cell office:value-type="float" office:value="0.00718026" calcext:value-type="float">
            <text:p>0.00718026</text:p>
          </table:table-cell>
          <table:table-cell office:value-type="float" office:value="0.0507817" calcext:value-type="float">
            <text:p>0.0507817</text:p>
          </table:table-cell>
          <table:table-cell office:value-type="float" office:value="0.00942091" calcext:value-type="float">
            <text:p>0.00942091</text:p>
          </table:table-cell>
          <table:table-cell office:value-type="float" office:value="0.00815018" calcext:value-type="float">
            <text:p>0.00815018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0.00654983" calcext:value-type="float">
            <text:p>0.00654983</text:p>
          </table:table-cell>
          <table:table-cell office:value-type="float" office:value="0.00694419" calcext:value-type="float">
            <text:p>0.00694419</text:p>
          </table:table-cell>
          <table:table-cell office:value-type="float" office:value="0.0515187" calcext:value-type="float">
            <text:p>0.0515187</text:p>
          </table:table-cell>
          <table:table-cell office:value-type="float" office:value="0.00947104" calcext:value-type="float">
            <text:p>0.00947104</text:p>
          </table:table-cell>
          <table:table-cell office:value-type="float" office:value="0.00798793" calcext:value-type="float">
            <text:p>0.00798793</text:p>
          </table:table-cell>
        </table:table-row>
        <table:table-row table:style-name="ro1">
          <table:table-cell office:value-type="float" office:value="801000" calcext:value-type="float">
            <text:p>801000</text:p>
          </table:table-cell>
          <table:table-cell office:value-type="float" office:value="0.00698485" calcext:value-type="float">
            <text:p>0.00698485</text:p>
          </table:table-cell>
          <table:table-cell office:value-type="float" office:value="0.00692366" calcext:value-type="float">
            <text:p>0.00692366</text:p>
          </table:table-cell>
          <table:table-cell office:value-type="float" office:value="0.0496819" calcext:value-type="float">
            <text:p>0.0496819</text:p>
          </table:table-cell>
          <table:table-cell office:value-type="float" office:value="0.0094213" calcext:value-type="float">
            <text:p>0.0094213</text:p>
          </table:table-cell>
          <table:table-cell office:value-type="float" office:value="0.00802622" calcext:value-type="float">
            <text:p>0.00802622</text:p>
          </table:table-cell>
        </table:table-row>
        <table:table-row table:style-name="ro1">
          <table:table-cell office:value-type="float" office:value="802000" calcext:value-type="float">
            <text:p>802000</text:p>
          </table:table-cell>
          <table:table-cell office:value-type="float" office:value="0.00633666" calcext:value-type="float">
            <text:p>0.00633666</text:p>
          </table:table-cell>
          <table:table-cell office:value-type="float" office:value="0.00700972" calcext:value-type="float">
            <text:p>0.00700972</text:p>
          </table:table-cell>
          <table:table-cell office:value-type="float" office:value="0.04835" calcext:value-type="float">
            <text:p>0.04835</text:p>
          </table:table-cell>
          <table:table-cell office:value-type="float" office:value="0.00936367" calcext:value-type="float">
            <text:p>0.00936367</text:p>
          </table:table-cell>
          <table:table-cell office:value-type="float" office:value="0.00836966" calcext:value-type="float">
            <text:p>0.00836966</text:p>
          </table:table-cell>
        </table:table-row>
        <table:table-row table:style-name="ro1">
          <table:table-cell office:value-type="float" office:value="803000" calcext:value-type="float">
            <text:p>803000</text:p>
          </table:table-cell>
          <table:table-cell office:value-type="float" office:value="0.00669392" calcext:value-type="float">
            <text:p>0.00669392</text:p>
          </table:table-cell>
          <table:table-cell office:value-type="float" office:value="0.00716881" calcext:value-type="float">
            <text:p>0.00716881</text:p>
          </table:table-cell>
          <table:table-cell office:value-type="float" office:value="0.0509451" calcext:value-type="float">
            <text:p>0.0509451</text:p>
          </table:table-cell>
          <table:table-cell office:value-type="float" office:value="0.00961473" calcext:value-type="float">
            <text:p>0.00961473</text:p>
          </table:table-cell>
          <table:table-cell office:value-type="float" office:value="0.00894601" calcext:value-type="float">
            <text:p>0.00894601</text:p>
          </table:table-cell>
        </table:table-row>
        <table:table-row table:style-name="ro1">
          <table:table-cell office:value-type="float" office:value="804000" calcext:value-type="float">
            <text:p>804000</text:p>
          </table:table-cell>
          <table:table-cell office:value-type="float" office:value="0.00630666" calcext:value-type="float">
            <text:p>0.00630666</text:p>
          </table:table-cell>
          <table:table-cell office:value-type="float" office:value="0.0070267" calcext:value-type="float">
            <text:p>0.0070267</text:p>
          </table:table-cell>
          <table:table-cell office:value-type="float" office:value="0.0506775" calcext:value-type="float">
            <text:p>0.0506775</text:p>
          </table:table-cell>
          <table:table-cell office:value-type="float" office:value="0.00950973" calcext:value-type="float">
            <text:p>0.00950973</text:p>
          </table:table-cell>
          <table:table-cell office:value-type="float" office:value="0.00807596" calcext:value-type="float">
            <text:p>0.00807596</text:p>
          </table:table-cell>
        </table:table-row>
        <table:table-row table:style-name="ro1">
          <table:table-cell office:value-type="float" office:value="805000" calcext:value-type="float">
            <text:p>805000</text:p>
          </table:table-cell>
          <table:table-cell office:value-type="float" office:value="0.00631021" calcext:value-type="float">
            <text:p>0.00631021</text:p>
          </table:table-cell>
          <table:table-cell office:value-type="float" office:value="0.00706854" calcext:value-type="float">
            <text:p>0.00706854</text:p>
          </table:table-cell>
          <table:table-cell office:value-type="float" office:value="0.0487057" calcext:value-type="float">
            <text:p>0.0487057</text:p>
          </table:table-cell>
          <table:table-cell office:value-type="float" office:value="0.00930287" calcext:value-type="float">
            <text:p>0.00930287</text:p>
          </table:table-cell>
          <table:table-cell office:value-type="float" office:value="0.00878811" calcext:value-type="float">
            <text:p>0.00878811</text:p>
          </table:table-cell>
        </table:table-row>
        <table:table-row table:style-name="ro1">
          <table:table-cell office:value-type="float" office:value="806000" calcext:value-type="float">
            <text:p>806000</text:p>
          </table:table-cell>
          <table:table-cell office:value-type="float" office:value="0.00630745" calcext:value-type="float">
            <text:p>0.00630745</text:p>
          </table:table-cell>
          <table:table-cell office:value-type="float" office:value="0.00718499" calcext:value-type="float">
            <text:p>0.00718499</text:p>
          </table:table-cell>
          <table:table-cell office:value-type="float" office:value="0.0488948" calcext:value-type="float">
            <text:p>0.0488948</text:p>
          </table:table-cell>
          <table:table-cell office:value-type="float" office:value="0.00973908" calcext:value-type="float">
            <text:p>0.00973908</text:p>
          </table:table-cell>
          <table:table-cell office:value-type="float" office:value="0.00799385" calcext:value-type="float">
            <text:p>0.00799385</text:p>
          </table:table-cell>
        </table:table-row>
        <table:table-row table:style-name="ro1">
          <table:table-cell office:value-type="float" office:value="807000" calcext:value-type="float">
            <text:p>807000</text:p>
          </table:table-cell>
          <table:table-cell office:value-type="float" office:value="0.00651075" calcext:value-type="float">
            <text:p>0.00651075</text:p>
          </table:table-cell>
          <table:table-cell office:value-type="float" office:value="0.00701012" calcext:value-type="float">
            <text:p>0.00701012</text:p>
          </table:table-cell>
          <table:table-cell office:value-type="float" office:value="0.0499219" calcext:value-type="float">
            <text:p>0.0499219</text:p>
          </table:table-cell>
          <table:table-cell office:value-type="float" office:value="0.00937314" calcext:value-type="float">
            <text:p>0.00937314</text:p>
          </table:table-cell>
          <table:table-cell office:value-type="float" office:value="0.0080428" calcext:value-type="float">
            <text:p>0.0080428</text:p>
          </table:table-cell>
        </table:table-row>
        <table:table-row table:style-name="ro1">
          <table:table-cell office:value-type="float" office:value="808000" calcext:value-type="float">
            <text:p>808000</text:p>
          </table:table-cell>
          <table:table-cell office:value-type="float" office:value="0.00641127" calcext:value-type="float">
            <text:p>0.00641127</text:p>
          </table:table-cell>
          <table:table-cell office:value-type="float" office:value="0.00944222" calcext:value-type="float">
            <text:p>0.00944222</text:p>
          </table:table-cell>
          <table:table-cell office:value-type="float" office:value="0.0523852" calcext:value-type="float">
            <text:p>0.0523852</text:p>
          </table:table-cell>
          <table:table-cell office:value-type="float" office:value="0.00946907" calcext:value-type="float">
            <text:p>0.00946907</text:p>
          </table:table-cell>
          <table:table-cell office:value-type="float" office:value="0.00847151" calcext:value-type="float">
            <text:p>0.00847151</text:p>
          </table:table-cell>
        </table:table-row>
        <table:table-row table:style-name="ro1">
          <table:table-cell office:value-type="float" office:value="809000" calcext:value-type="float">
            <text:p>809000</text:p>
          </table:table-cell>
          <table:table-cell office:value-type="float" office:value="0.00623994" calcext:value-type="float">
            <text:p>0.00623994</text:p>
          </table:table-cell>
          <table:table-cell office:value-type="float" office:value="0.00701643" calcext:value-type="float">
            <text:p>0.00701643</text:p>
          </table:table-cell>
          <table:table-cell office:value-type="float" office:value="0.0486445" calcext:value-type="float">
            <text:p>0.0486445</text:p>
          </table:table-cell>
          <table:table-cell office:value-type="float" office:value="0.00924721" calcext:value-type="float">
            <text:p>0.00924721</text:p>
          </table:table-cell>
          <table:table-cell office:value-type="float" office:value="0.00830966" calcext:value-type="float">
            <text:p>0.00830966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float" office:value="0.00629166" calcext:value-type="float">
            <text:p>0.00629166</text:p>
          </table:table-cell>
          <table:table-cell office:value-type="float" office:value="0.0071925" calcext:value-type="float">
            <text:p>0.0071925</text:p>
          </table:table-cell>
          <table:table-cell office:value-type="float" office:value="0.0488257" calcext:value-type="float">
            <text:p>0.0488257</text:p>
          </table:table-cell>
          <table:table-cell office:value-type="float" office:value="0.0100071" calcext:value-type="float">
            <text:p>0.0100071</text:p>
          </table:table-cell>
          <table:table-cell office:value-type="float" office:value="0.00804044" calcext:value-type="float">
            <text:p>0.00804044</text:p>
          </table:table-cell>
        </table:table-row>
        <table:table-row table:style-name="ro1">
          <table:table-cell office:value-type="float" office:value="811000" calcext:value-type="float">
            <text:p>811000</text:p>
          </table:table-cell>
          <table:table-cell office:value-type="float" office:value="0.00635205" calcext:value-type="float">
            <text:p>0.00635205</text:p>
          </table:table-cell>
          <table:table-cell office:value-type="float" office:value="0.00731527" calcext:value-type="float">
            <text:p>0.00731527</text:p>
          </table:table-cell>
          <table:table-cell office:value-type="float" office:value="0.0488154" calcext:value-type="float">
            <text:p>0.0488154</text:p>
          </table:table-cell>
          <table:table-cell office:value-type="float" office:value="0.00955473" calcext:value-type="float">
            <text:p>0.00955473</text:p>
          </table:table-cell>
          <table:table-cell office:value-type="float" office:value="0.00799543" calcext:value-type="float">
            <text:p>0.00799543</text:p>
          </table:table-cell>
        </table:table-row>
        <table:table-row table:style-name="ro1">
          <table:table-cell office:value-type="float" office:value="812000" calcext:value-type="float">
            <text:p>812000</text:p>
          </table:table-cell>
          <table:table-cell office:value-type="float" office:value="0.00628218" calcext:value-type="float">
            <text:p>0.00628218</text:p>
          </table:table-cell>
          <table:table-cell office:value-type="float" office:value="0.00693274" calcext:value-type="float">
            <text:p>0.00693274</text:p>
          </table:table-cell>
          <table:table-cell office:value-type="float" office:value="0.0549326" calcext:value-type="float">
            <text:p>0.0549326</text:p>
          </table:table-cell>
          <table:table-cell office:value-type="float" office:value="0.00930524" calcext:value-type="float">
            <text:p>0.00930524</text:p>
          </table:table-cell>
          <table:table-cell office:value-type="float" office:value="0.00805346" calcext:value-type="float">
            <text:p>0.00805346</text:p>
          </table:table-cell>
        </table:table-row>
        <table:table-row table:style-name="ro1">
          <table:table-cell office:value-type="float" office:value="813000" calcext:value-type="float">
            <text:p>813000</text:p>
          </table:table-cell>
          <table:table-cell office:value-type="float" office:value="0.00631534" calcext:value-type="float">
            <text:p>0.00631534</text:p>
          </table:table-cell>
          <table:table-cell office:value-type="float" office:value="0.00700301" calcext:value-type="float">
            <text:p>0.00700301</text:p>
          </table:table-cell>
          <table:table-cell office:value-type="float" office:value="0.0492508" calcext:value-type="float">
            <text:p>0.0492508</text:p>
          </table:table-cell>
          <table:table-cell office:value-type="float" office:value="0.00956578" calcext:value-type="float">
            <text:p>0.00956578</text:p>
          </table:table-cell>
          <table:table-cell office:value-type="float" office:value="0.00843598" calcext:value-type="float">
            <text:p>0.00843598</text:p>
          </table:table-cell>
        </table:table-row>
        <table:table-row table:style-name="ro1">
          <table:table-cell office:value-type="float" office:value="814000" calcext:value-type="float">
            <text:p>814000</text:p>
          </table:table-cell>
          <table:table-cell office:value-type="float" office:value="0.0063789" calcext:value-type="float">
            <text:p>0.0063789</text:p>
          </table:table-cell>
          <table:table-cell office:value-type="float" office:value="0.00713999" calcext:value-type="float">
            <text:p>0.00713999</text:p>
          </table:table-cell>
          <table:table-cell office:value-type="float" office:value="0.0486966" calcext:value-type="float">
            <text:p>0.0486966</text:p>
          </table:table-cell>
          <table:table-cell office:value-type="float" office:value="0.00929814" calcext:value-type="float">
            <text:p>0.00929814</text:p>
          </table:table-cell>
          <table:table-cell office:value-type="float" office:value="0.00813755" calcext:value-type="float">
            <text:p>0.00813755</text:p>
          </table:table-cell>
        </table:table-row>
        <table:table-row table:style-name="ro1">
          <table:table-cell office:value-type="float" office:value="815000" calcext:value-type="float">
            <text:p>815000</text:p>
          </table:table-cell>
          <table:table-cell office:value-type="float" office:value="0.00657944" calcext:value-type="float">
            <text:p>0.00657944</text:p>
          </table:table-cell>
          <table:table-cell office:value-type="float" office:value="0.00695248" calcext:value-type="float">
            <text:p>0.00695248</text:p>
          </table:table-cell>
          <table:table-cell office:value-type="float" office:value="0.0488174" calcext:value-type="float">
            <text:p>0.0488174</text:p>
          </table:table-cell>
          <table:table-cell office:value-type="float" office:value="0.00939209" calcext:value-type="float">
            <text:p>0.00939209</text:p>
          </table:table-cell>
          <table:table-cell office:value-type="float" office:value="0.00805781" calcext:value-type="float">
            <text:p>0.00805781</text:p>
          </table:table-cell>
        </table:table-row>
        <table:table-row table:style-name="ro1">
          <table:table-cell office:value-type="float" office:value="816000" calcext:value-type="float">
            <text:p>816000</text:p>
          </table:table-cell>
          <table:table-cell office:value-type="float" office:value="0.00629639" calcext:value-type="float">
            <text:p>0.00629639</text:p>
          </table:table-cell>
          <table:table-cell office:value-type="float" office:value="0.00691735" calcext:value-type="float">
            <text:p>0.00691735</text:p>
          </table:table-cell>
          <table:table-cell office:value-type="float" office:value="0.0532821" calcext:value-type="float">
            <text:p>0.0532821</text:p>
          </table:table-cell>
          <table:table-cell office:value-type="float" office:value="0.00952788" calcext:value-type="float">
            <text:p>0.00952788</text:p>
          </table:table-cell>
          <table:table-cell office:value-type="float" office:value="0.00824413" calcext:value-type="float">
            <text:p>0.00824413</text:p>
          </table:table-cell>
        </table:table-row>
        <table:table-row table:style-name="ro1">
          <table:table-cell office:value-type="float" office:value="817000" calcext:value-type="float">
            <text:p>817000</text:p>
          </table:table-cell>
          <table:table-cell office:value-type="float" office:value="0.00653049" calcext:value-type="float">
            <text:p>0.00653049</text:p>
          </table:table-cell>
          <table:table-cell office:value-type="float" office:value="0.00693235" calcext:value-type="float">
            <text:p>0.00693235</text:p>
          </table:table-cell>
          <table:table-cell office:value-type="float" office:value="0.0487522" calcext:value-type="float">
            <text:p>0.0487522</text:p>
          </table:table-cell>
          <table:table-cell office:value-type="float" office:value="0.00951762" calcext:value-type="float">
            <text:p>0.00951762</text:p>
          </table:table-cell>
          <table:table-cell office:value-type="float" office:value="0.00821452" calcext:value-type="float">
            <text:p>0.00821452</text:p>
          </table:table-cell>
        </table:table-row>
        <table:table-row table:style-name="ro1">
          <table:table-cell office:value-type="float" office:value="818000" calcext:value-type="float">
            <text:p>818000</text:p>
          </table:table-cell>
          <table:table-cell office:value-type="float" office:value="0.00646061" calcext:value-type="float">
            <text:p>0.00646061</text:p>
          </table:table-cell>
          <table:table-cell office:value-type="float" office:value="0.00692248" calcext:value-type="float">
            <text:p>0.00692248</text:p>
          </table:table-cell>
          <table:table-cell office:value-type="float" office:value="0.050081" calcext:value-type="float">
            <text:p>0.050081</text:p>
          </table:table-cell>
          <table:table-cell office:value-type="float" office:value="0.00941933" calcext:value-type="float">
            <text:p>0.00941933</text:p>
          </table:table-cell>
          <table:table-cell office:value-type="float" office:value="0.00838624" calcext:value-type="float">
            <text:p>0.00838624</text:p>
          </table:table-cell>
        </table:table-row>
        <table:table-row table:style-name="ro1">
          <table:table-cell office:value-type="float" office:value="819000" calcext:value-type="float">
            <text:p>819000</text:p>
          </table:table-cell>
          <table:table-cell office:value-type="float" office:value="0.00630626" calcext:value-type="float">
            <text:p>0.00630626</text:p>
          </table:table-cell>
          <table:table-cell office:value-type="float" office:value="0.00704091" calcext:value-type="float">
            <text:p>0.00704091</text:p>
          </table:table-cell>
          <table:table-cell office:value-type="float" office:value="0.0488233" calcext:value-type="float">
            <text:p>0.0488233</text:p>
          </table:table-cell>
          <table:table-cell office:value-type="float" office:value="0.00940117" calcext:value-type="float">
            <text:p>0.00940117</text:p>
          </table:table-cell>
          <table:table-cell office:value-type="float" office:value="0.00807952" calcext:value-type="float">
            <text:p>0.00807952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float" office:value="0.00642114" calcext:value-type="float">
            <text:p>0.00642114</text:p>
          </table:table-cell>
          <table:table-cell office:value-type="float" office:value="0.00696472" calcext:value-type="float">
            <text:p>0.00696472</text:p>
          </table:table-cell>
          <table:table-cell office:value-type="float" office:value="0.0530831" calcext:value-type="float">
            <text:p>0.0530831</text:p>
          </table:table-cell>
          <table:table-cell office:value-type="float" office:value="0.00937393" calcext:value-type="float">
            <text:p>0.00937393</text:p>
          </table:table-cell>
          <table:table-cell office:value-type="float" office:value="0.00832861" calcext:value-type="float">
            <text:p>0.00832861</text:p>
          </table:table-cell>
        </table:table-row>
        <table:table-row table:style-name="ro1">
          <table:table-cell office:value-type="float" office:value="821000" calcext:value-type="float">
            <text:p>821000</text:p>
          </table:table-cell>
          <table:table-cell office:value-type="float" office:value="0.00671365" calcext:value-type="float">
            <text:p>0.00671365</text:p>
          </table:table-cell>
          <table:table-cell office:value-type="float" office:value="0.00696472" calcext:value-type="float">
            <text:p>0.00696472</text:p>
          </table:table-cell>
          <table:table-cell office:value-type="float" office:value="0.0527942" calcext:value-type="float">
            <text:p>0.0527942</text:p>
          </table:table-cell>
          <table:table-cell office:value-type="float" office:value="0.00936919" calcext:value-type="float">
            <text:p>0.00936919</text:p>
          </table:table-cell>
          <table:table-cell office:value-type="float" office:value="0.0079978" calcext:value-type="float">
            <text:p>0.0079978</text:p>
          </table:table-cell>
        </table:table-row>
        <table:table-row table:style-name="ro1">
          <table:table-cell office:value-type="float" office:value="822000" calcext:value-type="float">
            <text:p>822000</text:p>
          </table:table-cell>
          <table:table-cell office:value-type="float" office:value="0.00640061" calcext:value-type="float">
            <text:p>0.00640061</text:p>
          </table:table-cell>
          <table:table-cell office:value-type="float" office:value="0.00696788" calcext:value-type="float">
            <text:p>0.00696788</text:p>
          </table:table-cell>
          <table:table-cell office:value-type="float" office:value="0.0486271" calcext:value-type="float">
            <text:p>0.0486271</text:p>
          </table:table-cell>
          <table:table-cell office:value-type="float" office:value="0.00963131" calcext:value-type="float">
            <text:p>0.00963131</text:p>
          </table:table-cell>
          <table:table-cell office:value-type="float" office:value="0.00797254" calcext:value-type="float">
            <text:p>0.00797254</text:p>
          </table:table-cell>
        </table:table-row>
        <table:table-row table:style-name="ro1">
          <table:table-cell office:value-type="float" office:value="823000" calcext:value-type="float">
            <text:p>823000</text:p>
          </table:table-cell>
          <table:table-cell office:value-type="float" office:value="0.00629047" calcext:value-type="float">
            <text:p>0.00629047</text:p>
          </table:table-cell>
          <table:table-cell office:value-type="float" office:value="0.00700814" calcext:value-type="float">
            <text:p>0.00700814</text:p>
          </table:table-cell>
          <table:table-cell office:value-type="float" office:value="0.0486997" calcext:value-type="float">
            <text:p>0.0486997</text:p>
          </table:table-cell>
          <table:table-cell office:value-type="float" office:value="0.00937077" calcext:value-type="float">
            <text:p>0.00937077</text:p>
          </table:table-cell>
          <table:table-cell office:value-type="float" office:value="0.00801636" calcext:value-type="float">
            <text:p>0.00801636</text:p>
          </table:table-cell>
        </table:table-row>
        <table:table-row table:style-name="ro1">
          <table:table-cell office:value-type="float" office:value="824000" calcext:value-type="float">
            <text:p>824000</text:p>
          </table:table-cell>
          <table:table-cell office:value-type="float" office:value="0.00642785" calcext:value-type="float">
            <text:p>0.00642785</text:p>
          </table:table-cell>
          <table:table-cell office:value-type="float" office:value="0.0070488" calcext:value-type="float">
            <text:p>0.0070488</text:p>
          </table:table-cell>
          <table:table-cell office:value-type="float" office:value="0.0521247" calcext:value-type="float">
            <text:p>0.0521247</text:p>
          </table:table-cell>
          <table:table-cell office:value-type="float" office:value="0.009293" calcext:value-type="float">
            <text:p>0.009293</text:p>
          </table:table-cell>
          <table:table-cell office:value-type="float" office:value="0.00825005" calcext:value-type="float">
            <text:p>0.00825005</text:p>
          </table:table-cell>
        </table:table-row>
        <table:table-row table:style-name="ro1">
          <table:table-cell office:value-type="float" office:value="825000" calcext:value-type="float">
            <text:p>825000</text:p>
          </table:table-cell>
          <table:table-cell office:value-type="float" office:value="0.00640732" calcext:value-type="float">
            <text:p>0.00640732</text:p>
          </table:table-cell>
          <table:table-cell office:value-type="float" office:value="0.00740645" calcext:value-type="float">
            <text:p>0.00740645</text:p>
          </table:table-cell>
          <table:table-cell office:value-type="float" office:value="0.049376" calcext:value-type="float">
            <text:p>0.049376</text:p>
          </table:table-cell>
          <table:table-cell office:value-type="float" office:value="0.00938182" calcext:value-type="float">
            <text:p>0.00938182</text:p>
          </table:table-cell>
          <table:table-cell office:value-type="float" office:value="0.00836177" calcext:value-type="float">
            <text:p>0.00836177</text:p>
          </table:table-cell>
        </table:table-row>
        <table:table-row table:style-name="ro1">
          <table:table-cell office:value-type="float" office:value="826000" calcext:value-type="float">
            <text:p>826000</text:p>
          </table:table-cell>
          <table:table-cell office:value-type="float" office:value="0.00646575" calcext:value-type="float">
            <text:p>0.00646575</text:p>
          </table:table-cell>
          <table:table-cell office:value-type="float" office:value="0.00697933" calcext:value-type="float">
            <text:p>0.00697933</text:p>
          </table:table-cell>
          <table:table-cell office:value-type="float" office:value="0.0489105" calcext:value-type="float">
            <text:p>0.0489105</text:p>
          </table:table-cell>
          <table:table-cell office:value-type="float" office:value="0.00923418" calcext:value-type="float">
            <text:p>0.00923418</text:p>
          </table:table-cell>
          <table:table-cell office:value-type="float" office:value="0.00830808" calcext:value-type="float">
            <text:p>0.00830808</text:p>
          </table:table-cell>
        </table:table-row>
        <table:table-row table:style-name="ro1">
          <table:table-cell office:value-type="float" office:value="827000" calcext:value-type="float">
            <text:p>827000</text:p>
          </table:table-cell>
          <table:table-cell office:value-type="float" office:value="0.0063935" calcext:value-type="float">
            <text:p>0.0063935</text:p>
          </table:table-cell>
          <table:table-cell office:value-type="float" office:value="0.0070188" calcext:value-type="float">
            <text:p>0.0070188</text:p>
          </table:table-cell>
          <table:table-cell office:value-type="float" office:value="0.0499373" calcext:value-type="float">
            <text:p>0.0499373</text:p>
          </table:table-cell>
          <table:table-cell office:value-type="float" office:value="0.00923774" calcext:value-type="float">
            <text:p>0.00923774</text:p>
          </table:table-cell>
          <table:table-cell office:value-type="float" office:value="0.00802701" calcext:value-type="float">
            <text:p>0.00802701</text:p>
          </table:table-cell>
        </table:table-row>
        <table:table-row table:style-name="ro1">
          <table:table-cell office:value-type="float" office:value="828000" calcext:value-type="float">
            <text:p>828000</text:p>
          </table:table-cell>
          <table:table-cell office:value-type="float" office:value="0.00702472" calcext:value-type="float">
            <text:p>0.00702472</text:p>
          </table:table-cell>
          <table:table-cell office:value-type="float" office:value="0.00807596" calcext:value-type="float">
            <text:p>0.00807596</text:p>
          </table:table-cell>
          <table:table-cell office:value-type="float" office:value="0.0489015" calcext:value-type="float">
            <text:p>0.0489015</text:p>
          </table:table-cell>
          <table:table-cell office:value-type="float" office:value="0.00998107" calcext:value-type="float">
            <text:p>0.00998107</text:p>
          </table:table-cell>
          <table:table-cell office:value-type="float" office:value="0.0083969" calcext:value-type="float">
            <text:p>0.0083969</text:p>
          </table:table-cell>
        </table:table-row>
        <table:table-row table:style-name="ro1">
          <table:table-cell office:value-type="float" office:value="829000" calcext:value-type="float">
            <text:p>829000</text:p>
          </table:table-cell>
          <table:table-cell office:value-type="float" office:value="0.006296" calcext:value-type="float">
            <text:p>0.006296</text:p>
          </table:table-cell>
          <table:table-cell office:value-type="float" office:value="0.00692406" calcext:value-type="float">
            <text:p>0.00692406</text:p>
          </table:table-cell>
          <table:table-cell office:value-type="float" office:value="0.0522013" calcext:value-type="float">
            <text:p>0.0522013</text:p>
          </table:table-cell>
          <table:table-cell office:value-type="float" office:value="0.00930958" calcext:value-type="float">
            <text:p>0.00930958</text:p>
          </table:table-cell>
          <table:table-cell office:value-type="float" office:value="0.00791727" calcext:value-type="float">
            <text:p>0.00791727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float" office:value="0.00639311" calcext:value-type="float">
            <text:p>0.00639311</text:p>
          </table:table-cell>
          <table:table-cell office:value-type="float" office:value="0.00700696" calcext:value-type="float">
            <text:p>0.00700696</text:p>
          </table:table-cell>
          <table:table-cell office:value-type="float" office:value="0.0484897" calcext:value-type="float">
            <text:p>0.0484897</text:p>
          </table:table-cell>
          <table:table-cell office:value-type="float" office:value="0.00945801" calcext:value-type="float">
            <text:p>0.00945801</text:p>
          </table:table-cell>
          <table:table-cell office:value-type="float" office:value="0.00801833" calcext:value-type="float">
            <text:p>0.00801833</text:p>
          </table:table-cell>
        </table:table-row>
        <table:table-row table:style-name="ro1">
          <table:table-cell office:value-type="float" office:value="831000" calcext:value-type="float">
            <text:p>831000</text:p>
          </table:table-cell>
          <table:table-cell office:value-type="float" office:value="0.00633429" calcext:value-type="float">
            <text:p>0.00633429</text:p>
          </table:table-cell>
          <table:table-cell office:value-type="float" office:value="0.00711591" calcext:value-type="float">
            <text:p>0.00711591</text:p>
          </table:table-cell>
          <table:table-cell office:value-type="float" office:value="0.048498" calcext:value-type="float">
            <text:p>0.048498</text:p>
          </table:table-cell>
          <table:table-cell office:value-type="float" office:value="0.00985001" calcext:value-type="float">
            <text:p>0.00985001</text:p>
          </table:table-cell>
          <table:table-cell office:value-type="float" office:value="0.00826426" calcext:value-type="float">
            <text:p>0.00826426</text:p>
          </table:table-cell>
        </table:table-row>
        <table:table-row table:style-name="ro1">
          <table:table-cell office:value-type="float" office:value="832000" calcext:value-type="float">
            <text:p>832000</text:p>
          </table:table-cell>
          <table:table-cell office:value-type="float" office:value="0.00629758" calcext:value-type="float">
            <text:p>0.00629758</text:p>
          </table:table-cell>
          <table:table-cell office:value-type="float" office:value="0.00696788" calcext:value-type="float">
            <text:p>0.00696788</text:p>
          </table:table-cell>
          <table:table-cell office:value-type="float" office:value="0.0496148" calcext:value-type="float">
            <text:p>0.0496148</text:p>
          </table:table-cell>
          <table:table-cell office:value-type="float" office:value="0.00973908" calcext:value-type="float">
            <text:p>0.00973908</text:p>
          </table:table-cell>
          <table:table-cell office:value-type="float" office:value="0.00822479" calcext:value-type="float">
            <text:p>0.00822479</text:p>
          </table:table-cell>
        </table:table-row>
        <table:table-row table:style-name="ro1">
          <table:table-cell office:value-type="float" office:value="833000" calcext:value-type="float">
            <text:p>833000</text:p>
          </table:table-cell>
          <table:table-cell office:value-type="float" office:value="0.00626205" calcext:value-type="float">
            <text:p>0.00626205</text:p>
          </table:table-cell>
          <table:table-cell office:value-type="float" office:value="0.00700617" calcext:value-type="float">
            <text:p>0.00700617</text:p>
          </table:table-cell>
          <table:table-cell office:value-type="float" office:value="0.0516612" calcext:value-type="float">
            <text:p>0.0516612</text:p>
          </table:table-cell>
          <table:table-cell office:value-type="float" office:value="0.00953341" calcext:value-type="float">
            <text:p>0.00953341</text:p>
          </table:table-cell>
          <table:table-cell office:value-type="float" office:value="0.00796346" calcext:value-type="float">
            <text:p>0.00796346</text:p>
          </table:table-cell>
        </table:table-row>
        <table:table-row table:style-name="ro1">
          <table:table-cell office:value-type="float" office:value="834000" calcext:value-type="float">
            <text:p>834000</text:p>
          </table:table-cell>
          <table:table-cell office:value-type="float" office:value="0.00631811" calcext:value-type="float">
            <text:p>0.00631811</text:p>
          </table:table-cell>
          <table:table-cell office:value-type="float" office:value="0.00706183" calcext:value-type="float">
            <text:p>0.00706183</text:p>
          </table:table-cell>
          <table:table-cell office:value-type="float" office:value="0.0489702" calcext:value-type="float">
            <text:p>0.0489702</text:p>
          </table:table-cell>
          <table:table-cell office:value-type="float" office:value="0.0100687" calcext:value-type="float">
            <text:p>0.0100687</text:p>
          </table:table-cell>
          <table:table-cell office:value-type="float" office:value="0.00799267" calcext:value-type="float">
            <text:p>0.00799267</text:p>
          </table:table-cell>
        </table:table-row>
        <table:table-row table:style-name="ro1">
          <table:table-cell office:value-type="float" office:value="835000" calcext:value-type="float">
            <text:p>835000</text:p>
          </table:table-cell>
          <table:table-cell office:value-type="float" office:value="0.00628337" calcext:value-type="float">
            <text:p>0.00628337</text:p>
          </table:table-cell>
          <table:table-cell office:value-type="float" office:value="0.00702749" calcext:value-type="float">
            <text:p>0.00702749</text:p>
          </table:table-cell>
          <table:table-cell office:value-type="float" office:value="0.0486863" calcext:value-type="float">
            <text:p>0.0486863</text:p>
          </table:table-cell>
          <table:table-cell office:value-type="float" office:value="0.00932893" calcext:value-type="float">
            <text:p>0.00932893</text:p>
          </table:table-cell>
          <table:table-cell office:value-type="float" office:value="0.00833532" calcext:value-type="float">
            <text:p>0.00833532</text:p>
          </table:table-cell>
        </table:table-row>
        <table:table-row table:style-name="ro1">
          <table:table-cell office:value-type="float" office:value="836000" calcext:value-type="float">
            <text:p>836000</text:p>
          </table:table-cell>
          <table:table-cell office:value-type="float" office:value="0.00628653" calcext:value-type="float">
            <text:p>0.00628653</text:p>
          </table:table-cell>
          <table:table-cell office:value-type="float" office:value="0.00697183" calcext:value-type="float">
            <text:p>0.00697183</text:p>
          </table:table-cell>
          <table:table-cell office:value-type="float" office:value="0.048712" calcext:value-type="float">
            <text:p>0.048712</text:p>
          </table:table-cell>
          <table:table-cell office:value-type="float" office:value="0.00969763" calcext:value-type="float">
            <text:p>0.00969763</text:p>
          </table:table-cell>
          <table:table-cell office:value-type="float" office:value="0.00808978" calcext:value-type="float">
            <text:p>0.00808978</text:p>
          </table:table-cell>
        </table:table-row>
        <table:table-row table:style-name="ro1">
          <table:table-cell office:value-type="float" office:value="837000" calcext:value-type="float">
            <text:p>837000</text:p>
          </table:table-cell>
          <table:table-cell office:value-type="float" office:value="0.00641522" calcext:value-type="float">
            <text:p>0.00641522</text:p>
          </table:table-cell>
          <table:table-cell office:value-type="float" office:value="0.00696196" calcext:value-type="float">
            <text:p>0.00696196</text:p>
          </table:table-cell>
          <table:table-cell office:value-type="float" office:value="0.0527571" calcext:value-type="float">
            <text:p>0.0527571</text:p>
          </table:table-cell>
          <table:table-cell office:value-type="float" office:value="0.00950262" calcext:value-type="float">
            <text:p>0.00950262</text:p>
          </table:table-cell>
          <table:table-cell office:value-type="float" office:value="0.00807636" calcext:value-type="float">
            <text:p>0.00807636</text:p>
          </table:table-cell>
        </table:table-row>
        <table:table-row table:style-name="ro1">
          <table:table-cell office:value-type="float" office:value="838000" calcext:value-type="float">
            <text:p>838000</text:p>
          </table:table-cell>
          <table:table-cell office:value-type="float" office:value="0.00644838" calcext:value-type="float">
            <text:p>0.00644838</text:p>
          </table:table-cell>
          <table:table-cell office:value-type="float" office:value="0.00715618" calcext:value-type="float">
            <text:p>0.00715618</text:p>
          </table:table-cell>
          <table:table-cell office:value-type="float" office:value="0.0493278" calcext:value-type="float">
            <text:p>0.0493278</text:p>
          </table:table-cell>
          <table:table-cell office:value-type="float" office:value="0.00961473" calcext:value-type="float">
            <text:p>0.00961473</text:p>
          </table:table-cell>
          <table:table-cell office:value-type="float" office:value="0.00807715" calcext:value-type="float">
            <text:p>0.00807715</text:p>
          </table:table-cell>
        </table:table-row>
        <table:table-row table:style-name="ro1">
          <table:table-cell office:value-type="float" office:value="839000" calcext:value-type="float">
            <text:p>839000</text:p>
          </table:table-cell>
          <table:table-cell office:value-type="float" office:value="0.00632482" calcext:value-type="float">
            <text:p>0.00632482</text:p>
          </table:table-cell>
          <table:table-cell office:value-type="float" office:value="0.00685932" calcext:value-type="float">
            <text:p>0.00685932</text:p>
          </table:table-cell>
          <table:table-cell office:value-type="float" office:value="0.0497155" calcext:value-type="float">
            <text:p>0.0497155</text:p>
          </table:table-cell>
          <table:table-cell office:value-type="float" office:value="0.00938064" calcext:value-type="float">
            <text:p>0.00938064</text:p>
          </table:table-cell>
          <table:table-cell office:value-type="float" office:value="0.00816044" calcext:value-type="float">
            <text:p>0.00816044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float" office:value="0.00626323" calcext:value-type="float">
            <text:p>0.00626323</text:p>
          </table:table-cell>
          <table:table-cell office:value-type="float" office:value="0.00694538" calcext:value-type="float">
            <text:p>0.00694538</text:p>
          </table:table-cell>
          <table:table-cell office:value-type="float" office:value="0.0485422" calcext:value-type="float">
            <text:p>0.0485422</text:p>
          </table:table-cell>
          <table:table-cell office:value-type="float" office:value="0.0093005" calcext:value-type="float">
            <text:p>0.0093005</text:p>
          </table:table-cell>
          <table:table-cell office:value-type="float" office:value="0.00814623" calcext:value-type="float">
            <text:p>0.00814623</text:p>
          </table:table-cell>
        </table:table-row>
        <table:table-row table:style-name="ro1">
          <table:table-cell office:value-type="float" office:value="841000" calcext:value-type="float">
            <text:p>841000</text:p>
          </table:table-cell>
          <table:table-cell office:value-type="float" office:value="0.00634653" calcext:value-type="float">
            <text:p>0.00634653</text:p>
          </table:table-cell>
          <table:table-cell office:value-type="float" office:value="0.00695367" calcext:value-type="float">
            <text:p>0.00695367</text:p>
          </table:table-cell>
          <table:table-cell office:value-type="float" office:value="0.0518057" calcext:value-type="float">
            <text:p>0.0518057</text:p>
          </table:table-cell>
          <table:table-cell office:value-type="float" office:value="0.00930129" calcext:value-type="float">
            <text:p>0.00930129</text:p>
          </table:table-cell>
          <table:table-cell office:value-type="float" office:value="0.00813123" calcext:value-type="float">
            <text:p>0.00813123</text:p>
          </table:table-cell>
        </table:table-row>
        <table:table-row table:style-name="ro1">
          <table:table-cell office:value-type="float" office:value="842000" calcext:value-type="float">
            <text:p>842000</text:p>
          </table:table-cell>
          <table:table-cell office:value-type="float" office:value="0.00638364" calcext:value-type="float">
            <text:p>0.00638364</text:p>
          </table:table-cell>
          <table:table-cell office:value-type="float" office:value="0.00698485" calcext:value-type="float">
            <text:p>0.00698485</text:p>
          </table:table-cell>
          <table:table-cell office:value-type="float" office:value="0.0492682" calcext:value-type="float">
            <text:p>0.0492682</text:p>
          </table:table-cell>
          <table:table-cell office:value-type="float" office:value="0.00954052" calcext:value-type="float">
            <text:p>0.00954052</text:p>
          </table:table-cell>
          <table:table-cell office:value-type="float" office:value="0.00815571" calcext:value-type="float">
            <text:p>0.00815571</text:p>
          </table:table-cell>
        </table:table-row>
        <table:table-row table:style-name="ro1">
          <table:table-cell office:value-type="float" office:value="843000" calcext:value-type="float">
            <text:p>843000</text:p>
          </table:table-cell>
          <table:table-cell office:value-type="float" office:value="0.00629876" calcext:value-type="float">
            <text:p>0.00629876</text:p>
          </table:table-cell>
          <table:table-cell office:value-type="float" office:value="0.00696038" calcext:value-type="float">
            <text:p>0.00696038</text:p>
          </table:table-cell>
          <table:table-cell office:value-type="float" office:value="0.0493191" calcext:value-type="float">
            <text:p>0.0493191</text:p>
          </table:table-cell>
          <table:table-cell office:value-type="float" office:value="0.00939564" calcext:value-type="float">
            <text:p>0.00939564</text:p>
          </table:table-cell>
          <table:table-cell office:value-type="float" office:value="0.00845296" calcext:value-type="float">
            <text:p>0.00845296</text:p>
          </table:table-cell>
        </table:table-row>
        <table:table-row table:style-name="ro1">
          <table:table-cell office:value-type="float" office:value="844000" calcext:value-type="float">
            <text:p>844000</text:p>
          </table:table-cell>
          <table:table-cell office:value-type="float" office:value="0.00639745" calcext:value-type="float">
            <text:p>0.00639745</text:p>
          </table:table-cell>
          <table:table-cell office:value-type="float" office:value="0.00692603" calcext:value-type="float">
            <text:p>0.00692603</text:p>
          </table:table-cell>
          <table:table-cell office:value-type="float" office:value="0.048939" calcext:value-type="float">
            <text:p>0.048939</text:p>
          </table:table-cell>
          <table:table-cell office:value-type="float" office:value="0.00960249" calcext:value-type="float">
            <text:p>0.00960249</text:p>
          </table:table-cell>
          <table:table-cell office:value-type="float" office:value="0.00803412" calcext:value-type="float">
            <text:p>0.00803412</text:p>
          </table:table-cell>
        </table:table-row>
        <table:table-row table:style-name="ro1">
          <table:table-cell office:value-type="float" office:value="845000" calcext:value-type="float">
            <text:p>845000</text:p>
          </table:table-cell>
          <table:table-cell office:value-type="float" office:value="0.00626876" calcext:value-type="float">
            <text:p>0.00626876</text:p>
          </table:table-cell>
          <table:table-cell office:value-type="float" office:value="0.00687314" calcext:value-type="float">
            <text:p>0.00687314</text:p>
          </table:table-cell>
          <table:table-cell office:value-type="float" office:value="0.0549196" calcext:value-type="float">
            <text:p>0.0549196</text:p>
          </table:table-cell>
          <table:table-cell office:value-type="float" office:value="0.00938301" calcext:value-type="float">
            <text:p>0.00938301</text:p>
          </table:table-cell>
          <table:table-cell office:value-type="float" office:value="0.00810004" calcext:value-type="float">
            <text:p>0.00810004</text:p>
          </table:table-cell>
        </table:table-row>
        <table:table-row table:style-name="ro1">
          <table:table-cell office:value-type="float" office:value="846000" calcext:value-type="float">
            <text:p>846000</text:p>
          </table:table-cell>
          <table:table-cell office:value-type="float" office:value="0.00631653" calcext:value-type="float">
            <text:p>0.00631653</text:p>
          </table:table-cell>
          <table:table-cell office:value-type="float" office:value="0.00690393" calcext:value-type="float">
            <text:p>0.00690393</text:p>
          </table:table-cell>
          <table:table-cell office:value-type="float" office:value="0.0492133" calcext:value-type="float">
            <text:p>0.0492133</text:p>
          </table:table-cell>
          <table:table-cell office:value-type="float" office:value="0.00944183" calcext:value-type="float">
            <text:p>0.00944183</text:p>
          </table:table-cell>
          <table:table-cell office:value-type="float" office:value="0.00834045" calcext:value-type="float">
            <text:p>0.00834045</text:p>
          </table:table-cell>
        </table:table-row>
        <table:table-row table:style-name="ro1">
          <table:table-cell office:value-type="float" office:value="847000" calcext:value-type="float">
            <text:p>847000</text:p>
          </table:table-cell>
          <table:table-cell office:value-type="float" office:value="0.00632087" calcext:value-type="float">
            <text:p>0.00632087</text:p>
          </table:table-cell>
          <table:table-cell office:value-type="float" office:value="0.00691143" calcext:value-type="float">
            <text:p>0.00691143</text:p>
          </table:table-cell>
          <table:table-cell office:value-type="float" office:value="0.0499768" calcext:value-type="float">
            <text:p>0.0499768</text:p>
          </table:table-cell>
          <table:table-cell office:value-type="float" office:value="0.00938182" calcext:value-type="float">
            <text:p>0.00938182</text:p>
          </table:table-cell>
          <table:table-cell office:value-type="float" office:value="0.00786753" calcext:value-type="float">
            <text:p>0.00786753</text:p>
          </table:table-cell>
        </table:table-row>
        <table:table-row table:style-name="ro1">
          <table:table-cell office:value-type="float" office:value="848000" calcext:value-type="float">
            <text:p>848000</text:p>
          </table:table-cell>
          <table:table-cell office:value-type="float" office:value="0.00621231" calcext:value-type="float">
            <text:p>0.00621231</text:p>
          </table:table-cell>
          <table:table-cell office:value-type="float" office:value="0.00689958" calcext:value-type="float">
            <text:p>0.00689958</text:p>
          </table:table-cell>
          <table:table-cell office:value-type="float" office:value="0.049406" calcext:value-type="float">
            <text:p>0.049406</text:p>
          </table:table-cell>
          <table:table-cell office:value-type="float" office:value="0.00930722" calcext:value-type="float">
            <text:p>0.00930722</text:p>
          </table:table-cell>
          <table:table-cell office:value-type="float" office:value="0.00801359" calcext:value-type="float">
            <text:p>0.00801359</text:p>
          </table:table-cell>
        </table:table-row>
        <table:table-row table:style-name="ro1">
          <table:table-cell office:value-type="float" office:value="849000" calcext:value-type="float">
            <text:p>849000</text:p>
          </table:table-cell>
          <table:table-cell office:value-type="float" office:value="0.00633429" calcext:value-type="float">
            <text:p>0.00633429</text:p>
          </table:table-cell>
          <table:table-cell office:value-type="float" office:value="0.00692169" calcext:value-type="float">
            <text:p>0.00692169</text:p>
          </table:table-cell>
          <table:table-cell office:value-type="float" office:value="0.0512507" calcext:value-type="float">
            <text:p>0.0512507</text:p>
          </table:table-cell>
          <table:table-cell office:value-type="float" office:value="0.00954999" calcext:value-type="float">
            <text:p>0.00954999</text:p>
          </table:table-cell>
          <table:table-cell office:value-type="float" office:value="0.00834045" calcext:value-type="float">
            <text:p>0.00834045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float" office:value="0.00633587" calcext:value-type="float">
            <text:p>0.00633587</text:p>
          </table:table-cell>
          <table:table-cell office:value-type="float" office:value="0.00712854" calcext:value-type="float">
            <text:p>0.00712854</text:p>
          </table:table-cell>
          <table:table-cell office:value-type="float" office:value="0.0517358" calcext:value-type="float">
            <text:p>0.0517358</text:p>
          </table:table-cell>
          <table:table-cell office:value-type="float" office:value="0.00936643" calcext:value-type="float">
            <text:p>0.00936643</text:p>
          </table:table-cell>
          <table:table-cell office:value-type="float" office:value="0.00826308" calcext:value-type="float">
            <text:p>0.00826308</text:p>
          </table:table-cell>
        </table:table-row>
        <table:table-row table:style-name="ro1">
          <table:table-cell office:value-type="float" office:value="851000" calcext:value-type="float">
            <text:p>851000</text:p>
          </table:table-cell>
          <table:table-cell office:value-type="float" office:value="0.00634495" calcext:value-type="float">
            <text:p>0.00634495</text:p>
          </table:table-cell>
          <table:table-cell office:value-type="float" office:value="0.0069438" calcext:value-type="float">
            <text:p>0.0069438</text:p>
          </table:table-cell>
          <table:table-cell office:value-type="float" office:value="0.048605" calcext:value-type="float">
            <text:p>0.048605</text:p>
          </table:table-cell>
          <table:table-cell office:value-type="float" office:value="0.0093155" calcext:value-type="float">
            <text:p>0.0093155</text:p>
          </table:table-cell>
          <table:table-cell office:value-type="float" office:value="0.00839335" calcext:value-type="float">
            <text:p>0.00839335</text:p>
          </table:table-cell>
        </table:table-row>
        <table:table-row table:style-name="ro1">
          <table:table-cell office:value-type="float" office:value="852000" calcext:value-type="float">
            <text:p>852000</text:p>
          </table:table-cell>
          <table:table-cell office:value-type="float" office:value="0.00634061" calcext:value-type="float">
            <text:p>0.00634061</text:p>
          </table:table-cell>
          <table:table-cell office:value-type="float" office:value="0.0070867" calcext:value-type="float">
            <text:p>0.0070867</text:p>
          </table:table-cell>
          <table:table-cell office:value-type="float" office:value="0.0483346" calcext:value-type="float">
            <text:p>0.0483346</text:p>
          </table:table-cell>
          <table:table-cell office:value-type="float" office:value="0.0096321" calcext:value-type="float">
            <text:p>0.0096321</text:p>
          </table:table-cell>
          <table:table-cell office:value-type="float" office:value="0.00818255" calcext:value-type="float">
            <text:p>0.00818255</text:p>
          </table:table-cell>
        </table:table-row>
        <table:table-row table:style-name="ro1">
          <table:table-cell office:value-type="float" office:value="853000" calcext:value-type="float">
            <text:p>853000</text:p>
          </table:table-cell>
          <table:table-cell office:value-type="float" office:value="0.00638048" calcext:value-type="float">
            <text:p>0.00638048</text:p>
          </table:table-cell>
          <table:table-cell office:value-type="float" office:value="0.0071017" calcext:value-type="float">
            <text:p>0.0071017</text:p>
          </table:table-cell>
          <table:table-cell office:value-type="float" office:value="0.05157" calcext:value-type="float">
            <text:p>0.05157</text:p>
          </table:table-cell>
          <table:table-cell office:value-type="float" office:value="0.00930169" calcext:value-type="float">
            <text:p>0.00930169</text:p>
          </table:table-cell>
          <table:table-cell office:value-type="float" office:value="0.00847309" calcext:value-type="float">
            <text:p>0.00847309</text:p>
          </table:table-cell>
        </table:table-row>
        <table:table-row table:style-name="ro1">
          <table:table-cell office:value-type="float" office:value="854000" calcext:value-type="float">
            <text:p>854000</text:p>
          </table:table-cell>
          <table:table-cell office:value-type="float" office:value="0.0064318" calcext:value-type="float">
            <text:p>0.0064318</text:p>
          </table:table-cell>
          <table:table-cell office:value-type="float" office:value="0.00828913" calcext:value-type="float">
            <text:p>0.00828913</text:p>
          </table:table-cell>
          <table:table-cell office:value-type="float" office:value="0.0501836" calcext:value-type="float">
            <text:p>0.0501836</text:p>
          </table:table-cell>
          <table:table-cell office:value-type="float" office:value="0.0101094" calcext:value-type="float">
            <text:p>0.0101094</text:p>
          </table:table-cell>
          <table:table-cell office:value-type="float" office:value="0.00828874" calcext:value-type="float">
            <text:p>0.00828874</text:p>
          </table:table-cell>
        </table:table-row>
        <table:table-row table:style-name="ro1">
          <table:table-cell office:value-type="float" office:value="855000" calcext:value-type="float">
            <text:p>855000</text:p>
          </table:table-cell>
          <table:table-cell office:value-type="float" office:value="0.00643259" calcext:value-type="float">
            <text:p>0.00643259</text:p>
          </table:table-cell>
          <table:table-cell office:value-type="float" office:value="0.00828163" calcext:value-type="float">
            <text:p>0.00828163</text:p>
          </table:table-cell>
          <table:table-cell office:value-type="float" office:value="0.0488012" calcext:value-type="float">
            <text:p>0.0488012</text:p>
          </table:table-cell>
          <table:table-cell office:value-type="float" office:value="0.00949788" calcext:value-type="float">
            <text:p>0.00949788</text:p>
          </table:table-cell>
          <table:table-cell office:value-type="float" office:value="0.00840519" calcext:value-type="float">
            <text:p>0.00840519</text:p>
          </table:table-cell>
        </table:table-row>
        <table:table-row table:style-name="ro1">
          <table:table-cell office:value-type="float" office:value="856000" calcext:value-type="float">
            <text:p>856000</text:p>
          </table:table-cell>
          <table:table-cell office:value-type="float" office:value="0.0064318" calcext:value-type="float">
            <text:p>0.0064318</text:p>
          </table:table-cell>
          <table:table-cell office:value-type="float" office:value="0.0069209" calcext:value-type="float">
            <text:p>0.0069209</text:p>
          </table:table-cell>
          <table:table-cell office:value-type="float" office:value="0.0486674" calcext:value-type="float">
            <text:p>0.0486674</text:p>
          </table:table-cell>
          <table:table-cell office:value-type="float" office:value="0.00970434" calcext:value-type="float">
            <text:p>0.00970434</text:p>
          </table:table-cell>
          <table:table-cell office:value-type="float" office:value="0.00796464" calcext:value-type="float">
            <text:p>0.00796464</text:p>
          </table:table-cell>
        </table:table-row>
        <table:table-row table:style-name="ro1">
          <table:table-cell office:value-type="float" office:value="857000" calcext:value-type="float">
            <text:p>857000</text:p>
          </table:table-cell>
          <table:table-cell office:value-type="float" office:value="0.00694893" calcext:value-type="float">
            <text:p>0.00694893</text:p>
          </table:table-cell>
          <table:table-cell office:value-type="float" office:value="0.00725092" calcext:value-type="float">
            <text:p>0.00725092</text:p>
          </table:table-cell>
          <table:table-cell office:value-type="float" office:value="0.0515602" calcext:value-type="float">
            <text:p>0.0515602</text:p>
          </table:table-cell>
          <table:table-cell office:value-type="float" office:value="0.00927761" calcext:value-type="float">
            <text:p>0.00927761</text:p>
          </table:table-cell>
          <table:table-cell office:value-type="float" office:value="0.00806886" calcext:value-type="float">
            <text:p>0.00806886</text:p>
          </table:table-cell>
        </table:table-row>
        <table:table-row table:style-name="ro1">
          <table:table-cell office:value-type="float" office:value="858000" calcext:value-type="float">
            <text:p>858000</text:p>
          </table:table-cell>
          <table:table-cell office:value-type="float" office:value="0.0063335" calcext:value-type="float">
            <text:p>0.0063335</text:p>
          </table:table-cell>
          <table:table-cell office:value-type="float" office:value="0.00697933" calcext:value-type="float">
            <text:p>0.00697933</text:p>
          </table:table-cell>
          <table:table-cell office:value-type="float" office:value="0.0510043" calcext:value-type="float">
            <text:p>0.0510043</text:p>
          </table:table-cell>
          <table:table-cell office:value-type="float" office:value="0.00932735" calcext:value-type="float">
            <text:p>0.00932735</text:p>
          </table:table-cell>
          <table:table-cell office:value-type="float" office:value="0.00801833" calcext:value-type="float">
            <text:p>0.00801833</text:p>
          </table:table-cell>
        </table:table-row>
        <table:table-row table:style-name="ro1">
          <table:table-cell office:value-type="float" office:value="859000" calcext:value-type="float">
            <text:p>859000</text:p>
          </table:table-cell>
          <table:table-cell office:value-type="float" office:value="0.00645272" calcext:value-type="float">
            <text:p>0.00645272</text:p>
          </table:table-cell>
          <table:table-cell office:value-type="float" office:value="0.0069813" calcext:value-type="float">
            <text:p>0.0069813</text:p>
          </table:table-cell>
          <table:table-cell office:value-type="float" office:value="0.0493602" calcext:value-type="float">
            <text:p>0.0493602</text:p>
          </table:table-cell>
          <table:table-cell office:value-type="float" office:value="0.00948959" calcext:value-type="float">
            <text:p>0.00948959</text:p>
          </table:table-cell>
          <table:table-cell office:value-type="float" office:value="0.00813439" calcext:value-type="float">
            <text:p>0.00813439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float" office:value="0.00628021" calcext:value-type="float">
            <text:p>0.00628021</text:p>
          </table:table-cell>
          <table:table-cell office:value-type="float" office:value="0.00692366" calcext:value-type="float">
            <text:p>0.00692366</text:p>
          </table:table-cell>
          <table:table-cell office:value-type="float" office:value="0.0487925" calcext:value-type="float">
            <text:p>0.0487925</text:p>
          </table:table-cell>
          <table:table-cell office:value-type="float" office:value="0.00928827" calcext:value-type="float">
            <text:p>0.00928827</text:p>
          </table:table-cell>
          <table:table-cell office:value-type="float" office:value="0.00827769" calcext:value-type="float">
            <text:p>0.00827769</text:p>
          </table:table-cell>
        </table:table-row>
        <table:table-row table:style-name="ro1">
          <table:table-cell office:value-type="float" office:value="861000" calcext:value-type="float">
            <text:p>861000</text:p>
          </table:table-cell>
          <table:table-cell office:value-type="float" office:value="0.00627587" calcext:value-type="float">
            <text:p>0.00627587</text:p>
          </table:table-cell>
          <table:table-cell office:value-type="float" office:value="0.00693274" calcext:value-type="float">
            <text:p>0.00693274</text:p>
          </table:table-cell>
          <table:table-cell office:value-type="float" office:value="0.0498872" calcext:value-type="float">
            <text:p>0.0498872</text:p>
          </table:table-cell>
          <table:table-cell office:value-type="float" office:value="0.00940314" calcext:value-type="float">
            <text:p>0.00940314</text:p>
          </table:table-cell>
          <table:table-cell office:value-type="float" office:value="0.0080203" calcext:value-type="float">
            <text:p>0.0080203</text:p>
          </table:table-cell>
        </table:table-row>
        <table:table-row table:style-name="ro1">
          <table:table-cell office:value-type="float" office:value="862000" calcext:value-type="float">
            <text:p>862000</text:p>
          </table:table-cell>
          <table:table-cell office:value-type="float" office:value="0.00636627" calcext:value-type="float">
            <text:p>0.00636627</text:p>
          </table:table-cell>
          <table:table-cell office:value-type="float" office:value="0.00693867" calcext:value-type="float">
            <text:p>0.00693867</text:p>
          </table:table-cell>
          <table:table-cell office:value-type="float" office:value="0.0504544" calcext:value-type="float">
            <text:p>0.0504544</text:p>
          </table:table-cell>
          <table:table-cell office:value-type="float" office:value="0.00940867" calcext:value-type="float">
            <text:p>0.00940867</text:p>
          </table:table-cell>
          <table:table-cell office:value-type="float" office:value="0.00818847" calcext:value-type="float">
            <text:p>0.00818847</text:p>
          </table:table-cell>
        </table:table-row>
        <table:table-row table:style-name="ro1">
          <table:table-cell office:value-type="float" office:value="863000" calcext:value-type="float">
            <text:p>863000</text:p>
          </table:table-cell>
          <table:table-cell office:value-type="float" office:value="0.00635284" calcext:value-type="float">
            <text:p>0.00635284</text:p>
          </table:table-cell>
          <table:table-cell office:value-type="float" office:value="0.00723434" calcext:value-type="float">
            <text:p>0.00723434</text:p>
          </table:table-cell>
          <table:table-cell office:value-type="float" office:value="0.050906" calcext:value-type="float">
            <text:p>0.050906</text:p>
          </table:table-cell>
          <table:table-cell office:value-type="float" office:value="0.0094138" calcext:value-type="float">
            <text:p>0.0094138</text:p>
          </table:table-cell>
          <table:table-cell office:value-type="float" office:value="0.00803372" calcext:value-type="float">
            <text:p>0.00803372</text:p>
          </table:table-cell>
        </table:table-row>
        <table:table-row table:style-name="ro1">
          <table:table-cell office:value-type="float" office:value="864000" calcext:value-type="float">
            <text:p>864000</text:p>
          </table:table-cell>
          <table:table-cell office:value-type="float" office:value="0.00635442" calcext:value-type="float">
            <text:p>0.00635442</text:p>
          </table:table-cell>
          <table:table-cell office:value-type="float" office:value="0.00701446" calcext:value-type="float">
            <text:p>0.00701446</text:p>
          </table:table-cell>
          <table:table-cell office:value-type="float" office:value="0.0493641" calcext:value-type="float">
            <text:p>0.0493641</text:p>
          </table:table-cell>
          <table:table-cell office:value-type="float" office:value="0.0092855" calcext:value-type="float">
            <text:p>0.0092855</text:p>
          </table:table-cell>
          <table:table-cell office:value-type="float" office:value="0.00831163" calcext:value-type="float">
            <text:p>0.00831163</text:p>
          </table:table-cell>
        </table:table-row>
        <table:table-row table:style-name="ro1">
          <table:table-cell office:value-type="float" office:value="865000" calcext:value-type="float">
            <text:p>865000</text:p>
          </table:table-cell>
          <table:table-cell office:value-type="float" office:value="0.00652062" calcext:value-type="float">
            <text:p>0.00652062</text:p>
          </table:table-cell>
          <table:table-cell office:value-type="float" office:value="0.00708315" calcext:value-type="float">
            <text:p>0.00708315</text:p>
          </table:table-cell>
          <table:table-cell office:value-type="float" office:value="0.0503585" calcext:value-type="float">
            <text:p>0.0503585</text:p>
          </table:table-cell>
          <table:table-cell office:value-type="float" office:value="0.00938103" calcext:value-type="float">
            <text:p>0.00938103</text:p>
          </table:table-cell>
          <table:table-cell office:value-type="float" office:value="0.00824768" calcext:value-type="float">
            <text:p>0.00824768</text:p>
          </table:table-cell>
        </table:table-row>
        <table:table-row table:style-name="ro1">
          <table:table-cell office:value-type="float" office:value="866000" calcext:value-type="float">
            <text:p>866000</text:p>
          </table:table-cell>
          <table:table-cell office:value-type="float" office:value="0.00644561" calcext:value-type="float">
            <text:p>0.00644561</text:p>
          </table:table-cell>
          <table:table-cell office:value-type="float" office:value="0.0069738" calcext:value-type="float">
            <text:p>0.0069738</text:p>
          </table:table-cell>
          <table:table-cell office:value-type="float" office:value="0.0505105" calcext:value-type="float">
            <text:p>0.0505105</text:p>
          </table:table-cell>
          <table:table-cell office:value-type="float" office:value="0.00925076" calcext:value-type="float">
            <text:p>0.00925076</text:p>
          </table:table-cell>
          <table:table-cell office:value-type="float" office:value="0.00821887" calcext:value-type="float">
            <text:p>0.00821887</text:p>
          </table:table-cell>
        </table:table-row>
        <table:table-row table:style-name="ro1">
          <table:table-cell office:value-type="float" office:value="867000" calcext:value-type="float">
            <text:p>867000</text:p>
          </table:table-cell>
          <table:table-cell office:value-type="float" office:value="0.00665247" calcext:value-type="float">
            <text:p>0.00665247</text:p>
          </table:table-cell>
          <table:table-cell office:value-type="float" office:value="0.0069359" calcext:value-type="float">
            <text:p>0.0069359</text:p>
          </table:table-cell>
          <table:table-cell office:value-type="float" office:value="0.0492315" calcext:value-type="float">
            <text:p>0.0492315</text:p>
          </table:table-cell>
          <table:table-cell office:value-type="float" office:value="0.00985159" calcext:value-type="float">
            <text:p>0.00985159</text:p>
          </table:table-cell>
          <table:table-cell office:value-type="float" office:value="0.00800293" calcext:value-type="float">
            <text:p>0.00800293</text:p>
          </table:table-cell>
        </table:table-row>
        <table:table-row table:style-name="ro1">
          <table:table-cell office:value-type="float" office:value="868000" calcext:value-type="float">
            <text:p>868000</text:p>
          </table:table-cell>
          <table:table-cell office:value-type="float" office:value="0.00620244" calcext:value-type="float">
            <text:p>0.00620244</text:p>
          </table:table-cell>
          <table:table-cell office:value-type="float" office:value="0.00693156" calcext:value-type="float">
            <text:p>0.00693156</text:p>
          </table:table-cell>
          <table:table-cell office:value-type="float" office:value="0.048738" calcext:value-type="float">
            <text:p>0.048738</text:p>
          </table:table-cell>
          <table:table-cell office:value-type="float" office:value="0.00939051" calcext:value-type="float">
            <text:p>0.00939051</text:p>
          </table:table-cell>
          <table:table-cell office:value-type="float" office:value="0.00853191" calcext:value-type="float">
            <text:p>0.00853191</text:p>
          </table:table-cell>
        </table:table-row>
        <table:table-row table:style-name="ro1">
          <table:table-cell office:value-type="float" office:value="869000" calcext:value-type="float">
            <text:p>869000</text:p>
          </table:table-cell>
          <table:table-cell office:value-type="float" office:value="0.00645351" calcext:value-type="float">
            <text:p>0.00645351</text:p>
          </table:table-cell>
          <table:table-cell office:value-type="float" office:value="0.00707683" calcext:value-type="float">
            <text:p>0.00707683</text:p>
          </table:table-cell>
          <table:table-cell office:value-type="float" office:value="0.0492382" calcext:value-type="float">
            <text:p>0.0492382</text:p>
          </table:table-cell>
          <table:table-cell office:value-type="float" office:value="0.00944538" calcext:value-type="float">
            <text:p>0.00944538</text:p>
          </table:table-cell>
          <table:table-cell office:value-type="float" office:value="0.00797254" calcext:value-type="float">
            <text:p>0.00797254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float" office:value="0.00634574" calcext:value-type="float">
            <text:p>0.00634574</text:p>
          </table:table-cell>
          <table:table-cell office:value-type="float" office:value="0.00698525" calcext:value-type="float">
            <text:p>0.00698525</text:p>
          </table:table-cell>
          <table:table-cell office:value-type="float" office:value="0.0543247" calcext:value-type="float">
            <text:p>0.0543247</text:p>
          </table:table-cell>
          <table:table-cell office:value-type="float" office:value="0.00956618" calcext:value-type="float">
            <text:p>0.00956618</text:p>
          </table:table-cell>
          <table:table-cell office:value-type="float" office:value="0.00810754" calcext:value-type="float">
            <text:p>0.00810754</text:p>
          </table:table-cell>
        </table:table-row>
        <table:table-row table:style-name="ro1">
          <table:table-cell office:value-type="float" office:value="871000" calcext:value-type="float">
            <text:p>871000</text:p>
          </table:table-cell>
          <table:table-cell office:value-type="float" office:value="0.00647561" calcext:value-type="float">
            <text:p>0.00647561</text:p>
          </table:table-cell>
          <table:table-cell office:value-type="float" office:value="0.00702393" calcext:value-type="float">
            <text:p>0.00702393</text:p>
          </table:table-cell>
          <table:table-cell office:value-type="float" office:value="0.0487992" calcext:value-type="float">
            <text:p>0.0487992</text:p>
          </table:table-cell>
          <table:table-cell office:value-type="float" office:value="0.00935774" calcext:value-type="float">
            <text:p>0.00935774</text:p>
          </table:table-cell>
          <table:table-cell office:value-type="float" office:value="0.0080432" calcext:value-type="float">
            <text:p>0.0080432</text:p>
          </table:table-cell>
        </table:table-row>
        <table:table-row table:style-name="ro1">
          <table:table-cell office:value-type="float" office:value="872000" calcext:value-type="float">
            <text:p>872000</text:p>
          </table:table-cell>
          <table:table-cell office:value-type="float" office:value="0.00631653" calcext:value-type="float">
            <text:p>0.00631653</text:p>
          </table:table-cell>
          <table:table-cell office:value-type="float" office:value="0.00702907" calcext:value-type="float">
            <text:p>0.00702907</text:p>
          </table:table-cell>
          <table:table-cell office:value-type="float" office:value="0.0489409" calcext:value-type="float">
            <text:p>0.0489409</text:p>
          </table:table-cell>
          <table:table-cell office:value-type="float" office:value="0.00941262" calcext:value-type="float">
            <text:p>0.00941262</text:p>
          </table:table-cell>
          <table:table-cell office:value-type="float" office:value="0.0084419" calcext:value-type="float">
            <text:p>0.0084419</text:p>
          </table:table-cell>
        </table:table-row>
        <table:table-row table:style-name="ro1">
          <table:table-cell office:value-type="float" office:value="873000" calcext:value-type="float">
            <text:p>873000</text:p>
          </table:table-cell>
          <table:table-cell office:value-type="float" office:value="0.00633232" calcext:value-type="float">
            <text:p>0.00633232</text:p>
          </table:table-cell>
          <table:table-cell office:value-type="float" office:value="0.00706578" calcext:value-type="float">
            <text:p>0.00706578</text:p>
          </table:table-cell>
          <table:table-cell office:value-type="float" office:value="0.049132" calcext:value-type="float">
            <text:p>0.049132</text:p>
          </table:table-cell>
          <table:table-cell office:value-type="float" office:value="0.00934037" calcext:value-type="float">
            <text:p>0.00934037</text:p>
          </table:table-cell>
          <table:table-cell office:value-type="float" office:value="0.00806728" calcext:value-type="float">
            <text:p>0.00806728</text:p>
          </table:table-cell>
        </table:table-row>
        <table:table-row table:style-name="ro1">
          <table:table-cell office:value-type="float" office:value="874000" calcext:value-type="float">
            <text:p>874000</text:p>
          </table:table-cell>
          <table:table-cell office:value-type="float" office:value="0.00639745" calcext:value-type="float">
            <text:p>0.00639745</text:p>
          </table:table-cell>
          <table:table-cell office:value-type="float" office:value="0.00710841" calcext:value-type="float">
            <text:p>0.00710841</text:p>
          </table:table-cell>
          <table:table-cell office:value-type="float" office:value="0.0538482" calcext:value-type="float">
            <text:p>0.0538482</text:p>
          </table:table-cell>
          <table:table-cell office:value-type="float" office:value="0.00932537" calcext:value-type="float">
            <text:p>0.00932537</text:p>
          </table:table-cell>
          <table:table-cell office:value-type="float" office:value="0.00796267" calcext:value-type="float">
            <text:p>0.00796267</text:p>
          </table:table-cell>
        </table:table-row>
        <table:table-row table:style-name="ro1">
          <table:table-cell office:value-type="float" office:value="875000" calcext:value-type="float">
            <text:p>875000</text:p>
          </table:table-cell>
          <table:table-cell office:value-type="float" office:value="0.00630824" calcext:value-type="float">
            <text:p>0.00630824</text:p>
          </table:table-cell>
          <table:table-cell office:value-type="float" office:value="0.00700814" calcext:value-type="float">
            <text:p>0.00700814</text:p>
          </table:table-cell>
          <table:table-cell office:value-type="float" office:value="0.0496393" calcext:value-type="float">
            <text:p>0.0496393</text:p>
          </table:table-cell>
          <table:table-cell office:value-type="float" office:value="0.00937669" calcext:value-type="float">
            <text:p>0.00937669</text:p>
          </table:table-cell>
          <table:table-cell office:value-type="float" office:value="0.00825676" calcext:value-type="float">
            <text:p>0.00825676</text:p>
          </table:table-cell>
        </table:table-row>
        <table:table-row table:style-name="ro1">
          <table:table-cell office:value-type="float" office:value="876000" calcext:value-type="float">
            <text:p>876000</text:p>
          </table:table-cell>
          <table:table-cell office:value-type="float" office:value="0.0063789" calcext:value-type="float">
            <text:p>0.0063789</text:p>
          </table:table-cell>
          <table:table-cell office:value-type="float" office:value="0.00700854" calcext:value-type="float">
            <text:p>0.00700854</text:p>
          </table:table-cell>
          <table:table-cell office:value-type="float" office:value="0.0496018" calcext:value-type="float">
            <text:p>0.0496018</text:p>
          </table:table-cell>
          <table:table-cell office:value-type="float" office:value="0.00947183" calcext:value-type="float">
            <text:p>0.00947183</text:p>
          </table:table-cell>
          <table:table-cell office:value-type="float" office:value="0.00822163" calcext:value-type="float">
            <text:p>0.00822163</text:p>
          </table:table-cell>
        </table:table-row>
        <table:table-row table:style-name="ro1">
          <table:table-cell office:value-type="float" office:value="877000" calcext:value-type="float">
            <text:p>877000</text:p>
          </table:table-cell>
          <table:table-cell office:value-type="float" office:value="0.00660825" calcext:value-type="float">
            <text:p>0.00660825</text:p>
          </table:table-cell>
          <table:table-cell office:value-type="float" office:value="0.00702551" calcext:value-type="float">
            <text:p>0.00702551</text:p>
          </table:table-cell>
          <table:table-cell office:value-type="float" office:value="0.0491032" calcext:value-type="float">
            <text:p>0.0491032</text:p>
          </table:table-cell>
          <table:table-cell office:value-type="float" office:value="0.00985711" calcext:value-type="float">
            <text:p>0.00985711</text:p>
          </table:table-cell>
          <table:table-cell office:value-type="float" office:value="0.00854336" calcext:value-type="float">
            <text:p>0.00854336</text:p>
          </table:table-cell>
        </table:table-row>
        <table:table-row table:style-name="ro1">
          <table:table-cell office:value-type="float" office:value="878000" calcext:value-type="float">
            <text:p>878000</text:p>
          </table:table-cell>
          <table:table-cell office:value-type="float" office:value="0.00637416" calcext:value-type="float">
            <text:p>0.00637416</text:p>
          </table:table-cell>
          <table:table-cell office:value-type="float" office:value="0.00730698" calcext:value-type="float">
            <text:p>0.00730698</text:p>
          </table:table-cell>
          <table:table-cell office:value-type="float" office:value="0.0524638" calcext:value-type="float">
            <text:p>0.0524638</text:p>
          </table:table-cell>
          <table:table-cell office:value-type="float" office:value="0.00930406" calcext:value-type="float">
            <text:p>0.00930406</text:p>
          </table:table-cell>
          <table:table-cell office:value-type="float" office:value="0.00813241" calcext:value-type="float">
            <text:p>0.00813241</text:p>
          </table:table-cell>
        </table:table-row>
        <table:table-row table:style-name="ro1">
          <table:table-cell office:value-type="float" office:value="879000" calcext:value-type="float">
            <text:p>879000</text:p>
          </table:table-cell>
          <table:table-cell office:value-type="float" office:value="0.00625376" calcext:value-type="float">
            <text:p>0.00625376</text:p>
          </table:table-cell>
          <table:table-cell office:value-type="float" office:value="0.00703854" calcext:value-type="float">
            <text:p>0.00703854</text:p>
          </table:table-cell>
          <table:table-cell office:value-type="float" office:value="0.0527784" calcext:value-type="float">
            <text:p>0.0527784</text:p>
          </table:table-cell>
          <table:table-cell office:value-type="float" office:value="0.00944893" calcext:value-type="float">
            <text:p>0.00944893</text:p>
          </table:table-cell>
          <table:table-cell office:value-type="float" office:value="0.00857257" calcext:value-type="float">
            <text:p>0.00857257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float" office:value="0.00630587" calcext:value-type="float">
            <text:p>0.00630587</text:p>
          </table:table-cell>
          <table:table-cell office:value-type="float" office:value="0.00721223" calcext:value-type="float">
            <text:p>0.00721223</text:p>
          </table:table-cell>
          <table:table-cell office:value-type="float" office:value="0.0485264" calcext:value-type="float">
            <text:p>0.0485264</text:p>
          </table:table-cell>
          <table:table-cell office:value-type="float" office:value="0.00929103" calcext:value-type="float">
            <text:p>0.00929103</text:p>
          </table:table-cell>
          <table:table-cell office:value-type="float" office:value="0.00824453" calcext:value-type="float">
            <text:p>0.00824453</text:p>
          </table:table-cell>
        </table:table-row>
        <table:table-row table:style-name="ro1">
          <table:table-cell office:value-type="float" office:value="881000" calcext:value-type="float">
            <text:p>881000</text:p>
          </table:table-cell>
          <table:table-cell office:value-type="float" office:value="0.00630271" calcext:value-type="float">
            <text:p>0.00630271</text:p>
          </table:table-cell>
          <table:table-cell office:value-type="float" office:value="0.00779371" calcext:value-type="float">
            <text:p>0.00779371</text:p>
          </table:table-cell>
          <table:table-cell office:value-type="float" office:value="0.0489358" calcext:value-type="float">
            <text:p>0.0489358</text:p>
          </table:table-cell>
          <table:table-cell office:value-type="float" office:value="0.00932656" calcext:value-type="float">
            <text:p>0.00932656</text:p>
          </table:table-cell>
          <table:table-cell office:value-type="float" office:value="0.00851296" calcext:value-type="float">
            <text:p>0.00851296</text:p>
          </table:table-cell>
        </table:table-row>
        <table:table-row table:style-name="ro1">
          <table:table-cell office:value-type="float" office:value="882000" calcext:value-type="float">
            <text:p>882000</text:p>
          </table:table-cell>
          <table:table-cell office:value-type="float" office:value="0.00632442" calcext:value-type="float">
            <text:p>0.00632442</text:p>
          </table:table-cell>
          <table:table-cell office:value-type="float" office:value="0.00702907" calcext:value-type="float">
            <text:p>0.00702907</text:p>
          </table:table-cell>
          <table:table-cell office:value-type="float" office:value="0.0533516" calcext:value-type="float">
            <text:p>0.0533516</text:p>
          </table:table-cell>
          <table:table-cell office:value-type="float" office:value="0.00933485" calcext:value-type="float">
            <text:p>0.00933485</text:p>
          </table:table-cell>
          <table:table-cell office:value-type="float" office:value="0.00839809" calcext:value-type="float">
            <text:p>0.00839809</text:p>
          </table:table-cell>
        </table:table-row>
        <table:table-row table:style-name="ro1">
          <table:table-cell office:value-type="float" office:value="883000" calcext:value-type="float">
            <text:p>883000</text:p>
          </table:table-cell>
          <table:table-cell office:value-type="float" office:value="0.00634692" calcext:value-type="float">
            <text:p>0.00634692</text:p>
          </table:table-cell>
          <table:table-cell office:value-type="float" office:value="0.00702749" calcext:value-type="float">
            <text:p>0.00702749</text:p>
          </table:table-cell>
          <table:table-cell office:value-type="float" office:value="0.0511544" calcext:value-type="float">
            <text:p>0.0511544</text:p>
          </table:table-cell>
          <table:table-cell office:value-type="float" office:value="0.00940788" calcext:value-type="float">
            <text:p>0.00940788</text:p>
          </table:table-cell>
          <table:table-cell office:value-type="float" office:value="0.00836769" calcext:value-type="float">
            <text:p>0.00836769</text:p>
          </table:table-cell>
        </table:table-row>
        <table:table-row table:style-name="ro1">
          <table:table-cell office:value-type="float" office:value="884000" calcext:value-type="float">
            <text:p>884000</text:p>
          </table:table-cell>
          <table:table-cell office:value-type="float" office:value="0.00693788" calcext:value-type="float">
            <text:p>0.00693788</text:p>
          </table:table-cell>
          <table:table-cell office:value-type="float" office:value="0.0069288" calcext:value-type="float">
            <text:p>0.0069288</text:p>
          </table:table-cell>
          <table:table-cell office:value-type="float" office:value="0.0490215" calcext:value-type="float">
            <text:p>0.0490215</text:p>
          </table:table-cell>
          <table:table-cell office:value-type="float" office:value="0.00936564" calcext:value-type="float">
            <text:p>0.00936564</text:p>
          </table:table-cell>
          <table:table-cell office:value-type="float" office:value="0.00795517" calcext:value-type="float">
            <text:p>0.00795517</text:p>
          </table:table-cell>
        </table:table-row>
        <table:table-row table:style-name="ro1">
          <table:table-cell office:value-type="float" office:value="885000" calcext:value-type="float">
            <text:p>885000</text:p>
          </table:table-cell>
          <table:table-cell office:value-type="float" office:value="0.00624823" calcext:value-type="float">
            <text:p>0.00624823</text:p>
          </table:table-cell>
          <table:table-cell office:value-type="float" office:value="0.00696709" calcext:value-type="float">
            <text:p>0.00696709</text:p>
          </table:table-cell>
          <table:table-cell office:value-type="float" office:value="0.0489129" calcext:value-type="float">
            <text:p>0.0489129</text:p>
          </table:table-cell>
          <table:table-cell office:value-type="float" office:value="0.0095942" calcext:value-type="float">
            <text:p>0.0095942</text:p>
          </table:table-cell>
          <table:table-cell office:value-type="float" office:value="0.00845493" calcext:value-type="float">
            <text:p>0.00845493</text:p>
          </table:table-cell>
        </table:table-row>
        <table:table-row table:style-name="ro1">
          <table:table-cell office:value-type="float" office:value="886000" calcext:value-type="float">
            <text:p>886000</text:p>
          </table:table-cell>
          <table:table-cell office:value-type="float" office:value="0.00639943" calcext:value-type="float">
            <text:p>0.00639943</text:p>
          </table:table-cell>
          <table:table-cell office:value-type="float" office:value="0.00694972" calcext:value-type="float">
            <text:p>0.00694972</text:p>
          </table:table-cell>
          <table:table-cell office:value-type="float" office:value="0.0505788" calcext:value-type="float">
            <text:p>0.0505788</text:p>
          </table:table-cell>
          <table:table-cell office:value-type="float" office:value="0.00931985" calcext:value-type="float">
            <text:p>0.00931985</text:p>
          </table:table-cell>
          <table:table-cell office:value-type="float" office:value="0.00845691" calcext:value-type="float">
            <text:p>0.00845691</text:p>
          </table:table-cell>
        </table:table-row>
        <table:table-row table:style-name="ro1">
          <table:table-cell office:value-type="float" office:value="887000" calcext:value-type="float">
            <text:p>887000</text:p>
          </table:table-cell>
          <table:table-cell office:value-type="float" office:value="0.00628021" calcext:value-type="float">
            <text:p>0.00628021</text:p>
          </table:table-cell>
          <table:table-cell office:value-type="float" office:value="0.00692169" calcext:value-type="float">
            <text:p>0.00692169</text:p>
          </table:table-cell>
          <table:table-cell office:value-type="float" office:value="0.051223" calcext:value-type="float">
            <text:p>0.051223</text:p>
          </table:table-cell>
          <table:table-cell office:value-type="float" office:value="0.00928156" calcext:value-type="float">
            <text:p>0.00928156</text:p>
          </table:table-cell>
          <table:table-cell office:value-type="float" office:value="0.00804636" calcext:value-type="float">
            <text:p>0.00804636</text:p>
          </table:table-cell>
        </table:table-row>
        <table:table-row table:style-name="ro1">
          <table:table-cell office:value-type="float" office:value="888000" calcext:value-type="float">
            <text:p>888000</text:p>
          </table:table-cell>
          <table:table-cell office:value-type="float" office:value="0.00630666" calcext:value-type="float">
            <text:p>0.00630666</text:p>
          </table:table-cell>
          <table:table-cell office:value-type="float" office:value="0.00705946" calcext:value-type="float">
            <text:p>0.00705946</text:p>
          </table:table-cell>
          <table:table-cell office:value-type="float" office:value="0.0491865" calcext:value-type="float">
            <text:p>0.0491865</text:p>
          </table:table-cell>
          <table:table-cell office:value-type="float" office:value="0.00933998" calcext:value-type="float">
            <text:p>0.00933998</text:p>
          </table:table-cell>
          <table:table-cell office:value-type="float" office:value="0.00823031" calcext:value-type="float">
            <text:p>0.00823031</text:p>
          </table:table-cell>
        </table:table-row>
        <table:table-row table:style-name="ro1">
          <table:table-cell office:value-type="float" office:value="889000" calcext:value-type="float">
            <text:p>889000</text:p>
          </table:table-cell>
          <table:table-cell office:value-type="float" office:value="0.00634929" calcext:value-type="float">
            <text:p>0.00634929</text:p>
          </table:table-cell>
          <table:table-cell office:value-type="float" office:value="0.00721815" calcext:value-type="float">
            <text:p>0.00721815</text:p>
          </table:table-cell>
          <table:table-cell office:value-type="float" office:value="0.0497995" calcext:value-type="float">
            <text:p>0.0497995</text:p>
          </table:table-cell>
          <table:table-cell office:value-type="float" office:value="0.00953302" calcext:value-type="float">
            <text:p>0.00953302</text:p>
          </table:table-cell>
          <table:table-cell office:value-type="float" office:value="0.00802425" calcext:value-type="float">
            <text:p>0.00802425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float" office:value="0.0064614" calcext:value-type="float">
            <text:p>0.0064614</text:p>
          </table:table-cell>
          <table:table-cell office:value-type="float" office:value="0.00693511" calcext:value-type="float">
            <text:p>0.00693511</text:p>
          </table:table-cell>
          <table:table-cell office:value-type="float" office:value="0.0504655" calcext:value-type="float">
            <text:p>0.0504655</text:p>
          </table:table-cell>
          <table:table-cell office:value-type="float" office:value="0.00942446" calcext:value-type="float">
            <text:p>0.00942446</text:p>
          </table:table-cell>
          <table:table-cell office:value-type="float" office:value="0.00816044" calcext:value-type="float">
            <text:p>0.00816044</text:p>
          </table:table-cell>
        </table:table-row>
        <table:table-row table:style-name="ro1">
          <table:table-cell office:value-type="float" office:value="891000" calcext:value-type="float">
            <text:p>891000</text:p>
          </table:table-cell>
          <table:table-cell office:value-type="float" office:value="0.00624902" calcext:value-type="float">
            <text:p>0.00624902</text:p>
          </table:table-cell>
          <table:table-cell office:value-type="float" office:value="0.00714552" calcext:value-type="float">
            <text:p>0.00714552</text:p>
          </table:table-cell>
          <table:table-cell office:value-type="float" office:value="0.0512238" calcext:value-type="float">
            <text:p>0.0512238</text:p>
          </table:table-cell>
          <table:table-cell office:value-type="float" office:value="0.00929182" calcext:value-type="float">
            <text:p>0.00929182</text:p>
          </table:table-cell>
          <table:table-cell office:value-type="float" office:value="0.00810873" calcext:value-type="float">
            <text:p>0.00810873</text:p>
          </table:table-cell>
        </table:table-row>
        <table:table-row table:style-name="ro1">
          <table:table-cell office:value-type="float" office:value="892000" calcext:value-type="float">
            <text:p>892000</text:p>
          </table:table-cell>
          <table:table-cell office:value-type="float" office:value="0.00642193" calcext:value-type="float">
            <text:p>0.00642193</text:p>
          </table:table-cell>
          <table:table-cell office:value-type="float" office:value="0.00698327" calcext:value-type="float">
            <text:p>0.00698327</text:p>
          </table:table-cell>
          <table:table-cell office:value-type="float" office:value="0.04844" calcext:value-type="float">
            <text:p>0.04844</text:p>
          </table:table-cell>
          <table:table-cell office:value-type="float" office:value="0.00927721" calcext:value-type="float">
            <text:p>0.00927721</text:p>
          </table:table-cell>
          <table:table-cell office:value-type="float" office:value="0.00816636" calcext:value-type="float">
            <text:p>0.00816636</text:p>
          </table:table-cell>
        </table:table-row>
        <table:table-row table:style-name="ro1">
          <table:table-cell office:value-type="float" office:value="893000" calcext:value-type="float">
            <text:p>893000</text:p>
          </table:table-cell>
          <table:table-cell office:value-type="float" office:value="0.00630982" calcext:value-type="float">
            <text:p>0.00630982</text:p>
          </table:table-cell>
          <table:table-cell office:value-type="float" office:value="0.00692248" calcext:value-type="float">
            <text:p>0.00692248</text:p>
          </table:table-cell>
          <table:table-cell office:value-type="float" office:value="0.0496902" calcext:value-type="float">
            <text:p>0.0496902</text:p>
          </table:table-cell>
          <table:table-cell office:value-type="float" office:value="0.00934235" calcext:value-type="float">
            <text:p>0.00934235</text:p>
          </table:table-cell>
          <table:table-cell office:value-type="float" office:value="0.0081107" calcext:value-type="float">
            <text:p>0.0081107</text:p>
          </table:table-cell>
        </table:table-row>
        <table:table-row table:style-name="ro1">
          <table:table-cell office:value-type="float" office:value="894000" calcext:value-type="float">
            <text:p>894000</text:p>
          </table:table-cell>
          <table:table-cell office:value-type="float" office:value="0.00636548" calcext:value-type="float">
            <text:p>0.00636548</text:p>
          </table:table-cell>
          <table:table-cell office:value-type="float" office:value="0.00702314" calcext:value-type="float">
            <text:p>0.00702314</text:p>
          </table:table-cell>
          <table:table-cell office:value-type="float" office:value="0.0510454" calcext:value-type="float">
            <text:p>0.0510454</text:p>
          </table:table-cell>
          <table:table-cell office:value-type="float" office:value="0.00926103" calcext:value-type="float">
            <text:p>0.00926103</text:p>
          </table:table-cell>
          <table:table-cell office:value-type="float" office:value="0.00833177" calcext:value-type="float">
            <text:p>0.00833177</text:p>
          </table:table-cell>
        </table:table-row>
        <table:table-row table:style-name="ro1">
          <table:table-cell office:value-type="float" office:value="895000" calcext:value-type="float">
            <text:p>895000</text:p>
          </table:table-cell>
          <table:table-cell office:value-type="float" office:value="0.00631139" calcext:value-type="float">
            <text:p>0.00631139</text:p>
          </table:table-cell>
          <table:table-cell office:value-type="float" office:value="0.0070946" calcext:value-type="float">
            <text:p>0.0070946</text:p>
          </table:table-cell>
          <table:table-cell office:value-type="float" office:value="0.0519395" calcext:value-type="float">
            <text:p>0.0519395</text:p>
          </table:table-cell>
          <table:table-cell office:value-type="float" office:value="0.0093159" calcext:value-type="float">
            <text:p>0.0093159</text:p>
          </table:table-cell>
          <table:table-cell office:value-type="float" office:value="0.00789714" calcext:value-type="float">
            <text:p>0.00789714</text:p>
          </table:table-cell>
        </table:table-row>
        <table:table-row table:style-name="ro1">
          <table:table-cell office:value-type="float" office:value="896000" calcext:value-type="float">
            <text:p>896000</text:p>
          </table:table-cell>
          <table:table-cell office:value-type="float" office:value="0.00632758" calcext:value-type="float">
            <text:p>0.00632758</text:p>
          </table:table-cell>
          <table:table-cell office:value-type="float" office:value="0.00725052" calcext:value-type="float">
            <text:p>0.00725052</text:p>
          </table:table-cell>
          <table:table-cell office:value-type="float" office:value="0.0490842" calcext:value-type="float">
            <text:p>0.0490842</text:p>
          </table:table-cell>
          <table:table-cell office:value-type="float" office:value="0.00934906" calcext:value-type="float">
            <text:p>0.00934906</text:p>
          </table:table-cell>
          <table:table-cell office:value-type="float" office:value="0.0079603" calcext:value-type="float">
            <text:p>0.0079603</text:p>
          </table:table-cell>
        </table:table-row>
        <table:table-row table:style-name="ro1">
          <table:table-cell office:value-type="float" office:value="897000" calcext:value-type="float">
            <text:p>897000</text:p>
          </table:table-cell>
          <table:table-cell office:value-type="float" office:value="0.00629126" calcext:value-type="float">
            <text:p>0.00629126</text:p>
          </table:table-cell>
          <table:table-cell office:value-type="float" office:value="0.00725684" calcext:value-type="float">
            <text:p>0.00725684</text:p>
          </table:table-cell>
          <table:table-cell office:value-type="float" office:value="0.0491202" calcext:value-type="float">
            <text:p>0.0491202</text:p>
          </table:table-cell>
          <table:table-cell office:value-type="float" office:value="0.00947854" calcext:value-type="float">
            <text:p>0.00947854</text:p>
          </table:table-cell>
          <table:table-cell office:value-type="float" office:value="0.00813123" calcext:value-type="float">
            <text:p>0.00813123</text:p>
          </table:table-cell>
        </table:table-row>
        <table:table-row table:style-name="ro1">
          <table:table-cell office:value-type="float" office:value="898000" calcext:value-type="float">
            <text:p>898000</text:p>
          </table:table-cell>
          <table:table-cell office:value-type="float" office:value="0.00630666" calcext:value-type="float">
            <text:p>0.00630666</text:p>
          </table:table-cell>
          <table:table-cell office:value-type="float" office:value="0.00690787" calcext:value-type="float">
            <text:p>0.00690787</text:p>
          </table:table-cell>
          <table:table-cell office:value-type="float" office:value="0.0495939" calcext:value-type="float">
            <text:p>0.0495939</text:p>
          </table:table-cell>
          <table:table-cell office:value-type="float" office:value="0.00938932" calcext:value-type="float">
            <text:p>0.00938932</text:p>
          </table:table-cell>
          <table:table-cell office:value-type="float" office:value="0.00791135" calcext:value-type="float">
            <text:p>0.00791135</text:p>
          </table:table-cell>
        </table:table-row>
        <table:table-row table:style-name="ro1">
          <table:table-cell office:value-type="float" office:value="899000" calcext:value-type="float">
            <text:p>899000</text:p>
          </table:table-cell>
          <table:table-cell office:value-type="float" office:value="0.00637416" calcext:value-type="float">
            <text:p>0.00637416</text:p>
          </table:table-cell>
          <table:table-cell office:value-type="float" office:value="0.00691537" calcext:value-type="float">
            <text:p>0.00691537</text:p>
          </table:table-cell>
          <table:table-cell office:value-type="float" office:value="0.053228" calcext:value-type="float">
            <text:p>0.053228</text:p>
          </table:table-cell>
          <table:table-cell office:value-type="float" office:value="0.00997278" calcext:value-type="float">
            <text:p>0.00997278</text:p>
          </table:table-cell>
          <table:table-cell office:value-type="float" office:value="0.00816281" calcext:value-type="float">
            <text:p>0.00816281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0.00630903" calcext:value-type="float">
            <text:p>0.00630903</text:p>
          </table:table-cell>
          <table:table-cell office:value-type="float" office:value="0.00686485" calcext:value-type="float">
            <text:p>0.00686485</text:p>
          </table:table-cell>
          <table:table-cell office:value-type="float" office:value="0.0483571" calcext:value-type="float">
            <text:p>0.0483571</text:p>
          </table:table-cell>
          <table:table-cell office:value-type="float" office:value="0.0102069" calcext:value-type="float">
            <text:p>0.0102069</text:p>
          </table:table-cell>
          <table:table-cell office:value-type="float" office:value="0.00803412" calcext:value-type="float">
            <text:p>0.00803412</text:p>
          </table:table-cell>
        </table:table-row>
        <table:table-row table:style-name="ro1">
          <table:table-cell office:value-type="float" office:value="901000" calcext:value-type="float">
            <text:p>901000</text:p>
          </table:table-cell>
          <table:table-cell office:value-type="float" office:value="0.00640219" calcext:value-type="float">
            <text:p>0.00640219</text:p>
          </table:table-cell>
          <table:table-cell office:value-type="float" office:value="0.0072071" calcext:value-type="float">
            <text:p>0.0072071</text:p>
          </table:table-cell>
          <table:table-cell office:value-type="float" office:value="0.0487542" calcext:value-type="float">
            <text:p>0.0487542</text:p>
          </table:table-cell>
          <table:table-cell office:value-type="float" office:value="0.009293" calcext:value-type="float">
            <text:p>0.009293</text:p>
          </table:table-cell>
          <table:table-cell office:value-type="float" office:value="0.00825953" calcext:value-type="float">
            <text:p>0.00825953</text:p>
          </table:table-cell>
        </table:table-row>
        <table:table-row table:style-name="ro1">
          <table:table-cell office:value-type="float" office:value="902000" calcext:value-type="float">
            <text:p>902000</text:p>
          </table:table-cell>
          <table:table-cell office:value-type="float" office:value="0.0065447" calcext:value-type="float">
            <text:p>0.0065447</text:p>
          </table:table-cell>
          <table:table-cell office:value-type="float" office:value="0.00728684" calcext:value-type="float">
            <text:p>0.00728684</text:p>
          </table:table-cell>
          <table:table-cell office:value-type="float" office:value="0.0488067" calcext:value-type="float">
            <text:p>0.0488067</text:p>
          </table:table-cell>
          <table:table-cell office:value-type="float" office:value="0.00978764" calcext:value-type="float">
            <text:p>0.00978764</text:p>
          </table:table-cell>
          <table:table-cell office:value-type="float" office:value="0.00807636" calcext:value-type="float">
            <text:p>0.00807636</text:p>
          </table:table-cell>
        </table:table-row>
        <table:table-row table:style-name="ro1">
          <table:table-cell office:value-type="float" office:value="903000" calcext:value-type="float">
            <text:p>903000</text:p>
          </table:table-cell>
          <table:table-cell office:value-type="float" office:value="0.00703341" calcext:value-type="float">
            <text:p>0.00703341</text:p>
          </table:table-cell>
          <table:table-cell office:value-type="float" office:value="0.00731369" calcext:value-type="float">
            <text:p>0.00731369</text:p>
          </table:table-cell>
          <table:table-cell office:value-type="float" office:value="0.0524069" calcext:value-type="float">
            <text:p>0.0524069</text:p>
          </table:table-cell>
          <table:table-cell office:value-type="float" office:value="0.00945485" calcext:value-type="float">
            <text:p>0.00945485</text:p>
          </table:table-cell>
          <table:table-cell office:value-type="float" office:value="0.00797293" calcext:value-type="float">
            <text:p>0.00797293</text:p>
          </table:table-cell>
        </table:table-row>
        <table:table-row table:style-name="ro1">
          <table:table-cell office:value-type="float" office:value="904000" calcext:value-type="float">
            <text:p>904000</text:p>
          </table:table-cell>
          <table:table-cell office:value-type="float" office:value="0.00629442" calcext:value-type="float">
            <text:p>0.00629442</text:p>
          </table:table-cell>
          <table:table-cell office:value-type="float" office:value="0.00708275" calcext:value-type="float">
            <text:p>0.00708275</text:p>
          </table:table-cell>
          <table:table-cell office:value-type="float" office:value="0.049841" calcext:value-type="float">
            <text:p>0.049841</text:p>
          </table:table-cell>
          <table:table-cell office:value-type="float" office:value="0.00933919" calcext:value-type="float">
            <text:p>0.00933919</text:p>
          </table:table-cell>
          <table:table-cell office:value-type="float" office:value="0.00961157" calcext:value-type="float">
            <text:p>0.00961157</text:p>
          </table:table-cell>
        </table:table-row>
        <table:table-row table:style-name="ro1">
          <table:table-cell office:value-type="float" office:value="905000" calcext:value-type="float">
            <text:p>905000</text:p>
          </table:table-cell>
          <table:table-cell office:value-type="float" office:value="0.00631416" calcext:value-type="float">
            <text:p>0.00631416</text:p>
          </table:table-cell>
          <table:table-cell office:value-type="float" office:value="0.00698564" calcext:value-type="float">
            <text:p>0.00698564</text:p>
          </table:table-cell>
          <table:table-cell office:value-type="float" office:value="0.0488438" calcext:value-type="float">
            <text:p>0.0488438</text:p>
          </table:table-cell>
          <table:table-cell office:value-type="float" office:value="0.00941459" calcext:value-type="float">
            <text:p>0.00941459</text:p>
          </table:table-cell>
          <table:table-cell office:value-type="float" office:value="0.00835269" calcext:value-type="float">
            <text:p>0.00835269</text:p>
          </table:table-cell>
        </table:table-row>
        <table:table-row table:style-name="ro1">
          <table:table-cell office:value-type="float" office:value="906000" calcext:value-type="float">
            <text:p>906000</text:p>
          </table:table-cell>
          <table:table-cell office:value-type="float" office:value="0.00634929" calcext:value-type="float">
            <text:p>0.00634929</text:p>
          </table:table-cell>
          <table:table-cell office:value-type="float" office:value="0.00718342" calcext:value-type="float">
            <text:p>0.00718342</text:p>
          </table:table-cell>
          <table:table-cell office:value-type="float" office:value="0.0485849" calcext:value-type="float">
            <text:p>0.0485849</text:p>
          </table:table-cell>
          <table:table-cell office:value-type="float" office:value="0.00947657" calcext:value-type="float">
            <text:p>0.00947657</text:p>
          </table:table-cell>
          <table:table-cell office:value-type="float" office:value="0.00874824" calcext:value-type="float">
            <text:p>0.00874824</text:p>
          </table:table-cell>
        </table:table-row>
        <table:table-row table:style-name="ro1">
          <table:table-cell office:value-type="float" office:value="907000" calcext:value-type="float">
            <text:p>907000</text:p>
          </table:table-cell>
          <table:table-cell office:value-type="float" office:value="0.00641719" calcext:value-type="float">
            <text:p>0.00641719</text:p>
          </table:table-cell>
          <table:table-cell office:value-type="float" office:value="0.00699591" calcext:value-type="float">
            <text:p>0.00699591</text:p>
          </table:table-cell>
          <table:table-cell office:value-type="float" office:value="0.0514319" calcext:value-type="float">
            <text:p>0.0514319</text:p>
          </table:table-cell>
          <table:table-cell office:value-type="float" office:value="0.00969724" calcext:value-type="float">
            <text:p>0.00969724</text:p>
          </table:table-cell>
          <table:table-cell office:value-type="float" office:value="0.00809057" calcext:value-type="float">
            <text:p>0.00809057</text:p>
          </table:table-cell>
        </table:table-row>
        <table:table-row table:style-name="ro1">
          <table:table-cell office:value-type="float" office:value="908000" calcext:value-type="float">
            <text:p>908000</text:p>
          </table:table-cell>
          <table:table-cell office:value-type="float" office:value="0.00658299" calcext:value-type="float">
            <text:p>0.00658299</text:p>
          </table:table-cell>
          <table:table-cell office:value-type="float" office:value="0.00708907" calcext:value-type="float">
            <text:p>0.00708907</text:p>
          </table:table-cell>
          <table:table-cell office:value-type="float" office:value="0.0495773" calcext:value-type="float">
            <text:p>0.0495773</text:p>
          </table:table-cell>
          <table:table-cell office:value-type="float" office:value="0.00931669" calcext:value-type="float">
            <text:p>0.00931669</text:p>
          </table:table-cell>
          <table:table-cell office:value-type="float" office:value="0.00841032" calcext:value-type="float">
            <text:p>0.00841032</text:p>
          </table:table-cell>
        </table:table-row>
        <table:table-row table:style-name="ro1">
          <table:table-cell office:value-type="float" office:value="909000" calcext:value-type="float">
            <text:p>909000</text:p>
          </table:table-cell>
          <table:table-cell office:value-type="float" office:value="0.0063031" calcext:value-type="float">
            <text:p>0.0063031</text:p>
          </table:table-cell>
          <table:table-cell office:value-type="float" office:value="0.00734013" calcext:value-type="float">
            <text:p>0.00734013</text:p>
          </table:table-cell>
          <table:table-cell office:value-type="float" office:value="0.0485932" calcext:value-type="float">
            <text:p>0.0485932</text:p>
          </table:table-cell>
          <table:table-cell office:value-type="float" office:value="0.00933208" calcext:value-type="float">
            <text:p>0.00933208</text:p>
          </table:table-cell>
          <table:table-cell office:value-type="float" office:value="0.00807912" calcext:value-type="float">
            <text:p>0.00807912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float" office:value="0.00639429" calcext:value-type="float">
            <text:p>0.00639429</text:p>
          </table:table-cell>
          <table:table-cell office:value-type="float" office:value="0.00700341" calcext:value-type="float">
            <text:p>0.00700341</text:p>
          </table:table-cell>
          <table:table-cell office:value-type="float" office:value="0.0495749" calcext:value-type="float">
            <text:p>0.0495749</text:p>
          </table:table-cell>
          <table:table-cell office:value-type="float" office:value="0.00964947" calcext:value-type="float">
            <text:p>0.00964947</text:p>
          </table:table-cell>
          <table:table-cell office:value-type="float" office:value="0.00812176" calcext:value-type="float">
            <text:p>0.00812176</text:p>
          </table:table-cell>
        </table:table-row>
        <table:table-row table:style-name="ro1">
          <table:table-cell office:value-type="float" office:value="911000" calcext:value-type="float">
            <text:p>911000</text:p>
          </table:table-cell>
          <table:table-cell office:value-type="float" office:value="0.00657746" calcext:value-type="float">
            <text:p>0.00657746</text:p>
          </table:table-cell>
          <table:table-cell office:value-type="float" office:value="0.00691853" calcext:value-type="float">
            <text:p>0.00691853</text:p>
          </table:table-cell>
          <table:table-cell office:value-type="float" office:value="0.0502839" calcext:value-type="float">
            <text:p>0.0502839</text:p>
          </table:table-cell>
          <table:table-cell office:value-type="float" office:value="0.00935064" calcext:value-type="float">
            <text:p>0.00935064</text:p>
          </table:table-cell>
          <table:table-cell office:value-type="float" office:value="0.00860533" calcext:value-type="float">
            <text:p>0.00860533</text:p>
          </table:table-cell>
        </table:table-row>
        <table:table-row table:style-name="ro1">
          <table:table-cell office:value-type="float" office:value="912000" calcext:value-type="float">
            <text:p>912000</text:p>
          </table:table-cell>
          <table:table-cell office:value-type="float" office:value="0.00632916" calcext:value-type="float">
            <text:p>0.00632916</text:p>
          </table:table-cell>
          <table:table-cell office:value-type="float" office:value="0.00692288" calcext:value-type="float">
            <text:p>0.00692288</text:p>
          </table:table-cell>
          <table:table-cell office:value-type="float" office:value="0.0509743" calcext:value-type="float">
            <text:p>0.0509743</text:p>
          </table:table-cell>
          <table:table-cell office:value-type="float" office:value="0.00929458" calcext:value-type="float">
            <text:p>0.00929458</text:p>
          </table:table-cell>
          <table:table-cell office:value-type="float" office:value="0.00795517" calcext:value-type="float">
            <text:p>0.00795517</text:p>
          </table:table-cell>
        </table:table-row>
        <table:table-row table:style-name="ro1">
          <table:table-cell office:value-type="float" office:value="913000" calcext:value-type="float">
            <text:p>913000</text:p>
          </table:table-cell>
          <table:table-cell office:value-type="float" office:value="0.00683761" calcext:value-type="float">
            <text:p>0.00683761</text:p>
          </table:table-cell>
          <table:table-cell office:value-type="float" office:value="0.00717552" calcext:value-type="float">
            <text:p>0.00717552</text:p>
          </table:table-cell>
          <table:table-cell office:value-type="float" office:value="0.0482592" calcext:value-type="float">
            <text:p>0.0482592</text:p>
          </table:table-cell>
          <table:table-cell office:value-type="float" office:value="0.0093384" calcext:value-type="float">
            <text:p>0.0093384</text:p>
          </table:table-cell>
          <table:table-cell office:value-type="float" office:value="0.0079374" calcext:value-type="float">
            <text:p>0.0079374</text:p>
          </table:table-cell>
        </table:table-row>
        <table:table-row table:style-name="ro1">
          <table:table-cell office:value-type="float" office:value="914000" calcext:value-type="float">
            <text:p>914000</text:p>
          </table:table-cell>
          <table:table-cell office:value-type="float" office:value="0.00628337" calcext:value-type="float">
            <text:p>0.00628337</text:p>
          </table:table-cell>
          <table:table-cell office:value-type="float" office:value="0.00737487" calcext:value-type="float">
            <text:p>0.00737487</text:p>
          </table:table-cell>
          <table:table-cell office:value-type="float" office:value="0.0494154" calcext:value-type="float">
            <text:p>0.0494154</text:p>
          </table:table-cell>
          <table:table-cell office:value-type="float" office:value="0.00943117" calcext:value-type="float">
            <text:p>0.00943117</text:p>
          </table:table-cell>
          <table:table-cell office:value-type="float" office:value="0.00871547" calcext:value-type="float">
            <text:p>0.00871547</text:p>
          </table:table-cell>
        </table:table-row>
        <table:table-row table:style-name="ro1">
          <table:table-cell office:value-type="float" office:value="915000" calcext:value-type="float">
            <text:p>915000</text:p>
          </table:table-cell>
          <table:table-cell office:value-type="float" office:value="0.00629639" calcext:value-type="float">
            <text:p>0.00629639</text:p>
          </table:table-cell>
          <table:table-cell office:value-type="float" office:value="0.00694893" calcext:value-type="float">
            <text:p>0.00694893</text:p>
          </table:table-cell>
          <table:table-cell office:value-type="float" office:value="0.0512976" calcext:value-type="float">
            <text:p>0.0512976</text:p>
          </table:table-cell>
          <table:table-cell office:value-type="float" office:value="0.00936603" calcext:value-type="float">
            <text:p>0.00936603</text:p>
          </table:table-cell>
          <table:table-cell office:value-type="float" office:value="0.00797925" calcext:value-type="float">
            <text:p>0.00797925</text:p>
          </table:table-cell>
        </table:table-row>
        <table:table-row table:style-name="ro1">
          <table:table-cell office:value-type="float" office:value="916000" calcext:value-type="float">
            <text:p>916000</text:p>
          </table:table-cell>
          <table:table-cell office:value-type="float" office:value="0.00634376" calcext:value-type="float">
            <text:p>0.00634376</text:p>
          </table:table-cell>
          <table:table-cell office:value-type="float" office:value="0.00764765" calcext:value-type="float">
            <text:p>0.00764765</text:p>
          </table:table-cell>
          <table:table-cell office:value-type="float" office:value="0.05157" calcext:value-type="float">
            <text:p>0.05157</text:p>
          </table:table-cell>
          <table:table-cell office:value-type="float" office:value="0.00938735" calcext:value-type="float">
            <text:p>0.00938735</text:p>
          </table:table-cell>
          <table:table-cell office:value-type="float" office:value="0.00833295" calcext:value-type="float">
            <text:p>0.00833295</text:p>
          </table:table-cell>
        </table:table-row>
        <table:table-row table:style-name="ro1">
          <table:table-cell office:value-type="float" office:value="917000" calcext:value-type="float">
            <text:p>917000</text:p>
          </table:table-cell>
          <table:table-cell office:value-type="float" office:value="0.00629284" calcext:value-type="float">
            <text:p>0.00629284</text:p>
          </table:table-cell>
          <table:table-cell office:value-type="float" office:value="0.00690787" calcext:value-type="float">
            <text:p>0.00690787</text:p>
          </table:table-cell>
          <table:table-cell office:value-type="float" office:value="0.0502938" calcext:value-type="float">
            <text:p>0.0502938</text:p>
          </table:table-cell>
          <table:table-cell office:value-type="float" office:value="0.00929814" calcext:value-type="float">
            <text:p>0.00929814</text:p>
          </table:table-cell>
          <table:table-cell office:value-type="float" office:value="0.0084873" calcext:value-type="float">
            <text:p>0.0084873</text:p>
          </table:table-cell>
        </table:table-row>
        <table:table-row table:style-name="ro1">
          <table:table-cell office:value-type="float" office:value="918000" calcext:value-type="float">
            <text:p>918000</text:p>
          </table:table-cell>
          <table:table-cell office:value-type="float" office:value="0.00629718" calcext:value-type="float">
            <text:p>0.00629718</text:p>
          </table:table-cell>
          <table:table-cell office:value-type="float" office:value="0.0069134" calcext:value-type="float">
            <text:p>0.0069134</text:p>
          </table:table-cell>
          <table:table-cell office:value-type="float" office:value="0.0496669" calcext:value-type="float">
            <text:p>0.0496669</text:p>
          </table:table-cell>
          <table:table-cell office:value-type="float" office:value="0.0096096" calcext:value-type="float">
            <text:p>0.0096096</text:p>
          </table:table-cell>
          <table:table-cell office:value-type="float" office:value="0.00802228" calcext:value-type="float">
            <text:p>0.00802228</text:p>
          </table:table-cell>
        </table:table-row>
        <table:table-row table:style-name="ro1">
          <table:table-cell office:value-type="float" office:value="919000" calcext:value-type="float">
            <text:p>919000</text:p>
          </table:table-cell>
          <table:table-cell office:value-type="float" office:value="0.00633034" calcext:value-type="float">
            <text:p>0.00633034</text:p>
          </table:table-cell>
          <table:table-cell office:value-type="float" office:value="0.00714907" calcext:value-type="float">
            <text:p>0.00714907</text:p>
          </table:table-cell>
          <table:table-cell office:value-type="float" office:value="0.0489224" calcext:value-type="float">
            <text:p>0.0489224</text:p>
          </table:table-cell>
          <table:table-cell office:value-type="float" office:value="0.0100687" calcext:value-type="float">
            <text:p>0.0100687</text:p>
          </table:table-cell>
          <table:table-cell office:value-type="float" office:value="0.00849401" calcext:value-type="float">
            <text:p>0.00849401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float" office:value="0.00636903" calcext:value-type="float">
            <text:p>0.00636903</text:p>
          </table:table-cell>
          <table:table-cell office:value-type="float" office:value="0.00715973" calcext:value-type="float">
            <text:p>0.00715973</text:p>
          </table:table-cell>
          <table:table-cell office:value-type="float" office:value="0.0577733" calcext:value-type="float">
            <text:p>0.0577733</text:p>
          </table:table-cell>
          <table:table-cell office:value-type="float" office:value="0.00946314" calcext:value-type="float">
            <text:p>0.00946314</text:p>
          </table:table-cell>
          <table:table-cell office:value-type="float" office:value="0.00803807" calcext:value-type="float">
            <text:p>0.00803807</text:p>
          </table:table-cell>
        </table:table-row>
        <table:table-row table:style-name="ro1">
          <table:table-cell office:value-type="float" office:value="921000" calcext:value-type="float">
            <text:p>921000</text:p>
          </table:table-cell>
          <table:table-cell office:value-type="float" office:value="0.00636863" calcext:value-type="float">
            <text:p>0.00636863</text:p>
          </table:table-cell>
          <table:table-cell office:value-type="float" office:value="0.00702393" calcext:value-type="float">
            <text:p>0.00702393</text:p>
          </table:table-cell>
          <table:table-cell office:value-type="float" office:value="0.0481968" calcext:value-type="float">
            <text:p>0.0481968</text:p>
          </table:table-cell>
          <table:table-cell office:value-type="float" office:value="0.00935893" calcext:value-type="float">
            <text:p>0.00935893</text:p>
          </table:table-cell>
          <table:table-cell office:value-type="float" office:value="0.00813913" calcext:value-type="float">
            <text:p>0.00813913</text:p>
          </table:table-cell>
        </table:table-row>
        <table:table-row table:style-name="ro1">
          <table:table-cell office:value-type="float" office:value="922000" calcext:value-type="float">
            <text:p>922000</text:p>
          </table:table-cell>
          <table:table-cell office:value-type="float" office:value="0.00627152" calcext:value-type="float">
            <text:p>0.00627152</text:p>
          </table:table-cell>
          <table:table-cell office:value-type="float" office:value="0.00693472" calcext:value-type="float">
            <text:p>0.00693472</text:p>
          </table:table-cell>
          <table:table-cell office:value-type="float" office:value="0.0493894" calcext:value-type="float">
            <text:p>0.0493894</text:p>
          </table:table-cell>
          <table:table-cell office:value-type="float" office:value="0.009745" calcext:value-type="float">
            <text:p>0.009745</text:p>
          </table:table-cell>
          <table:table-cell office:value-type="float" office:value="0.00810794" calcext:value-type="float">
            <text:p>0.00810794</text:p>
          </table:table-cell>
        </table:table-row>
        <table:table-row table:style-name="ro1">
          <table:table-cell office:value-type="float" office:value="923000" calcext:value-type="float">
            <text:p>923000</text:p>
          </table:table-cell>
          <table:table-cell office:value-type="float" office:value="0.00635758" calcext:value-type="float">
            <text:p>0.00635758</text:p>
          </table:table-cell>
          <table:table-cell office:value-type="float" office:value="0.00752449" calcext:value-type="float">
            <text:p>0.00752449</text:p>
          </table:table-cell>
          <table:table-cell office:value-type="float" office:value="0.0485399" calcext:value-type="float">
            <text:p>0.0485399</text:p>
          </table:table-cell>
          <table:table-cell office:value-type="float" office:value="0.00933208" calcext:value-type="float">
            <text:p>0.00933208</text:p>
          </table:table-cell>
          <table:table-cell office:value-type="float" office:value="0.00824571" calcext:value-type="float">
            <text:p>0.00824571</text:p>
          </table:table-cell>
        </table:table-row>
        <table:table-row table:style-name="ro1">
          <table:table-cell office:value-type="float" office:value="924000" calcext:value-type="float">
            <text:p>924000</text:p>
          </table:table-cell>
          <table:table-cell office:value-type="float" office:value="0.00629087" calcext:value-type="float">
            <text:p>0.00629087</text:p>
          </table:table-cell>
          <table:table-cell office:value-type="float" office:value="0.00719131" calcext:value-type="float">
            <text:p>0.00719131</text:p>
          </table:table-cell>
          <table:table-cell office:value-type="float" office:value="0.0517157" calcext:value-type="float">
            <text:p>0.0517157</text:p>
          </table:table-cell>
          <table:table-cell office:value-type="float" office:value="0.00937117" calcext:value-type="float">
            <text:p>0.00937117</text:p>
          </table:table-cell>
          <table:table-cell office:value-type="float" office:value="0.0080811" calcext:value-type="float">
            <text:p>0.0080811</text:p>
          </table:table-cell>
        </table:table-row>
        <table:table-row table:style-name="ro1">
          <table:table-cell office:value-type="float" office:value="925000" calcext:value-type="float">
            <text:p>925000</text:p>
          </table:table-cell>
          <table:table-cell office:value-type="float" office:value="0.00636034" calcext:value-type="float">
            <text:p>0.00636034</text:p>
          </table:table-cell>
          <table:table-cell office:value-type="float" office:value="0.00692051" calcext:value-type="float">
            <text:p>0.00692051</text:p>
          </table:table-cell>
          <table:table-cell office:value-type="float" office:value="0.0493144" calcext:value-type="float">
            <text:p>0.0493144</text:p>
          </table:table-cell>
          <table:table-cell office:value-type="float" office:value="0.0094738" calcext:value-type="float">
            <text:p>0.0094738</text:p>
          </table:table-cell>
          <table:table-cell office:value-type="float" office:value="0.0079528" calcext:value-type="float">
            <text:p>0.0079528</text:p>
          </table:table-cell>
        </table:table-row>
        <table:table-row table:style-name="ro1">
          <table:table-cell office:value-type="float" office:value="926000" calcext:value-type="float">
            <text:p>926000</text:p>
          </table:table-cell>
          <table:table-cell office:value-type="float" office:value="0.00639587" calcext:value-type="float">
            <text:p>0.00639587</text:p>
          </table:table-cell>
          <table:table-cell office:value-type="float" office:value="0.00699827" calcext:value-type="float">
            <text:p>0.00699827</text:p>
          </table:table-cell>
          <table:table-cell office:value-type="float" office:value="0.0490392" calcext:value-type="float">
            <text:p>0.0490392</text:p>
          </table:table-cell>
          <table:table-cell office:value-type="float" office:value="0.00946867" calcext:value-type="float">
            <text:p>0.00946867</text:p>
          </table:table-cell>
          <table:table-cell office:value-type="float" office:value="0.00814228" calcext:value-type="float">
            <text:p>0.00814228</text:p>
          </table:table-cell>
        </table:table-row>
        <table:table-row table:style-name="ro1">
          <table:table-cell office:value-type="float" office:value="927000" calcext:value-type="float">
            <text:p>927000</text:p>
          </table:table-cell>
          <table:table-cell office:value-type="float" office:value="0.00634929" calcext:value-type="float">
            <text:p>0.00634929</text:p>
          </table:table-cell>
          <table:table-cell office:value-type="float" office:value="0.0069809" calcext:value-type="float">
            <text:p>0.0069809</text:p>
          </table:table-cell>
          <table:table-cell office:value-type="float" office:value="0.0489931" calcext:value-type="float">
            <text:p>0.0489931</text:p>
          </table:table-cell>
          <table:table-cell office:value-type="float" office:value="0.00930366" calcext:value-type="float">
            <text:p>0.00930366</text:p>
          </table:table-cell>
          <table:table-cell office:value-type="float" office:value="0.00864205" calcext:value-type="float">
            <text:p>0.00864205</text:p>
          </table:table-cell>
        </table:table-row>
        <table:table-row table:style-name="ro1">
          <table:table-cell office:value-type="float" office:value="928000" calcext:value-type="float">
            <text:p>928000</text:p>
          </table:table-cell>
          <table:table-cell office:value-type="float" office:value="0.00630074" calcext:value-type="float">
            <text:p>0.00630074</text:p>
          </table:table-cell>
          <table:table-cell office:value-type="float" office:value="0.00711552" calcext:value-type="float">
            <text:p>0.00711552</text:p>
          </table:table-cell>
          <table:table-cell office:value-type="float" office:value="0.0514595" calcext:value-type="float">
            <text:p>0.0514595</text:p>
          </table:table-cell>
          <table:table-cell office:value-type="float" office:value="0.00932182" calcext:value-type="float">
            <text:p>0.00932182</text:p>
          </table:table-cell>
          <table:table-cell office:value-type="float" office:value="0.00804754" calcext:value-type="float">
            <text:p>0.00804754</text:p>
          </table:table-cell>
        </table:table-row>
        <table:table-row table:style-name="ro1">
          <table:table-cell office:value-type="float" office:value="929000" calcext:value-type="float">
            <text:p>929000</text:p>
          </table:table-cell>
          <table:table-cell office:value-type="float" office:value="0.0066501" calcext:value-type="float">
            <text:p>0.0066501</text:p>
          </table:table-cell>
          <table:table-cell office:value-type="float" office:value="0.00721065" calcext:value-type="float">
            <text:p>0.00721065</text:p>
          </table:table-cell>
          <table:table-cell office:value-type="float" office:value="0.0488482" calcext:value-type="float">
            <text:p>0.0488482</text:p>
          </table:table-cell>
          <table:table-cell office:value-type="float" office:value="0.00926892" calcext:value-type="float">
            <text:p>0.00926892</text:p>
          </table:table-cell>
          <table:table-cell office:value-type="float" office:value="0.00795162" calcext:value-type="float">
            <text:p>0.00795162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float" office:value="0.00625494" calcext:value-type="float">
            <text:p>0.00625494</text:p>
          </table:table-cell>
          <table:table-cell office:value-type="float" office:value="0.00737172" calcext:value-type="float">
            <text:p>0.00737172</text:p>
          </table:table-cell>
          <table:table-cell office:value-type="float" office:value="0.0493578" calcext:value-type="float">
            <text:p>0.0493578</text:p>
          </table:table-cell>
          <table:table-cell office:value-type="float" office:value="0.0093309" calcext:value-type="float">
            <text:p>0.0093309</text:p>
          </table:table-cell>
          <table:table-cell office:value-type="float" office:value="0.00807557" calcext:value-type="float">
            <text:p>0.00807557</text:p>
          </table:table-cell>
        </table:table-row>
        <table:table-row table:style-name="ro1">
          <table:table-cell office:value-type="float" office:value="931000" calcext:value-type="float">
            <text:p>931000</text:p>
          </table:table-cell>
          <table:table-cell office:value-type="float" office:value="0.00665207" calcext:value-type="float">
            <text:p>0.00665207</text:p>
          </table:table-cell>
          <table:table-cell office:value-type="float" office:value="0.00691459" calcext:value-type="float">
            <text:p>0.00691459</text:p>
          </table:table-cell>
          <table:table-cell office:value-type="float" office:value="0.0499168" calcext:value-type="float">
            <text:p>0.0499168</text:p>
          </table:table-cell>
          <table:table-cell office:value-type="float" office:value="0.00945683" calcext:value-type="float">
            <text:p>0.00945683</text:p>
          </table:table-cell>
          <table:table-cell office:value-type="float" office:value="0.00876482" calcext:value-type="float">
            <text:p>0.00876482</text:p>
          </table:table-cell>
        </table:table-row>
        <table:table-row table:style-name="ro1">
          <table:table-cell office:value-type="float" office:value="932000" calcext:value-type="float">
            <text:p>932000</text:p>
          </table:table-cell>
          <table:table-cell office:value-type="float" office:value="0.00633429" calcext:value-type="float">
            <text:p>0.00633429</text:p>
          </table:table-cell>
          <table:table-cell office:value-type="float" office:value="0.00707999" calcext:value-type="float">
            <text:p>0.00707999</text:p>
          </table:table-cell>
          <table:table-cell office:value-type="float" office:value="0.051844" calcext:value-type="float">
            <text:p>0.051844</text:p>
          </table:table-cell>
          <table:table-cell office:value-type="float" office:value="0.00932814" calcext:value-type="float">
            <text:p>0.00932814</text:p>
          </table:table-cell>
          <table:table-cell office:value-type="float" office:value="0.00860968" calcext:value-type="float">
            <text:p>0.00860968</text:p>
          </table:table-cell>
        </table:table-row>
        <table:table-row table:style-name="ro1">
          <table:table-cell office:value-type="float" office:value="933000" calcext:value-type="float">
            <text:p>933000</text:p>
          </table:table-cell>
          <table:table-cell office:value-type="float" office:value="0.00633863" calcext:value-type="float">
            <text:p>0.00633863</text:p>
          </table:table-cell>
          <table:table-cell office:value-type="float" office:value="0.00706973" calcext:value-type="float">
            <text:p>0.00706973</text:p>
          </table:table-cell>
          <table:table-cell office:value-type="float" office:value="0.0487286" calcext:value-type="float">
            <text:p>0.0487286</text:p>
          </table:table-cell>
          <table:table-cell office:value-type="float" office:value="0.00961355" calcext:value-type="float">
            <text:p>0.00961355</text:p>
          </table:table-cell>
          <table:table-cell office:value-type="float" office:value="0.0082011" calcext:value-type="float">
            <text:p>0.0082011</text:p>
          </table:table-cell>
        </table:table-row>
        <table:table-row table:style-name="ro1">
          <table:table-cell office:value-type="float" office:value="934000" calcext:value-type="float">
            <text:p>934000</text:p>
          </table:table-cell>
          <table:table-cell office:value-type="float" office:value="0.00633469" calcext:value-type="float">
            <text:p>0.00633469</text:p>
          </table:table-cell>
          <table:table-cell office:value-type="float" office:value="0.00700854" calcext:value-type="float">
            <text:p>0.00700854</text:p>
          </table:table-cell>
          <table:table-cell office:value-type="float" office:value="0.0487586" calcext:value-type="float">
            <text:p>0.0487586</text:p>
          </table:table-cell>
          <table:table-cell office:value-type="float" office:value="0.00932024" calcext:value-type="float">
            <text:p>0.00932024</text:p>
          </table:table-cell>
          <table:table-cell office:value-type="float" office:value="0.00820347" calcext:value-type="float">
            <text:p>0.00820347</text:p>
          </table:table-cell>
        </table:table-row>
        <table:table-row table:style-name="ro1">
          <table:table-cell office:value-type="float" office:value="935000" calcext:value-type="float">
            <text:p>935000</text:p>
          </table:table-cell>
          <table:table-cell office:value-type="float" office:value="0.00644166" calcext:value-type="float">
            <text:p>0.00644166</text:p>
          </table:table-cell>
          <table:table-cell office:value-type="float" office:value="0.00698209" calcext:value-type="float">
            <text:p>0.00698209</text:p>
          </table:table-cell>
          <table:table-cell office:value-type="float" office:value="0.04874" calcext:value-type="float">
            <text:p>0.04874</text:p>
          </table:table-cell>
          <table:table-cell office:value-type="float" office:value="0.00932301" calcext:value-type="float">
            <text:p>0.00932301</text:p>
          </table:table-cell>
          <table:table-cell office:value-type="float" office:value="0.0080428" calcext:value-type="float">
            <text:p>0.0080428</text:p>
          </table:table-cell>
        </table:table-row>
        <table:table-row table:style-name="ro1">
          <table:table-cell office:value-type="float" office:value="936000" calcext:value-type="float">
            <text:p>936000</text:p>
          </table:table-cell>
          <table:table-cell office:value-type="float" office:value="0.00625692" calcext:value-type="float">
            <text:p>0.00625692</text:p>
          </table:table-cell>
          <table:table-cell office:value-type="float" office:value="0.00699433" calcext:value-type="float">
            <text:p>0.00699433</text:p>
          </table:table-cell>
          <table:table-cell office:value-type="float" office:value="0.0510403" calcext:value-type="float">
            <text:p>0.0510403</text:p>
          </table:table-cell>
          <table:table-cell office:value-type="float" office:value="0.0093459" calcext:value-type="float">
            <text:p>0.0093459</text:p>
          </table:table-cell>
          <table:table-cell office:value-type="float" office:value="0.00871547" calcext:value-type="float">
            <text:p>0.00871547</text:p>
          </table:table-cell>
        </table:table-row>
        <table:table-row table:style-name="ro1">
          <table:table-cell office:value-type="float" office:value="937000" calcext:value-type="float">
            <text:p>937000</text:p>
          </table:table-cell>
          <table:table-cell office:value-type="float" office:value="0.00634179" calcext:value-type="float">
            <text:p>0.00634179</text:p>
          </table:table-cell>
          <table:table-cell office:value-type="float" office:value="0.00702354" calcext:value-type="float">
            <text:p>0.00702354</text:p>
          </table:table-cell>
          <table:table-cell office:value-type="float" office:value="0.0504817" calcext:value-type="float">
            <text:p>0.0504817</text:p>
          </table:table-cell>
          <table:table-cell office:value-type="float" office:value="0.00940156" calcext:value-type="float">
            <text:p>0.00940156</text:p>
          </table:table-cell>
          <table:table-cell office:value-type="float" office:value="0.00809925" calcext:value-type="float">
            <text:p>0.00809925</text:p>
          </table:table-cell>
        </table:table-row>
        <table:table-row table:style-name="ro1">
          <table:table-cell office:value-type="float" office:value="938000" calcext:value-type="float">
            <text:p>938000</text:p>
          </table:table-cell>
          <table:table-cell office:value-type="float" office:value="0.00634179" calcext:value-type="float">
            <text:p>0.00634179</text:p>
          </table:table-cell>
          <table:table-cell office:value-type="float" office:value="0.00692919" calcext:value-type="float">
            <text:p>0.00692919</text:p>
          </table:table-cell>
          <table:table-cell office:value-type="float" office:value="0.048933" calcext:value-type="float">
            <text:p>0.048933</text:p>
          </table:table-cell>
          <table:table-cell office:value-type="float" office:value="0.00945249" calcext:value-type="float">
            <text:p>0.00945249</text:p>
          </table:table-cell>
          <table:table-cell office:value-type="float" office:value="0.00822124" calcext:value-type="float">
            <text:p>0.00822124</text:p>
          </table:table-cell>
        </table:table-row>
        <table:table-row table:style-name="ro1">
          <table:table-cell office:value-type="float" office:value="939000" calcext:value-type="float">
            <text:p>939000</text:p>
          </table:table-cell>
          <table:table-cell office:value-type="float" office:value="0.00689998" calcext:value-type="float">
            <text:p>0.00689998</text:p>
          </table:table-cell>
          <table:table-cell office:value-type="float" office:value="0.00710486" calcext:value-type="float">
            <text:p>0.00710486</text:p>
          </table:table-cell>
          <table:table-cell office:value-type="float" office:value="0.0489023" calcext:value-type="float">
            <text:p>0.0489023</text:p>
          </table:table-cell>
          <table:table-cell office:value-type="float" office:value="0.00966487" calcext:value-type="float">
            <text:p>0.00966487</text:p>
          </table:table-cell>
          <table:table-cell office:value-type="float" office:value="0.00811386" calcext:value-type="float">
            <text:p>0.00811386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float" office:value="0.00630429" calcext:value-type="float">
            <text:p>0.00630429</text:p>
          </table:table-cell>
          <table:table-cell office:value-type="float" office:value="0.0069659" calcext:value-type="float">
            <text:p>0.0069659</text:p>
          </table:table-cell>
          <table:table-cell office:value-type="float" office:value="0.0497048" calcext:value-type="float">
            <text:p>0.0497048</text:p>
          </table:table-cell>
          <table:table-cell office:value-type="float" office:value="0.0097454" calcext:value-type="float">
            <text:p>0.0097454</text:p>
          </table:table-cell>
          <table:table-cell office:value-type="float" office:value="0.00836611" calcext:value-type="float">
            <text:p>0.00836611</text:p>
          </table:table-cell>
        </table:table-row>
        <table:table-row table:style-name="ro1">
          <table:table-cell office:value-type="float" office:value="941000" calcext:value-type="float">
            <text:p>941000</text:p>
          </table:table-cell>
          <table:table-cell office:value-type="float" office:value="0.00666589" calcext:value-type="float">
            <text:p>0.00666589</text:p>
          </table:table-cell>
          <table:table-cell office:value-type="float" office:value="0.00693195" calcext:value-type="float">
            <text:p>0.00693195</text:p>
          </table:table-cell>
          <table:table-cell office:value-type="float" office:value="0.0518452" calcext:value-type="float">
            <text:p>0.0518452</text:p>
          </table:table-cell>
          <table:table-cell office:value-type="float" office:value="0.00931827" calcext:value-type="float">
            <text:p>0.00931827</text:p>
          </table:table-cell>
          <table:table-cell office:value-type="float" office:value="0.00810162" calcext:value-type="float">
            <text:p>0.00810162</text:p>
          </table:table-cell>
        </table:table-row>
        <table:table-row table:style-name="ro1">
          <table:table-cell office:value-type="float" office:value="942000" calcext:value-type="float">
            <text:p>942000</text:p>
          </table:table-cell>
          <table:table-cell office:value-type="float" office:value="0.00638561" calcext:value-type="float">
            <text:p>0.00638561</text:p>
          </table:table-cell>
          <table:table-cell office:value-type="float" office:value="0.00766107" calcext:value-type="float">
            <text:p>0.00766107</text:p>
          </table:table-cell>
          <table:table-cell office:value-type="float" office:value="0.0504244" calcext:value-type="float">
            <text:p>0.0504244</text:p>
          </table:table-cell>
          <table:table-cell office:value-type="float" office:value="0.00974698" calcext:value-type="float">
            <text:p>0.00974698</text:p>
          </table:table-cell>
          <table:table-cell office:value-type="float" office:value="0.00808623" calcext:value-type="float">
            <text:p>0.00808623</text:p>
          </table:table-cell>
        </table:table-row>
        <table:table-row table:style-name="ro1">
          <table:table-cell office:value-type="float" office:value="943000" calcext:value-type="float">
            <text:p>943000</text:p>
          </table:table-cell>
          <table:table-cell office:value-type="float" office:value="0.006281" calcext:value-type="float">
            <text:p>0.006281</text:p>
          </table:table-cell>
          <table:table-cell office:value-type="float" office:value="0.00691814" calcext:value-type="float">
            <text:p>0.00691814</text:p>
          </table:table-cell>
          <table:table-cell office:value-type="float" office:value="0.0488987" calcext:value-type="float">
            <text:p>0.0488987</text:p>
          </table:table-cell>
          <table:table-cell office:value-type="float" office:value="0.00945643" calcext:value-type="float">
            <text:p>0.00945643</text:p>
          </table:table-cell>
          <table:table-cell office:value-type="float" office:value="0.00810912" calcext:value-type="float">
            <text:p>0.00810912</text:p>
          </table:table-cell>
        </table:table-row>
        <table:table-row table:style-name="ro1">
          <table:table-cell office:value-type="float" office:value="944000" calcext:value-type="float">
            <text:p>944000</text:p>
          </table:table-cell>
          <table:table-cell office:value-type="float" office:value="0.00634376" calcext:value-type="float">
            <text:p>0.00634376</text:p>
          </table:table-cell>
          <table:table-cell office:value-type="float" office:value="0.00705828" calcext:value-type="float">
            <text:p>0.00705828</text:p>
          </table:table-cell>
          <table:table-cell office:value-type="float" office:value="0.0495702" calcext:value-type="float">
            <text:p>0.0495702</text:p>
          </table:table-cell>
          <table:table-cell office:value-type="float" office:value="0.00926932" calcext:value-type="float">
            <text:p>0.00926932</text:p>
          </table:table-cell>
          <table:table-cell office:value-type="float" office:value="0.00819992" calcext:value-type="float">
            <text:p>0.00819992</text:p>
          </table:table-cell>
        </table:table-row>
        <table:table-row table:style-name="ro1">
          <table:table-cell office:value-type="float" office:value="945000" calcext:value-type="float">
            <text:p>945000</text:p>
          </table:table-cell>
          <table:table-cell office:value-type="float" office:value="0.00639706" calcext:value-type="float">
            <text:p>0.00639706</text:p>
          </table:table-cell>
          <table:table-cell office:value-type="float" office:value="0.00694419" calcext:value-type="float">
            <text:p>0.00694419</text:p>
          </table:table-cell>
          <table:table-cell office:value-type="float" office:value="0.0533974" calcext:value-type="float">
            <text:p>0.0533974</text:p>
          </table:table-cell>
          <table:table-cell office:value-type="float" office:value="0.00936367" calcext:value-type="float">
            <text:p>0.00936367</text:p>
          </table:table-cell>
          <table:table-cell office:value-type="float" office:value="0.00852994" calcext:value-type="float">
            <text:p>0.00852994</text:p>
          </table:table-cell>
        </table:table-row>
        <table:table-row table:style-name="ro1">
          <table:table-cell office:value-type="float" office:value="946000" calcext:value-type="float">
            <text:p>946000</text:p>
          </table:table-cell>
          <table:table-cell office:value-type="float" office:value="0.00634021" calcext:value-type="float">
            <text:p>0.00634021</text:p>
          </table:table-cell>
          <table:table-cell office:value-type="float" office:value="0.00692801" calcext:value-type="float">
            <text:p>0.00692801</text:p>
          </table:table-cell>
          <table:table-cell office:value-type="float" office:value="0.0501979" calcext:value-type="float">
            <text:p>0.0501979</text:p>
          </table:table-cell>
          <table:table-cell office:value-type="float" office:value="0.00944854" calcext:value-type="float">
            <text:p>0.00944854</text:p>
          </table:table-cell>
          <table:table-cell office:value-type="float" office:value="0.00821097" calcext:value-type="float">
            <text:p>0.00821097</text:p>
          </table:table-cell>
        </table:table-row>
        <table:table-row table:style-name="ro1">
          <table:table-cell office:value-type="float" office:value="947000" calcext:value-type="float">
            <text:p>947000</text:p>
          </table:table-cell>
          <table:table-cell office:value-type="float" office:value="0.00635956" calcext:value-type="float">
            <text:p>0.00635956</text:p>
          </table:table-cell>
          <table:table-cell office:value-type="float" office:value="0.00696156" calcext:value-type="float">
            <text:p>0.00696156</text:p>
          </table:table-cell>
          <table:table-cell office:value-type="float" office:value="0.0487538" calcext:value-type="float">
            <text:p>0.0487538</text:p>
          </table:table-cell>
          <table:table-cell office:value-type="float" office:value="0.0093988" calcext:value-type="float">
            <text:p>0.0093988</text:p>
          </table:table-cell>
          <table:table-cell office:value-type="float" office:value="0.00817071" calcext:value-type="float">
            <text:p>0.00817071</text:p>
          </table:table-cell>
        </table:table-row>
        <table:table-row table:style-name="ro1">
          <table:table-cell office:value-type="float" office:value="948000" calcext:value-type="float">
            <text:p>948000</text:p>
          </table:table-cell>
          <table:table-cell office:value-type="float" office:value="0.00625534" calcext:value-type="float">
            <text:p>0.00625534</text:p>
          </table:table-cell>
          <table:table-cell office:value-type="float" office:value="0.00698998" calcext:value-type="float">
            <text:p>0.00698998</text:p>
          </table:table-cell>
          <table:table-cell office:value-type="float" office:value="0.0504844" calcext:value-type="float">
            <text:p>0.0504844</text:p>
          </table:table-cell>
          <table:table-cell office:value-type="float" office:value="0.00937748" calcext:value-type="float">
            <text:p>0.00937748</text:p>
          </table:table-cell>
          <table:table-cell office:value-type="float" office:value="0.00847546" calcext:value-type="float">
            <text:p>0.00847546</text:p>
          </table:table-cell>
        </table:table-row>
        <table:table-row table:style-name="ro1">
          <table:table-cell office:value-type="float" office:value="949000" calcext:value-type="float">
            <text:p>949000</text:p>
          </table:table-cell>
          <table:table-cell office:value-type="float" office:value="0.00692919" calcext:value-type="float">
            <text:p>0.00692919</text:p>
          </table:table-cell>
          <table:table-cell office:value-type="float" office:value="0.00709183" calcext:value-type="float">
            <text:p>0.00709183</text:p>
          </table:table-cell>
          <table:table-cell office:value-type="float" office:value="0.0523051" calcext:value-type="float">
            <text:p>0.0523051</text:p>
          </table:table-cell>
          <table:table-cell office:value-type="float" office:value="0.0093155" calcext:value-type="float">
            <text:p>0.0093155</text:p>
          </table:table-cell>
          <table:table-cell office:value-type="float" office:value="0.00823624" calcext:value-type="float">
            <text:p>0.00823624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float" office:value="0.00626521" calcext:value-type="float">
            <text:p>0.00626521</text:p>
          </table:table-cell>
          <table:table-cell office:value-type="float" office:value="0.0071167" calcext:value-type="float">
            <text:p>0.0071167</text:p>
          </table:table-cell>
          <table:table-cell office:value-type="float" office:value="0.048639" calcext:value-type="float">
            <text:p>0.048639</text:p>
          </table:table-cell>
          <table:table-cell office:value-type="float" office:value="0.00929695" calcext:value-type="float">
            <text:p>0.00929695</text:p>
          </table:table-cell>
          <table:table-cell office:value-type="float" office:value="0.00815373" calcext:value-type="float">
            <text:p>0.00815373</text:p>
          </table:table-cell>
        </table:table-row>
        <table:table-row table:style-name="ro1">
          <table:table-cell office:value-type="float" office:value="951000" calcext:value-type="float">
            <text:p>951000</text:p>
          </table:table-cell>
          <table:table-cell office:value-type="float" office:value="0.00624863" calcext:value-type="float">
            <text:p>0.00624863</text:p>
          </table:table-cell>
          <table:table-cell office:value-type="float" office:value="0.00699472" calcext:value-type="float">
            <text:p>0.00699472</text:p>
          </table:table-cell>
          <table:table-cell office:value-type="float" office:value="0.0496294" calcext:value-type="float">
            <text:p>0.0496294</text:p>
          </table:table-cell>
          <table:table-cell office:value-type="float" office:value="0.00951762" calcext:value-type="float">
            <text:p>0.00951762</text:p>
          </table:table-cell>
          <table:table-cell office:value-type="float" office:value="0.00822439" calcext:value-type="float">
            <text:p>0.00822439</text:p>
          </table:table-cell>
        </table:table-row>
        <table:table-row table:style-name="ro1">
          <table:table-cell office:value-type="float" office:value="952000" calcext:value-type="float">
            <text:p>952000</text:p>
          </table:table-cell>
          <table:table-cell office:value-type="float" office:value="0.00630745" calcext:value-type="float">
            <text:p>0.00630745</text:p>
          </table:table-cell>
          <table:table-cell office:value-type="float" office:value="0.00694775" calcext:value-type="float">
            <text:p>0.00694775</text:p>
          </table:table-cell>
          <table:table-cell office:value-type="float" office:value="0.0490657" calcext:value-type="float">
            <text:p>0.0490657</text:p>
          </table:table-cell>
          <table:table-cell office:value-type="float" office:value="0.00933761" calcext:value-type="float">
            <text:p>0.00933761</text:p>
          </table:table-cell>
          <table:table-cell office:value-type="float" office:value="0.00855994" calcext:value-type="float">
            <text:p>0.00855994</text:p>
          </table:table-cell>
        </table:table-row>
        <table:table-row table:style-name="ro1">
          <table:table-cell office:value-type="float" office:value="953000" calcext:value-type="float">
            <text:p>953000</text:p>
          </table:table-cell>
          <table:table-cell office:value-type="float" office:value="0.00640653" calcext:value-type="float">
            <text:p>0.00640653</text:p>
          </table:table-cell>
          <table:table-cell office:value-type="float" office:value="0.00702749" calcext:value-type="float">
            <text:p>0.00702749</text:p>
          </table:table-cell>
          <table:table-cell office:value-type="float" office:value="0.0517935" calcext:value-type="float">
            <text:p>0.0517935</text:p>
          </table:table-cell>
          <table:table-cell office:value-type="float" office:value="0.00970276" calcext:value-type="float">
            <text:p>0.00970276</text:p>
          </table:table-cell>
          <table:table-cell office:value-type="float" office:value="0.00807675" calcext:value-type="float">
            <text:p>0.00807675</text:p>
          </table:table-cell>
        </table:table-row>
        <table:table-row table:style-name="ro1">
          <table:table-cell office:value-type="float" office:value="954000" calcext:value-type="float">
            <text:p>954000</text:p>
          </table:table-cell>
          <table:table-cell office:value-type="float" office:value="0.00634376" calcext:value-type="float">
            <text:p>0.00634376</text:p>
          </table:table-cell>
          <table:table-cell office:value-type="float" office:value="0.00738672" calcext:value-type="float">
            <text:p>0.00738672</text:p>
          </table:table-cell>
          <table:table-cell office:value-type="float" office:value="0.04934" calcext:value-type="float">
            <text:p>0.04934</text:p>
          </table:table-cell>
          <table:table-cell office:value-type="float" office:value="0.00939406" calcext:value-type="float">
            <text:p>0.00939406</text:p>
          </table:table-cell>
          <table:table-cell office:value-type="float" office:value="0.00795675" calcext:value-type="float">
            <text:p>0.00795675</text:p>
          </table:table-cell>
        </table:table-row>
        <table:table-row table:style-name="ro1">
          <table:table-cell office:value-type="float" office:value="955000" calcext:value-type="float">
            <text:p>955000</text:p>
          </table:table-cell>
          <table:table-cell office:value-type="float" office:value="0.00655536" calcext:value-type="float">
            <text:p>0.00655536</text:p>
          </table:table-cell>
          <table:table-cell office:value-type="float" office:value="0.00703657" calcext:value-type="float">
            <text:p>0.00703657</text:p>
          </table:table-cell>
          <table:table-cell office:value-type="float" office:value="0.0486216" calcext:value-type="float">
            <text:p>0.0486216</text:p>
          </table:table-cell>
          <table:table-cell office:value-type="float" office:value="0.00959776" calcext:value-type="float">
            <text:p>0.00959776</text:p>
          </table:table-cell>
          <table:table-cell office:value-type="float" office:value="0.00808189" calcext:value-type="float">
            <text:p>0.00808189</text:p>
          </table:table-cell>
        </table:table-row>
        <table:table-row table:style-name="ro1">
          <table:table-cell office:value-type="float" office:value="956000" calcext:value-type="float">
            <text:p>956000</text:p>
          </table:table-cell>
          <table:table-cell office:value-type="float" office:value="0.00631179" calcext:value-type="float">
            <text:p>0.00631179</text:p>
          </table:table-cell>
          <table:table-cell office:value-type="float" office:value="0.00695682" calcext:value-type="float">
            <text:p>0.00695682</text:p>
          </table:table-cell>
          <table:table-cell office:value-type="float" office:value="0.0493002" calcext:value-type="float">
            <text:p>0.0493002</text:p>
          </table:table-cell>
          <table:table-cell office:value-type="float" office:value="0.0095421" calcext:value-type="float">
            <text:p>0.0095421</text:p>
          </table:table-cell>
          <table:table-cell office:value-type="float" office:value="0.00817979" calcext:value-type="float">
            <text:p>0.00817979</text:p>
          </table:table-cell>
        </table:table-row>
        <table:table-row table:style-name="ro1">
          <table:table-cell office:value-type="float" office:value="957000" calcext:value-type="float">
            <text:p>957000</text:p>
          </table:table-cell>
          <table:table-cell office:value-type="float" office:value="0.00651904" calcext:value-type="float">
            <text:p>0.00651904</text:p>
          </table:table-cell>
          <table:table-cell office:value-type="float" office:value="0.00741869" calcext:value-type="float">
            <text:p>0.00741869</text:p>
          </table:table-cell>
          <table:table-cell office:value-type="float" office:value="0.0513399" calcext:value-type="float">
            <text:p>0.0513399</text:p>
          </table:table-cell>
          <table:table-cell office:value-type="float" office:value="0.00931116" calcext:value-type="float">
            <text:p>0.00931116</text:p>
          </table:table-cell>
          <table:table-cell office:value-type="float" office:value="0.00876916" calcext:value-type="float">
            <text:p>0.00876916</text:p>
          </table:table-cell>
        </table:table-row>
        <table:table-row table:style-name="ro1">
          <table:table-cell office:value-type="float" office:value="958000" calcext:value-type="float">
            <text:p>958000</text:p>
          </table:table-cell>
          <table:table-cell office:value-type="float" office:value="0.00638798" calcext:value-type="float">
            <text:p>0.00638798</text:p>
          </table:table-cell>
          <table:table-cell office:value-type="float" office:value="0.00699788" calcext:value-type="float">
            <text:p>0.00699788</text:p>
          </table:table-cell>
          <table:table-cell office:value-type="float" office:value="0.0496843" calcext:value-type="float">
            <text:p>0.0496843</text:p>
          </table:table-cell>
          <table:table-cell office:value-type="float" office:value="0.00932893" calcext:value-type="float">
            <text:p>0.00932893</text:p>
          </table:table-cell>
          <table:table-cell office:value-type="float" office:value="0.00813794" calcext:value-type="float">
            <text:p>0.00813794</text:p>
          </table:table-cell>
        </table:table-row>
        <table:table-row table:style-name="ro1">
          <table:table-cell office:value-type="float" office:value="959000" calcext:value-type="float">
            <text:p>959000</text:p>
          </table:table-cell>
          <table:table-cell office:value-type="float" office:value="0.00639271" calcext:value-type="float">
            <text:p>0.00639271</text:p>
          </table:table-cell>
          <table:table-cell office:value-type="float" office:value="0.0070413" calcext:value-type="float">
            <text:p>0.0070413</text:p>
          </table:table-cell>
          <table:table-cell office:value-type="float" office:value="0.0489942" calcext:value-type="float">
            <text:p>0.0489942</text:p>
          </table:table-cell>
          <table:table-cell office:value-type="float" office:value="0.00931945" calcext:value-type="float">
            <text:p>0.00931945</text:p>
          </table:table-cell>
          <table:table-cell office:value-type="float" office:value="0.00814939" calcext:value-type="float">
            <text:p>0.00814939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float" office:value="0.00637377" calcext:value-type="float">
            <text:p>0.00637377</text:p>
          </table:table-cell>
          <table:table-cell office:value-type="float" office:value="0.00729395" calcext:value-type="float">
            <text:p>0.00729395</text:p>
          </table:table-cell>
          <table:table-cell office:value-type="float" office:value="0.0483409" calcext:value-type="float">
            <text:p>0.0483409</text:p>
          </table:table-cell>
          <table:table-cell office:value-type="float" office:value="0.00971618" calcext:value-type="float">
            <text:p>0.00971618</text:p>
          </table:table-cell>
          <table:table-cell office:value-type="float" office:value="0.00883903" calcext:value-type="float">
            <text:p>0.00883903</text:p>
          </table:table-cell>
        </table:table-row>
        <table:table-row table:style-name="ro1">
          <table:table-cell office:value-type="float" office:value="961000" calcext:value-type="float">
            <text:p>961000</text:p>
          </table:table-cell>
          <table:table-cell office:value-type="float" office:value="0.00630705" calcext:value-type="float">
            <text:p>0.00630705</text:p>
          </table:table-cell>
          <table:table-cell office:value-type="float" office:value="0.00690985" calcext:value-type="float">
            <text:p>0.00690985</text:p>
          </table:table-cell>
          <table:table-cell office:value-type="float" office:value="0.0529083" calcext:value-type="float">
            <text:p>0.0529083</text:p>
          </table:table-cell>
          <table:table-cell office:value-type="float" office:value="0.00936406" calcext:value-type="float">
            <text:p>0.00936406</text:p>
          </table:table-cell>
          <table:table-cell office:value-type="float" office:value="0.00825992" calcext:value-type="float">
            <text:p>0.00825992</text:p>
          </table:table-cell>
        </table:table-row>
        <table:table-row table:style-name="ro1">
          <table:table-cell office:value-type="float" office:value="962000" calcext:value-type="float">
            <text:p>962000</text:p>
          </table:table-cell>
          <table:table-cell office:value-type="float" office:value="0.00636034" calcext:value-type="float">
            <text:p>0.00636034</text:p>
          </table:table-cell>
          <table:table-cell office:value-type="float" office:value="0.00687866" calcext:value-type="float">
            <text:p>0.00687866</text:p>
          </table:table-cell>
          <table:table-cell office:value-type="float" office:value="0.0492796" calcext:value-type="float">
            <text:p>0.0492796</text:p>
          </table:table-cell>
          <table:table-cell office:value-type="float" office:value="0.00927958" calcext:value-type="float">
            <text:p>0.00927958</text:p>
          </table:table-cell>
          <table:table-cell office:value-type="float" office:value="0.0081107" calcext:value-type="float">
            <text:p>0.0081107</text:p>
          </table:table-cell>
        </table:table-row>
        <table:table-row table:style-name="ro1">
          <table:table-cell office:value-type="float" office:value="963000" calcext:value-type="float">
            <text:p>963000</text:p>
          </table:table-cell>
          <table:table-cell office:value-type="float" office:value="0.00636942" calcext:value-type="float">
            <text:p>0.00636942</text:p>
          </table:table-cell>
          <table:table-cell office:value-type="float" office:value="0.00689208" calcext:value-type="float">
            <text:p>0.00689208</text:p>
          </table:table-cell>
          <table:table-cell office:value-type="float" office:value="0.0484621" calcext:value-type="float">
            <text:p>0.0484621</text:p>
          </table:table-cell>
          <table:table-cell office:value-type="float" office:value="0.00945288" calcext:value-type="float">
            <text:p>0.00945288</text:p>
          </table:table-cell>
          <table:table-cell office:value-type="float" office:value="0.00807596" calcext:value-type="float">
            <text:p>0.00807596</text:p>
          </table:table-cell>
        </table:table-row>
        <table:table-row table:style-name="ro1">
          <table:table-cell office:value-type="float" office:value="964000" calcext:value-type="float">
            <text:p>964000</text:p>
          </table:table-cell>
          <table:table-cell office:value-type="float" office:value="0.00627152" calcext:value-type="float">
            <text:p>0.00627152</text:p>
          </table:table-cell>
          <table:table-cell office:value-type="float" office:value="0.00694932" calcext:value-type="float">
            <text:p>0.00694932</text:p>
          </table:table-cell>
          <table:table-cell office:value-type="float" office:value="0.0490507" calcext:value-type="float">
            <text:p>0.0490507</text:p>
          </table:table-cell>
          <table:table-cell office:value-type="float" office:value="0.00949709" calcext:value-type="float">
            <text:p>0.00949709</text:p>
          </table:table-cell>
          <table:table-cell office:value-type="float" office:value="0.00867165" calcext:value-type="float">
            <text:p>0.00867165</text:p>
          </table:table-cell>
        </table:table-row>
        <table:table-row table:style-name="ro1">
          <table:table-cell office:value-type="float" office:value="965000" calcext:value-type="float">
            <text:p>965000</text:p>
          </table:table-cell>
          <table:table-cell office:value-type="float" office:value="0.00621626" calcext:value-type="float">
            <text:p>0.00621626</text:p>
          </table:table-cell>
          <table:table-cell office:value-type="float" office:value="0.00703814" calcext:value-type="float">
            <text:p>0.00703814</text:p>
          </table:table-cell>
          <table:table-cell office:value-type="float" office:value="0.0501268" calcext:value-type="float">
            <text:p>0.0501268</text:p>
          </table:table-cell>
          <table:table-cell office:value-type="float" office:value="0.00977816" calcext:value-type="float">
            <text:p>0.00977816</text:p>
          </table:table-cell>
          <table:table-cell office:value-type="float" office:value="0.00834164" calcext:value-type="float">
            <text:p>0.00834164</text:p>
          </table:table-cell>
        </table:table-row>
        <table:table-row table:style-name="ro1">
          <table:table-cell office:value-type="float" office:value="966000" calcext:value-type="float">
            <text:p>966000</text:p>
          </table:table-cell>
          <table:table-cell office:value-type="float" office:value="0.00640416" calcext:value-type="float">
            <text:p>0.00640416</text:p>
          </table:table-cell>
          <table:table-cell office:value-type="float" office:value="0.00709381" calcext:value-type="float">
            <text:p>0.00709381</text:p>
          </table:table-cell>
          <table:table-cell office:value-type="float" office:value="0.0512661" calcext:value-type="float">
            <text:p>0.0512661</text:p>
          </table:table-cell>
          <table:table-cell office:value-type="float" office:value="0.00945762" calcext:value-type="float">
            <text:p>0.00945762</text:p>
          </table:table-cell>
          <table:table-cell office:value-type="float" office:value="0.00823426" calcext:value-type="float">
            <text:p>0.00823426</text:p>
          </table:table-cell>
        </table:table-row>
        <table:table-row table:style-name="ro1">
          <table:table-cell office:value-type="float" office:value="967000" calcext:value-type="float">
            <text:p>967000</text:p>
          </table:table-cell>
          <table:table-cell office:value-type="float" office:value="0.00677405" calcext:value-type="float">
            <text:p>0.00677405</text:p>
          </table:table-cell>
          <table:table-cell office:value-type="float" office:value="0.0070413" calcext:value-type="float">
            <text:p>0.0070413</text:p>
          </table:table-cell>
          <table:table-cell office:value-type="float" office:value="0.0487471" calcext:value-type="float">
            <text:p>0.0487471</text:p>
          </table:table-cell>
          <table:table-cell office:value-type="float" office:value="0.00941341" calcext:value-type="float">
            <text:p>0.00941341</text:p>
          </table:table-cell>
          <table:table-cell office:value-type="float" office:value="0.00824689" calcext:value-type="float">
            <text:p>0.00824689</text:p>
          </table:table-cell>
        </table:table-row>
        <table:table-row table:style-name="ro1">
          <table:table-cell office:value-type="float" office:value="968000" calcext:value-type="float">
            <text:p>968000</text:p>
          </table:table-cell>
          <table:table-cell office:value-type="float" office:value="0.0063264" calcext:value-type="float">
            <text:p>0.0063264</text:p>
          </table:table-cell>
          <table:table-cell office:value-type="float" office:value="0.00694696" calcext:value-type="float">
            <text:p>0.00694696</text:p>
          </table:table-cell>
          <table:table-cell office:value-type="float" office:value="0.0489678" calcext:value-type="float">
            <text:p>0.0489678</text:p>
          </table:table-cell>
          <table:table-cell office:value-type="float" office:value="0.00927998" calcext:value-type="float">
            <text:p>0.00927998</text:p>
          </table:table-cell>
          <table:table-cell office:value-type="float" office:value="0.0080507" calcext:value-type="float">
            <text:p>0.0080507</text:p>
          </table:table-cell>
        </table:table-row>
        <table:table-row table:style-name="ro1">
          <table:table-cell office:value-type="float" office:value="969000" calcext:value-type="float">
            <text:p>969000</text:p>
          </table:table-cell>
          <table:table-cell office:value-type="float" office:value="0.00635758" calcext:value-type="float">
            <text:p>0.00635758</text:p>
          </table:table-cell>
          <table:table-cell office:value-type="float" office:value="0.00709499" calcext:value-type="float">
            <text:p>0.00709499</text:p>
          </table:table-cell>
          <table:table-cell office:value-type="float" office:value="0.048472" calcext:value-type="float">
            <text:p>0.048472</text:p>
          </table:table-cell>
          <table:table-cell office:value-type="float" office:value="0.00946157" calcext:value-type="float">
            <text:p>0.00946157</text:p>
          </table:table-cell>
          <table:table-cell office:value-type="float" office:value="0.00799504" calcext:value-type="float">
            <text:p>0.00799504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float" office:value="0.00692327" calcext:value-type="float">
            <text:p>0.00692327</text:p>
          </table:table-cell>
          <table:table-cell office:value-type="float" office:value="0.00704328" calcext:value-type="float">
            <text:p>0.00704328</text:p>
          </table:table-cell>
          <table:table-cell office:value-type="float" office:value="0.0562831" calcext:value-type="float">
            <text:p>0.0562831</text:p>
          </table:table-cell>
          <table:table-cell office:value-type="float" office:value="0.00949828" calcext:value-type="float">
            <text:p>0.00949828</text:p>
          </table:table-cell>
          <table:table-cell office:value-type="float" office:value="0.00851572" calcext:value-type="float">
            <text:p>0.00851572</text:p>
          </table:table-cell>
        </table:table-row>
        <table:table-row table:style-name="ro1">
          <table:table-cell office:value-type="float" office:value="971000" calcext:value-type="float">
            <text:p>971000</text:p>
          </table:table-cell>
          <table:table-cell office:value-type="float" office:value="0.00637337" calcext:value-type="float">
            <text:p>0.00637337</text:p>
          </table:table-cell>
          <table:table-cell office:value-type="float" office:value="0.00737764" calcext:value-type="float">
            <text:p>0.00737764</text:p>
          </table:table-cell>
          <table:table-cell office:value-type="float" office:value="0.0510608" calcext:value-type="float">
            <text:p>0.0510608</text:p>
          </table:table-cell>
          <table:table-cell office:value-type="float" office:value="0.00927958" calcext:value-type="float">
            <text:p>0.00927958</text:p>
          </table:table-cell>
          <table:table-cell office:value-type="float" office:value="0.00804715" calcext:value-type="float">
            <text:p>0.00804715</text:p>
          </table:table-cell>
        </table:table-row>
        <table:table-row table:style-name="ro1">
          <table:table-cell office:value-type="float" office:value="972000" calcext:value-type="float">
            <text:p>972000</text:p>
          </table:table-cell>
          <table:table-cell office:value-type="float" office:value="0.00640061" calcext:value-type="float">
            <text:p>0.00640061</text:p>
          </table:table-cell>
          <table:table-cell office:value-type="float" office:value="0.00706617" calcext:value-type="float">
            <text:p>0.00706617</text:p>
          </table:table-cell>
          <table:table-cell office:value-type="float" office:value="0.0506041" calcext:value-type="float">
            <text:p>0.0506041</text:p>
          </table:table-cell>
          <table:table-cell office:value-type="float" office:value="0.00935498" calcext:value-type="float">
            <text:p>0.00935498</text:p>
          </table:table-cell>
          <table:table-cell office:value-type="float" office:value="0.00866534" calcext:value-type="float">
            <text:p>0.00866534</text:p>
          </table:table-cell>
        </table:table-row>
        <table:table-row table:style-name="ro1">
          <table:table-cell office:value-type="float" office:value="973000" calcext:value-type="float">
            <text:p>973000</text:p>
          </table:table-cell>
          <table:table-cell office:value-type="float" office:value="0.00638916" calcext:value-type="float">
            <text:p>0.00638916</text:p>
          </table:table-cell>
          <table:table-cell office:value-type="float" office:value="0.007365" calcext:value-type="float">
            <text:p>0.007365</text:p>
          </table:table-cell>
          <table:table-cell office:value-type="float" office:value="0.0486757" calcext:value-type="float">
            <text:p>0.0486757</text:p>
          </table:table-cell>
          <table:table-cell office:value-type="float" office:value="0.00933248" calcext:value-type="float">
            <text:p>0.00933248</text:p>
          </table:table-cell>
          <table:table-cell office:value-type="float" office:value="0.00832506" calcext:value-type="float">
            <text:p>0.00832506</text:p>
          </table:table-cell>
        </table:table-row>
        <table:table-row table:style-name="ro1">
          <table:table-cell office:value-type="float" office:value="974000" calcext:value-type="float">
            <text:p>974000</text:p>
          </table:table-cell>
          <table:table-cell office:value-type="float" office:value="0.00630903" calcext:value-type="float">
            <text:p>0.00630903</text:p>
          </table:table-cell>
          <table:table-cell office:value-type="float" office:value="0.00690906" calcext:value-type="float">
            <text:p>0.00690906</text:p>
          </table:table-cell>
          <table:table-cell office:value-type="float" office:value="0.052645" calcext:value-type="float">
            <text:p>0.052645</text:p>
          </table:table-cell>
          <table:table-cell office:value-type="float" office:value="0.00936327" calcext:value-type="float">
            <text:p>0.00936327</text:p>
          </table:table-cell>
          <table:table-cell office:value-type="float" office:value="0.00826308" calcext:value-type="float">
            <text:p>0.00826308</text:p>
          </table:table-cell>
        </table:table-row>
        <table:table-row table:style-name="ro1">
          <table:table-cell office:value-type="float" office:value="975000" calcext:value-type="float">
            <text:p>975000</text:p>
          </table:table-cell>
          <table:table-cell office:value-type="float" office:value="0.00633903" calcext:value-type="float">
            <text:p>0.00633903</text:p>
          </table:table-cell>
          <table:table-cell office:value-type="float" office:value="0.00693788" calcext:value-type="float">
            <text:p>0.00693788</text:p>
          </table:table-cell>
          <table:table-cell office:value-type="float" office:value="0.0503534" calcext:value-type="float">
            <text:p>0.0503534</text:p>
          </table:table-cell>
          <table:table-cell office:value-type="float" office:value="0.00947025" calcext:value-type="float">
            <text:p>0.00947025</text:p>
          </table:table-cell>
          <table:table-cell office:value-type="float" office:value="0.00811623" calcext:value-type="float">
            <text:p>0.00811623</text:p>
          </table:table-cell>
        </table:table-row>
        <table:table-row table:style-name="ro1">
          <table:table-cell office:value-type="float" office:value="976000" calcext:value-type="float">
            <text:p>976000</text:p>
          </table:table-cell>
          <table:table-cell office:value-type="float" office:value="0.0064839" calcext:value-type="float">
            <text:p>0.0064839</text:p>
          </table:table-cell>
          <table:table-cell office:value-type="float" office:value="0.00692248" calcext:value-type="float">
            <text:p>0.00692248</text:p>
          </table:table-cell>
          <table:table-cell office:value-type="float" office:value="0.0491687" calcext:value-type="float">
            <text:p>0.0491687</text:p>
          </table:table-cell>
          <table:table-cell office:value-type="float" office:value="0.00956302" calcext:value-type="float">
            <text:p>0.00956302</text:p>
          </table:table-cell>
          <table:table-cell office:value-type="float" office:value="0.00816518" calcext:value-type="float">
            <text:p>0.00816518</text:p>
          </table:table-cell>
        </table:table-row>
        <table:table-row table:style-name="ro1">
          <table:table-cell office:value-type="float" office:value="977000" calcext:value-type="float">
            <text:p>977000</text:p>
          </table:table-cell>
          <table:table-cell office:value-type="float" office:value="0.00626047" calcext:value-type="float">
            <text:p>0.00626047</text:p>
          </table:table-cell>
          <table:table-cell office:value-type="float" office:value="0.00704643" calcext:value-type="float">
            <text:p>0.00704643</text:p>
          </table:table-cell>
          <table:table-cell office:value-type="float" office:value="0.050126" calcext:value-type="float">
            <text:p>0.050126</text:p>
          </table:table-cell>
          <table:table-cell office:value-type="float" office:value="0.00939327" calcext:value-type="float">
            <text:p>0.00939327</text:p>
          </table:table-cell>
          <table:table-cell office:value-type="float" office:value="0.00816794" calcext:value-type="float">
            <text:p>0.00816794</text:p>
          </table:table-cell>
        </table:table-row>
        <table:table-row table:style-name="ro1">
          <table:table-cell office:value-type="float" office:value="978000" calcext:value-type="float">
            <text:p>978000</text:p>
          </table:table-cell>
          <table:table-cell office:value-type="float" office:value="0.00631534" calcext:value-type="float">
            <text:p>0.00631534</text:p>
          </table:table-cell>
          <table:table-cell office:value-type="float" office:value="0.00701604" calcext:value-type="float">
            <text:p>0.00701604</text:p>
          </table:table-cell>
          <table:table-cell office:value-type="float" office:value="0.0542765" calcext:value-type="float">
            <text:p>0.0542765</text:p>
          </table:table-cell>
          <table:table-cell office:value-type="float" office:value="0.0093984" calcext:value-type="float">
            <text:p>0.0093984</text:p>
          </table:table-cell>
          <table:table-cell office:value-type="float" office:value="0.00817623" calcext:value-type="float">
            <text:p>0.00817623</text:p>
          </table:table-cell>
        </table:table-row>
        <table:table-row table:style-name="ro1">
          <table:table-cell office:value-type="float" office:value="979000" calcext:value-type="float">
            <text:p>979000</text:p>
          </table:table-cell>
          <table:table-cell office:value-type="float" office:value="0.00641443" calcext:value-type="float">
            <text:p>0.00641443</text:p>
          </table:table-cell>
          <table:table-cell office:value-type="float" office:value="0.00706538" calcext:value-type="float">
            <text:p>0.00706538</text:p>
          </table:table-cell>
          <table:table-cell office:value-type="float" office:value="0.0493953" calcext:value-type="float">
            <text:p>0.0493953</text:p>
          </table:table-cell>
          <table:table-cell office:value-type="float" office:value="0.00930208" calcext:value-type="float">
            <text:p>0.00930208</text:p>
          </table:table-cell>
          <table:table-cell office:value-type="float" office:value="0.00820702" calcext:value-type="float">
            <text:p>0.00820702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float" office:value="0.00637337" calcext:value-type="float">
            <text:p>0.00637337</text:p>
          </table:table-cell>
          <table:table-cell office:value-type="float" office:value="0.00704328" calcext:value-type="float">
            <text:p>0.00704328</text:p>
          </table:table-cell>
          <table:table-cell office:value-type="float" office:value="0.048864" calcext:value-type="float">
            <text:p>0.048864</text:p>
          </table:table-cell>
          <table:table-cell office:value-type="float" office:value="0.0093613" calcext:value-type="float">
            <text:p>0.0093613</text:p>
          </table:table-cell>
          <table:table-cell office:value-type="float" office:value="0.00814742" calcext:value-type="float">
            <text:p>0.00814742</text:p>
          </table:table-cell>
        </table:table-row>
        <table:table-row table:style-name="ro1">
          <table:table-cell office:value-type="float" office:value="981000" calcext:value-type="float">
            <text:p>981000</text:p>
          </table:table-cell>
          <table:table-cell office:value-type="float" office:value="0.00649062" calcext:value-type="float">
            <text:p>0.00649062</text:p>
          </table:table-cell>
          <table:table-cell office:value-type="float" office:value="0.00716012" calcext:value-type="float">
            <text:p>0.00716012</text:p>
          </table:table-cell>
          <table:table-cell office:value-type="float" office:value="0.0482813" calcext:value-type="float">
            <text:p>0.0482813</text:p>
          </table:table-cell>
          <table:table-cell office:value-type="float" office:value="0.00932932" calcext:value-type="float">
            <text:p>0.00932932</text:p>
          </table:table-cell>
          <table:table-cell office:value-type="float" office:value="0.00824413" calcext:value-type="float">
            <text:p>0.00824413</text:p>
          </table:table-cell>
        </table:table-row>
        <table:table-row table:style-name="ro1">
          <table:table-cell office:value-type="float" office:value="982000" calcext:value-type="float">
            <text:p>982000</text:p>
          </table:table-cell>
          <table:table-cell office:value-type="float" office:value="0.00633508" calcext:value-type="float">
            <text:p>0.00633508</text:p>
          </table:table-cell>
          <table:table-cell office:value-type="float" office:value="0.00696551" calcext:value-type="float">
            <text:p>0.00696551</text:p>
          </table:table-cell>
          <table:table-cell office:value-type="float" office:value="0.0534661" calcext:value-type="float">
            <text:p>0.0534661</text:p>
          </table:table-cell>
          <table:table-cell office:value-type="float" office:value="0.00926892" calcext:value-type="float">
            <text:p>0.00926892</text:p>
          </table:table-cell>
          <table:table-cell office:value-type="float" office:value="0.00885916" calcext:value-type="float">
            <text:p>0.00885916</text:p>
          </table:table-cell>
        </table:table-row>
        <table:table-row table:style-name="ro1">
          <table:table-cell office:value-type="float" office:value="983000" calcext:value-type="float">
            <text:p>983000</text:p>
          </table:table-cell>
          <table:table-cell office:value-type="float" office:value="0.00632916" calcext:value-type="float">
            <text:p>0.00632916</text:p>
          </table:table-cell>
          <table:table-cell office:value-type="float" office:value="0.00728132" calcext:value-type="float">
            <text:p>0.00728132</text:p>
          </table:table-cell>
          <table:table-cell office:value-type="float" office:value="0.048967" calcext:value-type="float">
            <text:p>0.048967</text:p>
          </table:table-cell>
          <table:table-cell office:value-type="float" office:value="0.00937709" calcext:value-type="float">
            <text:p>0.00937709</text:p>
          </table:table-cell>
          <table:table-cell office:value-type="float" office:value="0.00848454" calcext:value-type="float">
            <text:p>0.00848454</text:p>
          </table:table-cell>
        </table:table-row>
        <table:table-row table:style-name="ro1">
          <table:table-cell office:value-type="float" office:value="984000" calcext:value-type="float">
            <text:p>984000</text:p>
          </table:table-cell>
          <table:table-cell office:value-type="float" office:value="0.00633745" calcext:value-type="float">
            <text:p>0.00633745</text:p>
          </table:table-cell>
          <table:table-cell office:value-type="float" office:value="0.00706144" calcext:value-type="float">
            <text:p>0.00706144</text:p>
          </table:table-cell>
          <table:table-cell office:value-type="float" office:value="0.0487688" calcext:value-type="float">
            <text:p>0.0487688</text:p>
          </table:table-cell>
          <table:table-cell office:value-type="float" office:value="0.00947893" calcext:value-type="float">
            <text:p>0.00947893</text:p>
          </table:table-cell>
          <table:table-cell office:value-type="float" office:value="0.008224" calcext:value-type="float">
            <text:p>0.008224</text:p>
          </table:table-cell>
        </table:table-row>
        <table:table-row table:style-name="ro1">
          <table:table-cell office:value-type="float" office:value="985000" calcext:value-type="float">
            <text:p>985000</text:p>
          </table:table-cell>
          <table:table-cell office:value-type="float" office:value="0.00625652" calcext:value-type="float">
            <text:p>0.00625652</text:p>
          </table:table-cell>
          <table:table-cell office:value-type="float" office:value="0.00697972" calcext:value-type="float">
            <text:p>0.00697972</text:p>
          </table:table-cell>
          <table:table-cell office:value-type="float" office:value="0.0490112" calcext:value-type="float">
            <text:p>0.0490112</text:p>
          </table:table-cell>
          <table:table-cell office:value-type="float" office:value="0.00950973" calcext:value-type="float">
            <text:p>0.00950973</text:p>
          </table:table-cell>
          <table:table-cell office:value-type="float" office:value="0.00821492" calcext:value-type="float">
            <text:p>0.00821492</text:p>
          </table:table-cell>
        </table:table-row>
        <table:table-row table:style-name="ro1">
          <table:table-cell office:value-type="float" office:value="986000" calcext:value-type="float">
            <text:p>986000</text:p>
          </table:table-cell>
          <table:table-cell office:value-type="float" office:value="0.00629403" calcext:value-type="float">
            <text:p>0.00629403</text:p>
          </table:table-cell>
          <table:table-cell office:value-type="float" office:value="0.00700577" calcext:value-type="float">
            <text:p>0.00700577</text:p>
          </table:table-cell>
          <table:table-cell office:value-type="float" office:value="0.0504383" calcext:value-type="float">
            <text:p>0.0504383</text:p>
          </table:table-cell>
          <table:table-cell office:value-type="float" office:value="0.00989343" calcext:value-type="float">
            <text:p>0.00989343</text:p>
          </table:table-cell>
          <table:table-cell office:value-type="float" office:value="0.00825913" calcext:value-type="float">
            <text:p>0.00825913</text:p>
          </table:table-cell>
        </table:table-row>
        <table:table-row table:style-name="ro1">
          <table:table-cell office:value-type="float" office:value="987000" calcext:value-type="float">
            <text:p>987000</text:p>
          </table:table-cell>
          <table:table-cell office:value-type="float" office:value="0.00638719" calcext:value-type="float">
            <text:p>0.00638719</text:p>
          </table:table-cell>
          <table:table-cell office:value-type="float" office:value="0.00703578" calcext:value-type="float">
            <text:p>0.00703578</text:p>
          </table:table-cell>
          <table:table-cell office:value-type="float" office:value="0.052007" calcext:value-type="float">
            <text:p>0.052007</text:p>
          </table:table-cell>
          <table:table-cell office:value-type="float" office:value="0.00931748" calcext:value-type="float">
            <text:p>0.00931748</text:p>
          </table:table-cell>
          <table:table-cell office:value-type="float" office:value="0.00826505" calcext:value-type="float">
            <text:p>0.00826505</text:p>
          </table:table-cell>
        </table:table-row>
        <table:table-row table:style-name="ro1">
          <table:table-cell office:value-type="float" office:value="988000" calcext:value-type="float">
            <text:p>988000</text:p>
          </table:table-cell>
          <table:table-cell office:value-type="float" office:value="0.00630666" calcext:value-type="float">
            <text:p>0.00630666</text:p>
          </table:table-cell>
          <table:table-cell office:value-type="float" office:value="0.0071621" calcext:value-type="float">
            <text:p>0.0071621</text:p>
          </table:table-cell>
          <table:table-cell office:value-type="float" office:value="0.0489109" calcext:value-type="float">
            <text:p>0.0489109</text:p>
          </table:table-cell>
          <table:table-cell office:value-type="float" office:value="0.0111045" calcext:value-type="float">
            <text:p>0.0111045</text:p>
          </table:table-cell>
          <table:table-cell office:value-type="float" office:value="0.00821492" calcext:value-type="float">
            <text:p>0.00821492</text:p>
          </table:table-cell>
        </table:table-row>
        <table:table-row table:style-name="ro1">
          <table:table-cell office:value-type="float" office:value="989000" calcext:value-type="float">
            <text:p>989000</text:p>
          </table:table-cell>
          <table:table-cell office:value-type="float" office:value="0.00645074" calcext:value-type="float">
            <text:p>0.00645074</text:p>
          </table:table-cell>
          <table:table-cell office:value-type="float" office:value="0.00694498" calcext:value-type="float">
            <text:p>0.00694498</text:p>
          </table:table-cell>
          <table:table-cell office:value-type="float" office:value="0.0487511" calcext:value-type="float">
            <text:p>0.0487511</text:p>
          </table:table-cell>
          <table:table-cell office:value-type="float" office:value="0.00955631" calcext:value-type="float">
            <text:p>0.00955631</text:p>
          </table:table-cell>
          <table:table-cell office:value-type="float" office:value="0.00821966" calcext:value-type="float">
            <text:p>0.00821966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float" office:value="0.0062735" calcext:value-type="float">
            <text:p>0.0062735</text:p>
          </table:table-cell>
          <table:table-cell office:value-type="float" office:value="0.00744869" calcext:value-type="float">
            <text:p>0.00744869</text:p>
          </table:table-cell>
          <table:table-cell office:value-type="float" office:value="0.0499878" calcext:value-type="float">
            <text:p>0.0499878</text:p>
          </table:table-cell>
          <table:table-cell office:value-type="float" office:value="0.00947854" calcext:value-type="float">
            <text:p>0.00947854</text:p>
          </table:table-cell>
          <table:table-cell office:value-type="float" office:value="0.00828084" calcext:value-type="float">
            <text:p>0.00828084</text:p>
          </table:table-cell>
        </table:table-row>
        <table:table-row table:style-name="ro1">
          <table:table-cell office:value-type="float" office:value="991000" calcext:value-type="float">
            <text:p>991000</text:p>
          </table:table-cell>
          <table:table-cell office:value-type="float" office:value="0.00627547" calcext:value-type="float">
            <text:p>0.00627547</text:p>
          </table:table-cell>
          <table:table-cell office:value-type="float" office:value="0.00690432" calcext:value-type="float">
            <text:p>0.00690432</text:p>
          </table:table-cell>
          <table:table-cell office:value-type="float" office:value="0.050942" calcext:value-type="float">
            <text:p>0.050942</text:p>
          </table:table-cell>
          <table:table-cell office:value-type="float" office:value="0.0098729" calcext:value-type="float">
            <text:p>0.0098729</text:p>
          </table:table-cell>
          <table:table-cell office:value-type="float" office:value="0.00861994" calcext:value-type="float">
            <text:p>0.00861994</text:p>
          </table:table-cell>
        </table:table-row>
        <table:table-row table:style-name="ro1">
          <table:table-cell office:value-type="float" office:value="992000" calcext:value-type="float">
            <text:p>992000</text:p>
          </table:table-cell>
          <table:table-cell office:value-type="float" office:value="0.00667813" calcext:value-type="float">
            <text:p>0.00667813</text:p>
          </table:table-cell>
          <table:table-cell office:value-type="float" office:value="0.00768476" calcext:value-type="float">
            <text:p>0.00768476</text:p>
          </table:table-cell>
          <table:table-cell office:value-type="float" office:value="0.0495698" calcext:value-type="float">
            <text:p>0.0495698</text:p>
          </table:table-cell>
          <table:table-cell office:value-type="float" office:value="0.00948328" calcext:value-type="float">
            <text:p>0.00948328</text:p>
          </table:table-cell>
          <table:table-cell office:value-type="float" office:value="0.00824058" calcext:value-type="float">
            <text:p>0.00824058</text:p>
          </table:table-cell>
        </table:table-row>
        <table:table-row table:style-name="ro1">
          <table:table-cell office:value-type="float" office:value="993000" calcext:value-type="float">
            <text:p>993000</text:p>
          </table:table-cell>
          <table:table-cell office:value-type="float" office:value="0.00630666" calcext:value-type="float">
            <text:p>0.00630666</text:p>
          </table:table-cell>
          <table:table-cell office:value-type="float" office:value="0.00701091" calcext:value-type="float">
            <text:p>0.00701091</text:p>
          </table:table-cell>
          <table:table-cell office:value-type="float" office:value="0.0497632" calcext:value-type="float">
            <text:p>0.0497632</text:p>
          </table:table-cell>
          <table:table-cell office:value-type="float" office:value="0.00943393" calcext:value-type="float">
            <text:p>0.00943393</text:p>
          </table:table-cell>
          <table:table-cell office:value-type="float" office:value="0.00849322" calcext:value-type="float">
            <text:p>0.00849322</text:p>
          </table:table-cell>
        </table:table-row>
        <table:table-row table:style-name="ro1">
          <table:table-cell office:value-type="float" office:value="994000" calcext:value-type="float">
            <text:p>994000</text:p>
          </table:table-cell>
          <table:table-cell office:value-type="float" office:value="0.00636153" calcext:value-type="float">
            <text:p>0.00636153</text:p>
          </table:table-cell>
          <table:table-cell office:value-type="float" office:value="0.00704012" calcext:value-type="float">
            <text:p>0.00704012</text:p>
          </table:table-cell>
          <table:table-cell office:value-type="float" office:value="0.0489544" calcext:value-type="float">
            <text:p>0.0489544</text:p>
          </table:table-cell>
          <table:table-cell office:value-type="float" office:value="0.00943077" calcext:value-type="float">
            <text:p>0.00943077</text:p>
          </table:table-cell>
          <table:table-cell office:value-type="float" office:value="0.0084798" calcext:value-type="float">
            <text:p>0.0084798</text:p>
          </table:table-cell>
        </table:table-row>
        <table:table-row table:style-name="ro1">
          <table:table-cell office:value-type="float" office:value="995000" calcext:value-type="float">
            <text:p>995000</text:p>
          </table:table-cell>
          <table:table-cell office:value-type="float" office:value="0.00629166" calcext:value-type="float">
            <text:p>0.00629166</text:p>
          </table:table-cell>
          <table:table-cell office:value-type="float" office:value="0.00710289" calcext:value-type="float">
            <text:p>0.00710289</text:p>
          </table:table-cell>
          <table:table-cell office:value-type="float" office:value="0.0534222" calcext:value-type="float">
            <text:p>0.0534222</text:p>
          </table:table-cell>
          <table:table-cell office:value-type="float" office:value="0.00924563" calcext:value-type="float">
            <text:p>0.00924563</text:p>
          </table:table-cell>
          <table:table-cell office:value-type="float" office:value="0.00814623" calcext:value-type="float">
            <text:p>0.00814623</text:p>
          </table:table-cell>
        </table:table-row>
        <table:table-row table:style-name="ro1">
          <table:table-cell office:value-type="float" office:value="996000" calcext:value-type="float">
            <text:p>996000</text:p>
          </table:table-cell>
          <table:table-cell office:value-type="float" office:value="0.00656522" calcext:value-type="float">
            <text:p>0.00656522</text:p>
          </table:table-cell>
          <table:table-cell office:value-type="float" office:value="0.00709144" calcext:value-type="float">
            <text:p>0.00709144</text:p>
          </table:table-cell>
          <table:table-cell office:value-type="float" office:value="0.0491415" calcext:value-type="float">
            <text:p>0.0491415</text:p>
          </table:table-cell>
          <table:table-cell office:value-type="float" office:value="0.00953657" calcext:value-type="float">
            <text:p>0.00953657</text:p>
          </table:table-cell>
          <table:table-cell office:value-type="float" office:value="0.00821334" calcext:value-type="float">
            <text:p>0.00821334</text:p>
          </table:table-cell>
        </table:table-row>
        <table:table-row table:style-name="ro1">
          <table:table-cell office:value-type="float" office:value="997000" calcext:value-type="float">
            <text:p>997000</text:p>
          </table:table-cell>
          <table:table-cell office:value-type="float" office:value="0.00647798" calcext:value-type="float">
            <text:p>0.00647798</text:p>
          </table:table-cell>
          <table:table-cell office:value-type="float" office:value="0.00736856" calcext:value-type="float">
            <text:p>0.00736856</text:p>
          </table:table-cell>
          <table:table-cell office:value-type="float" office:value="0.0487428" calcext:value-type="float">
            <text:p>0.0487428</text:p>
          </table:table-cell>
          <table:table-cell office:value-type="float" office:value="0.00931353" calcext:value-type="float">
            <text:p>0.00931353</text:p>
          </table:table-cell>
          <table:table-cell office:value-type="float" office:value="0.00831756" calcext:value-type="float">
            <text:p>0.00831756</text:p>
          </table:table-cell>
        </table:table-row>
        <table:table-row table:style-name="ro1">
          <table:table-cell office:value-type="float" office:value="998000" calcext:value-type="float">
            <text:p>998000</text:p>
          </table:table-cell>
          <table:table-cell office:value-type="float" office:value="0.00633034" calcext:value-type="float">
            <text:p>0.00633034</text:p>
          </table:table-cell>
          <table:table-cell office:value-type="float" office:value="0.00714512" calcext:value-type="float">
            <text:p>0.00714512</text:p>
          </table:table-cell>
          <table:table-cell office:value-type="float" office:value="0.0493973" calcext:value-type="float">
            <text:p>0.0493973</text:p>
          </table:table-cell>
          <table:table-cell office:value-type="float" office:value="0.00949788" calcext:value-type="float">
            <text:p>0.00949788</text:p>
          </table:table-cell>
          <table:table-cell office:value-type="float" office:value="0.00828203" calcext:value-type="float">
            <text:p>0.00828203</text:p>
          </table:table-cell>
        </table:table-row>
        <table:table-row table:style-name="ro1">
          <table:table-cell office:value-type="float" office:value="999000" calcext:value-type="float">
            <text:p>999000</text:p>
          </table:table-cell>
          <table:table-cell office:value-type="float" office:value="0.00628929" calcext:value-type="float">
            <text:p>0.00628929</text:p>
          </table:table-cell>
          <table:table-cell office:value-type="float" office:value="0.00718973" calcext:value-type="float">
            <text:p>0.00718973</text:p>
          </table:table-cell>
          <table:table-cell office:value-type="float" office:value="0.0512973" calcext:value-type="float">
            <text:p>0.0512973</text:p>
          </table:table-cell>
          <table:table-cell office:value-type="float" office:value="0.00978448" calcext:value-type="float">
            <text:p>0.00978448</text:p>
          </table:table-cell>
          <table:table-cell office:value-type="float" office:value="0.0082161" calcext:value-type="float">
            <text:p>0.00821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 style:data-style-name="N2" text:time-value="17:22:11.623000000"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6T17:24:08.060000000</dc:date>
    <meta:editing-duration>PT6M3S</meta:editing-duration>
    <meta:editing-cycles>4</meta:editing-cycles>
    <meta:generator>LibreOffice/4.4.3.2$Windows_x86 LibreOffice_project/88805f81e9fe61362df02b9941de8e38a9b5fd16</meta:generator>
    <meta:document-statistic meta:table-count="1" meta:cell-count="60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0.07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3.021cm" svg:height="17.781cm" xlink:href=".." xlink:type="simple" chart:class="chart:scatter" chart:style-name="ch1">
        <chart:legend chart:legend-position="end" svg:x="28.687cm" svg:y="7.595cm" style:legend-expansion="high" chart:style-name="ch2"/>
        <chart:plot-area chart:style-name="ch3" table:cell-range-address="access.A2:access.F1001 access.B1:access.F1" chart:data-source-has-labels="row" svg:x="1.671cm" svg:y="0.355cm" svg:width="26.356cm" svg:height="16.09cm">
          <chartooo:coordinate-region svg:x="2.583cm" svg:y="0.554cm" svg:width="24.794cm" svg:height="15.244cm"/>
          <chart:axis chart:dimension="x" chart:name="primary-x" chart:style-name="ch4">
            <chart:title svg:x="12.887cm" svg:y="16.8cm" chart:style-name="ch5">
              <text:p>Elements in data structure</text:p>
            </chart:title>
          </chart:axis>
          <chart:axis chart:dimension="y" chart:name="primary-y" chart:style-name="ch6">
            <chart:title svg:x="0.451cm" svg:y="11.169cm" chart:style-name="ch7">
              <text:p>Time (s) to access 100.000 elements</text:p>
            </chart:title>
            <chart:grid chart:style-name="ch8" chart:class="major"/>
          </chart:axis>
          <chart:series chart:style-name="ch9" chart:values-cell-range-address="access.B2:access.B1001" chart:label-cell-address="access.B1:access.B1" chart:class="chart:scatter">
            <chart:domain table:cell-range-address="access.A2:access.A1001"/>
            <chart:data-point chart:repeated="1000"/>
          </chart:series>
          <chart:series chart:style-name="ch10" chart:values-cell-range-address="access.C2:access.C1001" chart:label-cell-address="access.C1:access.C1" chart:class="chart:scatter">
            <chart:data-point chart:repeated="1000"/>
          </chart:series>
          <chart:series chart:style-name="ch11" chart:values-cell-range-address="access.D2:access.D1001" chart:label-cell-address="access.D1:access.D1" chart:class="chart:scatter">
            <chart:data-point chart:repeated="1000"/>
          </chart:series>
          <chart:series chart:style-name="ch12" chart:values-cell-range-address="access.E2:access.E1001" chart:label-cell-address="access.E1:access.E1" chart:class="chart:scatter">
            <chart:data-point chart:repeated="1000"/>
          </chart:series>
          <chart:series chart:style-name="ch13" chart:values-cell-range-address="access.F2:access.F1001" chart:label-cell-address="access.F1:access.F1" chart:class="chart:scatter">
            <chart:data-point chart:repeated="10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nne A</text:p>
              </table:table-cell>
              <table:table-cell office:value-type="string">
                <text:p>array</text:p>
                <draw:g>
                  <svg:desc>access.B1:access.B1</svg:desc>
                </draw:g>
              </table:table-cell>
              <table:table-cell office:value-type="string">
                <text:p>vector</text:p>
                <draw:g>
                  <svg:desc>access.C1:access.C1</svg:desc>
                </draw:g>
              </table:table-cell>
              <table:table-cell office:value-type="string">
                <text:p>bst</text:p>
                <draw:g>
                  <svg:desc>access.D1:access.D1</svg:desc>
                </draw:g>
              </table:table-cell>
              <table:table-cell office:value-type="string">
                <text:p>tiered vector</text:p>
                <draw:g>
                  <svg:desc>access.E1:access.E1</svg:desc>
                </draw:g>
              </table:table-cell>
              <table:table-cell office:value-type="string">
                <text:p>bittrick tiered vector</text:p>
                <draw:g>
                  <svg:desc>access.F1:acces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ccess.A2:access.A1001</svg:desc>
                </draw:g>
              </table:table-cell>
              <table:table-cell office:value-type="float" office:value="0.00838545">
                <text:p>0.00838545</text:p>
                <draw:g>
                  <svg:desc>access.B2:access.B1001</svg:desc>
                </draw:g>
              </table:table-cell>
              <table:table-cell office:value-type="float" office:value="0.00723237">
                <text:p>0.00723237</text:p>
                <draw:g>
                  <svg:desc>access.C2:access.C1001</svg:desc>
                </draw:g>
              </table:table-cell>
              <table:table-cell office:value-type="float" office:value="0.0383618">
                <text:p>0.0383618</text:p>
                <draw:g>
                  <svg:desc>access.D2:access.D1001</svg:desc>
                </draw:g>
              </table:table-cell>
              <table:table-cell office:value-type="float" office:value="0.00915958">
                <text:p>0.00915958</text:p>
                <draw:g>
                  <svg:desc>access.E2:access.E1001</svg:desc>
                </draw:g>
              </table:table-cell>
              <table:table-cell office:value-type="float" office:value="0.00804517">
                <text:p>0.00804517</text:p>
                <draw:g>
                  <svg:desc>access.F2:access.F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088714">
                <text:p>0.0088714</text:p>
              </table:table-cell>
              <table:table-cell office:value-type="float" office:value="0.00722289">
                <text:p>0.00722289</text:p>
              </table:table-cell>
              <table:table-cell office:value-type="float" office:value="0.0398828">
                <text:p>0.0398828</text:p>
              </table:table-cell>
              <table:table-cell office:value-type="float" office:value="0.00925748">
                <text:p>0.00925748</text:p>
              </table:table-cell>
              <table:table-cell office:value-type="float" office:value="0.00774753">
                <text:p>0.007747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0.00941301">
                <text:p>0.00941301</text:p>
              </table:table-cell>
              <table:table-cell office:value-type="float" office:value="0.0070946">
                <text:p>0.0070946</text:p>
              </table:table-cell>
              <table:table-cell office:value-type="float" office:value="0.0402128">
                <text:p>0.0402128</text:p>
              </table:table-cell>
              <table:table-cell office:value-type="float" office:value="0.00940867">
                <text:p>0.00940867</text:p>
              </table:table-cell>
              <table:table-cell office:value-type="float" office:value="0.00777595">
                <text:p>0.007775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0.00694932">
                <text:p>0.00694932</text:p>
              </table:table-cell>
              <table:table-cell office:value-type="float" office:value="0.00718855">
                <text:p>0.00718855</text:p>
              </table:table-cell>
              <table:table-cell office:value-type="float" office:value="0.0405472">
                <text:p>0.0405472</text:p>
              </table:table-cell>
              <table:table-cell office:value-type="float" office:value="0.0165048">
                <text:p>0.0165048</text:p>
              </table:table-cell>
              <table:table-cell office:value-type="float" office:value="0.00784108">
                <text:p>0.00784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">
                <text:p>4000</text:p>
              </table:table-cell>
              <table:table-cell office:value-type="float" office:value="0.00716131">
                <text:p>0.00716131</text:p>
              </table:table-cell>
              <table:table-cell office:value-type="float" office:value="0.00697775">
                <text:p>0.00697775</text:p>
              </table:table-cell>
              <table:table-cell office:value-type="float" office:value="0.0415795">
                <text:p>0.0415795</text:p>
              </table:table-cell>
              <table:table-cell office:value-type="float" office:value="0.0196925">
                <text:p>0.0196925</text:p>
              </table:table-cell>
              <table:table-cell office:value-type="float" office:value="0.00789911">
                <text:p>0.007899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0.00645903">
                <text:p>0.00645903</text:p>
              </table:table-cell>
              <table:table-cell office:value-type="float" office:value="0.0072296">
                <text:p>0.0072296</text:p>
              </table:table-cell>
              <table:table-cell office:value-type="float" office:value="0.0424385">
                <text:p>0.0424385</text:p>
              </table:table-cell>
              <table:table-cell office:value-type="float" office:value="0.00932419">
                <text:p>0.00932419</text:p>
              </table:table-cell>
              <table:table-cell office:value-type="float" office:value="0.00787937">
                <text:p>0.007879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">
                <text:p>6000</text:p>
              </table:table-cell>
              <table:table-cell office:value-type="float" office:value="0.00636745">
                <text:p>0.00636745</text:p>
              </table:table-cell>
              <table:table-cell office:value-type="float" office:value="0.00737014">
                <text:p>0.00737014</text:p>
              </table:table-cell>
              <table:table-cell office:value-type="float" office:value="0.0425419">
                <text:p>0.0425419</text:p>
              </table:table-cell>
              <table:table-cell office:value-type="float" office:value="0.00936209">
                <text:p>0.00936209</text:p>
              </table:table-cell>
              <table:table-cell office:value-type="float" office:value="0.00793385">
                <text:p>0.007933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">
                <text:p>7000</text:p>
              </table:table-cell>
              <table:table-cell office:value-type="float" office:value="0.00637219">
                <text:p>0.00637219</text:p>
              </table:table-cell>
              <table:table-cell office:value-type="float" office:value="0.00698604">
                <text:p>0.00698604</text:p>
              </table:table-cell>
              <table:table-cell office:value-type="float" office:value="0.0429742">
                <text:p>0.0429742</text:p>
              </table:table-cell>
              <table:table-cell office:value-type="float" office:value="0.00928787">
                <text:p>0.00928787</text:p>
              </table:table-cell>
              <table:table-cell office:value-type="float" office:value="0.00810399">
                <text:p>0.008103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">
                <text:p>8000</text:p>
              </table:table-cell>
              <table:table-cell office:value-type="float" office:value="0.00639864">
                <text:p>0.00639864</text:p>
              </table:table-cell>
              <table:table-cell office:value-type="float" office:value="0.0070563">
                <text:p>0.0070563</text:p>
              </table:table-cell>
              <table:table-cell office:value-type="float" office:value="0.0440341">
                <text:p>0.0440341</text:p>
              </table:table-cell>
              <table:table-cell office:value-type="float" office:value="0.00928235">
                <text:p>0.00928235</text:p>
              </table:table-cell>
              <table:table-cell office:value-type="float" office:value="0.00786516">
                <text:p>0.007865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">
                <text:p>9000</text:p>
              </table:table-cell>
              <table:table-cell office:value-type="float" office:value="0.00658457">
                <text:p>0.00658457</text:p>
              </table:table-cell>
              <table:table-cell office:value-type="float" office:value="0.00703262">
                <text:p>0.00703262</text:p>
              </table:table-cell>
              <table:table-cell office:value-type="float" office:value="0.044301">
                <text:p>0.044301</text:p>
              </table:table-cell>
              <table:table-cell office:value-type="float" office:value="0.00929537">
                <text:p>0.00929537</text:p>
              </table:table-cell>
              <table:table-cell office:value-type="float" office:value="0.00842927">
                <text:p>0.008429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0.00641403">
                <text:p>0.00641403</text:p>
              </table:table-cell>
              <table:table-cell office:value-type="float" office:value="0.00727934">
                <text:p>0.00727934</text:p>
              </table:table-cell>
              <table:table-cell office:value-type="float" office:value="0.0449132">
                <text:p>0.0449132</text:p>
              </table:table-cell>
              <table:table-cell office:value-type="float" office:value="0.00936288">
                <text:p>0.00936288</text:p>
              </table:table-cell>
              <table:table-cell office:value-type="float" office:value="0.0079378">
                <text:p>0.00793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">
                <text:p>11000</text:p>
              </table:table-cell>
              <table:table-cell office:value-type="float" office:value="0.00659365">
                <text:p>0.00659365</text:p>
              </table:table-cell>
              <table:table-cell office:value-type="float" office:value="0.00707328">
                <text:p>0.00707328</text:p>
              </table:table-cell>
              <table:table-cell office:value-type="float" office:value="0.045064">
                <text:p>0.045064</text:p>
              </table:table-cell>
              <table:table-cell office:value-type="float" office:value="0.00974105">
                <text:p>0.00974105</text:p>
              </table:table-cell>
              <table:table-cell office:value-type="float" office:value="0.00824887">
                <text:p>0.008248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">
                <text:p>12000</text:p>
              </table:table-cell>
              <table:table-cell office:value-type="float" office:value="0.00634179">
                <text:p>0.00634179</text:p>
              </table:table-cell>
              <table:table-cell office:value-type="float" office:value="0.00701209">
                <text:p>0.00701209</text:p>
              </table:table-cell>
              <table:table-cell office:value-type="float" office:value="0.0446582">
                <text:p>0.0446582</text:p>
              </table:table-cell>
              <table:table-cell office:value-type="float" office:value="0.00945999">
                <text:p>0.00945999</text:p>
              </table:table-cell>
              <table:table-cell office:value-type="float" office:value="0.0080432">
                <text:p>0.00804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">
                <text:p>13000</text:p>
              </table:table-cell>
              <table:table-cell office:value-type="float" office:value="0.00633903">
                <text:p>0.00633903</text:p>
              </table:table-cell>
              <table:table-cell office:value-type="float" office:value="0.00704762">
                <text:p>0.00704762</text:p>
              </table:table-cell>
              <table:table-cell office:value-type="float" office:value="0.044376">
                <text:p>0.044376</text:p>
              </table:table-cell>
              <table:table-cell office:value-type="float" office:value="0.00937669">
                <text:p>0.00937669</text:p>
              </table:table-cell>
              <table:table-cell office:value-type="float" office:value="0.00793148">
                <text:p>0.007931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">
                <text:p>14000</text:p>
              </table:table-cell>
              <table:table-cell office:value-type="float" office:value="0.00673102">
                <text:p>0.00673102</text:p>
              </table:table-cell>
              <table:table-cell office:value-type="float" office:value="0.00699512">
                <text:p>0.00699512</text:p>
              </table:table-cell>
              <table:table-cell office:value-type="float" office:value="0.0462783">
                <text:p>0.0462783</text:p>
              </table:table-cell>
              <table:table-cell office:value-type="float" office:value="0.00921287">
                <text:p>0.00921287</text:p>
              </table:table-cell>
              <table:table-cell office:value-type="float" office:value="0.00796701">
                <text:p>0.007967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">
                <text:p>15000</text:p>
              </table:table-cell>
              <table:table-cell office:value-type="float" office:value="0.00734329">
                <text:p>0.00734329</text:p>
              </table:table-cell>
              <table:table-cell office:value-type="float" office:value="0.00700617">
                <text:p>0.00700617</text:p>
              </table:table-cell>
              <table:table-cell office:value-type="float" office:value="0.0480358">
                <text:p>0.0480358</text:p>
              </table:table-cell>
              <table:table-cell office:value-type="float" office:value="0.0092555">
                <text:p>0.0092555</text:p>
              </table:table-cell>
              <table:table-cell office:value-type="float" office:value="0.00788964">
                <text:p>0.007889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0">
                <text:p>16000</text:p>
              </table:table-cell>
              <table:table-cell office:value-type="float" office:value="0.00754738">
                <text:p>0.00754738</text:p>
              </table:table-cell>
              <table:table-cell office:value-type="float" office:value="0.00696788">
                <text:p>0.00696788</text:p>
              </table:table-cell>
              <table:table-cell office:value-type="float" office:value="0.0462187">
                <text:p>0.0462187</text:p>
              </table:table-cell>
              <table:table-cell office:value-type="float" office:value="0.00923221">
                <text:p>0.00923221</text:p>
              </table:table-cell>
              <table:table-cell office:value-type="float" office:value="0.00786437">
                <text:p>0.007864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0">
                <text:p>17000</text:p>
              </table:table-cell>
              <table:table-cell office:value-type="float" office:value="0.00862389">
                <text:p>0.00862389</text:p>
              </table:table-cell>
              <table:table-cell office:value-type="float" office:value="0.00696314">
                <text:p>0.00696314</text:p>
              </table:table-cell>
              <table:table-cell office:value-type="float" office:value="0.0455713">
                <text:p>0.0455713</text:p>
              </table:table-cell>
              <table:table-cell office:value-type="float" office:value="0.00928985">
                <text:p>0.00928985</text:p>
              </table:table-cell>
              <table:table-cell office:value-type="float" office:value="0.00795793">
                <text:p>0.007957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0">
                <text:p>18000</text:p>
              </table:table-cell>
              <table:table-cell office:value-type="float" office:value="0.00801004">
                <text:p>0.00801004</text:p>
              </table:table-cell>
              <table:table-cell office:value-type="float" office:value="0.00697972">
                <text:p>0.00697972</text:p>
              </table:table-cell>
              <table:table-cell office:value-type="float" office:value="0.0462874">
                <text:p>0.0462874</text:p>
              </table:table-cell>
              <table:table-cell office:value-type="float" office:value="0.00925313">
                <text:p>0.00925313</text:p>
              </table:table-cell>
              <table:table-cell office:value-type="float" office:value="0.00846046">
                <text:p>0.008460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">
                <text:p>19000</text:p>
              </table:table-cell>
              <table:table-cell office:value-type="float" office:value="0.0072904">
                <text:p>0.0072904</text:p>
              </table:table-cell>
              <table:table-cell office:value-type="float" office:value="0.00701722">
                <text:p>0.00701722</text:p>
              </table:table-cell>
              <table:table-cell office:value-type="float" office:value="0.0489934">
                <text:p>0.0489934</text:p>
              </table:table-cell>
              <table:table-cell office:value-type="float" office:value="0.00975132">
                <text:p>0.00975132</text:p>
              </table:table-cell>
              <table:table-cell office:value-type="float" office:value="0.00788806">
                <text:p>0.007888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">
                <text:p>20000</text:p>
              </table:table-cell>
              <table:table-cell office:value-type="float" office:value="0.00707683">
                <text:p>0.00707683</text:p>
              </table:table-cell>
              <table:table-cell office:value-type="float" office:value="0.00700735">
                <text:p>0.00700735</text:p>
              </table:table-cell>
              <table:table-cell office:value-type="float" office:value="0.0466427">
                <text:p>0.0466427</text:p>
              </table:table-cell>
              <table:table-cell office:value-type="float" office:value="0.00931314">
                <text:p>0.00931314</text:p>
              </table:table-cell>
              <table:table-cell office:value-type="float" office:value="0.00830256">
                <text:p>0.008302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0">
                <text:p>21000</text:p>
              </table:table-cell>
              <table:table-cell office:value-type="float" office:value="0.00631574">
                <text:p>0.00631574</text:p>
              </table:table-cell>
              <table:table-cell office:value-type="float" office:value="0.00693985">
                <text:p>0.00693985</text:p>
              </table:table-cell>
              <table:table-cell office:value-type="float" office:value="0.0474665">
                <text:p>0.0474665</text:p>
              </table:table-cell>
              <table:table-cell office:value-type="float" office:value="0.00999844">
                <text:p>0.00999844</text:p>
              </table:table-cell>
              <table:table-cell office:value-type="float" office:value="0.0079982">
                <text:p>0.00799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0">
                <text:p>22000</text:p>
              </table:table-cell>
              <table:table-cell office:value-type="float" office:value="0.00714473">
                <text:p>0.00714473</text:p>
              </table:table-cell>
              <table:table-cell office:value-type="float" office:value="0.00690906">
                <text:p>0.00690906</text:p>
              </table:table-cell>
              <table:table-cell office:value-type="float" office:value="0.0469561">
                <text:p>0.0469561</text:p>
              </table:table-cell>
              <table:table-cell office:value-type="float" office:value="0.00939564">
                <text:p>0.00939564</text:p>
              </table:table-cell>
              <table:table-cell office:value-type="float" office:value="0.00821452">
                <text:p>0.008214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0">
                <text:p>23000</text:p>
              </table:table-cell>
              <table:table-cell office:value-type="float" office:value="0.00795122">
                <text:p>0.00795122</text:p>
              </table:table-cell>
              <table:table-cell office:value-type="float" office:value="0.00718657">
                <text:p>0.00718657</text:p>
              </table:table-cell>
              <table:table-cell office:value-type="float" office:value="0.0491332">
                <text:p>0.0491332</text:p>
              </table:table-cell>
              <table:table-cell office:value-type="float" office:value="0.00932814">
                <text:p>0.00932814</text:p>
              </table:table-cell>
              <table:table-cell office:value-type="float" office:value="0.0080811">
                <text:p>0.00808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0">
                <text:p>24000</text:p>
              </table:table-cell>
              <table:table-cell office:value-type="float" office:value="0.00697854">
                <text:p>0.00697854</text:p>
              </table:table-cell>
              <table:table-cell office:value-type="float" office:value="0.0075837">
                <text:p>0.0075837</text:p>
              </table:table-cell>
              <table:table-cell office:value-type="float" office:value="0.0467394">
                <text:p>0.0467394</text:p>
              </table:table-cell>
              <table:table-cell office:value-type="float" office:value="0.00945367">
                <text:p>0.00945367</text:p>
              </table:table-cell>
              <table:table-cell office:value-type="float" office:value="0.00851217">
                <text:p>0.008512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0">
                <text:p>25000</text:p>
              </table:table-cell>
              <table:table-cell office:value-type="float" office:value="0.00813913">
                <text:p>0.00813913</text:p>
              </table:table-cell>
              <table:table-cell office:value-type="float" office:value="0.00694301">
                <text:p>0.00694301</text:p>
              </table:table-cell>
              <table:table-cell office:value-type="float" office:value="0.0475956">
                <text:p>0.0475956</text:p>
              </table:table-cell>
              <table:table-cell office:value-type="float" office:value="0.00923418">
                <text:p>0.00923418</text:p>
              </table:table-cell>
              <table:table-cell office:value-type="float" office:value="0.00793504">
                <text:p>0.007935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0">
                <text:p>26000</text:p>
              </table:table-cell>
              <table:table-cell office:value-type="float" office:value="0.00686406">
                <text:p>0.00686406</text:p>
              </table:table-cell>
              <table:table-cell office:value-type="float" office:value="0.00762515">
                <text:p>0.00762515</text:p>
              </table:table-cell>
              <table:table-cell office:value-type="float" office:value="0.0480954">
                <text:p>0.0480954</text:p>
              </table:table-cell>
              <table:table-cell office:value-type="float" office:value="0.00934393">
                <text:p>0.00934393</text:p>
              </table:table-cell>
              <table:table-cell office:value-type="float" office:value="0.00803767">
                <text:p>0.008037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0">
                <text:p>27000</text:p>
              </table:table-cell>
              <table:table-cell office:value-type="float" office:value="0.00634534">
                <text:p>0.00634534</text:p>
              </table:table-cell>
              <table:table-cell office:value-type="float" office:value="0.00716841">
                <text:p>0.00716841</text:p>
              </table:table-cell>
              <table:table-cell office:value-type="float" office:value="0.0485371">
                <text:p>0.0485371</text:p>
              </table:table-cell>
              <table:table-cell office:value-type="float" office:value="0.00937906">
                <text:p>0.00937906</text:p>
              </table:table-cell>
              <table:table-cell office:value-type="float" office:value="0.00787622">
                <text:p>0.007876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0">
                <text:p>28000</text:p>
              </table:table-cell>
              <table:table-cell office:value-type="float" office:value="0.00643101">
                <text:p>0.00643101</text:p>
              </table:table-cell>
              <table:table-cell office:value-type="float" office:value="0.00724302">
                <text:p>0.00724302</text:p>
              </table:table-cell>
              <table:table-cell office:value-type="float" office:value="0.0493369">
                <text:p>0.0493369</text:p>
              </table:table-cell>
              <table:table-cell office:value-type="float" office:value="0.00935103">
                <text:p>0.00935103</text:p>
              </table:table-cell>
              <table:table-cell office:value-type="float" office:value="0.00802307">
                <text:p>0.008023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0">
                <text:p>29000</text:p>
              </table:table-cell>
              <table:table-cell office:value-type="float" office:value="0.00634811">
                <text:p>0.00634811</text:p>
              </table:table-cell>
              <table:table-cell office:value-type="float" office:value="0.00697775">
                <text:p>0.00697775</text:p>
              </table:table-cell>
              <table:table-cell office:value-type="float" office:value="0.0494379">
                <text:p>0.0494379</text:p>
              </table:table-cell>
              <table:table-cell office:value-type="float" office:value="0.00943788">
                <text:p>0.00943788</text:p>
              </table:table-cell>
              <table:table-cell office:value-type="float" office:value="0.00792438">
                <text:p>0.007924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">
                <text:p>30000</text:p>
              </table:table-cell>
              <table:table-cell office:value-type="float" office:value="0.00692366">
                <text:p>0.00692366</text:p>
              </table:table-cell>
              <table:table-cell office:value-type="float" office:value="0.00691616">
                <text:p>0.00691616</text:p>
              </table:table-cell>
              <table:table-cell office:value-type="float" office:value="0.0481889">
                <text:p>0.0481889</text:p>
              </table:table-cell>
              <table:table-cell office:value-type="float" office:value="0.00946236">
                <text:p>0.00946236</text:p>
              </table:table-cell>
              <table:table-cell office:value-type="float" office:value="0.00848375">
                <text:p>0.00848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0">
                <text:p>31000</text:p>
              </table:table-cell>
              <table:table-cell office:value-type="float" office:value="0.00656365">
                <text:p>0.00656365</text:p>
              </table:table-cell>
              <table:table-cell office:value-type="float" office:value="0.0069967">
                <text:p>0.0069967</text:p>
              </table:table-cell>
              <table:table-cell office:value-type="float" office:value="0.0507387">
                <text:p>0.0507387</text:p>
              </table:table-cell>
              <table:table-cell office:value-type="float" office:value="0.00926458">
                <text:p>0.00926458</text:p>
              </table:table-cell>
              <table:table-cell office:value-type="float" office:value="0.00800135">
                <text:p>0.008001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0">
                <text:p>32000</text:p>
              </table:table-cell>
              <table:table-cell office:value-type="float" office:value="0.00648548">
                <text:p>0.00648548</text:p>
              </table:table-cell>
              <table:table-cell office:value-type="float" office:value="0.00705472">
                <text:p>0.00705472</text:p>
              </table:table-cell>
              <table:table-cell office:value-type="float" office:value="0.0525996">
                <text:p>0.0525996</text:p>
              </table:table-cell>
              <table:table-cell office:value-type="float" office:value="0.00956618">
                <text:p>0.00956618</text:p>
              </table:table-cell>
              <table:table-cell office:value-type="float" office:value="0.00789556">
                <text:p>0.007895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0">
                <text:p>33000</text:p>
              </table:table-cell>
              <table:table-cell office:value-type="float" office:value="0.00873758">
                <text:p>0.00873758</text:p>
              </table:table-cell>
              <table:table-cell office:value-type="float" office:value="0.00696946">
                <text:p>0.00696946</text:p>
              </table:table-cell>
              <table:table-cell office:value-type="float" office:value="0.0477823">
                <text:p>0.0477823</text:p>
              </table:table-cell>
              <table:table-cell office:value-type="float" office:value="0.00930603">
                <text:p>0.00930603</text:p>
              </table:table-cell>
              <table:table-cell office:value-type="float" office:value="0.0078778">
                <text:p>0.00787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0">
                <text:p>34000</text:p>
              </table:table-cell>
              <table:table-cell office:value-type="float" office:value="0.00643456">
                <text:p>0.00643456</text:p>
              </table:table-cell>
              <table:table-cell office:value-type="float" office:value="0.00697419">
                <text:p>0.00697419</text:p>
              </table:table-cell>
              <table:table-cell office:value-type="float" office:value="0.048123">
                <text:p>0.048123</text:p>
              </table:table-cell>
              <table:table-cell office:value-type="float" office:value="0.00926142">
                <text:p>0.00926142</text:p>
              </table:table-cell>
              <table:table-cell office:value-type="float" office:value="0.00782095">
                <text:p>0.007820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0">
                <text:p>35000</text:p>
              </table:table-cell>
              <table:table-cell office:value-type="float" office:value="0.00639271">
                <text:p>0.00639271</text:p>
              </table:table-cell>
              <table:table-cell office:value-type="float" office:value="0.00714473">
                <text:p>0.00714473</text:p>
              </table:table-cell>
              <table:table-cell office:value-type="float" office:value="0.0485099">
                <text:p>0.0485099</text:p>
              </table:table-cell>
              <table:table-cell office:value-type="float" office:value="0.0092409">
                <text:p>0.0092409</text:p>
              </table:table-cell>
              <table:table-cell office:value-type="float" office:value="0.00792319">
                <text:p>0.007923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0">
                <text:p>36000</text:p>
              </table:table-cell>
              <table:table-cell office:value-type="float" office:value="0.00696354">
                <text:p>0.00696354</text:p>
              </table:table-cell>
              <table:table-cell office:value-type="float" office:value="0.00698367">
                <text:p>0.00698367</text:p>
              </table:table-cell>
              <table:table-cell office:value-type="float" office:value="0.0508583">
                <text:p>0.0508583</text:p>
              </table:table-cell>
              <table:table-cell office:value-type="float" office:value="0.00971934">
                <text:p>0.00971934</text:p>
              </table:table-cell>
              <table:table-cell office:value-type="float" office:value="0.00855994">
                <text:p>0.008559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0">
                <text:p>37000</text:p>
              </table:table-cell>
              <table:table-cell office:value-type="float" office:value="0.00638521">
                <text:p>0.00638521</text:p>
              </table:table-cell>
              <table:table-cell office:value-type="float" office:value="0.00700972">
                <text:p>0.00700972</text:p>
              </table:table-cell>
              <table:table-cell office:value-type="float" office:value="0.0488983">
                <text:p>0.0488983</text:p>
              </table:table-cell>
              <table:table-cell office:value-type="float" office:value="0.00918168">
                <text:p>0.00918168</text:p>
              </table:table-cell>
              <table:table-cell office:value-type="float" office:value="0.00793859">
                <text:p>0.007938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0">
                <text:p>38000</text:p>
              </table:table-cell>
              <table:table-cell office:value-type="float" office:value="0.00838585">
                <text:p>0.00838585</text:p>
              </table:table-cell>
              <table:table-cell office:value-type="float" office:value="0.00685142">
                <text:p>0.00685142</text:p>
              </table:table-cell>
              <table:table-cell office:value-type="float" office:value="0.0482">
                <text:p>0.0482</text:p>
              </table:table-cell>
              <table:table-cell office:value-type="float" office:value="0.00941419">
                <text:p>0.00941419</text:p>
              </table:table-cell>
              <table:table-cell office:value-type="float" office:value="0.00829348">
                <text:p>0.008293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0">
                <text:p>39000</text:p>
              </table:table-cell>
              <table:table-cell office:value-type="float" office:value="0.00631258">
                <text:p>0.00631258</text:p>
              </table:table-cell>
              <table:table-cell office:value-type="float" office:value="0.00723237">
                <text:p>0.00723237</text:p>
              </table:table-cell>
              <table:table-cell office:value-type="float" office:value="0.0480725">
                <text:p>0.0480725</text:p>
              </table:table-cell>
              <table:table-cell office:value-type="float" office:value="0.00943077">
                <text:p>0.00943077</text:p>
              </table:table-cell>
              <table:table-cell office:value-type="float" office:value="0.00800846">
                <text:p>0.008008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">
                <text:p>40000</text:p>
              </table:table-cell>
              <table:table-cell office:value-type="float" office:value="0.00668523">
                <text:p>0.00668523</text:p>
              </table:table-cell>
              <table:table-cell office:value-type="float" office:value="0.00705394">
                <text:p>0.00705394</text:p>
              </table:table-cell>
              <table:table-cell office:value-type="float" office:value="0.0508074">
                <text:p>0.0508074</text:p>
              </table:table-cell>
              <table:table-cell office:value-type="float" office:value="0.00927208">
                <text:p>0.00927208</text:p>
              </table:table-cell>
              <table:table-cell office:value-type="float" office:value="0.00797491">
                <text:p>0.007974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0">
                <text:p>41000</text:p>
              </table:table-cell>
              <table:table-cell office:value-type="float" office:value="0.00686603">
                <text:p>0.00686603</text:p>
              </table:table-cell>
              <table:table-cell office:value-type="float" office:value="0.00753712">
                <text:p>0.00753712</text:p>
              </table:table-cell>
              <table:table-cell office:value-type="float" office:value="0.0484475">
                <text:p>0.0484475</text:p>
              </table:table-cell>
              <table:table-cell office:value-type="float" office:value="0.0100691">
                <text:p>0.0100691</text:p>
              </table:table-cell>
              <table:table-cell office:value-type="float" office:value="0.00798675">
                <text:p>0.007986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0">
                <text:p>42000</text:p>
              </table:table-cell>
              <table:table-cell office:value-type="float" office:value="0.00634613">
                <text:p>0.00634613</text:p>
              </table:table-cell>
              <table:table-cell office:value-type="float" office:value="0.00696117">
                <text:p>0.00696117</text:p>
              </table:table-cell>
              <table:table-cell office:value-type="float" office:value="0.0485134">
                <text:p>0.0485134</text:p>
              </table:table-cell>
              <table:table-cell office:value-type="float" office:value="0.0093613">
                <text:p>0.0093613</text:p>
              </table:table-cell>
              <table:table-cell office:value-type="float" office:value="0.00792438">
                <text:p>0.007924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0">
                <text:p>43000</text:p>
              </table:table-cell>
              <table:table-cell office:value-type="float" office:value="0.00664615">
                <text:p>0.00664615</text:p>
              </table:table-cell>
              <table:table-cell office:value-type="float" office:value="0.00697459">
                <text:p>0.00697459</text:p>
              </table:table-cell>
              <table:table-cell office:value-type="float" office:value="0.047639">
                <text:p>0.047639</text:p>
              </table:table-cell>
              <table:table-cell office:value-type="float" office:value="0.00964118">
                <text:p>0.00964118</text:p>
              </table:table-cell>
              <table:table-cell office:value-type="float" office:value="0.00777161">
                <text:p>0.007771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0">
                <text:p>44000</text:p>
              </table:table-cell>
              <table:table-cell office:value-type="float" office:value="0.00635324">
                <text:p>0.00635324</text:p>
              </table:table-cell>
              <table:table-cell office:value-type="float" office:value="0.00701683">
                <text:p>0.00701683</text:p>
              </table:table-cell>
              <table:table-cell office:value-type="float" office:value="0.0517666">
                <text:p>0.0517666</text:p>
              </table:table-cell>
              <table:table-cell office:value-type="float" office:value="0.00931353">
                <text:p>0.00931353</text:p>
              </table:table-cell>
              <table:table-cell office:value-type="float" office:value="0.00791806">
                <text:p>0.007918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0">
                <text:p>45000</text:p>
              </table:table-cell>
              <table:table-cell office:value-type="float" office:value="0.00633153">
                <text:p>0.00633153</text:p>
              </table:table-cell>
              <table:table-cell office:value-type="float" office:value="0.00705275">
                <text:p>0.00705275</text:p>
              </table:table-cell>
              <table:table-cell office:value-type="float" office:value="0.0488174">
                <text:p>0.0488174</text:p>
              </table:table-cell>
              <table:table-cell office:value-type="float" office:value="0.00929103">
                <text:p>0.00929103</text:p>
              </table:table-cell>
              <table:table-cell office:value-type="float" office:value="0.00798201">
                <text:p>0.007982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0">
                <text:p>46000</text:p>
              </table:table-cell>
              <table:table-cell office:value-type="float" office:value="0.00638995">
                <text:p>0.00638995</text:p>
              </table:table-cell>
              <table:table-cell office:value-type="float" office:value="0.00699788">
                <text:p>0.00699788</text:p>
              </table:table-cell>
              <table:table-cell office:value-type="float" office:value="0.0480358">
                <text:p>0.0480358</text:p>
              </table:table-cell>
              <table:table-cell office:value-type="float" office:value="0.00929893">
                <text:p>0.00929893</text:p>
              </table:table-cell>
              <table:table-cell office:value-type="float" office:value="0.00798635">
                <text:p>0.007986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0">
                <text:p>47000</text:p>
              </table:table-cell>
              <table:table-cell office:value-type="float" office:value="0.00634929">
                <text:p>0.00634929</text:p>
              </table:table-cell>
              <table:table-cell office:value-type="float" office:value="0.00703143">
                <text:p>0.00703143</text:p>
              </table:table-cell>
              <table:table-cell office:value-type="float" office:value="0.0491889">
                <text:p>0.0491889</text:p>
              </table:table-cell>
              <table:table-cell office:value-type="float" office:value="0.00925629">
                <text:p>0.00925629</text:p>
              </table:table-cell>
              <table:table-cell office:value-type="float" office:value="0.00789438">
                <text:p>0.007894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0">
                <text:p>48000</text:p>
              </table:table-cell>
              <table:table-cell office:value-type="float" office:value="0.00745738">
                <text:p>0.00745738</text:p>
              </table:table-cell>
              <table:table-cell office:value-type="float" office:value="0.0071846">
                <text:p>0.0071846</text:p>
              </table:table-cell>
              <table:table-cell office:value-type="float" office:value="0.0496093">
                <text:p>0.0496093</text:p>
              </table:table-cell>
              <table:table-cell office:value-type="float" office:value="0.00934709">
                <text:p>0.00934709</text:p>
              </table:table-cell>
              <table:table-cell office:value-type="float" office:value="0.00807715">
                <text:p>0.008077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0">
                <text:p>49000</text:p>
              </table:table-cell>
              <table:table-cell office:value-type="float" office:value="0.00758804">
                <text:p>0.00758804</text:p>
              </table:table-cell>
              <table:table-cell office:value-type="float" office:value="0.0071392">
                <text:p>0.0071392</text:p>
              </table:table-cell>
              <table:table-cell office:value-type="float" office:value="0.0514832">
                <text:p>0.0514832</text:p>
              </table:table-cell>
              <table:table-cell office:value-type="float" office:value="0.00938222">
                <text:p>0.00938222</text:p>
              </table:table-cell>
              <table:table-cell office:value-type="float" office:value="0.00841861">
                <text:p>0.008418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0">
                <text:p>50000</text:p>
              </table:table-cell>
              <table:table-cell office:value-type="float" office:value="0.0062881">
                <text:p>0.0062881</text:p>
              </table:table-cell>
              <table:table-cell office:value-type="float" office:value="0.00693432">
                <text:p>0.00693432</text:p>
              </table:table-cell>
              <table:table-cell office:value-type="float" office:value="0.0484167">
                <text:p>0.0484167</text:p>
              </table:table-cell>
              <table:table-cell office:value-type="float" office:value="0.00954802">
                <text:p>0.00954802</text:p>
              </table:table-cell>
              <table:table-cell office:value-type="float" office:value="0.00802149">
                <text:p>0.008021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0">
                <text:p>51000</text:p>
              </table:table-cell>
              <table:table-cell office:value-type="float" office:value="0.00662444">
                <text:p>0.00662444</text:p>
              </table:table-cell>
              <table:table-cell office:value-type="float" office:value="0.00696196">
                <text:p>0.00696196</text:p>
              </table:table-cell>
              <table:table-cell office:value-type="float" office:value="0.0488087">
                <text:p>0.0488087</text:p>
              </table:table-cell>
              <table:table-cell office:value-type="float" office:value="0.00944025">
                <text:p>0.00944025</text:p>
              </table:table-cell>
              <table:table-cell office:value-type="float" office:value="0.00791688">
                <text:p>0.007916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0">
                <text:p>52000</text:p>
              </table:table-cell>
              <table:table-cell office:value-type="float" office:value="0.0115396">
                <text:p>0.0115396</text:p>
              </table:table-cell>
              <table:table-cell office:value-type="float" office:value="0.00697459">
                <text:p>0.00697459</text:p>
              </table:table-cell>
              <table:table-cell office:value-type="float" office:value="0.0494818">
                <text:p>0.0494818</text:p>
              </table:table-cell>
              <table:table-cell office:value-type="float" office:value="0.00948683">
                <text:p>0.00948683</text:p>
              </table:table-cell>
              <table:table-cell office:value-type="float" office:value="0.00817663">
                <text:p>0.008176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0">
                <text:p>53000</text:p>
              </table:table-cell>
              <table:table-cell office:value-type="float" office:value="0.00902457">
                <text:p>0.00902457</text:p>
              </table:table-cell>
              <table:table-cell office:value-type="float" office:value="0.00703301">
                <text:p>0.00703301</text:p>
              </table:table-cell>
              <table:table-cell office:value-type="float" office:value="0.049691">
                <text:p>0.049691</text:p>
              </table:table-cell>
              <table:table-cell office:value-type="float" office:value="0.0094363">
                <text:p>0.0094363</text:p>
              </table:table-cell>
              <table:table-cell office:value-type="float" office:value="0.00796898">
                <text:p>0.007968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0">
                <text:p>54000</text:p>
              </table:table-cell>
              <table:table-cell office:value-type="float" office:value="0.00630074">
                <text:p>0.00630074</text:p>
              </table:table-cell>
              <table:table-cell office:value-type="float" office:value="0.00753949">
                <text:p>0.00753949</text:p>
              </table:table-cell>
              <table:table-cell office:value-type="float" office:value="0.0472691">
                <text:p>0.0472691</text:p>
              </table:table-cell>
              <table:table-cell office:value-type="float" office:value="0.00987448">
                <text:p>0.00987448</text:p>
              </table:table-cell>
              <table:table-cell office:value-type="float" office:value="0.00788056">
                <text:p>0.007880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0">
                <text:p>55000</text:p>
              </table:table-cell>
              <table:table-cell office:value-type="float" office:value="0.00634495">
                <text:p>0.00634495</text:p>
              </table:table-cell>
              <table:table-cell office:value-type="float" office:value="0.00715855">
                <text:p>0.00715855</text:p>
              </table:table-cell>
              <table:table-cell office:value-type="float" office:value="0.0492307">
                <text:p>0.0492307</text:p>
              </table:table-cell>
              <table:table-cell office:value-type="float" office:value="0.00953223">
                <text:p>0.00953223</text:p>
              </table:table-cell>
              <table:table-cell office:value-type="float" office:value="0.00843717">
                <text:p>0.008437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0">
                <text:p>56000</text:p>
              </table:table-cell>
              <table:table-cell office:value-type="float" office:value="0.00630034">
                <text:p>0.00630034</text:p>
              </table:table-cell>
              <table:table-cell office:value-type="float" office:value="0.0069434">
                <text:p>0.0069434</text:p>
              </table:table-cell>
              <table:table-cell office:value-type="float" office:value="0.0490341">
                <text:p>0.0490341</text:p>
              </table:table-cell>
              <table:table-cell office:value-type="float" office:value="0.00945999">
                <text:p>0.00945999</text:p>
              </table:table-cell>
              <table:table-cell office:value-type="float" office:value="0.00788253">
                <text:p>0.007882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0">
                <text:p>57000</text:p>
              </table:table-cell>
              <table:table-cell office:value-type="float" office:value="0.00637061">
                <text:p>0.00637061</text:p>
              </table:table-cell>
              <table:table-cell office:value-type="float" office:value="0.00801991">
                <text:p>0.00801991</text:p>
              </table:table-cell>
              <table:table-cell office:value-type="float" office:value="0.0519245">
                <text:p>0.0519245</text:p>
              </table:table-cell>
              <table:table-cell office:value-type="float" office:value="0.00932577">
                <text:p>0.00932577</text:p>
              </table:table-cell>
              <table:table-cell office:value-type="float" office:value="0.00810478">
                <text:p>0.008104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0">
                <text:p>58000</text:p>
              </table:table-cell>
              <table:table-cell office:value-type="float" office:value="0.00628258">
                <text:p>0.00628258</text:p>
              </table:table-cell>
              <table:table-cell office:value-type="float" office:value="0.00709341">
                <text:p>0.00709341</text:p>
              </table:table-cell>
              <table:table-cell office:value-type="float" office:value="0.0483693">
                <text:p>0.0483693</text:p>
              </table:table-cell>
              <table:table-cell office:value-type="float" office:value="0.00942959">
                <text:p>0.00942959</text:p>
              </table:table-cell>
              <table:table-cell office:value-type="float" office:value="0.00803451">
                <text:p>0.008034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0">
                <text:p>59000</text:p>
              </table:table-cell>
              <table:table-cell office:value-type="float" office:value="0.00634298">
                <text:p>0.00634298</text:p>
              </table:table-cell>
              <table:table-cell office:value-type="float" office:value="0.00692248">
                <text:p>0.00692248</text:p>
              </table:table-cell>
              <table:table-cell office:value-type="float" office:value="0.0490515">
                <text:p>0.0490515</text:p>
              </table:table-cell>
              <table:table-cell office:value-type="float" office:value="0.00930958">
                <text:p>0.00930958</text:p>
              </table:table-cell>
              <table:table-cell office:value-type="float" office:value="0.00822953">
                <text:p>0.008229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0">
                <text:p>60000</text:p>
              </table:table-cell>
              <table:table-cell office:value-type="float" office:value="0.00709381">
                <text:p>0.00709381</text:p>
              </table:table-cell>
              <table:table-cell office:value-type="float" office:value="0.00692959">
                <text:p>0.00692959</text:p>
              </table:table-cell>
              <table:table-cell office:value-type="float" office:value="0.0483326">
                <text:p>0.0483326</text:p>
              </table:table-cell>
              <table:table-cell office:value-type="float" office:value="0.00970197">
                <text:p>0.00970197</text:p>
              </table:table-cell>
              <table:table-cell office:value-type="float" office:value="0.00792122">
                <text:p>0.007921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0">
                <text:p>61000</text:p>
              </table:table-cell>
              <table:table-cell office:value-type="float" office:value="0.0119312">
                <text:p>0.0119312</text:p>
              </table:table-cell>
              <table:table-cell office:value-type="float" office:value="0.00713565">
                <text:p>0.00713565</text:p>
              </table:table-cell>
              <table:table-cell office:value-type="float" office:value="0.0526833">
                <text:p>0.0526833</text:p>
              </table:table-cell>
              <table:table-cell office:value-type="float" office:value="0.00937353">
                <text:p>0.00937353</text:p>
              </table:table-cell>
              <table:table-cell office:value-type="float" office:value="0.00858836">
                <text:p>0.008588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0">
                <text:p>62000</text:p>
              </table:table-cell>
              <table:table-cell office:value-type="float" office:value="0.00722723">
                <text:p>0.00722723</text:p>
              </table:table-cell>
              <table:table-cell office:value-type="float" office:value="0.00707446">
                <text:p>0.00707446</text:p>
              </table:table-cell>
              <table:table-cell office:value-type="float" office:value="0.0485537">
                <text:p>0.0485537</text:p>
              </table:table-cell>
              <table:table-cell office:value-type="float" office:value="0.00975092">
                <text:p>0.00975092</text:p>
              </table:table-cell>
              <table:table-cell office:value-type="float" office:value="0.00803412">
                <text:p>0.008034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0">
                <text:p>63000</text:p>
              </table:table-cell>
              <table:table-cell office:value-type="float" office:value="0.0089622">
                <text:p>0.0089622</text:p>
              </table:table-cell>
              <table:table-cell office:value-type="float" office:value="0.00750199">
                <text:p>0.00750199</text:p>
              </table:table-cell>
              <table:table-cell office:value-type="float" office:value="0.0488174">
                <text:p>0.0488174</text:p>
              </table:table-cell>
              <table:table-cell office:value-type="float" office:value="0.00956381">
                <text:p>0.00956381</text:p>
              </table:table-cell>
              <table:table-cell office:value-type="float" office:value="0.00821058">
                <text:p>0.008210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0">
                <text:p>64000</text:p>
              </table:table-cell>
              <table:table-cell office:value-type="float" office:value="0.00645864">
                <text:p>0.00645864</text:p>
              </table:table-cell>
              <table:table-cell office:value-type="float" office:value="0.00698722">
                <text:p>0.00698722</text:p>
              </table:table-cell>
              <table:table-cell office:value-type="float" office:value="0.0476623">
                <text:p>0.0476623</text:p>
              </table:table-cell>
              <table:table-cell office:value-type="float" office:value="0.00963171">
                <text:p>0.00963171</text:p>
              </table:table-cell>
              <table:table-cell office:value-type="float" office:value="0.00824966">
                <text:p>0.008249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0">
                <text:p>65000</text:p>
              </table:table-cell>
              <table:table-cell office:value-type="float" office:value="0.00635679">
                <text:p>0.00635679</text:p>
              </table:table-cell>
              <table:table-cell office:value-type="float" office:value="0.00696077">
                <text:p>0.00696077</text:p>
              </table:table-cell>
              <table:table-cell office:value-type="float" office:value="0.0533235">
                <text:p>0.0533235</text:p>
              </table:table-cell>
              <table:table-cell office:value-type="float" office:value="0.00932537">
                <text:p>0.00932537</text:p>
              </table:table-cell>
              <table:table-cell office:value-type="float" office:value="0.00790227">
                <text:p>0.007902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0">
                <text:p>66000</text:p>
              </table:table-cell>
              <table:table-cell office:value-type="float" office:value="0.00629442">
                <text:p>0.00629442</text:p>
              </table:table-cell>
              <table:table-cell office:value-type="float" office:value="0.00693077">
                <text:p>0.00693077</text:p>
              </table:table-cell>
              <table:table-cell office:value-type="float" office:value="0.0488111">
                <text:p>0.0488111</text:p>
              </table:table-cell>
              <table:table-cell office:value-type="float" office:value="0.0093155">
                <text:p>0.0093155</text:p>
              </table:table-cell>
              <table:table-cell office:value-type="float" office:value="0.00798951">
                <text:p>0.007989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0">
                <text:p>67000</text:p>
              </table:table-cell>
              <table:table-cell office:value-type="float" office:value="0.00628337">
                <text:p>0.00628337</text:p>
              </table:table-cell>
              <table:table-cell office:value-type="float" office:value="0.00708354">
                <text:p>0.00708354</text:p>
              </table:table-cell>
              <table:table-cell office:value-type="float" office:value="0.0480962">
                <text:p>0.0480962</text:p>
              </table:table-cell>
              <table:table-cell office:value-type="float" office:value="0.00937985">
                <text:p>0.00937985</text:p>
              </table:table-cell>
              <table:table-cell office:value-type="float" office:value="0.00793977">
                <text:p>0.007939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0">
                <text:p>68000</text:p>
              </table:table-cell>
              <table:table-cell office:value-type="float" office:value="0.00671405">
                <text:p>0.00671405</text:p>
              </table:table-cell>
              <table:table-cell office:value-type="float" office:value="0.00703222">
                <text:p>0.00703222</text:p>
              </table:table-cell>
              <table:table-cell office:value-type="float" office:value="0.0482852">
                <text:p>0.0482852</text:p>
              </table:table-cell>
              <table:table-cell office:value-type="float" office:value="0.00928708">
                <text:p>0.00928708</text:p>
              </table:table-cell>
              <table:table-cell office:value-type="float" office:value="0.00789556">
                <text:p>0.007895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0">
                <text:p>69000</text:p>
              </table:table-cell>
              <table:table-cell office:value-type="float" office:value="0.00631613">
                <text:p>0.00631613</text:p>
              </table:table-cell>
              <table:table-cell office:value-type="float" office:value="0.00693709">
                <text:p>0.00693709</text:p>
              </table:table-cell>
              <table:table-cell office:value-type="float" office:value="0.0496002">
                <text:p>0.0496002</text:p>
              </table:table-cell>
              <table:table-cell office:value-type="float" office:value="0.00928945">
                <text:p>0.00928945</text:p>
              </table:table-cell>
              <table:table-cell office:value-type="float" office:value="0.00793346">
                <text:p>0.007933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0">
                <text:p>70000</text:p>
              </table:table-cell>
              <table:table-cell office:value-type="float" office:value="0.00628692">
                <text:p>0.00628692</text:p>
              </table:table-cell>
              <table:table-cell office:value-type="float" office:value="0.00691577">
                <text:p>0.00691577</text:p>
              </table:table-cell>
              <table:table-cell office:value-type="float" office:value="0.0507789">
                <text:p>0.0507789</text:p>
              </table:table-cell>
              <table:table-cell office:value-type="float" office:value="0.00949551">
                <text:p>0.00949551</text:p>
              </table:table-cell>
              <table:table-cell office:value-type="float" office:value="0.00796188">
                <text:p>0.007961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0">
                <text:p>71000</text:p>
              </table:table-cell>
              <table:table-cell office:value-type="float" office:value="0.00627152">
                <text:p>0.00627152</text:p>
              </table:table-cell>
              <table:table-cell office:value-type="float" office:value="0.00702591">
                <text:p>0.00702591</text:p>
              </table:table-cell>
              <table:table-cell office:value-type="float" office:value="0.0489303">
                <text:p>0.0489303</text:p>
              </table:table-cell>
              <table:table-cell office:value-type="float" office:value="0.00933011">
                <text:p>0.00933011</text:p>
              </table:table-cell>
              <table:table-cell office:value-type="float" office:value="0.00789398">
                <text:p>0.007893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0">
                <text:p>72000</text:p>
              </table:table-cell>
              <table:table-cell office:value-type="float" office:value="0.00625731">
                <text:p>0.00625731</text:p>
              </table:table-cell>
              <table:table-cell office:value-type="float" office:value="0.00703104">
                <text:p>0.00703104</text:p>
              </table:table-cell>
              <table:table-cell office:value-type="float" office:value="0.0482549">
                <text:p>0.0482549</text:p>
              </table:table-cell>
              <table:table-cell office:value-type="float" office:value="0.00941104">
                <text:p>0.00941104</text:p>
              </table:table-cell>
              <table:table-cell office:value-type="float" office:value="0.00797806">
                <text:p>0.007978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0">
                <text:p>73000</text:p>
              </table:table-cell>
              <table:table-cell office:value-type="float" office:value="0.00630587">
                <text:p>0.00630587</text:p>
              </table:table-cell>
              <table:table-cell office:value-type="float" office:value="0.00708709">
                <text:p>0.00708709</text:p>
              </table:table-cell>
              <table:table-cell office:value-type="float" office:value="0.0491067">
                <text:p>0.0491067</text:p>
              </table:table-cell>
              <table:table-cell office:value-type="float" office:value="0.00990843">
                <text:p>0.00990843</text:p>
              </table:table-cell>
              <table:table-cell office:value-type="float" office:value="0.00801241">
                <text:p>0.008012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0">
                <text:p>74000</text:p>
              </table:table-cell>
              <table:table-cell office:value-type="float" office:value="0.00632126">
                <text:p>0.00632126</text:p>
              </table:table-cell>
              <table:table-cell office:value-type="float" office:value="0.00703736">
                <text:p>0.00703736</text:p>
              </table:table-cell>
              <table:table-cell office:value-type="float" office:value="0.0606396">
                <text:p>0.0606396</text:p>
              </table:table-cell>
              <table:table-cell office:value-type="float" office:value="0.00942288">
                <text:p>0.00942288</text:p>
              </table:table-cell>
              <table:table-cell office:value-type="float" office:value="0.00801043">
                <text:p>0.008010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0">
                <text:p>75000</text:p>
              </table:table-cell>
              <table:table-cell office:value-type="float" office:value="0.00636745">
                <text:p>0.00636745</text:p>
              </table:table-cell>
              <table:table-cell office:value-type="float" office:value="0.0069509">
                <text:p>0.0069509</text:p>
              </table:table-cell>
              <table:table-cell office:value-type="float" office:value="0.0569909">
                <text:p>0.0569909</text:p>
              </table:table-cell>
              <table:table-cell office:value-type="float" office:value="0.00958118">
                <text:p>0.00958118</text:p>
              </table:table-cell>
              <table:table-cell office:value-type="float" office:value="0.00793346">
                <text:p>0.007933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0">
                <text:p>76000</text:p>
              </table:table-cell>
              <table:table-cell office:value-type="float" office:value="0.00635877">
                <text:p>0.00635877</text:p>
              </table:table-cell>
              <table:table-cell office:value-type="float" office:value="0.00732671">
                <text:p>0.00732671</text:p>
              </table:table-cell>
              <table:table-cell office:value-type="float" office:value="0.0478826">
                <text:p>0.0478826</text:p>
              </table:table-cell>
              <table:table-cell office:value-type="float" office:value="0.00932972">
                <text:p>0.00932972</text:p>
              </table:table-cell>
              <table:table-cell office:value-type="float" office:value="0.00832387">
                <text:p>0.008323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0">
                <text:p>77000</text:p>
              </table:table-cell>
              <table:table-cell office:value-type="float" office:value="0.00657746">
                <text:p>0.00657746</text:p>
              </table:table-cell>
              <table:table-cell office:value-type="float" office:value="0.00695011">
                <text:p>0.00695011</text:p>
              </table:table-cell>
              <table:table-cell office:value-type="float" office:value="0.0480843">
                <text:p>0.0480843</text:p>
              </table:table-cell>
              <table:table-cell office:value-type="float" office:value="0.00938696">
                <text:p>0.00938696</text:p>
              </table:table-cell>
              <table:table-cell office:value-type="float" office:value="0.00798477">
                <text:p>0.007984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0">
                <text:p>78000</text:p>
              </table:table-cell>
              <table:table-cell office:value-type="float" office:value="0.00696827">
                <text:p>0.00696827</text:p>
              </table:table-cell>
              <table:table-cell office:value-type="float" office:value="0.00702828">
                <text:p>0.00702828</text:p>
              </table:table-cell>
              <table:table-cell office:value-type="float" office:value="0.0509558">
                <text:p>0.0509558</text:p>
              </table:table-cell>
              <table:table-cell office:value-type="float" office:value="0.00936998">
                <text:p>0.00936998</text:p>
              </table:table-cell>
              <table:table-cell office:value-type="float" office:value="0.00795951">
                <text:p>0.007959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0">
                <text:p>79000</text:p>
              </table:table-cell>
              <table:table-cell office:value-type="float" office:value="0.00688182">
                <text:p>0.00688182</text:p>
              </table:table-cell>
              <table:table-cell office:value-type="float" office:value="0.00693946">
                <text:p>0.00693946</text:p>
              </table:table-cell>
              <table:table-cell office:value-type="float" office:value="0.048813">
                <text:p>0.048813</text:p>
              </table:table-cell>
              <table:table-cell office:value-type="float" office:value="0.00933603">
                <text:p>0.00933603</text:p>
              </table:table-cell>
              <table:table-cell office:value-type="float" office:value="0.00805938">
                <text:p>0.008059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0">
                <text:p>80000</text:p>
              </table:table-cell>
              <table:table-cell office:value-type="float" office:value="0.00626916">
                <text:p>0.00626916</text:p>
              </table:table-cell>
              <table:table-cell office:value-type="float" office:value="0.0069659">
                <text:p>0.0069659</text:p>
              </table:table-cell>
              <table:table-cell office:value-type="float" office:value="0.0489255">
                <text:p>0.0489255</text:p>
              </table:table-cell>
              <table:table-cell office:value-type="float" office:value="0.00984803">
                <text:p>0.00984803</text:p>
              </table:table-cell>
              <table:table-cell office:value-type="float" office:value="0.00807715">
                <text:p>0.008077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0">
                <text:p>81000</text:p>
              </table:table-cell>
              <table:table-cell office:value-type="float" office:value="0.00641364">
                <text:p>0.00641364</text:p>
              </table:table-cell>
              <table:table-cell office:value-type="float" office:value="0.0068988">
                <text:p>0.0068988</text:p>
              </table:table-cell>
              <table:table-cell office:value-type="float" office:value="0.047879">
                <text:p>0.047879</text:p>
              </table:table-cell>
              <table:table-cell office:value-type="float" office:value="0.00936959">
                <text:p>0.00936959</text:p>
              </table:table-cell>
              <table:table-cell office:value-type="float" office:value="0.00808702">
                <text:p>0.008087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0">
                <text:p>82000</text:p>
              </table:table-cell>
              <table:table-cell office:value-type="float" office:value="0.0064239">
                <text:p>0.0064239</text:p>
              </table:table-cell>
              <table:table-cell office:value-type="float" office:value="0.00695406">
                <text:p>0.00695406</text:p>
              </table:table-cell>
              <table:table-cell office:value-type="float" office:value="0.0524732">
                <text:p>0.0524732</text:p>
              </table:table-cell>
              <table:table-cell office:value-type="float" office:value="0.00929695">
                <text:p>0.00929695</text:p>
              </table:table-cell>
              <table:table-cell office:value-type="float" office:value="0.00838901">
                <text:p>0.008389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0">
                <text:p>83000</text:p>
              </table:table-cell>
              <table:table-cell office:value-type="float" office:value="0.00687077">
                <text:p>0.00687077</text:p>
              </table:table-cell>
              <table:table-cell office:value-type="float" office:value="0.00692406">
                <text:p>0.00692406</text:p>
              </table:table-cell>
              <table:table-cell office:value-type="float" office:value="0.0478214">
                <text:p>0.0478214</text:p>
              </table:table-cell>
              <table:table-cell office:value-type="float" office:value="0.0094059">
                <text:p>0.0094059</text:p>
              </table:table-cell>
              <table:table-cell office:value-type="float" office:value="0.00807794">
                <text:p>0.008077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0">
                <text:p>84000</text:p>
              </table:table-cell>
              <table:table-cell office:value-type="float" office:value="0.00652141">
                <text:p>0.00652141</text:p>
              </table:table-cell>
              <table:table-cell office:value-type="float" office:value="0.00697972">
                <text:p>0.00697972</text:p>
              </table:table-cell>
              <table:table-cell office:value-type="float" office:value="0.0481112">
                <text:p>0.0481112</text:p>
              </table:table-cell>
              <table:table-cell office:value-type="float" office:value="0.00937748">
                <text:p>0.00937748</text:p>
              </table:table-cell>
              <table:table-cell office:value-type="float" office:value="0.00816557">
                <text:p>0.008165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0">
                <text:p>85000</text:p>
              </table:table-cell>
              <table:table-cell office:value-type="float" office:value="0.00627429">
                <text:p>0.00627429</text:p>
              </table:table-cell>
              <table:table-cell office:value-type="float" office:value="0.00720394">
                <text:p>0.00720394</text:p>
              </table:table-cell>
              <table:table-cell office:value-type="float" office:value="0.0495651">
                <text:p>0.0495651</text:p>
              </table:table-cell>
              <table:table-cell office:value-type="float" office:value="0.00985238">
                <text:p>0.00985238</text:p>
              </table:table-cell>
              <table:table-cell office:value-type="float" office:value="0.00807083">
                <text:p>0.008070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0">
                <text:p>86000</text:p>
              </table:table-cell>
              <table:table-cell office:value-type="float" office:value="0.00657825">
                <text:p>0.00657825</text:p>
              </table:table-cell>
              <table:table-cell office:value-type="float" office:value="0.00701288">
                <text:p>0.00701288</text:p>
              </table:table-cell>
              <table:table-cell office:value-type="float" office:value="0.0518361">
                <text:p>0.0518361</text:p>
              </table:table-cell>
              <table:table-cell office:value-type="float" office:value="0.00934788">
                <text:p>0.00934788</text:p>
              </table:table-cell>
              <table:table-cell office:value-type="float" office:value="0.00845177">
                <text:p>0.008451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0">
                <text:p>87000</text:p>
              </table:table-cell>
              <table:table-cell office:value-type="float" office:value="0.00666589">
                <text:p>0.00666589</text:p>
              </table:table-cell>
              <table:table-cell office:value-type="float" office:value="0.00695248">
                <text:p>0.00695248</text:p>
              </table:table-cell>
              <table:table-cell office:value-type="float" office:value="0.0485829">
                <text:p>0.0485829</text:p>
              </table:table-cell>
              <table:table-cell office:value-type="float" office:value="0.0094888">
                <text:p>0.0094888</text:p>
              </table:table-cell>
              <table:table-cell office:value-type="float" office:value="0.00799543">
                <text:p>0.007995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0">
                <text:p>88000</text:p>
              </table:table-cell>
              <table:table-cell office:value-type="float" office:value="0.00629245">
                <text:p>0.00629245</text:p>
              </table:table-cell>
              <table:table-cell office:value-type="float" office:value="0.00701288">
                <text:p>0.00701288</text:p>
              </table:table-cell>
              <table:table-cell office:value-type="float" office:value="0.0479833">
                <text:p>0.0479833</text:p>
              </table:table-cell>
              <table:table-cell office:value-type="float" office:value="0.00939169">
                <text:p>0.00939169</text:p>
              </table:table-cell>
              <table:table-cell office:value-type="float" office:value="0.00882522">
                <text:p>0.008825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0">
                <text:p>89000</text:p>
              </table:table-cell>
              <table:table-cell office:value-type="float" office:value="0.00659049">
                <text:p>0.00659049</text:p>
              </table:table-cell>
              <table:table-cell office:value-type="float" office:value="0.0069213">
                <text:p>0.0069213</text:p>
              </table:table-cell>
              <table:table-cell office:value-type="float" office:value="0.0496037">
                <text:p>0.0496037</text:p>
              </table:table-cell>
              <table:table-cell office:value-type="float" office:value="0.00931156">
                <text:p>0.00931156</text:p>
              </table:table-cell>
              <table:table-cell office:value-type="float" office:value="0.00795319">
                <text:p>0.007953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0">
                <text:p>90000</text:p>
              </table:table-cell>
              <table:table-cell office:value-type="float" office:value="0.00637535">
                <text:p>0.00637535</text:p>
              </table:table-cell>
              <table:table-cell office:value-type="float" office:value="0.00704643">
                <text:p>0.00704643</text:p>
              </table:table-cell>
              <table:table-cell office:value-type="float" office:value="0.049897">
                <text:p>0.049897</text:p>
              </table:table-cell>
              <table:table-cell office:value-type="float" office:value="0.00942525">
                <text:p>0.00942525</text:p>
              </table:table-cell>
              <table:table-cell office:value-type="float" office:value="0.00795359">
                <text:p>0.007953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0">
                <text:p>91000</text:p>
              </table:table-cell>
              <table:table-cell office:value-type="float" office:value="0.00633942">
                <text:p>0.00633942</text:p>
              </table:table-cell>
              <table:table-cell office:value-type="float" office:value="0.00712618">
                <text:p>0.00712618</text:p>
              </table:table-cell>
              <table:table-cell office:value-type="float" office:value="0.0510904">
                <text:p>0.0510904</text:p>
              </table:table-cell>
              <table:table-cell office:value-type="float" office:value="0.00928195">
                <text:p>0.00928195</text:p>
              </table:table-cell>
              <table:table-cell office:value-type="float" office:value="0.0079149">
                <text:p>0.00791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0">
                <text:p>92000</text:p>
              </table:table-cell>
              <table:table-cell office:value-type="float" office:value="0.00630113">
                <text:p>0.00630113</text:p>
              </table:table-cell>
              <table:table-cell office:value-type="float" office:value="0.00717118">
                <text:p>0.00717118</text:p>
              </table:table-cell>
              <table:table-cell office:value-type="float" office:value="0.0482177">
                <text:p>0.0482177</text:p>
              </table:table-cell>
              <table:table-cell office:value-type="float" office:value="0.00947104">
                <text:p>0.00947104</text:p>
              </table:table-cell>
              <table:table-cell office:value-type="float" office:value="0.00807478">
                <text:p>0.008074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0">
                <text:p>93000</text:p>
              </table:table-cell>
              <table:table-cell office:value-type="float" office:value="0.00630666">
                <text:p>0.00630666</text:p>
              </table:table-cell>
              <table:table-cell office:value-type="float" office:value="0.00699709">
                <text:p>0.00699709</text:p>
              </table:table-cell>
              <table:table-cell office:value-type="float" office:value="0.0483701">
                <text:p>0.0483701</text:p>
              </table:table-cell>
              <table:table-cell office:value-type="float" office:value="0.00931511">
                <text:p>0.00931511</text:p>
              </table:table-cell>
              <table:table-cell office:value-type="float" office:value="0.00801833">
                <text:p>0.008018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0">
                <text:p>94000</text:p>
              </table:table-cell>
              <table:table-cell office:value-type="float" office:value="0.00639548">
                <text:p>0.00639548</text:p>
              </table:table-cell>
              <table:table-cell office:value-type="float" office:value="0.00701841">
                <text:p>0.00701841</text:p>
              </table:table-cell>
              <table:table-cell office:value-type="float" office:value="0.0486701">
                <text:p>0.0486701</text:p>
              </table:table-cell>
              <table:table-cell office:value-type="float" office:value="0.00934077">
                <text:p>0.00934077</text:p>
              </table:table-cell>
              <table:table-cell office:value-type="float" office:value="0.00804044">
                <text:p>0.008040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0">
                <text:p>95000</text:p>
              </table:table-cell>
              <table:table-cell office:value-type="float" office:value="0.00636192">
                <text:p>0.00636192</text:p>
              </table:table-cell>
              <table:table-cell office:value-type="float" office:value="0.00707446">
                <text:p>0.00707446</text:p>
              </table:table-cell>
              <table:table-cell office:value-type="float" office:value="0.0523445">
                <text:p>0.0523445</text:p>
              </table:table-cell>
              <table:table-cell office:value-type="float" office:value="0.00950617">
                <text:p>0.00950617</text:p>
              </table:table-cell>
              <table:table-cell office:value-type="float" office:value="0.0080053">
                <text:p>0.00800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0">
                <text:p>96000</text:p>
              </table:table-cell>
              <table:table-cell office:value-type="float" office:value="0.00628574">
                <text:p>0.00628574</text:p>
              </table:table-cell>
              <table:table-cell office:value-type="float" office:value="0.00701327">
                <text:p>0.00701327</text:p>
              </table:table-cell>
              <table:table-cell office:value-type="float" office:value="0.0494956">
                <text:p>0.0494956</text:p>
              </table:table-cell>
              <table:table-cell office:value-type="float" office:value="0.00969724">
                <text:p>0.00969724</text:p>
              </table:table-cell>
              <table:table-cell office:value-type="float" office:value="0.00799425">
                <text:p>0.007994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0">
                <text:p>97000</text:p>
              </table:table-cell>
              <table:table-cell office:value-type="float" office:value="0.00643219">
                <text:p>0.00643219</text:p>
              </table:table-cell>
              <table:table-cell office:value-type="float" office:value="0.00694538">
                <text:p>0.00694538</text:p>
              </table:table-cell>
              <table:table-cell office:value-type="float" office:value="0.0484392">
                <text:p>0.0484392</text:p>
              </table:table-cell>
              <table:table-cell office:value-type="float" office:value="0.00949196">
                <text:p>0.00949196</text:p>
              </table:table-cell>
              <table:table-cell office:value-type="float" office:value="0.00803057">
                <text:p>0.008030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0">
                <text:p>98000</text:p>
              </table:table-cell>
              <table:table-cell office:value-type="float" office:value="0.00634692">
                <text:p>0.00634692</text:p>
              </table:table-cell>
              <table:table-cell office:value-type="float" office:value="0.00702512">
                <text:p>0.00702512</text:p>
              </table:table-cell>
              <table:table-cell office:value-type="float" office:value="0.0479647">
                <text:p>0.0479647</text:p>
              </table:table-cell>
              <table:table-cell office:value-type="float" office:value="0.00953854">
                <text:p>0.00953854</text:p>
              </table:table-cell>
              <table:table-cell office:value-type="float" office:value="0.00808544">
                <text:p>0.008085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0">
                <text:p>99000</text:p>
              </table:table-cell>
              <table:table-cell office:value-type="float" office:value="0.00633982">
                <text:p>0.00633982</text:p>
              </table:table-cell>
              <table:table-cell office:value-type="float" office:value="0.0071546">
                <text:p>0.0071546</text:p>
              </table:table-cell>
              <table:table-cell office:value-type="float" office:value="0.0511701">
                <text:p>0.0511701</text:p>
              </table:table-cell>
              <table:table-cell office:value-type="float" office:value="0.00926419">
                <text:p>0.00926419</text:p>
              </table:table-cell>
              <table:table-cell office:value-type="float" office:value="0.00825558">
                <text:p>0.008255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00">
                <text:p>100000</text:p>
              </table:table-cell>
              <table:table-cell office:value-type="float" office:value="0.00646377">
                <text:p>0.00646377</text:p>
              </table:table-cell>
              <table:table-cell office:value-type="float" office:value="0.00705512">
                <text:p>0.00705512</text:p>
              </table:table-cell>
              <table:table-cell office:value-type="float" office:value="0.0486421">
                <text:p>0.0486421</text:p>
              </table:table-cell>
              <table:table-cell office:value-type="float" office:value="0.00940077">
                <text:p>0.00940077</text:p>
              </table:table-cell>
              <table:table-cell office:value-type="float" office:value="0.00801478">
                <text:p>0.008014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00">
                <text:p>101000</text:p>
              </table:table-cell>
              <table:table-cell office:value-type="float" office:value="0.00629284">
                <text:p>0.00629284</text:p>
              </table:table-cell>
              <table:table-cell office:value-type="float" office:value="0.00730895">
                <text:p>0.00730895</text:p>
              </table:table-cell>
              <table:table-cell office:value-type="float" office:value="0.0482624">
                <text:p>0.0482624</text:p>
              </table:table-cell>
              <table:table-cell office:value-type="float" office:value="0.00930169">
                <text:p>0.00930169</text:p>
              </table:table-cell>
              <table:table-cell office:value-type="float" office:value="0.00835822">
                <text:p>0.008358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00">
                <text:p>102000</text:p>
              </table:table-cell>
              <table:table-cell office:value-type="float" office:value="0.00665799">
                <text:p>0.00665799</text:p>
              </table:table-cell>
              <table:table-cell office:value-type="float" office:value="0.0070117">
                <text:p>0.0070117</text:p>
              </table:table-cell>
              <table:table-cell office:value-type="float" office:value="0.048498">
                <text:p>0.048498</text:p>
              </table:table-cell>
              <table:table-cell office:value-type="float" office:value="0.00928156">
                <text:p>0.00928156</text:p>
              </table:table-cell>
              <table:table-cell office:value-type="float" office:value="0.00796504">
                <text:p>0.007965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00">
                <text:p>103000</text:p>
              </table:table-cell>
              <table:table-cell office:value-type="float" office:value="0.00632521">
                <text:p>0.00632521</text:p>
              </table:table-cell>
              <table:table-cell office:value-type="float" office:value="0.0071925">
                <text:p>0.0071925</text:p>
              </table:table-cell>
              <table:table-cell office:value-type="float" office:value="0.0497727">
                <text:p>0.0497727</text:p>
              </table:table-cell>
              <table:table-cell office:value-type="float" office:value="0.00938498">
                <text:p>0.00938498</text:p>
              </table:table-cell>
              <table:table-cell office:value-type="float" office:value="0.00796977">
                <text:p>0.007969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00">
                <text:p>104000</text:p>
              </table:table-cell>
              <table:table-cell office:value-type="float" office:value="0.00624665">
                <text:p>0.00624665</text:p>
              </table:table-cell>
              <table:table-cell office:value-type="float" office:value="0.00694972">
                <text:p>0.00694972</text:p>
              </table:table-cell>
              <table:table-cell office:value-type="float" office:value="0.050927">
                <text:p>0.050927</text:p>
              </table:table-cell>
              <table:table-cell office:value-type="float" office:value="0.00934393">
                <text:p>0.00934393</text:p>
              </table:table-cell>
              <table:table-cell office:value-type="float" office:value="0.00800214">
                <text:p>0.008002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00">
                <text:p>105000</text:p>
              </table:table-cell>
              <table:table-cell office:value-type="float" office:value="0.00640022">
                <text:p>0.00640022</text:p>
              </table:table-cell>
              <table:table-cell office:value-type="float" office:value="0.00690551">
                <text:p>0.00690551</text:p>
              </table:table-cell>
              <table:table-cell office:value-type="float" office:value="0.0509155">
                <text:p>0.0509155</text:p>
              </table:table-cell>
              <table:table-cell office:value-type="float" office:value="0.00938222">
                <text:p>0.00938222</text:p>
              </table:table-cell>
              <table:table-cell office:value-type="float" office:value="0.00805702">
                <text:p>0.008057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00">
                <text:p>106000</text:p>
              </table:table-cell>
              <table:table-cell office:value-type="float" office:value="0.00640022">
                <text:p>0.00640022</text:p>
              </table:table-cell>
              <table:table-cell office:value-type="float" office:value="0.00696314">
                <text:p>0.00696314</text:p>
              </table:table-cell>
              <table:table-cell office:value-type="float" office:value="0.0483855">
                <text:p>0.0483855</text:p>
              </table:table-cell>
              <table:table-cell office:value-type="float" office:value="0.00930366">
                <text:p>0.00930366</text:p>
              </table:table-cell>
              <table:table-cell office:value-type="float" office:value="0.0080282">
                <text:p>0.00802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00">
                <text:p>107000</text:p>
              </table:table-cell>
              <table:table-cell office:value-type="float" office:value="0.00699275">
                <text:p>0.00699275</text:p>
              </table:table-cell>
              <table:table-cell office:value-type="float" office:value="0.00690511">
                <text:p>0.00690511</text:p>
              </table:table-cell>
              <table:table-cell office:value-type="float" office:value="0.0511086">
                <text:p>0.0511086</text:p>
              </table:table-cell>
              <table:table-cell office:value-type="float" office:value="0.010165">
                <text:p>0.010165</text:p>
              </table:table-cell>
              <table:table-cell office:value-type="float" office:value="0.00799267">
                <text:p>0.007992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00">
                <text:p>108000</text:p>
              </table:table-cell>
              <table:table-cell office:value-type="float" office:value="0.006401">
                <text:p>0.006401</text:p>
              </table:table-cell>
              <table:table-cell office:value-type="float" office:value="0.00700933">
                <text:p>0.00700933</text:p>
              </table:table-cell>
              <table:table-cell office:value-type="float" office:value="0.0524563">
                <text:p>0.0524563</text:p>
              </table:table-cell>
              <table:table-cell office:value-type="float" office:value="0.00943077">
                <text:p>0.00943077</text:p>
              </table:table-cell>
              <table:table-cell office:value-type="float" office:value="0.0079982">
                <text:p>0.00799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00">
                <text:p>109000</text:p>
              </table:table-cell>
              <table:table-cell office:value-type="float" office:value="0.00626837">
                <text:p>0.00626837</text:p>
              </table:table-cell>
              <table:table-cell office:value-type="float" office:value="0.00699275">
                <text:p>0.00699275</text:p>
              </table:table-cell>
              <table:table-cell office:value-type="float" office:value="0.0495947">
                <text:p>0.0495947</text:p>
              </table:table-cell>
              <table:table-cell office:value-type="float" office:value="0.00956933">
                <text:p>0.00956933</text:p>
              </table:table-cell>
              <table:table-cell office:value-type="float" office:value="0.00795438">
                <text:p>0.007954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00">
                <text:p>110000</text:p>
              </table:table-cell>
              <table:table-cell office:value-type="float" office:value="0.00637574">
                <text:p>0.00637574</text:p>
              </table:table-cell>
              <table:table-cell office:value-type="float" office:value="0.00710249">
                <text:p>0.00710249</text:p>
              </table:table-cell>
              <table:table-cell office:value-type="float" office:value="0.0491758">
                <text:p>0.0491758</text:p>
              </table:table-cell>
              <table:table-cell office:value-type="float" office:value="0.00931985">
                <text:p>0.00931985</text:p>
              </table:table-cell>
              <table:table-cell office:value-type="float" office:value="0.00807004">
                <text:p>0.0080700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00">
                <text:p>111000</text:p>
              </table:table-cell>
              <table:table-cell office:value-type="float" office:value="0.0064989">
                <text:p>0.0064989</text:p>
              </table:table-cell>
              <table:table-cell office:value-type="float" office:value="0.00700025">
                <text:p>0.00700025</text:p>
              </table:table-cell>
              <table:table-cell office:value-type="float" office:value="0.0518669">
                <text:p>0.0518669</text:p>
              </table:table-cell>
              <table:table-cell office:value-type="float" office:value="0.00951012">
                <text:p>0.00951012</text:p>
              </table:table-cell>
              <table:table-cell office:value-type="float" office:value="0.0085931">
                <text:p>0.00859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00">
                <text:p>112000</text:p>
              </table:table-cell>
              <table:table-cell office:value-type="float" office:value="0.00662128">
                <text:p>0.00662128</text:p>
              </table:table-cell>
              <table:table-cell office:value-type="float" office:value="0.00706815">
                <text:p>0.00706815</text:p>
              </table:table-cell>
              <table:table-cell office:value-type="float" office:value="0.0503459">
                <text:p>0.0503459</text:p>
              </table:table-cell>
              <table:table-cell office:value-type="float" office:value="0.00945801">
                <text:p>0.00945801</text:p>
              </table:table-cell>
              <table:table-cell office:value-type="float" office:value="0.00801793">
                <text:p>0.0080179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00">
                <text:p>113000</text:p>
              </table:table-cell>
              <table:table-cell office:value-type="float" office:value="0.00632324">
                <text:p>0.00632324</text:p>
              </table:table-cell>
              <table:table-cell office:value-type="float" office:value="0.00711512">
                <text:p>0.00711512</text:p>
              </table:table-cell>
              <table:table-cell office:value-type="float" office:value="0.0482612">
                <text:p>0.0482612</text:p>
              </table:table-cell>
              <table:table-cell office:value-type="float" office:value="0.00937196">
                <text:p>0.00937196</text:p>
              </table:table-cell>
              <table:table-cell office:value-type="float" office:value="0.00819637">
                <text:p>0.0081963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00">
                <text:p>114000</text:p>
              </table:table-cell>
              <table:table-cell office:value-type="float" office:value="0.00630074">
                <text:p>0.00630074</text:p>
              </table:table-cell>
              <table:table-cell office:value-type="float" office:value="0.00760265">
                <text:p>0.00760265</text:p>
              </table:table-cell>
              <table:table-cell office:value-type="float" office:value="0.0483097">
                <text:p>0.0483097</text:p>
              </table:table-cell>
              <table:table-cell office:value-type="float" office:value="0.00953973">
                <text:p>0.00953973</text:p>
              </table:table-cell>
              <table:table-cell office:value-type="float" office:value="0.00801793">
                <text:p>0.0080179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00">
                <text:p>115000</text:p>
              </table:table-cell>
              <table:table-cell office:value-type="float" office:value="0.00645074">
                <text:p>0.00645074</text:p>
              </table:table-cell>
              <table:table-cell office:value-type="float" office:value="0.00692722">
                <text:p>0.00692722</text:p>
              </table:table-cell>
              <table:table-cell office:value-type="float" office:value="0.0514402">
                <text:p>0.0514402</text:p>
              </table:table-cell>
              <table:table-cell office:value-type="float" office:value="0.00960052">
                <text:p>0.00960052</text:p>
              </table:table-cell>
              <table:table-cell office:value-type="float" office:value="0.00798517">
                <text:p>0.007985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00">
                <text:p>116000</text:p>
              </table:table-cell>
              <table:table-cell office:value-type="float" office:value="0.00641166">
                <text:p>0.00641166</text:p>
              </table:table-cell>
              <table:table-cell office:value-type="float" office:value="0.00702078">
                <text:p>0.00702078</text:p>
              </table:table-cell>
              <table:table-cell office:value-type="float" office:value="0.0530366">
                <text:p>0.0530366</text:p>
              </table:table-cell>
              <table:table-cell office:value-type="float" office:value="0.00929064">
                <text:p>0.00929064</text:p>
              </table:table-cell>
              <table:table-cell office:value-type="float" office:value="0.00796188">
                <text:p>0.007961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00">
                <text:p>117000</text:p>
              </table:table-cell>
              <table:table-cell office:value-type="float" office:value="0.00661023">
                <text:p>0.00661023</text:p>
              </table:table-cell>
              <table:table-cell office:value-type="float" office:value="0.00694577">
                <text:p>0.00694577</text:p>
              </table:table-cell>
              <table:table-cell office:value-type="float" office:value="0.0477839">
                <text:p>0.0477839</text:p>
              </table:table-cell>
              <table:table-cell office:value-type="float" office:value="0.00935853">
                <text:p>0.00935853</text:p>
              </table:table-cell>
              <table:table-cell office:value-type="float" office:value="0.00806649">
                <text:p>0.008066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00">
                <text:p>118000</text:p>
              </table:table-cell>
              <table:table-cell office:value-type="float" office:value="0.00628297">
                <text:p>0.00628297</text:p>
              </table:table-cell>
              <table:table-cell office:value-type="float" office:value="0.00697498">
                <text:p>0.00697498</text:p>
              </table:table-cell>
              <table:table-cell office:value-type="float" office:value="0.048423">
                <text:p>0.048423</text:p>
              </table:table-cell>
              <table:table-cell office:value-type="float" office:value="0.00940551">
                <text:p>0.00940551</text:p>
              </table:table-cell>
              <table:table-cell office:value-type="float" office:value="0.00803767">
                <text:p>0.008037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00">
                <text:p>119000</text:p>
              </table:table-cell>
              <table:table-cell office:value-type="float" office:value="0.00629166">
                <text:p>0.00629166</text:p>
              </table:table-cell>
              <table:table-cell office:value-type="float" office:value="0.00746093">
                <text:p>0.00746093</text:p>
              </table:table-cell>
              <table:table-cell office:value-type="float" office:value="0.0496085">
                <text:p>0.0496085</text:p>
              </table:table-cell>
              <table:table-cell office:value-type="float" office:value="0.0093763">
                <text:p>0.0093763</text:p>
              </table:table-cell>
              <table:table-cell office:value-type="float" office:value="0.00817939">
                <text:p>0.008179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00">
                <text:p>120000</text:p>
              </table:table-cell>
              <table:table-cell office:value-type="float" office:value="0.00640653">
                <text:p>0.00640653</text:p>
              </table:table-cell>
              <table:table-cell office:value-type="float" office:value="0.00741909">
                <text:p>0.00741909</text:p>
              </table:table-cell>
              <table:table-cell office:value-type="float" office:value="0.050156">
                <text:p>0.050156</text:p>
              </table:table-cell>
              <table:table-cell office:value-type="float" office:value="0.00938261">
                <text:p>0.00938261</text:p>
              </table:table-cell>
              <table:table-cell office:value-type="float" office:value="0.00808465">
                <text:p>0.008084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00">
                <text:p>121000</text:p>
              </table:table-cell>
              <table:table-cell office:value-type="float" office:value="0.00627389">
                <text:p>0.00627389</text:p>
              </table:table-cell>
              <table:table-cell office:value-type="float" office:value="0.00694419">
                <text:p>0.00694419</text:p>
              </table:table-cell>
              <table:table-cell office:value-type="float" office:value="0.0492165">
                <text:p>0.0492165</text:p>
              </table:table-cell>
              <table:table-cell office:value-type="float" office:value="0.00935853">
                <text:p>0.00935853</text:p>
              </table:table-cell>
              <table:table-cell office:value-type="float" office:value="0.00809215">
                <text:p>0.008092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00">
                <text:p>122000</text:p>
              </table:table-cell>
              <table:table-cell office:value-type="float" office:value="0.00643535">
                <text:p>0.00643535</text:p>
              </table:table-cell>
              <table:table-cell office:value-type="float" office:value="0.00699077">
                <text:p>0.00699077</text:p>
              </table:table-cell>
              <table:table-cell office:value-type="float" office:value="0.048903">
                <text:p>0.048903</text:p>
              </table:table-cell>
              <table:table-cell office:value-type="float" office:value="0.00934037">
                <text:p>0.00934037</text:p>
              </table:table-cell>
              <table:table-cell office:value-type="float" office:value="0.00808781">
                <text:p>0.0080878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00">
                <text:p>123000</text:p>
              </table:table-cell>
              <table:table-cell office:value-type="float" office:value="0.00633034">
                <text:p>0.00633034</text:p>
              </table:table-cell>
              <table:table-cell office:value-type="float" office:value="0.00706262">
                <text:p>0.00706262</text:p>
              </table:table-cell>
              <table:table-cell office:value-type="float" office:value="0.0488403">
                <text:p>0.0488403</text:p>
              </table:table-cell>
              <table:table-cell office:value-type="float" office:value="0.00926577">
                <text:p>0.00926577</text:p>
              </table:table-cell>
              <table:table-cell office:value-type="float" office:value="0.00821768">
                <text:p>0.0082176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00">
                <text:p>124000</text:p>
              </table:table-cell>
              <table:table-cell office:value-type="float" office:value="0.00646811">
                <text:p>0.00646811</text:p>
              </table:table-cell>
              <table:table-cell office:value-type="float" office:value="0.00702354">
                <text:p>0.00702354</text:p>
              </table:table-cell>
              <table:table-cell office:value-type="float" office:value="0.0499018">
                <text:p>0.0499018</text:p>
              </table:table-cell>
              <table:table-cell office:value-type="float" office:value="0.00941656">
                <text:p>0.00941656</text:p>
              </table:table-cell>
              <table:table-cell office:value-type="float" office:value="0.00801162">
                <text:p>0.008011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00">
                <text:p>125000</text:p>
              </table:table-cell>
              <table:table-cell office:value-type="float" office:value="0.00628929">
                <text:p>0.00628929</text:p>
              </table:table-cell>
              <table:table-cell office:value-type="float" office:value="0.00702393">
                <text:p>0.00702393</text:p>
              </table:table-cell>
              <table:table-cell office:value-type="float" office:value="0.0486812">
                <text:p>0.0486812</text:p>
              </table:table-cell>
              <table:table-cell office:value-type="float" office:value="0.00933564">
                <text:p>0.00933564</text:p>
              </table:table-cell>
              <table:table-cell office:value-type="float" office:value="0.00798556">
                <text:p>0.007985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00">
                <text:p>126000</text:p>
              </table:table-cell>
              <table:table-cell office:value-type="float" office:value="0.00663115">
                <text:p>0.00663115</text:p>
              </table:table-cell>
              <table:table-cell office:value-type="float" office:value="0.00703025">
                <text:p>0.00703025</text:p>
              </table:table-cell>
              <table:table-cell office:value-type="float" office:value="0.0483074">
                <text:p>0.0483074</text:p>
              </table:table-cell>
              <table:table-cell office:value-type="float" office:value="0.00923695">
                <text:p>0.00923695</text:p>
              </table:table-cell>
              <table:table-cell office:value-type="float" office:value="0.00818452">
                <text:p>0.008184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00">
                <text:p>127000</text:p>
              </table:table-cell>
              <table:table-cell office:value-type="float" office:value="0.00653522">
                <text:p>0.00653522</text:p>
              </table:table-cell>
              <table:table-cell office:value-type="float" office:value="0.00709815">
                <text:p>0.00709815</text:p>
              </table:table-cell>
              <table:table-cell office:value-type="float" office:value="0.0481755">
                <text:p>0.0481755</text:p>
              </table:table-cell>
              <table:table-cell office:value-type="float" office:value="0.009203">
                <text:p>0.009203</text:p>
              </table:table-cell>
              <table:table-cell office:value-type="float" office:value="0.00796701">
                <text:p>0.007967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00">
                <text:p>128000</text:p>
              </table:table-cell>
              <table:table-cell office:value-type="float" office:value="0.00645785">
                <text:p>0.00645785</text:p>
              </table:table-cell>
              <table:table-cell office:value-type="float" office:value="0.00703301">
                <text:p>0.00703301</text:p>
              </table:table-cell>
              <table:table-cell office:value-type="float" office:value="0.0514998">
                <text:p>0.0514998</text:p>
              </table:table-cell>
              <table:table-cell office:value-type="float" office:value="0.00980106">
                <text:p>0.00980106</text:p>
              </table:table-cell>
              <table:table-cell office:value-type="float" office:value="0.00793425">
                <text:p>0.007934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00">
                <text:p>129000</text:p>
              </table:table-cell>
              <table:table-cell office:value-type="float" office:value="0.00660825">
                <text:p>0.00660825</text:p>
              </table:table-cell>
              <table:table-cell office:value-type="float" office:value="0.00708117">
                <text:p>0.00708117</text:p>
              </table:table-cell>
              <table:table-cell office:value-type="float" office:value="0.0482659">
                <text:p>0.0482659</text:p>
              </table:table-cell>
              <table:table-cell office:value-type="float" office:value="0.00938735">
                <text:p>0.00938735</text:p>
              </table:table-cell>
              <table:table-cell office:value-type="float" office:value="0.00799504">
                <text:p>0.007995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00">
                <text:p>130000</text:p>
              </table:table-cell>
              <table:table-cell office:value-type="float" office:value="0.00653167">
                <text:p>0.00653167</text:p>
              </table:table-cell>
              <table:table-cell office:value-type="float" office:value="0.00706459">
                <text:p>0.00706459</text:p>
              </table:table-cell>
              <table:table-cell office:value-type="float" office:value="0.04892">
                <text:p>0.04892</text:p>
              </table:table-cell>
              <table:table-cell office:value-type="float" office:value="0.00997396">
                <text:p>0.00997396</text:p>
              </table:table-cell>
              <table:table-cell office:value-type="float" office:value="0.0079832">
                <text:p>0.00798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00">
                <text:p>131000</text:p>
              </table:table-cell>
              <table:table-cell office:value-type="float" office:value="0.00628574">
                <text:p>0.00628574</text:p>
              </table:table-cell>
              <table:table-cell office:value-type="float" office:value="0.00728921">
                <text:p>0.00728921</text:p>
              </table:table-cell>
              <table:table-cell office:value-type="float" office:value="0.0492678">
                <text:p>0.0492678</text:p>
              </table:table-cell>
              <table:table-cell office:value-type="float" office:value="0.00943314">
                <text:p>0.00943314</text:p>
              </table:table-cell>
              <table:table-cell office:value-type="float" office:value="0.00796938">
                <text:p>0.007969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00">
                <text:p>132000</text:p>
              </table:table-cell>
              <table:table-cell office:value-type="float" office:value="0.00643614">
                <text:p>0.00643614</text:p>
              </table:table-cell>
              <table:table-cell office:value-type="float" office:value="0.00691024">
                <text:p>0.00691024</text:p>
              </table:table-cell>
              <table:table-cell office:value-type="float" office:value="0.0497526">
                <text:p>0.0497526</text:p>
              </table:table-cell>
              <table:table-cell office:value-type="float" office:value="0.00931077">
                <text:p>0.00931077</text:p>
              </table:table-cell>
              <table:table-cell office:value-type="float" office:value="0.00797727">
                <text:p>0.007977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00">
                <text:p>133000</text:p>
              </table:table-cell>
              <table:table-cell office:value-type="float" office:value="0.006371">
                <text:p>0.006371</text:p>
              </table:table-cell>
              <table:table-cell office:value-type="float" office:value="0.00701485">
                <text:p>0.00701485</text:p>
              </table:table-cell>
              <table:table-cell office:value-type="float" office:value="0.0495508">
                <text:p>0.0495508</text:p>
              </table:table-cell>
              <table:table-cell office:value-type="float" office:value="0.0100024">
                <text:p>0.0100024</text:p>
              </table:table-cell>
              <table:table-cell office:value-type="float" office:value="0.00795635">
                <text:p>0.007956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00">
                <text:p>134000</text:p>
              </table:table-cell>
              <table:table-cell office:value-type="float" office:value="0.00630153">
                <text:p>0.00630153</text:p>
              </table:table-cell>
              <table:table-cell office:value-type="float" office:value="0.00698564">
                <text:p>0.00698564</text:p>
              </table:table-cell>
              <table:table-cell office:value-type="float" office:value="0.047549">
                <text:p>0.047549</text:p>
              </table:table-cell>
              <table:table-cell office:value-type="float" office:value="0.0101449">
                <text:p>0.0101449</text:p>
              </table:table-cell>
              <table:table-cell office:value-type="float" office:value="0.00800057">
                <text:p>0.0080005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00">
                <text:p>135000</text:p>
              </table:table-cell>
              <table:table-cell office:value-type="float" office:value="0.00657272">
                <text:p>0.00657272</text:p>
              </table:table-cell>
              <table:table-cell office:value-type="float" office:value="0.0070338">
                <text:p>0.0070338</text:p>
              </table:table-cell>
              <table:table-cell office:value-type="float" office:value="0.047894">
                <text:p>0.047894</text:p>
              </table:table-cell>
              <table:table-cell office:value-type="float" office:value="0.00933801">
                <text:p>0.00933801</text:p>
              </table:table-cell>
              <table:table-cell office:value-type="float" office:value="0.00795951">
                <text:p>0.0079595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00">
                <text:p>136000</text:p>
              </table:table-cell>
              <table:table-cell office:value-type="float" office:value="0.00633548">
                <text:p>0.00633548</text:p>
              </table:table-cell>
              <table:table-cell office:value-type="float" office:value="0.00694972">
                <text:p>0.00694972</text:p>
              </table:table-cell>
              <table:table-cell office:value-type="float" office:value="0.0511476">
                <text:p>0.0511476</text:p>
              </table:table-cell>
              <table:table-cell office:value-type="float" office:value="0.00930524">
                <text:p>0.00930524</text:p>
              </table:table-cell>
              <table:table-cell office:value-type="float" office:value="0.00819321">
                <text:p>0.008193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00">
                <text:p>137000</text:p>
              </table:table-cell>
              <table:table-cell office:value-type="float" office:value="0.00650522">
                <text:p>0.00650522</text:p>
              </table:table-cell>
              <table:table-cell office:value-type="float" office:value="0.00713802">
                <text:p>0.00713802</text:p>
              </table:table-cell>
              <table:table-cell office:value-type="float" office:value="0.0519786">
                <text:p>0.0519786</text:p>
              </table:table-cell>
              <table:table-cell office:value-type="float" office:value="0.00933761">
                <text:p>0.00933761</text:p>
              </table:table-cell>
              <table:table-cell office:value-type="float" office:value="0.00801557">
                <text:p>0.0080155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00">
                <text:p>138000</text:p>
              </table:table-cell>
              <table:table-cell office:value-type="float" office:value="0.00642943">
                <text:p>0.00642943</text:p>
              </table:table-cell>
              <table:table-cell office:value-type="float" office:value="0.0073204">
                <text:p>0.0073204</text:p>
              </table:table-cell>
              <table:table-cell office:value-type="float" office:value="0.0476682">
                <text:p>0.0476682</text:p>
              </table:table-cell>
              <table:table-cell office:value-type="float" office:value="0.00924958">
                <text:p>0.00924958</text:p>
              </table:table-cell>
              <table:table-cell office:value-type="float" office:value="0.00855678">
                <text:p>0.008556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00">
                <text:p>139000</text:p>
              </table:table-cell>
              <table:table-cell office:value-type="float" office:value="0.00636034">
                <text:p>0.00636034</text:p>
              </table:table-cell>
              <table:table-cell office:value-type="float" office:value="0.00716407">
                <text:p>0.00716407</text:p>
              </table:table-cell>
              <table:table-cell office:value-type="float" office:value="0.0477464">
                <text:p>0.0477464</text:p>
              </table:table-cell>
              <table:table-cell office:value-type="float" office:value="0.00939643">
                <text:p>0.00939643</text:p>
              </table:table-cell>
              <table:table-cell office:value-type="float" office:value="0.00794096">
                <text:p>0.007940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00">
                <text:p>140000</text:p>
              </table:table-cell>
              <table:table-cell office:value-type="float" office:value="0.00655022">
                <text:p>0.00655022</text:p>
              </table:table-cell>
              <table:table-cell office:value-type="float" office:value="0.00707486">
                <text:p>0.00707486</text:p>
              </table:table-cell>
              <table:table-cell office:value-type="float" office:value="0.0487092">
                <text:p>0.0487092</text:p>
              </table:table-cell>
              <table:table-cell office:value-type="float" office:value="0.00926892">
                <text:p>0.00926892</text:p>
              </table:table-cell>
              <table:table-cell office:value-type="float" office:value="0.00811465">
                <text:p>0.008114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00">
                <text:p>141000</text:p>
              </table:table-cell>
              <table:table-cell office:value-type="float" office:value="0.00655338">
                <text:p>0.00655338</text:p>
              </table:table-cell>
              <table:table-cell office:value-type="float" office:value="0.0069284">
                <text:p>0.0069284</text:p>
              </table:table-cell>
              <table:table-cell office:value-type="float" office:value="0.0524349">
                <text:p>0.0524349</text:p>
              </table:table-cell>
              <table:table-cell office:value-type="float" office:value="0.00919471">
                <text:p>0.00919471</text:p>
              </table:table-cell>
              <table:table-cell office:value-type="float" office:value="0.00799859">
                <text:p>0.007998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00">
                <text:p>142000</text:p>
              </table:table-cell>
              <table:table-cell office:value-type="float" office:value="0.00626244">
                <text:p>0.00626244</text:p>
              </table:table-cell>
              <table:table-cell office:value-type="float" office:value="0.00698051">
                <text:p>0.00698051</text:p>
              </table:table-cell>
              <table:table-cell office:value-type="float" office:value="0.0486796">
                <text:p>0.0486796</text:p>
              </table:table-cell>
              <table:table-cell office:value-type="float" office:value="0.00960526">
                <text:p>0.00960526</text:p>
              </table:table-cell>
              <table:table-cell office:value-type="float" office:value="0.00835901">
                <text:p>0.0083590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00">
                <text:p>143000</text:p>
              </table:table-cell>
              <table:table-cell office:value-type="float" office:value="0.00633548">
                <text:p>0.00633548</text:p>
              </table:table-cell>
              <table:table-cell office:value-type="float" office:value="0.00762554">
                <text:p>0.00762554</text:p>
              </table:table-cell>
              <table:table-cell office:value-type="float" office:value="0.0492196">
                <text:p>0.0492196</text:p>
              </table:table-cell>
              <table:table-cell office:value-type="float" office:value="0.00921682">
                <text:p>0.00921682</text:p>
              </table:table-cell>
              <table:table-cell office:value-type="float" office:value="0.00797372">
                <text:p>0.007973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00">
                <text:p>144000</text:p>
              </table:table-cell>
              <table:table-cell office:value-type="float" office:value="0.00650877">
                <text:p>0.00650877</text:p>
              </table:table-cell>
              <table:table-cell office:value-type="float" office:value="0.00709302">
                <text:p>0.00709302</text:p>
              </table:table-cell>
              <table:table-cell office:value-type="float" office:value="0.0477815">
                <text:p>0.0477815</text:p>
              </table:table-cell>
              <table:table-cell office:value-type="float" office:value="0.00957526">
                <text:p>0.00957526</text:p>
              </table:table-cell>
              <table:table-cell office:value-type="float" office:value="0.00837401">
                <text:p>0.008374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00">
                <text:p>145000</text:p>
              </table:table-cell>
              <table:table-cell office:value-type="float" office:value="0.00656207">
                <text:p>0.00656207</text:p>
              </table:table-cell>
              <table:table-cell office:value-type="float" office:value="0.00694064">
                <text:p>0.00694064</text:p>
              </table:table-cell>
              <table:table-cell office:value-type="float" office:value="0.0537384">
                <text:p>0.0537384</text:p>
              </table:table-cell>
              <table:table-cell office:value-type="float" office:value="0.00917773">
                <text:p>0.00917773</text:p>
              </table:table-cell>
              <table:table-cell office:value-type="float" office:value="0.00807715">
                <text:p>0.008077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00">
                <text:p>146000</text:p>
              </table:table-cell>
              <table:table-cell office:value-type="float" office:value="0.006281">
                <text:p>0.006281</text:p>
              </table:table-cell>
              <table:table-cell office:value-type="float" office:value="0.00709815">
                <text:p>0.00709815</text:p>
              </table:table-cell>
              <table:table-cell office:value-type="float" office:value="0.0482264">
                <text:p>0.0482264</text:p>
              </table:table-cell>
              <table:table-cell office:value-type="float" office:value="0.00925669">
                <text:p>0.00925669</text:p>
              </table:table-cell>
              <table:table-cell office:value-type="float" office:value="0.0081486">
                <text:p>0.00814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00">
                <text:p>147000</text:p>
              </table:table-cell>
              <table:table-cell office:value-type="float" office:value="0.00634574">
                <text:p>0.00634574</text:p>
              </table:table-cell>
              <table:table-cell office:value-type="float" office:value="0.00711394">
                <text:p>0.00711394</text:p>
              </table:table-cell>
              <table:table-cell office:value-type="float" office:value="0.0488592">
                <text:p>0.0488592</text:p>
              </table:table-cell>
              <table:table-cell office:value-type="float" office:value="0.00923813">
                <text:p>0.00923813</text:p>
              </table:table-cell>
              <table:table-cell office:value-type="float" office:value="0.00792477">
                <text:p>0.0079247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00">
                <text:p>148000</text:p>
              </table:table-cell>
              <table:table-cell office:value-type="float" office:value="0.00652338">
                <text:p>0.00652338</text:p>
              </table:table-cell>
              <table:table-cell office:value-type="float" office:value="0.00705512">
                <text:p>0.00705512</text:p>
              </table:table-cell>
              <table:table-cell office:value-type="float" office:value="0.0481877">
                <text:p>0.0481877</text:p>
              </table:table-cell>
              <table:table-cell office:value-type="float" office:value="0.00915247">
                <text:p>0.00915247</text:p>
              </table:table-cell>
              <table:table-cell office:value-type="float" office:value="0.00801754">
                <text:p>0.008017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00">
                <text:p>149000</text:p>
              </table:table-cell>
              <table:table-cell office:value-type="float" office:value="0.0064764">
                <text:p>0.0064764</text:p>
              </table:table-cell>
              <table:table-cell office:value-type="float" office:value="0.00704841">
                <text:p>0.00704841</text:p>
              </table:table-cell>
              <table:table-cell office:value-type="float" office:value="0.0522222">
                <text:p>0.0522222</text:p>
              </table:table-cell>
              <table:table-cell office:value-type="float" office:value="0.00970671">
                <text:p>0.00970671</text:p>
              </table:table-cell>
              <table:table-cell office:value-type="float" office:value="0.00809254">
                <text:p>0.008092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00">
                <text:p>150000</text:p>
              </table:table-cell>
              <table:table-cell office:value-type="float" office:value="0.00641285">
                <text:p>0.00641285</text:p>
              </table:table-cell>
              <table:table-cell office:value-type="float" office:value="0.00705907">
                <text:p>0.00705907</text:p>
              </table:table-cell>
              <table:table-cell office:value-type="float" office:value="0.0488857">
                <text:p>0.0488857</text:p>
              </table:table-cell>
              <table:table-cell office:value-type="float" office:value="0.00940985">
                <text:p>0.00940985</text:p>
              </table:table-cell>
              <table:table-cell office:value-type="float" office:value="0.00830966">
                <text:p>0.008309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00">
                <text:p>151000</text:p>
              </table:table-cell>
              <table:table-cell office:value-type="float" office:value="0.00636192">
                <text:p>0.00636192</text:p>
              </table:table-cell>
              <table:table-cell office:value-type="float" office:value="0.00709696">
                <text:p>0.00709696</text:p>
              </table:table-cell>
              <table:table-cell office:value-type="float" office:value="0.0483709">
                <text:p>0.0483709</text:p>
              </table:table-cell>
              <table:table-cell office:value-type="float" office:value="0.00983185">
                <text:p>0.00983185</text:p>
              </table:table-cell>
              <table:table-cell office:value-type="float" office:value="0.00834914">
                <text:p>0.008349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00">
                <text:p>152000</text:p>
              </table:table-cell>
              <table:table-cell office:value-type="float" office:value="0.00636034">
                <text:p>0.00636034</text:p>
              </table:table-cell>
              <table:table-cell office:value-type="float" office:value="0.00701051">
                <text:p>0.00701051</text:p>
              </table:table-cell>
              <table:table-cell office:value-type="float" office:value="0.0480429">
                <text:p>0.0480429</text:p>
              </table:table-cell>
              <table:table-cell office:value-type="float" office:value="0.00925234">
                <text:p>0.00925234</text:p>
              </table:table-cell>
              <table:table-cell office:value-type="float" office:value="0.00873047">
                <text:p>0.008730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00">
                <text:p>153000</text:p>
              </table:table-cell>
              <table:table-cell office:value-type="float" office:value="0.00634258">
                <text:p>0.00634258</text:p>
              </table:table-cell>
              <table:table-cell office:value-type="float" office:value="0.00795359">
                <text:p>0.00795359</text:p>
              </table:table-cell>
              <table:table-cell office:value-type="float" office:value="0.0523343">
                <text:p>0.0523343</text:p>
              </table:table-cell>
              <table:table-cell office:value-type="float" office:value="0.00986896">
                <text:p>0.00986896</text:p>
              </table:table-cell>
              <table:table-cell office:value-type="float" office:value="0.00794293">
                <text:p>0.0079429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00">
                <text:p>154000</text:p>
              </table:table-cell>
              <table:table-cell office:value-type="float" office:value="0.00634298">
                <text:p>0.00634298</text:p>
              </table:table-cell>
              <table:table-cell office:value-type="float" office:value="0.00707367">
                <text:p>0.00707367</text:p>
              </table:table-cell>
              <table:table-cell office:value-type="float" office:value="0.0483496">
                <text:p>0.0483496</text:p>
              </table:table-cell>
              <table:table-cell office:value-type="float" office:value="0.00972092">
                <text:p>0.00972092</text:p>
              </table:table-cell>
              <table:table-cell office:value-type="float" office:value="0.00797175">
                <text:p>0.007971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00">
                <text:p>155000</text:p>
              </table:table-cell>
              <table:table-cell office:value-type="float" office:value="0.00632955">
                <text:p>0.00632955</text:p>
              </table:table-cell>
              <table:table-cell office:value-type="float" office:value="0.00764015">
                <text:p>0.00764015</text:p>
              </table:table-cell>
              <table:table-cell office:value-type="float" office:value="0.0479734">
                <text:p>0.0479734</text:p>
              </table:table-cell>
              <table:table-cell office:value-type="float" office:value="0.00929537">
                <text:p>0.00929537</text:p>
              </table:table-cell>
              <table:table-cell office:value-type="float" office:value="0.00802188">
                <text:p>0.008021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00">
                <text:p>156000</text:p>
              </table:table-cell>
              <table:table-cell office:value-type="float" office:value="0.00646298">
                <text:p>0.00646298</text:p>
              </table:table-cell>
              <table:table-cell office:value-type="float" office:value="0.00693393">
                <text:p>0.00693393</text:p>
              </table:table-cell>
              <table:table-cell office:value-type="float" office:value="0.0517323">
                <text:p>0.0517323</text:p>
              </table:table-cell>
              <table:table-cell office:value-type="float" office:value="0.00949788">
                <text:p>0.00949788</text:p>
              </table:table-cell>
              <table:table-cell office:value-type="float" office:value="0.00802741">
                <text:p>0.008027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00">
                <text:p>157000</text:p>
              </table:table-cell>
              <table:table-cell office:value-type="float" office:value="0.00626639">
                <text:p>0.00626639</text:p>
              </table:table-cell>
              <table:table-cell office:value-type="float" office:value="0.00748146">
                <text:p>0.00748146</text:p>
              </table:table-cell>
              <table:table-cell office:value-type="float" office:value="0.0501532">
                <text:p>0.0501532</text:p>
              </table:table-cell>
              <table:table-cell office:value-type="float" office:value="0.00928629">
                <text:p>0.00928629</text:p>
              </table:table-cell>
              <table:table-cell office:value-type="float" office:value="0.00802978">
                <text:p>0.008029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00">
                <text:p>158000</text:p>
              </table:table-cell>
              <table:table-cell office:value-type="float" office:value="0.00628218">
                <text:p>0.00628218</text:p>
              </table:table-cell>
              <table:table-cell office:value-type="float" office:value="0.00696946">
                <text:p>0.00696946</text:p>
              </table:table-cell>
              <table:table-cell office:value-type="float" office:value="0.0497806">
                <text:p>0.0497806</text:p>
              </table:table-cell>
              <table:table-cell office:value-type="float" office:value="0.00940275">
                <text:p>0.00940275</text:p>
              </table:table-cell>
              <table:table-cell office:value-type="float" office:value="0.00793898">
                <text:p>0.007938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00">
                <text:p>159000</text:p>
              </table:table-cell>
              <table:table-cell office:value-type="float" office:value="0.00627547">
                <text:p>0.00627547</text:p>
              </table:table-cell>
              <table:table-cell office:value-type="float" office:value="0.00695801">
                <text:p>0.00695801</text:p>
              </table:table-cell>
              <table:table-cell office:value-type="float" office:value="0.0480409">
                <text:p>0.0480409</text:p>
              </table:table-cell>
              <table:table-cell office:value-type="float" office:value="0.00993764">
                <text:p>0.00993764</text:p>
              </table:table-cell>
              <table:table-cell office:value-type="float" office:value="0.00800649">
                <text:p>0.008006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00">
                <text:p>160000</text:p>
              </table:table-cell>
              <table:table-cell office:value-type="float" office:value="0.00673142">
                <text:p>0.00673142</text:p>
              </table:table-cell>
              <table:table-cell office:value-type="float" office:value="0.00717078">
                <text:p>0.00717078</text:p>
              </table:table-cell>
              <table:table-cell office:value-type="float" office:value="0.0481234">
                <text:p>0.0481234</text:p>
              </table:table-cell>
              <table:table-cell office:value-type="float" office:value="0.00928037">
                <text:p>0.00928037</text:p>
              </table:table-cell>
              <table:table-cell office:value-type="float" office:value="0.00800925">
                <text:p>0.008009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00">
                <text:p>161000</text:p>
              </table:table-cell>
              <table:table-cell office:value-type="float" office:value="0.00645469">
                <text:p>0.00645469</text:p>
              </table:table-cell>
              <table:table-cell office:value-type="float" office:value="0.00697972">
                <text:p>0.00697972</text:p>
              </table:table-cell>
              <table:table-cell office:value-type="float" office:value="0.0496866">
                <text:p>0.0496866</text:p>
              </table:table-cell>
              <table:table-cell office:value-type="float" office:value="0.00929695">
                <text:p>0.00929695</text:p>
              </table:table-cell>
              <table:table-cell office:value-type="float" office:value="0.00799109">
                <text:p>0.0079910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00">
                <text:p>162000</text:p>
              </table:table-cell>
              <table:table-cell office:value-type="float" office:value="0.00630547">
                <text:p>0.00630547</text:p>
              </table:table-cell>
              <table:table-cell office:value-type="float" office:value="0.0070263">
                <text:p>0.0070263</text:p>
              </table:table-cell>
              <table:table-cell office:value-type="float" office:value="0.0498059">
                <text:p>0.0498059</text:p>
              </table:table-cell>
              <table:table-cell office:value-type="float" office:value="0.0092709">
                <text:p>0.0092709</text:p>
              </table:table-cell>
              <table:table-cell office:value-type="float" office:value="0.00805228">
                <text:p>0.008052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00">
                <text:p>163000</text:p>
              </table:table-cell>
              <table:table-cell office:value-type="float" office:value="0.00628652">
                <text:p>0.00628652</text:p>
              </table:table-cell>
              <table:table-cell office:value-type="float" office:value="0.00710012">
                <text:p>0.00710012</text:p>
              </table:table-cell>
              <table:table-cell office:value-type="float" office:value="0.0495185">
                <text:p>0.0495185</text:p>
              </table:table-cell>
              <table:table-cell office:value-type="float" office:value="0.00975053">
                <text:p>0.00975053</text:p>
              </table:table-cell>
              <table:table-cell office:value-type="float" office:value="0.00844388">
                <text:p>0.008443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00">
                <text:p>164000</text:p>
              </table:table-cell>
              <table:table-cell office:value-type="float" office:value="0.00654391">
                <text:p>0.00654391</text:p>
              </table:table-cell>
              <table:table-cell office:value-type="float" office:value="0.00709617">
                <text:p>0.00709617</text:p>
              </table:table-cell>
              <table:table-cell office:value-type="float" office:value="0.0484882">
                <text:p>0.0484882</text:p>
              </table:table-cell>
              <table:table-cell office:value-type="float" office:value="0.00934669">
                <text:p>0.00934669</text:p>
              </table:table-cell>
              <table:table-cell office:value-type="float" office:value="0.00799583">
                <text:p>0.0079958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00">
                <text:p>165000</text:p>
              </table:table-cell>
              <table:table-cell office:value-type="float" office:value="0.00632166">
                <text:p>0.00632166</text:p>
              </table:table-cell>
              <table:table-cell office:value-type="float" office:value="0.00692959">
                <text:p>0.00692959</text:p>
              </table:table-cell>
              <table:table-cell office:value-type="float" office:value="0.0495524">
                <text:p>0.0495524</text:p>
              </table:table-cell>
              <table:table-cell office:value-type="float" office:value="0.00934985">
                <text:p>0.00934985</text:p>
              </table:table-cell>
              <table:table-cell office:value-type="float" office:value="0.00823979">
                <text:p>0.0082397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00">
                <text:p>166000</text:p>
              </table:table-cell>
              <table:table-cell office:value-type="float" office:value="0.00639745">
                <text:p>0.00639745</text:p>
              </table:table-cell>
              <table:table-cell office:value-type="float" office:value="0.0069513">
                <text:p>0.0069513</text:p>
              </table:table-cell>
              <table:table-cell office:value-type="float" office:value="0.053727">
                <text:p>0.053727</text:p>
              </table:table-cell>
              <table:table-cell office:value-type="float" office:value="0.00932301">
                <text:p>0.00932301</text:p>
              </table:table-cell>
              <table:table-cell office:value-type="float" office:value="0.00796464">
                <text:p>0.007964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00">
                <text:p>167000</text:p>
              </table:table-cell>
              <table:table-cell office:value-type="float" office:value="0.00625021">
                <text:p>0.00625021</text:p>
              </table:table-cell>
              <table:table-cell office:value-type="float" office:value="0.00700577">
                <text:p>0.00700577</text:p>
              </table:table-cell>
              <table:table-cell office:value-type="float" office:value="0.0483354">
                <text:p>0.0483354</text:p>
              </table:table-cell>
              <table:table-cell office:value-type="float" office:value="0.00929735">
                <text:p>0.00929735</text:p>
              </table:table-cell>
              <table:table-cell office:value-type="float" office:value="0.00792003">
                <text:p>0.0079200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00">
                <text:p>168000</text:p>
              </table:table-cell>
              <table:table-cell office:value-type="float" office:value="0.00643022">
                <text:p>0.00643022</text:p>
              </table:table-cell>
              <table:table-cell office:value-type="float" office:value="0.00700933">
                <text:p>0.00700933</text:p>
              </table:table-cell>
              <table:table-cell office:value-type="float" office:value="0.0500601">
                <text:p>0.0500601</text:p>
              </table:table-cell>
              <table:table-cell office:value-type="float" office:value="0.00933564">
                <text:p>0.00933564</text:p>
              </table:table-cell>
              <table:table-cell office:value-type="float" office:value="0.00795596">
                <text:p>0.007955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00">
                <text:p>169000</text:p>
              </table:table-cell>
              <table:table-cell office:value-type="float" office:value="0.00630192">
                <text:p>0.00630192</text:p>
              </table:table-cell>
              <table:table-cell office:value-type="float" office:value="0.00691577">
                <text:p>0.00691577</text:p>
              </table:table-cell>
              <table:table-cell office:value-type="float" office:value="0.0491983">
                <text:p>0.0491983</text:p>
              </table:table-cell>
              <table:table-cell office:value-type="float" office:value="0.00929458">
                <text:p>0.00929458</text:p>
              </table:table-cell>
              <table:table-cell office:value-type="float" office:value="0.00805386">
                <text:p>0.0080538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00">
                <text:p>170000</text:p>
              </table:table-cell>
              <table:table-cell office:value-type="float" office:value="0.00636903">
                <text:p>0.00636903</text:p>
              </table:table-cell>
              <table:table-cell office:value-type="float" office:value="0.00715578">
                <text:p>0.00715578</text:p>
              </table:table-cell>
              <table:table-cell office:value-type="float" office:value="0.0550984">
                <text:p>0.0550984</text:p>
              </table:table-cell>
              <table:table-cell office:value-type="float" office:value="0.00931314">
                <text:p>0.00931314</text:p>
              </table:table-cell>
              <table:table-cell office:value-type="float" office:value="0.00788687">
                <text:p>0.0078868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00">
                <text:p>171000</text:p>
              </table:table-cell>
              <table:table-cell office:value-type="float" office:value="0.00644522">
                <text:p>0.00644522</text:p>
              </table:table-cell>
              <table:table-cell office:value-type="float" office:value="0.00742185">
                <text:p>0.00742185</text:p>
              </table:table-cell>
              <table:table-cell office:value-type="float" office:value="0.0484885">
                <text:p>0.0484885</text:p>
              </table:table-cell>
              <table:table-cell office:value-type="float" office:value="0.00962381">
                <text:p>0.00962381</text:p>
              </table:table-cell>
              <table:table-cell office:value-type="float" office:value="0.00805544">
                <text:p>0.008055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00">
                <text:p>172000</text:p>
              </table:table-cell>
              <table:table-cell office:value-type="float" office:value="0.00628771">
                <text:p>0.00628771</text:p>
              </table:table-cell>
              <table:table-cell office:value-type="float" office:value="0.00721736">
                <text:p>0.00721736</text:p>
              </table:table-cell>
              <table:table-cell office:value-type="float" office:value="0.0487755">
                <text:p>0.0487755</text:p>
              </table:table-cell>
              <table:table-cell office:value-type="float" office:value="0.00933919">
                <text:p>0.00933919</text:p>
              </table:table-cell>
              <table:table-cell office:value-type="float" office:value="0.0080357">
                <text:p>0.008035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00">
                <text:p>173000</text:p>
              </table:table-cell>
              <table:table-cell office:value-type="float" office:value="0.00629245">
                <text:p>0.00629245</text:p>
              </table:table-cell>
              <table:table-cell office:value-type="float" office:value="0.00998462">
                <text:p>0.00998462</text:p>
              </table:table-cell>
              <table:table-cell office:value-type="float" office:value="0.0485446">
                <text:p>0.0485446</text:p>
              </table:table-cell>
              <table:table-cell office:value-type="float" office:value="0.00963723">
                <text:p>0.00963723</text:p>
              </table:table-cell>
              <table:table-cell office:value-type="float" office:value="0.00827058">
                <text:p>0.0082705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00">
                <text:p>174000</text:p>
              </table:table-cell>
              <table:table-cell office:value-type="float" office:value="0.00629284">
                <text:p>0.00629284</text:p>
              </table:table-cell>
              <table:table-cell office:value-type="float" office:value="0.00696196">
                <text:p>0.00696196</text:p>
              </table:table-cell>
              <table:table-cell office:value-type="float" office:value="0.0514725">
                <text:p>0.0514725</text:p>
              </table:table-cell>
              <table:table-cell office:value-type="float" office:value="0.00972211">
                <text:p>0.00972211</text:p>
              </table:table-cell>
              <table:table-cell office:value-type="float" office:value="0.0080732">
                <text:p>0.008073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00">
                <text:p>175000</text:p>
              </table:table-cell>
              <table:table-cell office:value-type="float" office:value="0.00624468">
                <text:p>0.00624468</text:p>
              </table:table-cell>
              <table:table-cell office:value-type="float" office:value="0.0073954">
                <text:p>0.0073954</text:p>
              </table:table-cell>
              <table:table-cell office:value-type="float" office:value="0.0481566">
                <text:p>0.0481566</text:p>
              </table:table-cell>
              <table:table-cell office:value-type="float" office:value="0.00934827">
                <text:p>0.00934827</text:p>
              </table:table-cell>
              <table:table-cell office:value-type="float" office:value="0.0079982">
                <text:p>0.007998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00">
                <text:p>176000</text:p>
              </table:table-cell>
              <table:table-cell office:value-type="float" office:value="0.00652693">
                <text:p>0.00652693</text:p>
              </table:table-cell>
              <table:table-cell office:value-type="float" office:value="0.00738987">
                <text:p>0.00738987</text:p>
              </table:table-cell>
              <table:table-cell office:value-type="float" office:value="0.0483488">
                <text:p>0.0483488</text:p>
              </table:table-cell>
              <table:table-cell office:value-type="float" office:value="0.00932616">
                <text:p>0.00932616</text:p>
              </table:table-cell>
              <table:table-cell office:value-type="float" office:value="0.00797925">
                <text:p>0.007979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00">
                <text:p>177000</text:p>
              </table:table-cell>
              <table:table-cell office:value-type="float" office:value="0.00657351">
                <text:p>0.00657351</text:p>
              </table:table-cell>
              <table:table-cell office:value-type="float" office:value="0.00696669">
                <text:p>0.00696669</text:p>
              </table:table-cell>
              <table:table-cell office:value-type="float" office:value="0.0487258">
                <text:p>0.0487258</text:p>
              </table:table-cell>
              <table:table-cell office:value-type="float" office:value="0.00929537">
                <text:p>0.00929537</text:p>
              </table:table-cell>
              <table:table-cell office:value-type="float" office:value="0.00832387">
                <text:p>0.0083238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00">
                <text:p>178000</text:p>
              </table:table-cell>
              <table:table-cell office:value-type="float" office:value="0.00648469">
                <text:p>0.00648469</text:p>
              </table:table-cell>
              <table:table-cell office:value-type="float" office:value="0.00698604">
                <text:p>0.00698604</text:p>
              </table:table-cell>
              <table:table-cell office:value-type="float" office:value="0.0527065">
                <text:p>0.0527065</text:p>
              </table:table-cell>
              <table:table-cell office:value-type="float" office:value="0.00930366">
                <text:p>0.00930366</text:p>
              </table:table-cell>
              <table:table-cell office:value-type="float" office:value="0.00795596">
                <text:p>0.007955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00">
                <text:p>179000</text:p>
              </table:table-cell>
              <table:table-cell office:value-type="float" office:value="0.00926853">
                <text:p>0.00926853</text:p>
              </table:table-cell>
              <table:table-cell office:value-type="float" office:value="0.00699985">
                <text:p>0.00699985</text:p>
              </table:table-cell>
              <table:table-cell office:value-type="float" office:value="0.0494679">
                <text:p>0.0494679</text:p>
              </table:table-cell>
              <table:table-cell office:value-type="float" office:value="0.0094363">
                <text:p>0.0094363</text:p>
              </table:table-cell>
              <table:table-cell office:value-type="float" office:value="0.00833098">
                <text:p>0.008330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00">
                <text:p>180000</text:p>
              </table:table-cell>
              <table:table-cell office:value-type="float" office:value="0.00629639">
                <text:p>0.00629639</text:p>
              </table:table-cell>
              <table:table-cell office:value-type="float" office:value="0.00726276">
                <text:p>0.00726276</text:p>
              </table:table-cell>
              <table:table-cell office:value-type="float" office:value="0.0480894">
                <text:p>0.0480894</text:p>
              </table:table-cell>
              <table:table-cell office:value-type="float" office:value="0.00932656">
                <text:p>0.00932656</text:p>
              </table:table-cell>
              <table:table-cell office:value-type="float" office:value="0.00799899">
                <text:p>0.0079989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00">
                <text:p>181000</text:p>
              </table:table-cell>
              <table:table-cell office:value-type="float" office:value="0.00631455">
                <text:p>0.00631455</text:p>
              </table:table-cell>
              <table:table-cell office:value-type="float" office:value="0.0070263">
                <text:p>0.0070263</text:p>
              </table:table-cell>
              <table:table-cell office:value-type="float" office:value="0.0487728">
                <text:p>0.0487728</text:p>
              </table:table-cell>
              <table:table-cell office:value-type="float" office:value="0.0092784">
                <text:p>0.0092784</text:p>
              </table:table-cell>
              <table:table-cell office:value-type="float" office:value="0.00799267">
                <text:p>0.007992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00">
                <text:p>182000</text:p>
              </table:table-cell>
              <table:table-cell office:value-type="float" office:value="0.00630113">
                <text:p>0.00630113</text:p>
              </table:table-cell>
              <table:table-cell office:value-type="float" office:value="0.00688932">
                <text:p>0.00688932</text:p>
              </table:table-cell>
              <table:table-cell office:value-type="float" office:value="0.0526177">
                <text:p>0.0526177</text:p>
              </table:table-cell>
              <table:table-cell office:value-type="float" office:value="0.00939683">
                <text:p>0.00939683</text:p>
              </table:table-cell>
              <table:table-cell office:value-type="float" office:value="0.00795359">
                <text:p>0.007953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00">
                <text:p>183000</text:p>
              </table:table-cell>
              <table:table-cell office:value-type="float" office:value="0.00631061">
                <text:p>0.00631061</text:p>
              </table:table-cell>
              <table:table-cell office:value-type="float" office:value="0.00703538">
                <text:p>0.00703538</text:p>
              </table:table-cell>
              <table:table-cell office:value-type="float" office:value="0.0502772">
                <text:p>0.0502772</text:p>
              </table:table-cell>
              <table:table-cell office:value-type="float" office:value="0.00937274">
                <text:p>0.00937274</text:p>
              </table:table-cell>
              <table:table-cell office:value-type="float" office:value="0.00807557">
                <text:p>0.0080755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00">
                <text:p>184000</text:p>
              </table:table-cell>
              <table:table-cell office:value-type="float" office:value="0.00626323">
                <text:p>0.00626323</text:p>
              </table:table-cell>
              <table:table-cell office:value-type="float" office:value="0.00698446">
                <text:p>0.00698446</text:p>
              </table:table-cell>
              <table:table-cell office:value-type="float" office:value="0.0508176">
                <text:p>0.0508176</text:p>
              </table:table-cell>
              <table:table-cell office:value-type="float" office:value="0.00960368">
                <text:p>0.00960368</text:p>
              </table:table-cell>
              <table:table-cell office:value-type="float" office:value="0.00797727">
                <text:p>0.007977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00">
                <text:p>185000</text:p>
              </table:table-cell>
              <table:table-cell office:value-type="float" office:value="0.0066426">
                <text:p>0.0066426</text:p>
              </table:table-cell>
              <table:table-cell office:value-type="float" office:value="0.00698604">
                <text:p>0.00698604</text:p>
              </table:table-cell>
              <table:table-cell office:value-type="float" office:value="0.0548098">
                <text:p>0.0548098</text:p>
              </table:table-cell>
              <table:table-cell office:value-type="float" office:value="0.0092176">
                <text:p>0.0092176</text:p>
              </table:table-cell>
              <table:table-cell office:value-type="float" office:value="0.00811228">
                <text:p>0.0081122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00">
                <text:p>186000</text:p>
              </table:table-cell>
              <table:table-cell office:value-type="float" office:value="0.00641601">
                <text:p>0.00641601</text:p>
              </table:table-cell>
              <table:table-cell office:value-type="float" office:value="0.00706736">
                <text:p>0.00706736</text:p>
              </table:table-cell>
              <table:table-cell office:value-type="float" office:value="0.0509143">
                <text:p>0.0509143</text:p>
              </table:table-cell>
              <table:table-cell office:value-type="float" office:value="0.00949078">
                <text:p>0.00949078</text:p>
              </table:table-cell>
              <table:table-cell office:value-type="float" office:value="0.00816755">
                <text:p>0.0081675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00">
                <text:p>187000</text:p>
              </table:table-cell>
              <table:table-cell office:value-type="float" office:value="0.00657154">
                <text:p>0.00657154</text:p>
              </table:table-cell>
              <table:table-cell office:value-type="float" office:value="0.00699709">
                <text:p>0.00699709</text:p>
              </table:table-cell>
              <table:table-cell office:value-type="float" office:value="0.0484518">
                <text:p>0.0484518</text:p>
              </table:table-cell>
              <table:table-cell office:value-type="float" office:value="0.00965855">
                <text:p>0.00965855</text:p>
              </table:table-cell>
              <table:table-cell office:value-type="float" office:value="0.00817347">
                <text:p>0.0081734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00">
                <text:p>188000</text:p>
              </table:table-cell>
              <table:table-cell office:value-type="float" office:value="0.00625613">
                <text:p>0.00625613</text:p>
              </table:table-cell>
              <table:table-cell office:value-type="float" office:value="0.00694261">
                <text:p>0.00694261</text:p>
              </table:table-cell>
              <table:table-cell office:value-type="float" office:value="0.0480784">
                <text:p>0.0480784</text:p>
              </table:table-cell>
              <table:table-cell office:value-type="float" office:value="0.00950736">
                <text:p>0.00950736</text:p>
              </table:table-cell>
              <table:table-cell office:value-type="float" office:value="0.00811347">
                <text:p>0.008113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00">
                <text:p>189000</text:p>
              </table:table-cell>
              <table:table-cell office:value-type="float" office:value="0.0063035">
                <text:p>0.0063035</text:p>
              </table:table-cell>
              <table:table-cell office:value-type="float" office:value="0.00691774">
                <text:p>0.00691774</text:p>
              </table:table-cell>
              <table:table-cell office:value-type="float" office:value="0.0498509">
                <text:p>0.0498509</text:p>
              </table:table-cell>
              <table:table-cell office:value-type="float" office:value="0.00937393">
                <text:p>0.00937393</text:p>
              </table:table-cell>
              <table:table-cell office:value-type="float" office:value="0.00795793">
                <text:p>0.0079579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00">
                <text:p>190000</text:p>
              </table:table-cell>
              <table:table-cell office:value-type="float" office:value="0.00635245">
                <text:p>0.00635245</text:p>
              </table:table-cell>
              <table:table-cell office:value-type="float" office:value="0.00711512">
                <text:p>0.00711512</text:p>
              </table:table-cell>
              <table:table-cell office:value-type="float" office:value="0.0515815">
                <text:p>0.0515815</text:p>
              </table:table-cell>
              <table:table-cell office:value-type="float" office:value="0.00936682">
                <text:p>0.00936682</text:p>
              </table:table-cell>
              <table:table-cell office:value-type="float" office:value="0.0085327">
                <text:p>0.00853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00">
                <text:p>191000</text:p>
              </table:table-cell>
              <table:table-cell office:value-type="float" office:value="0.00641916">
                <text:p>0.00641916</text:p>
              </table:table-cell>
              <table:table-cell office:value-type="float" office:value="0.00698722">
                <text:p>0.00698722</text:p>
              </table:table-cell>
              <table:table-cell office:value-type="float" office:value="0.0486366">
                <text:p>0.0486366</text:p>
              </table:table-cell>
              <table:table-cell office:value-type="float" office:value="0.00949354">
                <text:p>0.00949354</text:p>
              </table:table-cell>
              <table:table-cell office:value-type="float" office:value="0.00802622">
                <text:p>0.0080262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00">
                <text:p>192000</text:p>
              </table:table-cell>
              <table:table-cell office:value-type="float" office:value="0.00645311">
                <text:p>0.00645311</text:p>
              </table:table-cell>
              <table:table-cell office:value-type="float" office:value="0.00701327">
                <text:p>0.00701327</text:p>
              </table:table-cell>
              <table:table-cell office:value-type="float" office:value="0.0494454">
                <text:p>0.0494454</text:p>
              </table:table-cell>
              <table:table-cell office:value-type="float" office:value="0.00930248">
                <text:p>0.00930248</text:p>
              </table:table-cell>
              <table:table-cell office:value-type="float" office:value="0.00833493">
                <text:p>0.0083349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00">
                <text:p>193000</text:p>
              </table:table-cell>
              <table:table-cell office:value-type="float" office:value="0.0064993">
                <text:p>0.0064993</text:p>
              </table:table-cell>
              <table:table-cell office:value-type="float" office:value="0.00709183">
                <text:p>0.00709183</text:p>
              </table:table-cell>
              <table:table-cell office:value-type="float" office:value="0.0488486">
                <text:p>0.0488486</text:p>
              </table:table-cell>
              <table:table-cell office:value-type="float" office:value="0.00927642">
                <text:p>0.00927642</text:p>
              </table:table-cell>
              <table:table-cell office:value-type="float" office:value="0.00797885">
                <text:p>0.0079788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00">
                <text:p>194000</text:p>
              </table:table-cell>
              <table:table-cell office:value-type="float" office:value="0.00630982">
                <text:p>0.00630982</text:p>
              </table:table-cell>
              <table:table-cell office:value-type="float" office:value="0.00723197">
                <text:p>0.00723197</text:p>
              </table:table-cell>
              <table:table-cell office:value-type="float" office:value="0.05269">
                <text:p>0.05269</text:p>
              </table:table-cell>
              <table:table-cell office:value-type="float" office:value="0.00959578">
                <text:p>0.00959578</text:p>
              </table:table-cell>
              <table:table-cell office:value-type="float" office:value="0.00801872">
                <text:p>0.008018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00">
                <text:p>195000</text:p>
              </table:table-cell>
              <table:table-cell office:value-type="float" office:value="0.00632797">
                <text:p>0.00632797</text:p>
              </table:table-cell>
              <table:table-cell office:value-type="float" office:value="0.00699433">
                <text:p>0.00699433</text:p>
              </table:table-cell>
              <table:table-cell office:value-type="float" office:value="0.0490511">
                <text:p>0.0490511</text:p>
              </table:table-cell>
              <table:table-cell office:value-type="float" office:value="0.00947775">
                <text:p>0.00947775</text:p>
              </table:table-cell>
              <table:table-cell office:value-type="float" office:value="0.00804123">
                <text:p>0.0080412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00">
                <text:p>196000</text:p>
              </table:table-cell>
              <table:table-cell office:value-type="float" office:value="0.00629047">
                <text:p>0.00629047</text:p>
              </table:table-cell>
              <table:table-cell office:value-type="float" office:value="0.00715657">
                <text:p>0.00715657</text:p>
              </table:table-cell>
              <table:table-cell office:value-type="float" office:value="0.048155">
                <text:p>0.048155</text:p>
              </table:table-cell>
              <table:table-cell office:value-type="float" office:value="0.00976356">
                <text:p>0.00976356</text:p>
              </table:table-cell>
              <table:table-cell office:value-type="float" office:value="0.00811347">
                <text:p>0.008113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00">
                <text:p>197000</text:p>
              </table:table-cell>
              <table:table-cell office:value-type="float" office:value="0.00660628">
                <text:p>0.00660628</text:p>
              </table:table-cell>
              <table:table-cell office:value-type="float" office:value="0.0070038">
                <text:p>0.0070038</text:p>
              </table:table-cell>
              <table:table-cell office:value-type="float" office:value="0.0490886">
                <text:p>0.0490886</text:p>
              </table:table-cell>
              <table:table-cell office:value-type="float" office:value="0.00964789">
                <text:p>0.00964789</text:p>
              </table:table-cell>
              <table:table-cell office:value-type="float" office:value="0.00806688">
                <text:p>0.008066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00">
                <text:p>198000</text:p>
              </table:table-cell>
              <table:table-cell office:value-type="float" office:value="0.0083673">
                <text:p>0.0083673</text:p>
              </table:table-cell>
              <table:table-cell office:value-type="float" office:value="0.00697617">
                <text:p>0.00697617</text:p>
              </table:table-cell>
              <table:table-cell office:value-type="float" office:value="0.04811">
                <text:p>0.04811</text:p>
              </table:table-cell>
              <table:table-cell office:value-type="float" office:value="0.00939564">
                <text:p>0.00939564</text:p>
              </table:table-cell>
              <table:table-cell office:value-type="float" office:value="0.00809333">
                <text:p>0.008093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00">
                <text:p>199000</text:p>
              </table:table-cell>
              <table:table-cell office:value-type="float" office:value="0.00637771">
                <text:p>0.00637771</text:p>
              </table:table-cell>
              <table:table-cell office:value-type="float" office:value="0.00711117">
                <text:p>0.00711117</text:p>
              </table:table-cell>
              <table:table-cell office:value-type="float" office:value="0.051902">
                <text:p>0.051902</text:p>
              </table:table-cell>
              <table:table-cell office:value-type="float" office:value="0.00933485">
                <text:p>0.00933485</text:p>
              </table:table-cell>
              <table:table-cell office:value-type="float" office:value="0.00795951">
                <text:p>0.0079595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000">
                <text:p>200000</text:p>
              </table:table-cell>
              <table:table-cell office:value-type="float" office:value="0.00640179">
                <text:p>0.00640179</text:p>
              </table:table-cell>
              <table:table-cell office:value-type="float" office:value="0.00702235">
                <text:p>0.00702235</text:p>
              </table:table-cell>
              <table:table-cell office:value-type="float" office:value="0.0483697">
                <text:p>0.0483697</text:p>
              </table:table-cell>
              <table:table-cell office:value-type="float" office:value="0.00931195">
                <text:p>0.00931195</text:p>
              </table:table-cell>
              <table:table-cell office:value-type="float" office:value="0.00805267">
                <text:p>0.008052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000">
                <text:p>201000</text:p>
              </table:table-cell>
              <table:table-cell office:value-type="float" office:value="0.00632916">
                <text:p>0.00632916</text:p>
              </table:table-cell>
              <table:table-cell office:value-type="float" office:value="0.0071096">
                <text:p>0.0071096</text:p>
              </table:table-cell>
              <table:table-cell office:value-type="float" office:value="0.0487124">
                <text:p>0.0487124</text:p>
              </table:table-cell>
              <table:table-cell office:value-type="float" office:value="0.0093159">
                <text:p>0.0093159</text:p>
              </table:table-cell>
              <table:table-cell office:value-type="float" office:value="0.00797806">
                <text:p>0.007978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000">
                <text:p>202000</text:p>
              </table:table-cell>
              <table:table-cell office:value-type="float" office:value="0.00627902">
                <text:p>0.00627902</text:p>
              </table:table-cell>
              <table:table-cell office:value-type="float" office:value="0.00741751">
                <text:p>0.00741751</text:p>
              </table:table-cell>
              <table:table-cell office:value-type="float" office:value="0.0481842">
                <text:p>0.0481842</text:p>
              </table:table-cell>
              <table:table-cell office:value-type="float" office:value="0.00927642">
                <text:p>0.00927642</text:p>
              </table:table-cell>
              <table:table-cell office:value-type="float" office:value="0.00793385">
                <text:p>0.0079338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000">
                <text:p>203000</text:p>
              </table:table-cell>
              <table:table-cell office:value-type="float" office:value="0.00685932">
                <text:p>0.00685932</text:p>
              </table:table-cell>
              <table:table-cell office:value-type="float" office:value="0.00715105">
                <text:p>0.00715105</text:p>
              </table:table-cell>
              <table:table-cell office:value-type="float" office:value="0.0529777">
                <text:p>0.0529777</text:p>
              </table:table-cell>
              <table:table-cell office:value-type="float" office:value="0.00946986">
                <text:p>0.00946986</text:p>
              </table:table-cell>
              <table:table-cell office:value-type="float" office:value="0.00808425">
                <text:p>0.008084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000">
                <text:p>204000</text:p>
              </table:table-cell>
              <table:table-cell office:value-type="float" office:value="0.00631732">
                <text:p>0.00631732</text:p>
              </table:table-cell>
              <table:table-cell office:value-type="float" office:value="0.00710802">
                <text:p>0.00710802</text:p>
              </table:table-cell>
              <table:table-cell office:value-type="float" office:value="0.0501367">
                <text:p>0.0501367</text:p>
              </table:table-cell>
              <table:table-cell office:value-type="float" office:value="0.00935419">
                <text:p>0.00935419</text:p>
              </table:table-cell>
              <table:table-cell office:value-type="float" office:value="0.00814663">
                <text:p>0.008146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000">
                <text:p>205000</text:p>
              </table:table-cell>
              <table:table-cell office:value-type="float" office:value="0.00632719">
                <text:p>0.00632719</text:p>
              </table:table-cell>
              <table:table-cell office:value-type="float" office:value="0.00698288">
                <text:p>0.00698288</text:p>
              </table:table-cell>
              <table:table-cell office:value-type="float" office:value="0.0493408">
                <text:p>0.0493408</text:p>
              </table:table-cell>
              <table:table-cell office:value-type="float" office:value="0.00942012">
                <text:p>0.00942012</text:p>
              </table:table-cell>
              <table:table-cell office:value-type="float" office:value="0.00793267">
                <text:p>0.007932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000">
                <text:p>206000</text:p>
              </table:table-cell>
              <table:table-cell office:value-type="float" office:value="0.00629245">
                <text:p>0.00629245</text:p>
              </table:table-cell>
              <table:table-cell office:value-type="float" office:value="0.00694103">
                <text:p>0.00694103</text:p>
              </table:table-cell>
              <table:table-cell office:value-type="float" office:value="0.0482201">
                <text:p>0.0482201</text:p>
              </table:table-cell>
              <table:table-cell office:value-type="float" office:value="0.00982198">
                <text:p>0.00982198</text:p>
              </table:table-cell>
              <table:table-cell office:value-type="float" office:value="0.0079303">
                <text:p>0.007930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000">
                <text:p>207000</text:p>
              </table:table-cell>
              <table:table-cell office:value-type="float" office:value="0.00630192">
                <text:p>0.00630192</text:p>
              </table:table-cell>
              <table:table-cell office:value-type="float" office:value="0.00700262">
                <text:p>0.00700262</text:p>
              </table:table-cell>
              <table:table-cell office:value-type="float" office:value="0.053757">
                <text:p>0.053757</text:p>
              </table:table-cell>
              <table:table-cell office:value-type="float" office:value="0.00933761">
                <text:p>0.00933761</text:p>
              </table:table-cell>
              <table:table-cell office:value-type="float" office:value="0.00804675">
                <text:p>0.008046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000">
                <text:p>208000</text:p>
              </table:table-cell>
              <table:table-cell office:value-type="float" office:value="0.00641837">
                <text:p>0.00641837</text:p>
              </table:table-cell>
              <table:table-cell office:value-type="float" office:value="0.00686366">
                <text:p>0.00686366</text:p>
              </table:table-cell>
              <table:table-cell office:value-type="float" office:value="0.0502389">
                <text:p>0.0502389</text:p>
              </table:table-cell>
              <table:table-cell office:value-type="float" office:value="0.00941854">
                <text:p>0.00941854</text:p>
              </table:table-cell>
              <table:table-cell office:value-type="float" office:value="0.00838072">
                <text:p>0.0083807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000">
                <text:p>209000</text:p>
              </table:table-cell>
              <table:table-cell office:value-type="float" office:value="0.00640219">
                <text:p>0.00640219</text:p>
              </table:table-cell>
              <table:table-cell office:value-type="float" office:value="0.00695327">
                <text:p>0.00695327</text:p>
              </table:table-cell>
              <table:table-cell office:value-type="float" office:value="0.0504469">
                <text:p>0.0504469</text:p>
              </table:table-cell>
              <table:table-cell office:value-type="float" office:value="0.00934511">
                <text:p>0.00934511</text:p>
              </table:table-cell>
              <table:table-cell office:value-type="float" office:value="0.00807162">
                <text:p>0.008071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000">
                <text:p>210000</text:p>
              </table:table-cell>
              <table:table-cell office:value-type="float" office:value="0.00643259">
                <text:p>0.00643259</text:p>
              </table:table-cell>
              <table:table-cell office:value-type="float" office:value="0.00696946">
                <text:p>0.00696946</text:p>
              </table:table-cell>
              <table:table-cell office:value-type="float" office:value="0.0481964">
                <text:p>0.0481964</text:p>
              </table:table-cell>
              <table:table-cell office:value-type="float" office:value="0.00937551">
                <text:p>0.00937551</text:p>
              </table:table-cell>
              <table:table-cell office:value-type="float" office:value="0.00822913">
                <text:p>0.0082291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000">
                <text:p>211000</text:p>
              </table:table-cell>
              <table:table-cell office:value-type="float" office:value="0.00627468">
                <text:p>0.00627468</text:p>
              </table:table-cell>
              <table:table-cell office:value-type="float" office:value="0.00691143">
                <text:p>0.00691143</text:p>
              </table:table-cell>
              <table:table-cell office:value-type="float" office:value="0.0519711">
                <text:p>0.0519711</text:p>
              </table:table-cell>
              <table:table-cell office:value-type="float" office:value="0.00942248">
                <text:p>0.00942248</text:p>
              </table:table-cell>
              <table:table-cell office:value-type="float" office:value="0.00803372">
                <text:p>0.0080337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000">
                <text:p>212000</text:p>
              </table:table-cell>
              <table:table-cell office:value-type="float" office:value="0.00627073">
                <text:p>0.00627073</text:p>
              </table:table-cell>
              <table:table-cell office:value-type="float" office:value="0.00694182">
                <text:p>0.00694182</text:p>
              </table:table-cell>
              <table:table-cell office:value-type="float" office:value="0.0488723">
                <text:p>0.0488723</text:p>
              </table:table-cell>
              <table:table-cell office:value-type="float" office:value="0.00938103">
                <text:p>0.00938103</text:p>
              </table:table-cell>
              <table:table-cell office:value-type="float" office:value="0.00791017">
                <text:p>0.0079101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000">
                <text:p>213000</text:p>
              </table:table-cell>
              <table:table-cell office:value-type="float" office:value="0.00630232">
                <text:p>0.00630232</text:p>
              </table:table-cell>
              <table:table-cell office:value-type="float" office:value="0.00690945">
                <text:p>0.00690945</text:p>
              </table:table-cell>
              <table:table-cell office:value-type="float" office:value="0.0480713">
                <text:p>0.0480713</text:p>
              </table:table-cell>
              <table:table-cell office:value-type="float" office:value="0.00926142">
                <text:p>0.00926142</text:p>
              </table:table-cell>
              <table:table-cell office:value-type="float" office:value="0.00798793">
                <text:p>0.0079879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000">
                <text:p>214000</text:p>
              </table:table-cell>
              <table:table-cell office:value-type="float" office:value="0.00647522">
                <text:p>0.00647522</text:p>
              </table:table-cell>
              <table:table-cell office:value-type="float" office:value="0.00694459">
                <text:p>0.00694459</text:p>
              </table:table-cell>
              <table:table-cell office:value-type="float" office:value="0.0497214">
                <text:p>0.0497214</text:p>
              </table:table-cell>
              <table:table-cell office:value-type="float" office:value="0.00935459">
                <text:p>0.00935459</text:p>
              </table:table-cell>
              <table:table-cell office:value-type="float" office:value="0.00794293">
                <text:p>0.0079429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000">
                <text:p>215000</text:p>
              </table:table-cell>
              <table:table-cell office:value-type="float" office:value="0.00629718">
                <text:p>0.00629718</text:p>
              </table:table-cell>
              <table:table-cell office:value-type="float" office:value="0.00734961">
                <text:p>0.00734961</text:p>
              </table:table-cell>
              <table:table-cell office:value-type="float" office:value="0.0523552">
                <text:p>0.0523552</text:p>
              </table:table-cell>
              <table:table-cell office:value-type="float" office:value="0.00932735">
                <text:p>0.00932735</text:p>
              </table:table-cell>
              <table:table-cell office:value-type="float" office:value="0.00824808">
                <text:p>0.0082480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000">
                <text:p>216000</text:p>
              </table:table-cell>
              <table:table-cell office:value-type="float" office:value="0.00627705">
                <text:p>0.00627705</text:p>
              </table:table-cell>
              <table:table-cell office:value-type="float" office:value="0.00747593">
                <text:p>0.00747593</text:p>
              </table:table-cell>
              <table:table-cell office:value-type="float" office:value="0.0484057">
                <text:p>0.0484057</text:p>
              </table:table-cell>
              <table:table-cell office:value-type="float" office:value="0.00998936">
                <text:p>0.00998936</text:p>
              </table:table-cell>
              <table:table-cell office:value-type="float" office:value="0.00821492">
                <text:p>0.008214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00">
                <text:p>217000</text:p>
              </table:table-cell>
              <table:table-cell office:value-type="float" office:value="0.00638048">
                <text:p>0.00638048</text:p>
              </table:table-cell>
              <table:table-cell office:value-type="float" office:value="0.00702946">
                <text:p>0.00702946</text:p>
              </table:table-cell>
              <table:table-cell office:value-type="float" office:value="0.0485928">
                <text:p>0.0485928</text:p>
              </table:table-cell>
              <table:table-cell office:value-type="float" office:value="0.00928471">
                <text:p>0.00928471</text:p>
              </table:table-cell>
              <table:table-cell office:value-type="float" office:value="0.00800925">
                <text:p>0.008009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000">
                <text:p>218000</text:p>
              </table:table-cell>
              <table:table-cell office:value-type="float" office:value="0.00635008">
                <text:p>0.00635008</text:p>
              </table:table-cell>
              <table:table-cell office:value-type="float" office:value="0.00699709">
                <text:p>0.00699709</text:p>
              </table:table-cell>
              <table:table-cell office:value-type="float" office:value="0.0480204">
                <text:p>0.0480204</text:p>
              </table:table-cell>
              <table:table-cell office:value-type="float" office:value="0.0102227">
                <text:p>0.0102227</text:p>
              </table:table-cell>
              <table:table-cell office:value-type="float" office:value="0.00843796">
                <text:p>0.0084379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000">
                <text:p>219000</text:p>
              </table:table-cell>
              <table:table-cell office:value-type="float" office:value="0.00632995">
                <text:p>0.00632995</text:p>
              </table:table-cell>
              <table:table-cell office:value-type="float" office:value="0.00728961">
                <text:p>0.00728961</text:p>
              </table:table-cell>
              <table:table-cell office:value-type="float" office:value="0.0518673">
                <text:p>0.0518673</text:p>
              </table:table-cell>
              <table:table-cell office:value-type="float" office:value="0.00932932">
                <text:p>0.00932932</text:p>
              </table:table-cell>
              <table:table-cell office:value-type="float" office:value="0.00795201">
                <text:p>0.007952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000">
                <text:p>220000</text:p>
              </table:table-cell>
              <table:table-cell office:value-type="float" office:value="0.00621507">
                <text:p>0.00621507</text:p>
              </table:table-cell>
              <table:table-cell office:value-type="float" office:value="0.00694261">
                <text:p>0.00694261</text:p>
              </table:table-cell>
              <table:table-cell office:value-type="float" office:value="0.0496709">
                <text:p>0.0496709</text:p>
              </table:table-cell>
              <table:table-cell office:value-type="float" office:value="0.00943196">
                <text:p>0.00943196</text:p>
              </table:table-cell>
              <table:table-cell office:value-type="float" office:value="0.00790701">
                <text:p>0.0079070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000">
                <text:p>221000</text:p>
              </table:table-cell>
              <table:table-cell office:value-type="float" office:value="0.00629205">
                <text:p>0.00629205</text:p>
              </table:table-cell>
              <table:table-cell office:value-type="float" office:value="0.00689919">
                <text:p>0.00689919</text:p>
              </table:table-cell>
              <table:table-cell office:value-type="float" office:value="0.0486176">
                <text:p>0.0486176</text:p>
              </table:table-cell>
              <table:table-cell office:value-type="float" office:value="0.00928787">
                <text:p>0.00928787</text:p>
              </table:table-cell>
              <table:table-cell office:value-type="float" office:value="0.0081715">
                <text:p>0.00817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000">
                <text:p>222000</text:p>
              </table:table-cell>
              <table:table-cell office:value-type="float" office:value="0.00640456">
                <text:p>0.00640456</text:p>
              </table:table-cell>
              <table:table-cell office:value-type="float" office:value="0.00755409">
                <text:p>0.00755409</text:p>
              </table:table-cell>
              <table:table-cell office:value-type="float" office:value="0.0488628">
                <text:p>0.0488628</text:p>
              </table:table-cell>
              <table:table-cell office:value-type="float" office:value="0.00932458">
                <text:p>0.00932458</text:p>
              </table:table-cell>
              <table:table-cell office:value-type="float" office:value="0.00807439">
                <text:p>0.0080743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000">
                <text:p>223000</text:p>
              </table:table-cell>
              <table:table-cell office:value-type="float" office:value="0.00640732">
                <text:p>0.00640732</text:p>
              </table:table-cell>
              <table:table-cell office:value-type="float" office:value="0.00718934">
                <text:p>0.00718934</text:p>
              </table:table-cell>
              <table:table-cell office:value-type="float" office:value="0.0503948">
                <text:p>0.0503948</text:p>
              </table:table-cell>
              <table:table-cell office:value-type="float" office:value="0.00939919">
                <text:p>0.00939919</text:p>
              </table:table-cell>
              <table:table-cell office:value-type="float" office:value="0.00804438">
                <text:p>0.0080443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000">
                <text:p>224000</text:p>
              </table:table-cell>
              <table:table-cell office:value-type="float" office:value="0.0062956">
                <text:p>0.0062956</text:p>
              </table:table-cell>
              <table:table-cell office:value-type="float" office:value="0.0068909">
                <text:p>0.0068909</text:p>
              </table:table-cell>
              <table:table-cell office:value-type="float" office:value="0.0575747">
                <text:p>0.0575747</text:p>
              </table:table-cell>
              <table:table-cell office:value-type="float" office:value="0.00944972">
                <text:p>0.00944972</text:p>
              </table:table-cell>
              <table:table-cell office:value-type="float" office:value="0.00798122">
                <text:p>0.0079812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000">
                <text:p>225000</text:p>
              </table:table-cell>
              <table:table-cell office:value-type="float" office:value="0.00631258">
                <text:p>0.00631258</text:p>
              </table:table-cell>
              <table:table-cell office:value-type="float" office:value="0.00730737">
                <text:p>0.00730737</text:p>
              </table:table-cell>
              <table:table-cell office:value-type="float" office:value="0.0511646">
                <text:p>0.0511646</text:p>
              </table:table-cell>
              <table:table-cell office:value-type="float" office:value="0.00927011">
                <text:p>0.00927011</text:p>
              </table:table-cell>
              <table:table-cell office:value-type="float" office:value="0.0080357">
                <text:p>0.008035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000">
                <text:p>226000</text:p>
              </table:table-cell>
              <table:table-cell office:value-type="float" office:value="0.00634495">
                <text:p>0.00634495</text:p>
              </table:table-cell>
              <table:table-cell office:value-type="float" office:value="0.00729118">
                <text:p>0.00729118</text:p>
              </table:table-cell>
              <table:table-cell office:value-type="float" office:value="0.0490065">
                <text:p>0.0490065</text:p>
              </table:table-cell>
              <table:table-cell office:value-type="float" office:value="0.00938064">
                <text:p>0.00938064</text:p>
              </table:table-cell>
              <table:table-cell office:value-type="float" office:value="0.00799228">
                <text:p>0.0079922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000">
                <text:p>227000</text:p>
              </table:table-cell>
              <table:table-cell office:value-type="float" office:value="0.00634376">
                <text:p>0.00634376</text:p>
              </table:table-cell>
              <table:table-cell office:value-type="float" office:value="0.00711196">
                <text:p>0.00711196</text:p>
              </table:table-cell>
              <table:table-cell office:value-type="float" office:value="0.0505425">
                <text:p>0.0505425</text:p>
              </table:table-cell>
              <table:table-cell office:value-type="float" office:value="0.00947459">
                <text:p>0.00947459</text:p>
              </table:table-cell>
              <table:table-cell office:value-type="float" office:value="0.00786714">
                <text:p>0.0078671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000">
                <text:p>228000</text:p>
              </table:table-cell>
              <table:table-cell office:value-type="float" office:value="0.00675826">
                <text:p>0.00675826</text:p>
              </table:table-cell>
              <table:table-cell office:value-type="float" office:value="0.00705078">
                <text:p>0.00705078</text:p>
              </table:table-cell>
              <table:table-cell office:value-type="float" office:value="0.0503404">
                <text:p>0.0503404</text:p>
              </table:table-cell>
              <table:table-cell office:value-type="float" office:value="0.00942683">
                <text:p>0.00942683</text:p>
              </table:table-cell>
              <table:table-cell office:value-type="float" office:value="0.00795201">
                <text:p>0.007952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000">
                <text:p>229000</text:p>
              </table:table-cell>
              <table:table-cell office:value-type="float" office:value="0.00738001">
                <text:p>0.00738001</text:p>
              </table:table-cell>
              <table:table-cell office:value-type="float" office:value="0.00701959">
                <text:p>0.00701959</text:p>
              </table:table-cell>
              <table:table-cell office:value-type="float" office:value="0.0488336">
                <text:p>0.0488336</text:p>
              </table:table-cell>
              <table:table-cell office:value-type="float" office:value="0.00941064">
                <text:p>0.00941064</text:p>
              </table:table-cell>
              <table:table-cell office:value-type="float" office:value="0.00795201">
                <text:p>0.0079520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000">
                <text:p>230000</text:p>
              </table:table-cell>
              <table:table-cell office:value-type="float" office:value="0.00651746">
                <text:p>0.00651746</text:p>
              </table:table-cell>
              <table:table-cell office:value-type="float" office:value="0.00700341">
                <text:p>0.00700341</text:p>
              </table:table-cell>
              <table:table-cell office:value-type="float" office:value="0.0491395">
                <text:p>0.0491395</text:p>
              </table:table-cell>
              <table:table-cell office:value-type="float" office:value="0.00931787">
                <text:p>0.00931787</text:p>
              </table:table-cell>
              <table:table-cell office:value-type="float" office:value="0.00799306">
                <text:p>0.0079930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000">
                <text:p>231000</text:p>
              </table:table-cell>
              <table:table-cell office:value-type="float" office:value="0.00630863">
                <text:p>0.00630863</text:p>
              </table:table-cell>
              <table:table-cell office:value-type="float" office:value="0.00701051">
                <text:p>0.00701051</text:p>
              </table:table-cell>
              <table:table-cell office:value-type="float" office:value="0.04811">
                <text:p>0.04811</text:p>
              </table:table-cell>
              <table:table-cell office:value-type="float" office:value="0.00934156">
                <text:p>0.00934156</text:p>
              </table:table-cell>
              <table:table-cell office:value-type="float" office:value="0.00830808">
                <text:p>0.0083080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000">
                <text:p>232000</text:p>
              </table:table-cell>
              <table:table-cell office:value-type="float" office:value="0.00636429">
                <text:p>0.00636429</text:p>
              </table:table-cell>
              <table:table-cell office:value-type="float" office:value="0.0073729">
                <text:p>0.0073729</text:p>
              </table:table-cell>
              <table:table-cell office:value-type="float" office:value="0.0518302">
                <text:p>0.0518302</text:p>
              </table:table-cell>
              <table:table-cell office:value-type="float" office:value="0.00921524">
                <text:p>0.00921524</text:p>
              </table:table-cell>
              <table:table-cell office:value-type="float" office:value="0.00807281">
                <text:p>0.0080728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000">
                <text:p>233000</text:p>
              </table:table-cell>
              <table:table-cell office:value-type="float" office:value="0.00628297">
                <text:p>0.00628297</text:p>
              </table:table-cell>
              <table:table-cell office:value-type="float" office:value="0.00692682">
                <text:p>0.00692682</text:p>
              </table:table-cell>
              <table:table-cell office:value-type="float" office:value="0.0483883">
                <text:p>0.0483883</text:p>
              </table:table-cell>
              <table:table-cell office:value-type="float" office:value="0.00924326">
                <text:p>0.00924326</text:p>
              </table:table-cell>
              <table:table-cell office:value-type="float" office:value="0.00819123">
                <text:p>0.0081912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000">
                <text:p>234000</text:p>
              </table:table-cell>
              <table:table-cell office:value-type="float" office:value="0.00634021">
                <text:p>0.00634021</text:p>
              </table:table-cell>
              <table:table-cell office:value-type="float" office:value="0.0072296">
                <text:p>0.0072296</text:p>
              </table:table-cell>
              <table:table-cell office:value-type="float" office:value="0.048412">
                <text:p>0.048412</text:p>
              </table:table-cell>
              <table:table-cell office:value-type="float" office:value="0.00940827">
                <text:p>0.00940827</text:p>
              </table:table-cell>
              <table:table-cell office:value-type="float" office:value="0.00799938">
                <text:p>0.0079993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000">
                <text:p>235000</text:p>
              </table:table-cell>
              <table:table-cell office:value-type="float" office:value="0.00630074">
                <text:p>0.00630074</text:p>
              </table:table-cell>
              <table:table-cell office:value-type="float" office:value="0.00696117">
                <text:p>0.00696117</text:p>
              </table:table-cell>
              <table:table-cell office:value-type="float" office:value="0.0486709">
                <text:p>0.0486709</text:p>
              </table:table-cell>
              <table:table-cell office:value-type="float" office:value="0.00938696">
                <text:p>0.00938696</text:p>
              </table:table-cell>
              <table:table-cell office:value-type="float" office:value="0.00815768">
                <text:p>0.0081576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000">
                <text:p>236000</text:p>
              </table:table-cell>
              <table:table-cell office:value-type="float" office:value="0.00641916">
                <text:p>0.00641916</text:p>
              </table:table-cell>
              <table:table-cell office:value-type="float" office:value="0.00692722">
                <text:p>0.00692722</text:p>
              </table:table-cell>
              <table:table-cell office:value-type="float" office:value="0.0525621">
                <text:p>0.0525621</text:p>
              </table:table-cell>
              <table:table-cell office:value-type="float" office:value="0.00965421">
                <text:p>0.00965421</text:p>
              </table:table-cell>
              <table:table-cell office:value-type="float" office:value="0.00801083">
                <text:p>0.0080108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000">
                <text:p>237000</text:p>
              </table:table-cell>
              <table:table-cell office:value-type="float" office:value="0.00640179">
                <text:p>0.00640179</text:p>
              </table:table-cell>
              <table:table-cell office:value-type="float" office:value="0.00688932">
                <text:p>0.00688932</text:p>
              </table:table-cell>
              <table:table-cell office:value-type="float" office:value="0.0487069">
                <text:p>0.0487069</text:p>
              </table:table-cell>
              <table:table-cell office:value-type="float" office:value="0.00936959">
                <text:p>0.00936959</text:p>
              </table:table-cell>
              <table:table-cell office:value-type="float" office:value="0.00796148">
                <text:p>0.0079614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000">
                <text:p>238000</text:p>
              </table:table-cell>
              <table:table-cell office:value-type="float" office:value="0.00675747">
                <text:p>0.00675747</text:p>
              </table:table-cell>
              <table:table-cell office:value-type="float" office:value="0.00687353">
                <text:p>0.00687353</text:p>
              </table:table-cell>
              <table:table-cell office:value-type="float" office:value="0.048243">
                <text:p>0.048243</text:p>
              </table:table-cell>
              <table:table-cell office:value-type="float" office:value="0.00941498">
                <text:p>0.00941498</text:p>
              </table:table-cell>
              <table:table-cell office:value-type="float" office:value="0.00795004">
                <text:p>0.0079500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000">
                <text:p>239000</text:p>
              </table:table-cell>
              <table:table-cell office:value-type="float" office:value="0.006281">
                <text:p>0.006281</text:p>
              </table:table-cell>
              <table:table-cell office:value-type="float" office:value="0.00695603">
                <text:p>0.00695603</text:p>
              </table:table-cell>
              <table:table-cell office:value-type="float" office:value="0.0490167">
                <text:p>0.0490167</text:p>
              </table:table-cell>
              <table:table-cell office:value-type="float" office:value="0.00956026">
                <text:p>0.00956026</text:p>
              </table:table-cell>
              <table:table-cell office:value-type="float" office:value="0.00804833">
                <text:p>0.0080483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000">
                <text:p>240000</text:p>
              </table:table-cell>
              <table:table-cell office:value-type="float" office:value="0.00629245">
                <text:p>0.00629245</text:p>
              </table:table-cell>
              <table:table-cell office:value-type="float" office:value="0.00700499">
                <text:p>0.00700499</text:p>
              </table:table-cell>
              <table:table-cell office:value-type="float" office:value="0.0518831">
                <text:p>0.0518831</text:p>
              </table:table-cell>
              <table:table-cell office:value-type="float" office:value="0.0093384">
                <text:p>0.0093384</text:p>
              </table:table-cell>
              <table:table-cell office:value-type="float" office:value="0.0080132">
                <text:p>0.008013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000">
                <text:p>241000</text:p>
              </table:table-cell>
              <table:table-cell office:value-type="float" office:value="0.00826426">
                <text:p>0.00826426</text:p>
              </table:table-cell>
              <table:table-cell office:value-type="float" office:value="0.00701485">
                <text:p>0.00701485</text:p>
              </table:table-cell>
              <table:table-cell office:value-type="float" office:value="0.0483922">
                <text:p>0.0483922</text:p>
              </table:table-cell>
              <table:table-cell office:value-type="float" office:value="0.00968145">
                <text:p>0.00968145</text:p>
              </table:table-cell>
              <table:table-cell office:value-type="float" office:value="0.00855244">
                <text:p>0.0085524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000">
                <text:p>242000</text:p>
              </table:table-cell>
              <table:table-cell office:value-type="float" office:value="0.00865863">
                <text:p>0.00865863</text:p>
              </table:table-cell>
              <table:table-cell office:value-type="float" office:value="0.00711078">
                <text:p>0.00711078</text:p>
              </table:table-cell>
              <table:table-cell office:value-type="float" office:value="0.0486812">
                <text:p>0.0486812</text:p>
              </table:table-cell>
              <table:table-cell office:value-type="float" office:value="0.0093688">
                <text:p>0.0093688</text:p>
              </table:table-cell>
              <table:table-cell office:value-type="float" office:value="0.00790819">
                <text:p>0.0079081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000">
                <text:p>243000</text:p>
              </table:table-cell>
              <table:table-cell office:value-type="float" office:value="0.00631968">
                <text:p>0.00631968</text:p>
              </table:table-cell>
              <table:table-cell office:value-type="float" office:value="0.00700025">
                <text:p>0.00700025</text:p>
              </table:table-cell>
              <table:table-cell office:value-type="float" office:value="0.0483524">
                <text:p>0.0483524</text:p>
              </table:table-cell>
              <table:table-cell office:value-type="float" office:value="0.00927129">
                <text:p>0.00927129</text:p>
              </table:table-cell>
              <table:table-cell office:value-type="float" office:value="0.00820702">
                <text:p>0.0082070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000">
                <text:p>244000</text:p>
              </table:table-cell>
              <table:table-cell office:value-type="float" office:value="0.00626995">
                <text:p>0.00626995</text:p>
              </table:table-cell>
              <table:table-cell office:value-type="float" office:value="0.00693077">
                <text:p>0.00693077</text:p>
              </table:table-cell>
              <table:table-cell office:value-type="float" office:value="0.0503033">
                <text:p>0.0503033</text:p>
              </table:table-cell>
              <table:table-cell office:value-type="float" office:value="0.00986303">
                <text:p>0.00986303</text:p>
              </table:table-cell>
              <table:table-cell office:value-type="float" office:value="0.00795004">
                <text:p>0.0079500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000">
                <text:p>245000</text:p>
              </table:table-cell>
              <table:table-cell office:value-type="float" office:value="0.00632284">
                <text:p>0.00632284</text:p>
              </table:table-cell>
              <table:table-cell office:value-type="float" office:value="0.00697459">
                <text:p>0.00697459</text:p>
              </table:table-cell>
              <table:table-cell office:value-type="float" office:value="0.0513419">
                <text:p>0.0513419</text:p>
              </table:table-cell>
              <table:table-cell office:value-type="float" office:value="0.00934985">
                <text:p>0.00934985</text:p>
              </table:table-cell>
              <table:table-cell office:value-type="float" office:value="0.00795162">
                <text:p>0.0079516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000">
                <text:p>246000</text:p>
              </table:table-cell>
              <table:table-cell office:value-type="float" office:value="0.00625573">
                <text:p>0.00625573</text:p>
              </table:table-cell>
              <table:table-cell office:value-type="float" office:value="0.00692801">
                <text:p>0.00692801</text:p>
              </table:table-cell>
              <table:table-cell office:value-type="float" office:value="0.049342">
                <text:p>0.049342</text:p>
              </table:table-cell>
              <table:table-cell office:value-type="float" office:value="0.00935774">
                <text:p>0.00935774</text:p>
              </table:table-cell>
              <table:table-cell office:value-type="float" office:value="0.00800057">
                <text:p>0.0080005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000">
                <text:p>247000</text:p>
              </table:table-cell>
              <table:table-cell office:value-type="float" office:value="0.00627468">
                <text:p>0.00627468</text:p>
              </table:table-cell>
              <table:table-cell office:value-type="float" office:value="0.00725566">
                <text:p>0.00725566</text:p>
              </table:table-cell>
              <table:table-cell office:value-type="float" office:value="0.048256">
                <text:p>0.048256</text:p>
              </table:table-cell>
              <table:table-cell office:value-type="float" office:value="0.00928748">
                <text:p>0.00928748</text:p>
              </table:table-cell>
              <table:table-cell office:value-type="float" office:value="0.00810202">
                <text:p>0.0081020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000">
                <text:p>248000</text:p>
              </table:table-cell>
              <table:table-cell office:value-type="float" office:value="0.006281">
                <text:p>0.006281</text:p>
              </table:table-cell>
              <table:table-cell office:value-type="float" office:value="0.00709736">
                <text:p>0.00709736</text:p>
              </table:table-cell>
              <table:table-cell office:value-type="float" office:value="0.0494316">
                <text:p>0.0494316</text:p>
              </table:table-cell>
              <table:table-cell office:value-type="float" office:value="0.00948012">
                <text:p>0.00948012</text:p>
              </table:table-cell>
              <table:table-cell office:value-type="float" office:value="0.00823268">
                <text:p>0.0082326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000">
                <text:p>249000</text:p>
              </table:table-cell>
              <table:table-cell office:value-type="float" office:value="0.00629284">
                <text:p>0.00629284</text:p>
              </table:table-cell>
              <table:table-cell office:value-type="float" office:value="0.00734171">
                <text:p>0.00734171</text:p>
              </table:table-cell>
              <table:table-cell office:value-type="float" office:value="0.0519383">
                <text:p>0.0519383</text:p>
              </table:table-cell>
              <table:table-cell office:value-type="float" office:value="0.00943038">
                <text:p>0.00943038</text:p>
              </table:table-cell>
              <table:table-cell office:value-type="float" office:value="0.00798083">
                <text:p>0.0079808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000">
                <text:p>250000</text:p>
              </table:table-cell>
              <table:table-cell office:value-type="float" office:value="0.00629126">
                <text:p>0.00629126</text:p>
              </table:table-cell>
              <table:table-cell office:value-type="float" office:value="0.00731448">
                <text:p>0.00731448</text:p>
              </table:table-cell>
              <table:table-cell office:value-type="float" office:value="0.0481463">
                <text:p>0.0481463</text:p>
              </table:table-cell>
              <table:table-cell office:value-type="float" office:value="0.00955473">
                <text:p>0.00955473</text:p>
              </table:table-cell>
              <table:table-cell office:value-type="float" office:value="0.00797372">
                <text:p>0.0079737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000">
                <text:p>251000</text:p>
              </table:table-cell>
              <table:table-cell office:value-type="float" office:value="0.00636548">
                <text:p>0.00636548</text:p>
              </table:table-cell>
              <table:table-cell office:value-type="float" office:value="0.00696511">
                <text:p>0.00696511</text:p>
              </table:table-cell>
              <table:table-cell office:value-type="float" office:value="0.0490337">
                <text:p>0.0490337</text:p>
              </table:table-cell>
              <table:table-cell office:value-type="float" office:value="0.00936603">
                <text:p>0.00936603</text:p>
              </table:table-cell>
              <table:table-cell office:value-type="float" office:value="0.00795675">
                <text:p>0.007956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000">
                <text:p>252000</text:p>
              </table:table-cell>
              <table:table-cell office:value-type="float" office:value="0.00640614">
                <text:p>0.00640614</text:p>
              </table:table-cell>
              <table:table-cell office:value-type="float" office:value="0.00713091">
                <text:p>0.00713091</text:p>
              </table:table-cell>
              <table:table-cell office:value-type="float" office:value="0.0486374">
                <text:p>0.0486374</text:p>
              </table:table-cell>
              <table:table-cell office:value-type="float" office:value="0.00927129">
                <text:p>0.00927129</text:p>
              </table:table-cell>
              <table:table-cell office:value-type="float" office:value="0.00807281">
                <text:p>0.0080728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000">
                <text:p>253000</text:p>
              </table:table-cell>
              <table:table-cell office:value-type="float" office:value="0.00629679">
                <text:p>0.00629679</text:p>
              </table:table-cell>
              <table:table-cell office:value-type="float" office:value="0.00710881">
                <text:p>0.00710881</text:p>
              </table:table-cell>
              <table:table-cell office:value-type="float" office:value="0.0543025">
                <text:p>0.0543025</text:p>
              </table:table-cell>
              <table:table-cell office:value-type="float" office:value="0.00939604">
                <text:p>0.00939604</text:p>
              </table:table-cell>
              <table:table-cell office:value-type="float" office:value="0.00804162">
                <text:p>0.0080416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000">
                <text:p>254000</text:p>
              </table:table-cell>
              <table:table-cell office:value-type="float" office:value="0.00635166">
                <text:p>0.00635166</text:p>
              </table:table-cell>
              <table:table-cell office:value-type="float" office:value="0.00692603">
                <text:p>0.00692603</text:p>
              </table:table-cell>
              <table:table-cell office:value-type="float" office:value="0.0481242">
                <text:p>0.0481242</text:p>
              </table:table-cell>
              <table:table-cell office:value-type="float" office:value="0.00934906">
                <text:p>0.00934906</text:p>
              </table:table-cell>
              <table:table-cell office:value-type="float" office:value="0.00830532">
                <text:p>0.0083053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000">
                <text:p>255000</text:p>
              </table:table-cell>
              <table:table-cell office:value-type="float" office:value="0.00638837">
                <text:p>0.00638837</text:p>
              </table:table-cell>
              <table:table-cell office:value-type="float" office:value="0.00712736">
                <text:p>0.00712736</text:p>
              </table:table-cell>
              <table:table-cell office:value-type="float" office:value="0.0514907">
                <text:p>0.0514907</text:p>
              </table:table-cell>
              <table:table-cell office:value-type="float" office:value="0.00944617">
                <text:p>0.00944617</text:p>
              </table:table-cell>
              <table:table-cell office:value-type="float" office:value="0.00802465">
                <text:p>0.0080246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000">
                <text:p>256000</text:p>
              </table:table-cell>
              <table:table-cell office:value-type="float" office:value="0.00637732">
                <text:p>0.00637732</text:p>
              </table:table-cell>
              <table:table-cell office:value-type="float" office:value="0.0070567">
                <text:p>0.0070567</text:p>
              </table:table-cell>
              <table:table-cell office:value-type="float" office:value="0.0493795">
                <text:p>0.0493795</text:p>
              </table:table-cell>
              <table:table-cell office:value-type="float" office:value="0.00950025">
                <text:p>0.00950025</text:p>
              </table:table-cell>
              <table:table-cell office:value-type="float" office:value="0.00805938">
                <text:p>0.0080593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000">
                <text:p>257000</text:p>
              </table:table-cell>
              <table:table-cell office:value-type="float" office:value="0.00628297">
                <text:p>0.00628297</text:p>
              </table:table-cell>
              <table:table-cell office:value-type="float" office:value="0.0070638">
                <text:p>0.0070638</text:p>
              </table:table-cell>
              <table:table-cell office:value-type="float" office:value="0.0516719">
                <text:p>0.0516719</text:p>
              </table:table-cell>
              <table:table-cell office:value-type="float" office:value="0.00937788">
                <text:p>0.00937788</text:p>
              </table:table-cell>
              <table:table-cell office:value-type="float" office:value="0.00795951">
                <text:p>0.0079595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000">
                <text:p>258000</text:p>
              </table:table-cell>
              <table:table-cell office:value-type="float" office:value="0.00626363">
                <text:p>0.00626363</text:p>
              </table:table-cell>
              <table:table-cell office:value-type="float" office:value="0.00697183">
                <text:p>0.00697183</text:p>
              </table:table-cell>
              <table:table-cell office:value-type="float" office:value="0.0482774">
                <text:p>0.0482774</text:p>
              </table:table-cell>
              <table:table-cell office:value-type="float" office:value="0.00948012">
                <text:p>0.00948012</text:p>
              </table:table-cell>
              <table:table-cell office:value-type="float" office:value="0.00811899">
                <text:p>0.0081189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000">
                <text:p>259000</text:p>
              </table:table-cell>
              <table:table-cell office:value-type="float" office:value="0.00628731">
                <text:p>0.00628731</text:p>
              </table:table-cell>
              <table:table-cell office:value-type="float" office:value="0.00700104">
                <text:p>0.00700104</text:p>
              </table:table-cell>
              <table:table-cell office:value-type="float" office:value="0.0491336">
                <text:p>0.0491336</text:p>
              </table:table-cell>
              <table:table-cell office:value-type="float" office:value="0.00944301">
                <text:p>0.00944301</text:p>
              </table:table-cell>
              <table:table-cell office:value-type="float" office:value="0.00794135">
                <text:p>0.0079413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000">
                <text:p>260000</text:p>
              </table:table-cell>
              <table:table-cell office:value-type="float" office:value="0.00627942">
                <text:p>0.00627942</text:p>
              </table:table-cell>
              <table:table-cell office:value-type="float" office:value="0.0069509">
                <text:p>0.0069509</text:p>
              </table:table-cell>
              <table:table-cell office:value-type="float" office:value="0.048228">
                <text:p>0.048228</text:p>
              </table:table-cell>
              <table:table-cell office:value-type="float" office:value="0.00946749">
                <text:p>0.00946749</text:p>
              </table:table-cell>
              <table:table-cell office:value-type="float" office:value="0.00793819">
                <text:p>0.0079381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000">
                <text:p>261000</text:p>
              </table:table-cell>
              <table:table-cell office:value-type="float" office:value="0.00627547">
                <text:p>0.00627547</text:p>
              </table:table-cell>
              <table:table-cell office:value-type="float" office:value="0.00707249">
                <text:p>0.00707249</text:p>
              </table:table-cell>
              <table:table-cell office:value-type="float" office:value="0.0533721">
                <text:p>0.0533721</text:p>
              </table:table-cell>
              <table:table-cell office:value-type="float" office:value="0.00999212">
                <text:p>0.00999212</text:p>
              </table:table-cell>
              <table:table-cell office:value-type="float" office:value="0.00813044">
                <text:p>0.0081304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000">
                <text:p>262000</text:p>
              </table:table-cell>
              <table:table-cell office:value-type="float" office:value="0.00627429">
                <text:p>0.00627429</text:p>
              </table:table-cell>
              <table:table-cell office:value-type="float" office:value="0.00705236">
                <text:p>0.00705236</text:p>
              </table:table-cell>
              <table:table-cell office:value-type="float" office:value="0.0499547">
                <text:p>0.0499547</text:p>
              </table:table-cell>
              <table:table-cell office:value-type="float" office:value="0.00949986">
                <text:p>0.00949986</text:p>
              </table:table-cell>
              <table:table-cell office:value-type="float" office:value="0.0081411">
                <text:p>0.00814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000">
                <text:p>263000</text:p>
              </table:table-cell>
              <table:table-cell office:value-type="float" office:value="0.00625968">
                <text:p>0.00625968</text:p>
              </table:table-cell>
              <table:table-cell office:value-type="float" office:value="0.00709657">
                <text:p>0.00709657</text:p>
              </table:table-cell>
              <table:table-cell office:value-type="float" office:value="0.0484526">
                <text:p>0.0484526</text:p>
              </table:table-cell>
              <table:table-cell office:value-type="float" office:value="0.00931432">
                <text:p>0.00931432</text:p>
              </table:table-cell>
              <table:table-cell office:value-type="float" office:value="0.00794056">
                <text:p>0.007940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000">
                <text:p>264000</text:p>
              </table:table-cell>
              <table:table-cell office:value-type="float" office:value="0.00629442">
                <text:p>0.00629442</text:p>
              </table:table-cell>
              <table:table-cell office:value-type="float" office:value="0.00694419">
                <text:p>0.00694419</text:p>
              </table:table-cell>
              <table:table-cell office:value-type="float" office:value="0.0483188">
                <text:p>0.0483188</text:p>
              </table:table-cell>
              <table:table-cell office:value-type="float" office:value="0.0093688">
                <text:p>0.0093688</text:p>
              </table:table-cell>
              <table:table-cell office:value-type="float" office:value="0.0080203">
                <text:p>0.008020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000">
                <text:p>265000</text:p>
              </table:table-cell>
              <table:table-cell office:value-type="float" office:value="0.00638403">
                <text:p>0.00638403</text:p>
              </table:table-cell>
              <table:table-cell office:value-type="float" office:value="0.00699354">
                <text:p>0.00699354</text:p>
              </table:table-cell>
              <table:table-cell office:value-type="float" office:value="0.0509286">
                <text:p>0.0509286</text:p>
              </table:table-cell>
              <table:table-cell office:value-type="float" office:value="0.00958868">
                <text:p>0.00958868</text:p>
              </table:table-cell>
              <table:table-cell office:value-type="float" office:value="0.0080207">
                <text:p>0.008020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000">
                <text:p>266000</text:p>
              </table:table-cell>
              <table:table-cell office:value-type="float" office:value="0.00630903">
                <text:p>0.00630903</text:p>
              </table:table-cell>
              <table:table-cell office:value-type="float" office:value="0.00688656">
                <text:p>0.00688656</text:p>
              </table:table-cell>
              <table:table-cell office:value-type="float" office:value="0.0483413">
                <text:p>0.0483413</text:p>
              </table:table-cell>
              <table:table-cell office:value-type="float" office:value="0.00926892">
                <text:p>0.00926892</text:p>
              </table:table-cell>
              <table:table-cell office:value-type="float" office:value="0.00818847">
                <text:p>0.0081884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000">
                <text:p>267000</text:p>
              </table:table-cell>
              <table:table-cell office:value-type="float" office:value="0.00634455">
                <text:p>0.00634455</text:p>
              </table:table-cell>
              <table:table-cell office:value-type="float" office:value="0.00696196">
                <text:p>0.00696196</text:p>
              </table:table-cell>
              <table:table-cell office:value-type="float" office:value="0.0493081">
                <text:p>0.0493081</text:p>
              </table:table-cell>
              <table:table-cell office:value-type="float" office:value="0.00935617">
                <text:p>0.00935617</text:p>
              </table:table-cell>
              <table:table-cell office:value-type="float" office:value="0.0081711">
                <text:p>0.008171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000">
                <text:p>268000</text:p>
              </table:table-cell>
              <table:table-cell office:value-type="float" office:value="0.0065893">
                <text:p>0.0065893</text:p>
              </table:table-cell>
              <table:table-cell office:value-type="float" office:value="0.00699156">
                <text:p>0.00699156</text:p>
              </table:table-cell>
              <table:table-cell office:value-type="float" office:value="0.0489461">
                <text:p>0.0489461</text:p>
              </table:table-cell>
              <table:table-cell office:value-type="float" office:value="0.00946038">
                <text:p>0.00946038</text:p>
              </table:table-cell>
              <table:table-cell office:value-type="float" office:value="0.00824926">
                <text:p>0.0082492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000">
                <text:p>269000</text:p>
              </table:table-cell>
              <table:table-cell office:value-type="float" office:value="0.00650522">
                <text:p>0.00650522</text:p>
              </table:table-cell>
              <table:table-cell office:value-type="float" office:value="0.00689722">
                <text:p>0.00689722</text:p>
              </table:table-cell>
              <table:table-cell office:value-type="float" office:value="0.0511772">
                <text:p>0.0511772</text:p>
              </table:table-cell>
              <table:table-cell office:value-type="float" office:value="0.00930958">
                <text:p>0.00930958</text:p>
              </table:table-cell>
              <table:table-cell office:value-type="float" office:value="0.00830887">
                <text:p>0.0083088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000">
                <text:p>270000</text:p>
              </table:table-cell>
              <table:table-cell office:value-type="float" office:value="0.00633824">
                <text:p>0.00633824</text:p>
              </table:table-cell>
              <table:table-cell office:value-type="float" office:value="0.00693906">
                <text:p>0.00693906</text:p>
              </table:table-cell>
              <table:table-cell office:value-type="float" office:value="0.0487436">
                <text:p>0.0487436</text:p>
              </table:table-cell>
              <table:table-cell office:value-type="float" office:value="0.00940709">
                <text:p>0.00940709</text:p>
              </table:table-cell>
              <table:table-cell office:value-type="float" office:value="0.00831321">
                <text:p>0.0083132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000">
                <text:p>271000</text:p>
              </table:table-cell>
              <table:table-cell office:value-type="float" office:value="0.00628218">
                <text:p>0.00628218</text:p>
              </table:table-cell>
              <table:table-cell office:value-type="float" office:value="0.00680168">
                <text:p>0.00680168</text:p>
              </table:table-cell>
              <table:table-cell office:value-type="float" office:value="0.0485079">
                <text:p>0.0485079</text:p>
              </table:table-cell>
              <table:table-cell office:value-type="float" office:value="0.00934116">
                <text:p>0.00934116</text:p>
              </table:table-cell>
              <table:table-cell office:value-type="float" office:value="0.00806017">
                <text:p>0.0080601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000">
                <text:p>272000</text:p>
              </table:table-cell>
              <table:table-cell office:value-type="float" office:value="0.00631692">
                <text:p>0.00631692</text:p>
              </table:table-cell>
              <table:table-cell office:value-type="float" office:value="0.00689208">
                <text:p>0.00689208</text:p>
              </table:table-cell>
              <table:table-cell office:value-type="float" office:value="0.0485296">
                <text:p>0.0485296</text:p>
              </table:table-cell>
              <table:table-cell office:value-type="float" office:value="0.00934077">
                <text:p>0.00934077</text:p>
              </table:table-cell>
              <table:table-cell office:value-type="float" office:value="0.00790622">
                <text:p>0.0079062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000">
                <text:p>273000</text:p>
              </table:table-cell>
              <table:table-cell office:value-type="float" office:value="0.00669036">
                <text:p>0.00669036</text:p>
              </table:table-cell>
              <table:table-cell office:value-type="float" office:value="0.00680208">
                <text:p>0.00680208</text:p>
              </table:table-cell>
              <table:table-cell office:value-type="float" office:value="0.049614">
                <text:p>0.049614</text:p>
              </table:table-cell>
              <table:table-cell office:value-type="float" office:value="0.00975527">
                <text:p>0.00975527</text:p>
              </table:table-cell>
              <table:table-cell office:value-type="float" office:value="0.00824097">
                <text:p>0.0082409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000">
                <text:p>274000</text:p>
              </table:table-cell>
              <table:table-cell office:value-type="float" office:value="0.00626521">
                <text:p>0.00626521</text:p>
              </table:table-cell>
              <table:table-cell office:value-type="float" office:value="0.00701722">
                <text:p>0.00701722</text:p>
              </table:table-cell>
              <table:table-cell office:value-type="float" office:value="0.0512337">
                <text:p>0.0512337</text:p>
              </table:table-cell>
              <table:table-cell office:value-type="float" office:value="0.00929142">
                <text:p>0.00929142</text:p>
              </table:table-cell>
              <table:table-cell office:value-type="float" office:value="0.00805662">
                <text:p>0.0080566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000">
                <text:p>275000</text:p>
              </table:table-cell>
              <table:table-cell office:value-type="float" office:value="0.00622652">
                <text:p>0.00622652</text:p>
              </table:table-cell>
              <table:table-cell office:value-type="float" office:value="0.00703933">
                <text:p>0.00703933</text:p>
              </table:table-cell>
              <table:table-cell office:value-type="float" office:value="0.0481712">
                <text:p>0.0481712</text:p>
              </table:table-cell>
              <table:table-cell office:value-type="float" office:value="0.0100411">
                <text:p>0.0100411</text:p>
              </table:table-cell>
              <table:table-cell office:value-type="float" office:value="0.00830966">
                <text:p>0.0083096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000">
                <text:p>276000</text:p>
              </table:table-cell>
              <table:table-cell office:value-type="float" office:value="0.00662878">
                <text:p>0.00662878</text:p>
              </table:table-cell>
              <table:table-cell office:value-type="float" office:value="0.00722052">
                <text:p>0.00722052</text:p>
              </table:table-cell>
              <table:table-cell office:value-type="float" office:value="0.0479126">
                <text:p>0.0479126</text:p>
              </table:table-cell>
              <table:table-cell office:value-type="float" office:value="0.00984211">
                <text:p>0.00984211</text:p>
              </table:table-cell>
              <table:table-cell office:value-type="float" office:value="0.00794135">
                <text:p>0.0079413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000">
                <text:p>277000</text:p>
              </table:table-cell>
              <table:table-cell office:value-type="float" office:value="0.00629837">
                <text:p>0.00629837</text:p>
              </table:table-cell>
              <table:table-cell office:value-type="float" office:value="0.00695603">
                <text:p>0.00695603</text:p>
              </table:table-cell>
              <table:table-cell office:value-type="float" office:value="0.0487961">
                <text:p>0.0487961</text:p>
              </table:table-cell>
              <table:table-cell office:value-type="float" office:value="0.00944222">
                <text:p>0.00944222</text:p>
              </table:table-cell>
              <table:table-cell office:value-type="float" office:value="0.0081036">
                <text:p>0.008103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000">
                <text:p>278000</text:p>
              </table:table-cell>
              <table:table-cell office:value-type="float" office:value="0.00634771">
                <text:p>0.00634771</text:p>
              </table:table-cell>
              <table:table-cell office:value-type="float" office:value="0.0068159">
                <text:p>0.0068159</text:p>
              </table:table-cell>
              <table:table-cell office:value-type="float" office:value="0.0542548">
                <text:p>0.0542548</text:p>
              </table:table-cell>
              <table:table-cell office:value-type="float" office:value="0.00986501">
                <text:p>0.00986501</text:p>
              </table:table-cell>
              <table:table-cell office:value-type="float" office:value="0.00809847">
                <text:p>0.0080984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000">
                <text:p>279000</text:p>
              </table:table-cell>
              <table:table-cell office:value-type="float" office:value="0.0064243">
                <text:p>0.0064243</text:p>
              </table:table-cell>
              <table:table-cell office:value-type="float" office:value="0.00713723">
                <text:p>0.00713723</text:p>
              </table:table-cell>
              <table:table-cell office:value-type="float" office:value="0.0482166">
                <text:p>0.0482166</text:p>
              </table:table-cell>
              <table:table-cell office:value-type="float" office:value="0.00943433">
                <text:p>0.00943433</text:p>
              </table:table-cell>
              <table:table-cell office:value-type="float" office:value="0.0084273">
                <text:p>0.008427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000">
                <text:p>280000</text:p>
              </table:table-cell>
              <table:table-cell office:value-type="float" office:value="0.00644522">
                <text:p>0.00644522</text:p>
              </table:table-cell>
              <table:table-cell office:value-type="float" office:value="0.00695959">
                <text:p>0.00695959</text:p>
              </table:table-cell>
              <table:table-cell office:value-type="float" office:value="0.0487507">
                <text:p>0.0487507</text:p>
              </table:table-cell>
              <table:table-cell office:value-type="float" office:value="0.00937196">
                <text:p>0.00937196</text:p>
              </table:table-cell>
              <table:table-cell office:value-type="float" office:value="0.00796504">
                <text:p>0.0079650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000">
                <text:p>281000</text:p>
              </table:table-cell>
              <table:table-cell office:value-type="float" office:value="0.00647996">
                <text:p>0.00647996</text:p>
              </table:table-cell>
              <table:table-cell office:value-type="float" office:value="0.00689366">
                <text:p>0.00689366</text:p>
              </table:table-cell>
              <table:table-cell office:value-type="float" office:value="0.0487834">
                <text:p>0.0487834</text:p>
              </table:table-cell>
              <table:table-cell office:value-type="float" office:value="0.00957012">
                <text:p>0.00957012</text:p>
              </table:table-cell>
              <table:table-cell office:value-type="float" office:value="0.00807478">
                <text:p>0.0080747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000">
                <text:p>282000</text:p>
              </table:table-cell>
              <table:table-cell office:value-type="float" office:value="0.00660786">
                <text:p>0.00660786</text:p>
              </table:table-cell>
              <table:table-cell office:value-type="float" office:value="0.00691893">
                <text:p>0.00691893</text:p>
              </table:table-cell>
              <table:table-cell office:value-type="float" office:value="0.0522798">
                <text:p>0.0522798</text:p>
              </table:table-cell>
              <table:table-cell office:value-type="float" office:value="0.0094592">
                <text:p>0.0094592</text:p>
              </table:table-cell>
              <table:table-cell office:value-type="float" office:value="0.00822045">
                <text:p>0.0082204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000">
                <text:p>283000</text:p>
              </table:table-cell>
              <table:table-cell office:value-type="float" office:value="0.00640772">
                <text:p>0.00640772</text:p>
              </table:table-cell>
              <table:table-cell office:value-type="float" office:value="0.00695525">
                <text:p>0.00695525</text:p>
              </table:table-cell>
              <table:table-cell office:value-type="float" office:value="0.0485229">
                <text:p>0.0485229</text:p>
              </table:table-cell>
              <table:table-cell office:value-type="float" office:value="0.00960447">
                <text:p>0.00960447</text:p>
              </table:table-cell>
              <table:table-cell office:value-type="float" office:value="0.00795872">
                <text:p>0.0079587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000">
                <text:p>284000</text:p>
              </table:table-cell>
              <table:table-cell office:value-type="float" office:value="0.00634298">
                <text:p>0.00634298</text:p>
              </table:table-cell>
              <table:table-cell office:value-type="float" office:value="0.00686998">
                <text:p>0.00686998</text:p>
              </table:table-cell>
              <table:table-cell office:value-type="float" office:value="0.0491648">
                <text:p>0.0491648</text:p>
              </table:table-cell>
              <table:table-cell office:value-type="float" office:value="0.0093005">
                <text:p>0.0093005</text:p>
              </table:table-cell>
              <table:table-cell office:value-type="float" office:value="0.00837835">
                <text:p>0.0083783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000">
                <text:p>285000</text:p>
              </table:table-cell>
              <table:table-cell office:value-type="float" office:value="0.0063189">
                <text:p>0.0063189</text:p>
              </table:table-cell>
              <table:table-cell office:value-type="float" office:value="0.00696906">
                <text:p>0.00696906</text:p>
              </table:table-cell>
              <table:table-cell office:value-type="float" office:value="0.04847">
                <text:p>0.04847</text:p>
              </table:table-cell>
              <table:table-cell office:value-type="float" office:value="0.00966921">
                <text:p>0.00966921</text:p>
              </table:table-cell>
              <table:table-cell office:value-type="float" office:value="0.00839493">
                <text:p>0.0083949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000">
                <text:p>286000</text:p>
              </table:table-cell>
              <table:table-cell office:value-type="float" office:value="0.00641916">
                <text:p>0.00641916</text:p>
              </table:table-cell>
              <table:table-cell office:value-type="float" office:value="0.00714315">
                <text:p>0.00714315</text:p>
              </table:table-cell>
              <table:table-cell office:value-type="float" office:value="0.0514113">
                <text:p>0.0514113</text:p>
              </table:table-cell>
              <table:table-cell office:value-type="float" office:value="0.00928235">
                <text:p>0.00928235</text:p>
              </table:table-cell>
              <table:table-cell office:value-type="float" office:value="0.00826505">
                <text:p>0.0082650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000">
                <text:p>287000</text:p>
              </table:table-cell>
              <table:table-cell office:value-type="float" office:value="0.00628179">
                <text:p>0.00628179</text:p>
              </table:table-cell>
              <table:table-cell office:value-type="float" office:value="0.00708117">
                <text:p>0.00708117</text:p>
              </table:table-cell>
              <table:table-cell office:value-type="float" office:value="0.0484787">
                <text:p>0.0484787</text:p>
              </table:table-cell>
              <table:table-cell office:value-type="float" office:value="0.00939525">
                <text:p>0.00939525</text:p>
              </table:table-cell>
              <table:table-cell office:value-type="float" office:value="0.00818058">
                <text:p>0.0081805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000">
                <text:p>288000</text:p>
              </table:table-cell>
              <table:table-cell office:value-type="float" office:value="0.00639035">
                <text:p>0.00639035</text:p>
              </table:table-cell>
              <table:table-cell office:value-type="float" office:value="0.0070492">
                <text:p>0.0070492</text:p>
              </table:table-cell>
              <table:table-cell office:value-type="float" office:value="0.049342">
                <text:p>0.049342</text:p>
              </table:table-cell>
              <table:table-cell office:value-type="float" office:value="0.00944854">
                <text:p>0.00944854</text:p>
              </table:table-cell>
              <table:table-cell office:value-type="float" office:value="0.00805149">
                <text:p>0.0080514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000">
                <text:p>289000</text:p>
              </table:table-cell>
              <table:table-cell office:value-type="float" office:value="0.00657746">
                <text:p>0.00657746</text:p>
              </table:table-cell>
              <table:table-cell office:value-type="float" office:value="0.00698801">
                <text:p>0.00698801</text:p>
              </table:table-cell>
              <table:table-cell office:value-type="float" office:value="0.0486788">
                <text:p>0.0486788</text:p>
              </table:table-cell>
              <table:table-cell office:value-type="float" office:value="0.00934393">
                <text:p>0.00934393</text:p>
              </table:table-cell>
              <table:table-cell office:value-type="float" office:value="0.00819873">
                <text:p>0.0081987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000">
                <text:p>290000</text:p>
              </table:table-cell>
              <table:table-cell office:value-type="float" office:value="0.0065593">
                <text:p>0.0065593</text:p>
              </table:table-cell>
              <table:table-cell office:value-type="float" office:value="0.0073579">
                <text:p>0.0073579</text:p>
              </table:table-cell>
              <table:table-cell office:value-type="float" office:value="0.0518108">
                <text:p>0.0518108</text:p>
              </table:table-cell>
              <table:table-cell office:value-type="float" office:value="0.00933406">
                <text:p>0.00933406</text:p>
              </table:table-cell>
              <table:table-cell office:value-type="float" office:value="0.00821492">
                <text:p>0.0082149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000">
                <text:p>291000</text:p>
              </table:table-cell>
              <table:table-cell office:value-type="float" office:value="0.00641285">
                <text:p>0.00641285</text:p>
              </table:table-cell>
              <table:table-cell office:value-type="float" office:value="0.00699472">
                <text:p>0.00699472</text:p>
              </table:table-cell>
              <table:table-cell office:value-type="float" office:value="0.0489212">
                <text:p>0.0489212</text:p>
              </table:table-cell>
              <table:table-cell office:value-type="float" office:value="0.00933406">
                <text:p>0.00933406</text:p>
              </table:table-cell>
              <table:table-cell office:value-type="float" office:value="0.00804794">
                <text:p>0.0080479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000">
                <text:p>292000</text:p>
              </table:table-cell>
              <table:table-cell office:value-type="float" office:value="0.00626008">
                <text:p>0.00626008</text:p>
              </table:table-cell>
              <table:table-cell office:value-type="float" office:value="0.00752686">
                <text:p>0.00752686</text:p>
              </table:table-cell>
              <table:table-cell office:value-type="float" office:value="0.0486125">
                <text:p>0.0486125</text:p>
              </table:table-cell>
              <table:table-cell office:value-type="float" office:value="0.00934077">
                <text:p>0.00934077</text:p>
              </table:table-cell>
              <table:table-cell office:value-type="float" office:value="0.00810873">
                <text:p>0.0081087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000">
                <text:p>293000</text:p>
              </table:table-cell>
              <table:table-cell office:value-type="float" office:value="0.00648983">
                <text:p>0.00648983</text:p>
              </table:table-cell>
              <table:table-cell office:value-type="float" office:value="0.00701643">
                <text:p>0.00701643</text:p>
              </table:table-cell>
              <table:table-cell office:value-type="float" office:value="0.0497786">
                <text:p>0.0497786</text:p>
              </table:table-cell>
              <table:table-cell office:value-type="float" office:value="0.00953933">
                <text:p>0.00953933</text:p>
              </table:table-cell>
              <table:table-cell office:value-type="float" office:value="0.00801517">
                <text:p>0.0080151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000">
                <text:p>294000</text:p>
              </table:table-cell>
              <table:table-cell office:value-type="float" office:value="0.00661102">
                <text:p>0.00661102</text:p>
              </table:table-cell>
              <table:table-cell office:value-type="float" office:value="0.00709262">
                <text:p>0.00709262</text:p>
              </table:table-cell>
              <table:table-cell office:value-type="float" office:value="0.0501185">
                <text:p>0.0501185</text:p>
              </table:table-cell>
              <table:table-cell office:value-type="float" office:value="0.00954012">
                <text:p>0.00954012</text:p>
              </table:table-cell>
              <table:table-cell office:value-type="float" office:value="0.00871626">
                <text:p>0.0087162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000">
                <text:p>295000</text:p>
              </table:table-cell>
              <table:table-cell office:value-type="float" office:value="0.00631297">
                <text:p>0.00631297</text:p>
              </table:table-cell>
              <table:table-cell office:value-type="float" office:value="0.00690787">
                <text:p>0.00690787</text:p>
              </table:table-cell>
              <table:table-cell office:value-type="float" office:value="0.0518085">
                <text:p>0.0518085</text:p>
              </table:table-cell>
              <table:table-cell office:value-type="float" office:value="0.00941696">
                <text:p>0.00941696</text:p>
              </table:table-cell>
              <table:table-cell office:value-type="float" office:value="0.00819913">
                <text:p>0.0081991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000">
                <text:p>296000</text:p>
              </table:table-cell>
              <table:table-cell office:value-type="float" office:value="0.00628139">
                <text:p>0.00628139</text:p>
              </table:table-cell>
              <table:table-cell office:value-type="float" office:value="0.0069138">
                <text:p>0.0069138</text:p>
              </table:table-cell>
              <table:table-cell office:value-type="float" office:value="0.0482545">
                <text:p>0.0482545</text:p>
              </table:table-cell>
              <table:table-cell office:value-type="float" office:value="0.00956065">
                <text:p>0.00956065</text:p>
              </table:table-cell>
              <table:table-cell office:value-type="float" office:value="0.00817465">
                <text:p>0.0081746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000">
                <text:p>297000</text:p>
              </table:table-cell>
              <table:table-cell office:value-type="float" office:value="0.0063714">
                <text:p>0.0063714</text:p>
              </table:table-cell>
              <table:table-cell office:value-type="float" office:value="0.00693195">
                <text:p>0.00693195</text:p>
              </table:table-cell>
              <table:table-cell office:value-type="float" office:value="0.0494533">
                <text:p>0.0494533</text:p>
              </table:table-cell>
              <table:table-cell office:value-type="float" office:value="0.00927208">
                <text:p>0.00927208</text:p>
              </table:table-cell>
              <table:table-cell office:value-type="float" office:value="0.00793267">
                <text:p>0.0079326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000">
                <text:p>298000</text:p>
              </table:table-cell>
              <table:table-cell office:value-type="float" office:value="0.00639943">
                <text:p>0.00639943</text:p>
              </table:table-cell>
              <table:table-cell office:value-type="float" office:value="0.00693274">
                <text:p>0.00693274</text:p>
              </table:table-cell>
              <table:table-cell office:value-type="float" office:value="0.0510936">
                <text:p>0.0510936</text:p>
              </table:table-cell>
              <table:table-cell office:value-type="float" office:value="0.00941656">
                <text:p>0.00941656</text:p>
              </table:table-cell>
              <table:table-cell office:value-type="float" office:value="0.00818768">
                <text:p>0.0081876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000">
                <text:p>299000</text:p>
              </table:table-cell>
              <table:table-cell office:value-type="float" office:value="0.00632758">
                <text:p>0.00632758</text:p>
              </table:table-cell>
              <table:table-cell office:value-type="float" office:value="0.00702907">
                <text:p>0.00702907</text:p>
              </table:table-cell>
              <table:table-cell office:value-type="float" office:value="0.0525242">
                <text:p>0.0525242</text:p>
              </table:table-cell>
              <table:table-cell office:value-type="float" office:value="0.00920655">
                <text:p>0.00920655</text:p>
              </table:table-cell>
              <table:table-cell office:value-type="float" office:value="0.00831242">
                <text:p>0.0083124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000">
                <text:p>300000</text:p>
              </table:table-cell>
              <table:table-cell office:value-type="float" office:value="0.00672708">
                <text:p>0.00672708</text:p>
              </table:table-cell>
              <table:table-cell office:value-type="float" office:value="0.00690077">
                <text:p>0.00690077</text:p>
              </table:table-cell>
              <table:table-cell office:value-type="float" office:value="0.0481139">
                <text:p>0.0481139</text:p>
              </table:table-cell>
              <table:table-cell office:value-type="float" office:value="0.00930682">
                <text:p>0.00930682</text:p>
              </table:table-cell>
              <table:table-cell office:value-type="float" office:value="0.0084802">
                <text:p>0.008480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000">
                <text:p>301000</text:p>
              </table:table-cell>
              <table:table-cell office:value-type="float" office:value="0.00641364">
                <text:p>0.00641364</text:p>
              </table:table-cell>
              <table:table-cell office:value-type="float" office:value="0.00706065">
                <text:p>0.00706065</text:p>
              </table:table-cell>
              <table:table-cell office:value-type="float" office:value="0.0486543">
                <text:p>0.0486543</text:p>
              </table:table-cell>
              <table:table-cell office:value-type="float" office:value="0.00931511">
                <text:p>0.00931511</text:p>
              </table:table-cell>
              <table:table-cell office:value-type="float" office:value="0.00796385">
                <text:p>0.0079638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000">
                <text:p>302000</text:p>
              </table:table-cell>
              <table:table-cell office:value-type="float" office:value="0.0063785">
                <text:p>0.0063785</text:p>
              </table:table-cell>
              <table:table-cell office:value-type="float" office:value="0.00692524">
                <text:p>0.00692524</text:p>
              </table:table-cell>
              <table:table-cell office:value-type="float" office:value="0.0491213">
                <text:p>0.0491213</text:p>
              </table:table-cell>
              <table:table-cell office:value-type="float" office:value="0.00982277">
                <text:p>0.00982277</text:p>
              </table:table-cell>
              <table:table-cell office:value-type="float" office:value="0.00820268">
                <text:p>0.0082026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000">
                <text:p>303000</text:p>
              </table:table-cell>
              <table:table-cell office:value-type="float" office:value="0.00626244">
                <text:p>0.00626244</text:p>
              </table:table-cell>
              <table:table-cell office:value-type="float" office:value="0.00702512">
                <text:p>0.00702512</text:p>
              </table:table-cell>
              <table:table-cell office:value-type="float" office:value="0.0565108">
                <text:p>0.0565108</text:p>
              </table:table-cell>
              <table:table-cell office:value-type="float" office:value="0.00969289">
                <text:p>0.00969289</text:p>
              </table:table-cell>
              <table:table-cell office:value-type="float" office:value="0.0086006">
                <text:p>0.008600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000">
                <text:p>304000</text:p>
              </table:table-cell>
              <table:table-cell office:value-type="float" office:value="0.00628613">
                <text:p>0.00628613</text:p>
              </table:table-cell>
              <table:table-cell office:value-type="float" office:value="0.00698051">
                <text:p>0.00698051</text:p>
              </table:table-cell>
              <table:table-cell office:value-type="float" office:value="0.0490578">
                <text:p>0.0490578</text:p>
              </table:table-cell>
              <table:table-cell office:value-type="float" office:value="0.00935459">
                <text:p>0.00935459</text:p>
              </table:table-cell>
              <table:table-cell office:value-type="float" office:value="0.00816794">
                <text:p>0.0081679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000">
                <text:p>305000</text:p>
              </table:table-cell>
              <table:table-cell office:value-type="float" office:value="0.00630074">
                <text:p>0.00630074</text:p>
              </table:table-cell>
              <table:table-cell office:value-type="float" office:value="0.00711946">
                <text:p>0.00711946</text:p>
              </table:table-cell>
              <table:table-cell office:value-type="float" office:value="0.0485264">
                <text:p>0.0485264</text:p>
              </table:table-cell>
              <table:table-cell office:value-type="float" office:value="0.00980303">
                <text:p>0.00980303</text:p>
              </table:table-cell>
              <table:table-cell office:value-type="float" office:value="0.00818492">
                <text:p>0.0081849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000">
                <text:p>306000</text:p>
              </table:table-cell>
              <table:table-cell office:value-type="float" office:value="0.00631534">
                <text:p>0.00631534</text:p>
              </table:table-cell>
              <table:table-cell office:value-type="float" office:value="0.00689208">
                <text:p>0.00689208</text:p>
              </table:table-cell>
              <table:table-cell office:value-type="float" office:value="0.0481325">
                <text:p>0.0481325</text:p>
              </table:table-cell>
              <table:table-cell office:value-type="float" office:value="0.00989896">
                <text:p>0.00989896</text:p>
              </table:table-cell>
              <table:table-cell office:value-type="float" office:value="0.0080207">
                <text:p>0.008020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000">
                <text:p>307000</text:p>
              </table:table-cell>
              <table:table-cell office:value-type="float" office:value="0.00624429">
                <text:p>0.00624429</text:p>
              </table:table-cell>
              <table:table-cell office:value-type="float" office:value="0.00690393">
                <text:p>0.00690393</text:p>
              </table:table-cell>
              <table:table-cell office:value-type="float" office:value="0.0508914">
                <text:p>0.0508914</text:p>
              </table:table-cell>
              <table:table-cell office:value-type="float" office:value="0.00929853">
                <text:p>0.00929853</text:p>
              </table:table-cell>
              <table:table-cell office:value-type="float" office:value="0.00813597">
                <text:p>0.0081359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000">
                <text:p>308000</text:p>
              </table:table-cell>
              <table:table-cell office:value-type="float" office:value="0.00630942">
                <text:p>0.00630942</text:p>
              </table:table-cell>
              <table:table-cell office:value-type="float" office:value="0.00707644">
                <text:p>0.00707644</text:p>
              </table:table-cell>
              <table:table-cell office:value-type="float" office:value="0.0487112">
                <text:p>0.0487112</text:p>
              </table:table-cell>
              <table:table-cell office:value-type="float" office:value="0.00930327">
                <text:p>0.00930327</text:p>
              </table:table-cell>
              <table:table-cell office:value-type="float" office:value="0.00804004">
                <text:p>0.0080400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000">
                <text:p>309000</text:p>
              </table:table-cell>
              <table:table-cell office:value-type="float" office:value="0.00685695">
                <text:p>0.00685695</text:p>
              </table:table-cell>
              <table:table-cell office:value-type="float" office:value="0.00690551">
                <text:p>0.00690551</text:p>
              </table:table-cell>
              <table:table-cell office:value-type="float" office:value="0.0494589">
                <text:p>0.0494589</text:p>
              </table:table-cell>
              <table:table-cell office:value-type="float" office:value="0.00952117">
                <text:p>0.00952117</text:p>
              </table:table-cell>
              <table:table-cell office:value-type="float" office:value="0.00822202">
                <text:p>0.0082220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000">
                <text:p>310000</text:p>
              </table:table-cell>
              <table:table-cell office:value-type="float" office:value="0.00633153">
                <text:p>0.00633153</text:p>
              </table:table-cell>
              <table:table-cell office:value-type="float" office:value="0.00696432">
                <text:p>0.00696432</text:p>
              </table:table-cell>
              <table:table-cell office:value-type="float" office:value="0.0482955">
                <text:p>0.0482955</text:p>
              </table:table-cell>
              <table:table-cell office:value-type="float" office:value="0.00932379">
                <text:p>0.00932379</text:p>
              </table:table-cell>
              <table:table-cell office:value-type="float" office:value="0.00828361">
                <text:p>0.0082836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000">
                <text:p>311000</text:p>
              </table:table-cell>
              <table:table-cell office:value-type="float" office:value="0.00654549">
                <text:p>0.00654549</text:p>
              </table:table-cell>
              <table:table-cell office:value-type="float" office:value="0.00699196">
                <text:p>0.00699196</text:p>
              </table:table-cell>
              <table:table-cell office:value-type="float" office:value="0.0512787">
                <text:p>0.0512787</text:p>
              </table:table-cell>
              <table:table-cell office:value-type="float" office:value="0.00931235">
                <text:p>0.00931235</text:p>
              </table:table-cell>
              <table:table-cell office:value-type="float" office:value="0.00806531">
                <text:p>0.0080653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000">
                <text:p>312000</text:p>
              </table:table-cell>
              <table:table-cell office:value-type="float" office:value="0.00636469">
                <text:p>0.00636469</text:p>
              </table:table-cell>
              <table:table-cell office:value-type="float" office:value="0.00699788">
                <text:p>0.00699788</text:p>
              </table:table-cell>
              <table:table-cell office:value-type="float" office:value="0.0484068">
                <text:p>0.0484068</text:p>
              </table:table-cell>
              <table:table-cell office:value-type="float" office:value="0.0093609">
                <text:p>0.0093609</text:p>
              </table:table-cell>
              <table:table-cell office:value-type="float" office:value="0.00811544">
                <text:p>0.0081154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000">
                <text:p>313000</text:p>
              </table:table-cell>
              <table:table-cell office:value-type="float" office:value="0.00643061">
                <text:p>0.00643061</text:p>
              </table:table-cell>
              <table:table-cell office:value-type="float" office:value="0.00693867">
                <text:p>0.00693867</text:p>
              </table:table-cell>
              <table:table-cell office:value-type="float" office:value="0.0482193">
                <text:p>0.0482193</text:p>
              </table:table-cell>
              <table:table-cell office:value-type="float" office:value="0.00934788">
                <text:p>0.00934788</text:p>
              </table:table-cell>
              <table:table-cell office:value-type="float" office:value="0.00831085">
                <text:p>0.0083108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000">
                <text:p>314000</text:p>
              </table:table-cell>
              <table:table-cell office:value-type="float" office:value="0.00631574">
                <text:p>0.00631574</text:p>
              </table:table-cell>
              <table:table-cell office:value-type="float" office:value="0.00699748">
                <text:p>0.00699748</text:p>
              </table:table-cell>
              <table:table-cell office:value-type="float" office:value="0.0495015">
                <text:p>0.0495015</text:p>
              </table:table-cell>
              <table:table-cell office:value-type="float" office:value="0.00932379">
                <text:p>0.00932379</text:p>
              </table:table-cell>
              <table:table-cell office:value-type="float" office:value="0.00828637">
                <text:p>0.0082863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000">
                <text:p>315000</text:p>
              </table:table-cell>
              <table:table-cell office:value-type="float" office:value="0.00659246">
                <text:p>0.00659246</text:p>
              </table:table-cell>
              <table:table-cell office:value-type="float" office:value="0.00703736">
                <text:p>0.00703736</text:p>
              </table:table-cell>
              <table:table-cell office:value-type="float" office:value="0.0492733">
                <text:p>0.0492733</text:p>
              </table:table-cell>
              <table:table-cell office:value-type="float" office:value="0.00927011">
                <text:p>0.00927011</text:p>
              </table:table-cell>
              <table:table-cell office:value-type="float" office:value="0.00825124">
                <text:p>0.0082512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000">
                <text:p>316000</text:p>
              </table:table-cell>
              <table:table-cell office:value-type="float" office:value="0.00634495">
                <text:p>0.00634495</text:p>
              </table:table-cell>
              <table:table-cell office:value-type="float" office:value="0.00721815">
                <text:p>0.00721815</text:p>
              </table:table-cell>
              <table:table-cell office:value-type="float" office:value="0.0501244">
                <text:p>0.0501244</text:p>
              </table:table-cell>
              <table:table-cell office:value-type="float" office:value="0.00936169">
                <text:p>0.00936169</text:p>
              </table:table-cell>
              <table:table-cell office:value-type="float" office:value="0.00849204">
                <text:p>0.0084920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000">
                <text:p>317000</text:p>
              </table:table-cell>
              <table:table-cell office:value-type="float" office:value="0.00630784">
                <text:p>0.00630784</text:p>
              </table:table-cell>
              <table:table-cell office:value-type="float" office:value="0.00690551">
                <text:p>0.00690551</text:p>
              </table:table-cell>
              <table:table-cell office:value-type="float" office:value="0.0488734">
                <text:p>0.0488734</text:p>
              </table:table-cell>
              <table:table-cell office:value-type="float" office:value="0.00938656">
                <text:p>0.00938656</text:p>
              </table:table-cell>
              <table:table-cell office:value-type="float" office:value="0.00818492">
                <text:p>0.0081849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000">
                <text:p>318000</text:p>
              </table:table-cell>
              <table:table-cell office:value-type="float" office:value="0.00675787">
                <text:p>0.00675787</text:p>
              </table:table-cell>
              <table:table-cell office:value-type="float" office:value="0.00704841">
                <text:p>0.00704841</text:p>
              </table:table-cell>
              <table:table-cell office:value-type="float" office:value="0.0483366">
                <text:p>0.0483366</text:p>
              </table:table-cell>
              <table:table-cell office:value-type="float" office:value="0.00970355">
                <text:p>0.00970355</text:p>
              </table:table-cell>
              <table:table-cell office:value-type="float" office:value="0.008284">
                <text:p>0.00828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000">
                <text:p>319000</text:p>
              </table:table-cell>
              <table:table-cell office:value-type="float" office:value="0.00642666">
                <text:p>0.00642666</text:p>
              </table:table-cell>
              <table:table-cell office:value-type="float" office:value="0.00697183">
                <text:p>0.00697183</text:p>
              </table:table-cell>
              <table:table-cell office:value-type="float" office:value="0.0490558">
                <text:p>0.0490558</text:p>
              </table:table-cell>
              <table:table-cell office:value-type="float" office:value="0.00929379">
                <text:p>0.00929379</text:p>
              </table:table-cell>
              <table:table-cell office:value-type="float" office:value="0.00868034">
                <text:p>0.0086803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000">
                <text:p>320000</text:p>
              </table:table-cell>
              <table:table-cell office:value-type="float" office:value="0.00650404">
                <text:p>0.00650404</text:p>
              </table:table-cell>
              <table:table-cell office:value-type="float" office:value="0.00696196">
                <text:p>0.00696196</text:p>
              </table:table-cell>
              <table:table-cell office:value-type="float" office:value="0.0532849">
                <text:p>0.0532849</text:p>
              </table:table-cell>
              <table:table-cell office:value-type="float" office:value="0.00930327">
                <text:p>0.00930327</text:p>
              </table:table-cell>
              <table:table-cell office:value-type="float" office:value="0.00803451">
                <text:p>0.0080345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000">
                <text:p>321000</text:p>
              </table:table-cell>
              <table:table-cell office:value-type="float" office:value="0.00625889">
                <text:p>0.00625889</text:p>
              </table:table-cell>
              <table:table-cell office:value-type="float" office:value="0.00748185">
                <text:p>0.00748185</text:p>
              </table:table-cell>
              <table:table-cell office:value-type="float" office:value="0.0482608">
                <text:p>0.0482608</text:p>
              </table:table-cell>
              <table:table-cell office:value-type="float" office:value="0.00927998">
                <text:p>0.00927998</text:p>
              </table:table-cell>
              <table:table-cell office:value-type="float" office:value="0.00926971">
                <text:p>0.0092697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000">
                <text:p>322000</text:p>
              </table:table-cell>
              <table:table-cell office:value-type="float" office:value="0.00636192">
                <text:p>0.00636192</text:p>
              </table:table-cell>
              <table:table-cell office:value-type="float" office:value="0.00698959">
                <text:p>0.00698959</text:p>
              </table:table-cell>
              <table:table-cell office:value-type="float" office:value="0.0486437">
                <text:p>0.0486437</text:p>
              </table:table-cell>
              <table:table-cell office:value-type="float" office:value="0.00951802">
                <text:p>0.00951802</text:p>
              </table:table-cell>
              <table:table-cell office:value-type="float" office:value="0.008209">
                <text:p>0.00820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000">
                <text:p>323000</text:p>
              </table:table-cell>
              <table:table-cell office:value-type="float" office:value="0.0063189">
                <text:p>0.0063189</text:p>
              </table:table-cell>
              <table:table-cell office:value-type="float" office:value="0.00733066">
                <text:p>0.00733066</text:p>
              </table:table-cell>
              <table:table-cell office:value-type="float" office:value="0.0485576">
                <text:p>0.0485576</text:p>
              </table:table-cell>
              <table:table-cell office:value-type="float" office:value="0.00947341">
                <text:p>0.00947341</text:p>
              </table:table-cell>
              <table:table-cell office:value-type="float" office:value="0.0082011">
                <text:p>0.008201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000">
                <text:p>324000</text:p>
              </table:table-cell>
              <table:table-cell office:value-type="float" office:value="0.00628534">
                <text:p>0.00628534</text:p>
              </table:table-cell>
              <table:table-cell office:value-type="float" office:value="0.00692998">
                <text:p>0.00692998</text:p>
              </table:table-cell>
              <table:table-cell office:value-type="float" office:value="0.0528273">
                <text:p>0.0528273</text:p>
              </table:table-cell>
              <table:table-cell office:value-type="float" office:value="0.00934393">
                <text:p>0.00934393</text:p>
              </table:table-cell>
              <table:table-cell office:value-type="float" office:value="0.00831835">
                <text:p>0.0083183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000">
                <text:p>325000</text:p>
              </table:table-cell>
              <table:table-cell office:value-type="float" office:value="0.00666549">
                <text:p>0.00666549</text:p>
              </table:table-cell>
              <table:table-cell office:value-type="float" office:value="0.00690866">
                <text:p>0.00690866</text:p>
              </table:table-cell>
              <table:table-cell office:value-type="float" office:value="0.0487708">
                <text:p>0.0487708</text:p>
              </table:table-cell>
              <table:table-cell office:value-type="float" office:value="0.00962736">
                <text:p>0.00962736</text:p>
              </table:table-cell>
              <table:table-cell office:value-type="float" office:value="0.0079678">
                <text:p>0.007967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000">
                <text:p>326000</text:p>
              </table:table-cell>
              <table:table-cell office:value-type="float" office:value="0.0062806">
                <text:p>0.0062806</text:p>
              </table:table-cell>
              <table:table-cell office:value-type="float" office:value="0.00693432">
                <text:p>0.00693432</text:p>
              </table:table-cell>
              <table:table-cell office:value-type="float" office:value="0.0490696">
                <text:p>0.0490696</text:p>
              </table:table-cell>
              <table:table-cell office:value-type="float" office:value="0.00926498">
                <text:p>0.00926498</text:p>
              </table:table-cell>
              <table:table-cell office:value-type="float" office:value="0.00809057">
                <text:p>0.0080905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000">
                <text:p>327000</text:p>
              </table:table-cell>
              <table:table-cell office:value-type="float" office:value="0.00623284">
                <text:p>0.00623284</text:p>
              </table:table-cell>
              <table:table-cell office:value-type="float" office:value="0.00713368">
                <text:p>0.00713368</text:p>
              </table:table-cell>
              <table:table-cell office:value-type="float" office:value="0.0484033">
                <text:p>0.0484033</text:p>
              </table:table-cell>
              <table:table-cell office:value-type="float" office:value="0.0096096">
                <text:p>0.0096096</text:p>
              </table:table-cell>
              <table:table-cell office:value-type="float" office:value="0.00798951">
                <text:p>0.0079895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000">
                <text:p>328000</text:p>
              </table:table-cell>
              <table:table-cell office:value-type="float" office:value="0.00684906">
                <text:p>0.00684906</text:p>
              </table:table-cell>
              <table:table-cell office:value-type="float" office:value="0.00695248">
                <text:p>0.00695248</text:p>
              </table:table-cell>
              <table:table-cell office:value-type="float" office:value="0.0560363">
                <text:p>0.0560363</text:p>
              </table:table-cell>
              <table:table-cell office:value-type="float" office:value="0.00980106">
                <text:p>0.00980106</text:p>
              </table:table-cell>
              <table:table-cell office:value-type="float" office:value="0.00848059">
                <text:p>0.0084805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000">
                <text:p>329000</text:p>
              </table:table-cell>
              <table:table-cell office:value-type="float" office:value="0.00626087">
                <text:p>0.00626087</text:p>
              </table:table-cell>
              <table:table-cell office:value-type="float" office:value="0.00714433">
                <text:p>0.00714433</text:p>
              </table:table-cell>
              <table:table-cell office:value-type="float" office:value="0.0489828">
                <text:p>0.0489828</text:p>
              </table:table-cell>
              <table:table-cell office:value-type="float" office:value="0.0102136">
                <text:p>0.0102136</text:p>
              </table:table-cell>
              <table:table-cell office:value-type="float" office:value="0.00801399">
                <text:p>0.0080139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000">
                <text:p>330000</text:p>
              </table:table-cell>
              <table:table-cell office:value-type="float" office:value="0.00682853">
                <text:p>0.00682853</text:p>
              </table:table-cell>
              <table:table-cell office:value-type="float" office:value="0.0070038">
                <text:p>0.0070038</text:p>
              </table:table-cell>
              <table:table-cell office:value-type="float" office:value="0.0497751">
                <text:p>0.0497751</text:p>
              </table:table-cell>
              <table:table-cell office:value-type="float" office:value="0.01009">
                <text:p>0.01009</text:p>
              </table:table-cell>
              <table:table-cell office:value-type="float" office:value="0.00811939">
                <text:p>0.0081193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000">
                <text:p>331000</text:p>
              </table:table-cell>
              <table:table-cell office:value-type="float" office:value="0.00627666">
                <text:p>0.00627666</text:p>
              </table:table-cell>
              <table:table-cell office:value-type="float" office:value="0.0070192">
                <text:p>0.0070192</text:p>
              </table:table-cell>
              <table:table-cell office:value-type="float" office:value="0.0486457">
                <text:p>0.0486457</text:p>
              </table:table-cell>
              <table:table-cell office:value-type="float" office:value="0.00935774">
                <text:p>0.00935774</text:p>
              </table:table-cell>
              <table:table-cell office:value-type="float" office:value="0.00802149">
                <text:p>0.0080214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000">
                <text:p>332000</text:p>
              </table:table-cell>
              <table:table-cell office:value-type="float" office:value="0.00638719">
                <text:p>0.00638719</text:p>
              </table:table-cell>
              <table:table-cell office:value-type="float" office:value="0.00720829">
                <text:p>0.00720829</text:p>
              </table:table-cell>
              <table:table-cell office:value-type="float" office:value="0.0503822">
                <text:p>0.0503822</text:p>
              </table:table-cell>
              <table:table-cell office:value-type="float" office:value="0.00937038">
                <text:p>0.00937038</text:p>
              </table:table-cell>
              <table:table-cell office:value-type="float" office:value="0.0081636">
                <text:p>0.008163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000">
                <text:p>333000</text:p>
              </table:table-cell>
              <table:table-cell office:value-type="float" office:value="0.00628495">
                <text:p>0.00628495</text:p>
              </table:table-cell>
              <table:table-cell office:value-type="float" office:value="0.00702235">
                <text:p>0.00702235</text:p>
              </table:table-cell>
              <table:table-cell office:value-type="float" office:value="0.0496594">
                <text:p>0.0496594</text:p>
              </table:table-cell>
              <table:table-cell office:value-type="float" office:value="0.00940314">
                <text:p>0.00940314</text:p>
              </table:table-cell>
              <table:table-cell office:value-type="float" office:value="0.00797175">
                <text:p>0.0079717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000">
                <text:p>334000</text:p>
              </table:table-cell>
              <table:table-cell office:value-type="float" office:value="0.00628021">
                <text:p>0.00628021</text:p>
              </table:table-cell>
              <table:table-cell office:value-type="float" office:value="0.00701485">
                <text:p>0.00701485</text:p>
              </table:table-cell>
              <table:table-cell office:value-type="float" office:value="0.0493772">
                <text:p>0.0493772</text:p>
              </table:table-cell>
              <table:table-cell office:value-type="float" office:value="0.00932379">
                <text:p>0.00932379</text:p>
              </table:table-cell>
              <table:table-cell office:value-type="float" office:value="0.00833966">
                <text:p>0.0083396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000">
                <text:p>335000</text:p>
              </table:table-cell>
              <table:table-cell office:value-type="float" office:value="0.00620599">
                <text:p>0.00620599</text:p>
              </table:table-cell>
              <table:table-cell office:value-type="float" office:value="0.00691459">
                <text:p>0.00691459</text:p>
              </table:table-cell>
              <table:table-cell office:value-type="float" office:value="0.0482691">
                <text:p>0.0482691</text:p>
              </table:table-cell>
              <table:table-cell office:value-type="float" office:value="0.00942683">
                <text:p>0.00942683</text:p>
              </table:table-cell>
              <table:table-cell office:value-type="float" office:value="0.00813005">
                <text:p>0.0081300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000">
                <text:p>336000</text:p>
              </table:table-cell>
              <table:table-cell office:value-type="float" office:value="0.00633074">
                <text:p>0.00633074</text:p>
              </table:table-cell>
              <table:table-cell office:value-type="float" office:value="0.00708828">
                <text:p>0.00708828</text:p>
              </table:table-cell>
              <table:table-cell office:value-type="float" office:value="0.0499709">
                <text:p>0.0499709</text:p>
              </table:table-cell>
              <table:table-cell office:value-type="float" office:value="0.00937196">
                <text:p>0.00937196</text:p>
              </table:table-cell>
              <table:table-cell office:value-type="float" office:value="0.00809847">
                <text:p>0.0080984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000">
                <text:p>337000</text:p>
              </table:table-cell>
              <table:table-cell office:value-type="float" office:value="0.00641916">
                <text:p>0.00641916</text:p>
              </table:table-cell>
              <table:table-cell office:value-type="float" office:value="0.00728447">
                <text:p>0.00728447</text:p>
              </table:table-cell>
              <table:table-cell office:value-type="float" office:value="0.0509661">
                <text:p>0.0509661</text:p>
              </table:table-cell>
              <table:table-cell office:value-type="float" office:value="0.00954328">
                <text:p>0.00954328</text:p>
              </table:table-cell>
              <table:table-cell office:value-type="float" office:value="0.0079982">
                <text:p>0.007998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000">
                <text:p>338000</text:p>
              </table:table-cell>
              <table:table-cell office:value-type="float" office:value="0.00654233">
                <text:p>0.00654233</text:p>
              </table:table-cell>
              <table:table-cell office:value-type="float" office:value="0.00798162">
                <text:p>0.00798162</text:p>
              </table:table-cell>
              <table:table-cell office:value-type="float" office:value="0.0480425">
                <text:p>0.0480425</text:p>
              </table:table-cell>
              <table:table-cell office:value-type="float" office:value="0.00932735">
                <text:p>0.00932735</text:p>
              </table:table-cell>
              <table:table-cell office:value-type="float" office:value="0.00851928">
                <text:p>0.0085192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000">
                <text:p>339000</text:p>
              </table:table-cell>
              <table:table-cell office:value-type="float" office:value="0.00634969">
                <text:p>0.00634969</text:p>
              </table:table-cell>
              <table:table-cell office:value-type="float" office:value="0.00705236">
                <text:p>0.00705236</text:p>
              </table:table-cell>
              <table:table-cell office:value-type="float" office:value="0.0493811">
                <text:p>0.0493811</text:p>
              </table:table-cell>
              <table:table-cell office:value-type="float" office:value="0.00965697">
                <text:p>0.00965697</text:p>
              </table:table-cell>
              <table:table-cell office:value-type="float" office:value="0.00800254">
                <text:p>0.0080025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000">
                <text:p>340000</text:p>
              </table:table-cell>
              <table:table-cell office:value-type="float" office:value="0.0062506">
                <text:p>0.0062506</text:p>
              </table:table-cell>
              <table:table-cell office:value-type="float" office:value="0.0071925">
                <text:p>0.0071925</text:p>
              </table:table-cell>
              <table:table-cell office:value-type="float" office:value="0.0498098">
                <text:p>0.0498098</text:p>
              </table:table-cell>
              <table:table-cell office:value-type="float" office:value="0.00926774">
                <text:p>0.00926774</text:p>
              </table:table-cell>
              <table:table-cell office:value-type="float" office:value="0.00828834">
                <text:p>0.0082883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000">
                <text:p>341000</text:p>
              </table:table-cell>
              <table:table-cell office:value-type="float" office:value="0.00630626">
                <text:p>0.00630626</text:p>
              </table:table-cell>
              <table:table-cell office:value-type="float" office:value="0.00698998">
                <text:p>0.00698998</text:p>
              </table:table-cell>
              <table:table-cell office:value-type="float" office:value="0.050891">
                <text:p>0.050891</text:p>
              </table:table-cell>
              <table:table-cell office:value-type="float" office:value="0.00942683">
                <text:p>0.00942683</text:p>
              </table:table-cell>
              <table:table-cell office:value-type="float" office:value="0.00818215">
                <text:p>0.0081821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000">
                <text:p>342000</text:p>
              </table:table-cell>
              <table:table-cell office:value-type="float" office:value="0.00633942">
                <text:p>0.00633942</text:p>
              </table:table-cell>
              <table:table-cell office:value-type="float" office:value="0.00702078">
                <text:p>0.00702078</text:p>
              </table:table-cell>
              <table:table-cell office:value-type="float" office:value="0.0490294">
                <text:p>0.0490294</text:p>
              </table:table-cell>
              <table:table-cell office:value-type="float" office:value="0.00933682">
                <text:p>0.00933682</text:p>
              </table:table-cell>
              <table:table-cell office:value-type="float" office:value="0.00817347">
                <text:p>0.0081734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000">
                <text:p>343000</text:p>
              </table:table-cell>
              <table:table-cell office:value-type="float" office:value="0.00628692">
                <text:p>0.00628692</text:p>
              </table:table-cell>
              <table:table-cell office:value-type="float" office:value="0.00697854">
                <text:p>0.00697854</text:p>
              </table:table-cell>
              <table:table-cell office:value-type="float" office:value="0.0490594">
                <text:p>0.0490594</text:p>
              </table:table-cell>
              <table:table-cell office:value-type="float" office:value="0.00922116">
                <text:p>0.00922116</text:p>
              </table:table-cell>
              <table:table-cell office:value-type="float" office:value="0.00799109">
                <text:p>0.0079910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000">
                <text:p>344000</text:p>
              </table:table-cell>
              <table:table-cell office:value-type="float" office:value="0.00628652">
                <text:p>0.00628652</text:p>
              </table:table-cell>
              <table:table-cell office:value-type="float" office:value="0.00703104">
                <text:p>0.00703104</text:p>
              </table:table-cell>
              <table:table-cell office:value-type="float" office:value="0.0506297">
                <text:p>0.0506297</text:p>
              </table:table-cell>
              <table:table-cell office:value-type="float" office:value="0.0094588">
                <text:p>0.0094588</text:p>
              </table:table-cell>
              <table:table-cell office:value-type="float" office:value="0.00828203">
                <text:p>0.0082820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000">
                <text:p>345000</text:p>
              </table:table-cell>
              <table:table-cell office:value-type="float" office:value="0.00635758">
                <text:p>0.00635758</text:p>
              </table:table-cell>
              <table:table-cell office:value-type="float" office:value="0.00728645">
                <text:p>0.00728645</text:p>
              </table:table-cell>
              <table:table-cell office:value-type="float" office:value="0.0514852">
                <text:p>0.0514852</text:p>
              </table:table-cell>
              <table:table-cell office:value-type="float" office:value="0.00918089">
                <text:p>0.00918089</text:p>
              </table:table-cell>
              <table:table-cell office:value-type="float" office:value="0.00811031">
                <text:p>0.0081103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000">
                <text:p>346000</text:p>
              </table:table-cell>
              <table:table-cell office:value-type="float" office:value="0.00636942">
                <text:p>0.00636942</text:p>
              </table:table-cell>
              <table:table-cell office:value-type="float" office:value="0.00693709">
                <text:p>0.00693709</text:p>
              </table:table-cell>
              <table:table-cell office:value-type="float" office:value="0.0482821">
                <text:p>0.0482821</text:p>
              </table:table-cell>
              <table:table-cell office:value-type="float" office:value="0.00924721">
                <text:p>0.00924721</text:p>
              </table:table-cell>
              <table:table-cell office:value-type="float" office:value="0.00809136">
                <text:p>0.0080913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000">
                <text:p>347000</text:p>
              </table:table-cell>
              <table:table-cell office:value-type="float" office:value="0.00627152">
                <text:p>0.00627152</text:p>
              </table:table-cell>
              <table:table-cell office:value-type="float" office:value="0.00720947">
                <text:p>0.00720947</text:p>
              </table:table-cell>
              <table:table-cell office:value-type="float" office:value="0.0489974">
                <text:p>0.0489974</text:p>
              </table:table-cell>
              <table:table-cell office:value-type="float" office:value="0.00956262">
                <text:p>0.00956262</text:p>
              </table:table-cell>
              <table:table-cell office:value-type="float" office:value="0.00811268">
                <text:p>0.0081126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000">
                <text:p>348000</text:p>
              </table:table-cell>
              <table:table-cell office:value-type="float" office:value="0.00637771">
                <text:p>0.00637771</text:p>
              </table:table-cell>
              <table:table-cell office:value-type="float" office:value="0.00704999">
                <text:p>0.00704999</text:p>
              </table:table-cell>
              <table:table-cell office:value-type="float" office:value="0.0521235">
                <text:p>0.0521235</text:p>
              </table:table-cell>
              <table:table-cell office:value-type="float" office:value="0.00943867">
                <text:p>0.00943867</text:p>
              </table:table-cell>
              <table:table-cell office:value-type="float" office:value="0.00796188">
                <text:p>0.0079618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000">
                <text:p>349000</text:p>
              </table:table-cell>
              <table:table-cell office:value-type="float" office:value="0.0062656">
                <text:p>0.0062656</text:p>
              </table:table-cell>
              <table:table-cell office:value-type="float" office:value="0.00704604">
                <text:p>0.00704604</text:p>
              </table:table-cell>
              <table:table-cell office:value-type="float" office:value="0.0515965">
                <text:p>0.0515965</text:p>
              </table:table-cell>
              <table:table-cell office:value-type="float" office:value="0.010075">
                <text:p>0.010075</text:p>
              </table:table-cell>
              <table:table-cell office:value-type="float" office:value="0.00794175">
                <text:p>0.0079417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000">
                <text:p>350000</text:p>
              </table:table-cell>
              <table:table-cell office:value-type="float" office:value="0.00632047">
                <text:p>0.00632047</text:p>
              </table:table-cell>
              <table:table-cell office:value-type="float" office:value="0.00749606">
                <text:p>0.00749606</text:p>
              </table:table-cell>
              <table:table-cell office:value-type="float" office:value="0.0492737">
                <text:p>0.0492737</text:p>
              </table:table-cell>
              <table:table-cell office:value-type="float" office:value="0.00930958">
                <text:p>0.00930958</text:p>
              </table:table-cell>
              <table:table-cell office:value-type="float" office:value="0.0081861">
                <text:p>0.008186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000">
                <text:p>351000</text:p>
              </table:table-cell>
              <table:table-cell office:value-type="float" office:value="0.00635048">
                <text:p>0.00635048</text:p>
              </table:table-cell>
              <table:table-cell office:value-type="float" office:value="0.00691103">
                <text:p>0.00691103</text:p>
              </table:table-cell>
              <table:table-cell office:value-type="float" office:value="0.0489856">
                <text:p>0.0489856</text:p>
              </table:table-cell>
              <table:table-cell office:value-type="float" office:value="0.0100541">
                <text:p>0.0100541</text:p>
              </table:table-cell>
              <table:table-cell office:value-type="float" office:value="0.00828045">
                <text:p>0.0082804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000">
                <text:p>352000</text:p>
              </table:table-cell>
              <table:table-cell office:value-type="float" office:value="0.00873916">
                <text:p>0.00873916</text:p>
              </table:table-cell>
              <table:table-cell office:value-type="float" office:value="0.00705472">
                <text:p>0.00705472</text:p>
              </table:table-cell>
              <table:table-cell office:value-type="float" office:value="0.0485012">
                <text:p>0.0485012</text:p>
              </table:table-cell>
              <table:table-cell office:value-type="float" office:value="0.00934274">
                <text:p>0.00934274</text:p>
              </table:table-cell>
              <table:table-cell office:value-type="float" office:value="0.00809768">
                <text:p>0.0080976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000">
                <text:p>353000</text:p>
              </table:table-cell>
              <table:table-cell office:value-type="float" office:value="0.00632955">
                <text:p>0.00632955</text:p>
              </table:table-cell>
              <table:table-cell office:value-type="float" office:value="0.00693274">
                <text:p>0.00693274</text:p>
              </table:table-cell>
              <table:table-cell office:value-type="float" office:value="0.0533066">
                <text:p>0.0533066</text:p>
              </table:table-cell>
              <table:table-cell office:value-type="float" office:value="0.00931077">
                <text:p>0.00931077</text:p>
              </table:table-cell>
              <table:table-cell office:value-type="float" office:value="0.00812926">
                <text:p>0.0081292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000">
                <text:p>354000</text:p>
              </table:table-cell>
              <table:table-cell office:value-type="float" office:value="0.00622613">
                <text:p>0.00622613</text:p>
              </table:table-cell>
              <table:table-cell office:value-type="float" office:value="0.00691301">
                <text:p>0.00691301</text:p>
              </table:table-cell>
              <table:table-cell office:value-type="float" office:value="0.0488351">
                <text:p>0.0488351</text:p>
              </table:table-cell>
              <table:table-cell office:value-type="float" office:value="0.00960447">
                <text:p>0.00960447</text:p>
              </table:table-cell>
              <table:table-cell office:value-type="float" office:value="0.00806175">
                <text:p>0.0080617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000">
                <text:p>355000</text:p>
              </table:table-cell>
              <table:table-cell office:value-type="float" office:value="0.0064164">
                <text:p>0.0064164</text:p>
              </table:table-cell>
              <table:table-cell office:value-type="float" office:value="0.00727776">
                <text:p>0.00727776</text:p>
              </table:table-cell>
              <table:table-cell office:value-type="float" office:value="0.0516766">
                <text:p>0.0516766</text:p>
              </table:table-cell>
              <table:table-cell office:value-type="float" office:value="0.00951209">
                <text:p>0.00951209</text:p>
              </table:table-cell>
              <table:table-cell office:value-type="float" office:value="0.00794767">
                <text:p>0.0079476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000">
                <text:p>356000</text:p>
              </table:table-cell>
              <table:table-cell office:value-type="float" office:value="0.00641561">
                <text:p>0.00641561</text:p>
              </table:table-cell>
              <table:table-cell office:value-type="float" office:value="0.00714197">
                <text:p>0.00714197</text:p>
              </table:table-cell>
              <table:table-cell office:value-type="float" office:value="0.0485679">
                <text:p>0.0485679</text:p>
              </table:table-cell>
              <table:table-cell office:value-type="float" office:value="0.0093388">
                <text:p>0.0093388</text:p>
              </table:table-cell>
              <table:table-cell office:value-type="float" office:value="0.00793227">
                <text:p>0.0079322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000">
                <text:p>357000</text:p>
              </table:table-cell>
              <table:table-cell office:value-type="float" office:value="0.00636153">
                <text:p>0.00636153</text:p>
              </table:table-cell>
              <table:table-cell office:value-type="float" office:value="0.00705078">
                <text:p>0.00705078</text:p>
              </table:table-cell>
              <table:table-cell office:value-type="float" office:value="0.051525">
                <text:p>0.051525</text:p>
              </table:table-cell>
              <table:table-cell office:value-type="float" office:value="0.00936643">
                <text:p>0.00936643</text:p>
              </table:table-cell>
              <table:table-cell office:value-type="float" office:value="0.00834085">
                <text:p>0.0083408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000">
                <text:p>358000</text:p>
              </table:table-cell>
              <table:table-cell office:value-type="float" office:value="0.00632955">
                <text:p>0.00632955</text:p>
              </table:table-cell>
              <table:table-cell office:value-type="float" office:value="0.00693472">
                <text:p>0.00693472</text:p>
              </table:table-cell>
              <table:table-cell office:value-type="float" office:value="0.0485008">
                <text:p>0.0485008</text:p>
              </table:table-cell>
              <table:table-cell office:value-type="float" office:value="0.00934472">
                <text:p>0.00934472</text:p>
              </table:table-cell>
              <table:table-cell office:value-type="float" office:value="0.00808899">
                <text:p>0.0080889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000">
                <text:p>359000</text:p>
              </table:table-cell>
              <table:table-cell office:value-type="float" office:value="0.006793">
                <text:p>0.006793</text:p>
              </table:table-cell>
              <table:table-cell office:value-type="float" office:value="0.0069659">
                <text:p>0.0069659</text:p>
              </table:table-cell>
              <table:table-cell office:value-type="float" office:value="0.0492931">
                <text:p>0.0492931</text:p>
              </table:table-cell>
              <table:table-cell office:value-type="float" office:value="0.00929893">
                <text:p>0.00929893</text:p>
              </table:table-cell>
              <table:table-cell office:value-type="float" office:value="0.00847941">
                <text:p>0.0084794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000">
                <text:p>360000</text:p>
              </table:table-cell>
              <table:table-cell office:value-type="float" office:value="0.00653364">
                <text:p>0.00653364</text:p>
              </table:table-cell>
              <table:table-cell office:value-type="float" office:value="0.00700538">
                <text:p>0.00700538</text:p>
              </table:table-cell>
              <table:table-cell office:value-type="float" office:value="0.04898">
                <text:p>0.04898</text:p>
              </table:table-cell>
              <table:table-cell office:value-type="float" office:value="0.00933801">
                <text:p>0.00933801</text:p>
              </table:table-cell>
              <table:table-cell office:value-type="float" office:value="0.00833848">
                <text:p>0.0083384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000">
                <text:p>361000</text:p>
              </table:table-cell>
              <table:table-cell office:value-type="float" office:value="0.00626837">
                <text:p>0.00626837</text:p>
              </table:table-cell>
              <table:table-cell office:value-type="float" office:value="0.00700064">
                <text:p>0.00700064</text:p>
              </table:table-cell>
              <table:table-cell office:value-type="float" office:value="0.0540685">
                <text:p>0.0540685</text:p>
              </table:table-cell>
              <table:table-cell office:value-type="float" office:value="0.00964671">
                <text:p>0.00964671</text:p>
              </table:table-cell>
              <table:table-cell office:value-type="float" office:value="0.00845296">
                <text:p>0.0084529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000">
                <text:p>362000</text:p>
              </table:table-cell>
              <table:table-cell office:value-type="float" office:value="0.00632324">
                <text:p>0.00632324</text:p>
              </table:table-cell>
              <table:table-cell office:value-type="float" office:value="0.00713683">
                <text:p>0.00713683</text:p>
              </table:table-cell>
              <table:table-cell office:value-type="float" office:value="0.049226">
                <text:p>0.049226</text:p>
              </table:table-cell>
              <table:table-cell office:value-type="float" office:value="0.00970829">
                <text:p>0.00970829</text:p>
              </table:table-cell>
              <table:table-cell office:value-type="float" office:value="0.00798912">
                <text:p>0.0079891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000">
                <text:p>363000</text:p>
              </table:table-cell>
              <table:table-cell office:value-type="float" office:value="0.00628297">
                <text:p>0.00628297</text:p>
              </table:table-cell>
              <table:table-cell office:value-type="float" office:value="0.007365">
                <text:p>0.007365</text:p>
              </table:table-cell>
              <table:table-cell office:value-type="float" office:value="0.0480448">
                <text:p>0.0480448</text:p>
              </table:table-cell>
              <table:table-cell office:value-type="float" office:value="0.00930919">
                <text:p>0.00930919</text:p>
              </table:table-cell>
              <table:table-cell office:value-type="float" office:value="0.00826584">
                <text:p>0.0082658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000">
                <text:p>364000</text:p>
              </table:table-cell>
              <table:table-cell office:value-type="float" office:value="0.00626166">
                <text:p>0.00626166</text:p>
              </table:table-cell>
              <table:table-cell office:value-type="float" office:value="0.00699827">
                <text:p>0.00699827</text:p>
              </table:table-cell>
              <table:table-cell office:value-type="float" office:value="0.0488316">
                <text:p>0.0488316</text:p>
              </table:table-cell>
              <table:table-cell office:value-type="float" office:value="0.00922708">
                <text:p>0.00922708</text:p>
              </table:table-cell>
              <table:table-cell office:value-type="float" office:value="0.00803294">
                <text:p>0.0080329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000">
                <text:p>365000</text:p>
              </table:table-cell>
              <table:table-cell office:value-type="float" office:value="0.00626166">
                <text:p>0.00626166</text:p>
              </table:table-cell>
              <table:table-cell office:value-type="float" office:value="0.00723">
                <text:p>0.00723</text:p>
              </table:table-cell>
              <table:table-cell office:value-type="float" office:value="0.0503226">
                <text:p>0.0503226</text:p>
              </table:table-cell>
              <table:table-cell office:value-type="float" office:value="0.00937827">
                <text:p>0.00937827</text:p>
              </table:table-cell>
              <table:table-cell office:value-type="float" office:value="0.00825518">
                <text:p>0.0082551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000">
                <text:p>366000</text:p>
              </table:table-cell>
              <table:table-cell office:value-type="float" office:value="0.00631732">
                <text:p>0.00631732</text:p>
              </table:table-cell>
              <table:table-cell office:value-type="float" office:value="0.00689682">
                <text:p>0.00689682</text:p>
              </table:table-cell>
              <table:table-cell office:value-type="float" office:value="0.0508295">
                <text:p>0.0508295</text:p>
              </table:table-cell>
              <table:table-cell office:value-type="float" office:value="0.0096246">
                <text:p>0.0096246</text:p>
              </table:table-cell>
              <table:table-cell office:value-type="float" office:value="0.00797767">
                <text:p>0.0079776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000">
                <text:p>367000</text:p>
              </table:table-cell>
              <table:table-cell office:value-type="float" office:value="0.00625139">
                <text:p>0.00625139</text:p>
              </table:table-cell>
              <table:table-cell office:value-type="float" office:value="0.00716012">
                <text:p>0.00716012</text:p>
              </table:table-cell>
              <table:table-cell office:value-type="float" office:value="0.0485328">
                <text:p>0.0485328</text:p>
              </table:table-cell>
              <table:table-cell office:value-type="float" office:value="0.00939367">
                <text:p>0.00939367</text:p>
              </table:table-cell>
              <table:table-cell office:value-type="float" office:value="0.00825953">
                <text:p>0.0082595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000">
                <text:p>368000</text:p>
              </table:table-cell>
              <table:table-cell office:value-type="float" office:value="0.00627666">
                <text:p>0.00627666</text:p>
              </table:table-cell>
              <table:table-cell office:value-type="float" office:value="0.00699038">
                <text:p>0.00699038</text:p>
              </table:table-cell>
              <table:table-cell office:value-type="float" office:value="0.0488576">
                <text:p>0.0488576</text:p>
              </table:table-cell>
              <table:table-cell office:value-type="float" office:value="0.00935419">
                <text:p>0.00935419</text:p>
              </table:table-cell>
              <table:table-cell office:value-type="float" office:value="0.00807478">
                <text:p>0.0080747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000">
                <text:p>369000</text:p>
              </table:table-cell>
              <table:table-cell office:value-type="float" office:value="0.006386">
                <text:p>0.006386</text:p>
              </table:table-cell>
              <table:table-cell office:value-type="float" office:value="0.00719052">
                <text:p>0.00719052</text:p>
              </table:table-cell>
              <table:table-cell office:value-type="float" office:value="0.0479162">
                <text:p>0.0479162</text:p>
              </table:table-cell>
              <table:table-cell office:value-type="float" office:value="0.00940196">
                <text:p>0.00940196</text:p>
              </table:table-cell>
              <table:table-cell office:value-type="float" office:value="0.00790148">
                <text:p>0.0079014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000">
                <text:p>370000</text:p>
              </table:table-cell>
              <table:table-cell office:value-type="float" office:value="0.00630666">
                <text:p>0.00630666</text:p>
              </table:table-cell>
              <table:table-cell office:value-type="float" office:value="0.00694301">
                <text:p>0.00694301</text:p>
              </table:table-cell>
              <table:table-cell office:value-type="float" office:value="0.0520824">
                <text:p>0.0520824</text:p>
              </table:table-cell>
              <table:table-cell office:value-type="float" office:value="0.00934432">
                <text:p>0.00934432</text:p>
              </table:table-cell>
              <table:table-cell office:value-type="float" office:value="0.00796464">
                <text:p>0.0079646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000">
                <text:p>371000</text:p>
              </table:table-cell>
              <table:table-cell office:value-type="float" office:value="0.00656562">
                <text:p>0.00656562</text:p>
              </table:table-cell>
              <table:table-cell office:value-type="float" office:value="0.00701959">
                <text:p>0.00701959</text:p>
              </table:table-cell>
              <table:table-cell office:value-type="float" office:value="0.0494904">
                <text:p>0.0494904</text:p>
              </table:table-cell>
              <table:table-cell office:value-type="float" office:value="0.00992935">
                <text:p>0.00992935</text:p>
              </table:table-cell>
              <table:table-cell office:value-type="float" office:value="0.00796977">
                <text:p>0.0079697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000">
                <text:p>372000</text:p>
              </table:table-cell>
              <table:table-cell office:value-type="float" office:value="0.00637535">
                <text:p>0.00637535</text:p>
              </table:table-cell>
              <table:table-cell office:value-type="float" office:value="0.00697538">
                <text:p>0.00697538</text:p>
              </table:table-cell>
              <table:table-cell office:value-type="float" office:value="0.0486555">
                <text:p>0.0486555</text:p>
              </table:table-cell>
              <table:table-cell office:value-type="float" office:value="0.00973553">
                <text:p>0.00973553</text:p>
              </table:table-cell>
              <table:table-cell office:value-type="float" office:value="0.00878811">
                <text:p>0.0087881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000">
                <text:p>373000</text:p>
              </table:table-cell>
              <table:table-cell office:value-type="float" office:value="0.00632916">
                <text:p>0.00632916</text:p>
              </table:table-cell>
              <table:table-cell office:value-type="float" office:value="0.0069434">
                <text:p>0.0069434</text:p>
              </table:table-cell>
              <table:table-cell office:value-type="float" office:value="0.0480444">
                <text:p>0.0480444</text:p>
              </table:table-cell>
              <table:table-cell office:value-type="float" office:value="0.00937709">
                <text:p>0.00937709</text:p>
              </table:table-cell>
              <table:table-cell office:value-type="float" office:value="0.00798596">
                <text:p>0.0079859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000">
                <text:p>374000</text:p>
              </table:table-cell>
              <table:table-cell office:value-type="float" office:value="0.00635284">
                <text:p>0.00635284</text:p>
              </table:table-cell>
              <table:table-cell office:value-type="float" office:value="0.00702038">
                <text:p>0.00702038</text:p>
              </table:table-cell>
              <table:table-cell office:value-type="float" office:value="0.0513841">
                <text:p>0.0513841</text:p>
              </table:table-cell>
              <table:table-cell office:value-type="float" office:value="0.00931906">
                <text:p>0.00931906</text:p>
              </table:table-cell>
              <table:table-cell office:value-type="float" office:value="0.00797096">
                <text:p>0.0079709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000">
                <text:p>375000</text:p>
              </table:table-cell>
              <table:table-cell office:value-type="float" office:value="0.00652772">
                <text:p>0.00652772</text:p>
              </table:table-cell>
              <table:table-cell office:value-type="float" office:value="0.00702078">
                <text:p>0.00702078</text:p>
              </table:table-cell>
              <table:table-cell office:value-type="float" office:value="0.0482245">
                <text:p>0.0482245</text:p>
              </table:table-cell>
              <table:table-cell office:value-type="float" office:value="0.0093913">
                <text:p>0.0093913</text:p>
              </table:table-cell>
              <table:table-cell office:value-type="float" office:value="0.00906089">
                <text:p>0.0090608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000">
                <text:p>376000</text:p>
              </table:table-cell>
              <table:table-cell office:value-type="float" office:value="0.00627547">
                <text:p>0.00627547</text:p>
              </table:table-cell>
              <table:table-cell office:value-type="float" office:value="0.00699354">
                <text:p>0.00699354</text:p>
              </table:table-cell>
              <table:table-cell office:value-type="float" office:value="0.049205">
                <text:p>0.049205</text:p>
              </table:table-cell>
              <table:table-cell office:value-type="float" office:value="0.00925432">
                <text:p>0.00925432</text:p>
              </table:table-cell>
              <table:table-cell office:value-type="float" office:value="0.00810636">
                <text:p>0.0081063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000">
                <text:p>377000</text:p>
              </table:table-cell>
              <table:table-cell office:value-type="float" office:value="0.00632837">
                <text:p>0.00632837</text:p>
              </table:table-cell>
              <table:table-cell office:value-type="float" office:value="0.00695051">
                <text:p>0.00695051</text:p>
              </table:table-cell>
              <table:table-cell office:value-type="float" office:value="0.0485">
                <text:p>0.0485</text:p>
              </table:table-cell>
              <table:table-cell office:value-type="float" office:value="0.00964671">
                <text:p>0.00964671</text:p>
              </table:table-cell>
              <table:table-cell office:value-type="float" office:value="0.00793464">
                <text:p>0.0079346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000">
                <text:p>378000</text:p>
              </table:table-cell>
              <table:table-cell office:value-type="float" office:value="0.00650641">
                <text:p>0.00650641</text:p>
              </table:table-cell>
              <table:table-cell office:value-type="float" office:value="0.00695011">
                <text:p>0.00695011</text:p>
              </table:table-cell>
              <table:table-cell office:value-type="float" office:value="0.0536717">
                <text:p>0.0536717</text:p>
              </table:table-cell>
              <table:table-cell office:value-type="float" office:value="0.00936998">
                <text:p>0.00936998</text:p>
              </table:table-cell>
              <table:table-cell office:value-type="float" office:value="0.00804123">
                <text:p>0.0080412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000">
                <text:p>379000</text:p>
              </table:table-cell>
              <table:table-cell office:value-type="float" office:value="0.00628258">
                <text:p>0.00628258</text:p>
              </table:table-cell>
              <table:table-cell office:value-type="float" office:value="0.0070117">
                <text:p>0.0070117</text:p>
              </table:table-cell>
              <table:table-cell office:value-type="float" office:value="0.0490866">
                <text:p>0.0490866</text:p>
              </table:table-cell>
              <table:table-cell office:value-type="float" office:value="0.00972408">
                <text:p>0.00972408</text:p>
              </table:table-cell>
              <table:table-cell office:value-type="float" office:value="0.00813202">
                <text:p>0.0081320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000">
                <text:p>380000</text:p>
              </table:table-cell>
              <table:table-cell office:value-type="float" office:value="0.00645903">
                <text:p>0.00645903</text:p>
              </table:table-cell>
              <table:table-cell office:value-type="float" office:value="0.00723947">
                <text:p>0.00723947</text:p>
              </table:table-cell>
              <table:table-cell office:value-type="float" office:value="0.0487838">
                <text:p>0.0487838</text:p>
              </table:table-cell>
              <table:table-cell office:value-type="float" office:value="0.00976435">
                <text:p>0.00976435</text:p>
              </table:table-cell>
              <table:table-cell office:value-type="float" office:value="0.0079828">
                <text:p>0.007982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000">
                <text:p>381000</text:p>
              </table:table-cell>
              <table:table-cell office:value-type="float" office:value="0.00629008">
                <text:p>0.00629008</text:p>
              </table:table-cell>
              <table:table-cell office:value-type="float" office:value="0.0069288">
                <text:p>0.0069288</text:p>
              </table:table-cell>
              <table:table-cell office:value-type="float" office:value="0.0486784">
                <text:p>0.0486784</text:p>
              </table:table-cell>
              <table:table-cell office:value-type="float" office:value="0.00932143">
                <text:p>0.00932143</text:p>
              </table:table-cell>
              <table:table-cell office:value-type="float" office:value="0.00806767">
                <text:p>0.0080676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000">
                <text:p>382000</text:p>
              </table:table-cell>
              <table:table-cell office:value-type="float" office:value="0.00626402">
                <text:p>0.00626402</text:p>
              </table:table-cell>
              <table:table-cell office:value-type="float" office:value="0.00704841">
                <text:p>0.00704841</text:p>
              </table:table-cell>
              <table:table-cell office:value-type="float" office:value="0.051531">
                <text:p>0.051531</text:p>
              </table:table-cell>
              <table:table-cell office:value-type="float" office:value="0.00972842">
                <text:p>0.00972842</text:p>
              </table:table-cell>
              <table:table-cell office:value-type="float" office:value="0.0081486">
                <text:p>0.008148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000">
                <text:p>383000</text:p>
              </table:table-cell>
              <table:table-cell office:value-type="float" office:value="0.00625929">
                <text:p>0.00625929</text:p>
              </table:table-cell>
              <table:table-cell office:value-type="float" office:value="0.00697893">
                <text:p>0.00697893</text:p>
              </table:table-cell>
              <table:table-cell office:value-type="float" office:value="0.0483058">
                <text:p>0.0483058</text:p>
              </table:table-cell>
              <table:table-cell office:value-type="float" office:value="0.00933959">
                <text:p>0.00933959</text:p>
              </table:table-cell>
              <table:table-cell office:value-type="float" office:value="0.0081036">
                <text:p>0.008103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000">
                <text:p>384000</text:p>
              </table:table-cell>
              <table:table-cell office:value-type="float" office:value="0.00633074">
                <text:p>0.00633074</text:p>
              </table:table-cell>
              <table:table-cell office:value-type="float" office:value="0.00690314">
                <text:p>0.00690314</text:p>
              </table:table-cell>
              <table:table-cell office:value-type="float" office:value="0.0508184">
                <text:p>0.0508184</text:p>
              </table:table-cell>
              <table:table-cell office:value-type="float" office:value="0.00936643">
                <text:p>0.00936643</text:p>
              </table:table-cell>
              <table:table-cell office:value-type="float" office:value="0.0082465">
                <text:p>0.008246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000">
                <text:p>385000</text:p>
              </table:table-cell>
              <table:table-cell office:value-type="float" office:value="0.00632955">
                <text:p>0.00632955</text:p>
              </table:table-cell>
              <table:table-cell office:value-type="float" office:value="0.00700656">
                <text:p>0.00700656</text:p>
              </table:table-cell>
              <table:table-cell office:value-type="float" office:value="0.048172">
                <text:p>0.048172</text:p>
              </table:table-cell>
              <table:table-cell office:value-type="float" office:value="0.00930643">
                <text:p>0.00930643</text:p>
              </table:table-cell>
              <table:table-cell office:value-type="float" office:value="0.00824334">
                <text:p>0.0082433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000">
                <text:p>386000</text:p>
              </table:table-cell>
              <table:table-cell office:value-type="float" office:value="0.00636785">
                <text:p>0.00636785</text:p>
              </table:table-cell>
              <table:table-cell office:value-type="float" office:value="0.00703696">
                <text:p>0.00703696</text:p>
              </table:table-cell>
              <table:table-cell office:value-type="float" office:value="0.0529813">
                <text:p>0.0529813</text:p>
              </table:table-cell>
              <table:table-cell office:value-type="float" office:value="0.00974461">
                <text:p>0.00974461</text:p>
              </table:table-cell>
              <table:table-cell office:value-type="float" office:value="0.00821137">
                <text:p>0.0082113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000">
                <text:p>387000</text:p>
              </table:table-cell>
              <table:table-cell office:value-type="float" office:value="0.00641522">
                <text:p>0.00641522</text:p>
              </table:table-cell>
              <table:table-cell office:value-type="float" office:value="0.0070117">
                <text:p>0.0070117</text:p>
              </table:table-cell>
              <table:table-cell office:value-type="float" office:value="0.0484629">
                <text:p>0.0484629</text:p>
              </table:table-cell>
              <table:table-cell office:value-type="float" office:value="0.00932695">
                <text:p>0.00932695</text:p>
              </table:table-cell>
              <table:table-cell office:value-type="float" office:value="0.00847862">
                <text:p>0.0084786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000">
                <text:p>388000</text:p>
              </table:table-cell>
              <table:table-cell office:value-type="float" office:value="0.00632995">
                <text:p>0.00632995</text:p>
              </table:table-cell>
              <table:table-cell office:value-type="float" office:value="0.00716644">
                <text:p>0.00716644</text:p>
              </table:table-cell>
              <table:table-cell office:value-type="float" office:value="0.0499961">
                <text:p>0.0499961</text:p>
              </table:table-cell>
              <table:table-cell office:value-type="float" office:value="0.0093388">
                <text:p>0.0093388</text:p>
              </table:table-cell>
              <table:table-cell office:value-type="float" office:value="0.00807715">
                <text:p>0.0080771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000">
                <text:p>389000</text:p>
              </table:table-cell>
              <table:table-cell office:value-type="float" office:value="0.00643574">
                <text:p>0.00643574</text:p>
              </table:table-cell>
              <table:table-cell office:value-type="float" office:value="0.00708552">
                <text:p>0.00708552</text:p>
              </table:table-cell>
              <table:table-cell office:value-type="float" office:value="0.0485186">
                <text:p>0.0485186</text:p>
              </table:table-cell>
              <table:table-cell office:value-type="float" office:value="0.00941143">
                <text:p>0.00941143</text:p>
              </table:table-cell>
              <table:table-cell office:value-type="float" office:value="0.00803649">
                <text:p>0.0080364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000">
                <text:p>390000</text:p>
              </table:table-cell>
              <table:table-cell office:value-type="float" office:value="0.00634376">
                <text:p>0.00634376</text:p>
              </table:table-cell>
              <table:table-cell office:value-type="float" office:value="0.00704683">
                <text:p>0.00704683</text:p>
              </table:table-cell>
              <table:table-cell office:value-type="float" office:value="0.0497711">
                <text:p>0.0497711</text:p>
              </table:table-cell>
              <table:table-cell office:value-type="float" office:value="0.00989501">
                <text:p>0.00989501</text:p>
              </table:table-cell>
              <table:table-cell office:value-type="float" office:value="0.00849678">
                <text:p>0.0084967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000">
                <text:p>391000</text:p>
              </table:table-cell>
              <table:table-cell office:value-type="float" office:value="0.00627863">
                <text:p>0.00627863</text:p>
              </table:table-cell>
              <table:table-cell office:value-type="float" office:value="0.00709025">
                <text:p>0.00709025</text:p>
              </table:table-cell>
              <table:table-cell office:value-type="float" office:value="0.0500017">
                <text:p>0.0500017</text:p>
              </table:table-cell>
              <table:table-cell office:value-type="float" office:value="0.00983145">
                <text:p>0.00983145</text:p>
              </table:table-cell>
              <table:table-cell office:value-type="float" office:value="0.00802622">
                <text:p>0.0080262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000">
                <text:p>392000</text:p>
              </table:table-cell>
              <table:table-cell office:value-type="float" office:value="0.00635324">
                <text:p>0.00635324</text:p>
              </table:table-cell>
              <table:table-cell office:value-type="float" office:value="0.00699867">
                <text:p>0.00699867</text:p>
              </table:table-cell>
              <table:table-cell office:value-type="float" office:value="0.0494561">
                <text:p>0.0494561</text:p>
              </table:table-cell>
              <table:table-cell office:value-type="float" office:value="0.00942683">
                <text:p>0.00942683</text:p>
              </table:table-cell>
              <table:table-cell office:value-type="float" office:value="0.00834874">
                <text:p>0.0083487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000">
                <text:p>393000</text:p>
              </table:table-cell>
              <table:table-cell office:value-type="float" office:value="0.0063864">
                <text:p>0.0063864</text:p>
              </table:table-cell>
              <table:table-cell office:value-type="float" office:value="0.00697893">
                <text:p>0.00697893</text:p>
              </table:table-cell>
              <table:table-cell office:value-type="float" office:value="0.0486938">
                <text:p>0.0486938</text:p>
              </table:table-cell>
              <table:table-cell office:value-type="float" office:value="0.00964197">
                <text:p>0.00964197</text:p>
              </table:table-cell>
              <table:table-cell office:value-type="float" office:value="0.00797649">
                <text:p>0.0079764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000">
                <text:p>394000</text:p>
              </table:table-cell>
              <table:table-cell office:value-type="float" office:value="0.00633626">
                <text:p>0.00633626</text:p>
              </table:table-cell>
              <table:table-cell office:value-type="float" office:value="0.00760107">
                <text:p>0.00760107</text:p>
              </table:table-cell>
              <table:table-cell office:value-type="float" office:value="0.0488403">
                <text:p>0.0488403</text:p>
              </table:table-cell>
              <table:table-cell office:value-type="float" office:value="0.00936169">
                <text:p>0.00936169</text:p>
              </table:table-cell>
              <table:table-cell office:value-type="float" office:value="0.00810281">
                <text:p>0.0081028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000">
                <text:p>395000</text:p>
              </table:table-cell>
              <table:table-cell office:value-type="float" office:value="0.00628613">
                <text:p>0.00628613</text:p>
              </table:table-cell>
              <table:table-cell office:value-type="float" office:value="0.00697617">
                <text:p>0.00697617</text:p>
              </table:table-cell>
              <table:table-cell office:value-type="float" office:value="0.0533891">
                <text:p>0.0533891</text:p>
              </table:table-cell>
              <table:table-cell office:value-type="float" office:value="0.00930445">
                <text:p>0.00930445</text:p>
              </table:table-cell>
              <table:table-cell office:value-type="float" office:value="0.00819084">
                <text:p>0.0081908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000">
                <text:p>396000</text:p>
              </table:table-cell>
              <table:table-cell office:value-type="float" office:value="0.006326">
                <text:p>0.006326</text:p>
              </table:table-cell>
              <table:table-cell office:value-type="float" office:value="0.00691656">
                <text:p>0.00691656</text:p>
              </table:table-cell>
              <table:table-cell office:value-type="float" office:value="0.0499417">
                <text:p>0.0499417</text:p>
              </table:table-cell>
              <table:table-cell office:value-type="float" office:value="0.00943709">
                <text:p>0.00943709</text:p>
              </table:table-cell>
              <table:table-cell office:value-type="float" office:value="0.00809373">
                <text:p>0.0080937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000">
                <text:p>397000</text:p>
              </table:table-cell>
              <table:table-cell office:value-type="float" office:value="0.00646101">
                <text:p>0.00646101</text:p>
              </table:table-cell>
              <table:table-cell office:value-type="float" office:value="0.00693709">
                <text:p>0.00693709</text:p>
              </table:table-cell>
              <table:table-cell office:value-type="float" office:value="0.0493124">
                <text:p>0.0493124</text:p>
              </table:table-cell>
              <table:table-cell office:value-type="float" office:value="0.00958078">
                <text:p>0.00958078</text:p>
              </table:table-cell>
              <table:table-cell office:value-type="float" office:value="0.00894641">
                <text:p>0.0089464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000">
                <text:p>398000</text:p>
              </table:table-cell>
              <table:table-cell office:value-type="float" office:value="0.00636824">
                <text:p>0.00636824</text:p>
              </table:table-cell>
              <table:table-cell office:value-type="float" office:value="0.00738198">
                <text:p>0.00738198</text:p>
              </table:table-cell>
              <table:table-cell office:value-type="float" office:value="0.0489702">
                <text:p>0.0489702</text:p>
              </table:table-cell>
              <table:table-cell office:value-type="float" office:value="0.00937748">
                <text:p>0.00937748</text:p>
              </table:table-cell>
              <table:table-cell office:value-type="float" office:value="0.00836019">
                <text:p>0.0083601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000">
                <text:p>399000</text:p>
              </table:table-cell>
              <table:table-cell office:value-type="float" office:value="0.00631534">
                <text:p>0.00631534</text:p>
              </table:table-cell>
              <table:table-cell office:value-type="float" office:value="0.00688695">
                <text:p>0.00688695</text:p>
              </table:table-cell>
              <table:table-cell office:value-type="float" office:value="0.0512234">
                <text:p>0.0512234</text:p>
              </table:table-cell>
              <table:table-cell office:value-type="float" office:value="0.00936248">
                <text:p>0.00936248</text:p>
              </table:table-cell>
              <table:table-cell office:value-type="float" office:value="0.00872258">
                <text:p>0.0087225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000">
                <text:p>400000</text:p>
              </table:table-cell>
              <table:table-cell office:value-type="float" office:value="0.00627942">
                <text:p>0.00627942</text:p>
              </table:table-cell>
              <table:table-cell office:value-type="float" office:value="0.00693511">
                <text:p>0.00693511</text:p>
              </table:table-cell>
              <table:table-cell office:value-type="float" office:value="0.0504967">
                <text:p>0.0504967</text:p>
              </table:table-cell>
              <table:table-cell office:value-type="float" office:value="0.00932103">
                <text:p>0.00932103</text:p>
              </table:table-cell>
              <table:table-cell office:value-type="float" office:value="0.00795754">
                <text:p>0.0079575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000">
                <text:p>401000</text:p>
              </table:table-cell>
              <table:table-cell office:value-type="float" office:value="0.00628574">
                <text:p>0.00628574</text:p>
              </table:table-cell>
              <table:table-cell office:value-type="float" office:value="0.00704801">
                <text:p>0.00704801</text:p>
              </table:table-cell>
              <table:table-cell office:value-type="float" office:value="0.0495279">
                <text:p>0.0495279</text:p>
              </table:table-cell>
              <table:table-cell office:value-type="float" office:value="0.00928274">
                <text:p>0.00928274</text:p>
              </table:table-cell>
              <table:table-cell office:value-type="float" office:value="0.00833414">
                <text:p>0.0083341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000">
                <text:p>402000</text:p>
              </table:table-cell>
              <table:table-cell office:value-type="float" office:value="0.0064243">
                <text:p>0.0064243</text:p>
              </table:table-cell>
              <table:table-cell office:value-type="float" office:value="0.00726197">
                <text:p>0.00726197</text:p>
              </table:table-cell>
              <table:table-cell office:value-type="float" office:value="0.050158">
                <text:p>0.050158</text:p>
              </table:table-cell>
              <table:table-cell office:value-type="float" office:value="0.00937906">
                <text:p>0.00937906</text:p>
              </table:table-cell>
              <table:table-cell office:value-type="float" office:value="0.00802188">
                <text:p>0.0080218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000">
                <text:p>403000</text:p>
              </table:table-cell>
              <table:table-cell office:value-type="float" office:value="0.006296">
                <text:p>0.006296</text:p>
              </table:table-cell>
              <table:table-cell office:value-type="float" office:value="0.0069513">
                <text:p>0.0069513</text:p>
              </table:table-cell>
              <table:table-cell office:value-type="float" office:value="0.0550921">
                <text:p>0.0550921</text:p>
              </table:table-cell>
              <table:table-cell office:value-type="float" office:value="0.00934274">
                <text:p>0.00934274</text:p>
              </table:table-cell>
              <table:table-cell office:value-type="float" office:value="0.00878534">
                <text:p>0.0087853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000">
                <text:p>404000</text:p>
              </table:table-cell>
              <table:table-cell office:value-type="float" office:value="0.00626639">
                <text:p>0.00626639</text:p>
              </table:table-cell>
              <table:table-cell office:value-type="float" office:value="0.00695406">
                <text:p>0.00695406</text:p>
              </table:table-cell>
              <table:table-cell office:value-type="float" office:value="0.0486579">
                <text:p>0.0486579</text:p>
              </table:table-cell>
              <table:table-cell office:value-type="float" office:value="0.00927682">
                <text:p>0.00927682</text:p>
              </table:table-cell>
              <table:table-cell office:value-type="float" office:value="0.00825163">
                <text:p>0.0082516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000">
                <text:p>405000</text:p>
              </table:table-cell>
              <table:table-cell office:value-type="float" office:value="0.00626087">
                <text:p>0.00626087</text:p>
              </table:table-cell>
              <table:table-cell office:value-type="float" office:value="0.0069438">
                <text:p>0.0069438</text:p>
              </table:table-cell>
              <table:table-cell office:value-type="float" office:value="0.0485324">
                <text:p>0.0485324</text:p>
              </table:table-cell>
              <table:table-cell office:value-type="float" office:value="0.00949867">
                <text:p>0.00949867</text:p>
              </table:table-cell>
              <table:table-cell office:value-type="float" office:value="0.00816163">
                <text:p>0.0081616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000">
                <text:p>406000</text:p>
              </table:table-cell>
              <table:table-cell office:value-type="float" office:value="0.00631732">
                <text:p>0.00631732</text:p>
              </table:table-cell>
              <table:table-cell office:value-type="float" office:value="0.00700499">
                <text:p>0.00700499</text:p>
              </table:table-cell>
              <table:table-cell office:value-type="float" office:value="0.0483871">
                <text:p>0.0483871</text:p>
              </table:table-cell>
              <table:table-cell office:value-type="float" office:value="0.00942525">
                <text:p>0.00942525</text:p>
              </table:table-cell>
              <table:table-cell office:value-type="float" office:value="0.00830848">
                <text:p>0.0083084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000">
                <text:p>407000</text:p>
              </table:table-cell>
              <table:table-cell office:value-type="float" office:value="0.00649456">
                <text:p>0.00649456</text:p>
              </table:table-cell>
              <table:table-cell office:value-type="float" office:value="0.00697143">
                <text:p>0.00697143</text:p>
              </table:table-cell>
              <table:table-cell office:value-type="float" office:value="0.0523955">
                <text:p>0.0523955</text:p>
              </table:table-cell>
              <table:table-cell office:value-type="float" office:value="0.00975763">
                <text:p>0.00975763</text:p>
              </table:table-cell>
              <table:table-cell office:value-type="float" office:value="0.00857257">
                <text:p>0.0085725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000">
                <text:p>408000</text:p>
              </table:table-cell>
              <table:table-cell office:value-type="float" office:value="0.00628021">
                <text:p>0.00628021</text:p>
              </table:table-cell>
              <table:table-cell office:value-type="float" office:value="0.00695446">
                <text:p>0.00695446</text:p>
              </table:table-cell>
              <table:table-cell office:value-type="float" office:value="0.0491746">
                <text:p>0.0491746</text:p>
              </table:table-cell>
              <table:table-cell office:value-type="float" office:value="0.00933169">
                <text:p>0.00933169</text:p>
              </table:table-cell>
              <table:table-cell office:value-type="float" office:value="0.00834361">
                <text:p>0.0083436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000">
                <text:p>409000</text:p>
              </table:table-cell>
              <table:table-cell office:value-type="float" office:value="0.00629403">
                <text:p>0.00629403</text:p>
              </table:table-cell>
              <table:table-cell office:value-type="float" office:value="0.00741672">
                <text:p>0.00741672</text:p>
              </table:table-cell>
              <table:table-cell office:value-type="float" office:value="0.0487199">
                <text:p>0.0487199</text:p>
              </table:table-cell>
              <table:table-cell office:value-type="float" office:value="0.00928748">
                <text:p>0.00928748</text:p>
              </table:table-cell>
              <table:table-cell office:value-type="float" office:value="0.00832979">
                <text:p>0.0083297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000">
                <text:p>410000</text:p>
              </table:table-cell>
              <table:table-cell office:value-type="float" office:value="0.006266">
                <text:p>0.006266</text:p>
              </table:table-cell>
              <table:table-cell office:value-type="float" office:value="0.00700183">
                <text:p>0.00700183</text:p>
              </table:table-cell>
              <table:table-cell office:value-type="float" office:value="0.0482095">
                <text:p>0.0482095</text:p>
              </table:table-cell>
              <table:table-cell office:value-type="float" office:value="0.00935459">
                <text:p>0.00935459</text:p>
              </table:table-cell>
              <table:table-cell office:value-type="float" office:value="0.00812452">
                <text:p>0.0081245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000">
                <text:p>411000</text:p>
              </table:table-cell>
              <table:table-cell office:value-type="float" office:value="0.00637258">
                <text:p>0.00637258</text:p>
              </table:table-cell>
              <table:table-cell office:value-type="float" office:value="0.00698643">
                <text:p>0.00698643</text:p>
              </table:table-cell>
              <table:table-cell office:value-type="float" office:value="0.0500411">
                <text:p>0.0500411</text:p>
              </table:table-cell>
              <table:table-cell office:value-type="float" office:value="0.00935064">
                <text:p>0.00935064</text:p>
              </table:table-cell>
              <table:table-cell office:value-type="float" office:value="0.00804715">
                <text:p>0.0080471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000">
                <text:p>412000</text:p>
              </table:table-cell>
              <table:table-cell office:value-type="float" office:value="0.00629995">
                <text:p>0.00629995</text:p>
              </table:table-cell>
              <table:table-cell office:value-type="float" office:value="0.0069434">
                <text:p>0.0069434</text:p>
              </table:table-cell>
              <table:table-cell office:value-type="float" office:value="0.0498339">
                <text:p>0.0498339</text:p>
              </table:table-cell>
              <table:table-cell office:value-type="float" office:value="0.00975763">
                <text:p>0.00975763</text:p>
              </table:table-cell>
              <table:table-cell office:value-type="float" office:value="0.0083669">
                <text:p>0.008366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000">
                <text:p>413000</text:p>
              </table:table-cell>
              <table:table-cell office:value-type="float" office:value="0.00621744">
                <text:p>0.00621744</text:p>
              </table:table-cell>
              <table:table-cell office:value-type="float" office:value="0.0069213">
                <text:p>0.0069213</text:p>
              </table:table-cell>
              <table:table-cell office:value-type="float" office:value="0.0492496">
                <text:p>0.0492496</text:p>
              </table:table-cell>
              <table:table-cell office:value-type="float" office:value="0.00940235">
                <text:p>0.00940235</text:p>
              </table:table-cell>
              <table:table-cell office:value-type="float" office:value="0.00822518">
                <text:p>0.0082251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000">
                <text:p>414000</text:p>
              </table:table-cell>
              <table:table-cell office:value-type="float" office:value="0.00623165">
                <text:p>0.00623165</text:p>
              </table:table-cell>
              <table:table-cell office:value-type="float" office:value="0.00695761">
                <text:p>0.00695761</text:p>
              </table:table-cell>
              <table:table-cell office:value-type="float" office:value="0.0483966">
                <text:p>0.0483966</text:p>
              </table:table-cell>
              <table:table-cell office:value-type="float" office:value="0.00975527">
                <text:p>0.00975527</text:p>
              </table:table-cell>
              <table:table-cell office:value-type="float" office:value="0.00817742">
                <text:p>0.0081774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000">
                <text:p>415000</text:p>
              </table:table-cell>
              <table:table-cell office:value-type="float" office:value="0.00636034">
                <text:p>0.00636034</text:p>
              </table:table-cell>
              <table:table-cell office:value-type="float" office:value="0.00706262">
                <text:p>0.00706262</text:p>
              </table:table-cell>
              <table:table-cell office:value-type="float" office:value="0.0485651">
                <text:p>0.0485651</text:p>
              </table:table-cell>
              <table:table-cell office:value-type="float" office:value="0.0101528">
                <text:p>0.0101528</text:p>
              </table:table-cell>
              <table:table-cell office:value-type="float" office:value="0.00825992">
                <text:p>0.0082599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000">
                <text:p>416000</text:p>
              </table:table-cell>
              <table:table-cell office:value-type="float" office:value="0.00631613">
                <text:p>0.00631613</text:p>
              </table:table-cell>
              <table:table-cell office:value-type="float" office:value="0.00699472">
                <text:p>0.00699472</text:p>
              </table:table-cell>
              <table:table-cell office:value-type="float" office:value="0.0525581">
                <text:p>0.0525581</text:p>
              </table:table-cell>
              <table:table-cell office:value-type="float" office:value="0.00932419">
                <text:p>0.00932419</text:p>
              </table:table-cell>
              <table:table-cell office:value-type="float" office:value="0.00815965">
                <text:p>0.0081596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000">
                <text:p>417000</text:p>
              </table:table-cell>
              <table:table-cell office:value-type="float" office:value="0.00638719">
                <text:p>0.00638719</text:p>
              </table:table-cell>
              <table:table-cell office:value-type="float" office:value="0.00703893">
                <text:p>0.00703893</text:p>
              </table:table-cell>
              <table:table-cell office:value-type="float" office:value="0.048076">
                <text:p>0.048076</text:p>
              </table:table-cell>
              <table:table-cell office:value-type="float" office:value="0.00932064">
                <text:p>0.00932064</text:p>
              </table:table-cell>
              <table:table-cell office:value-type="float" office:value="0.00793385">
                <text:p>0.0079338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000">
                <text:p>418000</text:p>
              </table:table-cell>
              <table:table-cell office:value-type="float" office:value="0.006341">
                <text:p>0.006341</text:p>
              </table:table-cell>
              <table:table-cell office:value-type="float" office:value="0.00729395">
                <text:p>0.00729395</text:p>
              </table:table-cell>
              <table:table-cell office:value-type="float" office:value="0.0491316">
                <text:p>0.0491316</text:p>
              </table:table-cell>
              <table:table-cell office:value-type="float" office:value="0.00939683">
                <text:p>0.00939683</text:p>
              </table:table-cell>
              <table:table-cell office:value-type="float" office:value="0.00839967">
                <text:p>0.0083996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000">
                <text:p>419000</text:p>
              </table:table-cell>
              <table:table-cell office:value-type="float" office:value="0.00633745">
                <text:p>0.00633745</text:p>
              </table:table-cell>
              <table:table-cell office:value-type="float" office:value="0.00708157">
                <text:p>0.00708157</text:p>
              </table:table-cell>
              <table:table-cell office:value-type="float" office:value="0.0485197">
                <text:p>0.0485197</text:p>
              </table:table-cell>
              <table:table-cell office:value-type="float" office:value="0.00940748">
                <text:p>0.00940748</text:p>
              </table:table-cell>
              <table:table-cell office:value-type="float" office:value="0.00815531">
                <text:p>0.0081553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000">
                <text:p>420000</text:p>
              </table:table-cell>
              <table:table-cell office:value-type="float" office:value="0.0062585">
                <text:p>0.0062585</text:p>
              </table:table-cell>
              <table:table-cell office:value-type="float" office:value="0.00695051">
                <text:p>0.00695051</text:p>
              </table:table-cell>
              <table:table-cell office:value-type="float" office:value="0.0510557">
                <text:p>0.0510557</text:p>
              </table:table-cell>
              <table:table-cell office:value-type="float" office:value="0.00940827">
                <text:p>0.00940827</text:p>
              </table:table-cell>
              <table:table-cell office:value-type="float" office:value="0.00832427">
                <text:p>0.0083242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000">
                <text:p>421000</text:p>
              </table:table-cell>
              <table:table-cell office:value-type="float" office:value="0.00679339">
                <text:p>0.00679339</text:p>
              </table:table-cell>
              <table:table-cell office:value-type="float" office:value="0.00694301">
                <text:p>0.00694301</text:p>
              </table:table-cell>
              <table:table-cell office:value-type="float" office:value="0.0490057">
                <text:p>0.0490057</text:p>
              </table:table-cell>
              <table:table-cell office:value-type="float" office:value="0.00943117">
                <text:p>0.00943117</text:p>
              </table:table-cell>
              <table:table-cell office:value-type="float" office:value="0.00846204">
                <text:p>0.0084620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000">
                <text:p>422000</text:p>
              </table:table-cell>
              <table:table-cell office:value-type="float" office:value="0.00644206">
                <text:p>0.00644206</text:p>
              </table:table-cell>
              <table:table-cell office:value-type="float" office:value="0.00697104">
                <text:p>0.00697104</text:p>
              </table:table-cell>
              <table:table-cell office:value-type="float" office:value="0.0484538">
                <text:p>0.0484538</text:p>
              </table:table-cell>
              <table:table-cell office:value-type="float" office:value="0.00937077">
                <text:p>0.00937077</text:p>
              </table:table-cell>
              <table:table-cell office:value-type="float" office:value="0.00893338">
                <text:p>0.0089333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000">
                <text:p>423000</text:p>
              </table:table-cell>
              <table:table-cell office:value-type="float" office:value="0.00631534">
                <text:p>0.00631534</text:p>
              </table:table-cell>
              <table:table-cell office:value-type="float" office:value="0.00695801">
                <text:p>0.00695801</text:p>
              </table:table-cell>
              <table:table-cell office:value-type="float" office:value="0.0496341">
                <text:p>0.0496341</text:p>
              </table:table-cell>
              <table:table-cell office:value-type="float" office:value="0.00967631">
                <text:p>0.00967631</text:p>
              </table:table-cell>
              <table:table-cell office:value-type="float" office:value="0.00816163">
                <text:p>0.0081616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000">
                <text:p>424000</text:p>
              </table:table-cell>
              <table:table-cell office:value-type="float" office:value="0.00631771">
                <text:p>0.00631771</text:p>
              </table:table-cell>
              <table:table-cell office:value-type="float" office:value="0.00696511">
                <text:p>0.00696511</text:p>
              </table:table-cell>
              <table:table-cell office:value-type="float" office:value="0.0521231">
                <text:p>0.0521231</text:p>
              </table:table-cell>
              <table:table-cell office:value-type="float" office:value="0.00932182">
                <text:p>0.00932182</text:p>
              </table:table-cell>
              <table:table-cell office:value-type="float" office:value="0.00850901">
                <text:p>0.0085090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000">
                <text:p>425000</text:p>
              </table:table-cell>
              <table:table-cell office:value-type="float" office:value="0.00631376">
                <text:p>0.00631376</text:p>
              </table:table-cell>
              <table:table-cell office:value-type="float" office:value="0.00700262">
                <text:p>0.00700262</text:p>
              </table:table-cell>
              <table:table-cell office:value-type="float" office:value="0.0489034">
                <text:p>0.0489034</text:p>
              </table:table-cell>
              <table:table-cell office:value-type="float" office:value="0.00942091">
                <text:p>0.00942091</text:p>
              </table:table-cell>
              <table:table-cell office:value-type="float" office:value="0.00827887">
                <text:p>0.0082788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000">
                <text:p>426000</text:p>
              </table:table-cell>
              <table:table-cell office:value-type="float" office:value="0.00627389">
                <text:p>0.00627389</text:p>
              </table:table-cell>
              <table:table-cell office:value-type="float" office:value="0.00743843">
                <text:p>0.00743843</text:p>
              </table:table-cell>
              <table:table-cell office:value-type="float" office:value="0.0489504">
                <text:p>0.0489504</text:p>
              </table:table-cell>
              <table:table-cell office:value-type="float" office:value="0.00969487">
                <text:p>0.00969487</text:p>
              </table:table-cell>
              <table:table-cell office:value-type="float" office:value="0.00810439">
                <text:p>0.0081043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000">
                <text:p>427000</text:p>
              </table:table-cell>
              <table:table-cell office:value-type="float" office:value="0.00623481">
                <text:p>0.00623481</text:p>
              </table:table-cell>
              <table:table-cell office:value-type="float" office:value="0.00716091">
                <text:p>0.00716091</text:p>
              </table:table-cell>
              <table:table-cell office:value-type="float" office:value="0.0485596">
                <text:p>0.0485596</text:p>
              </table:table-cell>
              <table:table-cell office:value-type="float" office:value="0.00934156">
                <text:p>0.00934156</text:p>
              </table:table-cell>
              <table:table-cell office:value-type="float" office:value="0.00887338">
                <text:p>0.0088733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000">
                <text:p>428000</text:p>
              </table:table-cell>
              <table:table-cell office:value-type="float" office:value="0.00627468">
                <text:p>0.00627468</text:p>
              </table:table-cell>
              <table:table-cell office:value-type="float" office:value="0.00715618">
                <text:p>0.00715618</text:p>
              </table:table-cell>
              <table:table-cell office:value-type="float" office:value="0.0528206">
                <text:p>0.0528206</text:p>
              </table:table-cell>
              <table:table-cell office:value-type="float" office:value="0.00923103">
                <text:p>0.00923103</text:p>
              </table:table-cell>
              <table:table-cell office:value-type="float" office:value="0.00823308">
                <text:p>0.0082330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000">
                <text:p>429000</text:p>
              </table:table-cell>
              <table:table-cell office:value-type="float" office:value="0.00640298">
                <text:p>0.00640298</text:p>
              </table:table-cell>
              <table:table-cell office:value-type="float" office:value="0.00694853">
                <text:p>0.00694853</text:p>
              </table:table-cell>
              <table:table-cell office:value-type="float" office:value="0.0488004">
                <text:p>0.0488004</text:p>
              </table:table-cell>
              <table:table-cell office:value-type="float" office:value="0.00921958">
                <text:p>0.00921958</text:p>
              </table:table-cell>
              <table:table-cell office:value-type="float" office:value="0.00821176">
                <text:p>0.0082117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000">
                <text:p>430000</text:p>
              </table:table-cell>
              <table:table-cell office:value-type="float" office:value="0.0063185">
                <text:p>0.0063185</text:p>
              </table:table-cell>
              <table:table-cell office:value-type="float" office:value="0.00702512">
                <text:p>0.00702512</text:p>
              </table:table-cell>
              <table:table-cell office:value-type="float" office:value="0.0483334">
                <text:p>0.0483334</text:p>
              </table:table-cell>
              <table:table-cell office:value-type="float" office:value="0.00931787">
                <text:p>0.00931787</text:p>
              </table:table-cell>
              <table:table-cell office:value-type="float" office:value="0.00821176">
                <text:p>0.0082117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000">
                <text:p>431000</text:p>
              </table:table-cell>
              <table:table-cell office:value-type="float" office:value="0.00633192">
                <text:p>0.00633192</text:p>
              </table:table-cell>
              <table:table-cell office:value-type="float" office:value="0.00711078">
                <text:p>0.00711078</text:p>
              </table:table-cell>
              <table:table-cell office:value-type="float" office:value="0.0485391">
                <text:p>0.0485391</text:p>
              </table:table-cell>
              <table:table-cell office:value-type="float" office:value="0.00943117">
                <text:p>0.00943117</text:p>
              </table:table-cell>
              <table:table-cell office:value-type="float" office:value="0.00795319">
                <text:p>0.0079531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000">
                <text:p>432000</text:p>
              </table:table-cell>
              <table:table-cell office:value-type="float" office:value="0.00626442">
                <text:p>0.00626442</text:p>
              </table:table-cell>
              <table:table-cell office:value-type="float" office:value="0.00704407">
                <text:p>0.00704407</text:p>
              </table:table-cell>
              <table:table-cell office:value-type="float" office:value="0.0501272">
                <text:p>0.0501272</text:p>
              </table:table-cell>
              <table:table-cell office:value-type="float" office:value="0.00935419">
                <text:p>0.00935419</text:p>
              </table:table-cell>
              <table:table-cell office:value-type="float" office:value="0.00820031">
                <text:p>0.0082003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000">
                <text:p>433000</text:p>
              </table:table-cell>
              <table:table-cell office:value-type="float" office:value="0.00632205">
                <text:p>0.00632205</text:p>
              </table:table-cell>
              <table:table-cell office:value-type="float" office:value="0.00701249">
                <text:p>0.00701249</text:p>
              </table:table-cell>
              <table:table-cell office:value-type="float" office:value="0.0501019">
                <text:p>0.0501019</text:p>
              </table:table-cell>
              <table:table-cell office:value-type="float" office:value="0.00948367">
                <text:p>0.00948367</text:p>
              </table:table-cell>
              <table:table-cell office:value-type="float" office:value="0.00808386">
                <text:p>0.0080838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000">
                <text:p>434000</text:p>
              </table:table-cell>
              <table:table-cell office:value-type="float" office:value="0.00632719">
                <text:p>0.00632719</text:p>
              </table:table-cell>
              <table:table-cell office:value-type="float" office:value="0.00734606">
                <text:p>0.00734606</text:p>
              </table:table-cell>
              <table:table-cell office:value-type="float" office:value="0.0494383">
                <text:p>0.0494383</text:p>
              </table:table-cell>
              <table:table-cell office:value-type="float" office:value="0.0093084">
                <text:p>0.0093084</text:p>
              </table:table-cell>
              <table:table-cell office:value-type="float" office:value="0.00799188">
                <text:p>0.0079918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000">
                <text:p>435000</text:p>
              </table:table-cell>
              <table:table-cell office:value-type="float" office:value="0.00628258">
                <text:p>0.00628258</text:p>
              </table:table-cell>
              <table:table-cell office:value-type="float" office:value="0.00705275">
                <text:p>0.00705275</text:p>
              </table:table-cell>
              <table:table-cell office:value-type="float" office:value="0.048483">
                <text:p>0.048483</text:p>
              </table:table-cell>
              <table:table-cell office:value-type="float" office:value="0.00978921">
                <text:p>0.00978921</text:p>
              </table:table-cell>
              <table:table-cell office:value-type="float" office:value="0.00791885">
                <text:p>0.0079188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000">
                <text:p>436000</text:p>
              </table:table-cell>
              <table:table-cell office:value-type="float" office:value="0.00625968">
                <text:p>0.00625968</text:p>
              </table:table-cell>
              <table:table-cell office:value-type="float" office:value="0.00689603">
                <text:p>0.00689603</text:p>
              </table:table-cell>
              <table:table-cell office:value-type="float" office:value="0.0505448">
                <text:p>0.0505448</text:p>
              </table:table-cell>
              <table:table-cell office:value-type="float" office:value="0.00992975">
                <text:p>0.00992975</text:p>
              </table:table-cell>
              <table:table-cell office:value-type="float" office:value="0.00797846">
                <text:p>0.0079784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000">
                <text:p>437000</text:p>
              </table:table-cell>
              <table:table-cell office:value-type="float" office:value="0.00625415">
                <text:p>0.00625415</text:p>
              </table:table-cell>
              <table:table-cell office:value-type="float" office:value="0.00706657">
                <text:p>0.00706657</text:p>
              </table:table-cell>
              <table:table-cell office:value-type="float" office:value="0.0502417">
                <text:p>0.0502417</text:p>
              </table:table-cell>
              <table:table-cell office:value-type="float" office:value="0.0093388">
                <text:p>0.0093388</text:p>
              </table:table-cell>
              <table:table-cell office:value-type="float" office:value="0.00810833">
                <text:p>0.0081083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000">
                <text:p>438000</text:p>
              </table:table-cell>
              <table:table-cell office:value-type="float" office:value="0.00626323">
                <text:p>0.00626323</text:p>
              </table:table-cell>
              <table:table-cell office:value-type="float" office:value="0.00729829">
                <text:p>0.00729829</text:p>
              </table:table-cell>
              <table:table-cell office:value-type="float" office:value="0.0487467">
                <text:p>0.0487467</text:p>
              </table:table-cell>
              <table:table-cell office:value-type="float" office:value="0.0103166">
                <text:p>0.0103166</text:p>
              </table:table-cell>
              <table:table-cell office:value-type="float" office:value="0.00823387">
                <text:p>0.0082338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000">
                <text:p>439000</text:p>
              </table:table-cell>
              <table:table-cell office:value-type="float" office:value="0.00659602">
                <text:p>0.00659602</text:p>
              </table:table-cell>
              <table:table-cell office:value-type="float" office:value="0.00690353">
                <text:p>0.00690353</text:p>
              </table:table-cell>
              <table:table-cell office:value-type="float" office:value="0.0494403">
                <text:p>0.0494403</text:p>
              </table:table-cell>
              <table:table-cell office:value-type="float" office:value="0.00938261">
                <text:p>0.00938261</text:p>
              </table:table-cell>
              <table:table-cell office:value-type="float" office:value="0.00811505">
                <text:p>0.0081150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000">
                <text:p>440000</text:p>
              </table:table-cell>
              <table:table-cell office:value-type="float" office:value="0.00636074">
                <text:p>0.00636074</text:p>
              </table:table-cell>
              <table:table-cell office:value-type="float" office:value="0.00700183">
                <text:p>0.00700183</text:p>
              </table:table-cell>
              <table:table-cell office:value-type="float" office:value="0.0485766">
                <text:p>0.0485766</text:p>
              </table:table-cell>
              <table:table-cell office:value-type="float" office:value="0.00939367">
                <text:p>0.00939367</text:p>
              </table:table-cell>
              <table:table-cell office:value-type="float" office:value="0.00823742">
                <text:p>0.0082374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000">
                <text:p>441000</text:p>
              </table:table-cell>
              <table:table-cell office:value-type="float" office:value="0.00641364">
                <text:p>0.00641364</text:p>
              </table:table-cell>
              <table:table-cell office:value-type="float" office:value="0.00698288">
                <text:p>0.00698288</text:p>
              </table:table-cell>
              <table:table-cell office:value-type="float" office:value="0.0522723">
                <text:p>0.0522723</text:p>
              </table:table-cell>
              <table:table-cell office:value-type="float" office:value="0.00944656">
                <text:p>0.00944656</text:p>
              </table:table-cell>
              <table:table-cell office:value-type="float" office:value="0.0082844">
                <text:p>0.008284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000">
                <text:p>442000</text:p>
              </table:table-cell>
              <table:table-cell office:value-type="float" office:value="0.00630192">
                <text:p>0.00630192</text:p>
              </table:table-cell>
              <table:table-cell office:value-type="float" office:value="0.00708552">
                <text:p>0.00708552</text:p>
              </table:table-cell>
              <table:table-cell office:value-type="float" office:value="0.0489023">
                <text:p>0.0489023</text:p>
              </table:table-cell>
              <table:table-cell office:value-type="float" office:value="0.00941183">
                <text:p>0.00941183</text:p>
              </table:table-cell>
              <table:table-cell office:value-type="float" office:value="0.00821137">
                <text:p>0.0082113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000">
                <text:p>443000</text:p>
              </table:table-cell>
              <table:table-cell office:value-type="float" office:value="0.00620481">
                <text:p>0.00620481</text:p>
              </table:table-cell>
              <table:table-cell office:value-type="float" office:value="0.0070263">
                <text:p>0.0070263</text:p>
              </table:table-cell>
              <table:table-cell office:value-type="float" office:value="0.0490475">
                <text:p>0.0490475</text:p>
              </table:table-cell>
              <table:table-cell office:value-type="float" office:value="0.00941972">
                <text:p>0.00941972</text:p>
              </table:table-cell>
              <table:table-cell office:value-type="float" office:value="0.00828005">
                <text:p>0.0082800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000">
                <text:p>444000</text:p>
              </table:table-cell>
              <table:table-cell office:value-type="float" office:value="0.0063564">
                <text:p>0.0063564</text:p>
              </table:table-cell>
              <table:table-cell office:value-type="float" office:value="0.00697775">
                <text:p>0.00697775</text:p>
              </table:table-cell>
              <table:table-cell office:value-type="float" office:value="0.0496851">
                <text:p>0.0496851</text:p>
              </table:table-cell>
              <table:table-cell office:value-type="float" office:value="0.00937472">
                <text:p>0.00937472</text:p>
              </table:table-cell>
              <table:table-cell office:value-type="float" office:value="0.00847349">
                <text:p>0.0084734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000">
                <text:p>445000</text:p>
              </table:table-cell>
              <table:table-cell office:value-type="float" office:value="0.00627705">
                <text:p>0.00627705</text:p>
              </table:table-cell>
              <table:table-cell office:value-type="float" office:value="0.00687353">
                <text:p>0.00687353</text:p>
              </table:table-cell>
              <table:table-cell office:value-type="float" office:value="0.0515108">
                <text:p>0.0515108</text:p>
              </table:table-cell>
              <table:table-cell office:value-type="float" office:value="0.00930761">
                <text:p>0.00930761</text:p>
              </table:table-cell>
              <table:table-cell office:value-type="float" office:value="0.0080503">
                <text:p>0.008050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000">
                <text:p>446000</text:p>
              </table:table-cell>
              <table:table-cell office:value-type="float" office:value="0.00630192">
                <text:p>0.00630192</text:p>
              </table:table-cell>
              <table:table-cell office:value-type="float" office:value="0.00699235">
                <text:p>0.00699235</text:p>
              </table:table-cell>
              <table:table-cell office:value-type="float" office:value="0.0486295">
                <text:p>0.0486295</text:p>
              </table:table-cell>
              <table:table-cell office:value-type="float" office:value="0.00947143">
                <text:p>0.00947143</text:p>
              </table:table-cell>
              <table:table-cell office:value-type="float" office:value="0.00826347">
                <text:p>0.0082634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000">
                <text:p>447000</text:p>
              </table:table-cell>
              <table:table-cell office:value-type="float" office:value="0.00632245">
                <text:p>0.00632245</text:p>
              </table:table-cell>
              <table:table-cell office:value-type="float" office:value="0.00705986">
                <text:p>0.00705986</text:p>
              </table:table-cell>
              <table:table-cell office:value-type="float" office:value="0.0492433">
                <text:p>0.0492433</text:p>
              </table:table-cell>
              <table:table-cell office:value-type="float" office:value="0.00942722">
                <text:p>0.00942722</text:p>
              </table:table-cell>
              <table:table-cell office:value-type="float" office:value="0.00828598">
                <text:p>0.0082859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000">
                <text:p>448000</text:p>
              </table:table-cell>
              <table:table-cell office:value-type="float" office:value="0.00628337">
                <text:p>0.00628337</text:p>
              </table:table-cell>
              <table:table-cell office:value-type="float" office:value="0.00693274">
                <text:p>0.00693274</text:p>
              </table:table-cell>
              <table:table-cell office:value-type="float" office:value="0.0504951">
                <text:p>0.0504951</text:p>
              </table:table-cell>
              <table:table-cell office:value-type="float" office:value="0.00965658">
                <text:p>0.00965658</text:p>
              </table:table-cell>
              <table:table-cell office:value-type="float" office:value="0.00813597">
                <text:p>0.0081359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000">
                <text:p>449000</text:p>
              </table:table-cell>
              <table:table-cell office:value-type="float" office:value="0.0063789">
                <text:p>0.0063789</text:p>
              </table:table-cell>
              <table:table-cell office:value-type="float" office:value="0.00695643">
                <text:p>0.00695643</text:p>
              </table:table-cell>
              <table:table-cell office:value-type="float" office:value="0.0531408">
                <text:p>0.0531408</text:p>
              </table:table-cell>
              <table:table-cell office:value-type="float" office:value="0.0093834">
                <text:p>0.0093834</text:p>
              </table:table-cell>
              <table:table-cell office:value-type="float" office:value="0.0082311">
                <text:p>0.008231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000">
                <text:p>450000</text:p>
              </table:table-cell>
              <table:table-cell office:value-type="float" office:value="0.00629521">
                <text:p>0.00629521</text:p>
              </table:table-cell>
              <table:table-cell office:value-type="float" office:value="0.00699393">
                <text:p>0.00699393</text:p>
              </table:table-cell>
              <table:table-cell office:value-type="float" office:value="0.0505737">
                <text:p>0.0505737</text:p>
              </table:table-cell>
              <table:table-cell office:value-type="float" office:value="0.00943512">
                <text:p>0.00943512</text:p>
              </table:table-cell>
              <table:table-cell office:value-type="float" office:value="0.00801478">
                <text:p>0.0080147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000">
                <text:p>451000</text:p>
              </table:table-cell>
              <table:table-cell office:value-type="float" office:value="0.00693669">
                <text:p>0.00693669</text:p>
              </table:table-cell>
              <table:table-cell office:value-type="float" office:value="0.00698012">
                <text:p>0.00698012</text:p>
              </table:table-cell>
              <table:table-cell office:value-type="float" office:value="0.0494399">
                <text:p>0.0494399</text:p>
              </table:table-cell>
              <table:table-cell office:value-type="float" office:value="0.00947854">
                <text:p>0.00947854</text:p>
              </table:table-cell>
              <table:table-cell office:value-type="float" office:value="0.00790109">
                <text:p>0.0079010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000">
                <text:p>452000</text:p>
              </table:table-cell>
              <table:table-cell office:value-type="float" office:value="0.00632205">
                <text:p>0.00632205</text:p>
              </table:table-cell>
              <table:table-cell office:value-type="float" office:value="0.0069213">
                <text:p>0.0069213</text:p>
              </table:table-cell>
              <table:table-cell office:value-type="float" office:value="0.0484751">
                <text:p>0.0484751</text:p>
              </table:table-cell>
              <table:table-cell office:value-type="float" office:value="0.00929971">
                <text:p>0.00929971</text:p>
              </table:table-cell>
              <table:table-cell office:value-type="float" office:value="0.00812965">
                <text:p>0.0081296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000">
                <text:p>453000</text:p>
              </table:table-cell>
              <table:table-cell office:value-type="float" office:value="0.00655417">
                <text:p>0.00655417</text:p>
              </table:table-cell>
              <table:table-cell office:value-type="float" office:value="0.00699354">
                <text:p>0.00699354</text:p>
              </table:table-cell>
              <table:table-cell office:value-type="float" office:value="0.0483883">
                <text:p>0.0483883</text:p>
              </table:table-cell>
              <table:table-cell office:value-type="float" office:value="0.00940354">
                <text:p>0.00940354</text:p>
              </table:table-cell>
              <table:table-cell office:value-type="float" office:value="0.00798754">
                <text:p>0.0079875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000">
                <text:p>454000</text:p>
              </table:table-cell>
              <table:table-cell office:value-type="float" office:value="0.00624113">
                <text:p>0.00624113</text:p>
              </table:table-cell>
              <table:table-cell office:value-type="float" office:value="0.00686406">
                <text:p>0.00686406</text:p>
              </table:table-cell>
              <table:table-cell office:value-type="float" office:value="0.054918">
                <text:p>0.054918</text:p>
              </table:table-cell>
              <table:table-cell office:value-type="float" office:value="0.00948446">
                <text:p>0.00948446</text:p>
              </table:table-cell>
              <table:table-cell office:value-type="float" office:value="0.00800886">
                <text:p>0.0080088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000">
                <text:p>455000</text:p>
              </table:table-cell>
              <table:table-cell office:value-type="float" office:value="0.00624942">
                <text:p>0.00624942</text:p>
              </table:table-cell>
              <table:table-cell office:value-type="float" office:value="0.00699985">
                <text:p>0.00699985</text:p>
              </table:table-cell>
              <table:table-cell office:value-type="float" office:value="0.0495011">
                <text:p>0.0495011</text:p>
              </table:table-cell>
              <table:table-cell office:value-type="float" office:value="0.00925866">
                <text:p>0.00925866</text:p>
              </table:table-cell>
              <table:table-cell office:value-type="float" office:value="0.0079228">
                <text:p>0.007922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000">
                <text:p>456000</text:p>
              </table:table-cell>
              <table:table-cell office:value-type="float" office:value="0.00639824">
                <text:p>0.00639824</text:p>
              </table:table-cell>
              <table:table-cell office:value-type="float" office:value="0.00694182">
                <text:p>0.00694182</text:p>
              </table:table-cell>
              <table:table-cell office:value-type="float" office:value="0.0490582">
                <text:p>0.0490582</text:p>
              </table:table-cell>
              <table:table-cell office:value-type="float" office:value="0.00945407">
                <text:p>0.00945407</text:p>
              </table:table-cell>
              <table:table-cell office:value-type="float" office:value="0.0080657">
                <text:p>0.008065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000">
                <text:p>457000</text:p>
              </table:table-cell>
              <table:table-cell office:value-type="float" office:value="0.00642272">
                <text:p>0.00642272</text:p>
              </table:table-cell>
              <table:table-cell office:value-type="float" office:value="0.00726237">
                <text:p>0.00726237</text:p>
              </table:table-cell>
              <table:table-cell office:value-type="float" office:value="0.0485272">
                <text:p>0.0485272</text:p>
              </table:table-cell>
              <table:table-cell office:value-type="float" office:value="0.00930722">
                <text:p>0.00930722</text:p>
              </table:table-cell>
              <table:table-cell office:value-type="float" office:value="0.00797135">
                <text:p>0.0079713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000">
                <text:p>458000</text:p>
              </table:table-cell>
              <table:table-cell office:value-type="float" office:value="0.00630232">
                <text:p>0.00630232</text:p>
              </table:table-cell>
              <table:table-cell office:value-type="float" office:value="0.00705038">
                <text:p>0.00705038</text:p>
              </table:table-cell>
              <table:table-cell office:value-type="float" office:value="0.0558018">
                <text:p>0.0558018</text:p>
              </table:table-cell>
              <table:table-cell office:value-type="float" office:value="0.0099558">
                <text:p>0.0099558</text:p>
              </table:table-cell>
              <table:table-cell office:value-type="float" office:value="0.00786556">
                <text:p>0.0078655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000">
                <text:p>459000</text:p>
              </table:table-cell>
              <table:table-cell office:value-type="float" office:value="0.00638087">
                <text:p>0.00638087</text:p>
              </table:table-cell>
              <table:table-cell office:value-type="float" office:value="0.00691498">
                <text:p>0.00691498</text:p>
              </table:table-cell>
              <table:table-cell office:value-type="float" office:value="0.0489555">
                <text:p>0.0489555</text:p>
              </table:table-cell>
              <table:table-cell office:value-type="float" office:value="0.00939011">
                <text:p>0.00939011</text:p>
              </table:table-cell>
              <table:table-cell office:value-type="float" office:value="0.00792359">
                <text:p>0.0079235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000">
                <text:p>460000</text:p>
              </table:table-cell>
              <table:table-cell office:value-type="float" office:value="0.00629442">
                <text:p>0.00629442</text:p>
              </table:table-cell>
              <table:table-cell office:value-type="float" office:value="0.00697104">
                <text:p>0.00697104</text:p>
              </table:table-cell>
              <table:table-cell office:value-type="float" office:value="0.048813">
                <text:p>0.048813</text:p>
              </table:table-cell>
              <table:table-cell office:value-type="float" office:value="0.00944064">
                <text:p>0.00944064</text:p>
              </table:table-cell>
              <table:table-cell office:value-type="float" office:value="0.00808623">
                <text:p>0.0080862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000">
                <text:p>461000</text:p>
              </table:table-cell>
              <table:table-cell office:value-type="float" office:value="0.00653522">
                <text:p>0.00653522</text:p>
              </table:table-cell>
              <table:table-cell office:value-type="float" office:value="0.00702985">
                <text:p>0.00702985</text:p>
              </table:table-cell>
              <table:table-cell office:value-type="float" office:value="0.048834">
                <text:p>0.048834</text:p>
              </table:table-cell>
              <table:table-cell office:value-type="float" office:value="0.00935024">
                <text:p>0.00935024</text:p>
              </table:table-cell>
              <table:table-cell office:value-type="float" office:value="0.00830571">
                <text:p>0.0083057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000">
                <text:p>462000</text:p>
              </table:table-cell>
              <table:table-cell office:value-type="float" office:value="0.00625771">
                <text:p>0.00625771</text:p>
              </table:table-cell>
              <table:table-cell office:value-type="float" office:value="0.00727539">
                <text:p>0.00727539</text:p>
              </table:table-cell>
              <table:table-cell office:value-type="float" office:value="0.0546405">
                <text:p>0.0546405</text:p>
              </table:table-cell>
              <table:table-cell office:value-type="float" office:value="0.00940669">
                <text:p>0.00940669</text:p>
              </table:table-cell>
              <table:table-cell office:value-type="float" office:value="0.00795201">
                <text:p>0.0079520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000">
                <text:p>463000</text:p>
              </table:table-cell>
              <table:table-cell office:value-type="float" office:value="0.0063031">
                <text:p>0.0063031</text:p>
              </table:table-cell>
              <table:table-cell office:value-type="float" office:value="0.00702472">
                <text:p>0.00702472</text:p>
              </table:table-cell>
              <table:table-cell office:value-type="float" office:value="0.0507904">
                <text:p>0.0507904</text:p>
              </table:table-cell>
              <table:table-cell office:value-type="float" office:value="0.00938656">
                <text:p>0.00938656</text:p>
              </table:table-cell>
              <table:table-cell office:value-type="float" office:value="0.00803965">
                <text:p>0.0080396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000">
                <text:p>464000</text:p>
              </table:table-cell>
              <table:table-cell office:value-type="float" office:value="0.00648469">
                <text:p>0.00648469</text:p>
              </table:table-cell>
              <table:table-cell office:value-type="float" office:value="0.00700459">
                <text:p>0.00700459</text:p>
              </table:table-cell>
              <table:table-cell office:value-type="float" office:value="0.048969">
                <text:p>0.048969</text:p>
              </table:table-cell>
              <table:table-cell office:value-type="float" office:value="0.00926971">
                <text:p>0.00926971</text:p>
              </table:table-cell>
              <table:table-cell office:value-type="float" office:value="0.0083598">
                <text:p>0.008359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000">
                <text:p>465000</text:p>
              </table:table-cell>
              <table:table-cell office:value-type="float" office:value="0.00667773">
                <text:p>0.00667773</text:p>
              </table:table-cell>
              <table:table-cell office:value-type="float" office:value="0.00696827">
                <text:p>0.00696827</text:p>
              </table:table-cell>
              <table:table-cell office:value-type="float" office:value="0.0479086">
                <text:p>0.0479086</text:p>
              </table:table-cell>
              <table:table-cell office:value-type="float" office:value="0.00997001">
                <text:p>0.00997001</text:p>
              </table:table-cell>
              <table:table-cell office:value-type="float" office:value="0.00788174">
                <text:p>0.0078817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000">
                <text:p>466000</text:p>
              </table:table-cell>
              <table:table-cell office:value-type="float" office:value="0.00656917">
                <text:p>0.00656917</text:p>
              </table:table-cell>
              <table:table-cell office:value-type="float" office:value="0.00692288">
                <text:p>0.00692288</text:p>
              </table:table-cell>
              <table:table-cell office:value-type="float" office:value="0.0517307">
                <text:p>0.0517307</text:p>
              </table:table-cell>
              <table:table-cell office:value-type="float" office:value="0.0093763">
                <text:p>0.0093763</text:p>
              </table:table-cell>
              <table:table-cell office:value-type="float" office:value="0.00802109">
                <text:p>0.0080210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000">
                <text:p>467000</text:p>
              </table:table-cell>
              <table:table-cell office:value-type="float" office:value="0.00647088">
                <text:p>0.00647088</text:p>
              </table:table-cell>
              <table:table-cell office:value-type="float" office:value="0.00705038">
                <text:p>0.00705038</text:p>
              </table:table-cell>
              <table:table-cell office:value-type="float" office:value="0.0498347">
                <text:p>0.0498347</text:p>
              </table:table-cell>
              <table:table-cell office:value-type="float" office:value="0.0093463">
                <text:p>0.0093463</text:p>
              </table:table-cell>
              <table:table-cell office:value-type="float" office:value="0.0084119">
                <text:p>0.008411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000">
                <text:p>468000</text:p>
              </table:table-cell>
              <table:table-cell office:value-type="float" office:value="0.00630153">
                <text:p>0.00630153</text:p>
              </table:table-cell>
              <table:table-cell office:value-type="float" office:value="0.00743448">
                <text:p>0.00743448</text:p>
              </table:table-cell>
              <table:table-cell office:value-type="float" office:value="0.0497237">
                <text:p>0.0497237</text:p>
              </table:table-cell>
              <table:table-cell office:value-type="float" office:value="0.00932143">
                <text:p>0.00932143</text:p>
              </table:table-cell>
              <table:table-cell office:value-type="float" office:value="0.00830413">
                <text:p>0.0083041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000">
                <text:p>469000</text:p>
              </table:table-cell>
              <table:table-cell office:value-type="float" office:value="0.00635798">
                <text:p>0.00635798</text:p>
              </table:table-cell>
              <table:table-cell office:value-type="float" office:value="0.00701604">
                <text:p>0.00701604</text:p>
              </table:table-cell>
              <table:table-cell office:value-type="float" office:value="0.048879">
                <text:p>0.048879</text:p>
              </table:table-cell>
              <table:table-cell office:value-type="float" office:value="0.0093463">
                <text:p>0.0093463</text:p>
              </table:table-cell>
              <table:table-cell office:value-type="float" office:value="0.00809096">
                <text:p>0.0080909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000">
                <text:p>470000</text:p>
              </table:table-cell>
              <table:table-cell office:value-type="float" office:value="0.00681945">
                <text:p>0.00681945</text:p>
              </table:table-cell>
              <table:table-cell office:value-type="float" office:value="0.0069138">
                <text:p>0.0069138</text:p>
              </table:table-cell>
              <table:table-cell office:value-type="float" office:value="0.0518827">
                <text:p>0.0518827</text:p>
              </table:table-cell>
              <table:table-cell office:value-type="float" office:value="0.00928471">
                <text:p>0.00928471</text:p>
              </table:table-cell>
              <table:table-cell office:value-type="float" office:value="0.00806215">
                <text:p>0.0080621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000">
                <text:p>471000</text:p>
              </table:table-cell>
              <table:table-cell office:value-type="float" office:value="0.00627784">
                <text:p>0.00627784</text:p>
              </table:table-cell>
              <table:table-cell office:value-type="float" office:value="0.00739698">
                <text:p>0.00739698</text:p>
              </table:table-cell>
              <table:table-cell office:value-type="float" office:value="0.0489398">
                <text:p>0.0489398</text:p>
              </table:table-cell>
              <table:table-cell office:value-type="float" office:value="0.00968776">
                <text:p>0.00968776</text:p>
              </table:table-cell>
              <table:table-cell office:value-type="float" office:value="0.00834085">
                <text:p>0.0083408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000">
                <text:p>472000</text:p>
              </table:table-cell>
              <table:table-cell office:value-type="float" office:value="0.00677958">
                <text:p>0.00677958</text:p>
              </table:table-cell>
              <table:table-cell office:value-type="float" office:value="0.00710249">
                <text:p>0.00710249</text:p>
              </table:table-cell>
              <table:table-cell office:value-type="float" office:value="0.0478273">
                <text:p>0.0478273</text:p>
              </table:table-cell>
              <table:table-cell office:value-type="float" office:value="0.00935695">
                <text:p>0.00935695</text:p>
              </table:table-cell>
              <table:table-cell office:value-type="float" office:value="0.00882285">
                <text:p>0.0088228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000">
                <text:p>473000</text:p>
              </table:table-cell>
              <table:table-cell office:value-type="float" office:value="0.00629166">
                <text:p>0.00629166</text:p>
              </table:table-cell>
              <table:table-cell office:value-type="float" office:value="0.00690472">
                <text:p>0.00690472</text:p>
              </table:table-cell>
              <table:table-cell office:value-type="float" office:value="0.0481017">
                <text:p>0.0481017</text:p>
              </table:table-cell>
              <table:table-cell office:value-type="float" office:value="0.00935261">
                <text:p>0.00935261</text:p>
              </table:table-cell>
              <table:table-cell office:value-type="float" office:value="0.00852441">
                <text:p>0.0085244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000">
                <text:p>474000</text:p>
              </table:table-cell>
              <table:table-cell office:value-type="float" office:value="0.00670694">
                <text:p>0.00670694</text:p>
              </table:table-cell>
              <table:table-cell office:value-type="float" office:value="0.00690393">
                <text:p>0.00690393</text:p>
              </table:table-cell>
              <table:table-cell office:value-type="float" office:value="0.0514271">
                <text:p>0.0514271</text:p>
              </table:table-cell>
              <table:table-cell office:value-type="float" office:value="0.00938064">
                <text:p>0.00938064</text:p>
              </table:table-cell>
              <table:table-cell office:value-type="float" office:value="0.00798912">
                <text:p>0.0079891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000">
                <text:p>475000</text:p>
              </table:table-cell>
              <table:table-cell office:value-type="float" office:value="0.0063489">
                <text:p>0.0063489</text:p>
              </table:table-cell>
              <table:table-cell office:value-type="float" office:value="0.00715105">
                <text:p>0.00715105</text:p>
              </table:table-cell>
              <table:table-cell office:value-type="float" office:value="0.0498548">
                <text:p>0.0498548</text:p>
              </table:table-cell>
              <table:table-cell office:value-type="float" office:value="0.00932143">
                <text:p>0.00932143</text:p>
              </table:table-cell>
              <table:table-cell office:value-type="float" office:value="0.00791648">
                <text:p>0.0079164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000">
                <text:p>476000</text:p>
              </table:table-cell>
              <table:table-cell office:value-type="float" office:value="0.00623284">
                <text:p>0.00623284</text:p>
              </table:table-cell>
              <table:table-cell office:value-type="float" office:value="0.00703459">
                <text:p>0.00703459</text:p>
              </table:table-cell>
              <table:table-cell office:value-type="float" office:value="0.0488636">
                <text:p>0.0488636</text:p>
              </table:table-cell>
              <table:table-cell office:value-type="float" office:value="0.00932103">
                <text:p>0.00932103</text:p>
              </table:table-cell>
              <table:table-cell office:value-type="float" office:value="0.00815057">
                <text:p>0.0081505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000">
                <text:p>477000</text:p>
              </table:table-cell>
              <table:table-cell office:value-type="float" office:value="0.00653799">
                <text:p>0.00653799</text:p>
              </table:table-cell>
              <table:table-cell office:value-type="float" office:value="0.0070342">
                <text:p>0.0070342</text:p>
              </table:table-cell>
              <table:table-cell office:value-type="float" office:value="0.048382">
                <text:p>0.048382</text:p>
              </table:table-cell>
              <table:table-cell office:value-type="float" office:value="0.00923813">
                <text:p>0.00923813</text:p>
              </table:table-cell>
              <table:table-cell office:value-type="float" office:value="0.00842177">
                <text:p>0.0084217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000">
                <text:p>478000</text:p>
              </table:table-cell>
              <table:table-cell office:value-type="float" office:value="0.00628376">
                <text:p>0.00628376</text:p>
              </table:table-cell>
              <table:table-cell office:value-type="float" office:value="0.00700183">
                <text:p>0.00700183</text:p>
              </table:table-cell>
              <table:table-cell office:value-type="float" office:value="0.0500711">
                <text:p>0.0500711</text:p>
              </table:table-cell>
              <table:table-cell office:value-type="float" office:value="0.00927998">
                <text:p>0.00927998</text:p>
              </table:table-cell>
              <table:table-cell office:value-type="float" office:value="0.00799741">
                <text:p>0.0079974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000">
                <text:p>479000</text:p>
              </table:table-cell>
              <table:table-cell office:value-type="float" office:value="0.00622178">
                <text:p>0.00622178</text:p>
              </table:table-cell>
              <table:table-cell office:value-type="float" office:value="0.00709775">
                <text:p>0.00709775</text:p>
              </table:table-cell>
              <table:table-cell office:value-type="float" office:value="0.050458">
                <text:p>0.050458</text:p>
              </table:table-cell>
              <table:table-cell office:value-type="float" office:value="0.00945643">
                <text:p>0.00945643</text:p>
              </table:table-cell>
              <table:table-cell office:value-type="float" office:value="0.00811465">
                <text:p>0.0081146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000">
                <text:p>480000</text:p>
              </table:table-cell>
              <table:table-cell office:value-type="float" office:value="0.00624823">
                <text:p>0.00624823</text:p>
              </table:table-cell>
              <table:table-cell office:value-type="float" office:value="0.00700262">
                <text:p>0.00700262</text:p>
              </table:table-cell>
              <table:table-cell office:value-type="float" office:value="0.0491356">
                <text:p>0.0491356</text:p>
              </table:table-cell>
              <table:table-cell office:value-type="float" office:value="0.00999686">
                <text:p>0.00999686</text:p>
              </table:table-cell>
              <table:table-cell office:value-type="float" office:value="0.00792832">
                <text:p>0.0079283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000">
                <text:p>481000</text:p>
              </table:table-cell>
              <table:table-cell office:value-type="float" office:value="0.00661773">
                <text:p>0.00661773</text:p>
              </table:table-cell>
              <table:table-cell office:value-type="float" office:value="0.00709104">
                <text:p>0.00709104</text:p>
              </table:table-cell>
              <table:table-cell office:value-type="float" office:value="0.0484988">
                <text:p>0.0484988</text:p>
              </table:table-cell>
              <table:table-cell office:value-type="float" office:value="0.0102953">
                <text:p>0.0102953</text:p>
              </table:table-cell>
              <table:table-cell office:value-type="float" office:value="0.00841348">
                <text:p>0.0084134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000">
                <text:p>482000</text:p>
              </table:table-cell>
              <table:table-cell office:value-type="float" office:value="0.00639469">
                <text:p>0.00639469</text:p>
              </table:table-cell>
              <table:table-cell office:value-type="float" office:value="0.00723158">
                <text:p>0.00723158</text:p>
              </table:table-cell>
              <table:table-cell office:value-type="float" office:value="0.0505042">
                <text:p>0.0505042</text:p>
              </table:table-cell>
              <table:table-cell office:value-type="float" office:value="0.00928156">
                <text:p>0.00928156</text:p>
              </table:table-cell>
              <table:table-cell office:value-type="float" office:value="0.0082615">
                <text:p>0.008261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000">
                <text:p>483000</text:p>
              </table:table-cell>
              <table:table-cell office:value-type="float" office:value="0.00630587">
                <text:p>0.00630587</text:p>
              </table:table-cell>
              <table:table-cell office:value-type="float" office:value="0.00698169">
                <text:p>0.00698169</text:p>
              </table:table-cell>
              <table:table-cell office:value-type="float" office:value="0.0534913">
                <text:p>0.0534913</text:p>
              </table:table-cell>
              <table:table-cell office:value-type="float" office:value="0.00938498">
                <text:p>0.00938498</text:p>
              </table:table-cell>
              <table:table-cell office:value-type="float" office:value="0.00819163">
                <text:p>0.0081916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000">
                <text:p>484000</text:p>
              </table:table-cell>
              <table:table-cell office:value-type="float" office:value="0.00636745">
                <text:p>0.00636745</text:p>
              </table:table-cell>
              <table:table-cell office:value-type="float" office:value="0.0070488">
                <text:p>0.0070488</text:p>
              </table:table-cell>
              <table:table-cell office:value-type="float" office:value="0.0481143">
                <text:p>0.0481143</text:p>
              </table:table-cell>
              <table:table-cell office:value-type="float" office:value="0.00955157">
                <text:p>0.00955157</text:p>
              </table:table-cell>
              <table:table-cell office:value-type="float" office:value="0.00839098">
                <text:p>0.0083909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000">
                <text:p>485000</text:p>
              </table:table-cell>
              <table:table-cell office:value-type="float" office:value="0.00629008">
                <text:p>0.00629008</text:p>
              </table:table-cell>
              <table:table-cell office:value-type="float" office:value="0.00690906">
                <text:p>0.00690906</text:p>
              </table:table-cell>
              <table:table-cell office:value-type="float" office:value="0.0493531">
                <text:p>0.0493531</text:p>
              </table:table-cell>
              <table:table-cell office:value-type="float" office:value="0.00930011">
                <text:p>0.00930011</text:p>
              </table:table-cell>
              <table:table-cell office:value-type="float" office:value="0.00827097">
                <text:p>0.0082709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000">
                <text:p>486000</text:p>
              </table:table-cell>
              <table:table-cell office:value-type="float" office:value="0.00638285">
                <text:p>0.00638285</text:p>
              </table:table-cell>
              <table:table-cell office:value-type="float" office:value="0.00695367">
                <text:p>0.00695367</text:p>
              </table:table-cell>
              <table:table-cell office:value-type="float" office:value="0.0496594">
                <text:p>0.0496594</text:p>
              </table:table-cell>
              <table:table-cell office:value-type="float" office:value="0.00938893">
                <text:p>0.00938893</text:p>
              </table:table-cell>
              <table:table-cell office:value-type="float" office:value="0.00839374">
                <text:p>0.0083937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000">
                <text:p>487000</text:p>
              </table:table-cell>
              <table:table-cell office:value-type="float" office:value="0.00638521">
                <text:p>0.00638521</text:p>
              </table:table-cell>
              <table:table-cell office:value-type="float" office:value="0.00690195">
                <text:p>0.00690195</text:p>
              </table:table-cell>
              <table:table-cell office:value-type="float" office:value="0.0507177">
                <text:p>0.0507177</text:p>
              </table:table-cell>
              <table:table-cell office:value-type="float" office:value="0.00941577">
                <text:p>0.00941577</text:p>
              </table:table-cell>
              <table:table-cell office:value-type="float" office:value="0.00815926">
                <text:p>0.0081592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000">
                <text:p>488000</text:p>
              </table:table-cell>
              <table:table-cell office:value-type="float" office:value="0.00639548">
                <text:p>0.00639548</text:p>
              </table:table-cell>
              <table:table-cell office:value-type="float" office:value="0.00723829">
                <text:p>0.00723829</text:p>
              </table:table-cell>
              <table:table-cell office:value-type="float" office:value="0.0484688">
                <text:p>0.0484688</text:p>
              </table:table-cell>
              <table:table-cell office:value-type="float" office:value="0.00933643">
                <text:p>0.00933643</text:p>
              </table:table-cell>
              <table:table-cell office:value-type="float" office:value="0.0079678">
                <text:p>0.007967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000">
                <text:p>489000</text:p>
              </table:table-cell>
              <table:table-cell office:value-type="float" office:value="0.00640258">
                <text:p>0.00640258</text:p>
              </table:table-cell>
              <table:table-cell office:value-type="float" office:value="0.00710446">
                <text:p>0.00710446</text:p>
              </table:table-cell>
              <table:table-cell office:value-type="float" office:value="0.0489891">
                <text:p>0.0489891</text:p>
              </table:table-cell>
              <table:table-cell office:value-type="float" office:value="0.00943709">
                <text:p>0.00943709</text:p>
              </table:table-cell>
              <table:table-cell office:value-type="float" office:value="0.00827019">
                <text:p>0.0082701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000">
                <text:p>490000</text:p>
              </table:table-cell>
              <table:table-cell office:value-type="float" office:value="0.00632442">
                <text:p>0.00632442</text:p>
              </table:table-cell>
              <table:table-cell office:value-type="float" office:value="0.00698446">
                <text:p>0.00698446</text:p>
              </table:table-cell>
              <table:table-cell office:value-type="float" office:value="0.0490467">
                <text:p>0.0490467</text:p>
              </table:table-cell>
              <table:table-cell office:value-type="float" office:value="0.00944222">
                <text:p>0.00944222</text:p>
              </table:table-cell>
              <table:table-cell office:value-type="float" office:value="0.00832466">
                <text:p>0.0083246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000">
                <text:p>491000</text:p>
              </table:table-cell>
              <table:table-cell office:value-type="float" office:value="0.00634416">
                <text:p>0.00634416</text:p>
              </table:table-cell>
              <table:table-cell office:value-type="float" office:value="0.00698485">
                <text:p>0.00698485</text:p>
              </table:table-cell>
              <table:table-cell office:value-type="float" office:value="0.0557122">
                <text:p>0.0557122</text:p>
              </table:table-cell>
              <table:table-cell office:value-type="float" office:value="0.0111247">
                <text:p>0.0111247</text:p>
              </table:table-cell>
              <table:table-cell office:value-type="float" office:value="0.00799228">
                <text:p>0.0079922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000">
                <text:p>492000</text:p>
              </table:table-cell>
              <table:table-cell office:value-type="float" office:value="0.00631534">
                <text:p>0.00631534</text:p>
              </table:table-cell>
              <table:table-cell office:value-type="float" office:value="0.0069509">
                <text:p>0.0069509</text:p>
              </table:table-cell>
              <table:table-cell office:value-type="float" office:value="0.0496369">
                <text:p>0.0496369</text:p>
              </table:table-cell>
              <table:table-cell office:value-type="float" office:value="0.0094059">
                <text:p>0.0094059</text:p>
              </table:table-cell>
              <table:table-cell office:value-type="float" office:value="0.00801596">
                <text:p>0.0080159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000">
                <text:p>493000</text:p>
              </table:table-cell>
              <table:table-cell office:value-type="float" office:value="0.00626166">
                <text:p>0.00626166</text:p>
              </table:table-cell>
              <table:table-cell office:value-type="float" office:value="0.00726474">
                <text:p>0.00726474</text:p>
              </table:table-cell>
              <table:table-cell office:value-type="float" office:value="0.0479927">
                <text:p>0.0479927</text:p>
              </table:table-cell>
              <table:table-cell office:value-type="float" office:value="0.00943275">
                <text:p>0.00943275</text:p>
              </table:table-cell>
              <table:table-cell office:value-type="float" office:value="0.00809254">
                <text:p>0.0080925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000">
                <text:p>494000</text:p>
              </table:table-cell>
              <table:table-cell office:value-type="float" office:value="0.00657786">
                <text:p>0.00657786</text:p>
              </table:table-cell>
              <table:table-cell office:value-type="float" office:value="0.00696077">
                <text:p>0.00696077</text:p>
              </table:table-cell>
              <table:table-cell office:value-type="float" office:value="0.0485979">
                <text:p>0.0485979</text:p>
              </table:table-cell>
              <table:table-cell office:value-type="float" office:value="0.00942604">
                <text:p>0.00942604</text:p>
              </table:table-cell>
              <table:table-cell office:value-type="float" office:value="0.00821413">
                <text:p>0.0082141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000">
                <text:p>495000</text:p>
              </table:table-cell>
              <table:table-cell office:value-type="float" office:value="0.00634534">
                <text:p>0.00634534</text:p>
              </table:table-cell>
              <table:table-cell office:value-type="float" office:value="0.00715934">
                <text:p>0.00715934</text:p>
              </table:table-cell>
              <table:table-cell office:value-type="float" office:value="0.0529323">
                <text:p>0.0529323</text:p>
              </table:table-cell>
              <table:table-cell office:value-type="float" office:value="0.00942367">
                <text:p>0.00942367</text:p>
              </table:table-cell>
              <table:table-cell office:value-type="float" office:value="0.00802386">
                <text:p>0.0080238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000">
                <text:p>496000</text:p>
              </table:table-cell>
              <table:table-cell office:value-type="float" office:value="0.00630705">
                <text:p>0.00630705</text:p>
              </table:table-cell>
              <table:table-cell office:value-type="float" office:value="0.0070117">
                <text:p>0.0070117</text:p>
              </table:table-cell>
              <table:table-cell office:value-type="float" office:value="0.0507746">
                <text:p>0.0507746</text:p>
              </table:table-cell>
              <table:table-cell office:value-type="float" office:value="0.00979987">
                <text:p>0.00979987</text:p>
              </table:table-cell>
              <table:table-cell office:value-type="float" office:value="0.00842375">
                <text:p>0.0084237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000">
                <text:p>497000</text:p>
              </table:table-cell>
              <table:table-cell office:value-type="float" office:value="0.00626284">
                <text:p>0.00626284</text:p>
              </table:table-cell>
              <table:table-cell office:value-type="float" office:value="0.00698051">
                <text:p>0.00698051</text:p>
              </table:table-cell>
              <table:table-cell office:value-type="float" office:value="0.0490136">
                <text:p>0.0490136</text:p>
              </table:table-cell>
              <table:table-cell office:value-type="float" office:value="0.00932498">
                <text:p>0.00932498</text:p>
              </table:table-cell>
              <table:table-cell office:value-type="float" office:value="0.00829821">
                <text:p>0.0082982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000">
                <text:p>498000</text:p>
              </table:table-cell>
              <table:table-cell office:value-type="float" office:value="0.00635719">
                <text:p>0.00635719</text:p>
              </table:table-cell>
              <table:table-cell office:value-type="float" office:value="0.00695367">
                <text:p>0.00695367</text:p>
              </table:table-cell>
              <table:table-cell office:value-type="float" office:value="0.0486251">
                <text:p>0.0486251</text:p>
              </table:table-cell>
              <table:table-cell office:value-type="float" office:value="0.0093534">
                <text:p>0.0093534</text:p>
              </table:table-cell>
              <table:table-cell office:value-type="float" office:value="0.00810044">
                <text:p>0.0081004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000">
                <text:p>499000</text:p>
              </table:table-cell>
              <table:table-cell office:value-type="float" office:value="0.00645548">
                <text:p>0.00645548</text:p>
              </table:table-cell>
              <table:table-cell office:value-type="float" office:value="0.00764765">
                <text:p>0.00764765</text:p>
              </table:table-cell>
              <table:table-cell office:value-type="float" office:value="0.0515404">
                <text:p>0.0515404</text:p>
              </table:table-cell>
              <table:table-cell office:value-type="float" office:value="0.00946196">
                <text:p>0.00946196</text:p>
              </table:table-cell>
              <table:table-cell office:value-type="float" office:value="0.00796346">
                <text:p>0.0079634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000">
                <text:p>500000</text:p>
              </table:table-cell>
              <table:table-cell office:value-type="float" office:value="0.00680682">
                <text:p>0.00680682</text:p>
              </table:table-cell>
              <table:table-cell office:value-type="float" office:value="0.00691103">
                <text:p>0.00691103</text:p>
              </table:table-cell>
              <table:table-cell office:value-type="float" office:value="0.0488924">
                <text:p>0.0488924</text:p>
              </table:table-cell>
              <table:table-cell office:value-type="float" office:value="0.00936011">
                <text:p>0.00936011</text:p>
              </table:table-cell>
              <table:table-cell office:value-type="float" office:value="0.00819676">
                <text:p>0.0081967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000">
                <text:p>501000</text:p>
              </table:table-cell>
              <table:table-cell office:value-type="float" office:value="0.00647088">
                <text:p>0.00647088</text:p>
              </table:table-cell>
              <table:table-cell office:value-type="float" office:value="0.00706736">
                <text:p>0.00706736</text:p>
              </table:table-cell>
              <table:table-cell office:value-type="float" office:value="0.0498438">
                <text:p>0.0498438</text:p>
              </table:table-cell>
              <table:table-cell office:value-type="float" office:value="0.0098879">
                <text:p>0.0098879</text:p>
              </table:table-cell>
              <table:table-cell office:value-type="float" office:value="0.00822084">
                <text:p>0.0082208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000">
                <text:p>502000</text:p>
              </table:table-cell>
              <table:table-cell office:value-type="float" office:value="0.00661299">
                <text:p>0.00661299</text:p>
              </table:table-cell>
              <table:table-cell office:value-type="float" office:value="0.00694301">
                <text:p>0.00694301</text:p>
              </table:table-cell>
              <table:table-cell office:value-type="float" office:value="0.0482537">
                <text:p>0.0482537</text:p>
              </table:table-cell>
              <table:table-cell office:value-type="float" office:value="0.00963881">
                <text:p>0.00963881</text:p>
              </table:table-cell>
              <table:table-cell office:value-type="float" office:value="0.00806215">
                <text:p>0.0080621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000">
                <text:p>503000</text:p>
              </table:table-cell>
              <table:table-cell office:value-type="float" office:value="0.0062956">
                <text:p>0.0062956</text:p>
              </table:table-cell>
              <table:table-cell office:value-type="float" office:value="0.00700538">
                <text:p>0.00700538</text:p>
              </table:table-cell>
              <table:table-cell office:value-type="float" office:value="0.0508251">
                <text:p>0.0508251</text:p>
              </table:table-cell>
              <table:table-cell office:value-type="float" office:value="0.0094059">
                <text:p>0.0094059</text:p>
              </table:table-cell>
              <table:table-cell office:value-type="float" office:value="0.00813123">
                <text:p>0.0081312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000">
                <text:p>504000</text:p>
              </table:table-cell>
              <table:table-cell office:value-type="float" office:value="0.00644206">
                <text:p>0.00644206</text:p>
              </table:table-cell>
              <table:table-cell office:value-type="float" office:value="0.00701801">
                <text:p>0.00701801</text:p>
              </table:table-cell>
              <table:table-cell office:value-type="float" office:value="0.0502227">
                <text:p>0.0502227</text:p>
              </table:table-cell>
              <table:table-cell office:value-type="float" office:value="0.00934077">
                <text:p>0.00934077</text:p>
              </table:table-cell>
              <table:table-cell office:value-type="float" office:value="0.00850862">
                <text:p>0.0085086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000">
                <text:p>505000</text:p>
              </table:table-cell>
              <table:table-cell office:value-type="float" office:value="0.00634495">
                <text:p>0.00634495</text:p>
              </table:table-cell>
              <table:table-cell office:value-type="float" office:value="0.00702828">
                <text:p>0.00702828</text:p>
              </table:table-cell>
              <table:table-cell office:value-type="float" office:value="0.0484846">
                <text:p>0.0484846</text:p>
              </table:table-cell>
              <table:table-cell office:value-type="float" office:value="0.00973592">
                <text:p>0.00973592</text:p>
              </table:table-cell>
              <table:table-cell office:value-type="float" office:value="0.00803017">
                <text:p>0.0080301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000">
                <text:p>506000</text:p>
              </table:table-cell>
              <table:table-cell office:value-type="float" office:value="0.00638916">
                <text:p>0.00638916</text:p>
              </table:table-cell>
              <table:table-cell office:value-type="float" office:value="0.00704801">
                <text:p>0.00704801</text:p>
              </table:table-cell>
              <table:table-cell office:value-type="float" office:value="0.0494289">
                <text:p>0.0494289</text:p>
              </table:table-cell>
              <table:table-cell office:value-type="float" office:value="0.00945643">
                <text:p>0.00945643</text:p>
              </table:table-cell>
              <table:table-cell office:value-type="float" office:value="0.00798043">
                <text:p>0.0079804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000">
                <text:p>507000</text:p>
              </table:table-cell>
              <table:table-cell office:value-type="float" office:value="0.00635008">
                <text:p>0.00635008</text:p>
              </table:table-cell>
              <table:table-cell office:value-type="float" office:value="0.00702946">
                <text:p>0.00702946</text:p>
              </table:table-cell>
              <table:table-cell office:value-type="float" office:value="0.051255">
                <text:p>0.051255</text:p>
              </table:table-cell>
              <table:table-cell office:value-type="float" office:value="0.0093005">
                <text:p>0.0093005</text:p>
              </table:table-cell>
              <table:table-cell office:value-type="float" office:value="0.0083823">
                <text:p>0.008382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000">
                <text:p>508000</text:p>
              </table:table-cell>
              <table:table-cell office:value-type="float" office:value="0.00628771">
                <text:p>0.00628771</text:p>
              </table:table-cell>
              <table:table-cell office:value-type="float" office:value="0.00702749">
                <text:p>0.00702749</text:p>
              </table:table-cell>
              <table:table-cell office:value-type="float" office:value="0.0525032">
                <text:p>0.0525032</text:p>
              </table:table-cell>
              <table:table-cell office:value-type="float" office:value="0.00938617">
                <text:p>0.00938617</text:p>
              </table:table-cell>
              <table:table-cell office:value-type="float" office:value="0.00801004">
                <text:p>0.0080100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000">
                <text:p>509000</text:p>
              </table:table-cell>
              <table:table-cell office:value-type="float" office:value="0.00629876">
                <text:p>0.00629876</text:p>
              </table:table-cell>
              <table:table-cell office:value-type="float" office:value="0.0069288">
                <text:p>0.0069288</text:p>
              </table:table-cell>
              <table:table-cell office:value-type="float" office:value="0.0487258">
                <text:p>0.0487258</text:p>
              </table:table-cell>
              <table:table-cell office:value-type="float" office:value="0.00932143">
                <text:p>0.00932143</text:p>
              </table:table-cell>
              <table:table-cell office:value-type="float" office:value="0.00819755">
                <text:p>0.0081975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000">
                <text:p>510000</text:p>
              </table:table-cell>
              <table:table-cell office:value-type="float" office:value="0.00628021">
                <text:p>0.00628021</text:p>
              </table:table-cell>
              <table:table-cell office:value-type="float" office:value="0.00693867">
                <text:p>0.00693867</text:p>
              </table:table-cell>
              <table:table-cell office:value-type="float" office:value="0.048727">
                <text:p>0.048727</text:p>
              </table:table-cell>
              <table:table-cell office:value-type="float" office:value="0.0093688">
                <text:p>0.0093688</text:p>
              </table:table-cell>
              <table:table-cell office:value-type="float" office:value="0.00798714">
                <text:p>0.0079871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000">
                <text:p>511000</text:p>
              </table:table-cell>
              <table:table-cell office:value-type="float" office:value="0.00655772">
                <text:p>0.00655772</text:p>
              </table:table-cell>
              <table:table-cell office:value-type="float" office:value="0.00708867">
                <text:p>0.00708867</text:p>
              </table:table-cell>
              <table:table-cell office:value-type="float" office:value="0.0501201">
                <text:p>0.0501201</text:p>
              </table:table-cell>
              <table:table-cell office:value-type="float" office:value="0.00935459">
                <text:p>0.00935459</text:p>
              </table:table-cell>
              <table:table-cell office:value-type="float" office:value="0.00843638">
                <text:p>0.0084363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000">
                <text:p>512000</text:p>
              </table:table-cell>
              <table:table-cell office:value-type="float" office:value="0.0065522">
                <text:p>0.0065522</text:p>
              </table:table-cell>
              <table:table-cell office:value-type="float" office:value="0.00724579">
                <text:p>0.00724579</text:p>
              </table:table-cell>
              <table:table-cell office:value-type="float" office:value="0.054916">
                <text:p>0.054916</text:p>
              </table:table-cell>
              <table:table-cell office:value-type="float" office:value="0.00938972">
                <text:p>0.00938972</text:p>
              </table:table-cell>
              <table:table-cell office:value-type="float" office:value="0.00795951">
                <text:p>0.0079595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000">
                <text:p>513000</text:p>
              </table:table-cell>
              <table:table-cell office:value-type="float" office:value="0.00659878">
                <text:p>0.00659878</text:p>
              </table:table-cell>
              <table:table-cell office:value-type="float" office:value="0.00704288">
                <text:p>0.00704288</text:p>
              </table:table-cell>
              <table:table-cell office:value-type="float" office:value="0.0483188">
                <text:p>0.0483188</text:p>
              </table:table-cell>
              <table:table-cell office:value-type="float" office:value="0.0094288">
                <text:p>0.0094288</text:p>
              </table:table-cell>
              <table:table-cell office:value-type="float" office:value="0.00823387">
                <text:p>0.0082338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000">
                <text:p>514000</text:p>
              </table:table-cell>
              <table:table-cell office:value-type="float" office:value="0.00628534">
                <text:p>0.00628534</text:p>
              </table:table-cell>
              <table:table-cell office:value-type="float" office:value="0.00714868">
                <text:p>0.00714868</text:p>
              </table:table-cell>
              <table:table-cell office:value-type="float" office:value="0.0488853">
                <text:p>0.0488853</text:p>
              </table:table-cell>
              <table:table-cell office:value-type="float" office:value="0.00939722">
                <text:p>0.00939722</text:p>
              </table:table-cell>
              <table:table-cell office:value-type="float" office:value="0.00797214">
                <text:p>0.0079721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000">
                <text:p>515000</text:p>
              </table:table-cell>
              <table:table-cell office:value-type="float" office:value="0.00628929">
                <text:p>0.00628929</text:p>
              </table:table-cell>
              <table:table-cell office:value-type="float" office:value="0.00709538">
                <text:p>0.00709538</text:p>
              </table:table-cell>
              <table:table-cell office:value-type="float" office:value="0.0476817">
                <text:p>0.0476817</text:p>
              </table:table-cell>
              <table:table-cell office:value-type="float" office:value="0.00935577">
                <text:p>0.00935577</text:p>
              </table:table-cell>
              <table:table-cell office:value-type="float" office:value="0.00831953">
                <text:p>0.0083195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000">
                <text:p>516000</text:p>
              </table:table-cell>
              <table:table-cell office:value-type="float" office:value="0.0063414">
                <text:p>0.0063414</text:p>
              </table:table-cell>
              <table:table-cell office:value-type="float" office:value="0.00699038">
                <text:p>0.00699038</text:p>
              </table:table-cell>
              <table:table-cell office:value-type="float" office:value="0.0540211">
                <text:p>0.0540211</text:p>
              </table:table-cell>
              <table:table-cell office:value-type="float" office:value="0.00933801">
                <text:p>0.00933801</text:p>
              </table:table-cell>
              <table:table-cell office:value-type="float" office:value="0.0080732">
                <text:p>0.008073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000">
                <text:p>517000</text:p>
              </table:table-cell>
              <table:table-cell office:value-type="float" office:value="0.00642587">
                <text:p>0.00642587</text:p>
              </table:table-cell>
              <table:table-cell office:value-type="float" office:value="0.00716052">
                <text:p>0.00716052</text:p>
              </table:table-cell>
              <table:table-cell office:value-type="float" office:value="0.0503593">
                <text:p>0.0503593</text:p>
              </table:table-cell>
              <table:table-cell office:value-type="float" office:value="0.00978645">
                <text:p>0.00978645</text:p>
              </table:table-cell>
              <table:table-cell office:value-type="float" office:value="0.00808583">
                <text:p>0.0080858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000">
                <text:p>518000</text:p>
              </table:table-cell>
              <table:table-cell office:value-type="float" office:value="0.00629442">
                <text:p>0.00629442</text:p>
              </table:table-cell>
              <table:table-cell office:value-type="float" office:value="0.00701722">
                <text:p>0.00701722</text:p>
              </table:table-cell>
              <table:table-cell office:value-type="float" office:value="0.048408">
                <text:p>0.048408</text:p>
              </table:table-cell>
              <table:table-cell office:value-type="float" office:value="0.00932143">
                <text:p>0.00932143</text:p>
              </table:table-cell>
              <table:table-cell office:value-type="float" office:value="0.0082086">
                <text:p>0.008208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000">
                <text:p>519000</text:p>
              </table:table-cell>
              <table:table-cell office:value-type="float" office:value="0.0064089">
                <text:p>0.0064089</text:p>
              </table:table-cell>
              <table:table-cell office:value-type="float" office:value="0.00707604">
                <text:p>0.00707604</text:p>
              </table:table-cell>
              <table:table-cell office:value-type="float" office:value="0.0484439">
                <text:p>0.0484439</text:p>
              </table:table-cell>
              <table:table-cell office:value-type="float" office:value="0.00938419">
                <text:p>0.00938419</text:p>
              </table:table-cell>
              <table:table-cell office:value-type="float" office:value="0.00891206">
                <text:p>0.0089120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000">
                <text:p>520000</text:p>
              </table:table-cell>
              <table:table-cell office:value-type="float" office:value="0.00638837">
                <text:p>0.00638837</text:p>
              </table:table-cell>
              <table:table-cell office:value-type="float" office:value="0.00700814">
                <text:p>0.00700814</text:p>
              </table:table-cell>
              <table:table-cell office:value-type="float" office:value="0.0519553">
                <text:p>0.0519553</text:p>
              </table:table-cell>
              <table:table-cell office:value-type="float" office:value="0.00958947">
                <text:p>0.00958947</text:p>
              </table:table-cell>
              <table:table-cell office:value-type="float" office:value="0.00884298">
                <text:p>0.0088429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000">
                <text:p>521000</text:p>
              </table:table-cell>
              <table:table-cell office:value-type="float" office:value="0.00621428">
                <text:p>0.00621428</text:p>
              </table:table-cell>
              <table:table-cell office:value-type="float" office:value="0.00706499">
                <text:p>0.00706499</text:p>
              </table:table-cell>
              <table:table-cell office:value-type="float" office:value="0.0492149">
                <text:p>0.0492149</text:p>
              </table:table-cell>
              <table:table-cell office:value-type="float" office:value="0.00941459">
                <text:p>0.00941459</text:p>
              </table:table-cell>
              <table:table-cell office:value-type="float" office:value="0.00793661">
                <text:p>0.0079366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000">
                <text:p>522000</text:p>
              </table:table-cell>
              <table:table-cell office:value-type="float" office:value="0.00629718">
                <text:p>0.00629718</text:p>
              </table:table-cell>
              <table:table-cell office:value-type="float" office:value="0.00713407">
                <text:p>0.00713407</text:p>
              </table:table-cell>
              <table:table-cell office:value-type="float" office:value="0.0494218">
                <text:p>0.0494218</text:p>
              </table:table-cell>
              <table:table-cell office:value-type="float" office:value="0.0092855">
                <text:p>0.0092855</text:p>
              </table:table-cell>
              <table:table-cell office:value-type="float" office:value="0.0081257">
                <text:p>0.008125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000">
                <text:p>523000</text:p>
              </table:table-cell>
              <table:table-cell office:value-type="float" office:value="0.00639469">
                <text:p>0.00639469</text:p>
              </table:table-cell>
              <table:table-cell office:value-type="float" office:value="0.00708078">
                <text:p>0.00708078</text:p>
              </table:table-cell>
              <table:table-cell office:value-type="float" office:value="0.0486559">
                <text:p>0.0486559</text:p>
              </table:table-cell>
              <table:table-cell office:value-type="float" office:value="0.00983382">
                <text:p>0.00983382</text:p>
              </table:table-cell>
              <table:table-cell office:value-type="float" office:value="0.00865389">
                <text:p>0.0086538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000">
                <text:p>524000</text:p>
              </table:table-cell>
              <table:table-cell office:value-type="float" office:value="0.00642982">
                <text:p>0.00642982</text:p>
              </table:table-cell>
              <table:table-cell office:value-type="float" office:value="0.00702354">
                <text:p>0.00702354</text:p>
              </table:table-cell>
              <table:table-cell office:value-type="float" office:value="0.0522297">
                <text:p>0.0522297</text:p>
              </table:table-cell>
              <table:table-cell office:value-type="float" office:value="0.00943314">
                <text:p>0.00943314</text:p>
              </table:table-cell>
              <table:table-cell office:value-type="float" office:value="0.00847033">
                <text:p>0.0084703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000">
                <text:p>525000</text:p>
              </table:table-cell>
              <table:table-cell office:value-type="float" office:value="0.00626481">
                <text:p>0.00626481</text:p>
              </table:table-cell>
              <table:table-cell office:value-type="float" office:value="0.00710407">
                <text:p>0.00710407</text:p>
              </table:table-cell>
              <table:table-cell office:value-type="float" office:value="0.0490835">
                <text:p>0.0490835</text:p>
              </table:table-cell>
              <table:table-cell office:value-type="float" office:value="0.00959341">
                <text:p>0.00959341</text:p>
              </table:table-cell>
              <table:table-cell office:value-type="float" office:value="0.010246">
                <text:p>0.01024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000">
                <text:p>526000</text:p>
              </table:table-cell>
              <table:table-cell office:value-type="float" office:value="0.00662602">
                <text:p>0.00662602</text:p>
              </table:table-cell>
              <table:table-cell office:value-type="float" office:value="0.00714039">
                <text:p>0.00714039</text:p>
              </table:table-cell>
              <table:table-cell office:value-type="float" office:value="0.0482446">
                <text:p>0.0482446</text:p>
              </table:table-cell>
              <table:table-cell office:value-type="float" office:value="0.00932143">
                <text:p>0.00932143</text:p>
              </table:table-cell>
              <table:table-cell office:value-type="float" office:value="0.00808623">
                <text:p>0.0080862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000">
                <text:p>527000</text:p>
              </table:table-cell>
              <table:table-cell office:value-type="float" office:value="0.00635087">
                <text:p>0.00635087</text:p>
              </table:table-cell>
              <table:table-cell office:value-type="float" office:value="0.00695959">
                <text:p>0.00695959</text:p>
              </table:table-cell>
              <table:table-cell office:value-type="float" office:value="0.0501477">
                <text:p>0.0501477</text:p>
              </table:table-cell>
              <table:table-cell office:value-type="float" office:value="0.00957565">
                <text:p>0.00957565</text:p>
              </table:table-cell>
              <table:table-cell office:value-type="float" office:value="0.0079453">
                <text:p>0.007945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000">
                <text:p>528000</text:p>
              </table:table-cell>
              <table:table-cell office:value-type="float" office:value="0.00635916">
                <text:p>0.00635916</text:p>
              </table:table-cell>
              <table:table-cell office:value-type="float" office:value="0.00748935">
                <text:p>0.00748935</text:p>
              </table:table-cell>
              <table:table-cell office:value-type="float" office:value="0.0508078">
                <text:p>0.0508078</text:p>
              </table:table-cell>
              <table:table-cell office:value-type="float" office:value="0.00938301">
                <text:p>0.00938301</text:p>
              </table:table-cell>
              <table:table-cell office:value-type="float" office:value="0.00809531">
                <text:p>0.0080953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000">
                <text:p>529000</text:p>
              </table:table-cell>
              <table:table-cell office:value-type="float" office:value="0.00628613">
                <text:p>0.00628613</text:p>
              </table:table-cell>
              <table:table-cell office:value-type="float" office:value="0.00693985">
                <text:p>0.00693985</text:p>
              </table:table-cell>
              <table:table-cell office:value-type="float" office:value="0.0487834">
                <text:p>0.0487834</text:p>
              </table:table-cell>
              <table:table-cell office:value-type="float" office:value="0.0097454">
                <text:p>0.0097454</text:p>
              </table:table-cell>
              <table:table-cell office:value-type="float" office:value="0.00801478">
                <text:p>0.0080147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000">
                <text:p>530000</text:p>
              </table:table-cell>
              <table:table-cell office:value-type="float" office:value="0.00634021">
                <text:p>0.00634021</text:p>
              </table:table-cell>
              <table:table-cell office:value-type="float" office:value="0.00692366">
                <text:p>0.00692366</text:p>
              </table:table-cell>
              <table:table-cell office:value-type="float" office:value="0.0480966">
                <text:p>0.0480966</text:p>
              </table:table-cell>
              <table:table-cell office:value-type="float" office:value="0.00964">
                <text:p>0.00964</text:p>
              </table:table-cell>
              <table:table-cell office:value-type="float" office:value="0.00799109">
                <text:p>0.0079910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000">
                <text:p>531000</text:p>
              </table:table-cell>
              <table:table-cell office:value-type="float" office:value="0.00631929">
                <text:p>0.00631929</text:p>
              </table:table-cell>
              <table:table-cell office:value-type="float" office:value="0.00739185">
                <text:p>0.00739185</text:p>
              </table:table-cell>
              <table:table-cell office:value-type="float" office:value="0.0487767">
                <text:p>0.0487767</text:p>
              </table:table-cell>
              <table:table-cell office:value-type="float" office:value="0.00931985">
                <text:p>0.00931985</text:p>
              </table:table-cell>
              <table:table-cell office:value-type="float" office:value="0.00822637">
                <text:p>0.0082263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000">
                <text:p>532000</text:p>
              </table:table-cell>
              <table:table-cell office:value-type="float" office:value="0.00637021">
                <text:p>0.00637021</text:p>
              </table:table-cell>
              <table:table-cell office:value-type="float" office:value="0.00691774">
                <text:p>0.00691774</text:p>
              </table:table-cell>
              <table:table-cell office:value-type="float" office:value="0.0493882">
                <text:p>0.0493882</text:p>
              </table:table-cell>
              <table:table-cell office:value-type="float" office:value="0.00939209">
                <text:p>0.00939209</text:p>
              </table:table-cell>
              <table:table-cell office:value-type="float" office:value="0.00805386">
                <text:p>0.0080538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000">
                <text:p>533000</text:p>
              </table:table-cell>
              <table:table-cell office:value-type="float" office:value="0.00635324">
                <text:p>0.00635324</text:p>
              </table:table-cell>
              <table:table-cell office:value-type="float" office:value="0.00697854">
                <text:p>0.00697854</text:p>
              </table:table-cell>
              <table:table-cell office:value-type="float" office:value="0.0505863">
                <text:p>0.0505863</text:p>
              </table:table-cell>
              <table:table-cell office:value-type="float" office:value="0.00932616">
                <text:p>0.00932616</text:p>
              </table:table-cell>
              <table:table-cell office:value-type="float" office:value="0.0083065">
                <text:p>0.008306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000">
                <text:p>534000</text:p>
              </table:table-cell>
              <table:table-cell office:value-type="float" office:value="0.00636113">
                <text:p>0.00636113</text:p>
              </table:table-cell>
              <table:table-cell office:value-type="float" office:value="0.00709341">
                <text:p>0.00709341</text:p>
              </table:table-cell>
              <table:table-cell office:value-type="float" office:value="0.0486468">
                <text:p>0.0486468</text:p>
              </table:table-cell>
              <table:table-cell office:value-type="float" office:value="0.0093313">
                <text:p>0.0093313</text:p>
              </table:table-cell>
              <table:table-cell office:value-type="float" office:value="0.00817229">
                <text:p>0.0081722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000">
                <text:p>535000</text:p>
              </table:table-cell>
              <table:table-cell office:value-type="float" office:value="0.00635205">
                <text:p>0.00635205</text:p>
              </table:table-cell>
              <table:table-cell office:value-type="float" office:value="0.00687985">
                <text:p>0.00687985</text:p>
              </table:table-cell>
              <table:table-cell office:value-type="float" office:value="0.0485217">
                <text:p>0.0485217</text:p>
              </table:table-cell>
              <table:table-cell office:value-type="float" office:value="0.00969013">
                <text:p>0.00969013</text:p>
              </table:table-cell>
              <table:table-cell office:value-type="float" office:value="0.00831085">
                <text:p>0.0083108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000">
                <text:p>536000</text:p>
              </table:table-cell>
              <table:table-cell office:value-type="float" office:value="0.00635087">
                <text:p>0.00635087</text:p>
              </table:table-cell>
              <table:table-cell office:value-type="float" office:value="0.00701012">
                <text:p>0.00701012</text:p>
              </table:table-cell>
              <table:table-cell office:value-type="float" office:value="0.0492042">
                <text:p>0.0492042</text:p>
              </table:table-cell>
              <table:table-cell office:value-type="float" office:value="0.00934472">
                <text:p>0.00934472</text:p>
              </table:table-cell>
              <table:table-cell office:value-type="float" office:value="0.0079982">
                <text:p>0.007998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000">
                <text:p>537000</text:p>
              </table:table-cell>
              <table:table-cell office:value-type="float" office:value="0.00680129">
                <text:p>0.00680129</text:p>
              </table:table-cell>
              <table:table-cell office:value-type="float" office:value="0.00694735">
                <text:p>0.00694735</text:p>
              </table:table-cell>
              <table:table-cell office:value-type="float" office:value="0.0524681">
                <text:p>0.0524681</text:p>
              </table:table-cell>
              <table:table-cell office:value-type="float" office:value="0.00947815">
                <text:p>0.00947815</text:p>
              </table:table-cell>
              <table:table-cell office:value-type="float" office:value="0.00811741">
                <text:p>0.0081174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000">
                <text:p>538000</text:p>
              </table:table-cell>
              <table:table-cell office:value-type="float" office:value="0.00628376">
                <text:p>0.00628376</text:p>
              </table:table-cell>
              <table:table-cell office:value-type="float" office:value="0.00703183">
                <text:p>0.00703183</text:p>
              </table:table-cell>
              <table:table-cell office:value-type="float" office:value="0.0494395">
                <text:p>0.0494395</text:p>
              </table:table-cell>
              <table:table-cell office:value-type="float" office:value="0.00929893">
                <text:p>0.00929893</text:p>
              </table:table-cell>
              <table:table-cell office:value-type="float" office:value="0.00832466">
                <text:p>0.0083246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000">
                <text:p>539000</text:p>
              </table:table-cell>
              <table:table-cell office:value-type="float" office:value="0.00643969">
                <text:p>0.00643969</text:p>
              </table:table-cell>
              <table:table-cell office:value-type="float" office:value="0.00694853">
                <text:p>0.00694853</text:p>
              </table:table-cell>
              <table:table-cell office:value-type="float" office:value="0.0485687">
                <text:p>0.0485687</text:p>
              </table:table-cell>
              <table:table-cell office:value-type="float" office:value="0.0094442">
                <text:p>0.0094442</text:p>
              </table:table-cell>
              <table:table-cell office:value-type="float" office:value="0.00818808">
                <text:p>0.0081880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000">
                <text:p>540000</text:p>
              </table:table-cell>
              <table:table-cell office:value-type="float" office:value="0.00635363">
                <text:p>0.00635363</text:p>
              </table:table-cell>
              <table:table-cell office:value-type="float" office:value="0.00710131">
                <text:p>0.00710131</text:p>
              </table:table-cell>
              <table:table-cell office:value-type="float" office:value="0.0480863">
                <text:p>0.0480863</text:p>
              </table:table-cell>
              <table:table-cell office:value-type="float" office:value="0.00938103">
                <text:p>0.00938103</text:p>
              </table:table-cell>
              <table:table-cell office:value-type="float" office:value="0.00823347">
                <text:p>0.0082334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000">
                <text:p>541000</text:p>
              </table:table-cell>
              <table:table-cell office:value-type="float" office:value="0.0066722">
                <text:p>0.0066722</text:p>
              </table:table-cell>
              <table:table-cell office:value-type="float" office:value="0.00693788">
                <text:p>0.00693788</text:p>
              </table:table-cell>
              <table:table-cell office:value-type="float" office:value="0.0499401">
                <text:p>0.0499401</text:p>
              </table:table-cell>
              <table:table-cell office:value-type="float" office:value="0.0093159">
                <text:p>0.0093159</text:p>
              </table:table-cell>
              <table:table-cell office:value-type="float" office:value="0.00818018">
                <text:p>0.0081801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000">
                <text:p>542000</text:p>
              </table:table-cell>
              <table:table-cell office:value-type="float" office:value="0.00629166">
                <text:p>0.00629166</text:p>
              </table:table-cell>
              <table:table-cell office:value-type="float" office:value="0.00684748">
                <text:p>0.00684748</text:p>
              </table:table-cell>
              <table:table-cell office:value-type="float" office:value="0.0509329">
                <text:p>0.0509329</text:p>
              </table:table-cell>
              <table:table-cell office:value-type="float" office:value="0.00930682">
                <text:p>0.00930682</text:p>
              </table:table-cell>
              <table:table-cell office:value-type="float" office:value="0.00798241">
                <text:p>0.0079824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000">
                <text:p>543000</text:p>
              </table:table-cell>
              <table:table-cell office:value-type="float" office:value="0.00637969">
                <text:p>0.00637969</text:p>
              </table:table-cell>
              <table:table-cell office:value-type="float" office:value="0.00711039">
                <text:p>0.00711039</text:p>
              </table:table-cell>
              <table:table-cell office:value-type="float" office:value="0.0494814">
                <text:p>0.0494814</text:p>
              </table:table-cell>
              <table:table-cell office:value-type="float" office:value="0.0092555">
                <text:p>0.0092555</text:p>
              </table:table-cell>
              <table:table-cell office:value-type="float" office:value="0.00817979">
                <text:p>0.0081797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000">
                <text:p>544000</text:p>
              </table:table-cell>
              <table:table-cell office:value-type="float" office:value="0.00674366">
                <text:p>0.00674366</text:p>
              </table:table-cell>
              <table:table-cell office:value-type="float" office:value="0.00699354">
                <text:p>0.00699354</text:p>
              </table:table-cell>
              <table:table-cell office:value-type="float" office:value="0.0484388">
                <text:p>0.0484388</text:p>
              </table:table-cell>
              <table:table-cell office:value-type="float" office:value="0.00920932">
                <text:p>0.00920932</text:p>
              </table:table-cell>
              <table:table-cell office:value-type="float" office:value="0.00823189">
                <text:p>0.0082318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000">
                <text:p>545000</text:p>
              </table:table-cell>
              <table:table-cell office:value-type="float" office:value="0.00664615">
                <text:p>0.00664615</text:p>
              </table:table-cell>
              <table:table-cell office:value-type="float" office:value="0.00693946">
                <text:p>0.00693946</text:p>
              </table:table-cell>
              <table:table-cell office:value-type="float" office:value="0.0494569">
                <text:p>0.0494569</text:p>
              </table:table-cell>
              <table:table-cell office:value-type="float" office:value="0.00959065">
                <text:p>0.00959065</text:p>
              </table:table-cell>
              <table:table-cell office:value-type="float" office:value="0.00796741">
                <text:p>0.0079674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000">
                <text:p>546000</text:p>
              </table:table-cell>
              <table:table-cell office:value-type="float" office:value="0.00632087">
                <text:p>0.00632087</text:p>
              </table:table-cell>
              <table:table-cell office:value-type="float" office:value="0.00721342">
                <text:p>0.00721342</text:p>
              </table:table-cell>
              <table:table-cell office:value-type="float" office:value="0.0549425">
                <text:p>0.0549425</text:p>
              </table:table-cell>
              <table:table-cell office:value-type="float" office:value="0.00968934">
                <text:p>0.00968934</text:p>
              </table:table-cell>
              <table:table-cell office:value-type="float" office:value="0.00812412">
                <text:p>0.0081241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000">
                <text:p>547000</text:p>
              </table:table-cell>
              <table:table-cell office:value-type="float" office:value="0.0063564">
                <text:p>0.0063564</text:p>
              </table:table-cell>
              <table:table-cell office:value-type="float" office:value="0.00696117">
                <text:p>0.00696117</text:p>
              </table:table-cell>
              <table:table-cell office:value-type="float" office:value="0.0516091">
                <text:p>0.0516091</text:p>
              </table:table-cell>
              <table:table-cell office:value-type="float" office:value="0.00967513">
                <text:p>0.00967513</text:p>
              </table:table-cell>
              <table:table-cell office:value-type="float" office:value="0.00830374">
                <text:p>0.0083037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000">
                <text:p>548000</text:p>
              </table:table-cell>
              <table:table-cell office:value-type="float" office:value="0.00626995">
                <text:p>0.00626995</text:p>
              </table:table-cell>
              <table:table-cell office:value-type="float" office:value="0.00703064">
                <text:p>0.00703064</text:p>
              </table:table-cell>
              <table:table-cell office:value-type="float" office:value="0.0490969">
                <text:p>0.0490969</text:p>
              </table:table-cell>
              <table:table-cell office:value-type="float" office:value="0.0093388">
                <text:p>0.0093388</text:p>
              </table:table-cell>
              <table:table-cell office:value-type="float" office:value="0.00821729">
                <text:p>0.0082172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000">
                <text:p>549000</text:p>
              </table:table-cell>
              <table:table-cell office:value-type="float" office:value="0.00629087">
                <text:p>0.00629087</text:p>
              </table:table-cell>
              <table:table-cell office:value-type="float" office:value="0.00699906">
                <text:p>0.00699906</text:p>
              </table:table-cell>
              <table:table-cell office:value-type="float" office:value="0.0481731">
                <text:p>0.0481731</text:p>
              </table:table-cell>
              <table:table-cell office:value-type="float" office:value="0.00956539">
                <text:p>0.00956539</text:p>
              </table:table-cell>
              <table:table-cell office:value-type="float" office:value="0.00804991">
                <text:p>0.0080499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000">
                <text:p>550000</text:p>
              </table:table-cell>
              <table:table-cell office:value-type="float" office:value="0.00627231">
                <text:p>0.00627231</text:p>
              </table:table-cell>
              <table:table-cell office:value-type="float" office:value="0.00702275">
                <text:p>0.00702275</text:p>
              </table:table-cell>
              <table:table-cell office:value-type="float" office:value="0.0536701">
                <text:p>0.0536701</text:p>
              </table:table-cell>
              <table:table-cell office:value-type="float" office:value="0.00941893">
                <text:p>0.00941893</text:p>
              </table:table-cell>
              <table:table-cell office:value-type="float" office:value="0.00821413">
                <text:p>0.0082141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000">
                <text:p>551000</text:p>
              </table:table-cell>
              <table:table-cell office:value-type="float" office:value="0.00628258">
                <text:p>0.00628258</text:p>
              </table:table-cell>
              <table:table-cell office:value-type="float" office:value="0.00694538">
                <text:p>0.00694538</text:p>
              </table:table-cell>
              <table:table-cell office:value-type="float" office:value="0.0483776">
                <text:p>0.0483776</text:p>
              </table:table-cell>
              <table:table-cell office:value-type="float" office:value="0.00924484">
                <text:p>0.00924484</text:p>
              </table:table-cell>
              <table:table-cell office:value-type="float" office:value="0.0081407">
                <text:p>0.008140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000">
                <text:p>552000</text:p>
              </table:table-cell>
              <table:table-cell office:value-type="float" office:value="0.0062806">
                <text:p>0.0062806</text:p>
              </table:table-cell>
              <table:table-cell office:value-type="float" office:value="0.00708275">
                <text:p>0.00708275</text:p>
              </table:table-cell>
              <table:table-cell office:value-type="float" office:value="0.0502484">
                <text:p>0.0502484</text:p>
              </table:table-cell>
              <table:table-cell office:value-type="float" office:value="0.00937867">
                <text:p>0.00937867</text:p>
              </table:table-cell>
              <table:table-cell office:value-type="float" office:value="0.00793819">
                <text:p>0.0079381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000">
                <text:p>553000</text:p>
              </table:table-cell>
              <table:table-cell office:value-type="float" office:value="0.00636034">
                <text:p>0.00636034</text:p>
              </table:table-cell>
              <table:table-cell office:value-type="float" office:value="0.00711986">
                <text:p>0.00711986</text:p>
              </table:table-cell>
              <table:table-cell office:value-type="float" office:value="0.0499298">
                <text:p>0.0499298</text:p>
              </table:table-cell>
              <table:table-cell office:value-type="float" office:value="0.00928274">
                <text:p>0.00928274</text:p>
              </table:table-cell>
              <table:table-cell office:value-type="float" office:value="0.008164">
                <text:p>0.00816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000">
                <text:p>554000</text:p>
              </table:table-cell>
              <table:table-cell office:value-type="float" office:value="0.0063339">
                <text:p>0.0063339</text:p>
              </table:table-cell>
              <table:table-cell office:value-type="float" office:value="0.00705591">
                <text:p>0.00705591</text:p>
              </table:table-cell>
              <table:table-cell office:value-type="float" office:value="0.0531972">
                <text:p>0.0531972</text:p>
              </table:table-cell>
              <table:table-cell office:value-type="float" office:value="0.00933208">
                <text:p>0.00933208</text:p>
              </table:table-cell>
              <table:table-cell office:value-type="float" office:value="0.00803373">
                <text:p>0.0080337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000">
                <text:p>555000</text:p>
              </table:table-cell>
              <table:table-cell office:value-type="float" office:value="0.00628455">
                <text:p>0.00628455</text:p>
              </table:table-cell>
              <table:table-cell office:value-type="float" office:value="0.00698012">
                <text:p>0.00698012</text:p>
              </table:table-cell>
              <table:table-cell office:value-type="float" office:value="0.0481163">
                <text:p>0.0481163</text:p>
              </table:table-cell>
              <table:table-cell office:value-type="float" office:value="0.00925945">
                <text:p>0.00925945</text:p>
              </table:table-cell>
              <table:table-cell office:value-type="float" office:value="0.00835111">
                <text:p>0.0083511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000">
                <text:p>556000</text:p>
              </table:table-cell>
              <table:table-cell office:value-type="float" office:value="0.00655338">
                <text:p>0.00655338</text:p>
              </table:table-cell>
              <table:table-cell office:value-type="float" office:value="0.00707841">
                <text:p>0.00707841</text:p>
              </table:table-cell>
              <table:table-cell office:value-type="float" office:value="0.0484672">
                <text:p>0.0484672</text:p>
              </table:table-cell>
              <table:table-cell office:value-type="float" office:value="0.00928313">
                <text:p>0.00928313</text:p>
              </table:table-cell>
              <table:table-cell office:value-type="float" office:value="0.00818926">
                <text:p>0.0081892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000">
                <text:p>557000</text:p>
              </table:table-cell>
              <table:table-cell office:value-type="float" office:value="0.0063264">
                <text:p>0.0063264</text:p>
              </table:table-cell>
              <table:table-cell office:value-type="float" office:value="0.00698643">
                <text:p>0.00698643</text:p>
              </table:table-cell>
              <table:table-cell office:value-type="float" office:value="0.0482146">
                <text:p>0.0482146</text:p>
              </table:table-cell>
              <table:table-cell office:value-type="float" office:value="0.00925945">
                <text:p>0.00925945</text:p>
              </table:table-cell>
              <table:table-cell office:value-type="float" office:value="0.00818729">
                <text:p>0.0081872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000">
                <text:p>558000</text:p>
              </table:table-cell>
              <table:table-cell office:value-type="float" office:value="0.00668326">
                <text:p>0.00668326</text:p>
              </table:table-cell>
              <table:table-cell office:value-type="float" office:value="0.00696077">
                <text:p>0.00696077</text:p>
              </table:table-cell>
              <table:table-cell office:value-type="float" office:value="0.0526718">
                <text:p>0.0526718</text:p>
              </table:table-cell>
              <table:table-cell office:value-type="float" office:value="0.00924011">
                <text:p>0.00924011</text:p>
              </table:table-cell>
              <table:table-cell office:value-type="float" office:value="0.00823347">
                <text:p>0.0082334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000">
                <text:p>559000</text:p>
              </table:table-cell>
              <table:table-cell office:value-type="float" office:value="0.00641877">
                <text:p>0.00641877</text:p>
              </table:table-cell>
              <table:table-cell office:value-type="float" office:value="0.00756002">
                <text:p>0.00756002</text:p>
              </table:table-cell>
              <table:table-cell office:value-type="float" office:value="0.0484408">
                <text:p>0.0484408</text:p>
              </table:table-cell>
              <table:table-cell office:value-type="float" office:value="0.00926734">
                <text:p>0.00926734</text:p>
              </table:table-cell>
              <table:table-cell office:value-type="float" office:value="0.00826584">
                <text:p>0.0082658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000">
                <text:p>560000</text:p>
              </table:table-cell>
              <table:table-cell office:value-type="float" office:value="0.00647167">
                <text:p>0.00647167</text:p>
              </table:table-cell>
              <table:table-cell office:value-type="float" office:value="0.0069213">
                <text:p>0.0069213</text:p>
              </table:table-cell>
              <table:table-cell office:value-type="float" office:value="0.0489844">
                <text:p>0.0489844</text:p>
              </table:table-cell>
              <table:table-cell office:value-type="float" office:value="0.00956973">
                <text:p>0.00956973</text:p>
              </table:table-cell>
              <table:table-cell office:value-type="float" office:value="0.00835585">
                <text:p>0.0083558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000">
                <text:p>561000</text:p>
              </table:table-cell>
              <table:table-cell office:value-type="float" office:value="0.00644482">
                <text:p>0.00644482</text:p>
              </table:table-cell>
              <table:table-cell office:value-type="float" office:value="0.00722644">
                <text:p>0.00722644</text:p>
              </table:table-cell>
              <table:table-cell office:value-type="float" office:value="0.0482245">
                <text:p>0.0482245</text:p>
              </table:table-cell>
              <table:table-cell office:value-type="float" office:value="0.00942564">
                <text:p>0.00942564</text:p>
              </table:table-cell>
              <table:table-cell office:value-type="float" office:value="0.00827255">
                <text:p>0.0082725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000">
                <text:p>562000</text:p>
              </table:table-cell>
              <table:table-cell office:value-type="float" office:value="0.00640495">
                <text:p>0.00640495</text:p>
              </table:table-cell>
              <table:table-cell office:value-type="float" office:value="0.00692406">
                <text:p>0.00692406</text:p>
              </table:table-cell>
              <table:table-cell office:value-type="float" office:value="0.0505551">
                <text:p>0.0505551</text:p>
              </table:table-cell>
              <table:table-cell office:value-type="float" office:value="0.00934393">
                <text:p>0.00934393</text:p>
              </table:table-cell>
              <table:table-cell office:value-type="float" office:value="0.00829111">
                <text:p>0.0082911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000">
                <text:p>563000</text:p>
              </table:table-cell>
              <table:table-cell office:value-type="float" office:value="0.00627902">
                <text:p>0.00627902</text:p>
              </table:table-cell>
              <table:table-cell office:value-type="float" office:value="0.00692801">
                <text:p>0.00692801</text:p>
              </table:table-cell>
              <table:table-cell office:value-type="float" office:value="0.0543428">
                <text:p>0.0543428</text:p>
              </table:table-cell>
              <table:table-cell office:value-type="float" office:value="0.00935064">
                <text:p>0.00935064</text:p>
              </table:table-cell>
              <table:table-cell office:value-type="float" office:value="0.00813834">
                <text:p>0.0081383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000">
                <text:p>564000</text:p>
              </table:table-cell>
              <table:table-cell office:value-type="float" office:value="0.00636153">
                <text:p>0.00636153</text:p>
              </table:table-cell>
              <table:table-cell office:value-type="float" office:value="0.00705038">
                <text:p>0.00705038</text:p>
              </table:table-cell>
              <table:table-cell office:value-type="float" office:value="0.0482249">
                <text:p>0.0482249</text:p>
              </table:table-cell>
              <table:table-cell office:value-type="float" office:value="0.00946867">
                <text:p>0.00946867</text:p>
              </table:table-cell>
              <table:table-cell office:value-type="float" office:value="0.0085777">
                <text:p>0.008577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000">
                <text:p>565000</text:p>
              </table:table-cell>
              <table:table-cell office:value-type="float" office:value="0.0063185">
                <text:p>0.0063185</text:p>
              </table:table-cell>
              <table:table-cell office:value-type="float" office:value="0.00699788">
                <text:p>0.00699788</text:p>
              </table:table-cell>
              <table:table-cell office:value-type="float" office:value="0.0484637">
                <text:p>0.0484637</text:p>
              </table:table-cell>
              <table:table-cell office:value-type="float" office:value="0.00933524">
                <text:p>0.00933524</text:p>
              </table:table-cell>
              <table:table-cell office:value-type="float" office:value="0.00800135">
                <text:p>0.0080013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000">
                <text:p>566000</text:p>
              </table:table-cell>
              <table:table-cell office:value-type="float" office:value="0.00629797">
                <text:p>0.00629797</text:p>
              </table:table-cell>
              <table:table-cell office:value-type="float" office:value="0.00691419">
                <text:p>0.00691419</text:p>
              </table:table-cell>
              <table:table-cell office:value-type="float" office:value="0.0499014">
                <text:p>0.0499014</text:p>
              </table:table-cell>
              <table:table-cell office:value-type="float" office:value="0.00927682">
                <text:p>0.00927682</text:p>
              </table:table-cell>
              <table:table-cell office:value-type="float" office:value="0.0081936">
                <text:p>0.008193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000">
                <text:p>567000</text:p>
              </table:table-cell>
              <table:table-cell office:value-type="float" office:value="0.00627389">
                <text:p>0.00627389</text:p>
              </table:table-cell>
              <table:table-cell office:value-type="float" office:value="0.00700104">
                <text:p>0.00700104</text:p>
              </table:table-cell>
              <table:table-cell office:value-type="float" office:value="0.0512641">
                <text:p>0.0512641</text:p>
              </table:table-cell>
              <table:table-cell office:value-type="float" office:value="0.00941301">
                <text:p>0.00941301</text:p>
              </table:table-cell>
              <table:table-cell office:value-type="float" office:value="0.00800254">
                <text:p>0.0080025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000">
                <text:p>568000</text:p>
              </table:table-cell>
              <table:table-cell office:value-type="float" office:value="0.00627784">
                <text:p>0.00627784</text:p>
              </table:table-cell>
              <table:table-cell office:value-type="float" office:value="0.0070638">
                <text:p>0.0070638</text:p>
              </table:table-cell>
              <table:table-cell office:value-type="float" office:value="0.0484325">
                <text:p>0.0484325</text:p>
              </table:table-cell>
              <table:table-cell office:value-type="float" office:value="0.00953183">
                <text:p>0.00953183</text:p>
              </table:table-cell>
              <table:table-cell office:value-type="float" office:value="0.00810241">
                <text:p>0.0081024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000">
                <text:p>569000</text:p>
              </table:table-cell>
              <table:table-cell office:value-type="float" office:value="0.00629126">
                <text:p>0.00629126</text:p>
              </table:table-cell>
              <table:table-cell office:value-type="float" office:value="0.0071621">
                <text:p>0.0071621</text:p>
              </table:table-cell>
              <table:table-cell office:value-type="float" office:value="0.0484447">
                <text:p>0.0484447</text:p>
              </table:table-cell>
              <table:table-cell office:value-type="float" office:value="0.00969329">
                <text:p>0.00969329</text:p>
              </table:table-cell>
              <table:table-cell office:value-type="float" office:value="0.00822084">
                <text:p>0.0082208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000">
                <text:p>570000</text:p>
              </table:table-cell>
              <table:table-cell office:value-type="float" office:value="0.00673142">
                <text:p>0.00673142</text:p>
              </table:table-cell>
              <table:table-cell office:value-type="float" office:value="0.00725408">
                <text:p>0.00725408</text:p>
              </table:table-cell>
              <table:table-cell office:value-type="float" office:value="0.0489927">
                <text:p>0.0489927</text:p>
              </table:table-cell>
              <table:table-cell office:value-type="float" office:value="0.0100138">
                <text:p>0.0100138</text:p>
              </table:table-cell>
              <table:table-cell office:value-type="float" office:value="0.0081407">
                <text:p>0.008140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000">
                <text:p>571000</text:p>
              </table:table-cell>
              <table:table-cell office:value-type="float" office:value="0.006281">
                <text:p>0.006281</text:p>
              </table:table-cell>
              <table:table-cell office:value-type="float" office:value="0.00715578">
                <text:p>0.00715578</text:p>
              </table:table-cell>
              <table:table-cell office:value-type="float" office:value="0.0511417">
                <text:p>0.0511417</text:p>
              </table:table-cell>
              <table:table-cell office:value-type="float" office:value="0.00935972">
                <text:p>0.00935972</text:p>
              </table:table-cell>
              <table:table-cell office:value-type="float" office:value="0.00865902">
                <text:p>0.0086590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000">
                <text:p>572000</text:p>
              </table:table-cell>
              <table:table-cell office:value-type="float" office:value="0.00687708">
                <text:p>0.00687708</text:p>
              </table:table-cell>
              <table:table-cell office:value-type="float" office:value="0.00720197">
                <text:p>0.00720197</text:p>
              </table:table-cell>
              <table:table-cell office:value-type="float" office:value="0.0483571">
                <text:p>0.0483571</text:p>
              </table:table-cell>
              <table:table-cell office:value-type="float" office:value="0.00938538">
                <text:p>0.00938538</text:p>
              </table:table-cell>
              <table:table-cell office:value-type="float" office:value="0.00813478">
                <text:p>0.0081347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000">
                <text:p>573000</text:p>
              </table:table-cell>
              <table:table-cell office:value-type="float" office:value="0.00645074">
                <text:p>0.00645074</text:p>
              </table:table-cell>
              <table:table-cell office:value-type="float" office:value="0.00697301">
                <text:p>0.00697301</text:p>
              </table:table-cell>
              <table:table-cell office:value-type="float" office:value="0.048744">
                <text:p>0.048744</text:p>
              </table:table-cell>
              <table:table-cell office:value-type="float" office:value="0.00933801">
                <text:p>0.00933801</text:p>
              </table:table-cell>
              <table:table-cell office:value-type="float" office:value="0.00810794">
                <text:p>0.0081079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000">
                <text:p>574000</text:p>
              </table:table-cell>
              <table:table-cell office:value-type="float" office:value="0.00631337">
                <text:p>0.00631337</text:p>
              </table:table-cell>
              <table:table-cell office:value-type="float" office:value="0.00723394">
                <text:p>0.00723394</text:p>
              </table:table-cell>
              <table:table-cell office:value-type="float" office:value="0.0482166">
                <text:p>0.0482166</text:p>
              </table:table-cell>
              <table:table-cell office:value-type="float" office:value="0.00946986">
                <text:p>0.00946986</text:p>
              </table:table-cell>
              <table:table-cell office:value-type="float" office:value="0.00862191">
                <text:p>0.0086219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000">
                <text:p>575000</text:p>
              </table:table-cell>
              <table:table-cell office:value-type="float" office:value="0.0062881">
                <text:p>0.0062881</text:p>
              </table:table-cell>
              <table:table-cell office:value-type="float" office:value="0.00711473">
                <text:p>0.00711473</text:p>
              </table:table-cell>
              <table:table-cell office:value-type="float" office:value="0.0516119">
                <text:p>0.0516119</text:p>
              </table:table-cell>
              <table:table-cell office:value-type="float" office:value="0.00950578">
                <text:p>0.00950578</text:p>
              </table:table-cell>
              <table:table-cell office:value-type="float" office:value="0.00801596">
                <text:p>0.0080159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000">
                <text:p>576000</text:p>
              </table:table-cell>
              <table:table-cell office:value-type="float" office:value="0.00633942">
                <text:p>0.00633942</text:p>
              </table:table-cell>
              <table:table-cell office:value-type="float" office:value="0.00701643">
                <text:p>0.00701643</text:p>
              </table:table-cell>
              <table:table-cell office:value-type="float" office:value="0.0489449">
                <text:p>0.0489449</text:p>
              </table:table-cell>
              <table:table-cell office:value-type="float" office:value="0.00929695">
                <text:p>0.00929695</text:p>
              </table:table-cell>
              <table:table-cell office:value-type="float" office:value="0.00827374">
                <text:p>0.0082737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000">
                <text:p>577000</text:p>
              </table:table-cell>
              <table:table-cell office:value-type="float" office:value="0.00627745">
                <text:p>0.00627745</text:p>
              </table:table-cell>
              <table:table-cell office:value-type="float" office:value="0.00722487">
                <text:p>0.00722487</text:p>
              </table:table-cell>
              <table:table-cell office:value-type="float" office:value="0.0482402">
                <text:p>0.0482402</text:p>
              </table:table-cell>
              <table:table-cell office:value-type="float" office:value="0.00932143">
                <text:p>0.00932143</text:p>
              </table:table-cell>
              <table:table-cell office:value-type="float" office:value="0.008284">
                <text:p>0.00828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000">
                <text:p>578000</text:p>
              </table:table-cell>
              <table:table-cell office:value-type="float" office:value="0.00628455">
                <text:p>0.00628455</text:p>
              </table:table-cell>
              <table:table-cell office:value-type="float" office:value="0.00701485">
                <text:p>0.00701485</text:p>
              </table:table-cell>
              <table:table-cell office:value-type="float" office:value="0.0484159">
                <text:p>0.0484159</text:p>
              </table:table-cell>
              <table:table-cell office:value-type="float" office:value="0.00947657">
                <text:p>0.00947657</text:p>
              </table:table-cell>
              <table:table-cell office:value-type="float" office:value="0.00815649">
                <text:p>0.0081564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000">
                <text:p>579000</text:p>
              </table:table-cell>
              <table:table-cell office:value-type="float" office:value="0.00628139">
                <text:p>0.00628139</text:p>
              </table:table-cell>
              <table:table-cell office:value-type="float" office:value="0.00699354">
                <text:p>0.00699354</text:p>
              </table:table-cell>
              <table:table-cell office:value-type="float" office:value="0.0530279">
                <text:p>0.0530279</text:p>
              </table:table-cell>
              <table:table-cell office:value-type="float" office:value="0.00930208">
                <text:p>0.00930208</text:p>
              </table:table-cell>
              <table:table-cell office:value-type="float" office:value="0.00812255">
                <text:p>0.0081225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000">
                <text:p>580000</text:p>
              </table:table-cell>
              <table:table-cell office:value-type="float" office:value="0.00659957">
                <text:p>0.00659957</text:p>
              </table:table-cell>
              <table:table-cell office:value-type="float" office:value="0.00699906">
                <text:p>0.00699906</text:p>
              </table:table-cell>
              <table:table-cell office:value-type="float" office:value="0.0485564">
                <text:p>0.0485564</text:p>
              </table:table-cell>
              <table:table-cell office:value-type="float" office:value="0.00971855">
                <text:p>0.00971855</text:p>
              </table:table-cell>
              <table:table-cell office:value-type="float" office:value="0.00828519">
                <text:p>0.0082851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000">
                <text:p>581000</text:p>
              </table:table-cell>
              <table:table-cell office:value-type="float" office:value="0.00636982">
                <text:p>0.00636982</text:p>
              </table:table-cell>
              <table:table-cell office:value-type="float" office:value="0.00719486">
                <text:p>0.00719486</text:p>
              </table:table-cell>
              <table:table-cell office:value-type="float" office:value="0.0486994">
                <text:p>0.0486994</text:p>
              </table:table-cell>
              <table:table-cell office:value-type="float" office:value="0.00937077">
                <text:p>0.00937077</text:p>
              </table:table-cell>
              <table:table-cell office:value-type="float" office:value="0.0080053">
                <text:p>0.008005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000">
                <text:p>582000</text:p>
              </table:table-cell>
              <table:table-cell office:value-type="float" office:value="0.00624863">
                <text:p>0.00624863</text:p>
              </table:table-cell>
              <table:table-cell office:value-type="float" office:value="0.00693669">
                <text:p>0.00693669</text:p>
              </table:table-cell>
              <table:table-cell office:value-type="float" office:value="0.0484755">
                <text:p>0.0484755</text:p>
              </table:table-cell>
              <table:table-cell office:value-type="float" office:value="0.00968895">
                <text:p>0.00968895</text:p>
              </table:table-cell>
              <table:table-cell office:value-type="float" office:value="0.00829032">
                <text:p>0.0082903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000">
                <text:p>583000</text:p>
              </table:table-cell>
              <table:table-cell office:value-type="float" office:value="0.00653957">
                <text:p>0.00653957</text:p>
              </table:table-cell>
              <table:table-cell office:value-type="float" office:value="0.00732829">
                <text:p>0.00732829</text:p>
              </table:table-cell>
              <table:table-cell office:value-type="float" office:value="0.0532304">
                <text:p>0.0532304</text:p>
              </table:table-cell>
              <table:table-cell office:value-type="float" office:value="0.00941104">
                <text:p>0.00941104</text:p>
              </table:table-cell>
              <table:table-cell office:value-type="float" office:value="0.00824966">
                <text:p>0.0082496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000">
                <text:p>584000</text:p>
              </table:table-cell>
              <table:table-cell office:value-type="float" office:value="0.00624034">
                <text:p>0.00624034</text:p>
              </table:table-cell>
              <table:table-cell office:value-type="float" office:value="0.00697459">
                <text:p>0.00697459</text:p>
              </table:table-cell>
              <table:table-cell office:value-type="float" office:value="0.0500723">
                <text:p>0.0500723</text:p>
              </table:table-cell>
              <table:table-cell office:value-type="float" office:value="0.00939248">
                <text:p>0.00939248</text:p>
              </table:table-cell>
              <table:table-cell office:value-type="float" office:value="0.00806807">
                <text:p>0.0080680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000">
                <text:p>585000</text:p>
              </table:table-cell>
              <table:table-cell office:value-type="float" office:value="0.00634258">
                <text:p>0.00634258</text:p>
              </table:table-cell>
              <table:table-cell office:value-type="float" office:value="0.00685892">
                <text:p>0.00685892</text:p>
              </table:table-cell>
              <table:table-cell office:value-type="float" office:value="0.0491454">
                <text:p>0.0491454</text:p>
              </table:table-cell>
              <table:table-cell office:value-type="float" office:value="0.00941262">
                <text:p>0.00941262</text:p>
              </table:table-cell>
              <table:table-cell office:value-type="float" office:value="0.008299">
                <text:p>0.00829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000">
                <text:p>586000</text:p>
              </table:table-cell>
              <table:table-cell office:value-type="float" office:value="0.00625573">
                <text:p>0.00625573</text:p>
              </table:table-cell>
              <table:table-cell office:value-type="float" office:value="0.00708907">
                <text:p>0.00708907</text:p>
              </table:table-cell>
              <table:table-cell office:value-type="float" office:value="0.048181">
                <text:p>0.048181</text:p>
              </table:table-cell>
              <table:table-cell office:value-type="float" office:value="0.0093159">
                <text:p>0.0093159</text:p>
              </table:table-cell>
              <table:table-cell office:value-type="float" office:value="0.00794214">
                <text:p>0.0079421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000">
                <text:p>587000</text:p>
              </table:table-cell>
              <table:table-cell office:value-type="float" office:value="0.00657115">
                <text:p>0.00657115</text:p>
              </table:table-cell>
              <table:table-cell office:value-type="float" office:value="0.00702156">
                <text:p>0.00702156</text:p>
              </table:table-cell>
              <table:table-cell office:value-type="float" office:value="0.054224">
                <text:p>0.054224</text:p>
              </table:table-cell>
              <table:table-cell office:value-type="float" office:value="0.00936446">
                <text:p>0.00936446</text:p>
              </table:table-cell>
              <table:table-cell office:value-type="float" office:value="0.00816478">
                <text:p>0.0081647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000">
                <text:p>588000</text:p>
              </table:table-cell>
              <table:table-cell office:value-type="float" office:value="0.00623284">
                <text:p>0.00623284</text:p>
              </table:table-cell>
              <table:table-cell office:value-type="float" office:value="0.00694143">
                <text:p>0.00694143</text:p>
              </table:table-cell>
              <table:table-cell office:value-type="float" office:value="0.0523592">
                <text:p>0.0523592</text:p>
              </table:table-cell>
              <table:table-cell office:value-type="float" office:value="0.00972171">
                <text:p>0.00972171</text:p>
              </table:table-cell>
              <table:table-cell office:value-type="float" office:value="0.00810597">
                <text:p>0.0081059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000">
                <text:p>589000</text:p>
              </table:table-cell>
              <table:table-cell office:value-type="float" office:value="0.0064164">
                <text:p>0.0064164</text:p>
              </table:table-cell>
              <table:table-cell office:value-type="float" office:value="0.00701604">
                <text:p>0.00701604</text:p>
              </table:table-cell>
              <table:table-cell office:value-type="float" office:value="0.0495789">
                <text:p>0.0495789</text:p>
              </table:table-cell>
              <table:table-cell office:value-type="float" office:value="0.00919076">
                <text:p>0.00919076</text:p>
              </table:table-cell>
              <table:table-cell office:value-type="float" office:value="0.00853902">
                <text:p>0.0085390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000">
                <text:p>590000</text:p>
              </table:table-cell>
              <table:table-cell office:value-type="float" office:value="0.00633863">
                <text:p>0.00633863</text:p>
              </table:table-cell>
              <table:table-cell office:value-type="float" office:value="0.00777161">
                <text:p>0.00777161</text:p>
              </table:table-cell>
              <table:table-cell office:value-type="float" office:value="0.0492307">
                <text:p>0.0492307</text:p>
              </table:table-cell>
              <table:table-cell office:value-type="float" office:value="0.0099262">
                <text:p>0.0099262</text:p>
              </table:table-cell>
              <table:table-cell office:value-type="float" office:value="0.00806886">
                <text:p>0.0080688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000">
                <text:p>591000</text:p>
              </table:table-cell>
              <table:table-cell office:value-type="float" office:value="0.00618586">
                <text:p>0.00618586</text:p>
              </table:table-cell>
              <table:table-cell office:value-type="float" office:value="0.00695209">
                <text:p>0.00695209</text:p>
              </table:table-cell>
              <table:table-cell office:value-type="float" office:value="0.0495157">
                <text:p>0.0495157</text:p>
              </table:table-cell>
              <table:table-cell office:value-type="float" office:value="0.00927129">
                <text:p>0.00927129</text:p>
              </table:table-cell>
              <table:table-cell office:value-type="float" office:value="0.0080053">
                <text:p>0.008005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000">
                <text:p>592000</text:p>
              </table:table-cell>
              <table:table-cell office:value-type="float" office:value="0.00628179">
                <text:p>0.00628179</text:p>
              </table:table-cell>
              <table:table-cell office:value-type="float" office:value="0.00706499">
                <text:p>0.00706499</text:p>
              </table:table-cell>
              <table:table-cell office:value-type="float" office:value="0.0515215">
                <text:p>0.0515215</text:p>
              </table:table-cell>
              <table:table-cell office:value-type="float" office:value="0.0094588">
                <text:p>0.0094588</text:p>
              </table:table-cell>
              <table:table-cell office:value-type="float" office:value="0.00810912">
                <text:p>0.0081091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000">
                <text:p>593000</text:p>
              </table:table-cell>
              <table:table-cell office:value-type="float" office:value="0.00662918">
                <text:p>0.00662918</text:p>
              </table:table-cell>
              <table:table-cell office:value-type="float" office:value="0.00694261">
                <text:p>0.00694261</text:p>
              </table:table-cell>
              <table:table-cell office:value-type="float" office:value="0.0487372">
                <text:p>0.0487372</text:p>
              </table:table-cell>
              <table:table-cell office:value-type="float" office:value="0.00934077">
                <text:p>0.00934077</text:p>
              </table:table-cell>
              <table:table-cell office:value-type="float" office:value="0.0082465">
                <text:p>0.008246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000">
                <text:p>594000</text:p>
              </table:table-cell>
              <table:table-cell office:value-type="float" office:value="0.00674129">
                <text:p>0.00674129</text:p>
              </table:table-cell>
              <table:table-cell office:value-type="float" office:value="0.00695959">
                <text:p>0.00695959</text:p>
              </table:table-cell>
              <table:table-cell office:value-type="float" office:value="0.0492785">
                <text:p>0.0492785</text:p>
              </table:table-cell>
              <table:table-cell office:value-type="float" office:value="0.00930327">
                <text:p>0.00930327</text:p>
              </table:table-cell>
              <table:table-cell office:value-type="float" office:value="0.00818452">
                <text:p>0.0081845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000">
                <text:p>595000</text:p>
              </table:table-cell>
              <table:table-cell office:value-type="float" office:value="0.00633863">
                <text:p>0.00633863</text:p>
              </table:table-cell>
              <table:table-cell office:value-type="float" office:value="0.00697104">
                <text:p>0.00697104</text:p>
              </table:table-cell>
              <table:table-cell office:value-type="float" office:value="0.0494747">
                <text:p>0.0494747</text:p>
              </table:table-cell>
              <table:table-cell office:value-type="float" office:value="0.00951288">
                <text:p>0.00951288</text:p>
              </table:table-cell>
              <table:table-cell office:value-type="float" office:value="0.00810676">
                <text:p>0.0081067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000">
                <text:p>596000</text:p>
              </table:table-cell>
              <table:table-cell office:value-type="float" office:value="0.00703262">
                <text:p>0.00703262</text:p>
              </table:table-cell>
              <table:table-cell office:value-type="float" office:value="0.00708117">
                <text:p>0.00708117</text:p>
              </table:table-cell>
              <table:table-cell office:value-type="float" office:value="0.0523003">
                <text:p>0.0523003</text:p>
              </table:table-cell>
              <table:table-cell office:value-type="float" office:value="0.00933643">
                <text:p>0.00933643</text:p>
              </table:table-cell>
              <table:table-cell office:value-type="float" office:value="0.00802544">
                <text:p>0.0080254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000">
                <text:p>597000</text:p>
              </table:table-cell>
              <table:table-cell office:value-type="float" office:value="0.00646653">
                <text:p>0.00646653</text:p>
              </table:table-cell>
              <table:table-cell office:value-type="float" office:value="0.00698327">
                <text:p>0.00698327</text:p>
              </table:table-cell>
              <table:table-cell office:value-type="float" office:value="0.048322">
                <text:p>0.048322</text:p>
              </table:table-cell>
              <table:table-cell office:value-type="float" office:value="0.00932419">
                <text:p>0.00932419</text:p>
              </table:table-cell>
              <table:table-cell office:value-type="float" office:value="0.00801991">
                <text:p>0.0080199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000">
                <text:p>598000</text:p>
              </table:table-cell>
              <table:table-cell office:value-type="float" office:value="0.0066651">
                <text:p>0.0066651</text:p>
              </table:table-cell>
              <table:table-cell office:value-type="float" office:value="0.00692327">
                <text:p>0.00692327</text:p>
              </table:table-cell>
              <table:table-cell office:value-type="float" office:value="0.0486737">
                <text:p>0.0486737</text:p>
              </table:table-cell>
              <table:table-cell office:value-type="float" office:value="0.00936327">
                <text:p>0.00936327</text:p>
              </table:table-cell>
              <table:table-cell office:value-type="float" office:value="0.00798793">
                <text:p>0.0079879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000">
                <text:p>599000</text:p>
              </table:table-cell>
              <table:table-cell office:value-type="float" office:value="0.00697143">
                <text:p>0.00697143</text:p>
              </table:table-cell>
              <table:table-cell office:value-type="float" office:value="0.00721263">
                <text:p>0.00721263</text:p>
              </table:table-cell>
              <table:table-cell office:value-type="float" office:value="0.0487112">
                <text:p>0.0487112</text:p>
              </table:table-cell>
              <table:table-cell office:value-type="float" office:value="0.00932419">
                <text:p>0.00932419</text:p>
              </table:table-cell>
              <table:table-cell office:value-type="float" office:value="0.0081861">
                <text:p>0.008186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000">
                <text:p>600000</text:p>
              </table:table-cell>
              <table:table-cell office:value-type="float" office:value="0.00628455">
                <text:p>0.00628455</text:p>
              </table:table-cell>
              <table:table-cell office:value-type="float" office:value="0.00703104">
                <text:p>0.00703104</text:p>
              </table:table-cell>
              <table:table-cell office:value-type="float" office:value="0.0521476">
                <text:p>0.0521476</text:p>
              </table:table-cell>
              <table:table-cell office:value-type="float" office:value="0.00944775">
                <text:p>0.00944775</text:p>
              </table:table-cell>
              <table:table-cell office:value-type="float" office:value="0.00869495">
                <text:p>0.0086949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000">
                <text:p>601000</text:p>
              </table:table-cell>
              <table:table-cell office:value-type="float" office:value="0.00647877">
                <text:p>0.00647877</text:p>
              </table:table-cell>
              <table:table-cell office:value-type="float" office:value="0.00698327">
                <text:p>0.00698327</text:p>
              </table:table-cell>
              <table:table-cell office:value-type="float" office:value="0.0479935">
                <text:p>0.0479935</text:p>
              </table:table-cell>
              <table:table-cell office:value-type="float" office:value="0.00945525">
                <text:p>0.00945525</text:p>
              </table:table-cell>
              <table:table-cell office:value-type="float" office:value="0.00858836">
                <text:p>0.0085883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000">
                <text:p>602000</text:p>
              </table:table-cell>
              <table:table-cell office:value-type="float" office:value="0.00691024">
                <text:p>0.00691024</text:p>
              </table:table-cell>
              <table:table-cell office:value-type="float" office:value="0.00702551">
                <text:p>0.00702551</text:p>
              </table:table-cell>
              <table:table-cell office:value-type="float" office:value="0.0505192">
                <text:p>0.0505192</text:p>
              </table:table-cell>
              <table:table-cell office:value-type="float" office:value="0.00964631">
                <text:p>0.00964631</text:p>
              </table:table-cell>
              <table:table-cell office:value-type="float" office:value="0.00811386">
                <text:p>0.0081138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000">
                <text:p>603000</text:p>
              </table:table-cell>
              <table:table-cell office:value-type="float" office:value="0.00645232">
                <text:p>0.00645232</text:p>
              </table:table-cell>
              <table:table-cell office:value-type="float" office:value="0.0070488">
                <text:p>0.0070488</text:p>
              </table:table-cell>
              <table:table-cell office:value-type="float" office:value="0.0478621">
                <text:p>0.0478621</text:p>
              </table:table-cell>
              <table:table-cell office:value-type="float" office:value="0.00932498">
                <text:p>0.00932498</text:p>
              </table:table-cell>
              <table:table-cell office:value-type="float" office:value="0.00863849">
                <text:p>0.0086384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000">
                <text:p>604000</text:p>
              </table:table-cell>
              <table:table-cell office:value-type="float" office:value="0.0062956">
                <text:p>0.0062956</text:p>
              </table:table-cell>
              <table:table-cell office:value-type="float" office:value="0.00698327">
                <text:p>0.00698327</text:p>
              </table:table-cell>
              <table:table-cell office:value-type="float" office:value="0.0524551">
                <text:p>0.0524551</text:p>
              </table:table-cell>
              <table:table-cell office:value-type="float" office:value="0.00939169">
                <text:p>0.00939169</text:p>
              </table:table-cell>
              <table:table-cell office:value-type="float" office:value="0.00827926">
                <text:p>0.0082792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000">
                <text:p>605000</text:p>
              </table:table-cell>
              <table:table-cell office:value-type="float" office:value="0.00636034">
                <text:p>0.00636034</text:p>
              </table:table-cell>
              <table:table-cell office:value-type="float" office:value="0.00721658">
                <text:p>0.00721658</text:p>
              </table:table-cell>
              <table:table-cell office:value-type="float" office:value="0.0486311">
                <text:p>0.0486311</text:p>
              </table:table-cell>
              <table:table-cell office:value-type="float" office:value="0.00962736">
                <text:p>0.00962736</text:p>
              </table:table-cell>
              <table:table-cell office:value-type="float" office:value="0.00808899">
                <text:p>0.0080889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000">
                <text:p>606000</text:p>
              </table:table-cell>
              <table:table-cell office:value-type="float" office:value="0.00634771">
                <text:p>0.00634771</text:p>
              </table:table-cell>
              <table:table-cell office:value-type="float" office:value="0.00691498">
                <text:p>0.00691498</text:p>
              </table:table-cell>
              <table:table-cell office:value-type="float" office:value="0.0491367">
                <text:p>0.0491367</text:p>
              </table:table-cell>
              <table:table-cell office:value-type="float" office:value="0.00930564">
                <text:p>0.00930564</text:p>
              </table:table-cell>
              <table:table-cell office:value-type="float" office:value="0.00826742">
                <text:p>0.0082674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000">
                <text:p>607000</text:p>
              </table:table-cell>
              <table:table-cell office:value-type="float" office:value="0.00625337">
                <text:p>0.00625337</text:p>
              </table:table-cell>
              <table:table-cell office:value-type="float" office:value="0.00714868">
                <text:p>0.00714868</text:p>
              </table:table-cell>
              <table:table-cell office:value-type="float" office:value="0.0484735">
                <text:p>0.0484735</text:p>
              </table:table-cell>
              <table:table-cell office:value-type="float" office:value="0.00966566">
                <text:p>0.00966566</text:p>
              </table:table-cell>
              <table:table-cell office:value-type="float" office:value="0.0082386">
                <text:p>0.008238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000">
                <text:p>608000</text:p>
              </table:table-cell>
              <table:table-cell office:value-type="float" office:value="0.0067555">
                <text:p>0.0067555</text:p>
              </table:table-cell>
              <table:table-cell office:value-type="float" office:value="0.00695051">
                <text:p>0.00695051</text:p>
              </table:table-cell>
              <table:table-cell office:value-type="float" office:value="0.0516667">
                <text:p>0.0516667</text:p>
              </table:table-cell>
              <table:table-cell office:value-type="float" office:value="0.00939051">
                <text:p>0.00939051</text:p>
              </table:table-cell>
              <table:table-cell office:value-type="float" office:value="0.00811939">
                <text:p>0.0081193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000">
                <text:p>609000</text:p>
              </table:table-cell>
              <table:table-cell office:value-type="float" office:value="0.00634219">
                <text:p>0.00634219</text:p>
              </table:table-cell>
              <table:table-cell office:value-type="float" office:value="0.00710249">
                <text:p>0.00710249</text:p>
              </table:table-cell>
              <table:table-cell office:value-type="float" office:value="0.0483089">
                <text:p>0.0483089</text:p>
              </table:table-cell>
              <table:table-cell office:value-type="float" office:value="0.00941064">
                <text:p>0.00941064</text:p>
              </table:table-cell>
              <table:table-cell office:value-type="float" office:value="0.00838348">
                <text:p>0.0083834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000">
                <text:p>610000</text:p>
              </table:table-cell>
              <table:table-cell office:value-type="float" office:value="0.00637574">
                <text:p>0.00637574</text:p>
              </table:table-cell>
              <table:table-cell office:value-type="float" office:value="0.00698841">
                <text:p>0.00698841</text:p>
              </table:table-cell>
              <table:table-cell office:value-type="float" office:value="0.0500755">
                <text:p>0.0500755</text:p>
              </table:table-cell>
              <table:table-cell office:value-type="float" office:value="0.00948288">
                <text:p>0.00948288</text:p>
              </table:table-cell>
              <table:table-cell office:value-type="float" office:value="0.00815571">
                <text:p>0.0081557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000">
                <text:p>611000</text:p>
              </table:table-cell>
              <table:table-cell office:value-type="float" office:value="0.00648154">
                <text:p>0.00648154</text:p>
              </table:table-cell>
              <table:table-cell office:value-type="float" office:value="0.007275">
                <text:p>0.007275</text:p>
              </table:table-cell>
              <table:table-cell office:value-type="float" office:value="0.0476903">
                <text:p>0.0476903</text:p>
              </table:table-cell>
              <table:table-cell office:value-type="float" office:value="0.00932498">
                <text:p>0.00932498</text:p>
              </table:table-cell>
              <table:table-cell office:value-type="float" office:value="0.00801399">
                <text:p>0.0080139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000">
                <text:p>612000</text:p>
              </table:table-cell>
              <table:table-cell office:value-type="float" office:value="0.00641995">
                <text:p>0.00641995</text:p>
              </table:table-cell>
              <table:table-cell office:value-type="float" office:value="0.00692603">
                <text:p>0.00692603</text:p>
              </table:table-cell>
              <table:table-cell office:value-type="float" office:value="0.0507241">
                <text:p>0.0507241</text:p>
              </table:table-cell>
              <table:table-cell office:value-type="float" office:value="0.00940669">
                <text:p>0.00940669</text:p>
              </table:table-cell>
              <table:table-cell office:value-type="float" office:value="0.00799267">
                <text:p>0.0079926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000">
                <text:p>613000</text:p>
              </table:table-cell>
              <table:table-cell office:value-type="float" office:value="0.00638521">
                <text:p>0.00638521</text:p>
              </table:table-cell>
              <table:table-cell office:value-type="float" office:value="0.00688103">
                <text:p>0.00688103</text:p>
              </table:table-cell>
              <table:table-cell office:value-type="float" office:value="0.0519747">
                <text:p>0.0519747</text:p>
              </table:table-cell>
              <table:table-cell office:value-type="float" office:value="0.00999607">
                <text:p>0.00999607</text:p>
              </table:table-cell>
              <table:table-cell office:value-type="float" office:value="0.00821176">
                <text:p>0.0082117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000">
                <text:p>614000</text:p>
              </table:table-cell>
              <table:table-cell office:value-type="float" office:value="0.00628416">
                <text:p>0.00628416</text:p>
              </table:table-cell>
              <table:table-cell office:value-type="float" office:value="0.00699038">
                <text:p>0.00699038</text:p>
              </table:table-cell>
              <table:table-cell office:value-type="float" office:value="0.0485067">
                <text:p>0.0485067</text:p>
              </table:table-cell>
              <table:table-cell office:value-type="float" office:value="0.00931708">
                <text:p>0.00931708</text:p>
              </table:table-cell>
              <table:table-cell office:value-type="float" office:value="0.00835072">
                <text:p>0.0083507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000">
                <text:p>615000</text:p>
              </table:table-cell>
              <table:table-cell office:value-type="float" office:value="0.006296">
                <text:p>0.006296</text:p>
              </table:table-cell>
              <table:table-cell office:value-type="float" office:value="0.0069438">
                <text:p>0.0069438</text:p>
              </table:table-cell>
              <table:table-cell office:value-type="float" office:value="0.0486626">
                <text:p>0.0486626</text:p>
              </table:table-cell>
              <table:table-cell office:value-type="float" office:value="0.0095196">
                <text:p>0.0095196</text:p>
              </table:table-cell>
              <table:table-cell office:value-type="float" office:value="0.0080811">
                <text:p>0.008081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000">
                <text:p>616000</text:p>
              </table:table-cell>
              <table:table-cell office:value-type="float" office:value="0.00630824">
                <text:p>0.00630824</text:p>
              </table:table-cell>
              <table:table-cell office:value-type="float" office:value="0.00695406">
                <text:p>0.00695406</text:p>
              </table:table-cell>
              <table:table-cell office:value-type="float" office:value="0.050259">
                <text:p>0.050259</text:p>
              </table:table-cell>
              <table:table-cell office:value-type="float" office:value="0.0094063">
                <text:p>0.0094063</text:p>
              </table:table-cell>
              <table:table-cell office:value-type="float" office:value="0.00867915">
                <text:p>0.0086791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000">
                <text:p>617000</text:p>
              </table:table-cell>
              <table:table-cell office:value-type="float" office:value="0.00653364">
                <text:p>0.00653364</text:p>
              </table:table-cell>
              <table:table-cell office:value-type="float" office:value="0.00697419">
                <text:p>0.00697419</text:p>
              </table:table-cell>
              <table:table-cell office:value-type="float" office:value="0.0496803">
                <text:p>0.0496803</text:p>
              </table:table-cell>
              <table:table-cell office:value-type="float" office:value="0.00950578">
                <text:p>0.00950578</text:p>
              </table:table-cell>
              <table:table-cell office:value-type="float" office:value="0.00812847">
                <text:p>0.0081284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000">
                <text:p>618000</text:p>
              </table:table-cell>
              <table:table-cell office:value-type="float" office:value="0.00634219">
                <text:p>0.00634219</text:p>
              </table:table-cell>
              <table:table-cell office:value-type="float" office:value="0.00692643">
                <text:p>0.00692643</text:p>
              </table:table-cell>
              <table:table-cell office:value-type="float" office:value="0.0483058">
                <text:p>0.0483058</text:p>
              </table:table-cell>
              <table:table-cell office:value-type="float" office:value="0.00943235">
                <text:p>0.00943235</text:p>
              </table:table-cell>
              <table:table-cell office:value-type="float" office:value="0.00836532">
                <text:p>0.0083653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000">
                <text:p>619000</text:p>
              </table:table-cell>
              <table:table-cell office:value-type="float" office:value="0.00629995">
                <text:p>0.00629995</text:p>
              </table:table-cell>
              <table:table-cell office:value-type="float" office:value="0.00693551">
                <text:p>0.00693551</text:p>
              </table:table-cell>
              <table:table-cell office:value-type="float" office:value="0.0495007">
                <text:p>0.0495007</text:p>
              </table:table-cell>
              <table:table-cell office:value-type="float" office:value="0.00946788">
                <text:p>0.00946788</text:p>
              </table:table-cell>
              <table:table-cell office:value-type="float" office:value="0.00803096">
                <text:p>0.0080309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000">
                <text:p>620000</text:p>
              </table:table-cell>
              <table:table-cell office:value-type="float" office:value="0.00632797">
                <text:p>0.00632797</text:p>
              </table:table-cell>
              <table:table-cell office:value-type="float" office:value="0.00707012">
                <text:p>0.00707012</text:p>
              </table:table-cell>
              <table:table-cell office:value-type="float" office:value="0.0490965">
                <text:p>0.0490965</text:p>
              </table:table-cell>
              <table:table-cell office:value-type="float" office:value="0.00938656">
                <text:p>0.00938656</text:p>
              </table:table-cell>
              <table:table-cell office:value-type="float" office:value="0.00796188">
                <text:p>0.0079618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000">
                <text:p>621000</text:p>
              </table:table-cell>
              <table:table-cell office:value-type="float" office:value="0.00628416">
                <text:p>0.00628416</text:p>
              </table:table-cell>
              <table:table-cell office:value-type="float" office:value="0.00981685">
                <text:p>0.00981685</text:p>
              </table:table-cell>
              <table:table-cell office:value-type="float" office:value="0.0508701">
                <text:p>0.0508701</text:p>
              </table:table-cell>
              <table:table-cell office:value-type="float" office:value="0.00950183">
                <text:p>0.00950183</text:p>
              </table:table-cell>
              <table:table-cell office:value-type="float" office:value="0.00839769">
                <text:p>0.0083976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000">
                <text:p>622000</text:p>
              </table:table-cell>
              <table:table-cell office:value-type="float" office:value="0.0062956">
                <text:p>0.0062956</text:p>
              </table:table-cell>
              <table:table-cell office:value-type="float" office:value="0.00859231">
                <text:p>0.00859231</text:p>
              </table:table-cell>
              <table:table-cell office:value-type="float" office:value="0.0492489">
                <text:p>0.0492489</text:p>
              </table:table-cell>
              <table:table-cell office:value-type="float" office:value="0.0094963">
                <text:p>0.0094963</text:p>
              </table:table-cell>
              <table:table-cell office:value-type="float" office:value="0.00817426">
                <text:p>0.0081742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000">
                <text:p>623000</text:p>
              </table:table-cell>
              <table:table-cell office:value-type="float" office:value="0.0063635">
                <text:p>0.0063635</text:p>
              </table:table-cell>
              <table:table-cell office:value-type="float" office:value="0.00705828">
                <text:p>0.00705828</text:p>
              </table:table-cell>
              <table:table-cell office:value-type="float" office:value="0.0484124">
                <text:p>0.0484124</text:p>
              </table:table-cell>
              <table:table-cell office:value-type="float" office:value="0.00966723">
                <text:p>0.00966723</text:p>
              </table:table-cell>
              <table:table-cell office:value-type="float" office:value="0.00841427">
                <text:p>0.0084142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000">
                <text:p>624000</text:p>
              </table:table-cell>
              <table:table-cell office:value-type="float" office:value="0.00630547">
                <text:p>0.00630547</text:p>
              </table:table-cell>
              <table:table-cell office:value-type="float" office:value="0.00695406">
                <text:p>0.00695406</text:p>
              </table:table-cell>
              <table:table-cell office:value-type="float" office:value="0.0480496">
                <text:p>0.0480496</text:p>
              </table:table-cell>
              <table:table-cell office:value-type="float" office:value="0.0093688">
                <text:p>0.0093688</text:p>
              </table:table-cell>
              <table:table-cell office:value-type="float" office:value="0.00813399">
                <text:p>0.0081339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000">
                <text:p>625000</text:p>
              </table:table-cell>
              <table:table-cell office:value-type="float" office:value="0.00626521">
                <text:p>0.00626521</text:p>
              </table:table-cell>
              <table:table-cell office:value-type="float" office:value="0.00693551">
                <text:p>0.00693551</text:p>
              </table:table-cell>
              <table:table-cell office:value-type="float" office:value="0.0516845">
                <text:p>0.0516845</text:p>
              </table:table-cell>
              <table:table-cell office:value-type="float" office:value="0.00933524">
                <text:p>0.00933524</text:p>
              </table:table-cell>
              <table:table-cell office:value-type="float" office:value="0.00823189">
                <text:p>0.0082318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000">
                <text:p>626000</text:p>
              </table:table-cell>
              <table:table-cell office:value-type="float" office:value="0.00626402">
                <text:p>0.00626402</text:p>
              </table:table-cell>
              <table:table-cell office:value-type="float" office:value="0.00692288">
                <text:p>0.00692288</text:p>
              </table:table-cell>
              <table:table-cell office:value-type="float" office:value="0.0503179">
                <text:p>0.0503179</text:p>
              </table:table-cell>
              <table:table-cell office:value-type="float" office:value="0.0098804">
                <text:p>0.0098804</text:p>
              </table:table-cell>
              <table:table-cell office:value-type="float" office:value="0.00822795">
                <text:p>0.0082279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000">
                <text:p>627000</text:p>
              </table:table-cell>
              <table:table-cell office:value-type="float" office:value="0.00628416">
                <text:p>0.00628416</text:p>
              </table:table-cell>
              <table:table-cell office:value-type="float" office:value="0.00692524">
                <text:p>0.00692524</text:p>
              </table:table-cell>
              <table:table-cell office:value-type="float" office:value="0.0484499">
                <text:p>0.0484499</text:p>
              </table:table-cell>
              <table:table-cell office:value-type="float" office:value="0.0092705">
                <text:p>0.0092705</text:p>
              </table:table-cell>
              <table:table-cell office:value-type="float" office:value="0.008721">
                <text:p>0.00872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000">
                <text:p>628000</text:p>
              </table:table-cell>
              <table:table-cell office:value-type="float" office:value="0.00629126">
                <text:p>0.00629126</text:p>
              </table:table-cell>
              <table:table-cell office:value-type="float" office:value="0.00692327">
                <text:p>0.00692327</text:p>
              </table:table-cell>
              <table:table-cell office:value-type="float" office:value="0.0483551">
                <text:p>0.0483551</text:p>
              </table:table-cell>
              <table:table-cell office:value-type="float" office:value="0.00957881">
                <text:p>0.00957881</text:p>
              </table:table-cell>
              <table:table-cell office:value-type="float" office:value="0.00818926">
                <text:p>0.0081892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000">
                <text:p>629000</text:p>
              </table:table-cell>
              <table:table-cell office:value-type="float" office:value="0.00666905">
                <text:p>0.00666905</text:p>
              </table:table-cell>
              <table:table-cell office:value-type="float" office:value="0.00732592">
                <text:p>0.00732592</text:p>
              </table:table-cell>
              <table:table-cell office:value-type="float" office:value="0.0510253">
                <text:p>0.0510253</text:p>
              </table:table-cell>
              <table:table-cell office:value-type="float" office:value="0.00958276">
                <text:p>0.00958276</text:p>
              </table:table-cell>
              <table:table-cell office:value-type="float" office:value="0.00835269">
                <text:p>0.0083526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000">
                <text:p>630000</text:p>
              </table:table-cell>
              <table:table-cell office:value-type="float" office:value="0.00632363">
                <text:p>0.00632363</text:p>
              </table:table-cell>
              <table:table-cell office:value-type="float" office:value="0.00713131">
                <text:p>0.00713131</text:p>
              </table:table-cell>
              <table:table-cell office:value-type="float" office:value="0.0484763">
                <text:p>0.0484763</text:p>
              </table:table-cell>
              <table:table-cell office:value-type="float" office:value="0.00933366">
                <text:p>0.00933366</text:p>
              </table:table-cell>
              <table:table-cell office:value-type="float" office:value="0.00814505">
                <text:p>0.0081450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000">
                <text:p>631000</text:p>
              </table:table-cell>
              <table:table-cell office:value-type="float" office:value="0.00631811">
                <text:p>0.00631811</text:p>
              </table:table-cell>
              <table:table-cell office:value-type="float" office:value="0.00723789">
                <text:p>0.00723789</text:p>
              </table:table-cell>
              <table:table-cell office:value-type="float" office:value="0.049462">
                <text:p>0.049462</text:p>
              </table:table-cell>
              <table:table-cell office:value-type="float" office:value="0.00931235">
                <text:p>0.00931235</text:p>
              </table:table-cell>
              <table:table-cell office:value-type="float" office:value="0.00862863">
                <text:p>0.0086286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000">
                <text:p>632000</text:p>
              </table:table-cell>
              <table:table-cell office:value-type="float" office:value="0.00755212">
                <text:p>0.00755212</text:p>
              </table:table-cell>
              <table:table-cell office:value-type="float" office:value="0.0068988">
                <text:p>0.0068988</text:p>
              </table:table-cell>
              <table:table-cell office:value-type="float" office:value="0.0483583">
                <text:p>0.0483583</text:p>
              </table:table-cell>
              <table:table-cell office:value-type="float" office:value="0.00932814">
                <text:p>0.00932814</text:p>
              </table:table-cell>
              <table:table-cell office:value-type="float" office:value="0.00836927">
                <text:p>0.0083692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000">
                <text:p>633000</text:p>
              </table:table-cell>
              <table:table-cell office:value-type="float" office:value="0.00701999">
                <text:p>0.00701999</text:p>
              </table:table-cell>
              <table:table-cell office:value-type="float" office:value="0.00698841">
                <text:p>0.00698841</text:p>
              </table:table-cell>
              <table:table-cell office:value-type="float" office:value="0.0499073">
                <text:p>0.0499073</text:p>
              </table:table-cell>
              <table:table-cell office:value-type="float" office:value="0.0098129">
                <text:p>0.0098129</text:p>
              </table:table-cell>
              <table:table-cell office:value-type="float" office:value="0.00823031">
                <text:p>0.0082303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000">
                <text:p>634000</text:p>
              </table:table-cell>
              <table:table-cell office:value-type="float" office:value="0.00647996">
                <text:p>0.00647996</text:p>
              </table:table-cell>
              <table:table-cell office:value-type="float" office:value="0.00698209">
                <text:p>0.00698209</text:p>
              </table:table-cell>
              <table:table-cell office:value-type="float" office:value="0.0497214">
                <text:p>0.0497214</text:p>
              </table:table-cell>
              <table:table-cell office:value-type="float" office:value="0.00957052">
                <text:p>0.00957052</text:p>
              </table:table-cell>
              <table:table-cell office:value-type="float" office:value="0.00819084">
                <text:p>0.0081908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000">
                <text:p>635000</text:p>
              </table:table-cell>
              <table:table-cell office:value-type="float" office:value="0.00632955">
                <text:p>0.00632955</text:p>
              </table:table-cell>
              <table:table-cell office:value-type="float" office:value="0.00697419">
                <text:p>0.00697419</text:p>
              </table:table-cell>
              <table:table-cell office:value-type="float" office:value="0.0486342">
                <text:p>0.0486342</text:p>
              </table:table-cell>
              <table:table-cell office:value-type="float" office:value="0.00956183">
                <text:p>0.00956183</text:p>
              </table:table-cell>
              <table:table-cell office:value-type="float" office:value="0.0079828">
                <text:p>0.007982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000">
                <text:p>636000</text:p>
              </table:table-cell>
              <table:table-cell office:value-type="float" office:value="0.00639864">
                <text:p>0.00639864</text:p>
              </table:table-cell>
              <table:table-cell office:value-type="float" office:value="0.00715815">
                <text:p>0.00715815</text:p>
              </table:table-cell>
              <table:table-cell office:value-type="float" office:value="0.0493661">
                <text:p>0.0493661</text:p>
              </table:table-cell>
              <table:table-cell office:value-type="float" office:value="0.0099558">
                <text:p>0.0099558</text:p>
              </table:table-cell>
              <table:table-cell office:value-type="float" office:value="0.00819834">
                <text:p>0.0081983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000">
                <text:p>637000</text:p>
              </table:table-cell>
              <table:table-cell office:value-type="float" office:value="0.00629639">
                <text:p>0.00629639</text:p>
              </table:table-cell>
              <table:table-cell office:value-type="float" office:value="0.00699748">
                <text:p>0.00699748</text:p>
              </table:table-cell>
              <table:table-cell office:value-type="float" office:value="0.051452">
                <text:p>0.051452</text:p>
              </table:table-cell>
              <table:table-cell office:value-type="float" office:value="0.00987606">
                <text:p>0.00987606</text:p>
              </table:table-cell>
              <table:table-cell office:value-type="float" office:value="0.00806807">
                <text:p>0.0080680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000">
                <text:p>638000</text:p>
              </table:table-cell>
              <table:table-cell office:value-type="float" office:value="0.00666589">
                <text:p>0.00666589</text:p>
              </table:table-cell>
              <table:table-cell office:value-type="float" office:value="0.00718302">
                <text:p>0.00718302</text:p>
              </table:table-cell>
              <table:table-cell office:value-type="float" office:value="0.0552089">
                <text:p>0.0552089</text:p>
              </table:table-cell>
              <table:table-cell office:value-type="float" office:value="0.00942564">
                <text:p>0.00942564</text:p>
              </table:table-cell>
              <table:table-cell office:value-type="float" office:value="0.008314">
                <text:p>0.00831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000">
                <text:p>639000</text:p>
              </table:table-cell>
              <table:table-cell office:value-type="float" office:value="0.00631258">
                <text:p>0.00631258</text:p>
              </table:table-cell>
              <table:table-cell office:value-type="float" office:value="0.0070042">
                <text:p>0.0070042</text:p>
              </table:table-cell>
              <table:table-cell office:value-type="float" office:value="0.04865">
                <text:p>0.04865</text:p>
              </table:table-cell>
              <table:table-cell office:value-type="float" office:value="0.00953657">
                <text:p>0.00953657</text:p>
              </table:table-cell>
              <table:table-cell office:value-type="float" office:value="0.00807794">
                <text:p>0.0080779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000">
                <text:p>640000</text:p>
              </table:table-cell>
              <table:table-cell office:value-type="float" office:value="0.00635758">
                <text:p>0.00635758</text:p>
              </table:table-cell>
              <table:table-cell office:value-type="float" office:value="0.00753396">
                <text:p>0.00753396</text:p>
              </table:table-cell>
              <table:table-cell office:value-type="float" office:value="0.0481309">
                <text:p>0.0481309</text:p>
              </table:table-cell>
              <table:table-cell office:value-type="float" office:value="0.00926774">
                <text:p>0.00926774</text:p>
              </table:table-cell>
              <table:table-cell office:value-type="float" office:value="0.00808189">
                <text:p>0.0080818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000">
                <text:p>641000</text:p>
              </table:table-cell>
              <table:table-cell office:value-type="float" office:value="0.00629995">
                <text:p>0.00629995</text:p>
              </table:table-cell>
              <table:table-cell office:value-type="float" office:value="0.00694696">
                <text:p>0.00694696</text:p>
              </table:table-cell>
              <table:table-cell office:value-type="float" office:value="0.0498623">
                <text:p>0.0498623</text:p>
              </table:table-cell>
              <table:table-cell office:value-type="float" office:value="0.00956499">
                <text:p>0.00956499</text:p>
              </table:table-cell>
              <table:table-cell office:value-type="float" office:value="0.00804083">
                <text:p>0.0080408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000">
                <text:p>642000</text:p>
              </table:table-cell>
              <table:table-cell office:value-type="float" office:value="0.0063189">
                <text:p>0.0063189</text:p>
              </table:table-cell>
              <table:table-cell office:value-type="float" office:value="0.00697775">
                <text:p>0.00697775</text:p>
              </table:table-cell>
              <table:table-cell office:value-type="float" office:value="0.0528621">
                <text:p>0.0528621</text:p>
              </table:table-cell>
              <table:table-cell office:value-type="float" office:value="0.00939367">
                <text:p>0.00939367</text:p>
              </table:table-cell>
              <table:table-cell office:value-type="float" office:value="0.00879798">
                <text:p>0.0087979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000">
                <text:p>643000</text:p>
              </table:table-cell>
              <table:table-cell office:value-type="float" office:value="0.00634455">
                <text:p>0.00634455</text:p>
              </table:table-cell>
              <table:table-cell office:value-type="float" office:value="0.00698248">
                <text:p>0.00698248</text:p>
              </table:table-cell>
              <table:table-cell office:value-type="float" office:value="0.0485655">
                <text:p>0.0485655</text:p>
              </table:table-cell>
              <table:table-cell office:value-type="float" office:value="0.00937077">
                <text:p>0.00937077</text:p>
              </table:table-cell>
              <table:table-cell office:value-type="float" office:value="0.00810518">
                <text:p>0.0081051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000">
                <text:p>644000</text:p>
              </table:table-cell>
              <table:table-cell office:value-type="float" office:value="0.00632363">
                <text:p>0.00632363</text:p>
              </table:table-cell>
              <table:table-cell office:value-type="float" office:value="0.00709341">
                <text:p>0.00709341</text:p>
              </table:table-cell>
              <table:table-cell office:value-type="float" office:value="0.0485387">
                <text:p>0.0485387</text:p>
              </table:table-cell>
              <table:table-cell office:value-type="float" office:value="0.00938261">
                <text:p>0.00938261</text:p>
              </table:table-cell>
              <table:table-cell office:value-type="float" office:value="0.00807399">
                <text:p>0.0080739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000">
                <text:p>645000</text:p>
              </table:table-cell>
              <table:table-cell office:value-type="float" office:value="0.00628258">
                <text:p>0.00628258</text:p>
              </table:table-cell>
              <table:table-cell office:value-type="float" office:value="0.00710683">
                <text:p>0.00710683</text:p>
              </table:table-cell>
              <table:table-cell office:value-type="float" office:value="0.0481305">
                <text:p>0.0481305</text:p>
              </table:table-cell>
              <table:table-cell office:value-type="float" office:value="0.00928985">
                <text:p>0.00928985</text:p>
              </table:table-cell>
              <table:table-cell office:value-type="float" office:value="0.00812018">
                <text:p>0.0081201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000">
                <text:p>646000</text:p>
              </table:table-cell>
              <table:table-cell office:value-type="float" office:value="0.00626837">
                <text:p>0.00626837</text:p>
              </table:table-cell>
              <table:table-cell office:value-type="float" office:value="0.00713328">
                <text:p>0.00713328</text:p>
              </table:table-cell>
              <table:table-cell office:value-type="float" office:value="0.0533101">
                <text:p>0.0533101</text:p>
              </table:table-cell>
              <table:table-cell office:value-type="float" office:value="0.0095421">
                <text:p>0.0095421</text:p>
              </table:table-cell>
              <table:table-cell office:value-type="float" office:value="0.00808031">
                <text:p>0.0080803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000">
                <text:p>647000</text:p>
              </table:table-cell>
              <table:table-cell office:value-type="float" office:value="0.00779529">
                <text:p>0.00779529</text:p>
              </table:table-cell>
              <table:table-cell office:value-type="float" office:value="0.00699354">
                <text:p>0.00699354</text:p>
              </table:table-cell>
              <table:table-cell office:value-type="float" office:value="0.0499409">
                <text:p>0.0499409</text:p>
              </table:table-cell>
              <table:table-cell office:value-type="float" office:value="0.00993409">
                <text:p>0.00993409</text:p>
              </table:table-cell>
              <table:table-cell office:value-type="float" office:value="0.00812886">
                <text:p>0.0081288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000">
                <text:p>648000</text:p>
              </table:table-cell>
              <table:table-cell office:value-type="float" office:value="0.00629955">
                <text:p>0.00629955</text:p>
              </table:table-cell>
              <table:table-cell office:value-type="float" office:value="0.0073125">
                <text:p>0.0073125</text:p>
              </table:table-cell>
              <table:table-cell office:value-type="float" office:value="0.0491344">
                <text:p>0.0491344</text:p>
              </table:table-cell>
              <table:table-cell office:value-type="float" office:value="0.00957249">
                <text:p>0.00957249</text:p>
              </table:table-cell>
              <table:table-cell office:value-type="float" office:value="0.00793267">
                <text:p>0.0079326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000">
                <text:p>649000</text:p>
              </table:table-cell>
              <table:table-cell office:value-type="float" office:value="0.0062885">
                <text:p>0.0062885</text:p>
              </table:table-cell>
              <table:table-cell office:value-type="float" office:value="0.00725566">
                <text:p>0.00725566</text:p>
              </table:table-cell>
              <table:table-cell office:value-type="float" office:value="0.0481514">
                <text:p>0.0481514</text:p>
              </table:table-cell>
              <table:table-cell office:value-type="float" office:value="0.00982316">
                <text:p>0.00982316</text:p>
              </table:table-cell>
              <table:table-cell office:value-type="float" office:value="0.00821926">
                <text:p>0.0082192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000">
                <text:p>650000</text:p>
              </table:table-cell>
              <table:table-cell office:value-type="float" office:value="0.00630942">
                <text:p>0.00630942</text:p>
              </table:table-cell>
              <table:table-cell office:value-type="float" office:value="0.00693274">
                <text:p>0.00693274</text:p>
              </table:table-cell>
              <table:table-cell office:value-type="float" office:value="0.0512771">
                <text:p>0.0512771</text:p>
              </table:table-cell>
              <table:table-cell office:value-type="float" office:value="0.00941498">
                <text:p>0.00941498</text:p>
              </table:table-cell>
              <table:table-cell office:value-type="float" office:value="0.00826979">
                <text:p>0.0082697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000">
                <text:p>651000</text:p>
              </table:table-cell>
              <table:table-cell office:value-type="float" office:value="0.0064164">
                <text:p>0.0064164</text:p>
              </table:table-cell>
              <table:table-cell office:value-type="float" office:value="0.00712815">
                <text:p>0.00712815</text:p>
              </table:table-cell>
              <table:table-cell office:value-type="float" office:value="0.0483855">
                <text:p>0.0483855</text:p>
              </table:table-cell>
              <table:table-cell office:value-type="float" office:value="0.00937235">
                <text:p>0.00937235</text:p>
              </table:table-cell>
              <table:table-cell office:value-type="float" office:value="0.00816163">
                <text:p>0.0081616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000">
                <text:p>652000</text:p>
              </table:table-cell>
              <table:table-cell office:value-type="float" office:value="0.00632561">
                <text:p>0.00632561</text:p>
              </table:table-cell>
              <table:table-cell office:value-type="float" office:value="0.00692801">
                <text:p>0.00692801</text:p>
              </table:table-cell>
              <table:table-cell office:value-type="float" office:value="0.0497391">
                <text:p>0.0497391</text:p>
              </table:table-cell>
              <table:table-cell office:value-type="float" office:value="0.00945249">
                <text:p>0.00945249</text:p>
              </table:table-cell>
              <table:table-cell office:value-type="float" office:value="0.00866771">
                <text:p>0.0086677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000">
                <text:p>653000</text:p>
              </table:table-cell>
              <table:table-cell office:value-type="float" office:value="0.00642627">
                <text:p>0.00642627</text:p>
              </table:table-cell>
              <table:table-cell office:value-type="float" office:value="0.00705354">
                <text:p>0.00705354</text:p>
              </table:table-cell>
              <table:table-cell office:value-type="float" office:value="0.0492248">
                <text:p>0.0492248</text:p>
              </table:table-cell>
              <table:table-cell office:value-type="float" office:value="0.00944933">
                <text:p>0.00944933</text:p>
              </table:table-cell>
              <table:table-cell office:value-type="float" office:value="0.0081786">
                <text:p>0.008178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000">
                <text:p>654000</text:p>
              </table:table-cell>
              <table:table-cell office:value-type="float" office:value="0.00646693">
                <text:p>0.00646693</text:p>
              </table:table-cell>
              <table:table-cell office:value-type="float" office:value="0.00706696">
                <text:p>0.00706696</text:p>
              </table:table-cell>
              <table:table-cell office:value-type="float" office:value="0.0499539">
                <text:p>0.0499539</text:p>
              </table:table-cell>
              <table:table-cell office:value-type="float" office:value="0.00951367">
                <text:p>0.00951367</text:p>
              </table:table-cell>
              <table:table-cell office:value-type="float" office:value="0.00890772">
                <text:p>0.0089077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000">
                <text:p>655000</text:p>
              </table:table-cell>
              <table:table-cell office:value-type="float" office:value="0.00626442">
                <text:p>0.00626442</text:p>
              </table:table-cell>
              <table:table-cell office:value-type="float" office:value="0.00705512">
                <text:p>0.00705512</text:p>
              </table:table-cell>
              <table:table-cell office:value-type="float" office:value="0.0505942">
                <text:p>0.0505942</text:p>
              </table:table-cell>
              <table:table-cell office:value-type="float" office:value="0.00936446">
                <text:p>0.00936446</text:p>
              </table:table-cell>
              <table:table-cell office:value-type="float" office:value="0.00816202">
                <text:p>0.0081620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000">
                <text:p>656000</text:p>
              </table:table-cell>
              <table:table-cell office:value-type="float" office:value="0.00642943">
                <text:p>0.00642943</text:p>
              </table:table-cell>
              <table:table-cell office:value-type="float" office:value="0.00704288">
                <text:p>0.00704288</text:p>
              </table:table-cell>
              <table:table-cell office:value-type="float" office:value="0.0489291">
                <text:p>0.0489291</text:p>
              </table:table-cell>
              <table:table-cell office:value-type="float" office:value="0.0102045">
                <text:p>0.0102045</text:p>
              </table:table-cell>
              <table:table-cell office:value-type="float" office:value="0.00816636">
                <text:p>0.0081663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000">
                <text:p>657000</text:p>
              </table:table-cell>
              <table:table-cell office:value-type="float" office:value="0.00650048">
                <text:p>0.00650048</text:p>
              </table:table-cell>
              <table:table-cell office:value-type="float" office:value="0.00707288">
                <text:p>0.00707288</text:p>
              </table:table-cell>
              <table:table-cell office:value-type="float" office:value="0.0493018">
                <text:p>0.0493018</text:p>
              </table:table-cell>
              <table:table-cell office:value-type="float" office:value="0.00942051">
                <text:p>0.00942051</text:p>
              </table:table-cell>
              <table:table-cell office:value-type="float" office:value="0.00828479">
                <text:p>0.0082847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000">
                <text:p>658000</text:p>
              </table:table-cell>
              <table:table-cell office:value-type="float" office:value="0.00645667">
                <text:p>0.00645667</text:p>
              </table:table-cell>
              <table:table-cell office:value-type="float" office:value="0.00717039">
                <text:p>0.00717039</text:p>
              </table:table-cell>
              <table:table-cell office:value-type="float" office:value="0.0504651">
                <text:p>0.0504651</text:p>
              </table:table-cell>
              <table:table-cell office:value-type="float" office:value="0.00996686">
                <text:p>0.00996686</text:p>
              </table:table-cell>
              <table:table-cell office:value-type="float" office:value="0.0081036">
                <text:p>0.008103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000">
                <text:p>659000</text:p>
              </table:table-cell>
              <table:table-cell office:value-type="float" office:value="0.00626995">
                <text:p>0.00626995</text:p>
              </table:table-cell>
              <table:table-cell office:value-type="float" office:value="0.00692524">
                <text:p>0.00692524</text:p>
              </table:table-cell>
              <table:table-cell office:value-type="float" office:value="0.0512511">
                <text:p>0.0512511</text:p>
              </table:table-cell>
              <table:table-cell office:value-type="float" office:value="0.00932774">
                <text:p>0.00932774</text:p>
              </table:table-cell>
              <table:table-cell office:value-type="float" office:value="0.0081786">
                <text:p>0.008178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000">
                <text:p>660000</text:p>
              </table:table-cell>
              <table:table-cell office:value-type="float" office:value="0.00691143">
                <text:p>0.00691143</text:p>
              </table:table-cell>
              <table:table-cell office:value-type="float" office:value="0.00692327">
                <text:p>0.00692327</text:p>
              </table:table-cell>
              <table:table-cell office:value-type="float" office:value="0.0496377">
                <text:p>0.0496377</text:p>
              </table:table-cell>
              <table:table-cell office:value-type="float" office:value="0.00929458">
                <text:p>0.00929458</text:p>
              </table:table-cell>
              <table:table-cell office:value-type="float" office:value="0.00831282">
                <text:p>0.0083128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000">
                <text:p>661000</text:p>
              </table:table-cell>
              <table:table-cell office:value-type="float" office:value="0.00649022">
                <text:p>0.00649022</text:p>
              </table:table-cell>
              <table:table-cell office:value-type="float" office:value="0.00701525">
                <text:p>0.00701525</text:p>
              </table:table-cell>
              <table:table-cell office:value-type="float" office:value="0.0489852">
                <text:p>0.0489852</text:p>
              </table:table-cell>
              <table:table-cell office:value-type="float" office:value="0.00940748">
                <text:p>0.00940748</text:p>
              </table:table-cell>
              <table:table-cell office:value-type="float" office:value="0.00856783">
                <text:p>0.0085678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000">
                <text:p>662000</text:p>
              </table:table-cell>
              <table:table-cell office:value-type="float" office:value="0.00629955">
                <text:p>0.00629955</text:p>
              </table:table-cell>
              <table:table-cell office:value-type="float" office:value="0.00696117">
                <text:p>0.00696117</text:p>
              </table:table-cell>
              <table:table-cell office:value-type="float" office:value="0.0521859">
                <text:p>0.0521859</text:p>
              </table:table-cell>
              <table:table-cell office:value-type="float" office:value="0.00942406">
                <text:p>0.00942406</text:p>
              </table:table-cell>
              <table:table-cell office:value-type="float" office:value="0.00807557">
                <text:p>0.0080755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000">
                <text:p>663000</text:p>
              </table:table-cell>
              <table:table-cell office:value-type="float" office:value="0.00628613">
                <text:p>0.00628613</text:p>
              </table:table-cell>
              <table:table-cell office:value-type="float" office:value="0.0070567">
                <text:p>0.0070567</text:p>
              </table:table-cell>
              <table:table-cell office:value-type="float" office:value="0.0529063">
                <text:p>0.0529063</text:p>
              </table:table-cell>
              <table:table-cell office:value-type="float" office:value="0.00944143">
                <text:p>0.00944143</text:p>
              </table:table-cell>
              <table:table-cell office:value-type="float" office:value="0.00807754">
                <text:p>0.0080775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000">
                <text:p>664000</text:p>
              </table:table-cell>
              <table:table-cell office:value-type="float" office:value="0.00636903">
                <text:p>0.00636903</text:p>
              </table:table-cell>
              <table:table-cell office:value-type="float" office:value="0.0071321">
                <text:p>0.0071321</text:p>
              </table:table-cell>
              <table:table-cell office:value-type="float" office:value="0.0486078">
                <text:p>0.0486078</text:p>
              </table:table-cell>
              <table:table-cell office:value-type="float" office:value="0.00944538">
                <text:p>0.00944538</text:p>
              </table:table-cell>
              <table:table-cell office:value-type="float" office:value="0.00819439">
                <text:p>0.0081943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000">
                <text:p>665000</text:p>
              </table:table-cell>
              <table:table-cell office:value-type="float" office:value="0.00652062">
                <text:p>0.00652062</text:p>
              </table:table-cell>
              <table:table-cell office:value-type="float" office:value="0.00698169">
                <text:p>0.00698169</text:p>
              </table:table-cell>
              <table:table-cell office:value-type="float" office:value="0.0497048">
                <text:p>0.0497048</text:p>
              </table:table-cell>
              <table:table-cell office:value-type="float" office:value="0.00930129">
                <text:p>0.00930129</text:p>
              </table:table-cell>
              <table:table-cell office:value-type="float" office:value="0.00863731">
                <text:p>0.0086373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000">
                <text:p>666000</text:p>
              </table:table-cell>
              <table:table-cell office:value-type="float" office:value="0.00631061">
                <text:p>0.00631061</text:p>
              </table:table-cell>
              <table:table-cell office:value-type="float" office:value="0.00727421">
                <text:p>0.00727421</text:p>
              </table:table-cell>
              <table:table-cell office:value-type="float" office:value="0.0490459">
                <text:p>0.0490459</text:p>
              </table:table-cell>
              <table:table-cell office:value-type="float" office:value="0.00937669">
                <text:p>0.00937669</text:p>
              </table:table-cell>
              <table:table-cell office:value-type="float" office:value="0.00831163">
                <text:p>0.0083116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000">
                <text:p>667000</text:p>
              </table:table-cell>
              <table:table-cell office:value-type="float" office:value="0.006296">
                <text:p>0.006296</text:p>
              </table:table-cell>
              <table:table-cell office:value-type="float" office:value="0.00698051">
                <text:p>0.00698051</text:p>
              </table:table-cell>
              <table:table-cell office:value-type="float" office:value="0.0530425">
                <text:p>0.0530425</text:p>
              </table:table-cell>
              <table:table-cell office:value-type="float" office:value="0.00939525">
                <text:p>0.00939525</text:p>
              </table:table-cell>
              <table:table-cell office:value-type="float" office:value="0.00905141">
                <text:p>0.0090514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000">
                <text:p>668000</text:p>
              </table:table-cell>
              <table:table-cell office:value-type="float" office:value="0.00657825">
                <text:p>0.00657825</text:p>
              </table:table-cell>
              <table:table-cell office:value-type="float" office:value="0.00704407">
                <text:p>0.00704407</text:p>
              </table:table-cell>
              <table:table-cell office:value-type="float" office:value="0.0494533">
                <text:p>0.0494533</text:p>
              </table:table-cell>
              <table:table-cell office:value-type="float" office:value="0.00943433">
                <text:p>0.00943433</text:p>
              </table:table-cell>
              <table:table-cell office:value-type="float" office:value="0.00833808">
                <text:p>0.0083380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000">
                <text:p>669000</text:p>
              </table:table-cell>
              <table:table-cell office:value-type="float" office:value="0.00628416">
                <text:p>0.00628416</text:p>
              </table:table-cell>
              <table:table-cell office:value-type="float" office:value="0.00690748">
                <text:p>0.00690748</text:p>
              </table:table-cell>
              <table:table-cell office:value-type="float" office:value="0.0493049">
                <text:p>0.0493049</text:p>
              </table:table-cell>
              <table:table-cell office:value-type="float" office:value="0.00960605">
                <text:p>0.00960605</text:p>
              </table:table-cell>
              <table:table-cell office:value-type="float" office:value="0.0081186">
                <text:p>0.008118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000">
                <text:p>670000</text:p>
              </table:table-cell>
              <table:table-cell office:value-type="float" office:value="0.00636706">
                <text:p>0.00636706</text:p>
              </table:table-cell>
              <table:table-cell office:value-type="float" office:value="0.00689445">
                <text:p>0.00689445</text:p>
              </table:table-cell>
              <table:table-cell office:value-type="float" office:value="0.0491687">
                <text:p>0.0491687</text:p>
              </table:table-cell>
              <table:table-cell office:value-type="float" office:value="0.00935064">
                <text:p>0.00935064</text:p>
              </table:table-cell>
              <table:table-cell office:value-type="float" office:value="0.008194">
                <text:p>0.00819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000">
                <text:p>671000</text:p>
              </table:table-cell>
              <table:table-cell office:value-type="float" office:value="0.00644403">
                <text:p>0.00644403</text:p>
              </table:table-cell>
              <table:table-cell office:value-type="float" office:value="0.00698643">
                <text:p>0.00698643</text:p>
              </table:table-cell>
              <table:table-cell office:value-type="float" office:value="0.0525005">
                <text:p>0.0525005</text:p>
              </table:table-cell>
              <table:table-cell office:value-type="float" office:value="0.00951644">
                <text:p>0.00951644</text:p>
              </table:table-cell>
              <table:table-cell office:value-type="float" office:value="0.00862034">
                <text:p>0.0086203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000">
                <text:p>672000</text:p>
              </table:table-cell>
              <table:table-cell office:value-type="float" office:value="0.00634376">
                <text:p>0.00634376</text:p>
              </table:table-cell>
              <table:table-cell office:value-type="float" office:value="0.00690708">
                <text:p>0.00690708</text:p>
              </table:table-cell>
              <table:table-cell office:value-type="float" office:value="0.0498209">
                <text:p>0.0498209</text:p>
              </table:table-cell>
              <table:table-cell office:value-type="float" office:value="0.00944696">
                <text:p>0.00944696</text:p>
              </table:table-cell>
              <table:table-cell office:value-type="float" office:value="0.00807912">
                <text:p>0.0080791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000">
                <text:p>673000</text:p>
              </table:table-cell>
              <table:table-cell office:value-type="float" office:value="0.00637179">
                <text:p>0.00637179</text:p>
              </table:table-cell>
              <table:table-cell office:value-type="float" office:value="0.00736935">
                <text:p>0.00736935</text:p>
              </table:table-cell>
              <table:table-cell office:value-type="float" office:value="0.0488719">
                <text:p>0.0488719</text:p>
              </table:table-cell>
              <table:table-cell office:value-type="float" office:value="0.0094059">
                <text:p>0.0094059</text:p>
              </table:table-cell>
              <table:table-cell office:value-type="float" office:value="0.00807794">
                <text:p>0.0080779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000">
                <text:p>674000</text:p>
              </table:table-cell>
              <table:table-cell office:value-type="float" office:value="0.00631613">
                <text:p>0.00631613</text:p>
              </table:table-cell>
              <table:table-cell office:value-type="float" office:value="0.00695761">
                <text:p>0.00695761</text:p>
              </table:table-cell>
              <table:table-cell office:value-type="float" office:value="0.0488924">
                <text:p>0.0488924</text:p>
              </table:table-cell>
              <table:table-cell office:value-type="float" office:value="0.00935735">
                <text:p>0.00935735</text:p>
              </table:table-cell>
              <table:table-cell office:value-type="float" office:value="0.0080053">
                <text:p>0.008005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000">
                <text:p>675000</text:p>
              </table:table-cell>
              <table:table-cell office:value-type="float" office:value="0.00628731">
                <text:p>0.00628731</text:p>
              </table:table-cell>
              <table:table-cell office:value-type="float" office:value="0.00696393">
                <text:p>0.00696393</text:p>
              </table:table-cell>
              <table:table-cell office:value-type="float" office:value="0.0518835">
                <text:p>0.0518835</text:p>
              </table:table-cell>
              <table:table-cell office:value-type="float" office:value="0.00934116">
                <text:p>0.00934116</text:p>
              </table:table-cell>
              <table:table-cell office:value-type="float" office:value="0.0082315">
                <text:p>0.008231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000">
                <text:p>676000</text:p>
              </table:table-cell>
              <table:table-cell office:value-type="float" office:value="0.00626284">
                <text:p>0.00626284</text:p>
              </table:table-cell>
              <table:table-cell office:value-type="float" office:value="0.00695169">
                <text:p>0.00695169</text:p>
              </table:table-cell>
              <table:table-cell office:value-type="float" office:value="0.0490199">
                <text:p>0.0490199</text:p>
              </table:table-cell>
              <table:table-cell office:value-type="float" office:value="0.00935024">
                <text:p>0.00935024</text:p>
              </table:table-cell>
              <table:table-cell office:value-type="float" office:value="0.00881219">
                <text:p>0.0088121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000">
                <text:p>677000</text:p>
              </table:table-cell>
              <table:table-cell office:value-type="float" office:value="0.00631376">
                <text:p>0.00631376</text:p>
              </table:table-cell>
              <table:table-cell office:value-type="float" office:value="0.00700301">
                <text:p>0.00700301</text:p>
              </table:table-cell>
              <table:table-cell office:value-type="float" office:value="0.0490546">
                <text:p>0.0490546</text:p>
              </table:table-cell>
              <table:table-cell office:value-type="float" office:value="0.0099937">
                <text:p>0.0099937</text:p>
              </table:table-cell>
              <table:table-cell office:value-type="float" office:value="0.0085402">
                <text:p>0.008540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000">
                <text:p>678000</text:p>
              </table:table-cell>
              <table:table-cell office:value-type="float" office:value="0.0067551">
                <text:p>0.0067551</text:p>
              </table:table-cell>
              <table:table-cell office:value-type="float" office:value="0.00692524">
                <text:p>0.00692524</text:p>
              </table:table-cell>
              <table:table-cell office:value-type="float" office:value="0.049496">
                <text:p>0.049496</text:p>
              </table:table-cell>
              <table:table-cell office:value-type="float" office:value="0.00963486">
                <text:p>0.00963486</text:p>
              </table:table-cell>
              <table:table-cell office:value-type="float" office:value="0.00856467">
                <text:p>0.0085646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000">
                <text:p>679000</text:p>
              </table:table-cell>
              <table:table-cell office:value-type="float" office:value="0.00630429">
                <text:p>0.00630429</text:p>
              </table:table-cell>
              <table:table-cell office:value-type="float" office:value="0.0069213">
                <text:p>0.0069213</text:p>
              </table:table-cell>
              <table:table-cell office:value-type="float" office:value="0.0519202">
                <text:p>0.0519202</text:p>
              </table:table-cell>
              <table:table-cell office:value-type="float" office:value="0.00962026">
                <text:p>0.00962026</text:p>
              </table:table-cell>
              <table:table-cell office:value-type="float" office:value="0.00817623">
                <text:p>0.0081762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000">
                <text:p>680000</text:p>
              </table:table-cell>
              <table:table-cell office:value-type="float" office:value="0.00627508">
                <text:p>0.00627508</text:p>
              </table:table-cell>
              <table:table-cell office:value-type="float" office:value="0.00728329">
                <text:p>0.00728329</text:p>
              </table:table-cell>
              <table:table-cell office:value-type="float" office:value="0.0494312">
                <text:p>0.0494312</text:p>
              </table:table-cell>
              <table:table-cell office:value-type="float" office:value="0.00927919">
                <text:p>0.00927919</text:p>
              </table:table-cell>
              <table:table-cell office:value-type="float" office:value="0.00894088">
                <text:p>0.0089408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000">
                <text:p>681000</text:p>
              </table:table-cell>
              <table:table-cell office:value-type="float" office:value="0.00634061">
                <text:p>0.00634061</text:p>
              </table:table-cell>
              <table:table-cell office:value-type="float" office:value="0.00691182">
                <text:p>0.00691182</text:p>
              </table:table-cell>
              <table:table-cell office:value-type="float" office:value="0.0485782">
                <text:p>0.0485782</text:p>
              </table:table-cell>
              <table:table-cell office:value-type="float" office:value="0.00942959">
                <text:p>0.00942959</text:p>
              </table:table-cell>
              <table:table-cell office:value-type="float" office:value="0.00820229">
                <text:p>0.0082022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000">
                <text:p>682000</text:p>
              </table:table-cell>
              <table:table-cell office:value-type="float" office:value="0.00653562">
                <text:p>0.00653562</text:p>
              </table:table-cell>
              <table:table-cell office:value-type="float" office:value="0.00703854">
                <text:p>0.00703854</text:p>
              </table:table-cell>
              <table:table-cell office:value-type="float" office:value="0.0506933">
                <text:p>0.0506933</text:p>
              </table:table-cell>
              <table:table-cell office:value-type="float" office:value="0.00934827">
                <text:p>0.00934827</text:p>
              </table:table-cell>
              <table:table-cell office:value-type="float" office:value="0.00804162">
                <text:p>0.0080416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000">
                <text:p>683000</text:p>
              </table:table-cell>
              <table:table-cell office:value-type="float" office:value="0.00647009">
                <text:p>0.00647009</text:p>
              </table:table-cell>
              <table:table-cell office:value-type="float" office:value="0.0069063">
                <text:p>0.0069063</text:p>
              </table:table-cell>
              <table:table-cell office:value-type="float" office:value="0.049989">
                <text:p>0.049989</text:p>
              </table:table-cell>
              <table:table-cell office:value-type="float" office:value="0.00938103">
                <text:p>0.00938103</text:p>
              </table:table-cell>
              <table:table-cell office:value-type="float" office:value="0.00828321">
                <text:p>0.0082832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000">
                <text:p>684000</text:p>
              </table:table-cell>
              <table:table-cell office:value-type="float" office:value="0.00641719">
                <text:p>0.00641719</text:p>
              </table:table-cell>
              <table:table-cell office:value-type="float" office:value="0.00740211">
                <text:p>0.00740211</text:p>
              </table:table-cell>
              <table:table-cell office:value-type="float" office:value="0.0540298">
                <text:p>0.0540298</text:p>
              </table:table-cell>
              <table:table-cell office:value-type="float" office:value="0.00932419">
                <text:p>0.00932419</text:p>
              </table:table-cell>
              <table:table-cell office:value-type="float" office:value="0.00821808">
                <text:p>0.0082180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000">
                <text:p>685000</text:p>
              </table:table-cell>
              <table:table-cell office:value-type="float" office:value="0.0064014">
                <text:p>0.0064014</text:p>
              </table:table-cell>
              <table:table-cell office:value-type="float" office:value="0.00703578">
                <text:p>0.00703578</text:p>
              </table:table-cell>
              <table:table-cell office:value-type="float" office:value="0.0488588">
                <text:p>0.0488588</text:p>
              </table:table-cell>
              <table:table-cell office:value-type="float" office:value="0.0095038">
                <text:p>0.0095038</text:p>
              </table:table-cell>
              <table:table-cell office:value-type="float" office:value="0.00811426">
                <text:p>0.0081142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000">
                <text:p>686000</text:p>
              </table:table-cell>
              <table:table-cell office:value-type="float" office:value="0.00647404">
                <text:p>0.00647404</text:p>
              </table:table-cell>
              <table:table-cell office:value-type="float" office:value="0.00693788">
                <text:p>0.00693788</text:p>
              </table:table-cell>
              <table:table-cell office:value-type="float" office:value="0.0498473">
                <text:p>0.0498473</text:p>
              </table:table-cell>
              <table:table-cell office:value-type="float" office:value="0.00966802">
                <text:p>0.00966802</text:p>
              </table:table-cell>
              <table:table-cell office:value-type="float" office:value="0.00822953">
                <text:p>0.0082295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000">
                <text:p>687000</text:p>
              </table:table-cell>
              <table:table-cell office:value-type="float" office:value="0.00639666">
                <text:p>0.00639666</text:p>
              </table:table-cell>
              <table:table-cell office:value-type="float" office:value="0.00700893">
                <text:p>0.00700893</text:p>
              </table:table-cell>
              <table:table-cell office:value-type="float" office:value="0.0487965">
                <text:p>0.0487965</text:p>
              </table:table-cell>
              <table:table-cell office:value-type="float" office:value="0.00979553">
                <text:p>0.00979553</text:p>
              </table:table-cell>
              <table:table-cell office:value-type="float" office:value="0.00816478">
                <text:p>0.0081647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000">
                <text:p>688000</text:p>
              </table:table-cell>
              <table:table-cell office:value-type="float" office:value="0.0063031">
                <text:p>0.0063031</text:p>
              </table:table-cell>
              <table:table-cell office:value-type="float" office:value="0.00739935">
                <text:p>0.00739935</text:p>
              </table:table-cell>
              <table:table-cell office:value-type="float" office:value="0.0559684">
                <text:p>0.0559684</text:p>
              </table:table-cell>
              <table:table-cell office:value-type="float" office:value="0.00928471">
                <text:p>0.00928471</text:p>
              </table:table-cell>
              <table:table-cell office:value-type="float" office:value="0.00806649">
                <text:p>0.0080664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000">
                <text:p>689000</text:p>
              </table:table-cell>
              <table:table-cell office:value-type="float" office:value="0.0066722">
                <text:p>0.0066722</text:p>
              </table:table-cell>
              <table:table-cell office:value-type="float" office:value="0.00703893">
                <text:p>0.00703893</text:p>
              </table:table-cell>
              <table:table-cell office:value-type="float" office:value="0.0502077">
                <text:p>0.0502077</text:p>
              </table:table-cell>
              <table:table-cell office:value-type="float" office:value="0.00952986">
                <text:p>0.00952986</text:p>
              </table:table-cell>
              <table:table-cell office:value-type="float" office:value="0.00839927">
                <text:p>0.0083992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000">
                <text:p>690000</text:p>
              </table:table-cell>
              <table:table-cell office:value-type="float" office:value="0.00628968">
                <text:p>0.00628968</text:p>
              </table:table-cell>
              <table:table-cell office:value-type="float" office:value="0.00707288">
                <text:p>0.00707288</text:p>
              </table:table-cell>
              <table:table-cell office:value-type="float" office:value="0.0489295">
                <text:p>0.0489295</text:p>
              </table:table-cell>
              <table:table-cell office:value-type="float" office:value="0.00932024">
                <text:p>0.00932024</text:p>
              </table:table-cell>
              <table:table-cell office:value-type="float" office:value="0.00807202">
                <text:p>0.0080720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000">
                <text:p>691000</text:p>
              </table:table-cell>
              <table:table-cell office:value-type="float" office:value="0.00627626">
                <text:p>0.00627626</text:p>
              </table:table-cell>
              <table:table-cell office:value-type="float" office:value="0.00699077">
                <text:p>0.00699077</text:p>
              </table:table-cell>
              <table:table-cell office:value-type="float" office:value="0.0485426">
                <text:p>0.0485426</text:p>
              </table:table-cell>
              <table:table-cell office:value-type="float" office:value="0.00963329">
                <text:p>0.00963329</text:p>
              </table:table-cell>
              <table:table-cell office:value-type="float" office:value="0.00867086">
                <text:p>0.0086708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000">
                <text:p>692000</text:p>
              </table:table-cell>
              <table:table-cell office:value-type="float" office:value="0.006296">
                <text:p>0.006296</text:p>
              </table:table-cell>
              <table:table-cell office:value-type="float" office:value="0.00705788">
                <text:p>0.00705788</text:p>
              </table:table-cell>
              <table:table-cell office:value-type="float" office:value="0.0516525">
                <text:p>0.0516525</text:p>
              </table:table-cell>
              <table:table-cell office:value-type="float" office:value="0.0093309">
                <text:p>0.0093309</text:p>
              </table:table-cell>
              <table:table-cell office:value-type="float" office:value="0.00813084">
                <text:p>0.0081308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000">
                <text:p>693000</text:p>
              </table:table-cell>
              <table:table-cell office:value-type="float" office:value="0.00640851">
                <text:p>0.00640851</text:p>
              </table:table-cell>
              <table:table-cell office:value-type="float" office:value="0.00713723">
                <text:p>0.00713723</text:p>
              </table:table-cell>
              <table:table-cell office:value-type="float" office:value="0.0492532">
                <text:p>0.0492532</text:p>
              </table:table-cell>
              <table:table-cell office:value-type="float" office:value="0.00968066">
                <text:p>0.00968066</text:p>
              </table:table-cell>
              <table:table-cell office:value-type="float" office:value="0.00897325">
                <text:p>0.0089732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000">
                <text:p>694000</text:p>
              </table:table-cell>
              <table:table-cell office:value-type="float" office:value="0.00631258">
                <text:p>0.00631258</text:p>
              </table:table-cell>
              <table:table-cell office:value-type="float" office:value="0.00696393">
                <text:p>0.00696393</text:p>
              </table:table-cell>
              <table:table-cell office:value-type="float" office:value="0.049055">
                <text:p>0.049055</text:p>
              </table:table-cell>
              <table:table-cell office:value-type="float" office:value="0.00933919">
                <text:p>0.00933919</text:p>
              </table:table-cell>
              <table:table-cell office:value-type="float" office:value="0.00813676">
                <text:p>0.0081367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000">
                <text:p>695000</text:p>
              </table:table-cell>
              <table:table-cell office:value-type="float" office:value="0.00634929">
                <text:p>0.00634929</text:p>
              </table:table-cell>
              <table:table-cell office:value-type="float" office:value="0.00693117">
                <text:p>0.00693117</text:p>
              </table:table-cell>
              <table:table-cell office:value-type="float" office:value="0.0490175">
                <text:p>0.0490175</text:p>
              </table:table-cell>
              <table:table-cell office:value-type="float" office:value="0.00959539">
                <text:p>0.00959539</text:p>
              </table:table-cell>
              <table:table-cell office:value-type="float" office:value="0.00817268">
                <text:p>0.0081726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000">
                <text:p>696000</text:p>
              </table:table-cell>
              <table:table-cell office:value-type="float" office:value="0.00634179">
                <text:p>0.00634179</text:p>
              </table:table-cell>
              <table:table-cell office:value-type="float" office:value="0.00696275">
                <text:p>0.00696275</text:p>
              </table:table-cell>
              <table:table-cell office:value-type="float" office:value="0.0520078">
                <text:p>0.0520078</text:p>
              </table:table-cell>
              <table:table-cell office:value-type="float" office:value="0.00929577">
                <text:p>0.00929577</text:p>
              </table:table-cell>
              <table:table-cell office:value-type="float" office:value="0.00816636">
                <text:p>0.0081663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000">
                <text:p>697000</text:p>
              </table:table-cell>
              <table:table-cell office:value-type="float" office:value="0.00640969">
                <text:p>0.00640969</text:p>
              </table:table-cell>
              <table:table-cell office:value-type="float" office:value="0.00702788">
                <text:p>0.00702788</text:p>
              </table:table-cell>
              <table:table-cell office:value-type="float" office:value="0.0487716">
                <text:p>0.0487716</text:p>
              </table:table-cell>
              <table:table-cell office:value-type="float" office:value="0.00931195">
                <text:p>0.00931195</text:p>
              </table:table-cell>
              <table:table-cell office:value-type="float" office:value="0.00835861">
                <text:p>0.0083586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000">
                <text:p>698000</text:p>
              </table:table-cell>
              <table:table-cell office:value-type="float" office:value="0.00646101">
                <text:p>0.00646101</text:p>
              </table:table-cell>
              <table:table-cell office:value-type="float" office:value="0.007215">
                <text:p>0.007215</text:p>
              </table:table-cell>
              <table:table-cell office:value-type="float" office:value="0.0488719">
                <text:p>0.0488719</text:p>
              </table:table-cell>
              <table:table-cell office:value-type="float" office:value="0.00972882">
                <text:p>0.00972882</text:p>
              </table:table-cell>
              <table:table-cell office:value-type="float" office:value="0.0082015">
                <text:p>0.008201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000">
                <text:p>699000</text:p>
              </table:table-cell>
              <table:table-cell office:value-type="float" office:value="0.0063339">
                <text:p>0.0063339</text:p>
              </table:table-cell>
              <table:table-cell office:value-type="float" office:value="0.00723158">
                <text:p>0.00723158</text:p>
              </table:table-cell>
              <table:table-cell office:value-type="float" office:value="0.0488332">
                <text:p>0.0488332</text:p>
              </table:table-cell>
              <table:table-cell office:value-type="float" office:value="0.00953973">
                <text:p>0.00953973</text:p>
              </table:table-cell>
              <table:table-cell office:value-type="float" office:value="0.00862231">
                <text:p>0.0086223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000">
                <text:p>700000</text:p>
              </table:table-cell>
              <table:table-cell office:value-type="float" office:value="0.00647325">
                <text:p>0.00647325</text:p>
              </table:table-cell>
              <table:table-cell office:value-type="float" office:value="0.00713368">
                <text:p>0.00713368</text:p>
              </table:table-cell>
              <table:table-cell office:value-type="float" office:value="0.0508508">
                <text:p>0.0508508</text:p>
              </table:table-cell>
              <table:table-cell office:value-type="float" office:value="0.00972763">
                <text:p>0.00972763</text:p>
              </table:table-cell>
              <table:table-cell office:value-type="float" office:value="0.00822281">
                <text:p>0.0082228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000">
                <text:p>701000</text:p>
              </table:table-cell>
              <table:table-cell office:value-type="float" office:value="0.00628652">
                <text:p>0.00628652</text:p>
              </table:table-cell>
              <table:table-cell office:value-type="float" office:value="0.00704051">
                <text:p>0.00704051</text:p>
              </table:table-cell>
              <table:table-cell office:value-type="float" office:value="0.0504694">
                <text:p>0.0504694</text:p>
              </table:table-cell>
              <table:table-cell office:value-type="float" office:value="0.00952788">
                <text:p>0.00952788</text:p>
              </table:table-cell>
              <table:table-cell office:value-type="float" office:value="0.00880666">
                <text:p>0.0088066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000">
                <text:p>702000</text:p>
              </table:table-cell>
              <table:table-cell office:value-type="float" office:value="0.00649812">
                <text:p>0.00649812</text:p>
              </table:table-cell>
              <table:table-cell office:value-type="float" office:value="0.00721421">
                <text:p>0.00721421</text:p>
              </table:table-cell>
              <table:table-cell office:value-type="float" office:value="0.0493479">
                <text:p>0.0493479</text:p>
              </table:table-cell>
              <table:table-cell office:value-type="float" office:value="0.00945288">
                <text:p>0.00945288</text:p>
              </table:table-cell>
              <table:table-cell office:value-type="float" office:value="0.00890693">
                <text:p>0.0089069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000">
                <text:p>703000</text:p>
              </table:table-cell>
              <table:table-cell office:value-type="float" office:value="0.0063789">
                <text:p>0.0063789</text:p>
              </table:table-cell>
              <table:table-cell office:value-type="float" office:value="0.00709854">
                <text:p>0.00709854</text:p>
              </table:table-cell>
              <table:table-cell office:value-type="float" office:value="0.0495986">
                <text:p>0.0495986</text:p>
              </table:table-cell>
              <table:table-cell office:value-type="float" office:value="0.00972369">
                <text:p>0.00972369</text:p>
              </table:table-cell>
              <table:table-cell office:value-type="float" office:value="0.00868468">
                <text:p>0.0086846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000">
                <text:p>704000</text:p>
              </table:table-cell>
              <table:table-cell office:value-type="float" office:value="0.00661062">
                <text:p>0.00661062</text:p>
              </table:table-cell>
              <table:table-cell office:value-type="float" office:value="0.00714197">
                <text:p>0.00714197</text:p>
              </table:table-cell>
              <table:table-cell office:value-type="float" office:value="0.0511895">
                <text:p>0.0511895</text:p>
              </table:table-cell>
              <table:table-cell office:value-type="float" office:value="0.00935222">
                <text:p>0.00935222</text:p>
              </table:table-cell>
              <table:table-cell office:value-type="float" office:value="0.00818531">
                <text:p>0.0081853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000">
                <text:p>705000</text:p>
              </table:table-cell>
              <table:table-cell office:value-type="float" office:value="0.00637219">
                <text:p>0.00637219</text:p>
              </table:table-cell>
              <table:table-cell office:value-type="float" office:value="0.00704288">
                <text:p>0.00704288</text:p>
              </table:table-cell>
              <table:table-cell office:value-type="float" office:value="0.0510553">
                <text:p>0.0510553</text:p>
              </table:table-cell>
              <table:table-cell office:value-type="float" office:value="0.00933169">
                <text:p>0.00933169</text:p>
              </table:table-cell>
              <table:table-cell office:value-type="float" office:value="0.0081715">
                <text:p>0.008171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000">
                <text:p>706000</text:p>
              </table:table-cell>
              <table:table-cell office:value-type="float" office:value="0.00633192">
                <text:p>0.00633192</text:p>
              </table:table-cell>
              <table:table-cell office:value-type="float" office:value="0.00706538">
                <text:p>0.00706538</text:p>
              </table:table-cell>
              <table:table-cell office:value-type="float" office:value="0.0499397">
                <text:p>0.0499397</text:p>
              </table:table-cell>
              <table:table-cell office:value-type="float" office:value="0.00937748">
                <text:p>0.00937748</text:p>
              </table:table-cell>
              <table:table-cell office:value-type="float" office:value="0.00820663">
                <text:p>0.0082066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000">
                <text:p>707000</text:p>
              </table:table-cell>
              <table:table-cell office:value-type="float" office:value="0.00639745">
                <text:p>0.00639745</text:p>
              </table:table-cell>
              <table:table-cell office:value-type="float" office:value="0.0069213">
                <text:p>0.0069213</text:p>
              </table:table-cell>
              <table:table-cell office:value-type="float" office:value="0.0488561">
                <text:p>0.0488561</text:p>
              </table:table-cell>
              <table:table-cell office:value-type="float" office:value="0.00952354">
                <text:p>0.00952354</text:p>
              </table:table-cell>
              <table:table-cell office:value-type="float" office:value="0.00804873">
                <text:p>0.0080487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000">
                <text:p>708000</text:p>
              </table:table-cell>
              <table:table-cell office:value-type="float" office:value="0.00636311">
                <text:p>0.00636311</text:p>
              </table:table-cell>
              <table:table-cell office:value-type="float" office:value="0.00743606">
                <text:p>0.00743606</text:p>
              </table:table-cell>
              <table:table-cell office:value-type="float" office:value="0.0486528">
                <text:p>0.0486528</text:p>
              </table:table-cell>
              <table:table-cell office:value-type="float" office:value="0.00949907">
                <text:p>0.00949907</text:p>
              </table:table-cell>
              <table:table-cell office:value-type="float" office:value="0.00817307">
                <text:p>0.0081730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000">
                <text:p>709000</text:p>
              </table:table-cell>
              <table:table-cell office:value-type="float" office:value="0.00637692">
                <text:p>0.00637692</text:p>
              </table:table-cell>
              <table:table-cell office:value-type="float" office:value="0.0069588">
                <text:p>0.0069588</text:p>
              </table:table-cell>
              <table:table-cell office:value-type="float" office:value="0.0529758">
                <text:p>0.0529758</text:p>
              </table:table-cell>
              <table:table-cell office:value-type="float" office:value="0.00936564">
                <text:p>0.00936564</text:p>
              </table:table-cell>
              <table:table-cell office:value-type="float" office:value="0.00820821">
                <text:p>0.0082082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000">
                <text:p>710000</text:p>
              </table:table-cell>
              <table:table-cell office:value-type="float" office:value="0.00627547">
                <text:p>0.00627547</text:p>
              </table:table-cell>
              <table:table-cell office:value-type="float" office:value="0.00702512">
                <text:p>0.00702512</text:p>
              </table:table-cell>
              <table:table-cell office:value-type="float" office:value="0.0492114">
                <text:p>0.0492114</text:p>
              </table:table-cell>
              <table:table-cell office:value-type="float" office:value="0.00945051">
                <text:p>0.00945051</text:p>
              </table:table-cell>
              <table:table-cell office:value-type="float" office:value="0.00837559">
                <text:p>0.0083755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000">
                <text:p>711000</text:p>
              </table:table-cell>
              <table:table-cell office:value-type="float" office:value="0.00620994">
                <text:p>0.00620994</text:p>
              </table:table-cell>
              <table:table-cell office:value-type="float" office:value="0.00713407">
                <text:p>0.00713407</text:p>
              </table:table-cell>
              <table:table-cell office:value-type="float" office:value="0.0491707">
                <text:p>0.0491707</text:p>
              </table:table-cell>
              <table:table-cell office:value-type="float" office:value="0.00936959">
                <text:p>0.00936959</text:p>
              </table:table-cell>
              <table:table-cell office:value-type="float" office:value="0.00821295">
                <text:p>0.0082129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000">
                <text:p>712000</text:p>
              </table:table-cell>
              <table:table-cell office:value-type="float" office:value="0.00632876">
                <text:p>0.00632876</text:p>
              </table:table-cell>
              <table:table-cell office:value-type="float" office:value="0.00696156">
                <text:p>0.00696156</text:p>
              </table:table-cell>
              <table:table-cell office:value-type="float" office:value="0.0486259">
                <text:p>0.0486259</text:p>
              </table:table-cell>
              <table:table-cell office:value-type="float" office:value="0.00950262">
                <text:p>0.00950262</text:p>
              </table:table-cell>
              <table:table-cell office:value-type="float" office:value="0.00814149">
                <text:p>0.0081414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000">
                <text:p>713000</text:p>
              </table:table-cell>
              <table:table-cell office:value-type="float" office:value="0.00663075">
                <text:p>0.00663075</text:p>
              </table:table-cell>
              <table:table-cell office:value-type="float" office:value="0.00692209">
                <text:p>0.00692209</text:p>
              </table:table-cell>
              <table:table-cell office:value-type="float" office:value="0.0540708">
                <text:p>0.0540708</text:p>
              </table:table-cell>
              <table:table-cell office:value-type="float" office:value="0.00964868">
                <text:p>0.00964868</text:p>
              </table:table-cell>
              <table:table-cell office:value-type="float" office:value="0.00829703">
                <text:p>0.0082970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000">
                <text:p>714000</text:p>
              </table:table-cell>
              <table:table-cell office:value-type="float" office:value="0.0065522">
                <text:p>0.0065522</text:p>
              </table:table-cell>
              <table:table-cell office:value-type="float" office:value="0.00693985">
                <text:p>0.00693985</text:p>
              </table:table-cell>
              <table:table-cell office:value-type="float" office:value="0.049509">
                <text:p>0.049509</text:p>
              </table:table-cell>
              <table:table-cell office:value-type="float" office:value="0.00940196">
                <text:p>0.00940196</text:p>
              </table:table-cell>
              <table:table-cell office:value-type="float" office:value="0.00820623">
                <text:p>0.0082062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000">
                <text:p>715000</text:p>
              </table:table-cell>
              <table:table-cell office:value-type="float" office:value="0.00631732">
                <text:p>0.00631732</text:p>
              </table:table-cell>
              <table:table-cell office:value-type="float" office:value="0.006868">
                <text:p>0.006868</text:p>
              </table:table-cell>
              <table:table-cell office:value-type="float" office:value="0.0487759">
                <text:p>0.0487759</text:p>
              </table:table-cell>
              <table:table-cell office:value-type="float" office:value="0.00933682">
                <text:p>0.00933682</text:p>
              </table:table-cell>
              <table:table-cell office:value-type="float" office:value="0.0082311">
                <text:p>0.008231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000">
                <text:p>716000</text:p>
              </table:table-cell>
              <table:table-cell office:value-type="float" office:value="0.00633745">
                <text:p>0.00633745</text:p>
              </table:table-cell>
              <table:table-cell office:value-type="float" office:value="0.00693235">
                <text:p>0.00693235</text:p>
              </table:table-cell>
              <table:table-cell office:value-type="float" office:value="0.0490862">
                <text:p>0.0490862</text:p>
              </table:table-cell>
              <table:table-cell office:value-type="float" office:value="0.00931353">
                <text:p>0.00931353</text:p>
              </table:table-cell>
              <table:table-cell office:value-type="float" office:value="0.00867165">
                <text:p>0.0086716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000">
                <text:p>717000</text:p>
              </table:table-cell>
              <table:table-cell office:value-type="float" office:value="0.00704604">
                <text:p>0.00704604</text:p>
              </table:table-cell>
              <table:table-cell office:value-type="float" office:value="0.0069434">
                <text:p>0.0069434</text:p>
              </table:table-cell>
              <table:table-cell office:value-type="float" office:value="0.0514259">
                <text:p>0.0514259</text:p>
              </table:table-cell>
              <table:table-cell office:value-type="float" office:value="0.00977461">
                <text:p>0.00977461</text:p>
              </table:table-cell>
              <table:table-cell office:value-type="float" office:value="0.00842138">
                <text:p>0.0084213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000">
                <text:p>718000</text:p>
              </table:table-cell>
              <table:table-cell office:value-type="float" office:value="0.00625731">
                <text:p>0.00625731</text:p>
              </table:table-cell>
              <table:table-cell office:value-type="float" office:value="0.00686603">
                <text:p>0.00686603</text:p>
              </table:table-cell>
              <table:table-cell office:value-type="float" office:value="0.0492607">
                <text:p>0.0492607</text:p>
              </table:table-cell>
              <table:table-cell office:value-type="float" office:value="0.00944775">
                <text:p>0.00944775</text:p>
              </table:table-cell>
              <table:table-cell office:value-type="float" office:value="0.00811939">
                <text:p>0.0081193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000">
                <text:p>719000</text:p>
              </table:table-cell>
              <table:table-cell office:value-type="float" office:value="0.00640535">
                <text:p>0.00640535</text:p>
              </table:table-cell>
              <table:table-cell office:value-type="float" office:value="0.00710525">
                <text:p>0.00710525</text:p>
              </table:table-cell>
              <table:table-cell office:value-type="float" office:value="0.0493657">
                <text:p>0.0493657</text:p>
              </table:table-cell>
              <table:table-cell office:value-type="float" office:value="0.00927642">
                <text:p>0.00927642</text:p>
              </table:table-cell>
              <table:table-cell office:value-type="float" office:value="0.00807912">
                <text:p>0.0080791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000">
                <text:p>720000</text:p>
              </table:table-cell>
              <table:table-cell office:value-type="float" office:value="0.00629679">
                <text:p>0.00629679</text:p>
              </table:table-cell>
              <table:table-cell office:value-type="float" office:value="0.00683405">
                <text:p>0.00683405</text:p>
              </table:table-cell>
              <table:table-cell office:value-type="float" office:value="0.048395">
                <text:p>0.048395</text:p>
              </table:table-cell>
              <table:table-cell office:value-type="float" office:value="0.0093534">
                <text:p>0.0093534</text:p>
              </table:table-cell>
              <table:table-cell office:value-type="float" office:value="0.0080203">
                <text:p>0.008020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000">
                <text:p>721000</text:p>
              </table:table-cell>
              <table:table-cell office:value-type="float" office:value="0.00630034">
                <text:p>0.00630034</text:p>
              </table:table-cell>
              <table:table-cell office:value-type="float" office:value="0.0067405">
                <text:p>0.0067405</text:p>
              </table:table-cell>
              <table:table-cell office:value-type="float" office:value="0.0504398">
                <text:p>0.0504398</text:p>
              </table:table-cell>
              <table:table-cell office:value-type="float" office:value="0.00936524">
                <text:p>0.00936524</text:p>
              </table:table-cell>
              <table:table-cell office:value-type="float" office:value="0.00852638">
                <text:p>0.0085263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000">
                <text:p>722000</text:p>
              </table:table-cell>
              <table:table-cell office:value-type="float" office:value="0.00655259">
                <text:p>0.00655259</text:p>
              </table:table-cell>
              <table:table-cell office:value-type="float" office:value="0.0074179">
                <text:p>0.0074179</text:p>
              </table:table-cell>
              <table:table-cell office:value-type="float" office:value="0.050126">
                <text:p>0.050126</text:p>
              </table:table-cell>
              <table:table-cell office:value-type="float" office:value="0.00992541">
                <text:p>0.00992541</text:p>
              </table:table-cell>
              <table:table-cell office:value-type="float" office:value="0.00821216">
                <text:p>0.0082121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000">
                <text:p>723000</text:p>
              </table:table-cell>
              <table:table-cell office:value-type="float" office:value="0.00636192">
                <text:p>0.00636192</text:p>
              </table:table-cell>
              <table:table-cell office:value-type="float" office:value="0.0069288">
                <text:p>0.0069288</text:p>
              </table:table-cell>
              <table:table-cell office:value-type="float" office:value="0.0484822">
                <text:p>0.0484822</text:p>
              </table:table-cell>
              <table:table-cell office:value-type="float" office:value="0.00948486">
                <text:p>0.00948486</text:p>
              </table:table-cell>
              <table:table-cell office:value-type="float" office:value="0.00830492">
                <text:p>0.0083049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000">
                <text:p>724000</text:p>
              </table:table-cell>
              <table:table-cell office:value-type="float" office:value="0.00624981">
                <text:p>0.00624981</text:p>
              </table:table-cell>
              <table:table-cell office:value-type="float" office:value="0.00677918">
                <text:p>0.00677918</text:p>
              </table:table-cell>
              <table:table-cell office:value-type="float" office:value="0.0486449">
                <text:p>0.0486449</text:p>
              </table:table-cell>
              <table:table-cell office:value-type="float" office:value="0.00930485">
                <text:p>0.00930485</text:p>
              </table:table-cell>
              <table:table-cell office:value-type="float" office:value="0.0080736">
                <text:p>0.008073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000">
                <text:p>725000</text:p>
              </table:table-cell>
              <table:table-cell office:value-type="float" office:value="0.00641522">
                <text:p>0.00641522</text:p>
              </table:table-cell>
              <table:table-cell office:value-type="float" office:value="0.00728605">
                <text:p>0.00728605</text:p>
              </table:table-cell>
              <table:table-cell office:value-type="float" office:value="0.0545749">
                <text:p>0.0545749</text:p>
              </table:table-cell>
              <table:table-cell office:value-type="float" office:value="0.00929498">
                <text:p>0.00929498</text:p>
              </table:table-cell>
              <table:table-cell office:value-type="float" office:value="0.00851257">
                <text:p>0.0085125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000">
                <text:p>726000</text:p>
              </table:table-cell>
              <table:table-cell office:value-type="float" office:value="0.00638719">
                <text:p>0.00638719</text:p>
              </table:table-cell>
              <table:table-cell office:value-type="float" office:value="0.00736461">
                <text:p>0.00736461</text:p>
              </table:table-cell>
              <table:table-cell office:value-type="float" office:value="0.0513233">
                <text:p>0.0513233</text:p>
              </table:table-cell>
              <table:table-cell office:value-type="float" office:value="0.0093609">
                <text:p>0.0093609</text:p>
              </table:table-cell>
              <table:table-cell office:value-type="float" office:value="0.00885561">
                <text:p>0.0088556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000">
                <text:p>727000</text:p>
              </table:table-cell>
              <table:table-cell office:value-type="float" office:value="0.00642153">
                <text:p>0.00642153</text:p>
              </table:table-cell>
              <table:table-cell office:value-type="float" office:value="0.00690551">
                <text:p>0.00690551</text:p>
              </table:table-cell>
              <table:table-cell office:value-type="float" office:value="0.0485592">
                <text:p>0.0485592</text:p>
              </table:table-cell>
              <table:table-cell office:value-type="float" office:value="0.00954328">
                <text:p>0.00954328</text:p>
              </table:table-cell>
              <table:table-cell office:value-type="float" office:value="0.00937788">
                <text:p>0.0093778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000">
                <text:p>728000</text:p>
              </table:table-cell>
              <table:table-cell office:value-type="float" office:value="0.00641798">
                <text:p>0.00641798</text:p>
              </table:table-cell>
              <table:table-cell office:value-type="float" office:value="0.00693827">
                <text:p>0.00693827</text:p>
              </table:table-cell>
              <table:table-cell office:value-type="float" office:value="0.0485943">
                <text:p>0.0485943</text:p>
              </table:table-cell>
              <table:table-cell office:value-type="float" office:value="0.0093159">
                <text:p>0.0093159</text:p>
              </table:table-cell>
              <table:table-cell office:value-type="float" office:value="0.00821413">
                <text:p>0.0082141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000">
                <text:p>729000</text:p>
              </table:table-cell>
              <table:table-cell office:value-type="float" office:value="0.00630982">
                <text:p>0.00630982</text:p>
              </table:table-cell>
              <table:table-cell office:value-type="float" office:value="0.00691498">
                <text:p>0.00691498</text:p>
              </table:table-cell>
              <table:table-cell office:value-type="float" office:value="0.0501896">
                <text:p>0.0501896</text:p>
              </table:table-cell>
              <table:table-cell office:value-type="float" office:value="0.00928432">
                <text:p>0.00928432</text:p>
              </table:table-cell>
              <table:table-cell office:value-type="float" office:value="0.00828755">
                <text:p>0.0082875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000">
                <text:p>730000</text:p>
              </table:table-cell>
              <table:table-cell office:value-type="float" office:value="0.00638403">
                <text:p>0.00638403</text:p>
              </table:table-cell>
              <table:table-cell office:value-type="float" office:value="0.00686248">
                <text:p>0.00686248</text:p>
              </table:table-cell>
              <table:table-cell office:value-type="float" office:value="0.0504951">
                <text:p>0.0504951</text:p>
              </table:table-cell>
              <table:table-cell office:value-type="float" office:value="0.00965776">
                <text:p>0.00965776</text:p>
              </table:table-cell>
              <table:table-cell office:value-type="float" office:value="0.00816123">
                <text:p>0.0081612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000">
                <text:p>731000</text:p>
              </table:table-cell>
              <table:table-cell office:value-type="float" office:value="0.00664339">
                <text:p>0.00664339</text:p>
              </table:table-cell>
              <table:table-cell office:value-type="float" office:value="0.0069588">
                <text:p>0.0069588</text:p>
              </table:table-cell>
              <table:table-cell office:value-type="float" office:value="0.0487894">
                <text:p>0.0487894</text:p>
              </table:table-cell>
              <table:table-cell office:value-type="float" office:value="0.00949315">
                <text:p>0.00949315</text:p>
              </table:table-cell>
              <table:table-cell office:value-type="float" office:value="0.00794333">
                <text:p>0.0079433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000">
                <text:p>732000</text:p>
              </table:table-cell>
              <table:table-cell office:value-type="float" office:value="0.0062056">
                <text:p>0.0062056</text:p>
              </table:table-cell>
              <table:table-cell office:value-type="float" office:value="0.00694419">
                <text:p>0.00694419</text:p>
              </table:table-cell>
              <table:table-cell office:value-type="float" office:value="0.0485087">
                <text:p>0.0485087</text:p>
              </table:table-cell>
              <table:table-cell office:value-type="float" office:value="0.00942485">
                <text:p>0.00942485</text:p>
              </table:table-cell>
              <table:table-cell office:value-type="float" office:value="0.00806531">
                <text:p>0.0080653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000">
                <text:p>733000</text:p>
              </table:table-cell>
              <table:table-cell office:value-type="float" office:value="0.00626995">
                <text:p>0.00626995</text:p>
              </table:table-cell>
              <table:table-cell office:value-type="float" office:value="0.00690314">
                <text:p>0.00690314</text:p>
              </table:table-cell>
              <table:table-cell office:value-type="float" office:value="0.0488249">
                <text:p>0.0488249</text:p>
              </table:table-cell>
              <table:table-cell office:value-type="float" office:value="0.0094588">
                <text:p>0.0094588</text:p>
              </table:table-cell>
              <table:table-cell office:value-type="float" office:value="0.0080128">
                <text:p>0.008012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000">
                <text:p>734000</text:p>
              </table:table-cell>
              <table:table-cell office:value-type="float" office:value="0.00649259">
                <text:p>0.00649259</text:p>
              </table:table-cell>
              <table:table-cell office:value-type="float" office:value="0.00702551">
                <text:p>0.00702551</text:p>
              </table:table-cell>
              <table:table-cell office:value-type="float" office:value="0.0526193">
                <text:p>0.0526193</text:p>
              </table:table-cell>
              <table:table-cell office:value-type="float" office:value="0.00932182">
                <text:p>0.00932182</text:p>
              </table:table-cell>
              <table:table-cell office:value-type="float" office:value="0.00804952">
                <text:p>0.0080495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000">
                <text:p>735000</text:p>
              </table:table-cell>
              <table:table-cell office:value-type="float" office:value="0.0062656">
                <text:p>0.0062656</text:p>
              </table:table-cell>
              <table:table-cell office:value-type="float" office:value="0.0070267">
                <text:p>0.0070267</text:p>
              </table:table-cell>
              <table:table-cell office:value-type="float" office:value="0.0494561">
                <text:p>0.0494561</text:p>
              </table:table-cell>
              <table:table-cell office:value-type="float" office:value="0.00937235">
                <text:p>0.00937235</text:p>
              </table:table-cell>
              <table:table-cell office:value-type="float" office:value="0.00808425">
                <text:p>0.0080842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000">
                <text:p>736000</text:p>
              </table:table-cell>
              <table:table-cell office:value-type="float" office:value="0.00662602">
                <text:p>0.00662602</text:p>
              </table:table-cell>
              <table:table-cell office:value-type="float" office:value="0.0069967">
                <text:p>0.0069967</text:p>
              </table:table-cell>
              <table:table-cell office:value-type="float" office:value="0.048633">
                <text:p>0.048633</text:p>
              </table:table-cell>
              <table:table-cell office:value-type="float" office:value="0.00926655">
                <text:p>0.00926655</text:p>
              </table:table-cell>
              <table:table-cell office:value-type="float" office:value="0.00852994">
                <text:p>0.0085299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000">
                <text:p>737000</text:p>
              </table:table-cell>
              <table:table-cell office:value-type="float" office:value="0.00627468">
                <text:p>0.00627468</text:p>
              </table:table-cell>
              <table:table-cell office:value-type="float" office:value="0.00738316">
                <text:p>0.00738316</text:p>
              </table:table-cell>
              <table:table-cell office:value-type="float" office:value="0.0487676">
                <text:p>0.0487676</text:p>
              </table:table-cell>
              <table:table-cell office:value-type="float" office:value="0.00930998">
                <text:p>0.00930998</text:p>
              </table:table-cell>
              <table:table-cell office:value-type="float" office:value="0.00800333">
                <text:p>0.0080033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000">
                <text:p>738000</text:p>
              </table:table-cell>
              <table:table-cell office:value-type="float" office:value="0.00635442">
                <text:p>0.00635442</text:p>
              </table:table-cell>
              <table:table-cell office:value-type="float" office:value="0.00717907">
                <text:p>0.00717907</text:p>
              </table:table-cell>
              <table:table-cell office:value-type="float" office:value="0.0538987">
                <text:p>0.0538987</text:p>
              </table:table-cell>
              <table:table-cell office:value-type="float" office:value="0.0094363">
                <text:p>0.0094363</text:p>
              </table:table-cell>
              <table:table-cell office:value-type="float" office:value="0.00856191">
                <text:p>0.0085619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000">
                <text:p>739000</text:p>
              </table:table-cell>
              <table:table-cell office:value-type="float" office:value="0.00630034">
                <text:p>0.00630034</text:p>
              </table:table-cell>
              <table:table-cell office:value-type="float" office:value="0.0076066">
                <text:p>0.0076066</text:p>
              </table:table-cell>
              <table:table-cell office:value-type="float" office:value="0.0499764">
                <text:p>0.0499764</text:p>
              </table:table-cell>
              <table:table-cell office:value-type="float" office:value="0.00930682">
                <text:p>0.00930682</text:p>
              </table:table-cell>
              <table:table-cell office:value-type="float" office:value="0.00795398">
                <text:p>0.0079539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000">
                <text:p>740000</text:p>
              </table:table-cell>
              <table:table-cell office:value-type="float" office:value="0.0066426">
                <text:p>0.0066426</text:p>
              </table:table-cell>
              <table:table-cell office:value-type="float" office:value="0.00695367">
                <text:p>0.00695367</text:p>
              </table:table-cell>
              <table:table-cell office:value-type="float" office:value="0.0486468">
                <text:p>0.0486468</text:p>
              </table:table-cell>
              <table:table-cell office:value-type="float" office:value="0.00924642">
                <text:p>0.00924642</text:p>
              </table:table-cell>
              <table:table-cell office:value-type="float" office:value="0.00857257">
                <text:p>0.0085725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000">
                <text:p>741000</text:p>
              </table:table-cell>
              <table:table-cell office:value-type="float" office:value="0.00628416">
                <text:p>0.00628416</text:p>
              </table:table-cell>
              <table:table-cell office:value-type="float" office:value="0.0069359">
                <text:p>0.0069359</text:p>
              </table:table-cell>
              <table:table-cell office:value-type="float" office:value="0.0557505">
                <text:p>0.0557505</text:p>
              </table:table-cell>
              <table:table-cell office:value-type="float" office:value="0.00924129">
                <text:p>0.00924129</text:p>
              </table:table-cell>
              <table:table-cell office:value-type="float" office:value="0.00810004">
                <text:p>0.0081000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000">
                <text:p>742000</text:p>
              </table:table-cell>
              <table:table-cell office:value-type="float" office:value="0.00650798">
                <text:p>0.00650798</text:p>
              </table:table-cell>
              <table:table-cell office:value-type="float" office:value="0.00688261">
                <text:p>0.00688261</text:p>
              </table:table-cell>
              <table:table-cell office:value-type="float" office:value="0.0674279">
                <text:p>0.0674279</text:p>
              </table:table-cell>
              <table:table-cell office:value-type="float" office:value="0.00929735">
                <text:p>0.00929735</text:p>
              </table:table-cell>
              <table:table-cell office:value-type="float" office:value="0.00810123">
                <text:p>0.0081012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000">
                <text:p>743000</text:p>
              </table:table-cell>
              <table:table-cell office:value-type="float" office:value="0.00644048">
                <text:p>0.00644048</text:p>
              </table:table-cell>
              <table:table-cell office:value-type="float" office:value="0.00687156">
                <text:p>0.00687156</text:p>
              </table:table-cell>
              <table:table-cell office:value-type="float" office:value="0.0545252">
                <text:p>0.0545252</text:p>
              </table:table-cell>
              <table:table-cell office:value-type="float" office:value="0.00984448">
                <text:p>0.00984448</text:p>
              </table:table-cell>
              <table:table-cell office:value-type="float" office:value="0.00828124">
                <text:p>0.0082812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000">
                <text:p>744000</text:p>
              </table:table-cell>
              <table:table-cell office:value-type="float" office:value="0.00628139">
                <text:p>0.00628139</text:p>
              </table:table-cell>
              <table:table-cell office:value-type="float" office:value="0.00694893">
                <text:p>0.00694893</text:p>
              </table:table-cell>
              <table:table-cell office:value-type="float" office:value="0.0574661">
                <text:p>0.0574661</text:p>
              </table:table-cell>
              <table:table-cell office:value-type="float" office:value="0.00927998">
                <text:p>0.00927998</text:p>
              </table:table-cell>
              <table:table-cell office:value-type="float" office:value="0.00834361">
                <text:p>0.0083436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000">
                <text:p>745000</text:p>
              </table:table-cell>
              <table:table-cell office:value-type="float" office:value="0.0064389">
                <text:p>0.0064389</text:p>
              </table:table-cell>
              <table:table-cell office:value-type="float" office:value="0.00698446">
                <text:p>0.00698446</text:p>
              </table:table-cell>
              <table:table-cell office:value-type="float" office:value="0.0598536">
                <text:p>0.0598536</text:p>
              </table:table-cell>
              <table:table-cell office:value-type="float" office:value="0.00965302">
                <text:p>0.00965302</text:p>
              </table:table-cell>
              <table:table-cell office:value-type="float" office:value="0.00825874">
                <text:p>0.0082587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000">
                <text:p>746000</text:p>
              </table:table-cell>
              <table:table-cell office:value-type="float" office:value="0.00662365">
                <text:p>0.00662365</text:p>
              </table:table-cell>
              <table:table-cell office:value-type="float" office:value="0.00693314">
                <text:p>0.00693314</text:p>
              </table:table-cell>
              <table:table-cell office:value-type="float" office:value="0.0489757">
                <text:p>0.0489757</text:p>
              </table:table-cell>
              <table:table-cell office:value-type="float" office:value="0.00925984">
                <text:p>0.00925984</text:p>
              </table:table-cell>
              <table:table-cell office:value-type="float" office:value="0.00826782">
                <text:p>0.0082678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000">
                <text:p>747000</text:p>
              </table:table-cell>
              <table:table-cell office:value-type="float" office:value="0.00633153">
                <text:p>0.00633153</text:p>
              </table:table-cell>
              <table:table-cell office:value-type="float" office:value="0.00689169">
                <text:p>0.00689169</text:p>
              </table:table-cell>
              <table:table-cell office:value-type="float" office:value="0.0487799">
                <text:p>0.0487799</text:p>
              </table:table-cell>
              <table:table-cell office:value-type="float" office:value="0.00955631">
                <text:p>0.00955631</text:p>
              </table:table-cell>
              <table:table-cell office:value-type="float" office:value="0.00827887">
                <text:p>0.0082788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000">
                <text:p>748000</text:p>
              </table:table-cell>
              <table:table-cell office:value-type="float" office:value="0.00631218">
                <text:p>0.00631218</text:p>
              </table:table-cell>
              <table:table-cell office:value-type="float" office:value="0.00687906">
                <text:p>0.00687906</text:p>
              </table:table-cell>
              <table:table-cell office:value-type="float" office:value="0.0489421">
                <text:p>0.0489421</text:p>
              </table:table-cell>
              <table:table-cell office:value-type="float" office:value="0.00934432">
                <text:p>0.00934432</text:p>
              </table:table-cell>
              <table:table-cell office:value-type="float" office:value="0.0083819">
                <text:p>0.008381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000">
                <text:p>749000</text:p>
              </table:table-cell>
              <table:table-cell office:value-type="float" office:value="0.00629047">
                <text:p>0.00629047</text:p>
              </table:table-cell>
              <table:table-cell office:value-type="float" office:value="0.00682537">
                <text:p>0.00682537</text:p>
              </table:table-cell>
              <table:table-cell office:value-type="float" office:value="0.0530243">
                <text:p>0.0530243</text:p>
              </table:table-cell>
              <table:table-cell office:value-type="float" office:value="0.00933919">
                <text:p>0.00933919</text:p>
              </table:table-cell>
              <table:table-cell office:value-type="float" office:value="0.00835782">
                <text:p>0.0083578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000">
                <text:p>750000</text:p>
              </table:table-cell>
              <table:table-cell office:value-type="float" office:value="0.00671563">
                <text:p>0.00671563</text:p>
              </table:table-cell>
              <table:table-cell office:value-type="float" office:value="0.00672392">
                <text:p>0.00672392</text:p>
              </table:table-cell>
              <table:table-cell office:value-type="float" office:value="0.0485557">
                <text:p>0.0485557</text:p>
              </table:table-cell>
              <table:table-cell office:value-type="float" office:value="0.00936524">
                <text:p>0.00936524</text:p>
              </table:table-cell>
              <table:table-cell office:value-type="float" office:value="0.00801754">
                <text:p>0.0080175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000">
                <text:p>751000</text:p>
              </table:table-cell>
              <table:table-cell office:value-type="float" office:value="0.006296">
                <text:p>0.006296</text:p>
              </table:table-cell>
              <table:table-cell office:value-type="float" office:value="0.00684984">
                <text:p>0.00684984</text:p>
              </table:table-cell>
              <table:table-cell office:value-type="float" office:value="0.0497103">
                <text:p>0.0497103</text:p>
              </table:table-cell>
              <table:table-cell office:value-type="float" office:value="0.00929577">
                <text:p>0.00929577</text:p>
              </table:table-cell>
              <table:table-cell office:value-type="float" office:value="0.00867955">
                <text:p>0.0086795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000">
                <text:p>752000</text:p>
              </table:table-cell>
              <table:table-cell office:value-type="float" office:value="0.00626995">
                <text:p>0.00626995</text:p>
              </table:table-cell>
              <table:table-cell office:value-type="float" office:value="0.00705472">
                <text:p>0.00705472</text:p>
              </table:table-cell>
              <table:table-cell office:value-type="float" office:value="0.0485418">
                <text:p>0.0485418</text:p>
              </table:table-cell>
              <table:table-cell office:value-type="float" office:value="0.00952117">
                <text:p>0.00952117</text:p>
              </table:table-cell>
              <table:table-cell office:value-type="float" office:value="0.00820584">
                <text:p>0.0082058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000">
                <text:p>753000</text:p>
              </table:table-cell>
              <table:table-cell office:value-type="float" office:value="0.00627113">
                <text:p>0.00627113</text:p>
              </table:table-cell>
              <table:table-cell office:value-type="float" office:value="0.00694222">
                <text:p>0.00694222</text:p>
              </table:table-cell>
              <table:table-cell office:value-type="float" office:value="0.0515144">
                <text:p>0.0515144</text:p>
              </table:table-cell>
              <table:table-cell office:value-type="float" office:value="0.00952117">
                <text:p>0.00952117</text:p>
              </table:table-cell>
              <table:table-cell office:value-type="float" office:value="0.00794609">
                <text:p>0.0079460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000">
                <text:p>754000</text:p>
              </table:table-cell>
              <table:table-cell office:value-type="float" office:value="0.00629087">
                <text:p>0.00629087</text:p>
              </table:table-cell>
              <table:table-cell office:value-type="float" office:value="0.00688695">
                <text:p>0.00688695</text:p>
              </table:table-cell>
              <table:table-cell office:value-type="float" office:value="0.0504047">
                <text:p>0.0504047</text:p>
              </table:table-cell>
              <table:table-cell office:value-type="float" office:value="0.00930208">
                <text:p>0.00930208</text:p>
              </table:table-cell>
              <table:table-cell office:value-type="float" office:value="0.00853981">
                <text:p>0.0085398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000">
                <text:p>755000</text:p>
              </table:table-cell>
              <table:table-cell office:value-type="float" office:value="0.00627942">
                <text:p>0.00627942</text:p>
              </table:table-cell>
              <table:table-cell office:value-type="float" office:value="0.00727382">
                <text:p>0.00727382</text:p>
              </table:table-cell>
              <table:table-cell office:value-type="float" office:value="0.0487676">
                <text:p>0.0487676</text:p>
              </table:table-cell>
              <table:table-cell office:value-type="float" office:value="0.00930287">
                <text:p>0.00930287</text:p>
              </table:table-cell>
              <table:table-cell office:value-type="float" office:value="0.00831006">
                <text:p>0.0083100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000">
                <text:p>756000</text:p>
              </table:table-cell>
              <table:table-cell office:value-type="float" office:value="0.00634771">
                <text:p>0.00634771</text:p>
              </table:table-cell>
              <table:table-cell office:value-type="float" office:value="0.00694735">
                <text:p>0.00694735</text:p>
              </table:table-cell>
              <table:table-cell office:value-type="float" office:value="0.0489133">
                <text:p>0.0489133</text:p>
              </table:table-cell>
              <table:table-cell office:value-type="float" office:value="0.0092705">
                <text:p>0.0092705</text:p>
              </table:table-cell>
              <table:table-cell office:value-type="float" office:value="0.00822479">
                <text:p>0.0082247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000">
                <text:p>757000</text:p>
              </table:table-cell>
              <table:table-cell office:value-type="float" office:value="0.00668484">
                <text:p>0.00668484</text:p>
              </table:table-cell>
              <table:table-cell office:value-type="float" office:value="0.00680011">
                <text:p>0.00680011</text:p>
              </table:table-cell>
              <table:table-cell office:value-type="float" office:value="0.0494356">
                <text:p>0.0494356</text:p>
              </table:table-cell>
              <table:table-cell office:value-type="float" office:value="0.00934353">
                <text:p>0.00934353</text:p>
              </table:table-cell>
              <table:table-cell office:value-type="float" office:value="0.00873639">
                <text:p>0.0087363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000">
                <text:p>758000</text:p>
              </table:table-cell>
              <table:table-cell office:value-type="float" office:value="0.00630705">
                <text:p>0.00630705</text:p>
              </table:table-cell>
              <table:table-cell office:value-type="float" office:value="0.00690551">
                <text:p>0.00690551</text:p>
              </table:table-cell>
              <table:table-cell office:value-type="float" office:value="0.0511022">
                <text:p>0.0511022</text:p>
              </table:table-cell>
              <table:table-cell office:value-type="float" office:value="0.00957407">
                <text:p>0.00957407</text:p>
              </table:table-cell>
              <table:table-cell office:value-type="float" office:value="0.00803215">
                <text:p>0.0080321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000">
                <text:p>759000</text:p>
              </table:table-cell>
              <table:table-cell office:value-type="float" office:value="0.0064539">
                <text:p>0.0064539</text:p>
              </table:table-cell>
              <table:table-cell office:value-type="float" office:value="0.00722605">
                <text:p>0.00722605</text:p>
              </table:table-cell>
              <table:table-cell office:value-type="float" office:value="0.0501754">
                <text:p>0.0501754</text:p>
              </table:table-cell>
              <table:table-cell office:value-type="float" office:value="0.00931669">
                <text:p>0.00931669</text:p>
              </table:table-cell>
              <table:table-cell office:value-type="float" office:value="0.00808504">
                <text:p>0.0080850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000">
                <text:p>760000</text:p>
              </table:table-cell>
              <table:table-cell office:value-type="float" office:value="0.0062881">
                <text:p>0.0062881</text:p>
              </table:table-cell>
              <table:table-cell office:value-type="float" office:value="0.00727539">
                <text:p>0.00727539</text:p>
              </table:table-cell>
              <table:table-cell office:value-type="float" office:value="0.048588">
                <text:p>0.048588</text:p>
              </table:table-cell>
              <table:table-cell office:value-type="float" office:value="0.00927208">
                <text:p>0.00927208</text:p>
              </table:table-cell>
              <table:table-cell office:value-type="float" office:value="0.00796859">
                <text:p>0.0079685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000">
                <text:p>761000</text:p>
              </table:table-cell>
              <table:table-cell office:value-type="float" office:value="0.00632442">
                <text:p>0.00632442</text:p>
              </table:table-cell>
              <table:table-cell office:value-type="float" office:value="0.00690195">
                <text:p>0.00690195</text:p>
              </table:table-cell>
              <table:table-cell office:value-type="float" office:value="0.0484076">
                <text:p>0.0484076</text:p>
              </table:table-cell>
              <table:table-cell office:value-type="float" office:value="0.00938814">
                <text:p>0.00938814</text:p>
              </table:table-cell>
              <table:table-cell office:value-type="float" office:value="0.00846441">
                <text:p>0.0084644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000">
                <text:p>762000</text:p>
              </table:table-cell>
              <table:table-cell office:value-type="float" office:value="0.00631218">
                <text:p>0.00631218</text:p>
              </table:table-cell>
              <table:table-cell office:value-type="float" office:value="0.00693038">
                <text:p>0.00693038</text:p>
              </table:table-cell>
              <table:table-cell office:value-type="float" office:value="0.0518278">
                <text:p>0.0518278</text:p>
              </table:table-cell>
              <table:table-cell office:value-type="float" office:value="0.00937077">
                <text:p>0.00937077</text:p>
              </table:table-cell>
              <table:table-cell office:value-type="float" office:value="0.00792675">
                <text:p>0.0079267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000">
                <text:p>763000</text:p>
              </table:table-cell>
              <table:table-cell office:value-type="float" office:value="0.00629837">
                <text:p>0.00629837</text:p>
              </table:table-cell>
              <table:table-cell office:value-type="float" office:value="0.00691893">
                <text:p>0.00691893</text:p>
              </table:table-cell>
              <table:table-cell office:value-type="float" office:value="0.0486887">
                <text:p>0.0486887</text:p>
              </table:table-cell>
              <table:table-cell office:value-type="float" office:value="0.00959697">
                <text:p>0.00959697</text:p>
              </table:table-cell>
              <table:table-cell office:value-type="float" office:value="0.00802188">
                <text:p>0.0080218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000">
                <text:p>764000</text:p>
              </table:table-cell>
              <table:table-cell office:value-type="float" office:value="0.00660509">
                <text:p>0.00660509</text:p>
              </table:table-cell>
              <table:table-cell office:value-type="float" office:value="0.00705551">
                <text:p>0.00705551</text:p>
              </table:table-cell>
              <table:table-cell office:value-type="float" office:value="0.0498592">
                <text:p>0.0498592</text:p>
              </table:table-cell>
              <table:table-cell office:value-type="float" office:value="0.00946117">
                <text:p>0.00946117</text:p>
              </table:table-cell>
              <table:table-cell office:value-type="float" office:value="0.00849362">
                <text:p>0.0084936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000">
                <text:p>765000</text:p>
              </table:table-cell>
              <table:table-cell office:value-type="float" office:value="0.00630824">
                <text:p>0.00630824</text:p>
              </table:table-cell>
              <table:table-cell office:value-type="float" office:value="0.00693748">
                <text:p>0.00693748</text:p>
              </table:table-cell>
              <table:table-cell office:value-type="float" office:value="0.0506791">
                <text:p>0.0506791</text:p>
              </table:table-cell>
              <table:table-cell office:value-type="float" office:value="0.00942604">
                <text:p>0.00942604</text:p>
              </table:table-cell>
              <table:table-cell office:value-type="float" office:value="0.00834558">
                <text:p>0.0083455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000">
                <text:p>766000</text:p>
              </table:table-cell>
              <table:table-cell office:value-type="float" office:value="0.00639311">
                <text:p>0.00639311</text:p>
              </table:table-cell>
              <table:table-cell office:value-type="float" office:value="0.00699788">
                <text:p>0.00699788</text:p>
              </table:table-cell>
              <table:table-cell office:value-type="float" office:value="0.0524468">
                <text:p>0.0524468</text:p>
              </table:table-cell>
              <table:table-cell office:value-type="float" office:value="0.00962973">
                <text:p>0.00962973</text:p>
              </table:table-cell>
              <table:table-cell office:value-type="float" office:value="0.00816952">
                <text:p>0.0081695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000">
                <text:p>767000</text:p>
              </table:table-cell>
              <table:table-cell office:value-type="float" office:value="0.0063185">
                <text:p>0.0063185</text:p>
              </table:table-cell>
              <table:table-cell office:value-type="float" office:value="0.00702196">
                <text:p>0.00702196</text:p>
              </table:table-cell>
              <table:table-cell office:value-type="float" office:value="0.0484305">
                <text:p>0.0484305</text:p>
              </table:table-cell>
              <table:table-cell office:value-type="float" office:value="0.00981803">
                <text:p>0.00981803</text:p>
              </table:table-cell>
              <table:table-cell office:value-type="float" office:value="0.00799149">
                <text:p>0.0079914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000">
                <text:p>768000</text:p>
              </table:table-cell>
              <table:table-cell office:value-type="float" office:value="0.00630192">
                <text:p>0.00630192</text:p>
              </table:table-cell>
              <table:table-cell office:value-type="float" office:value="0.00781661">
                <text:p>0.00781661</text:p>
              </table:table-cell>
              <table:table-cell office:value-type="float" office:value="0.048738">
                <text:p>0.048738</text:p>
              </table:table-cell>
              <table:table-cell office:value-type="float" office:value="0.00944143">
                <text:p>0.00944143</text:p>
              </table:table-cell>
              <table:table-cell office:value-type="float" office:value="0.00809057">
                <text:p>0.0080905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000">
                <text:p>769000</text:p>
              </table:table-cell>
              <table:table-cell office:value-type="float" office:value="0.00630903">
                <text:p>0.00630903</text:p>
              </table:table-cell>
              <table:table-cell office:value-type="float" office:value="0.00709104">
                <text:p>0.00709104</text:p>
              </table:table-cell>
              <table:table-cell office:value-type="float" office:value="0.0486516">
                <text:p>0.0486516</text:p>
              </table:table-cell>
              <table:table-cell office:value-type="float" office:value="0.00928748">
                <text:p>0.00928748</text:p>
              </table:table-cell>
              <table:table-cell office:value-type="float" office:value="0.00818492">
                <text:p>0.0081849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000">
                <text:p>770000</text:p>
              </table:table-cell>
              <table:table-cell office:value-type="float" office:value="0.006778">
                <text:p>0.006778</text:p>
              </table:table-cell>
              <table:table-cell office:value-type="float" office:value="0.00693156">
                <text:p>0.00693156</text:p>
              </table:table-cell>
              <table:table-cell office:value-type="float" office:value="0.0512688">
                <text:p>0.0512688</text:p>
              </table:table-cell>
              <table:table-cell office:value-type="float" office:value="0.00934156">
                <text:p>0.00934156</text:p>
              </table:table-cell>
              <table:table-cell office:value-type="float" office:value="0.0080132">
                <text:p>0.008013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000">
                <text:p>771000</text:p>
              </table:table-cell>
              <table:table-cell office:value-type="float" office:value="0.00640377">
                <text:p>0.00640377</text:p>
              </table:table-cell>
              <table:table-cell office:value-type="float" office:value="0.0073725">
                <text:p>0.0073725</text:p>
              </table:table-cell>
              <table:table-cell office:value-type="float" office:value="0.0508575">
                <text:p>0.0508575</text:p>
              </table:table-cell>
              <table:table-cell office:value-type="float" office:value="0.00930682">
                <text:p>0.00930682</text:p>
              </table:table-cell>
              <table:table-cell office:value-type="float" office:value="0.00809333">
                <text:p>0.0080933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000">
                <text:p>772000</text:p>
              </table:table-cell>
              <table:table-cell office:value-type="float" office:value="0.0067776">
                <text:p>0.0067776</text:p>
              </table:table-cell>
              <table:table-cell office:value-type="float" office:value="0.00694498">
                <text:p>0.00694498</text:p>
              </table:table-cell>
              <table:table-cell office:value-type="float" office:value="0.0486176">
                <text:p>0.0486176</text:p>
              </table:table-cell>
              <table:table-cell office:value-type="float" office:value="0.00943433">
                <text:p>0.00943433</text:p>
              </table:table-cell>
              <table:table-cell office:value-type="float" office:value="0.00815018">
                <text:p>0.0081501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000">
                <text:p>773000</text:p>
              </table:table-cell>
              <table:table-cell office:value-type="float" office:value="0.00639587">
                <text:p>0.00639587</text:p>
              </table:table-cell>
              <table:table-cell office:value-type="float" office:value="0.00692682">
                <text:p>0.00692682</text:p>
              </table:table-cell>
              <table:table-cell office:value-type="float" office:value="0.0490037">
                <text:p>0.0490037</text:p>
              </table:table-cell>
              <table:table-cell office:value-type="float" office:value="0.00934748">
                <text:p>0.00934748</text:p>
              </table:table-cell>
              <table:table-cell office:value-type="float" office:value="0.00798478">
                <text:p>0.0079847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000">
                <text:p>774000</text:p>
              </table:table-cell>
              <table:table-cell office:value-type="float" office:value="0.00674089">
                <text:p>0.00674089</text:p>
              </table:table-cell>
              <table:table-cell office:value-type="float" office:value="0.00690195">
                <text:p>0.00690195</text:p>
              </table:table-cell>
              <table:table-cell office:value-type="float" office:value="0.0495951">
                <text:p>0.0495951</text:p>
              </table:table-cell>
              <table:table-cell office:value-type="float" office:value="0.00944814">
                <text:p>0.00944814</text:p>
              </table:table-cell>
              <table:table-cell office:value-type="float" office:value="0.00837045">
                <text:p>0.0083704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000">
                <text:p>775000</text:p>
              </table:table-cell>
              <table:table-cell office:value-type="float" office:value="0.00629955">
                <text:p>0.00629955</text:p>
              </table:table-cell>
              <table:table-cell office:value-type="float" office:value="0.0071096">
                <text:p>0.0071096</text:p>
              </table:table-cell>
              <table:table-cell office:value-type="float" office:value="0.0527109">
                <text:p>0.0527109</text:p>
              </table:table-cell>
              <table:table-cell office:value-type="float" office:value="0.00947301">
                <text:p>0.00947301</text:p>
              </table:table-cell>
              <table:table-cell office:value-type="float" office:value="0.00832979">
                <text:p>0.0083297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000">
                <text:p>776000</text:p>
              </table:table-cell>
              <table:table-cell office:value-type="float" office:value="0.00626876">
                <text:p>0.00626876</text:p>
              </table:table-cell>
              <table:table-cell office:value-type="float" office:value="0.00714749">
                <text:p>0.00714749</text:p>
              </table:table-cell>
              <table:table-cell office:value-type="float" office:value="0.0485221">
                <text:p>0.0485221</text:p>
              </table:table-cell>
              <table:table-cell office:value-type="float" office:value="0.00935893">
                <text:p>0.00935893</text:p>
              </table:table-cell>
              <table:table-cell office:value-type="float" office:value="0.00826663">
                <text:p>0.0082666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000">
                <text:p>777000</text:p>
              </table:table-cell>
              <table:table-cell office:value-type="float" office:value="0.0064318">
                <text:p>0.0064318</text:p>
              </table:table-cell>
              <table:table-cell office:value-type="float" office:value="0.00692603">
                <text:p>0.00692603</text:p>
              </table:table-cell>
              <table:table-cell office:value-type="float" office:value="0.0488241">
                <text:p>0.0488241</text:p>
              </table:table-cell>
              <table:table-cell office:value-type="float" office:value="0.0094363">
                <text:p>0.0094363</text:p>
              </table:table-cell>
              <table:table-cell office:value-type="float" office:value="0.00799346">
                <text:p>0.0079934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000">
                <text:p>778000</text:p>
              </table:table-cell>
              <table:table-cell office:value-type="float" office:value="0.00646969">
                <text:p>0.00646969</text:p>
              </table:table-cell>
              <table:table-cell office:value-type="float" office:value="0.00700301">
                <text:p>0.00700301</text:p>
              </table:table-cell>
              <table:table-cell office:value-type="float" office:value="0.0500246">
                <text:p>0.0500246</text:p>
              </table:table-cell>
              <table:table-cell office:value-type="float" office:value="0.00964394">
                <text:p>0.00964394</text:p>
              </table:table-cell>
              <table:table-cell office:value-type="float" office:value="0.00860612">
                <text:p>0.0086061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000">
                <text:p>779000</text:p>
              </table:table-cell>
              <table:table-cell office:value-type="float" office:value="0.00626639">
                <text:p>0.00626639</text:p>
              </table:table-cell>
              <table:table-cell office:value-type="float" office:value="0.00704012">
                <text:p>0.00704012</text:p>
              </table:table-cell>
              <table:table-cell office:value-type="float" office:value="0.0539844">
                <text:p>0.0539844</text:p>
              </table:table-cell>
              <table:table-cell office:value-type="float" office:value="0.00935103">
                <text:p>0.00935103</text:p>
              </table:table-cell>
              <table:table-cell office:value-type="float" office:value="0.00797806">
                <text:p>0.0079780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000">
                <text:p>780000</text:p>
              </table:table-cell>
              <table:table-cell office:value-type="float" office:value="0.00675866">
                <text:p>0.00675866</text:p>
              </table:table-cell>
              <table:table-cell office:value-type="float" office:value="0.00691932">
                <text:p>0.00691932</text:p>
              </table:table-cell>
              <table:table-cell office:value-type="float" office:value="0.0528352">
                <text:p>0.0528352</text:p>
              </table:table-cell>
              <table:table-cell office:value-type="float" office:value="0.00930761">
                <text:p>0.00930761</text:p>
              </table:table-cell>
              <table:table-cell office:value-type="float" office:value="0.00827295">
                <text:p>0.0082729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000">
                <text:p>781000</text:p>
              </table:table-cell>
              <table:table-cell office:value-type="float" office:value="0.00630547">
                <text:p>0.00630547</text:p>
              </table:table-cell>
              <table:table-cell office:value-type="float" office:value="0.00710723">
                <text:p>0.00710723</text:p>
              </table:table-cell>
              <table:table-cell office:value-type="float" office:value="0.048783">
                <text:p>0.048783</text:p>
              </table:table-cell>
              <table:table-cell office:value-type="float" office:value="0.00929893">
                <text:p>0.00929893</text:p>
              </table:table-cell>
              <table:table-cell office:value-type="float" office:value="0.00794372">
                <text:p>0.0079437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000">
                <text:p>782000</text:p>
              </table:table-cell>
              <table:table-cell office:value-type="float" office:value="0.00632008">
                <text:p>0.00632008</text:p>
              </table:table-cell>
              <table:table-cell office:value-type="float" office:value="0.00692445">
                <text:p>0.00692445</text:p>
              </table:table-cell>
              <table:table-cell office:value-type="float" office:value="0.0482797">
                <text:p>0.0482797</text:p>
              </table:table-cell>
              <table:table-cell office:value-type="float" office:value="0.00931827">
                <text:p>0.00931827</text:p>
              </table:table-cell>
              <table:table-cell office:value-type="float" office:value="0.00792951">
                <text:p>0.0079295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000">
                <text:p>783000</text:p>
              </table:table-cell>
              <table:table-cell office:value-type="float" office:value="0.00629363">
                <text:p>0.00629363</text:p>
              </table:table-cell>
              <table:table-cell office:value-type="float" office:value="0.00699433">
                <text:p>0.00699433</text:p>
              </table:table-cell>
              <table:table-cell office:value-type="float" office:value="0.0520149">
                <text:p>0.0520149</text:p>
              </table:table-cell>
              <table:table-cell office:value-type="float" office:value="0.00945209">
                <text:p>0.00945209</text:p>
              </table:table-cell>
              <table:table-cell office:value-type="float" office:value="0.00799306">
                <text:p>0.0079930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000">
                <text:p>784000</text:p>
              </table:table-cell>
              <table:table-cell office:value-type="float" office:value="0.00651075">
                <text:p>0.00651075</text:p>
              </table:table-cell>
              <table:table-cell office:value-type="float" office:value="0.00722092">
                <text:p>0.00722092</text:p>
              </table:table-cell>
              <table:table-cell office:value-type="float" office:value="0.0499377">
                <text:p>0.0499377</text:p>
              </table:table-cell>
              <table:table-cell office:value-type="float" office:value="0.00957249">
                <text:p>0.00957249</text:p>
              </table:table-cell>
              <table:table-cell office:value-type="float" office:value="0.00812491">
                <text:p>0.0081249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000">
                <text:p>785000</text:p>
              </table:table-cell>
              <table:table-cell office:value-type="float" office:value="0.00624271">
                <text:p>0.00624271</text:p>
              </table:table-cell>
              <table:table-cell office:value-type="float" office:value="0.0070492">
                <text:p>0.0070492</text:p>
              </table:table-cell>
              <table:table-cell office:value-type="float" office:value="0.0488529">
                <text:p>0.0488529</text:p>
              </table:table-cell>
              <table:table-cell office:value-type="float" office:value="0.00938498">
                <text:p>0.00938498</text:p>
              </table:table-cell>
              <table:table-cell office:value-type="float" office:value="0.00795793">
                <text:p>0.0079579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000">
                <text:p>786000</text:p>
              </table:table-cell>
              <table:table-cell office:value-type="float" office:value="0.00667023">
                <text:p>0.00667023</text:p>
              </table:table-cell>
              <table:table-cell office:value-type="float" office:value="0.00735671">
                <text:p>0.00735671</text:p>
              </table:table-cell>
              <table:table-cell office:value-type="float" office:value="0.0493882">
                <text:p>0.0493882</text:p>
              </table:table-cell>
              <table:table-cell office:value-type="float" office:value="0.00941222">
                <text:p>0.00941222</text:p>
              </table:table-cell>
              <table:table-cell office:value-type="float" office:value="0.00824729">
                <text:p>0.0082472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000">
                <text:p>787000</text:p>
              </table:table-cell>
              <table:table-cell office:value-type="float" office:value="0.0064614">
                <text:p>0.0064614</text:p>
              </table:table-cell>
              <table:table-cell office:value-type="float" office:value="0.00695367">
                <text:p>0.00695367</text:p>
              </table:table-cell>
              <table:table-cell office:value-type="float" office:value="0.0515791">
                <text:p>0.0515791</text:p>
              </table:table-cell>
              <table:table-cell office:value-type="float" office:value="0.00933959">
                <text:p>0.00933959</text:p>
              </table:table-cell>
              <table:table-cell office:value-type="float" office:value="0.00813834">
                <text:p>0.0081383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000">
                <text:p>788000</text:p>
              </table:table-cell>
              <table:table-cell office:value-type="float" office:value="0.0062731">
                <text:p>0.0062731</text:p>
              </table:table-cell>
              <table:table-cell office:value-type="float" office:value="0.00696788">
                <text:p>0.00696788</text:p>
              </table:table-cell>
              <table:table-cell office:value-type="float" office:value="0.049181">
                <text:p>0.049181</text:p>
              </table:table-cell>
              <table:table-cell office:value-type="float" office:value="0.00985198">
                <text:p>0.00985198</text:p>
              </table:table-cell>
              <table:table-cell office:value-type="float" office:value="0.00825124">
                <text:p>0.0082512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000">
                <text:p>789000</text:p>
              </table:table-cell>
              <table:table-cell office:value-type="float" office:value="0.00640614">
                <text:p>0.00640614</text:p>
              </table:table-cell>
              <table:table-cell office:value-type="float" office:value="0.00691814">
                <text:p>0.00691814</text:p>
              </table:table-cell>
              <table:table-cell office:value-type="float" office:value="0.0484507">
                <text:p>0.0484507</text:p>
              </table:table-cell>
              <table:table-cell office:value-type="float" office:value="0.00962697">
                <text:p>0.00962697</text:p>
              </table:table-cell>
              <table:table-cell office:value-type="float" office:value="0.00815018">
                <text:p>0.0081501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000">
                <text:p>790000</text:p>
              </table:table-cell>
              <table:table-cell office:value-type="float" office:value="0.00631376">
                <text:p>0.00631376</text:p>
              </table:table-cell>
              <table:table-cell office:value-type="float" office:value="0.00706144">
                <text:p>0.00706144</text:p>
              </table:table-cell>
              <table:table-cell office:value-type="float" office:value="0.0487029">
                <text:p>0.0487029</text:p>
              </table:table-cell>
              <table:table-cell office:value-type="float" office:value="0.00960526">
                <text:p>0.00960526</text:p>
              </table:table-cell>
              <table:table-cell office:value-type="float" office:value="0.0079832">
                <text:p>0.007983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000">
                <text:p>791000</text:p>
              </table:table-cell>
              <table:table-cell office:value-type="float" office:value="0.00626639">
                <text:p>0.00626639</text:p>
              </table:table-cell>
              <table:table-cell office:value-type="float" office:value="0.0069284">
                <text:p>0.0069284</text:p>
              </table:table-cell>
              <table:table-cell office:value-type="float" office:value="0.0524665">
                <text:p>0.0524665</text:p>
              </table:table-cell>
              <table:table-cell office:value-type="float" office:value="0.00969882">
                <text:p>0.00969882</text:p>
              </table:table-cell>
              <table:table-cell office:value-type="float" office:value="0.00844427">
                <text:p>0.0084442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000">
                <text:p>792000</text:p>
              </table:table-cell>
              <table:table-cell office:value-type="float" office:value="0.0064618">
                <text:p>0.0064618</text:p>
              </table:table-cell>
              <table:table-cell office:value-type="float" office:value="0.00692643">
                <text:p>0.00692643</text:p>
              </table:table-cell>
              <table:table-cell office:value-type="float" office:value="0.048637">
                <text:p>0.048637</text:p>
              </table:table-cell>
              <table:table-cell office:value-type="float" office:value="0.00931748">
                <text:p>0.00931748</text:p>
              </table:table-cell>
              <table:table-cell office:value-type="float" office:value="0.00834045">
                <text:p>0.0083404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000">
                <text:p>793000</text:p>
              </table:table-cell>
              <table:table-cell office:value-type="float" office:value="0.00635719">
                <text:p>0.00635719</text:p>
              </table:table-cell>
              <table:table-cell office:value-type="float" office:value="0.00691814">
                <text:p>0.00691814</text:p>
              </table:table-cell>
              <table:table-cell office:value-type="float" office:value="0.0488095">
                <text:p>0.0488095</text:p>
              </table:table-cell>
              <table:table-cell office:value-type="float" office:value="0.00946157">
                <text:p>0.00946157</text:p>
              </table:table-cell>
              <table:table-cell office:value-type="float" office:value="0.00803807">
                <text:p>0.0080380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000">
                <text:p>794000</text:p>
              </table:table-cell>
              <table:table-cell office:value-type="float" office:value="0.00676734">
                <text:p>0.00676734</text:p>
              </table:table-cell>
              <table:table-cell office:value-type="float" office:value="0.00691932">
                <text:p>0.00691932</text:p>
              </table:table-cell>
              <table:table-cell office:value-type="float" office:value="0.0497064">
                <text:p>0.0497064</text:p>
              </table:table-cell>
              <table:table-cell office:value-type="float" office:value="0.00945604">
                <text:p>0.00945604</text:p>
              </table:table-cell>
              <table:table-cell office:value-type="float" office:value="0.0082769">
                <text:p>0.008276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000">
                <text:p>795000</text:p>
              </table:table-cell>
              <table:table-cell office:value-type="float" office:value="0.00633429">
                <text:p>0.00633429</text:p>
              </table:table-cell>
              <table:table-cell office:value-type="float" office:value="0.00693077">
                <text:p>0.00693077</text:p>
              </table:table-cell>
              <table:table-cell office:value-type="float" office:value="0.0513588">
                <text:p>0.0513588</text:p>
              </table:table-cell>
              <table:table-cell office:value-type="float" office:value="0.00938498">
                <text:p>0.00938498</text:p>
              </table:table-cell>
              <table:table-cell office:value-type="float" office:value="0.00805109">
                <text:p>0.0080510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000">
                <text:p>796000</text:p>
              </table:table-cell>
              <table:table-cell office:value-type="float" office:value="0.00640337">
                <text:p>0.00640337</text:p>
              </table:table-cell>
              <table:table-cell office:value-type="float" office:value="0.00691024">
                <text:p>0.00691024</text:p>
              </table:table-cell>
              <table:table-cell office:value-type="float" office:value="0.0520299">
                <text:p>0.0520299</text:p>
              </table:table-cell>
              <table:table-cell office:value-type="float" office:value="0.00973">
                <text:p>0.00973</text:p>
              </table:table-cell>
              <table:table-cell office:value-type="float" office:value="0.00814386">
                <text:p>0.0081438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000">
                <text:p>797000</text:p>
              </table:table-cell>
              <table:table-cell office:value-type="float" office:value="0.00643495">
                <text:p>0.00643495</text:p>
              </table:table-cell>
              <table:table-cell office:value-type="float" office:value="0.00700025">
                <text:p>0.00700025</text:p>
              </table:table-cell>
              <table:table-cell office:value-type="float" office:value="0.0491237">
                <text:p>0.0491237</text:p>
              </table:table-cell>
              <table:table-cell office:value-type="float" office:value="0.00938143">
                <text:p>0.00938143</text:p>
              </table:table-cell>
              <table:table-cell office:value-type="float" office:value="0.00813202">
                <text:p>0.0081320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000">
                <text:p>798000</text:p>
              </table:table-cell>
              <table:table-cell office:value-type="float" office:value="0.00674602">
                <text:p>0.00674602</text:p>
              </table:table-cell>
              <table:table-cell office:value-type="float" office:value="0.0069059">
                <text:p>0.0069059</text:p>
              </table:table-cell>
              <table:table-cell office:value-type="float" office:value="0.0494774">
                <text:p>0.0494774</text:p>
              </table:table-cell>
              <table:table-cell office:value-type="float" office:value="0.00947578">
                <text:p>0.00947578</text:p>
              </table:table-cell>
              <table:table-cell office:value-type="float" office:value="0.00805386">
                <text:p>0.0080538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000">
                <text:p>799000</text:p>
              </table:table-cell>
              <table:table-cell office:value-type="float" office:value="0.00634495">
                <text:p>0.00634495</text:p>
              </table:table-cell>
              <table:table-cell office:value-type="float" office:value="0.00718026">
                <text:p>0.00718026</text:p>
              </table:table-cell>
              <table:table-cell office:value-type="float" office:value="0.0507817">
                <text:p>0.0507817</text:p>
              </table:table-cell>
              <table:table-cell office:value-type="float" office:value="0.00942091">
                <text:p>0.00942091</text:p>
              </table:table-cell>
              <table:table-cell office:value-type="float" office:value="0.00815018">
                <text:p>0.0081501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000">
                <text:p>800000</text:p>
              </table:table-cell>
              <table:table-cell office:value-type="float" office:value="0.00654983">
                <text:p>0.00654983</text:p>
              </table:table-cell>
              <table:table-cell office:value-type="float" office:value="0.00694419">
                <text:p>0.00694419</text:p>
              </table:table-cell>
              <table:table-cell office:value-type="float" office:value="0.0515187">
                <text:p>0.0515187</text:p>
              </table:table-cell>
              <table:table-cell office:value-type="float" office:value="0.00947104">
                <text:p>0.00947104</text:p>
              </table:table-cell>
              <table:table-cell office:value-type="float" office:value="0.00798793">
                <text:p>0.0079879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000">
                <text:p>801000</text:p>
              </table:table-cell>
              <table:table-cell office:value-type="float" office:value="0.00698485">
                <text:p>0.00698485</text:p>
              </table:table-cell>
              <table:table-cell office:value-type="float" office:value="0.00692366">
                <text:p>0.00692366</text:p>
              </table:table-cell>
              <table:table-cell office:value-type="float" office:value="0.0496819">
                <text:p>0.0496819</text:p>
              </table:table-cell>
              <table:table-cell office:value-type="float" office:value="0.0094213">
                <text:p>0.0094213</text:p>
              </table:table-cell>
              <table:table-cell office:value-type="float" office:value="0.00802622">
                <text:p>0.0080262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000">
                <text:p>802000</text:p>
              </table:table-cell>
              <table:table-cell office:value-type="float" office:value="0.00633666">
                <text:p>0.00633666</text:p>
              </table:table-cell>
              <table:table-cell office:value-type="float" office:value="0.00700972">
                <text:p>0.00700972</text:p>
              </table:table-cell>
              <table:table-cell office:value-type="float" office:value="0.04835">
                <text:p>0.04835</text:p>
              </table:table-cell>
              <table:table-cell office:value-type="float" office:value="0.00936367">
                <text:p>0.00936367</text:p>
              </table:table-cell>
              <table:table-cell office:value-type="float" office:value="0.00836966">
                <text:p>0.0083696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000">
                <text:p>803000</text:p>
              </table:table-cell>
              <table:table-cell office:value-type="float" office:value="0.00669392">
                <text:p>0.00669392</text:p>
              </table:table-cell>
              <table:table-cell office:value-type="float" office:value="0.00716881">
                <text:p>0.00716881</text:p>
              </table:table-cell>
              <table:table-cell office:value-type="float" office:value="0.0509451">
                <text:p>0.0509451</text:p>
              </table:table-cell>
              <table:table-cell office:value-type="float" office:value="0.00961473">
                <text:p>0.00961473</text:p>
              </table:table-cell>
              <table:table-cell office:value-type="float" office:value="0.00894601">
                <text:p>0.0089460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000">
                <text:p>804000</text:p>
              </table:table-cell>
              <table:table-cell office:value-type="float" office:value="0.00630666">
                <text:p>0.00630666</text:p>
              </table:table-cell>
              <table:table-cell office:value-type="float" office:value="0.0070267">
                <text:p>0.0070267</text:p>
              </table:table-cell>
              <table:table-cell office:value-type="float" office:value="0.0506775">
                <text:p>0.0506775</text:p>
              </table:table-cell>
              <table:table-cell office:value-type="float" office:value="0.00950973">
                <text:p>0.00950973</text:p>
              </table:table-cell>
              <table:table-cell office:value-type="float" office:value="0.00807596">
                <text:p>0.0080759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000">
                <text:p>805000</text:p>
              </table:table-cell>
              <table:table-cell office:value-type="float" office:value="0.00631021">
                <text:p>0.00631021</text:p>
              </table:table-cell>
              <table:table-cell office:value-type="float" office:value="0.00706854">
                <text:p>0.00706854</text:p>
              </table:table-cell>
              <table:table-cell office:value-type="float" office:value="0.0487057">
                <text:p>0.0487057</text:p>
              </table:table-cell>
              <table:table-cell office:value-type="float" office:value="0.00930287">
                <text:p>0.00930287</text:p>
              </table:table-cell>
              <table:table-cell office:value-type="float" office:value="0.00878811">
                <text:p>0.0087881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000">
                <text:p>806000</text:p>
              </table:table-cell>
              <table:table-cell office:value-type="float" office:value="0.00630745">
                <text:p>0.00630745</text:p>
              </table:table-cell>
              <table:table-cell office:value-type="float" office:value="0.00718499">
                <text:p>0.00718499</text:p>
              </table:table-cell>
              <table:table-cell office:value-type="float" office:value="0.0488948">
                <text:p>0.0488948</text:p>
              </table:table-cell>
              <table:table-cell office:value-type="float" office:value="0.00973908">
                <text:p>0.00973908</text:p>
              </table:table-cell>
              <table:table-cell office:value-type="float" office:value="0.00799385">
                <text:p>0.0079938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000">
                <text:p>807000</text:p>
              </table:table-cell>
              <table:table-cell office:value-type="float" office:value="0.00651075">
                <text:p>0.00651075</text:p>
              </table:table-cell>
              <table:table-cell office:value-type="float" office:value="0.00701012">
                <text:p>0.00701012</text:p>
              </table:table-cell>
              <table:table-cell office:value-type="float" office:value="0.0499219">
                <text:p>0.0499219</text:p>
              </table:table-cell>
              <table:table-cell office:value-type="float" office:value="0.00937314">
                <text:p>0.00937314</text:p>
              </table:table-cell>
              <table:table-cell office:value-type="float" office:value="0.0080428">
                <text:p>0.008042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000">
                <text:p>808000</text:p>
              </table:table-cell>
              <table:table-cell office:value-type="float" office:value="0.00641127">
                <text:p>0.00641127</text:p>
              </table:table-cell>
              <table:table-cell office:value-type="float" office:value="0.00944222">
                <text:p>0.00944222</text:p>
              </table:table-cell>
              <table:table-cell office:value-type="float" office:value="0.0523852">
                <text:p>0.0523852</text:p>
              </table:table-cell>
              <table:table-cell office:value-type="float" office:value="0.00946907">
                <text:p>0.00946907</text:p>
              </table:table-cell>
              <table:table-cell office:value-type="float" office:value="0.00847151">
                <text:p>0.0084715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000">
                <text:p>809000</text:p>
              </table:table-cell>
              <table:table-cell office:value-type="float" office:value="0.00623994">
                <text:p>0.00623994</text:p>
              </table:table-cell>
              <table:table-cell office:value-type="float" office:value="0.00701643">
                <text:p>0.00701643</text:p>
              </table:table-cell>
              <table:table-cell office:value-type="float" office:value="0.0486445">
                <text:p>0.0486445</text:p>
              </table:table-cell>
              <table:table-cell office:value-type="float" office:value="0.00924721">
                <text:p>0.00924721</text:p>
              </table:table-cell>
              <table:table-cell office:value-type="float" office:value="0.00830966">
                <text:p>0.0083096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000">
                <text:p>810000</text:p>
              </table:table-cell>
              <table:table-cell office:value-type="float" office:value="0.00629166">
                <text:p>0.00629166</text:p>
              </table:table-cell>
              <table:table-cell office:value-type="float" office:value="0.0071925">
                <text:p>0.0071925</text:p>
              </table:table-cell>
              <table:table-cell office:value-type="float" office:value="0.0488257">
                <text:p>0.0488257</text:p>
              </table:table-cell>
              <table:table-cell office:value-type="float" office:value="0.0100071">
                <text:p>0.0100071</text:p>
              </table:table-cell>
              <table:table-cell office:value-type="float" office:value="0.00804044">
                <text:p>0.0080404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000">
                <text:p>811000</text:p>
              </table:table-cell>
              <table:table-cell office:value-type="float" office:value="0.00635205">
                <text:p>0.00635205</text:p>
              </table:table-cell>
              <table:table-cell office:value-type="float" office:value="0.00731527">
                <text:p>0.00731527</text:p>
              </table:table-cell>
              <table:table-cell office:value-type="float" office:value="0.0488154">
                <text:p>0.0488154</text:p>
              </table:table-cell>
              <table:table-cell office:value-type="float" office:value="0.00955473">
                <text:p>0.00955473</text:p>
              </table:table-cell>
              <table:table-cell office:value-type="float" office:value="0.00799543">
                <text:p>0.0079954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000">
                <text:p>812000</text:p>
              </table:table-cell>
              <table:table-cell office:value-type="float" office:value="0.00628218">
                <text:p>0.00628218</text:p>
              </table:table-cell>
              <table:table-cell office:value-type="float" office:value="0.00693274">
                <text:p>0.00693274</text:p>
              </table:table-cell>
              <table:table-cell office:value-type="float" office:value="0.0549326">
                <text:p>0.0549326</text:p>
              </table:table-cell>
              <table:table-cell office:value-type="float" office:value="0.00930524">
                <text:p>0.00930524</text:p>
              </table:table-cell>
              <table:table-cell office:value-type="float" office:value="0.00805346">
                <text:p>0.0080534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000">
                <text:p>813000</text:p>
              </table:table-cell>
              <table:table-cell office:value-type="float" office:value="0.00631534">
                <text:p>0.00631534</text:p>
              </table:table-cell>
              <table:table-cell office:value-type="float" office:value="0.00700301">
                <text:p>0.00700301</text:p>
              </table:table-cell>
              <table:table-cell office:value-type="float" office:value="0.0492508">
                <text:p>0.0492508</text:p>
              </table:table-cell>
              <table:table-cell office:value-type="float" office:value="0.00956578">
                <text:p>0.00956578</text:p>
              </table:table-cell>
              <table:table-cell office:value-type="float" office:value="0.00843598">
                <text:p>0.0084359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000">
                <text:p>814000</text:p>
              </table:table-cell>
              <table:table-cell office:value-type="float" office:value="0.0063789">
                <text:p>0.0063789</text:p>
              </table:table-cell>
              <table:table-cell office:value-type="float" office:value="0.00713999">
                <text:p>0.00713999</text:p>
              </table:table-cell>
              <table:table-cell office:value-type="float" office:value="0.0486966">
                <text:p>0.0486966</text:p>
              </table:table-cell>
              <table:table-cell office:value-type="float" office:value="0.00929814">
                <text:p>0.00929814</text:p>
              </table:table-cell>
              <table:table-cell office:value-type="float" office:value="0.00813755">
                <text:p>0.0081375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000">
                <text:p>815000</text:p>
              </table:table-cell>
              <table:table-cell office:value-type="float" office:value="0.00657944">
                <text:p>0.00657944</text:p>
              </table:table-cell>
              <table:table-cell office:value-type="float" office:value="0.00695248">
                <text:p>0.00695248</text:p>
              </table:table-cell>
              <table:table-cell office:value-type="float" office:value="0.0488174">
                <text:p>0.0488174</text:p>
              </table:table-cell>
              <table:table-cell office:value-type="float" office:value="0.00939209">
                <text:p>0.00939209</text:p>
              </table:table-cell>
              <table:table-cell office:value-type="float" office:value="0.00805781">
                <text:p>0.0080578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000">
                <text:p>816000</text:p>
              </table:table-cell>
              <table:table-cell office:value-type="float" office:value="0.00629639">
                <text:p>0.00629639</text:p>
              </table:table-cell>
              <table:table-cell office:value-type="float" office:value="0.00691735">
                <text:p>0.00691735</text:p>
              </table:table-cell>
              <table:table-cell office:value-type="float" office:value="0.0532821">
                <text:p>0.0532821</text:p>
              </table:table-cell>
              <table:table-cell office:value-type="float" office:value="0.00952788">
                <text:p>0.00952788</text:p>
              </table:table-cell>
              <table:table-cell office:value-type="float" office:value="0.00824413">
                <text:p>0.0082441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000">
                <text:p>817000</text:p>
              </table:table-cell>
              <table:table-cell office:value-type="float" office:value="0.00653049">
                <text:p>0.00653049</text:p>
              </table:table-cell>
              <table:table-cell office:value-type="float" office:value="0.00693235">
                <text:p>0.00693235</text:p>
              </table:table-cell>
              <table:table-cell office:value-type="float" office:value="0.0487522">
                <text:p>0.0487522</text:p>
              </table:table-cell>
              <table:table-cell office:value-type="float" office:value="0.00951762">
                <text:p>0.00951762</text:p>
              </table:table-cell>
              <table:table-cell office:value-type="float" office:value="0.00821452">
                <text:p>0.0082145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000">
                <text:p>818000</text:p>
              </table:table-cell>
              <table:table-cell office:value-type="float" office:value="0.00646061">
                <text:p>0.00646061</text:p>
              </table:table-cell>
              <table:table-cell office:value-type="float" office:value="0.00692248">
                <text:p>0.00692248</text:p>
              </table:table-cell>
              <table:table-cell office:value-type="float" office:value="0.050081">
                <text:p>0.050081</text:p>
              </table:table-cell>
              <table:table-cell office:value-type="float" office:value="0.00941933">
                <text:p>0.00941933</text:p>
              </table:table-cell>
              <table:table-cell office:value-type="float" office:value="0.00838624">
                <text:p>0.0083862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000">
                <text:p>819000</text:p>
              </table:table-cell>
              <table:table-cell office:value-type="float" office:value="0.00630626">
                <text:p>0.00630626</text:p>
              </table:table-cell>
              <table:table-cell office:value-type="float" office:value="0.00704091">
                <text:p>0.00704091</text:p>
              </table:table-cell>
              <table:table-cell office:value-type="float" office:value="0.0488233">
                <text:p>0.0488233</text:p>
              </table:table-cell>
              <table:table-cell office:value-type="float" office:value="0.00940117">
                <text:p>0.00940117</text:p>
              </table:table-cell>
              <table:table-cell office:value-type="float" office:value="0.00807952">
                <text:p>0.0080795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000">
                <text:p>820000</text:p>
              </table:table-cell>
              <table:table-cell office:value-type="float" office:value="0.00642114">
                <text:p>0.00642114</text:p>
              </table:table-cell>
              <table:table-cell office:value-type="float" office:value="0.00696472">
                <text:p>0.00696472</text:p>
              </table:table-cell>
              <table:table-cell office:value-type="float" office:value="0.0530831">
                <text:p>0.0530831</text:p>
              </table:table-cell>
              <table:table-cell office:value-type="float" office:value="0.00937393">
                <text:p>0.00937393</text:p>
              </table:table-cell>
              <table:table-cell office:value-type="float" office:value="0.00832861">
                <text:p>0.0083286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000">
                <text:p>821000</text:p>
              </table:table-cell>
              <table:table-cell office:value-type="float" office:value="0.00671365">
                <text:p>0.00671365</text:p>
              </table:table-cell>
              <table:table-cell office:value-type="float" office:value="0.00696472">
                <text:p>0.00696472</text:p>
              </table:table-cell>
              <table:table-cell office:value-type="float" office:value="0.0527942">
                <text:p>0.0527942</text:p>
              </table:table-cell>
              <table:table-cell office:value-type="float" office:value="0.00936919">
                <text:p>0.00936919</text:p>
              </table:table-cell>
              <table:table-cell office:value-type="float" office:value="0.0079978">
                <text:p>0.007997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000">
                <text:p>822000</text:p>
              </table:table-cell>
              <table:table-cell office:value-type="float" office:value="0.00640061">
                <text:p>0.00640061</text:p>
              </table:table-cell>
              <table:table-cell office:value-type="float" office:value="0.00696788">
                <text:p>0.00696788</text:p>
              </table:table-cell>
              <table:table-cell office:value-type="float" office:value="0.0486271">
                <text:p>0.0486271</text:p>
              </table:table-cell>
              <table:table-cell office:value-type="float" office:value="0.00963131">
                <text:p>0.00963131</text:p>
              </table:table-cell>
              <table:table-cell office:value-type="float" office:value="0.00797254">
                <text:p>0.0079725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000">
                <text:p>823000</text:p>
              </table:table-cell>
              <table:table-cell office:value-type="float" office:value="0.00629047">
                <text:p>0.00629047</text:p>
              </table:table-cell>
              <table:table-cell office:value-type="float" office:value="0.00700814">
                <text:p>0.00700814</text:p>
              </table:table-cell>
              <table:table-cell office:value-type="float" office:value="0.0486997">
                <text:p>0.0486997</text:p>
              </table:table-cell>
              <table:table-cell office:value-type="float" office:value="0.00937077">
                <text:p>0.00937077</text:p>
              </table:table-cell>
              <table:table-cell office:value-type="float" office:value="0.00801636">
                <text:p>0.0080163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000">
                <text:p>824000</text:p>
              </table:table-cell>
              <table:table-cell office:value-type="float" office:value="0.00642785">
                <text:p>0.00642785</text:p>
              </table:table-cell>
              <table:table-cell office:value-type="float" office:value="0.0070488">
                <text:p>0.0070488</text:p>
              </table:table-cell>
              <table:table-cell office:value-type="float" office:value="0.0521247">
                <text:p>0.0521247</text:p>
              </table:table-cell>
              <table:table-cell office:value-type="float" office:value="0.009293">
                <text:p>0.009293</text:p>
              </table:table-cell>
              <table:table-cell office:value-type="float" office:value="0.00825005">
                <text:p>0.0082500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000">
                <text:p>825000</text:p>
              </table:table-cell>
              <table:table-cell office:value-type="float" office:value="0.00640732">
                <text:p>0.00640732</text:p>
              </table:table-cell>
              <table:table-cell office:value-type="float" office:value="0.00740645">
                <text:p>0.00740645</text:p>
              </table:table-cell>
              <table:table-cell office:value-type="float" office:value="0.049376">
                <text:p>0.049376</text:p>
              </table:table-cell>
              <table:table-cell office:value-type="float" office:value="0.00938182">
                <text:p>0.00938182</text:p>
              </table:table-cell>
              <table:table-cell office:value-type="float" office:value="0.00836177">
                <text:p>0.0083617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000">
                <text:p>826000</text:p>
              </table:table-cell>
              <table:table-cell office:value-type="float" office:value="0.00646575">
                <text:p>0.00646575</text:p>
              </table:table-cell>
              <table:table-cell office:value-type="float" office:value="0.00697933">
                <text:p>0.00697933</text:p>
              </table:table-cell>
              <table:table-cell office:value-type="float" office:value="0.0489105">
                <text:p>0.0489105</text:p>
              </table:table-cell>
              <table:table-cell office:value-type="float" office:value="0.00923418">
                <text:p>0.00923418</text:p>
              </table:table-cell>
              <table:table-cell office:value-type="float" office:value="0.00830808">
                <text:p>0.0083080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000">
                <text:p>827000</text:p>
              </table:table-cell>
              <table:table-cell office:value-type="float" office:value="0.0063935">
                <text:p>0.0063935</text:p>
              </table:table-cell>
              <table:table-cell office:value-type="float" office:value="0.0070188">
                <text:p>0.0070188</text:p>
              </table:table-cell>
              <table:table-cell office:value-type="float" office:value="0.0499373">
                <text:p>0.0499373</text:p>
              </table:table-cell>
              <table:table-cell office:value-type="float" office:value="0.00923774">
                <text:p>0.00923774</text:p>
              </table:table-cell>
              <table:table-cell office:value-type="float" office:value="0.00802701">
                <text:p>0.0080270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000">
                <text:p>828000</text:p>
              </table:table-cell>
              <table:table-cell office:value-type="float" office:value="0.00702472">
                <text:p>0.00702472</text:p>
              </table:table-cell>
              <table:table-cell office:value-type="float" office:value="0.00807596">
                <text:p>0.00807596</text:p>
              </table:table-cell>
              <table:table-cell office:value-type="float" office:value="0.0489015">
                <text:p>0.0489015</text:p>
              </table:table-cell>
              <table:table-cell office:value-type="float" office:value="0.00998107">
                <text:p>0.00998107</text:p>
              </table:table-cell>
              <table:table-cell office:value-type="float" office:value="0.0083969">
                <text:p>0.008396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000">
                <text:p>829000</text:p>
              </table:table-cell>
              <table:table-cell office:value-type="float" office:value="0.006296">
                <text:p>0.006296</text:p>
              </table:table-cell>
              <table:table-cell office:value-type="float" office:value="0.00692406">
                <text:p>0.00692406</text:p>
              </table:table-cell>
              <table:table-cell office:value-type="float" office:value="0.0522013">
                <text:p>0.0522013</text:p>
              </table:table-cell>
              <table:table-cell office:value-type="float" office:value="0.00930958">
                <text:p>0.00930958</text:p>
              </table:table-cell>
              <table:table-cell office:value-type="float" office:value="0.00791727">
                <text:p>0.0079172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000">
                <text:p>830000</text:p>
              </table:table-cell>
              <table:table-cell office:value-type="float" office:value="0.00639311">
                <text:p>0.00639311</text:p>
              </table:table-cell>
              <table:table-cell office:value-type="float" office:value="0.00700696">
                <text:p>0.00700696</text:p>
              </table:table-cell>
              <table:table-cell office:value-type="float" office:value="0.0484897">
                <text:p>0.0484897</text:p>
              </table:table-cell>
              <table:table-cell office:value-type="float" office:value="0.00945801">
                <text:p>0.00945801</text:p>
              </table:table-cell>
              <table:table-cell office:value-type="float" office:value="0.00801833">
                <text:p>0.0080183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000">
                <text:p>831000</text:p>
              </table:table-cell>
              <table:table-cell office:value-type="float" office:value="0.00633429">
                <text:p>0.00633429</text:p>
              </table:table-cell>
              <table:table-cell office:value-type="float" office:value="0.00711591">
                <text:p>0.00711591</text:p>
              </table:table-cell>
              <table:table-cell office:value-type="float" office:value="0.048498">
                <text:p>0.048498</text:p>
              </table:table-cell>
              <table:table-cell office:value-type="float" office:value="0.00985001">
                <text:p>0.00985001</text:p>
              </table:table-cell>
              <table:table-cell office:value-type="float" office:value="0.00826426">
                <text:p>0.0082642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000">
                <text:p>832000</text:p>
              </table:table-cell>
              <table:table-cell office:value-type="float" office:value="0.00629758">
                <text:p>0.00629758</text:p>
              </table:table-cell>
              <table:table-cell office:value-type="float" office:value="0.00696788">
                <text:p>0.00696788</text:p>
              </table:table-cell>
              <table:table-cell office:value-type="float" office:value="0.0496148">
                <text:p>0.0496148</text:p>
              </table:table-cell>
              <table:table-cell office:value-type="float" office:value="0.00973908">
                <text:p>0.00973908</text:p>
              </table:table-cell>
              <table:table-cell office:value-type="float" office:value="0.00822479">
                <text:p>0.0082247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000">
                <text:p>833000</text:p>
              </table:table-cell>
              <table:table-cell office:value-type="float" office:value="0.00626205">
                <text:p>0.00626205</text:p>
              </table:table-cell>
              <table:table-cell office:value-type="float" office:value="0.00700617">
                <text:p>0.00700617</text:p>
              </table:table-cell>
              <table:table-cell office:value-type="float" office:value="0.0516612">
                <text:p>0.0516612</text:p>
              </table:table-cell>
              <table:table-cell office:value-type="float" office:value="0.00953341">
                <text:p>0.00953341</text:p>
              </table:table-cell>
              <table:table-cell office:value-type="float" office:value="0.00796346">
                <text:p>0.0079634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000">
                <text:p>834000</text:p>
              </table:table-cell>
              <table:table-cell office:value-type="float" office:value="0.00631811">
                <text:p>0.00631811</text:p>
              </table:table-cell>
              <table:table-cell office:value-type="float" office:value="0.00706183">
                <text:p>0.00706183</text:p>
              </table:table-cell>
              <table:table-cell office:value-type="float" office:value="0.0489702">
                <text:p>0.0489702</text:p>
              </table:table-cell>
              <table:table-cell office:value-type="float" office:value="0.0100687">
                <text:p>0.0100687</text:p>
              </table:table-cell>
              <table:table-cell office:value-type="float" office:value="0.00799267">
                <text:p>0.0079926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000">
                <text:p>835000</text:p>
              </table:table-cell>
              <table:table-cell office:value-type="float" office:value="0.00628337">
                <text:p>0.00628337</text:p>
              </table:table-cell>
              <table:table-cell office:value-type="float" office:value="0.00702749">
                <text:p>0.00702749</text:p>
              </table:table-cell>
              <table:table-cell office:value-type="float" office:value="0.0486863">
                <text:p>0.0486863</text:p>
              </table:table-cell>
              <table:table-cell office:value-type="float" office:value="0.00932893">
                <text:p>0.00932893</text:p>
              </table:table-cell>
              <table:table-cell office:value-type="float" office:value="0.00833532">
                <text:p>0.0083353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000">
                <text:p>836000</text:p>
              </table:table-cell>
              <table:table-cell office:value-type="float" office:value="0.00628653">
                <text:p>0.00628653</text:p>
              </table:table-cell>
              <table:table-cell office:value-type="float" office:value="0.00697183">
                <text:p>0.00697183</text:p>
              </table:table-cell>
              <table:table-cell office:value-type="float" office:value="0.048712">
                <text:p>0.048712</text:p>
              </table:table-cell>
              <table:table-cell office:value-type="float" office:value="0.00969763">
                <text:p>0.00969763</text:p>
              </table:table-cell>
              <table:table-cell office:value-type="float" office:value="0.00808978">
                <text:p>0.0080897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000">
                <text:p>837000</text:p>
              </table:table-cell>
              <table:table-cell office:value-type="float" office:value="0.00641522">
                <text:p>0.00641522</text:p>
              </table:table-cell>
              <table:table-cell office:value-type="float" office:value="0.00696196">
                <text:p>0.00696196</text:p>
              </table:table-cell>
              <table:table-cell office:value-type="float" office:value="0.0527571">
                <text:p>0.0527571</text:p>
              </table:table-cell>
              <table:table-cell office:value-type="float" office:value="0.00950262">
                <text:p>0.00950262</text:p>
              </table:table-cell>
              <table:table-cell office:value-type="float" office:value="0.00807636">
                <text:p>0.0080763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000">
                <text:p>838000</text:p>
              </table:table-cell>
              <table:table-cell office:value-type="float" office:value="0.00644838">
                <text:p>0.00644838</text:p>
              </table:table-cell>
              <table:table-cell office:value-type="float" office:value="0.00715618">
                <text:p>0.00715618</text:p>
              </table:table-cell>
              <table:table-cell office:value-type="float" office:value="0.0493278">
                <text:p>0.0493278</text:p>
              </table:table-cell>
              <table:table-cell office:value-type="float" office:value="0.00961473">
                <text:p>0.00961473</text:p>
              </table:table-cell>
              <table:table-cell office:value-type="float" office:value="0.00807715">
                <text:p>0.0080771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000">
                <text:p>839000</text:p>
              </table:table-cell>
              <table:table-cell office:value-type="float" office:value="0.00632482">
                <text:p>0.00632482</text:p>
              </table:table-cell>
              <table:table-cell office:value-type="float" office:value="0.00685932">
                <text:p>0.00685932</text:p>
              </table:table-cell>
              <table:table-cell office:value-type="float" office:value="0.0497155">
                <text:p>0.0497155</text:p>
              </table:table-cell>
              <table:table-cell office:value-type="float" office:value="0.00938064">
                <text:p>0.00938064</text:p>
              </table:table-cell>
              <table:table-cell office:value-type="float" office:value="0.00816044">
                <text:p>0.0081604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000">
                <text:p>840000</text:p>
              </table:table-cell>
              <table:table-cell office:value-type="float" office:value="0.00626323">
                <text:p>0.00626323</text:p>
              </table:table-cell>
              <table:table-cell office:value-type="float" office:value="0.00694538">
                <text:p>0.00694538</text:p>
              </table:table-cell>
              <table:table-cell office:value-type="float" office:value="0.0485422">
                <text:p>0.0485422</text:p>
              </table:table-cell>
              <table:table-cell office:value-type="float" office:value="0.0093005">
                <text:p>0.0093005</text:p>
              </table:table-cell>
              <table:table-cell office:value-type="float" office:value="0.00814623">
                <text:p>0.0081462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000">
                <text:p>841000</text:p>
              </table:table-cell>
              <table:table-cell office:value-type="float" office:value="0.00634653">
                <text:p>0.00634653</text:p>
              </table:table-cell>
              <table:table-cell office:value-type="float" office:value="0.00695367">
                <text:p>0.00695367</text:p>
              </table:table-cell>
              <table:table-cell office:value-type="float" office:value="0.0518057">
                <text:p>0.0518057</text:p>
              </table:table-cell>
              <table:table-cell office:value-type="float" office:value="0.00930129">
                <text:p>0.00930129</text:p>
              </table:table-cell>
              <table:table-cell office:value-type="float" office:value="0.00813123">
                <text:p>0.0081312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000">
                <text:p>842000</text:p>
              </table:table-cell>
              <table:table-cell office:value-type="float" office:value="0.00638364">
                <text:p>0.00638364</text:p>
              </table:table-cell>
              <table:table-cell office:value-type="float" office:value="0.00698485">
                <text:p>0.00698485</text:p>
              </table:table-cell>
              <table:table-cell office:value-type="float" office:value="0.0492682">
                <text:p>0.0492682</text:p>
              </table:table-cell>
              <table:table-cell office:value-type="float" office:value="0.00954052">
                <text:p>0.00954052</text:p>
              </table:table-cell>
              <table:table-cell office:value-type="float" office:value="0.00815571">
                <text:p>0.0081557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000">
                <text:p>843000</text:p>
              </table:table-cell>
              <table:table-cell office:value-type="float" office:value="0.00629876">
                <text:p>0.00629876</text:p>
              </table:table-cell>
              <table:table-cell office:value-type="float" office:value="0.00696038">
                <text:p>0.00696038</text:p>
              </table:table-cell>
              <table:table-cell office:value-type="float" office:value="0.0493191">
                <text:p>0.0493191</text:p>
              </table:table-cell>
              <table:table-cell office:value-type="float" office:value="0.00939564">
                <text:p>0.00939564</text:p>
              </table:table-cell>
              <table:table-cell office:value-type="float" office:value="0.00845296">
                <text:p>0.0084529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000">
                <text:p>844000</text:p>
              </table:table-cell>
              <table:table-cell office:value-type="float" office:value="0.00639745">
                <text:p>0.00639745</text:p>
              </table:table-cell>
              <table:table-cell office:value-type="float" office:value="0.00692603">
                <text:p>0.00692603</text:p>
              </table:table-cell>
              <table:table-cell office:value-type="float" office:value="0.048939">
                <text:p>0.048939</text:p>
              </table:table-cell>
              <table:table-cell office:value-type="float" office:value="0.00960249">
                <text:p>0.00960249</text:p>
              </table:table-cell>
              <table:table-cell office:value-type="float" office:value="0.00803412">
                <text:p>0.0080341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000">
                <text:p>845000</text:p>
              </table:table-cell>
              <table:table-cell office:value-type="float" office:value="0.00626876">
                <text:p>0.00626876</text:p>
              </table:table-cell>
              <table:table-cell office:value-type="float" office:value="0.00687314">
                <text:p>0.00687314</text:p>
              </table:table-cell>
              <table:table-cell office:value-type="float" office:value="0.0549196">
                <text:p>0.0549196</text:p>
              </table:table-cell>
              <table:table-cell office:value-type="float" office:value="0.00938301">
                <text:p>0.00938301</text:p>
              </table:table-cell>
              <table:table-cell office:value-type="float" office:value="0.00810004">
                <text:p>0.0081000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000">
                <text:p>846000</text:p>
              </table:table-cell>
              <table:table-cell office:value-type="float" office:value="0.00631653">
                <text:p>0.00631653</text:p>
              </table:table-cell>
              <table:table-cell office:value-type="float" office:value="0.00690393">
                <text:p>0.00690393</text:p>
              </table:table-cell>
              <table:table-cell office:value-type="float" office:value="0.0492133">
                <text:p>0.0492133</text:p>
              </table:table-cell>
              <table:table-cell office:value-type="float" office:value="0.00944183">
                <text:p>0.00944183</text:p>
              </table:table-cell>
              <table:table-cell office:value-type="float" office:value="0.00834045">
                <text:p>0.0083404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000">
                <text:p>847000</text:p>
              </table:table-cell>
              <table:table-cell office:value-type="float" office:value="0.00632087">
                <text:p>0.00632087</text:p>
              </table:table-cell>
              <table:table-cell office:value-type="float" office:value="0.00691143">
                <text:p>0.00691143</text:p>
              </table:table-cell>
              <table:table-cell office:value-type="float" office:value="0.0499768">
                <text:p>0.0499768</text:p>
              </table:table-cell>
              <table:table-cell office:value-type="float" office:value="0.00938182">
                <text:p>0.00938182</text:p>
              </table:table-cell>
              <table:table-cell office:value-type="float" office:value="0.00786753">
                <text:p>0.0078675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000">
                <text:p>848000</text:p>
              </table:table-cell>
              <table:table-cell office:value-type="float" office:value="0.00621231">
                <text:p>0.00621231</text:p>
              </table:table-cell>
              <table:table-cell office:value-type="float" office:value="0.00689958">
                <text:p>0.00689958</text:p>
              </table:table-cell>
              <table:table-cell office:value-type="float" office:value="0.049406">
                <text:p>0.049406</text:p>
              </table:table-cell>
              <table:table-cell office:value-type="float" office:value="0.00930722">
                <text:p>0.00930722</text:p>
              </table:table-cell>
              <table:table-cell office:value-type="float" office:value="0.00801359">
                <text:p>0.0080135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000">
                <text:p>849000</text:p>
              </table:table-cell>
              <table:table-cell office:value-type="float" office:value="0.00633429">
                <text:p>0.00633429</text:p>
              </table:table-cell>
              <table:table-cell office:value-type="float" office:value="0.00692169">
                <text:p>0.00692169</text:p>
              </table:table-cell>
              <table:table-cell office:value-type="float" office:value="0.0512507">
                <text:p>0.0512507</text:p>
              </table:table-cell>
              <table:table-cell office:value-type="float" office:value="0.00954999">
                <text:p>0.00954999</text:p>
              </table:table-cell>
              <table:table-cell office:value-type="float" office:value="0.00834045">
                <text:p>0.0083404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000">
                <text:p>850000</text:p>
              </table:table-cell>
              <table:table-cell office:value-type="float" office:value="0.00633587">
                <text:p>0.00633587</text:p>
              </table:table-cell>
              <table:table-cell office:value-type="float" office:value="0.00712854">
                <text:p>0.00712854</text:p>
              </table:table-cell>
              <table:table-cell office:value-type="float" office:value="0.0517358">
                <text:p>0.0517358</text:p>
              </table:table-cell>
              <table:table-cell office:value-type="float" office:value="0.00936643">
                <text:p>0.00936643</text:p>
              </table:table-cell>
              <table:table-cell office:value-type="float" office:value="0.00826308">
                <text:p>0.0082630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000">
                <text:p>851000</text:p>
              </table:table-cell>
              <table:table-cell office:value-type="float" office:value="0.00634495">
                <text:p>0.00634495</text:p>
              </table:table-cell>
              <table:table-cell office:value-type="float" office:value="0.0069438">
                <text:p>0.0069438</text:p>
              </table:table-cell>
              <table:table-cell office:value-type="float" office:value="0.048605">
                <text:p>0.048605</text:p>
              </table:table-cell>
              <table:table-cell office:value-type="float" office:value="0.0093155">
                <text:p>0.0093155</text:p>
              </table:table-cell>
              <table:table-cell office:value-type="float" office:value="0.00839335">
                <text:p>0.0083933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000">
                <text:p>852000</text:p>
              </table:table-cell>
              <table:table-cell office:value-type="float" office:value="0.00634061">
                <text:p>0.00634061</text:p>
              </table:table-cell>
              <table:table-cell office:value-type="float" office:value="0.0070867">
                <text:p>0.0070867</text:p>
              </table:table-cell>
              <table:table-cell office:value-type="float" office:value="0.0483346">
                <text:p>0.0483346</text:p>
              </table:table-cell>
              <table:table-cell office:value-type="float" office:value="0.0096321">
                <text:p>0.0096321</text:p>
              </table:table-cell>
              <table:table-cell office:value-type="float" office:value="0.00818255">
                <text:p>0.0081825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000">
                <text:p>853000</text:p>
              </table:table-cell>
              <table:table-cell office:value-type="float" office:value="0.00638048">
                <text:p>0.00638048</text:p>
              </table:table-cell>
              <table:table-cell office:value-type="float" office:value="0.0071017">
                <text:p>0.0071017</text:p>
              </table:table-cell>
              <table:table-cell office:value-type="float" office:value="0.05157">
                <text:p>0.05157</text:p>
              </table:table-cell>
              <table:table-cell office:value-type="float" office:value="0.00930169">
                <text:p>0.00930169</text:p>
              </table:table-cell>
              <table:table-cell office:value-type="float" office:value="0.00847309">
                <text:p>0.0084730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000">
                <text:p>854000</text:p>
              </table:table-cell>
              <table:table-cell office:value-type="float" office:value="0.0064318">
                <text:p>0.0064318</text:p>
              </table:table-cell>
              <table:table-cell office:value-type="float" office:value="0.00828913">
                <text:p>0.00828913</text:p>
              </table:table-cell>
              <table:table-cell office:value-type="float" office:value="0.0501836">
                <text:p>0.0501836</text:p>
              </table:table-cell>
              <table:table-cell office:value-type="float" office:value="0.0101094">
                <text:p>0.0101094</text:p>
              </table:table-cell>
              <table:table-cell office:value-type="float" office:value="0.00828874">
                <text:p>0.0082887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000">
                <text:p>855000</text:p>
              </table:table-cell>
              <table:table-cell office:value-type="float" office:value="0.00643259">
                <text:p>0.00643259</text:p>
              </table:table-cell>
              <table:table-cell office:value-type="float" office:value="0.00828163">
                <text:p>0.00828163</text:p>
              </table:table-cell>
              <table:table-cell office:value-type="float" office:value="0.0488012">
                <text:p>0.0488012</text:p>
              </table:table-cell>
              <table:table-cell office:value-type="float" office:value="0.00949788">
                <text:p>0.00949788</text:p>
              </table:table-cell>
              <table:table-cell office:value-type="float" office:value="0.00840519">
                <text:p>0.0084051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000">
                <text:p>856000</text:p>
              </table:table-cell>
              <table:table-cell office:value-type="float" office:value="0.0064318">
                <text:p>0.0064318</text:p>
              </table:table-cell>
              <table:table-cell office:value-type="float" office:value="0.0069209">
                <text:p>0.0069209</text:p>
              </table:table-cell>
              <table:table-cell office:value-type="float" office:value="0.0486674">
                <text:p>0.0486674</text:p>
              </table:table-cell>
              <table:table-cell office:value-type="float" office:value="0.00970434">
                <text:p>0.00970434</text:p>
              </table:table-cell>
              <table:table-cell office:value-type="float" office:value="0.00796464">
                <text:p>0.0079646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000">
                <text:p>857000</text:p>
              </table:table-cell>
              <table:table-cell office:value-type="float" office:value="0.00694893">
                <text:p>0.00694893</text:p>
              </table:table-cell>
              <table:table-cell office:value-type="float" office:value="0.00725092">
                <text:p>0.00725092</text:p>
              </table:table-cell>
              <table:table-cell office:value-type="float" office:value="0.0515602">
                <text:p>0.0515602</text:p>
              </table:table-cell>
              <table:table-cell office:value-type="float" office:value="0.00927761">
                <text:p>0.00927761</text:p>
              </table:table-cell>
              <table:table-cell office:value-type="float" office:value="0.00806886">
                <text:p>0.0080688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000">
                <text:p>858000</text:p>
              </table:table-cell>
              <table:table-cell office:value-type="float" office:value="0.0063335">
                <text:p>0.0063335</text:p>
              </table:table-cell>
              <table:table-cell office:value-type="float" office:value="0.00697933">
                <text:p>0.00697933</text:p>
              </table:table-cell>
              <table:table-cell office:value-type="float" office:value="0.0510043">
                <text:p>0.0510043</text:p>
              </table:table-cell>
              <table:table-cell office:value-type="float" office:value="0.00932735">
                <text:p>0.00932735</text:p>
              </table:table-cell>
              <table:table-cell office:value-type="float" office:value="0.00801833">
                <text:p>0.0080183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000">
                <text:p>859000</text:p>
              </table:table-cell>
              <table:table-cell office:value-type="float" office:value="0.00645272">
                <text:p>0.00645272</text:p>
              </table:table-cell>
              <table:table-cell office:value-type="float" office:value="0.0069813">
                <text:p>0.0069813</text:p>
              </table:table-cell>
              <table:table-cell office:value-type="float" office:value="0.0493602">
                <text:p>0.0493602</text:p>
              </table:table-cell>
              <table:table-cell office:value-type="float" office:value="0.00948959">
                <text:p>0.00948959</text:p>
              </table:table-cell>
              <table:table-cell office:value-type="float" office:value="0.00813439">
                <text:p>0.0081343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000">
                <text:p>860000</text:p>
              </table:table-cell>
              <table:table-cell office:value-type="float" office:value="0.00628021">
                <text:p>0.00628021</text:p>
              </table:table-cell>
              <table:table-cell office:value-type="float" office:value="0.00692366">
                <text:p>0.00692366</text:p>
              </table:table-cell>
              <table:table-cell office:value-type="float" office:value="0.0487925">
                <text:p>0.0487925</text:p>
              </table:table-cell>
              <table:table-cell office:value-type="float" office:value="0.00928827">
                <text:p>0.00928827</text:p>
              </table:table-cell>
              <table:table-cell office:value-type="float" office:value="0.00827769">
                <text:p>0.0082776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000">
                <text:p>861000</text:p>
              </table:table-cell>
              <table:table-cell office:value-type="float" office:value="0.00627587">
                <text:p>0.00627587</text:p>
              </table:table-cell>
              <table:table-cell office:value-type="float" office:value="0.00693274">
                <text:p>0.00693274</text:p>
              </table:table-cell>
              <table:table-cell office:value-type="float" office:value="0.0498872">
                <text:p>0.0498872</text:p>
              </table:table-cell>
              <table:table-cell office:value-type="float" office:value="0.00940314">
                <text:p>0.00940314</text:p>
              </table:table-cell>
              <table:table-cell office:value-type="float" office:value="0.0080203">
                <text:p>0.008020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000">
                <text:p>862000</text:p>
              </table:table-cell>
              <table:table-cell office:value-type="float" office:value="0.00636627">
                <text:p>0.00636627</text:p>
              </table:table-cell>
              <table:table-cell office:value-type="float" office:value="0.00693867">
                <text:p>0.00693867</text:p>
              </table:table-cell>
              <table:table-cell office:value-type="float" office:value="0.0504544">
                <text:p>0.0504544</text:p>
              </table:table-cell>
              <table:table-cell office:value-type="float" office:value="0.00940867">
                <text:p>0.00940867</text:p>
              </table:table-cell>
              <table:table-cell office:value-type="float" office:value="0.00818847">
                <text:p>0.0081884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000">
                <text:p>863000</text:p>
              </table:table-cell>
              <table:table-cell office:value-type="float" office:value="0.00635284">
                <text:p>0.00635284</text:p>
              </table:table-cell>
              <table:table-cell office:value-type="float" office:value="0.00723434">
                <text:p>0.00723434</text:p>
              </table:table-cell>
              <table:table-cell office:value-type="float" office:value="0.050906">
                <text:p>0.050906</text:p>
              </table:table-cell>
              <table:table-cell office:value-type="float" office:value="0.0094138">
                <text:p>0.0094138</text:p>
              </table:table-cell>
              <table:table-cell office:value-type="float" office:value="0.00803372">
                <text:p>0.0080337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000">
                <text:p>864000</text:p>
              </table:table-cell>
              <table:table-cell office:value-type="float" office:value="0.00635442">
                <text:p>0.00635442</text:p>
              </table:table-cell>
              <table:table-cell office:value-type="float" office:value="0.00701446">
                <text:p>0.00701446</text:p>
              </table:table-cell>
              <table:table-cell office:value-type="float" office:value="0.0493641">
                <text:p>0.0493641</text:p>
              </table:table-cell>
              <table:table-cell office:value-type="float" office:value="0.0092855">
                <text:p>0.0092855</text:p>
              </table:table-cell>
              <table:table-cell office:value-type="float" office:value="0.00831163">
                <text:p>0.0083116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000">
                <text:p>865000</text:p>
              </table:table-cell>
              <table:table-cell office:value-type="float" office:value="0.00652062">
                <text:p>0.00652062</text:p>
              </table:table-cell>
              <table:table-cell office:value-type="float" office:value="0.00708315">
                <text:p>0.00708315</text:p>
              </table:table-cell>
              <table:table-cell office:value-type="float" office:value="0.0503585">
                <text:p>0.0503585</text:p>
              </table:table-cell>
              <table:table-cell office:value-type="float" office:value="0.00938103">
                <text:p>0.00938103</text:p>
              </table:table-cell>
              <table:table-cell office:value-type="float" office:value="0.00824768">
                <text:p>0.0082476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000">
                <text:p>866000</text:p>
              </table:table-cell>
              <table:table-cell office:value-type="float" office:value="0.00644561">
                <text:p>0.00644561</text:p>
              </table:table-cell>
              <table:table-cell office:value-type="float" office:value="0.0069738">
                <text:p>0.0069738</text:p>
              </table:table-cell>
              <table:table-cell office:value-type="float" office:value="0.0505105">
                <text:p>0.0505105</text:p>
              </table:table-cell>
              <table:table-cell office:value-type="float" office:value="0.00925076">
                <text:p>0.00925076</text:p>
              </table:table-cell>
              <table:table-cell office:value-type="float" office:value="0.00821887">
                <text:p>0.0082188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000">
                <text:p>867000</text:p>
              </table:table-cell>
              <table:table-cell office:value-type="float" office:value="0.00665247">
                <text:p>0.00665247</text:p>
              </table:table-cell>
              <table:table-cell office:value-type="float" office:value="0.0069359">
                <text:p>0.0069359</text:p>
              </table:table-cell>
              <table:table-cell office:value-type="float" office:value="0.0492315">
                <text:p>0.0492315</text:p>
              </table:table-cell>
              <table:table-cell office:value-type="float" office:value="0.00985159">
                <text:p>0.00985159</text:p>
              </table:table-cell>
              <table:table-cell office:value-type="float" office:value="0.00800293">
                <text:p>0.0080029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000">
                <text:p>868000</text:p>
              </table:table-cell>
              <table:table-cell office:value-type="float" office:value="0.00620244">
                <text:p>0.00620244</text:p>
              </table:table-cell>
              <table:table-cell office:value-type="float" office:value="0.00693156">
                <text:p>0.00693156</text:p>
              </table:table-cell>
              <table:table-cell office:value-type="float" office:value="0.048738">
                <text:p>0.048738</text:p>
              </table:table-cell>
              <table:table-cell office:value-type="float" office:value="0.00939051">
                <text:p>0.00939051</text:p>
              </table:table-cell>
              <table:table-cell office:value-type="float" office:value="0.00853191">
                <text:p>0.0085319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000">
                <text:p>869000</text:p>
              </table:table-cell>
              <table:table-cell office:value-type="float" office:value="0.00645351">
                <text:p>0.00645351</text:p>
              </table:table-cell>
              <table:table-cell office:value-type="float" office:value="0.00707683">
                <text:p>0.00707683</text:p>
              </table:table-cell>
              <table:table-cell office:value-type="float" office:value="0.0492382">
                <text:p>0.0492382</text:p>
              </table:table-cell>
              <table:table-cell office:value-type="float" office:value="0.00944538">
                <text:p>0.00944538</text:p>
              </table:table-cell>
              <table:table-cell office:value-type="float" office:value="0.00797254">
                <text:p>0.0079725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000">
                <text:p>870000</text:p>
              </table:table-cell>
              <table:table-cell office:value-type="float" office:value="0.00634574">
                <text:p>0.00634574</text:p>
              </table:table-cell>
              <table:table-cell office:value-type="float" office:value="0.00698525">
                <text:p>0.00698525</text:p>
              </table:table-cell>
              <table:table-cell office:value-type="float" office:value="0.0543247">
                <text:p>0.0543247</text:p>
              </table:table-cell>
              <table:table-cell office:value-type="float" office:value="0.00956618">
                <text:p>0.00956618</text:p>
              </table:table-cell>
              <table:table-cell office:value-type="float" office:value="0.00810754">
                <text:p>0.0081075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000">
                <text:p>871000</text:p>
              </table:table-cell>
              <table:table-cell office:value-type="float" office:value="0.00647561">
                <text:p>0.00647561</text:p>
              </table:table-cell>
              <table:table-cell office:value-type="float" office:value="0.00702393">
                <text:p>0.00702393</text:p>
              </table:table-cell>
              <table:table-cell office:value-type="float" office:value="0.0487992">
                <text:p>0.0487992</text:p>
              </table:table-cell>
              <table:table-cell office:value-type="float" office:value="0.00935774">
                <text:p>0.00935774</text:p>
              </table:table-cell>
              <table:table-cell office:value-type="float" office:value="0.0080432">
                <text:p>0.008043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000">
                <text:p>872000</text:p>
              </table:table-cell>
              <table:table-cell office:value-type="float" office:value="0.00631653">
                <text:p>0.00631653</text:p>
              </table:table-cell>
              <table:table-cell office:value-type="float" office:value="0.00702907">
                <text:p>0.00702907</text:p>
              </table:table-cell>
              <table:table-cell office:value-type="float" office:value="0.0489409">
                <text:p>0.0489409</text:p>
              </table:table-cell>
              <table:table-cell office:value-type="float" office:value="0.00941262">
                <text:p>0.00941262</text:p>
              </table:table-cell>
              <table:table-cell office:value-type="float" office:value="0.0084419">
                <text:p>0.008441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000">
                <text:p>873000</text:p>
              </table:table-cell>
              <table:table-cell office:value-type="float" office:value="0.00633232">
                <text:p>0.00633232</text:p>
              </table:table-cell>
              <table:table-cell office:value-type="float" office:value="0.00706578">
                <text:p>0.00706578</text:p>
              </table:table-cell>
              <table:table-cell office:value-type="float" office:value="0.049132">
                <text:p>0.049132</text:p>
              </table:table-cell>
              <table:table-cell office:value-type="float" office:value="0.00934037">
                <text:p>0.00934037</text:p>
              </table:table-cell>
              <table:table-cell office:value-type="float" office:value="0.00806728">
                <text:p>0.0080672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000">
                <text:p>874000</text:p>
              </table:table-cell>
              <table:table-cell office:value-type="float" office:value="0.00639745">
                <text:p>0.00639745</text:p>
              </table:table-cell>
              <table:table-cell office:value-type="float" office:value="0.00710841">
                <text:p>0.00710841</text:p>
              </table:table-cell>
              <table:table-cell office:value-type="float" office:value="0.0538482">
                <text:p>0.0538482</text:p>
              </table:table-cell>
              <table:table-cell office:value-type="float" office:value="0.00932537">
                <text:p>0.00932537</text:p>
              </table:table-cell>
              <table:table-cell office:value-type="float" office:value="0.00796267">
                <text:p>0.0079626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000">
                <text:p>875000</text:p>
              </table:table-cell>
              <table:table-cell office:value-type="float" office:value="0.00630824">
                <text:p>0.00630824</text:p>
              </table:table-cell>
              <table:table-cell office:value-type="float" office:value="0.00700814">
                <text:p>0.00700814</text:p>
              </table:table-cell>
              <table:table-cell office:value-type="float" office:value="0.0496393">
                <text:p>0.0496393</text:p>
              </table:table-cell>
              <table:table-cell office:value-type="float" office:value="0.00937669">
                <text:p>0.00937669</text:p>
              </table:table-cell>
              <table:table-cell office:value-type="float" office:value="0.00825676">
                <text:p>0.0082567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000">
                <text:p>876000</text:p>
              </table:table-cell>
              <table:table-cell office:value-type="float" office:value="0.0063789">
                <text:p>0.0063789</text:p>
              </table:table-cell>
              <table:table-cell office:value-type="float" office:value="0.00700854">
                <text:p>0.00700854</text:p>
              </table:table-cell>
              <table:table-cell office:value-type="float" office:value="0.0496018">
                <text:p>0.0496018</text:p>
              </table:table-cell>
              <table:table-cell office:value-type="float" office:value="0.00947183">
                <text:p>0.00947183</text:p>
              </table:table-cell>
              <table:table-cell office:value-type="float" office:value="0.00822163">
                <text:p>0.0082216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000">
                <text:p>877000</text:p>
              </table:table-cell>
              <table:table-cell office:value-type="float" office:value="0.00660825">
                <text:p>0.00660825</text:p>
              </table:table-cell>
              <table:table-cell office:value-type="float" office:value="0.00702551">
                <text:p>0.00702551</text:p>
              </table:table-cell>
              <table:table-cell office:value-type="float" office:value="0.0491032">
                <text:p>0.0491032</text:p>
              </table:table-cell>
              <table:table-cell office:value-type="float" office:value="0.00985711">
                <text:p>0.00985711</text:p>
              </table:table-cell>
              <table:table-cell office:value-type="float" office:value="0.00854336">
                <text:p>0.0085433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000">
                <text:p>878000</text:p>
              </table:table-cell>
              <table:table-cell office:value-type="float" office:value="0.00637416">
                <text:p>0.00637416</text:p>
              </table:table-cell>
              <table:table-cell office:value-type="float" office:value="0.00730698">
                <text:p>0.00730698</text:p>
              </table:table-cell>
              <table:table-cell office:value-type="float" office:value="0.0524638">
                <text:p>0.0524638</text:p>
              </table:table-cell>
              <table:table-cell office:value-type="float" office:value="0.00930406">
                <text:p>0.00930406</text:p>
              </table:table-cell>
              <table:table-cell office:value-type="float" office:value="0.00813241">
                <text:p>0.0081324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000">
                <text:p>879000</text:p>
              </table:table-cell>
              <table:table-cell office:value-type="float" office:value="0.00625376">
                <text:p>0.00625376</text:p>
              </table:table-cell>
              <table:table-cell office:value-type="float" office:value="0.00703854">
                <text:p>0.00703854</text:p>
              </table:table-cell>
              <table:table-cell office:value-type="float" office:value="0.0527784">
                <text:p>0.0527784</text:p>
              </table:table-cell>
              <table:table-cell office:value-type="float" office:value="0.00944893">
                <text:p>0.00944893</text:p>
              </table:table-cell>
              <table:table-cell office:value-type="float" office:value="0.00857257">
                <text:p>0.0085725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000">
                <text:p>880000</text:p>
              </table:table-cell>
              <table:table-cell office:value-type="float" office:value="0.00630587">
                <text:p>0.00630587</text:p>
              </table:table-cell>
              <table:table-cell office:value-type="float" office:value="0.00721223">
                <text:p>0.00721223</text:p>
              </table:table-cell>
              <table:table-cell office:value-type="float" office:value="0.0485264">
                <text:p>0.0485264</text:p>
              </table:table-cell>
              <table:table-cell office:value-type="float" office:value="0.00929103">
                <text:p>0.00929103</text:p>
              </table:table-cell>
              <table:table-cell office:value-type="float" office:value="0.00824453">
                <text:p>0.0082445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000">
                <text:p>881000</text:p>
              </table:table-cell>
              <table:table-cell office:value-type="float" office:value="0.00630271">
                <text:p>0.00630271</text:p>
              </table:table-cell>
              <table:table-cell office:value-type="float" office:value="0.00779371">
                <text:p>0.00779371</text:p>
              </table:table-cell>
              <table:table-cell office:value-type="float" office:value="0.0489358">
                <text:p>0.0489358</text:p>
              </table:table-cell>
              <table:table-cell office:value-type="float" office:value="0.00932656">
                <text:p>0.00932656</text:p>
              </table:table-cell>
              <table:table-cell office:value-type="float" office:value="0.00851296">
                <text:p>0.0085129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000">
                <text:p>882000</text:p>
              </table:table-cell>
              <table:table-cell office:value-type="float" office:value="0.00632442">
                <text:p>0.00632442</text:p>
              </table:table-cell>
              <table:table-cell office:value-type="float" office:value="0.00702907">
                <text:p>0.00702907</text:p>
              </table:table-cell>
              <table:table-cell office:value-type="float" office:value="0.0533516">
                <text:p>0.0533516</text:p>
              </table:table-cell>
              <table:table-cell office:value-type="float" office:value="0.00933485">
                <text:p>0.00933485</text:p>
              </table:table-cell>
              <table:table-cell office:value-type="float" office:value="0.00839809">
                <text:p>0.0083980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000">
                <text:p>883000</text:p>
              </table:table-cell>
              <table:table-cell office:value-type="float" office:value="0.00634692">
                <text:p>0.00634692</text:p>
              </table:table-cell>
              <table:table-cell office:value-type="float" office:value="0.00702749">
                <text:p>0.00702749</text:p>
              </table:table-cell>
              <table:table-cell office:value-type="float" office:value="0.0511544">
                <text:p>0.0511544</text:p>
              </table:table-cell>
              <table:table-cell office:value-type="float" office:value="0.00940788">
                <text:p>0.00940788</text:p>
              </table:table-cell>
              <table:table-cell office:value-type="float" office:value="0.00836769">
                <text:p>0.0083676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000">
                <text:p>884000</text:p>
              </table:table-cell>
              <table:table-cell office:value-type="float" office:value="0.00693788">
                <text:p>0.00693788</text:p>
              </table:table-cell>
              <table:table-cell office:value-type="float" office:value="0.0069288">
                <text:p>0.0069288</text:p>
              </table:table-cell>
              <table:table-cell office:value-type="float" office:value="0.0490215">
                <text:p>0.0490215</text:p>
              </table:table-cell>
              <table:table-cell office:value-type="float" office:value="0.00936564">
                <text:p>0.00936564</text:p>
              </table:table-cell>
              <table:table-cell office:value-type="float" office:value="0.00795517">
                <text:p>0.0079551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000">
                <text:p>885000</text:p>
              </table:table-cell>
              <table:table-cell office:value-type="float" office:value="0.00624823">
                <text:p>0.00624823</text:p>
              </table:table-cell>
              <table:table-cell office:value-type="float" office:value="0.00696709">
                <text:p>0.00696709</text:p>
              </table:table-cell>
              <table:table-cell office:value-type="float" office:value="0.0489129">
                <text:p>0.0489129</text:p>
              </table:table-cell>
              <table:table-cell office:value-type="float" office:value="0.0095942">
                <text:p>0.0095942</text:p>
              </table:table-cell>
              <table:table-cell office:value-type="float" office:value="0.00845493">
                <text:p>0.0084549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000">
                <text:p>886000</text:p>
              </table:table-cell>
              <table:table-cell office:value-type="float" office:value="0.00639943">
                <text:p>0.00639943</text:p>
              </table:table-cell>
              <table:table-cell office:value-type="float" office:value="0.00694972">
                <text:p>0.00694972</text:p>
              </table:table-cell>
              <table:table-cell office:value-type="float" office:value="0.0505788">
                <text:p>0.0505788</text:p>
              </table:table-cell>
              <table:table-cell office:value-type="float" office:value="0.00931985">
                <text:p>0.00931985</text:p>
              </table:table-cell>
              <table:table-cell office:value-type="float" office:value="0.00845691">
                <text:p>0.0084569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000">
                <text:p>887000</text:p>
              </table:table-cell>
              <table:table-cell office:value-type="float" office:value="0.00628021">
                <text:p>0.00628021</text:p>
              </table:table-cell>
              <table:table-cell office:value-type="float" office:value="0.00692169">
                <text:p>0.00692169</text:p>
              </table:table-cell>
              <table:table-cell office:value-type="float" office:value="0.051223">
                <text:p>0.051223</text:p>
              </table:table-cell>
              <table:table-cell office:value-type="float" office:value="0.00928156">
                <text:p>0.00928156</text:p>
              </table:table-cell>
              <table:table-cell office:value-type="float" office:value="0.00804636">
                <text:p>0.0080463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000">
                <text:p>888000</text:p>
              </table:table-cell>
              <table:table-cell office:value-type="float" office:value="0.00630666">
                <text:p>0.00630666</text:p>
              </table:table-cell>
              <table:table-cell office:value-type="float" office:value="0.00705946">
                <text:p>0.00705946</text:p>
              </table:table-cell>
              <table:table-cell office:value-type="float" office:value="0.0491865">
                <text:p>0.0491865</text:p>
              </table:table-cell>
              <table:table-cell office:value-type="float" office:value="0.00933998">
                <text:p>0.00933998</text:p>
              </table:table-cell>
              <table:table-cell office:value-type="float" office:value="0.00823031">
                <text:p>0.0082303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000">
                <text:p>889000</text:p>
              </table:table-cell>
              <table:table-cell office:value-type="float" office:value="0.00634929">
                <text:p>0.00634929</text:p>
              </table:table-cell>
              <table:table-cell office:value-type="float" office:value="0.00721815">
                <text:p>0.00721815</text:p>
              </table:table-cell>
              <table:table-cell office:value-type="float" office:value="0.0497995">
                <text:p>0.0497995</text:p>
              </table:table-cell>
              <table:table-cell office:value-type="float" office:value="0.00953302">
                <text:p>0.00953302</text:p>
              </table:table-cell>
              <table:table-cell office:value-type="float" office:value="0.00802425">
                <text:p>0.0080242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000">
                <text:p>890000</text:p>
              </table:table-cell>
              <table:table-cell office:value-type="float" office:value="0.0064614">
                <text:p>0.0064614</text:p>
              </table:table-cell>
              <table:table-cell office:value-type="float" office:value="0.00693511">
                <text:p>0.00693511</text:p>
              </table:table-cell>
              <table:table-cell office:value-type="float" office:value="0.0504655">
                <text:p>0.0504655</text:p>
              </table:table-cell>
              <table:table-cell office:value-type="float" office:value="0.00942446">
                <text:p>0.00942446</text:p>
              </table:table-cell>
              <table:table-cell office:value-type="float" office:value="0.00816044">
                <text:p>0.0081604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000">
                <text:p>891000</text:p>
              </table:table-cell>
              <table:table-cell office:value-type="float" office:value="0.00624902">
                <text:p>0.00624902</text:p>
              </table:table-cell>
              <table:table-cell office:value-type="float" office:value="0.00714552">
                <text:p>0.00714552</text:p>
              </table:table-cell>
              <table:table-cell office:value-type="float" office:value="0.0512238">
                <text:p>0.0512238</text:p>
              </table:table-cell>
              <table:table-cell office:value-type="float" office:value="0.00929182">
                <text:p>0.00929182</text:p>
              </table:table-cell>
              <table:table-cell office:value-type="float" office:value="0.00810873">
                <text:p>0.0081087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000">
                <text:p>892000</text:p>
              </table:table-cell>
              <table:table-cell office:value-type="float" office:value="0.00642193">
                <text:p>0.00642193</text:p>
              </table:table-cell>
              <table:table-cell office:value-type="float" office:value="0.00698327">
                <text:p>0.00698327</text:p>
              </table:table-cell>
              <table:table-cell office:value-type="float" office:value="0.04844">
                <text:p>0.04844</text:p>
              </table:table-cell>
              <table:table-cell office:value-type="float" office:value="0.00927721">
                <text:p>0.00927721</text:p>
              </table:table-cell>
              <table:table-cell office:value-type="float" office:value="0.00816636">
                <text:p>0.0081663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000">
                <text:p>893000</text:p>
              </table:table-cell>
              <table:table-cell office:value-type="float" office:value="0.00630982">
                <text:p>0.00630982</text:p>
              </table:table-cell>
              <table:table-cell office:value-type="float" office:value="0.00692248">
                <text:p>0.00692248</text:p>
              </table:table-cell>
              <table:table-cell office:value-type="float" office:value="0.0496902">
                <text:p>0.0496902</text:p>
              </table:table-cell>
              <table:table-cell office:value-type="float" office:value="0.00934235">
                <text:p>0.00934235</text:p>
              </table:table-cell>
              <table:table-cell office:value-type="float" office:value="0.0081107">
                <text:p>0.008110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000">
                <text:p>894000</text:p>
              </table:table-cell>
              <table:table-cell office:value-type="float" office:value="0.00636548">
                <text:p>0.00636548</text:p>
              </table:table-cell>
              <table:table-cell office:value-type="float" office:value="0.00702314">
                <text:p>0.00702314</text:p>
              </table:table-cell>
              <table:table-cell office:value-type="float" office:value="0.0510454">
                <text:p>0.0510454</text:p>
              </table:table-cell>
              <table:table-cell office:value-type="float" office:value="0.00926103">
                <text:p>0.00926103</text:p>
              </table:table-cell>
              <table:table-cell office:value-type="float" office:value="0.00833177">
                <text:p>0.0083317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000">
                <text:p>895000</text:p>
              </table:table-cell>
              <table:table-cell office:value-type="float" office:value="0.00631139">
                <text:p>0.00631139</text:p>
              </table:table-cell>
              <table:table-cell office:value-type="float" office:value="0.0070946">
                <text:p>0.0070946</text:p>
              </table:table-cell>
              <table:table-cell office:value-type="float" office:value="0.0519395">
                <text:p>0.0519395</text:p>
              </table:table-cell>
              <table:table-cell office:value-type="float" office:value="0.0093159">
                <text:p>0.0093159</text:p>
              </table:table-cell>
              <table:table-cell office:value-type="float" office:value="0.00789714">
                <text:p>0.0078971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000">
                <text:p>896000</text:p>
              </table:table-cell>
              <table:table-cell office:value-type="float" office:value="0.00632758">
                <text:p>0.00632758</text:p>
              </table:table-cell>
              <table:table-cell office:value-type="float" office:value="0.00725052">
                <text:p>0.00725052</text:p>
              </table:table-cell>
              <table:table-cell office:value-type="float" office:value="0.0490842">
                <text:p>0.0490842</text:p>
              </table:table-cell>
              <table:table-cell office:value-type="float" office:value="0.00934906">
                <text:p>0.00934906</text:p>
              </table:table-cell>
              <table:table-cell office:value-type="float" office:value="0.0079603">
                <text:p>0.007960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000">
                <text:p>897000</text:p>
              </table:table-cell>
              <table:table-cell office:value-type="float" office:value="0.00629126">
                <text:p>0.00629126</text:p>
              </table:table-cell>
              <table:table-cell office:value-type="float" office:value="0.00725684">
                <text:p>0.00725684</text:p>
              </table:table-cell>
              <table:table-cell office:value-type="float" office:value="0.0491202">
                <text:p>0.0491202</text:p>
              </table:table-cell>
              <table:table-cell office:value-type="float" office:value="0.00947854">
                <text:p>0.00947854</text:p>
              </table:table-cell>
              <table:table-cell office:value-type="float" office:value="0.00813123">
                <text:p>0.0081312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000">
                <text:p>898000</text:p>
              </table:table-cell>
              <table:table-cell office:value-type="float" office:value="0.00630666">
                <text:p>0.00630666</text:p>
              </table:table-cell>
              <table:table-cell office:value-type="float" office:value="0.00690787">
                <text:p>0.00690787</text:p>
              </table:table-cell>
              <table:table-cell office:value-type="float" office:value="0.0495939">
                <text:p>0.0495939</text:p>
              </table:table-cell>
              <table:table-cell office:value-type="float" office:value="0.00938932">
                <text:p>0.00938932</text:p>
              </table:table-cell>
              <table:table-cell office:value-type="float" office:value="0.00791135">
                <text:p>0.0079113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000">
                <text:p>899000</text:p>
              </table:table-cell>
              <table:table-cell office:value-type="float" office:value="0.00637416">
                <text:p>0.00637416</text:p>
              </table:table-cell>
              <table:table-cell office:value-type="float" office:value="0.00691537">
                <text:p>0.00691537</text:p>
              </table:table-cell>
              <table:table-cell office:value-type="float" office:value="0.053228">
                <text:p>0.053228</text:p>
              </table:table-cell>
              <table:table-cell office:value-type="float" office:value="0.00997278">
                <text:p>0.00997278</text:p>
              </table:table-cell>
              <table:table-cell office:value-type="float" office:value="0.00816281">
                <text:p>0.0081628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000">
                <text:p>900000</text:p>
              </table:table-cell>
              <table:table-cell office:value-type="float" office:value="0.00630903">
                <text:p>0.00630903</text:p>
              </table:table-cell>
              <table:table-cell office:value-type="float" office:value="0.00686485">
                <text:p>0.00686485</text:p>
              </table:table-cell>
              <table:table-cell office:value-type="float" office:value="0.0483571">
                <text:p>0.0483571</text:p>
              </table:table-cell>
              <table:table-cell office:value-type="float" office:value="0.0102069">
                <text:p>0.0102069</text:p>
              </table:table-cell>
              <table:table-cell office:value-type="float" office:value="0.00803412">
                <text:p>0.0080341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000">
                <text:p>901000</text:p>
              </table:table-cell>
              <table:table-cell office:value-type="float" office:value="0.00640219">
                <text:p>0.00640219</text:p>
              </table:table-cell>
              <table:table-cell office:value-type="float" office:value="0.0072071">
                <text:p>0.0072071</text:p>
              </table:table-cell>
              <table:table-cell office:value-type="float" office:value="0.0487542">
                <text:p>0.0487542</text:p>
              </table:table-cell>
              <table:table-cell office:value-type="float" office:value="0.009293">
                <text:p>0.009293</text:p>
              </table:table-cell>
              <table:table-cell office:value-type="float" office:value="0.00825953">
                <text:p>0.0082595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000">
                <text:p>902000</text:p>
              </table:table-cell>
              <table:table-cell office:value-type="float" office:value="0.0065447">
                <text:p>0.0065447</text:p>
              </table:table-cell>
              <table:table-cell office:value-type="float" office:value="0.00728684">
                <text:p>0.00728684</text:p>
              </table:table-cell>
              <table:table-cell office:value-type="float" office:value="0.0488067">
                <text:p>0.0488067</text:p>
              </table:table-cell>
              <table:table-cell office:value-type="float" office:value="0.00978764">
                <text:p>0.00978764</text:p>
              </table:table-cell>
              <table:table-cell office:value-type="float" office:value="0.00807636">
                <text:p>0.0080763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000">
                <text:p>903000</text:p>
              </table:table-cell>
              <table:table-cell office:value-type="float" office:value="0.00703341">
                <text:p>0.00703341</text:p>
              </table:table-cell>
              <table:table-cell office:value-type="float" office:value="0.00731369">
                <text:p>0.00731369</text:p>
              </table:table-cell>
              <table:table-cell office:value-type="float" office:value="0.0524069">
                <text:p>0.0524069</text:p>
              </table:table-cell>
              <table:table-cell office:value-type="float" office:value="0.00945485">
                <text:p>0.00945485</text:p>
              </table:table-cell>
              <table:table-cell office:value-type="float" office:value="0.00797293">
                <text:p>0.0079729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000">
                <text:p>904000</text:p>
              </table:table-cell>
              <table:table-cell office:value-type="float" office:value="0.00629442">
                <text:p>0.00629442</text:p>
              </table:table-cell>
              <table:table-cell office:value-type="float" office:value="0.00708275">
                <text:p>0.00708275</text:p>
              </table:table-cell>
              <table:table-cell office:value-type="float" office:value="0.049841">
                <text:p>0.049841</text:p>
              </table:table-cell>
              <table:table-cell office:value-type="float" office:value="0.00933919">
                <text:p>0.00933919</text:p>
              </table:table-cell>
              <table:table-cell office:value-type="float" office:value="0.00961157">
                <text:p>0.0096115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000">
                <text:p>905000</text:p>
              </table:table-cell>
              <table:table-cell office:value-type="float" office:value="0.00631416">
                <text:p>0.00631416</text:p>
              </table:table-cell>
              <table:table-cell office:value-type="float" office:value="0.00698564">
                <text:p>0.00698564</text:p>
              </table:table-cell>
              <table:table-cell office:value-type="float" office:value="0.0488438">
                <text:p>0.0488438</text:p>
              </table:table-cell>
              <table:table-cell office:value-type="float" office:value="0.00941459">
                <text:p>0.00941459</text:p>
              </table:table-cell>
              <table:table-cell office:value-type="float" office:value="0.00835269">
                <text:p>0.0083526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000">
                <text:p>906000</text:p>
              </table:table-cell>
              <table:table-cell office:value-type="float" office:value="0.00634929">
                <text:p>0.00634929</text:p>
              </table:table-cell>
              <table:table-cell office:value-type="float" office:value="0.00718342">
                <text:p>0.00718342</text:p>
              </table:table-cell>
              <table:table-cell office:value-type="float" office:value="0.0485849">
                <text:p>0.0485849</text:p>
              </table:table-cell>
              <table:table-cell office:value-type="float" office:value="0.00947657">
                <text:p>0.00947657</text:p>
              </table:table-cell>
              <table:table-cell office:value-type="float" office:value="0.00874824">
                <text:p>0.0087482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000">
                <text:p>907000</text:p>
              </table:table-cell>
              <table:table-cell office:value-type="float" office:value="0.00641719">
                <text:p>0.00641719</text:p>
              </table:table-cell>
              <table:table-cell office:value-type="float" office:value="0.00699591">
                <text:p>0.00699591</text:p>
              </table:table-cell>
              <table:table-cell office:value-type="float" office:value="0.0514319">
                <text:p>0.0514319</text:p>
              </table:table-cell>
              <table:table-cell office:value-type="float" office:value="0.00969724">
                <text:p>0.00969724</text:p>
              </table:table-cell>
              <table:table-cell office:value-type="float" office:value="0.00809057">
                <text:p>0.0080905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000">
                <text:p>908000</text:p>
              </table:table-cell>
              <table:table-cell office:value-type="float" office:value="0.00658299">
                <text:p>0.00658299</text:p>
              </table:table-cell>
              <table:table-cell office:value-type="float" office:value="0.00708907">
                <text:p>0.00708907</text:p>
              </table:table-cell>
              <table:table-cell office:value-type="float" office:value="0.0495773">
                <text:p>0.0495773</text:p>
              </table:table-cell>
              <table:table-cell office:value-type="float" office:value="0.00931669">
                <text:p>0.00931669</text:p>
              </table:table-cell>
              <table:table-cell office:value-type="float" office:value="0.00841032">
                <text:p>0.0084103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000">
                <text:p>909000</text:p>
              </table:table-cell>
              <table:table-cell office:value-type="float" office:value="0.0063031">
                <text:p>0.0063031</text:p>
              </table:table-cell>
              <table:table-cell office:value-type="float" office:value="0.00734013">
                <text:p>0.00734013</text:p>
              </table:table-cell>
              <table:table-cell office:value-type="float" office:value="0.0485932">
                <text:p>0.0485932</text:p>
              </table:table-cell>
              <table:table-cell office:value-type="float" office:value="0.00933208">
                <text:p>0.00933208</text:p>
              </table:table-cell>
              <table:table-cell office:value-type="float" office:value="0.00807912">
                <text:p>0.0080791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000">
                <text:p>910000</text:p>
              </table:table-cell>
              <table:table-cell office:value-type="float" office:value="0.00639429">
                <text:p>0.00639429</text:p>
              </table:table-cell>
              <table:table-cell office:value-type="float" office:value="0.00700341">
                <text:p>0.00700341</text:p>
              </table:table-cell>
              <table:table-cell office:value-type="float" office:value="0.0495749">
                <text:p>0.0495749</text:p>
              </table:table-cell>
              <table:table-cell office:value-type="float" office:value="0.00964947">
                <text:p>0.00964947</text:p>
              </table:table-cell>
              <table:table-cell office:value-type="float" office:value="0.00812176">
                <text:p>0.0081217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000">
                <text:p>911000</text:p>
              </table:table-cell>
              <table:table-cell office:value-type="float" office:value="0.00657746">
                <text:p>0.00657746</text:p>
              </table:table-cell>
              <table:table-cell office:value-type="float" office:value="0.00691853">
                <text:p>0.00691853</text:p>
              </table:table-cell>
              <table:table-cell office:value-type="float" office:value="0.0502839">
                <text:p>0.0502839</text:p>
              </table:table-cell>
              <table:table-cell office:value-type="float" office:value="0.00935064">
                <text:p>0.00935064</text:p>
              </table:table-cell>
              <table:table-cell office:value-type="float" office:value="0.00860533">
                <text:p>0.0086053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000">
                <text:p>912000</text:p>
              </table:table-cell>
              <table:table-cell office:value-type="float" office:value="0.00632916">
                <text:p>0.00632916</text:p>
              </table:table-cell>
              <table:table-cell office:value-type="float" office:value="0.00692288">
                <text:p>0.00692288</text:p>
              </table:table-cell>
              <table:table-cell office:value-type="float" office:value="0.0509743">
                <text:p>0.0509743</text:p>
              </table:table-cell>
              <table:table-cell office:value-type="float" office:value="0.00929458">
                <text:p>0.00929458</text:p>
              </table:table-cell>
              <table:table-cell office:value-type="float" office:value="0.00795517">
                <text:p>0.0079551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000">
                <text:p>913000</text:p>
              </table:table-cell>
              <table:table-cell office:value-type="float" office:value="0.00683761">
                <text:p>0.00683761</text:p>
              </table:table-cell>
              <table:table-cell office:value-type="float" office:value="0.00717552">
                <text:p>0.00717552</text:p>
              </table:table-cell>
              <table:table-cell office:value-type="float" office:value="0.0482592">
                <text:p>0.0482592</text:p>
              </table:table-cell>
              <table:table-cell office:value-type="float" office:value="0.0093384">
                <text:p>0.0093384</text:p>
              </table:table-cell>
              <table:table-cell office:value-type="float" office:value="0.0079374">
                <text:p>0.007937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000">
                <text:p>914000</text:p>
              </table:table-cell>
              <table:table-cell office:value-type="float" office:value="0.00628337">
                <text:p>0.00628337</text:p>
              </table:table-cell>
              <table:table-cell office:value-type="float" office:value="0.00737487">
                <text:p>0.00737487</text:p>
              </table:table-cell>
              <table:table-cell office:value-type="float" office:value="0.0494154">
                <text:p>0.0494154</text:p>
              </table:table-cell>
              <table:table-cell office:value-type="float" office:value="0.00943117">
                <text:p>0.00943117</text:p>
              </table:table-cell>
              <table:table-cell office:value-type="float" office:value="0.00871547">
                <text:p>0.0087154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000">
                <text:p>915000</text:p>
              </table:table-cell>
              <table:table-cell office:value-type="float" office:value="0.00629639">
                <text:p>0.00629639</text:p>
              </table:table-cell>
              <table:table-cell office:value-type="float" office:value="0.00694893">
                <text:p>0.00694893</text:p>
              </table:table-cell>
              <table:table-cell office:value-type="float" office:value="0.0512976">
                <text:p>0.0512976</text:p>
              </table:table-cell>
              <table:table-cell office:value-type="float" office:value="0.00936603">
                <text:p>0.00936603</text:p>
              </table:table-cell>
              <table:table-cell office:value-type="float" office:value="0.00797925">
                <text:p>0.0079792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000">
                <text:p>916000</text:p>
              </table:table-cell>
              <table:table-cell office:value-type="float" office:value="0.00634376">
                <text:p>0.00634376</text:p>
              </table:table-cell>
              <table:table-cell office:value-type="float" office:value="0.00764765">
                <text:p>0.00764765</text:p>
              </table:table-cell>
              <table:table-cell office:value-type="float" office:value="0.05157">
                <text:p>0.05157</text:p>
              </table:table-cell>
              <table:table-cell office:value-type="float" office:value="0.00938735">
                <text:p>0.00938735</text:p>
              </table:table-cell>
              <table:table-cell office:value-type="float" office:value="0.00833295">
                <text:p>0.0083329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000">
                <text:p>917000</text:p>
              </table:table-cell>
              <table:table-cell office:value-type="float" office:value="0.00629284">
                <text:p>0.00629284</text:p>
              </table:table-cell>
              <table:table-cell office:value-type="float" office:value="0.00690787">
                <text:p>0.00690787</text:p>
              </table:table-cell>
              <table:table-cell office:value-type="float" office:value="0.0502938">
                <text:p>0.0502938</text:p>
              </table:table-cell>
              <table:table-cell office:value-type="float" office:value="0.00929814">
                <text:p>0.00929814</text:p>
              </table:table-cell>
              <table:table-cell office:value-type="float" office:value="0.0084873">
                <text:p>0.008487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000">
                <text:p>918000</text:p>
              </table:table-cell>
              <table:table-cell office:value-type="float" office:value="0.00629718">
                <text:p>0.00629718</text:p>
              </table:table-cell>
              <table:table-cell office:value-type="float" office:value="0.0069134">
                <text:p>0.0069134</text:p>
              </table:table-cell>
              <table:table-cell office:value-type="float" office:value="0.0496669">
                <text:p>0.0496669</text:p>
              </table:table-cell>
              <table:table-cell office:value-type="float" office:value="0.0096096">
                <text:p>0.0096096</text:p>
              </table:table-cell>
              <table:table-cell office:value-type="float" office:value="0.00802228">
                <text:p>0.0080222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000">
                <text:p>919000</text:p>
              </table:table-cell>
              <table:table-cell office:value-type="float" office:value="0.00633034">
                <text:p>0.00633034</text:p>
              </table:table-cell>
              <table:table-cell office:value-type="float" office:value="0.00714907">
                <text:p>0.00714907</text:p>
              </table:table-cell>
              <table:table-cell office:value-type="float" office:value="0.0489224">
                <text:p>0.0489224</text:p>
              </table:table-cell>
              <table:table-cell office:value-type="float" office:value="0.0100687">
                <text:p>0.0100687</text:p>
              </table:table-cell>
              <table:table-cell office:value-type="float" office:value="0.00849401">
                <text:p>0.0084940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000">
                <text:p>920000</text:p>
              </table:table-cell>
              <table:table-cell office:value-type="float" office:value="0.00636903">
                <text:p>0.00636903</text:p>
              </table:table-cell>
              <table:table-cell office:value-type="float" office:value="0.00715973">
                <text:p>0.00715973</text:p>
              </table:table-cell>
              <table:table-cell office:value-type="float" office:value="0.0577733">
                <text:p>0.0577733</text:p>
              </table:table-cell>
              <table:table-cell office:value-type="float" office:value="0.00946314">
                <text:p>0.00946314</text:p>
              </table:table-cell>
              <table:table-cell office:value-type="float" office:value="0.00803807">
                <text:p>0.0080380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000">
                <text:p>921000</text:p>
              </table:table-cell>
              <table:table-cell office:value-type="float" office:value="0.00636863">
                <text:p>0.00636863</text:p>
              </table:table-cell>
              <table:table-cell office:value-type="float" office:value="0.00702393">
                <text:p>0.00702393</text:p>
              </table:table-cell>
              <table:table-cell office:value-type="float" office:value="0.0481968">
                <text:p>0.0481968</text:p>
              </table:table-cell>
              <table:table-cell office:value-type="float" office:value="0.00935893">
                <text:p>0.00935893</text:p>
              </table:table-cell>
              <table:table-cell office:value-type="float" office:value="0.00813913">
                <text:p>0.0081391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000">
                <text:p>922000</text:p>
              </table:table-cell>
              <table:table-cell office:value-type="float" office:value="0.00627152">
                <text:p>0.00627152</text:p>
              </table:table-cell>
              <table:table-cell office:value-type="float" office:value="0.00693472">
                <text:p>0.00693472</text:p>
              </table:table-cell>
              <table:table-cell office:value-type="float" office:value="0.0493894">
                <text:p>0.0493894</text:p>
              </table:table-cell>
              <table:table-cell office:value-type="float" office:value="0.009745">
                <text:p>0.009745</text:p>
              </table:table-cell>
              <table:table-cell office:value-type="float" office:value="0.00810794">
                <text:p>0.0081079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000">
                <text:p>923000</text:p>
              </table:table-cell>
              <table:table-cell office:value-type="float" office:value="0.00635758">
                <text:p>0.00635758</text:p>
              </table:table-cell>
              <table:table-cell office:value-type="float" office:value="0.00752449">
                <text:p>0.00752449</text:p>
              </table:table-cell>
              <table:table-cell office:value-type="float" office:value="0.0485399">
                <text:p>0.0485399</text:p>
              </table:table-cell>
              <table:table-cell office:value-type="float" office:value="0.00933208">
                <text:p>0.00933208</text:p>
              </table:table-cell>
              <table:table-cell office:value-type="float" office:value="0.00824571">
                <text:p>0.0082457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000">
                <text:p>924000</text:p>
              </table:table-cell>
              <table:table-cell office:value-type="float" office:value="0.00629087">
                <text:p>0.00629087</text:p>
              </table:table-cell>
              <table:table-cell office:value-type="float" office:value="0.00719131">
                <text:p>0.00719131</text:p>
              </table:table-cell>
              <table:table-cell office:value-type="float" office:value="0.0517157">
                <text:p>0.0517157</text:p>
              </table:table-cell>
              <table:table-cell office:value-type="float" office:value="0.00937117">
                <text:p>0.00937117</text:p>
              </table:table-cell>
              <table:table-cell office:value-type="float" office:value="0.0080811">
                <text:p>0.008081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000">
                <text:p>925000</text:p>
              </table:table-cell>
              <table:table-cell office:value-type="float" office:value="0.00636034">
                <text:p>0.00636034</text:p>
              </table:table-cell>
              <table:table-cell office:value-type="float" office:value="0.00692051">
                <text:p>0.00692051</text:p>
              </table:table-cell>
              <table:table-cell office:value-type="float" office:value="0.0493144">
                <text:p>0.0493144</text:p>
              </table:table-cell>
              <table:table-cell office:value-type="float" office:value="0.0094738">
                <text:p>0.0094738</text:p>
              </table:table-cell>
              <table:table-cell office:value-type="float" office:value="0.0079528">
                <text:p>0.007952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000">
                <text:p>926000</text:p>
              </table:table-cell>
              <table:table-cell office:value-type="float" office:value="0.00639587">
                <text:p>0.00639587</text:p>
              </table:table-cell>
              <table:table-cell office:value-type="float" office:value="0.00699827">
                <text:p>0.00699827</text:p>
              </table:table-cell>
              <table:table-cell office:value-type="float" office:value="0.0490392">
                <text:p>0.0490392</text:p>
              </table:table-cell>
              <table:table-cell office:value-type="float" office:value="0.00946867">
                <text:p>0.00946867</text:p>
              </table:table-cell>
              <table:table-cell office:value-type="float" office:value="0.00814228">
                <text:p>0.0081422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000">
                <text:p>927000</text:p>
              </table:table-cell>
              <table:table-cell office:value-type="float" office:value="0.00634929">
                <text:p>0.00634929</text:p>
              </table:table-cell>
              <table:table-cell office:value-type="float" office:value="0.0069809">
                <text:p>0.0069809</text:p>
              </table:table-cell>
              <table:table-cell office:value-type="float" office:value="0.0489931">
                <text:p>0.0489931</text:p>
              </table:table-cell>
              <table:table-cell office:value-type="float" office:value="0.00930366">
                <text:p>0.00930366</text:p>
              </table:table-cell>
              <table:table-cell office:value-type="float" office:value="0.00864205">
                <text:p>0.0086420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000">
                <text:p>928000</text:p>
              </table:table-cell>
              <table:table-cell office:value-type="float" office:value="0.00630074">
                <text:p>0.00630074</text:p>
              </table:table-cell>
              <table:table-cell office:value-type="float" office:value="0.00711552">
                <text:p>0.00711552</text:p>
              </table:table-cell>
              <table:table-cell office:value-type="float" office:value="0.0514595">
                <text:p>0.0514595</text:p>
              </table:table-cell>
              <table:table-cell office:value-type="float" office:value="0.00932182">
                <text:p>0.00932182</text:p>
              </table:table-cell>
              <table:table-cell office:value-type="float" office:value="0.00804754">
                <text:p>0.0080475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000">
                <text:p>929000</text:p>
              </table:table-cell>
              <table:table-cell office:value-type="float" office:value="0.0066501">
                <text:p>0.0066501</text:p>
              </table:table-cell>
              <table:table-cell office:value-type="float" office:value="0.00721065">
                <text:p>0.00721065</text:p>
              </table:table-cell>
              <table:table-cell office:value-type="float" office:value="0.0488482">
                <text:p>0.0488482</text:p>
              </table:table-cell>
              <table:table-cell office:value-type="float" office:value="0.00926892">
                <text:p>0.00926892</text:p>
              </table:table-cell>
              <table:table-cell office:value-type="float" office:value="0.00795162">
                <text:p>0.0079516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000">
                <text:p>930000</text:p>
              </table:table-cell>
              <table:table-cell office:value-type="float" office:value="0.00625494">
                <text:p>0.00625494</text:p>
              </table:table-cell>
              <table:table-cell office:value-type="float" office:value="0.00737172">
                <text:p>0.00737172</text:p>
              </table:table-cell>
              <table:table-cell office:value-type="float" office:value="0.0493578">
                <text:p>0.0493578</text:p>
              </table:table-cell>
              <table:table-cell office:value-type="float" office:value="0.0093309">
                <text:p>0.0093309</text:p>
              </table:table-cell>
              <table:table-cell office:value-type="float" office:value="0.00807557">
                <text:p>0.0080755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000">
                <text:p>931000</text:p>
              </table:table-cell>
              <table:table-cell office:value-type="float" office:value="0.00665207">
                <text:p>0.00665207</text:p>
              </table:table-cell>
              <table:table-cell office:value-type="float" office:value="0.00691459">
                <text:p>0.00691459</text:p>
              </table:table-cell>
              <table:table-cell office:value-type="float" office:value="0.0499168">
                <text:p>0.0499168</text:p>
              </table:table-cell>
              <table:table-cell office:value-type="float" office:value="0.00945683">
                <text:p>0.00945683</text:p>
              </table:table-cell>
              <table:table-cell office:value-type="float" office:value="0.00876482">
                <text:p>0.0087648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000">
                <text:p>932000</text:p>
              </table:table-cell>
              <table:table-cell office:value-type="float" office:value="0.00633429">
                <text:p>0.00633429</text:p>
              </table:table-cell>
              <table:table-cell office:value-type="float" office:value="0.00707999">
                <text:p>0.00707999</text:p>
              </table:table-cell>
              <table:table-cell office:value-type="float" office:value="0.051844">
                <text:p>0.051844</text:p>
              </table:table-cell>
              <table:table-cell office:value-type="float" office:value="0.00932814">
                <text:p>0.00932814</text:p>
              </table:table-cell>
              <table:table-cell office:value-type="float" office:value="0.00860968">
                <text:p>0.0086096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000">
                <text:p>933000</text:p>
              </table:table-cell>
              <table:table-cell office:value-type="float" office:value="0.00633863">
                <text:p>0.00633863</text:p>
              </table:table-cell>
              <table:table-cell office:value-type="float" office:value="0.00706973">
                <text:p>0.00706973</text:p>
              </table:table-cell>
              <table:table-cell office:value-type="float" office:value="0.0487286">
                <text:p>0.0487286</text:p>
              </table:table-cell>
              <table:table-cell office:value-type="float" office:value="0.00961355">
                <text:p>0.00961355</text:p>
              </table:table-cell>
              <table:table-cell office:value-type="float" office:value="0.0082011">
                <text:p>0.008201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000">
                <text:p>934000</text:p>
              </table:table-cell>
              <table:table-cell office:value-type="float" office:value="0.00633469">
                <text:p>0.00633469</text:p>
              </table:table-cell>
              <table:table-cell office:value-type="float" office:value="0.00700854">
                <text:p>0.00700854</text:p>
              </table:table-cell>
              <table:table-cell office:value-type="float" office:value="0.0487586">
                <text:p>0.0487586</text:p>
              </table:table-cell>
              <table:table-cell office:value-type="float" office:value="0.00932024">
                <text:p>0.00932024</text:p>
              </table:table-cell>
              <table:table-cell office:value-type="float" office:value="0.00820347">
                <text:p>0.0082034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000">
                <text:p>935000</text:p>
              </table:table-cell>
              <table:table-cell office:value-type="float" office:value="0.00644166">
                <text:p>0.00644166</text:p>
              </table:table-cell>
              <table:table-cell office:value-type="float" office:value="0.00698209">
                <text:p>0.00698209</text:p>
              </table:table-cell>
              <table:table-cell office:value-type="float" office:value="0.04874">
                <text:p>0.04874</text:p>
              </table:table-cell>
              <table:table-cell office:value-type="float" office:value="0.00932301">
                <text:p>0.00932301</text:p>
              </table:table-cell>
              <table:table-cell office:value-type="float" office:value="0.0080428">
                <text:p>0.008042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000">
                <text:p>936000</text:p>
              </table:table-cell>
              <table:table-cell office:value-type="float" office:value="0.00625692">
                <text:p>0.00625692</text:p>
              </table:table-cell>
              <table:table-cell office:value-type="float" office:value="0.00699433">
                <text:p>0.00699433</text:p>
              </table:table-cell>
              <table:table-cell office:value-type="float" office:value="0.0510403">
                <text:p>0.0510403</text:p>
              </table:table-cell>
              <table:table-cell office:value-type="float" office:value="0.0093459">
                <text:p>0.0093459</text:p>
              </table:table-cell>
              <table:table-cell office:value-type="float" office:value="0.00871547">
                <text:p>0.0087154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000">
                <text:p>937000</text:p>
              </table:table-cell>
              <table:table-cell office:value-type="float" office:value="0.00634179">
                <text:p>0.00634179</text:p>
              </table:table-cell>
              <table:table-cell office:value-type="float" office:value="0.00702354">
                <text:p>0.00702354</text:p>
              </table:table-cell>
              <table:table-cell office:value-type="float" office:value="0.0504817">
                <text:p>0.0504817</text:p>
              </table:table-cell>
              <table:table-cell office:value-type="float" office:value="0.00940156">
                <text:p>0.00940156</text:p>
              </table:table-cell>
              <table:table-cell office:value-type="float" office:value="0.00809925">
                <text:p>0.0080992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000">
                <text:p>938000</text:p>
              </table:table-cell>
              <table:table-cell office:value-type="float" office:value="0.00634179">
                <text:p>0.00634179</text:p>
              </table:table-cell>
              <table:table-cell office:value-type="float" office:value="0.00692919">
                <text:p>0.00692919</text:p>
              </table:table-cell>
              <table:table-cell office:value-type="float" office:value="0.048933">
                <text:p>0.048933</text:p>
              </table:table-cell>
              <table:table-cell office:value-type="float" office:value="0.00945249">
                <text:p>0.00945249</text:p>
              </table:table-cell>
              <table:table-cell office:value-type="float" office:value="0.00822124">
                <text:p>0.0082212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000">
                <text:p>939000</text:p>
              </table:table-cell>
              <table:table-cell office:value-type="float" office:value="0.00689998">
                <text:p>0.00689998</text:p>
              </table:table-cell>
              <table:table-cell office:value-type="float" office:value="0.00710486">
                <text:p>0.00710486</text:p>
              </table:table-cell>
              <table:table-cell office:value-type="float" office:value="0.0489023">
                <text:p>0.0489023</text:p>
              </table:table-cell>
              <table:table-cell office:value-type="float" office:value="0.00966487">
                <text:p>0.00966487</text:p>
              </table:table-cell>
              <table:table-cell office:value-type="float" office:value="0.00811386">
                <text:p>0.0081138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000">
                <text:p>940000</text:p>
              </table:table-cell>
              <table:table-cell office:value-type="float" office:value="0.00630429">
                <text:p>0.00630429</text:p>
              </table:table-cell>
              <table:table-cell office:value-type="float" office:value="0.0069659">
                <text:p>0.0069659</text:p>
              </table:table-cell>
              <table:table-cell office:value-type="float" office:value="0.0497048">
                <text:p>0.0497048</text:p>
              </table:table-cell>
              <table:table-cell office:value-type="float" office:value="0.0097454">
                <text:p>0.0097454</text:p>
              </table:table-cell>
              <table:table-cell office:value-type="float" office:value="0.00836611">
                <text:p>0.0083661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000">
                <text:p>941000</text:p>
              </table:table-cell>
              <table:table-cell office:value-type="float" office:value="0.00666589">
                <text:p>0.00666589</text:p>
              </table:table-cell>
              <table:table-cell office:value-type="float" office:value="0.00693195">
                <text:p>0.00693195</text:p>
              </table:table-cell>
              <table:table-cell office:value-type="float" office:value="0.0518452">
                <text:p>0.0518452</text:p>
              </table:table-cell>
              <table:table-cell office:value-type="float" office:value="0.00931827">
                <text:p>0.00931827</text:p>
              </table:table-cell>
              <table:table-cell office:value-type="float" office:value="0.00810162">
                <text:p>0.0081016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000">
                <text:p>942000</text:p>
              </table:table-cell>
              <table:table-cell office:value-type="float" office:value="0.00638561">
                <text:p>0.00638561</text:p>
              </table:table-cell>
              <table:table-cell office:value-type="float" office:value="0.00766107">
                <text:p>0.00766107</text:p>
              </table:table-cell>
              <table:table-cell office:value-type="float" office:value="0.0504244">
                <text:p>0.0504244</text:p>
              </table:table-cell>
              <table:table-cell office:value-type="float" office:value="0.00974698">
                <text:p>0.00974698</text:p>
              </table:table-cell>
              <table:table-cell office:value-type="float" office:value="0.00808623">
                <text:p>0.0080862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000">
                <text:p>943000</text:p>
              </table:table-cell>
              <table:table-cell office:value-type="float" office:value="0.006281">
                <text:p>0.006281</text:p>
              </table:table-cell>
              <table:table-cell office:value-type="float" office:value="0.00691814">
                <text:p>0.00691814</text:p>
              </table:table-cell>
              <table:table-cell office:value-type="float" office:value="0.0488987">
                <text:p>0.0488987</text:p>
              </table:table-cell>
              <table:table-cell office:value-type="float" office:value="0.00945643">
                <text:p>0.00945643</text:p>
              </table:table-cell>
              <table:table-cell office:value-type="float" office:value="0.00810912">
                <text:p>0.0081091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000">
                <text:p>944000</text:p>
              </table:table-cell>
              <table:table-cell office:value-type="float" office:value="0.00634376">
                <text:p>0.00634376</text:p>
              </table:table-cell>
              <table:table-cell office:value-type="float" office:value="0.00705828">
                <text:p>0.00705828</text:p>
              </table:table-cell>
              <table:table-cell office:value-type="float" office:value="0.0495702">
                <text:p>0.0495702</text:p>
              </table:table-cell>
              <table:table-cell office:value-type="float" office:value="0.00926932">
                <text:p>0.00926932</text:p>
              </table:table-cell>
              <table:table-cell office:value-type="float" office:value="0.00819992">
                <text:p>0.0081999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000">
                <text:p>945000</text:p>
              </table:table-cell>
              <table:table-cell office:value-type="float" office:value="0.00639706">
                <text:p>0.00639706</text:p>
              </table:table-cell>
              <table:table-cell office:value-type="float" office:value="0.00694419">
                <text:p>0.00694419</text:p>
              </table:table-cell>
              <table:table-cell office:value-type="float" office:value="0.0533974">
                <text:p>0.0533974</text:p>
              </table:table-cell>
              <table:table-cell office:value-type="float" office:value="0.00936367">
                <text:p>0.00936367</text:p>
              </table:table-cell>
              <table:table-cell office:value-type="float" office:value="0.00852994">
                <text:p>0.0085299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000">
                <text:p>946000</text:p>
              </table:table-cell>
              <table:table-cell office:value-type="float" office:value="0.00634021">
                <text:p>0.00634021</text:p>
              </table:table-cell>
              <table:table-cell office:value-type="float" office:value="0.00692801">
                <text:p>0.00692801</text:p>
              </table:table-cell>
              <table:table-cell office:value-type="float" office:value="0.0501979">
                <text:p>0.0501979</text:p>
              </table:table-cell>
              <table:table-cell office:value-type="float" office:value="0.00944854">
                <text:p>0.00944854</text:p>
              </table:table-cell>
              <table:table-cell office:value-type="float" office:value="0.00821097">
                <text:p>0.0082109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000">
                <text:p>947000</text:p>
              </table:table-cell>
              <table:table-cell office:value-type="float" office:value="0.00635956">
                <text:p>0.00635956</text:p>
              </table:table-cell>
              <table:table-cell office:value-type="float" office:value="0.00696156">
                <text:p>0.00696156</text:p>
              </table:table-cell>
              <table:table-cell office:value-type="float" office:value="0.0487538">
                <text:p>0.0487538</text:p>
              </table:table-cell>
              <table:table-cell office:value-type="float" office:value="0.0093988">
                <text:p>0.0093988</text:p>
              </table:table-cell>
              <table:table-cell office:value-type="float" office:value="0.00817071">
                <text:p>0.0081707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000">
                <text:p>948000</text:p>
              </table:table-cell>
              <table:table-cell office:value-type="float" office:value="0.00625534">
                <text:p>0.00625534</text:p>
              </table:table-cell>
              <table:table-cell office:value-type="float" office:value="0.00698998">
                <text:p>0.00698998</text:p>
              </table:table-cell>
              <table:table-cell office:value-type="float" office:value="0.0504844">
                <text:p>0.0504844</text:p>
              </table:table-cell>
              <table:table-cell office:value-type="float" office:value="0.00937748">
                <text:p>0.00937748</text:p>
              </table:table-cell>
              <table:table-cell office:value-type="float" office:value="0.00847546">
                <text:p>0.0084754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000">
                <text:p>949000</text:p>
              </table:table-cell>
              <table:table-cell office:value-type="float" office:value="0.00692919">
                <text:p>0.00692919</text:p>
              </table:table-cell>
              <table:table-cell office:value-type="float" office:value="0.00709183">
                <text:p>0.00709183</text:p>
              </table:table-cell>
              <table:table-cell office:value-type="float" office:value="0.0523051">
                <text:p>0.0523051</text:p>
              </table:table-cell>
              <table:table-cell office:value-type="float" office:value="0.0093155">
                <text:p>0.0093155</text:p>
              </table:table-cell>
              <table:table-cell office:value-type="float" office:value="0.00823624">
                <text:p>0.0082362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000">
                <text:p>950000</text:p>
              </table:table-cell>
              <table:table-cell office:value-type="float" office:value="0.00626521">
                <text:p>0.00626521</text:p>
              </table:table-cell>
              <table:table-cell office:value-type="float" office:value="0.0071167">
                <text:p>0.0071167</text:p>
              </table:table-cell>
              <table:table-cell office:value-type="float" office:value="0.048639">
                <text:p>0.048639</text:p>
              </table:table-cell>
              <table:table-cell office:value-type="float" office:value="0.00929695">
                <text:p>0.00929695</text:p>
              </table:table-cell>
              <table:table-cell office:value-type="float" office:value="0.00815373">
                <text:p>0.0081537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000">
                <text:p>951000</text:p>
              </table:table-cell>
              <table:table-cell office:value-type="float" office:value="0.00624863">
                <text:p>0.00624863</text:p>
              </table:table-cell>
              <table:table-cell office:value-type="float" office:value="0.00699472">
                <text:p>0.00699472</text:p>
              </table:table-cell>
              <table:table-cell office:value-type="float" office:value="0.0496294">
                <text:p>0.0496294</text:p>
              </table:table-cell>
              <table:table-cell office:value-type="float" office:value="0.00951762">
                <text:p>0.00951762</text:p>
              </table:table-cell>
              <table:table-cell office:value-type="float" office:value="0.00822439">
                <text:p>0.0082243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000">
                <text:p>952000</text:p>
              </table:table-cell>
              <table:table-cell office:value-type="float" office:value="0.00630745">
                <text:p>0.00630745</text:p>
              </table:table-cell>
              <table:table-cell office:value-type="float" office:value="0.00694775">
                <text:p>0.00694775</text:p>
              </table:table-cell>
              <table:table-cell office:value-type="float" office:value="0.0490657">
                <text:p>0.0490657</text:p>
              </table:table-cell>
              <table:table-cell office:value-type="float" office:value="0.00933761">
                <text:p>0.00933761</text:p>
              </table:table-cell>
              <table:table-cell office:value-type="float" office:value="0.00855994">
                <text:p>0.0085599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000">
                <text:p>953000</text:p>
              </table:table-cell>
              <table:table-cell office:value-type="float" office:value="0.00640653">
                <text:p>0.00640653</text:p>
              </table:table-cell>
              <table:table-cell office:value-type="float" office:value="0.00702749">
                <text:p>0.00702749</text:p>
              </table:table-cell>
              <table:table-cell office:value-type="float" office:value="0.0517935">
                <text:p>0.0517935</text:p>
              </table:table-cell>
              <table:table-cell office:value-type="float" office:value="0.00970276">
                <text:p>0.00970276</text:p>
              </table:table-cell>
              <table:table-cell office:value-type="float" office:value="0.00807675">
                <text:p>0.0080767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000">
                <text:p>954000</text:p>
              </table:table-cell>
              <table:table-cell office:value-type="float" office:value="0.00634376">
                <text:p>0.00634376</text:p>
              </table:table-cell>
              <table:table-cell office:value-type="float" office:value="0.00738672">
                <text:p>0.00738672</text:p>
              </table:table-cell>
              <table:table-cell office:value-type="float" office:value="0.04934">
                <text:p>0.04934</text:p>
              </table:table-cell>
              <table:table-cell office:value-type="float" office:value="0.00939406">
                <text:p>0.00939406</text:p>
              </table:table-cell>
              <table:table-cell office:value-type="float" office:value="0.00795675">
                <text:p>0.0079567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000">
                <text:p>955000</text:p>
              </table:table-cell>
              <table:table-cell office:value-type="float" office:value="0.00655536">
                <text:p>0.00655536</text:p>
              </table:table-cell>
              <table:table-cell office:value-type="float" office:value="0.00703657">
                <text:p>0.00703657</text:p>
              </table:table-cell>
              <table:table-cell office:value-type="float" office:value="0.0486216">
                <text:p>0.0486216</text:p>
              </table:table-cell>
              <table:table-cell office:value-type="float" office:value="0.00959776">
                <text:p>0.00959776</text:p>
              </table:table-cell>
              <table:table-cell office:value-type="float" office:value="0.00808189">
                <text:p>0.0080818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000">
                <text:p>956000</text:p>
              </table:table-cell>
              <table:table-cell office:value-type="float" office:value="0.00631179">
                <text:p>0.00631179</text:p>
              </table:table-cell>
              <table:table-cell office:value-type="float" office:value="0.00695682">
                <text:p>0.00695682</text:p>
              </table:table-cell>
              <table:table-cell office:value-type="float" office:value="0.0493002">
                <text:p>0.0493002</text:p>
              </table:table-cell>
              <table:table-cell office:value-type="float" office:value="0.0095421">
                <text:p>0.0095421</text:p>
              </table:table-cell>
              <table:table-cell office:value-type="float" office:value="0.00817979">
                <text:p>0.0081797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000">
                <text:p>957000</text:p>
              </table:table-cell>
              <table:table-cell office:value-type="float" office:value="0.00651904">
                <text:p>0.00651904</text:p>
              </table:table-cell>
              <table:table-cell office:value-type="float" office:value="0.00741869">
                <text:p>0.00741869</text:p>
              </table:table-cell>
              <table:table-cell office:value-type="float" office:value="0.0513399">
                <text:p>0.0513399</text:p>
              </table:table-cell>
              <table:table-cell office:value-type="float" office:value="0.00931116">
                <text:p>0.00931116</text:p>
              </table:table-cell>
              <table:table-cell office:value-type="float" office:value="0.00876916">
                <text:p>0.00876916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000">
                <text:p>958000</text:p>
              </table:table-cell>
              <table:table-cell office:value-type="float" office:value="0.00638798">
                <text:p>0.00638798</text:p>
              </table:table-cell>
              <table:table-cell office:value-type="float" office:value="0.00699788">
                <text:p>0.00699788</text:p>
              </table:table-cell>
              <table:table-cell office:value-type="float" office:value="0.0496843">
                <text:p>0.0496843</text:p>
              </table:table-cell>
              <table:table-cell office:value-type="float" office:value="0.00932893">
                <text:p>0.00932893</text:p>
              </table:table-cell>
              <table:table-cell office:value-type="float" office:value="0.00813794">
                <text:p>0.0081379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000">
                <text:p>959000</text:p>
              </table:table-cell>
              <table:table-cell office:value-type="float" office:value="0.00639271">
                <text:p>0.00639271</text:p>
              </table:table-cell>
              <table:table-cell office:value-type="float" office:value="0.0070413">
                <text:p>0.0070413</text:p>
              </table:table-cell>
              <table:table-cell office:value-type="float" office:value="0.0489942">
                <text:p>0.0489942</text:p>
              </table:table-cell>
              <table:table-cell office:value-type="float" office:value="0.00931945">
                <text:p>0.00931945</text:p>
              </table:table-cell>
              <table:table-cell office:value-type="float" office:value="0.00814939">
                <text:p>0.0081493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000">
                <text:p>960000</text:p>
              </table:table-cell>
              <table:table-cell office:value-type="float" office:value="0.00637377">
                <text:p>0.00637377</text:p>
              </table:table-cell>
              <table:table-cell office:value-type="float" office:value="0.00729395">
                <text:p>0.00729395</text:p>
              </table:table-cell>
              <table:table-cell office:value-type="float" office:value="0.0483409">
                <text:p>0.0483409</text:p>
              </table:table-cell>
              <table:table-cell office:value-type="float" office:value="0.00971618">
                <text:p>0.00971618</text:p>
              </table:table-cell>
              <table:table-cell office:value-type="float" office:value="0.00883903">
                <text:p>0.0088390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000">
                <text:p>961000</text:p>
              </table:table-cell>
              <table:table-cell office:value-type="float" office:value="0.00630705">
                <text:p>0.00630705</text:p>
              </table:table-cell>
              <table:table-cell office:value-type="float" office:value="0.00690985">
                <text:p>0.00690985</text:p>
              </table:table-cell>
              <table:table-cell office:value-type="float" office:value="0.0529083">
                <text:p>0.0529083</text:p>
              </table:table-cell>
              <table:table-cell office:value-type="float" office:value="0.00936406">
                <text:p>0.00936406</text:p>
              </table:table-cell>
              <table:table-cell office:value-type="float" office:value="0.00825992">
                <text:p>0.0082599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000">
                <text:p>962000</text:p>
              </table:table-cell>
              <table:table-cell office:value-type="float" office:value="0.00636034">
                <text:p>0.00636034</text:p>
              </table:table-cell>
              <table:table-cell office:value-type="float" office:value="0.00687866">
                <text:p>0.00687866</text:p>
              </table:table-cell>
              <table:table-cell office:value-type="float" office:value="0.0492796">
                <text:p>0.0492796</text:p>
              </table:table-cell>
              <table:table-cell office:value-type="float" office:value="0.00927958">
                <text:p>0.00927958</text:p>
              </table:table-cell>
              <table:table-cell office:value-type="float" office:value="0.0081107">
                <text:p>0.008110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000">
                <text:p>963000</text:p>
              </table:table-cell>
              <table:table-cell office:value-type="float" office:value="0.00636942">
                <text:p>0.00636942</text:p>
              </table:table-cell>
              <table:table-cell office:value-type="float" office:value="0.00689208">
                <text:p>0.00689208</text:p>
              </table:table-cell>
              <table:table-cell office:value-type="float" office:value="0.0484621">
                <text:p>0.0484621</text:p>
              </table:table-cell>
              <table:table-cell office:value-type="float" office:value="0.00945288">
                <text:p>0.00945288</text:p>
              </table:table-cell>
              <table:table-cell office:value-type="float" office:value="0.00807596">
                <text:p>0.0080759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000">
                <text:p>964000</text:p>
              </table:table-cell>
              <table:table-cell office:value-type="float" office:value="0.00627152">
                <text:p>0.00627152</text:p>
              </table:table-cell>
              <table:table-cell office:value-type="float" office:value="0.00694932">
                <text:p>0.00694932</text:p>
              </table:table-cell>
              <table:table-cell office:value-type="float" office:value="0.0490507">
                <text:p>0.0490507</text:p>
              </table:table-cell>
              <table:table-cell office:value-type="float" office:value="0.00949709">
                <text:p>0.00949709</text:p>
              </table:table-cell>
              <table:table-cell office:value-type="float" office:value="0.00867165">
                <text:p>0.0086716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000">
                <text:p>965000</text:p>
              </table:table-cell>
              <table:table-cell office:value-type="float" office:value="0.00621626">
                <text:p>0.00621626</text:p>
              </table:table-cell>
              <table:table-cell office:value-type="float" office:value="0.00703814">
                <text:p>0.00703814</text:p>
              </table:table-cell>
              <table:table-cell office:value-type="float" office:value="0.0501268">
                <text:p>0.0501268</text:p>
              </table:table-cell>
              <table:table-cell office:value-type="float" office:value="0.00977816">
                <text:p>0.00977816</text:p>
              </table:table-cell>
              <table:table-cell office:value-type="float" office:value="0.00834164">
                <text:p>0.0083416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000">
                <text:p>966000</text:p>
              </table:table-cell>
              <table:table-cell office:value-type="float" office:value="0.00640416">
                <text:p>0.00640416</text:p>
              </table:table-cell>
              <table:table-cell office:value-type="float" office:value="0.00709381">
                <text:p>0.00709381</text:p>
              </table:table-cell>
              <table:table-cell office:value-type="float" office:value="0.0512661">
                <text:p>0.0512661</text:p>
              </table:table-cell>
              <table:table-cell office:value-type="float" office:value="0.00945762">
                <text:p>0.00945762</text:p>
              </table:table-cell>
              <table:table-cell office:value-type="float" office:value="0.00823426">
                <text:p>0.0082342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000">
                <text:p>967000</text:p>
              </table:table-cell>
              <table:table-cell office:value-type="float" office:value="0.00677405">
                <text:p>0.00677405</text:p>
              </table:table-cell>
              <table:table-cell office:value-type="float" office:value="0.0070413">
                <text:p>0.0070413</text:p>
              </table:table-cell>
              <table:table-cell office:value-type="float" office:value="0.0487471">
                <text:p>0.0487471</text:p>
              </table:table-cell>
              <table:table-cell office:value-type="float" office:value="0.00941341">
                <text:p>0.00941341</text:p>
              </table:table-cell>
              <table:table-cell office:value-type="float" office:value="0.00824689">
                <text:p>0.0082468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000">
                <text:p>968000</text:p>
              </table:table-cell>
              <table:table-cell office:value-type="float" office:value="0.0063264">
                <text:p>0.0063264</text:p>
              </table:table-cell>
              <table:table-cell office:value-type="float" office:value="0.00694696">
                <text:p>0.00694696</text:p>
              </table:table-cell>
              <table:table-cell office:value-type="float" office:value="0.0489678">
                <text:p>0.0489678</text:p>
              </table:table-cell>
              <table:table-cell office:value-type="float" office:value="0.00927998">
                <text:p>0.00927998</text:p>
              </table:table-cell>
              <table:table-cell office:value-type="float" office:value="0.0080507">
                <text:p>0.008050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000">
                <text:p>969000</text:p>
              </table:table-cell>
              <table:table-cell office:value-type="float" office:value="0.00635758">
                <text:p>0.00635758</text:p>
              </table:table-cell>
              <table:table-cell office:value-type="float" office:value="0.00709499">
                <text:p>0.00709499</text:p>
              </table:table-cell>
              <table:table-cell office:value-type="float" office:value="0.048472">
                <text:p>0.048472</text:p>
              </table:table-cell>
              <table:table-cell office:value-type="float" office:value="0.00946157">
                <text:p>0.00946157</text:p>
              </table:table-cell>
              <table:table-cell office:value-type="float" office:value="0.00799504">
                <text:p>0.0079950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000">
                <text:p>970000</text:p>
              </table:table-cell>
              <table:table-cell office:value-type="float" office:value="0.00692327">
                <text:p>0.00692327</text:p>
              </table:table-cell>
              <table:table-cell office:value-type="float" office:value="0.00704328">
                <text:p>0.00704328</text:p>
              </table:table-cell>
              <table:table-cell office:value-type="float" office:value="0.0562831">
                <text:p>0.0562831</text:p>
              </table:table-cell>
              <table:table-cell office:value-type="float" office:value="0.00949828">
                <text:p>0.00949828</text:p>
              </table:table-cell>
              <table:table-cell office:value-type="float" office:value="0.00851572">
                <text:p>0.0085157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000">
                <text:p>971000</text:p>
              </table:table-cell>
              <table:table-cell office:value-type="float" office:value="0.00637337">
                <text:p>0.00637337</text:p>
              </table:table-cell>
              <table:table-cell office:value-type="float" office:value="0.00737764">
                <text:p>0.00737764</text:p>
              </table:table-cell>
              <table:table-cell office:value-type="float" office:value="0.0510608">
                <text:p>0.0510608</text:p>
              </table:table-cell>
              <table:table-cell office:value-type="float" office:value="0.00927958">
                <text:p>0.00927958</text:p>
              </table:table-cell>
              <table:table-cell office:value-type="float" office:value="0.00804715">
                <text:p>0.0080471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000">
                <text:p>972000</text:p>
              </table:table-cell>
              <table:table-cell office:value-type="float" office:value="0.00640061">
                <text:p>0.00640061</text:p>
              </table:table-cell>
              <table:table-cell office:value-type="float" office:value="0.00706617">
                <text:p>0.00706617</text:p>
              </table:table-cell>
              <table:table-cell office:value-type="float" office:value="0.0506041">
                <text:p>0.0506041</text:p>
              </table:table-cell>
              <table:table-cell office:value-type="float" office:value="0.00935498">
                <text:p>0.00935498</text:p>
              </table:table-cell>
              <table:table-cell office:value-type="float" office:value="0.00866534">
                <text:p>0.0086653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000">
                <text:p>973000</text:p>
              </table:table-cell>
              <table:table-cell office:value-type="float" office:value="0.00638916">
                <text:p>0.00638916</text:p>
              </table:table-cell>
              <table:table-cell office:value-type="float" office:value="0.007365">
                <text:p>0.007365</text:p>
              </table:table-cell>
              <table:table-cell office:value-type="float" office:value="0.0486757">
                <text:p>0.0486757</text:p>
              </table:table-cell>
              <table:table-cell office:value-type="float" office:value="0.00933248">
                <text:p>0.00933248</text:p>
              </table:table-cell>
              <table:table-cell office:value-type="float" office:value="0.00832506">
                <text:p>0.0083250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000">
                <text:p>974000</text:p>
              </table:table-cell>
              <table:table-cell office:value-type="float" office:value="0.00630903">
                <text:p>0.00630903</text:p>
              </table:table-cell>
              <table:table-cell office:value-type="float" office:value="0.00690906">
                <text:p>0.00690906</text:p>
              </table:table-cell>
              <table:table-cell office:value-type="float" office:value="0.052645">
                <text:p>0.052645</text:p>
              </table:table-cell>
              <table:table-cell office:value-type="float" office:value="0.00936327">
                <text:p>0.00936327</text:p>
              </table:table-cell>
              <table:table-cell office:value-type="float" office:value="0.00826308">
                <text:p>0.0082630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000">
                <text:p>975000</text:p>
              </table:table-cell>
              <table:table-cell office:value-type="float" office:value="0.00633903">
                <text:p>0.00633903</text:p>
              </table:table-cell>
              <table:table-cell office:value-type="float" office:value="0.00693788">
                <text:p>0.00693788</text:p>
              </table:table-cell>
              <table:table-cell office:value-type="float" office:value="0.0503534">
                <text:p>0.0503534</text:p>
              </table:table-cell>
              <table:table-cell office:value-type="float" office:value="0.00947025">
                <text:p>0.00947025</text:p>
              </table:table-cell>
              <table:table-cell office:value-type="float" office:value="0.00811623">
                <text:p>0.0081162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000">
                <text:p>976000</text:p>
              </table:table-cell>
              <table:table-cell office:value-type="float" office:value="0.0064839">
                <text:p>0.0064839</text:p>
              </table:table-cell>
              <table:table-cell office:value-type="float" office:value="0.00692248">
                <text:p>0.00692248</text:p>
              </table:table-cell>
              <table:table-cell office:value-type="float" office:value="0.0491687">
                <text:p>0.0491687</text:p>
              </table:table-cell>
              <table:table-cell office:value-type="float" office:value="0.00956302">
                <text:p>0.00956302</text:p>
              </table:table-cell>
              <table:table-cell office:value-type="float" office:value="0.00816518">
                <text:p>0.0081651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000">
                <text:p>977000</text:p>
              </table:table-cell>
              <table:table-cell office:value-type="float" office:value="0.00626047">
                <text:p>0.00626047</text:p>
              </table:table-cell>
              <table:table-cell office:value-type="float" office:value="0.00704643">
                <text:p>0.00704643</text:p>
              </table:table-cell>
              <table:table-cell office:value-type="float" office:value="0.050126">
                <text:p>0.050126</text:p>
              </table:table-cell>
              <table:table-cell office:value-type="float" office:value="0.00939327">
                <text:p>0.00939327</text:p>
              </table:table-cell>
              <table:table-cell office:value-type="float" office:value="0.00816794">
                <text:p>0.0081679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000">
                <text:p>978000</text:p>
              </table:table-cell>
              <table:table-cell office:value-type="float" office:value="0.00631534">
                <text:p>0.00631534</text:p>
              </table:table-cell>
              <table:table-cell office:value-type="float" office:value="0.00701604">
                <text:p>0.00701604</text:p>
              </table:table-cell>
              <table:table-cell office:value-type="float" office:value="0.0542765">
                <text:p>0.0542765</text:p>
              </table:table-cell>
              <table:table-cell office:value-type="float" office:value="0.0093984">
                <text:p>0.0093984</text:p>
              </table:table-cell>
              <table:table-cell office:value-type="float" office:value="0.00817623">
                <text:p>0.0081762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000">
                <text:p>979000</text:p>
              </table:table-cell>
              <table:table-cell office:value-type="float" office:value="0.00641443">
                <text:p>0.00641443</text:p>
              </table:table-cell>
              <table:table-cell office:value-type="float" office:value="0.00706538">
                <text:p>0.00706538</text:p>
              </table:table-cell>
              <table:table-cell office:value-type="float" office:value="0.0493953">
                <text:p>0.0493953</text:p>
              </table:table-cell>
              <table:table-cell office:value-type="float" office:value="0.00930208">
                <text:p>0.00930208</text:p>
              </table:table-cell>
              <table:table-cell office:value-type="float" office:value="0.00820702">
                <text:p>0.0082070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000">
                <text:p>980000</text:p>
              </table:table-cell>
              <table:table-cell office:value-type="float" office:value="0.00637337">
                <text:p>0.00637337</text:p>
              </table:table-cell>
              <table:table-cell office:value-type="float" office:value="0.00704328">
                <text:p>0.00704328</text:p>
              </table:table-cell>
              <table:table-cell office:value-type="float" office:value="0.048864">
                <text:p>0.048864</text:p>
              </table:table-cell>
              <table:table-cell office:value-type="float" office:value="0.0093613">
                <text:p>0.0093613</text:p>
              </table:table-cell>
              <table:table-cell office:value-type="float" office:value="0.00814742">
                <text:p>0.0081474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000">
                <text:p>981000</text:p>
              </table:table-cell>
              <table:table-cell office:value-type="float" office:value="0.00649062">
                <text:p>0.00649062</text:p>
              </table:table-cell>
              <table:table-cell office:value-type="float" office:value="0.00716012">
                <text:p>0.00716012</text:p>
              </table:table-cell>
              <table:table-cell office:value-type="float" office:value="0.0482813">
                <text:p>0.0482813</text:p>
              </table:table-cell>
              <table:table-cell office:value-type="float" office:value="0.00932932">
                <text:p>0.00932932</text:p>
              </table:table-cell>
              <table:table-cell office:value-type="float" office:value="0.00824413">
                <text:p>0.0082441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000">
                <text:p>982000</text:p>
              </table:table-cell>
              <table:table-cell office:value-type="float" office:value="0.00633508">
                <text:p>0.00633508</text:p>
              </table:table-cell>
              <table:table-cell office:value-type="float" office:value="0.00696551">
                <text:p>0.00696551</text:p>
              </table:table-cell>
              <table:table-cell office:value-type="float" office:value="0.0534661">
                <text:p>0.0534661</text:p>
              </table:table-cell>
              <table:table-cell office:value-type="float" office:value="0.00926892">
                <text:p>0.00926892</text:p>
              </table:table-cell>
              <table:table-cell office:value-type="float" office:value="0.00885916">
                <text:p>0.0088591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000">
                <text:p>983000</text:p>
              </table:table-cell>
              <table:table-cell office:value-type="float" office:value="0.00632916">
                <text:p>0.00632916</text:p>
              </table:table-cell>
              <table:table-cell office:value-type="float" office:value="0.00728132">
                <text:p>0.00728132</text:p>
              </table:table-cell>
              <table:table-cell office:value-type="float" office:value="0.048967">
                <text:p>0.048967</text:p>
              </table:table-cell>
              <table:table-cell office:value-type="float" office:value="0.00937709">
                <text:p>0.00937709</text:p>
              </table:table-cell>
              <table:table-cell office:value-type="float" office:value="0.00848454">
                <text:p>0.0084845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000">
                <text:p>984000</text:p>
              </table:table-cell>
              <table:table-cell office:value-type="float" office:value="0.00633745">
                <text:p>0.00633745</text:p>
              </table:table-cell>
              <table:table-cell office:value-type="float" office:value="0.00706144">
                <text:p>0.00706144</text:p>
              </table:table-cell>
              <table:table-cell office:value-type="float" office:value="0.0487688">
                <text:p>0.0487688</text:p>
              </table:table-cell>
              <table:table-cell office:value-type="float" office:value="0.00947893">
                <text:p>0.00947893</text:p>
              </table:table-cell>
              <table:table-cell office:value-type="float" office:value="0.008224">
                <text:p>0.00822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000">
                <text:p>985000</text:p>
              </table:table-cell>
              <table:table-cell office:value-type="float" office:value="0.00625652">
                <text:p>0.00625652</text:p>
              </table:table-cell>
              <table:table-cell office:value-type="float" office:value="0.00697972">
                <text:p>0.00697972</text:p>
              </table:table-cell>
              <table:table-cell office:value-type="float" office:value="0.0490112">
                <text:p>0.0490112</text:p>
              </table:table-cell>
              <table:table-cell office:value-type="float" office:value="0.00950973">
                <text:p>0.00950973</text:p>
              </table:table-cell>
              <table:table-cell office:value-type="float" office:value="0.00821492">
                <text:p>0.0082149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000">
                <text:p>986000</text:p>
              </table:table-cell>
              <table:table-cell office:value-type="float" office:value="0.00629403">
                <text:p>0.00629403</text:p>
              </table:table-cell>
              <table:table-cell office:value-type="float" office:value="0.00700577">
                <text:p>0.00700577</text:p>
              </table:table-cell>
              <table:table-cell office:value-type="float" office:value="0.0504383">
                <text:p>0.0504383</text:p>
              </table:table-cell>
              <table:table-cell office:value-type="float" office:value="0.00989343">
                <text:p>0.00989343</text:p>
              </table:table-cell>
              <table:table-cell office:value-type="float" office:value="0.00825913">
                <text:p>0.0082591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000">
                <text:p>987000</text:p>
              </table:table-cell>
              <table:table-cell office:value-type="float" office:value="0.00638719">
                <text:p>0.00638719</text:p>
              </table:table-cell>
              <table:table-cell office:value-type="float" office:value="0.00703578">
                <text:p>0.00703578</text:p>
              </table:table-cell>
              <table:table-cell office:value-type="float" office:value="0.052007">
                <text:p>0.052007</text:p>
              </table:table-cell>
              <table:table-cell office:value-type="float" office:value="0.00931748">
                <text:p>0.00931748</text:p>
              </table:table-cell>
              <table:table-cell office:value-type="float" office:value="0.00826505">
                <text:p>0.0082650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000">
                <text:p>988000</text:p>
              </table:table-cell>
              <table:table-cell office:value-type="float" office:value="0.00630666">
                <text:p>0.00630666</text:p>
              </table:table-cell>
              <table:table-cell office:value-type="float" office:value="0.0071621">
                <text:p>0.0071621</text:p>
              </table:table-cell>
              <table:table-cell office:value-type="float" office:value="0.0489109">
                <text:p>0.0489109</text:p>
              </table:table-cell>
              <table:table-cell office:value-type="float" office:value="0.0111045">
                <text:p>0.0111045</text:p>
              </table:table-cell>
              <table:table-cell office:value-type="float" office:value="0.00821492">
                <text:p>0.0082149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000">
                <text:p>989000</text:p>
              </table:table-cell>
              <table:table-cell office:value-type="float" office:value="0.00645074">
                <text:p>0.00645074</text:p>
              </table:table-cell>
              <table:table-cell office:value-type="float" office:value="0.00694498">
                <text:p>0.00694498</text:p>
              </table:table-cell>
              <table:table-cell office:value-type="float" office:value="0.0487511">
                <text:p>0.0487511</text:p>
              </table:table-cell>
              <table:table-cell office:value-type="float" office:value="0.00955631">
                <text:p>0.00955631</text:p>
              </table:table-cell>
              <table:table-cell office:value-type="float" office:value="0.00821966">
                <text:p>0.0082196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000">
                <text:p>990000</text:p>
              </table:table-cell>
              <table:table-cell office:value-type="float" office:value="0.0062735">
                <text:p>0.0062735</text:p>
              </table:table-cell>
              <table:table-cell office:value-type="float" office:value="0.00744869">
                <text:p>0.00744869</text:p>
              </table:table-cell>
              <table:table-cell office:value-type="float" office:value="0.0499878">
                <text:p>0.0499878</text:p>
              </table:table-cell>
              <table:table-cell office:value-type="float" office:value="0.00947854">
                <text:p>0.00947854</text:p>
              </table:table-cell>
              <table:table-cell office:value-type="float" office:value="0.00828084">
                <text:p>0.0082808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000">
                <text:p>991000</text:p>
              </table:table-cell>
              <table:table-cell office:value-type="float" office:value="0.00627547">
                <text:p>0.00627547</text:p>
              </table:table-cell>
              <table:table-cell office:value-type="float" office:value="0.00690432">
                <text:p>0.00690432</text:p>
              </table:table-cell>
              <table:table-cell office:value-type="float" office:value="0.050942">
                <text:p>0.050942</text:p>
              </table:table-cell>
              <table:table-cell office:value-type="float" office:value="0.0098729">
                <text:p>0.0098729</text:p>
              </table:table-cell>
              <table:table-cell office:value-type="float" office:value="0.00861994">
                <text:p>0.0086199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000">
                <text:p>992000</text:p>
              </table:table-cell>
              <table:table-cell office:value-type="float" office:value="0.00667813">
                <text:p>0.00667813</text:p>
              </table:table-cell>
              <table:table-cell office:value-type="float" office:value="0.00768476">
                <text:p>0.00768476</text:p>
              </table:table-cell>
              <table:table-cell office:value-type="float" office:value="0.0495698">
                <text:p>0.0495698</text:p>
              </table:table-cell>
              <table:table-cell office:value-type="float" office:value="0.00948328">
                <text:p>0.00948328</text:p>
              </table:table-cell>
              <table:table-cell office:value-type="float" office:value="0.00824058">
                <text:p>0.0082405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000">
                <text:p>993000</text:p>
              </table:table-cell>
              <table:table-cell office:value-type="float" office:value="0.00630666">
                <text:p>0.00630666</text:p>
              </table:table-cell>
              <table:table-cell office:value-type="float" office:value="0.00701091">
                <text:p>0.00701091</text:p>
              </table:table-cell>
              <table:table-cell office:value-type="float" office:value="0.0497632">
                <text:p>0.0497632</text:p>
              </table:table-cell>
              <table:table-cell office:value-type="float" office:value="0.00943393">
                <text:p>0.00943393</text:p>
              </table:table-cell>
              <table:table-cell office:value-type="float" office:value="0.00849322">
                <text:p>0.0084932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000">
                <text:p>994000</text:p>
              </table:table-cell>
              <table:table-cell office:value-type="float" office:value="0.00636153">
                <text:p>0.00636153</text:p>
              </table:table-cell>
              <table:table-cell office:value-type="float" office:value="0.00704012">
                <text:p>0.00704012</text:p>
              </table:table-cell>
              <table:table-cell office:value-type="float" office:value="0.0489544">
                <text:p>0.0489544</text:p>
              </table:table-cell>
              <table:table-cell office:value-type="float" office:value="0.00943077">
                <text:p>0.00943077</text:p>
              </table:table-cell>
              <table:table-cell office:value-type="float" office:value="0.0084798">
                <text:p>0.008479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000">
                <text:p>995000</text:p>
              </table:table-cell>
              <table:table-cell office:value-type="float" office:value="0.00629166">
                <text:p>0.00629166</text:p>
              </table:table-cell>
              <table:table-cell office:value-type="float" office:value="0.00710289">
                <text:p>0.00710289</text:p>
              </table:table-cell>
              <table:table-cell office:value-type="float" office:value="0.0534222">
                <text:p>0.0534222</text:p>
              </table:table-cell>
              <table:table-cell office:value-type="float" office:value="0.00924563">
                <text:p>0.00924563</text:p>
              </table:table-cell>
              <table:table-cell office:value-type="float" office:value="0.00814623">
                <text:p>0.0081462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000">
                <text:p>996000</text:p>
              </table:table-cell>
              <table:table-cell office:value-type="float" office:value="0.00656522">
                <text:p>0.00656522</text:p>
              </table:table-cell>
              <table:table-cell office:value-type="float" office:value="0.00709144">
                <text:p>0.00709144</text:p>
              </table:table-cell>
              <table:table-cell office:value-type="float" office:value="0.0491415">
                <text:p>0.0491415</text:p>
              </table:table-cell>
              <table:table-cell office:value-type="float" office:value="0.00953657">
                <text:p>0.00953657</text:p>
              </table:table-cell>
              <table:table-cell office:value-type="float" office:value="0.00821334">
                <text:p>0.0082133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000">
                <text:p>997000</text:p>
              </table:table-cell>
              <table:table-cell office:value-type="float" office:value="0.00647798">
                <text:p>0.00647798</text:p>
              </table:table-cell>
              <table:table-cell office:value-type="float" office:value="0.00736856">
                <text:p>0.00736856</text:p>
              </table:table-cell>
              <table:table-cell office:value-type="float" office:value="0.0487428">
                <text:p>0.0487428</text:p>
              </table:table-cell>
              <table:table-cell office:value-type="float" office:value="0.00931353">
                <text:p>0.00931353</text:p>
              </table:table-cell>
              <table:table-cell office:value-type="float" office:value="0.00831756">
                <text:p>0.0083175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000">
                <text:p>998000</text:p>
              </table:table-cell>
              <table:table-cell office:value-type="float" office:value="0.00633034">
                <text:p>0.00633034</text:p>
              </table:table-cell>
              <table:table-cell office:value-type="float" office:value="0.00714512">
                <text:p>0.00714512</text:p>
              </table:table-cell>
              <table:table-cell office:value-type="float" office:value="0.0493973">
                <text:p>0.0493973</text:p>
              </table:table-cell>
              <table:table-cell office:value-type="float" office:value="0.00949788">
                <text:p>0.00949788</text:p>
              </table:table-cell>
              <table:table-cell office:value-type="float" office:value="0.00828203">
                <text:p>0.0082820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000">
                <text:p>999000</text:p>
              </table:table-cell>
              <table:table-cell office:value-type="float" office:value="0.00628929">
                <text:p>0.00628929</text:p>
              </table:table-cell>
              <table:table-cell office:value-type="float" office:value="0.00718973">
                <text:p>0.00718973</text:p>
              </table:table-cell>
              <table:table-cell office:value-type="float" office:value="0.0512973">
                <text:p>0.0512973</text:p>
              </table:table-cell>
              <table:table-cell office:value-type="float" office:value="0.00978448">
                <text:p>0.00978448</text:p>
              </table:table-cell>
              <table:table-cell office:value-type="float" office:value="0.0082161">
                <text:p>0.00821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Windows_x86 LibreOffice_project/88805f81e9fe61362df02b9941de8e38a9b5fd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